
<file path=META-INF/manifest.xml><?xml version="1.0" encoding="utf-8"?>
<manifest:manifest xmlns:manifest="urn:oasis:names:tc:opendocument:xmlns:manifest:1.0">
  <manifest:file-entry manifest:full-path="Object 6/" manifest:media-type="application/vnd.oasis.opendocument.chart"/>
  <manifest:file-entry manifest:full-path="Object 3/" manifest:media-type="application/vnd.oasis.opendocument.chart"/>
  <manifest:file-entry manifest:full-path="Object 5/" manifest:media-type="application/vnd.oasis.opendocument.chart"/>
  <manifest:file-entry manifest:full-path="Object 2/" manifest:media-type="application/vnd.oasis.opendocument.chart"/>
  <manifest:file-entry manifest:full-path="Object 4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EDEDED"/>
      <style:text-properties fo:color="#00B050" fo:font-size="18pt" style:font-size-asian="18pt" style:font-size-complex="18pt" fo:font-weight="bold" style:font-weight-asian="bold" style:font-weight-complex="bold"/>
    </style:style>
    <style:style style:name="ce3" style:family="table-cell" style:parent-style-name="Buena" style:data-style-name="N0">
      <style:table-cell-properties fo:background-color="#C6EFCE"/>
      <style:text-properties fo:color="#006100"/>
    </style:style>
    <style:style style:name="ce4" style:family="table-cell" style:parent-style-name="Default" style:data-style-name="N0">
      <style:table-cell-properties fo:background-color="#FFFF00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#FFFF00"/>
    </style:style>
    <style:style style:name="ce6" style:family="table-cell" style:parent-style-name="Default" style:data-style-name="N0">
      <style:table-cell-properties fo:background-color="#FFFF00"/>
      <style:text-properties fo:color="#FF0000"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F8CBAD"/>
    </style:style>
    <style:style style:name="ce8" style:family="table-cell" style:parent-style-name="Default" style:data-style-name="N0">
      <style:table-cell-properties fo:background-color="#E7E6E6"/>
      <style:text-properties fo:color="#FF0000"/>
    </style:style>
    <style:style style:name="ce9" style:family="table-cell" style:parent-style-name="Default" style:data-style-name="N15"/>
    <style:style style:name="ce10" style:family="table-cell" style:parent-style-name="Default" style:data-style-name="N0">
      <style:table-cell-properties fo:background-color="#EDEDED"/>
      <style:text-properties fo:color="#C00000" fo:font-size="18pt" style:font-size-asian="18pt" style:font-size-complex="18pt" fo:font-weight="bold" style:font-weight-asian="bold" style:font-weight-complex="bold"/>
    </style:style>
    <style:style style:name="co1" style:family="table-column">
      <style:table-column-properties fo:break-before="auto" style:column-width="2.7305cm"/>
    </style:style>
    <style:style style:name="co2" style:family="table-column">
      <style:table-column-properties fo:break-before="auto" style:column-width="4.27566666666667cm" style:use-optimal-column-width="true"/>
    </style:style>
    <style:style style:name="co3" style:family="table-column">
      <style:table-column-properties fo:break-before="auto" style:column-width="5.842cm" style:use-optimal-column-width="true"/>
    </style:style>
    <style:style style:name="co4" style:family="table-column">
      <style:table-column-properties fo:break-before="auto" style:column-width="5.82083333333333cm" style:use-optimal-column-width="true"/>
    </style:style>
    <style:style style:name="co5" style:family="table-column">
      <style:table-column-properties fo:break-before="auto" style:column-width="2.11666666666667cm"/>
    </style:style>
    <style:style style:name="co6" style:family="table-column">
      <style:table-column-properties fo:break-before="auto" style:column-width="2.54cm" style:use-optimal-column-width="true"/>
    </style:style>
    <style:style style:name="co7" style:family="table-column">
      <style:table-column-properties fo:break-before="auto" style:column-width="3.57716666666667cm" style:use-optimal-column-width="true"/>
    </style:style>
    <style:style style:name="co8" style:family="table-column">
      <style:table-column-properties fo:break-before="auto" style:column-width="3.175cm" style:use-optimal-column-width="true"/>
    </style:style>
    <style:style style:name="co9" style:family="table-column">
      <style:table-column-properties fo:break-before="auto" style:column-width="4.699cm" style:use-optimal-column-width="true"/>
    </style:style>
    <style:style style:name="co10" style:family="table-column">
      <style:table-column-properties fo:break-before="auto" style:column-width="4.67783333333333cm" style:use-optimal-column-width="true"/>
    </style:style>
    <style:style style:name="ro1" style:family="table-row">
      <style:table-row-properties style:row-height="23.4pt" style:use-optimal-row-height="true" fo:break-before="auto"/>
    </style:style>
    <style:style style:name="ro2" style:family="table-row">
      <style:table-row-properties style:row-height="14.4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REGULAR_BEACH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3"/>
        <table:table-column table:style-name="co6" table:default-cell-style-name="ce1"/>
        <table:table-column table:style-name="co7" table:number-columns-repeated="3" table:default-cell-style-name="ce1"/>
        <table:table-column table:style-name="co8" table:number-columns-repeated="3" table:default-cell-style-name="ce1"/>
        <table:table-column table:style-name="co5" table:default-cell-style-name="ce1"/>
        <table:table-column table:style-name="co9" table:default-cell-style-name="ce1"/>
        <table:table-column table:style-name="co10" table:default-cell-style-name="ce1"/>
        <table:table-column table:style-name="co5" table:number-columns-repeated="16369" table:default-cell-style-name="ce1"/>
        <table:table-row table:style-name="ro1">
          <table:table-cell office:value-type="string" table:style-name="ce2">
            <text:p>REGULAR_BEACH</text:p>
          </table:table-cell>
          <table:table-cell table:style-name="ce2"/>
          <table:table-cell table:number-columns-repeated="2" table:style-name="ce1"/>
          <table:table-cell table:style-name="ce3"/>
          <table:table-cell table:number-columns-repeated="16379" table:style-name="ce1"/>
        </table:table-row>
        <table:table-row table:style-name="ro2">
          <table:table-cell office:value-type="string" table:style-name="ce4">
            <text:p>THEORY 2nd Order Stokes</text:p>
          </table:table-cell>
          <table:table-cell table:number-columns-repeated="2" table:style-name="ce4"/>
          <table:table-cell table:style-name="ce1"/>
          <table:table-cell table:style-name="ce3"/>
          <table:table-cell office:value-type="string" table:style-name="ce4">
            <text:p>SPH results</text:p>
          </table:table-cell>
          <table:table-cell table:style-name="ce5"/>
          <table:table-cell table:number-columns-repeated="5" table:style-name="ce1"/>
          <table:table-cell office:value-type="string" table:style-name="ce4">
            <text:p>SPH results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6">
            <text:p>time:40 <text:s/>dt:0.1 <text:s/>xpos:6 <text:s/>zpos:-0.26</text:p>
          </table:table-cell>
          <table:table-cell table:number-columns-repeated="2" table:style-name="ce4"/>
          <table:table-cell table:style-name="ce1"/>
          <table:table-cell table:style-name="ce3"/>
          <table:table-cell office:value-type="string" table:style-name="ce6">
            <text:p>xpos:5,6,7 m<text:s/></text:p>
          </table:table-cell>
          <table:table-cell table:style-name="ce5"/>
          <table:table-cell table:number-columns-repeated="5" table:style-name="ce1"/>
          <table:table-cell office:value-type="string" table:style-name="ce6">
            <text:p>xpos:6 <text:s/>zpos:-0.26</text:p>
          </table:table-cell>
          <table:table-cell table:style-name="ce5"/>
          <table:table-cell table:number-columns-repeated="2" table:style-name="ce1"/>
          <table:table-cell table:style-name="ce1">
            <draw:frame draw:z-index="3" draw:id="id2" draw:style-name="a2" draw:name="Gráfico 3" svg:x="0.05357in" svg:y="0.11012in" svg:width="9.18601in" svg:height="3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67"/>
        </table:table-row>
        <table:table-row table:style-name="ro2">
          <table:table-cell office:value-type="string" table:style-name="ce1">
            <text:p>Time [s]</text:p>
          </table:table-cell>
          <table:table-cell office:value-type="string" table:style-name="ce1">
            <text:p>ETA_2ndStokes(x=6m)</text:p>
          </table:table-cell>
          <table:table-cell office:value-type="string" table:style-name="ce1">
            <text:p>VelX_2ndStokes(x=6m;z=0.4m)</text:p>
          </table:table-cell>
          <table:table-cell office:value-type="string" table:style-name="ce1">
            <text:p>VelZ_2ndStokes(x=6m;z=0.4m)</text:p>
          </table:table-cell>
          <table:table-cell table:style-name="ce3"/>
          <table:table-cell office:value-type="string" table:style-name="ce1">
            <text:p>Time [s]</text:p>
          </table:table-cell>
          <table:table-cell office:value-type="string" table:style-name="ce1">
            <text:p>Height_SPH(x=5m)</text:p>
          </table:table-cell>
          <table:table-cell office:value-type="string" table:style-name="ce1">
            <text:p>Height_SPH(x=6m)</text:p>
          </table:table-cell>
          <table:table-cell office:value-type="string" table:style-name="ce1">
            <text:p>Hegiht_SPH(x=7m)</text:p>
          </table:table-cell>
          <table:table-cell office:value-type="string" table:style-name="ce1">
            <text:p>ETA_SPH(x=5m)</text:p>
          </table:table-cell>
          <table:table-cell office:value-type="string" table:style-name="ce1">
            <text:p>ETA_SPH(x=6m)</text:p>
          </table:table-cell>
          <table:table-cell office:value-type="string" table:style-name="ce1">
            <text:p>ETA_SPH(x=7m)</text:p>
          </table:table-cell>
          <table:table-cell office:value-type="string" table:style-name="ce1">
            <text:p>Time [s]</text:p>
          </table:table-cell>
          <table:table-cell office:value-type="string" table:style-name="ce1">
            <text:p>VelX_SPH(x=6m;z=0.4m)</text:p>
          </table:table-cell>
          <table:table-cell office:value-type="string" table:style-name="ce1">
            <text:p>VelZ_SPH(x=6m;z=0.4m)</text:p>
          </table:table-cell>
          <table:table-cell table:number-columns-repeated="16369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style-name="ce3"/>
          <table:table-cell office:value-type="float" office:value="0" table:style-name="ce8">
            <text:p>0</text:p>
          </table:table-cell>
          <table:table-cell office:value-type="float" office:value="0.65435699999999997" table:style-name="ce8">
            <text:p>0.654357</text:p>
          </table:table-cell>
          <table:table-cell office:value-type="float" office:value="0.65435699999999997" table:style-name="ce8">
            <text:p>0.654357</text:p>
          </table:table-cell>
          <table:table-cell office:value-type="float" office:value="0.65435699999999997" table:style-name="ce8">
            <text:p>0.654357</text:p>
          </table:table-cell>
          <table:table-cell office:value-type="float" office:value="0" table:formula="of:=[.G5]-[.$G$5]" table:style-name="ce1">
            <text:p>0</text:p>
          </table:table-cell>
          <table:table-cell office:value-type="float" office:value="0" table:formula="of:=[.H5]-[.$G$5]" table:style-name="ce1">
            <text:p>0</text:p>
          </table:table-cell>
          <table:table-cell office:value-type="float" office:value="0" table:formula="of:=[.I5]-[.$G$5]" table:style-name="ce1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69"/>
        </table:table-row>
        <table:table-row table:style-name="ro2">
          <table:table-cell office:value-type="float" office:value="0.1" table:style-name="ce1">
            <text:p>0.1</text:p>
          </table:table-cell>
          <table:table-cell office:value-type="float" office:value="-3.4200000000000002E-4" table:style-name="ce1">
            <text:p>-0.000342</text:p>
          </table:table-cell>
          <table:table-cell office:value-type="float" office:value="-9.3800000000000003E-4" table:style-name="ce7">
            <text:p>-0.000938</text:p>
          </table:table-cell>
          <table:table-cell office:value-type="float" office:value="1.72E-3" table:style-name="ce7">
            <text:p>0.00172</text:p>
          </table:table-cell>
          <table:table-cell table:style-name="ce3"/>
          <table:table-cell office:value-type="float" office:value="0.100133" table:style-name="ce8">
            <text:p>0.100133</text:p>
          </table:table-cell>
          <table:table-cell office:value-type="float" office:value="0.65418399999999999" table:style-name="ce8">
            <text:p>0.654184</text:p>
          </table:table-cell>
          <table:table-cell office:value-type="float" office:value="0.65418200000000004" table:style-name="ce8">
            <text:p>0.654182</text:p>
          </table:table-cell>
          <table:table-cell office:value-type="float" office:value="0.65417599999999998" table:style-name="ce8">
            <text:p>0.654176</text:p>
          </table:table-cell>
          <table:table-cell office:value-type="float" office:value="-1.7299999999997873E-4" table:formula="of:=[.G6]-[.$G$5]" table:style-name="ce1">
            <text:p>-0.000173</text:p>
          </table:table-cell>
          <table:table-cell office:value-type="float" office:value="-1.7499999999992522E-4" table:formula="of:=[.H6]-[.$G$5]" table:style-name="ce1">
            <text:p>-0.000175</text:p>
          </table:table-cell>
          <table:table-cell office:value-type="float" office:value="-1.8099999999998673E-4" table:formula="of:=[.I6]-[.$G$5]" table:style-name="ce1">
            <text:p>-0.000181</text:p>
          </table:table-cell>
          <table:table-cell office:value-type="float" office:value="0.100133" table:style-name="ce8">
            <text:p>0.100133</text:p>
          </table:table-cell>
          <table:table-cell office:value-type="float" office:value="-5.2964599999999998E-5" table:style-name="ce8">
            <text:p>-5.29646E-05</text:p>
          </table:table-cell>
          <table:table-cell office:value-type="float" office:value="-2.8841800000000001E-3" table:style-name="ce8">
            <text:p>-0.00288418</text:p>
          </table:table-cell>
          <table:table-cell table:number-columns-repeated="16369"/>
        </table:table-row>
        <table:table-row table:style-name="ro2">
          <table:table-cell office:value-type="float" office:value="0.2" table:style-name="ce1">
            <text:p>0.2</text:p>
          </table:table-cell>
          <table:table-cell office:value-type="float" office:value="-5.5999999999999999E-5" table:style-name="ce1">
            <text:p>-0.000056</text:p>
          </table:table-cell>
          <table:table-cell office:value-type="float" office:value="7.3899999999999997E-4" table:style-name="ce7">
            <text:p>0.000739</text:p>
          </table:table-cell>
          <table:table-cell office:value-type="float" office:value="7.0949999999999997E-3" table:style-name="ce7">
            <text:p>0.007095</text:p>
          </table:table-cell>
          <table:table-cell table:style-name="ce3"/>
          <table:table-cell office:value-type="float" office:value="0.20008400000000001" table:style-name="ce8">
            <text:p>0.200084</text:p>
          </table:table-cell>
          <table:table-cell office:value-type="float" office:value="0.65398999999999996" table:style-name="ce8">
            <text:p>0.65399</text:p>
          </table:table-cell>
          <table:table-cell office:value-type="float" office:value="0.65387399999999996" table:style-name="ce8">
            <text:p>0.653874</text:p>
          </table:table-cell>
          <table:table-cell office:value-type="float" office:value="0.65397499999999997" table:style-name="ce8">
            <text:p>0.653975</text:p>
          </table:table-cell>
          <table:table-cell office:value-type="float" office:value="-3.6700000000000621E-4" table:formula="of:=[.G7]-[.$G$5]" table:style-name="ce1">
            <text:p>-0.000367</text:p>
          </table:table-cell>
          <table:table-cell office:value-type="float" office:value="-4.830000000000112E-4" table:formula="of:=[.H7]-[.$G$5]" table:style-name="ce1">
            <text:p>-0.000483</text:p>
          </table:table-cell>
          <table:table-cell office:value-type="float" office:value="-3.8199999999999346E-4" table:formula="of:=[.I7]-[.$G$5]" table:style-name="ce1">
            <text:p>-0.000382</text:p>
          </table:table-cell>
          <table:table-cell office:value-type="float" office:value="0.20008500000000001" table:style-name="ce8">
            <text:p>0.200085</text:p>
          </table:table-cell>
          <table:table-cell office:value-type="float" office:value="-5.8926200000000003E-3" table:style-name="ce8">
            <text:p>-0.00589262</text:p>
          </table:table-cell>
          <table:table-cell office:value-type="float" office:value="6.33257E-3" table:style-name="ce8">
            <text:p>0.00633257</text:p>
          </table:table-cell>
          <table:table-cell table:number-columns-repeated="16369"/>
        </table:table-row>
        <table:table-row table:style-name="ro2">
          <table:table-cell office:value-type="float" office:value="0.3" table:style-name="ce1">
            <text:p>0.3</text:p>
          </table:table-cell>
          <table:table-cell office:value-type="float" office:value="2.8279999999999998E-3" table:style-name="ce1">
            <text:p>0.002828</text:p>
          </table:table-cell>
          <table:table-cell office:value-type="float" office:value="1.1024000000000001E-2" table:style-name="ce7">
            <text:p>0.011024</text:p>
          </table:table-cell>
          <table:table-cell office:value-type="float" office:value="1.464E-2" table:style-name="ce7">
            <text:p>0.01464</text:p>
          </table:table-cell>
          <table:table-cell table:style-name="ce3"/>
          <table:table-cell office:value-type="float" office:value="0.30004700000000001" table:style-name="ce8">
            <text:p>0.300047</text:p>
          </table:table-cell>
          <table:table-cell office:value-type="float" office:value="0.65402099999999996" table:style-name="ce8">
            <text:p>0.654021</text:p>
          </table:table-cell>
          <table:table-cell office:value-type="float" office:value="0.65398699999999999" table:style-name="ce8">
            <text:p>0.653987</text:p>
          </table:table-cell>
          <table:table-cell office:value-type="float" office:value="0.65397899999999998" table:style-name="ce8">
            <text:p>0.653979</text:p>
          </table:table-cell>
          <table:table-cell office:value-type="float" office:value="-3.3600000000000296E-4" table:formula="of:=[.G8]-[.$G$5]" table:style-name="ce1">
            <text:p>-0.000336</text:p>
          </table:table-cell>
          <table:table-cell office:value-type="float" office:value="-3.6999999999998145E-4" table:formula="of:=[.H8]-[.$G$5]" table:style-name="ce1">
            <text:p>-0.00037</text:p>
          </table:table-cell>
          <table:table-cell office:value-type="float" office:value="-3.7799999999998946E-4" table:formula="of:=[.I8]-[.$G$5]" table:style-name="ce1">
            <text:p>-0.000378</text:p>
          </table:table-cell>
          <table:table-cell office:value-type="float" office:value="0.30007200000000001" table:style-name="ce8">
            <text:p>0.300072</text:p>
          </table:table-cell>
          <table:table-cell office:value-type="float" office:value="-3.9374900000000001E-3" table:style-name="ce8">
            <text:p>-0.00393749</text:p>
          </table:table-cell>
          <table:table-cell office:value-type="float" office:value="-3.5115500000000002E-4" table:style-name="ce8">
            <text:p>-0.000351155</text:p>
          </table:table-cell>
          <table:table-cell table:number-columns-repeated="16369"/>
        </table:table-row>
        <table:table-row table:style-name="ro2">
          <table:table-cell office:value-type="float" office:value="0.4" table:style-name="ce1">
            <text:p>0.4</text:p>
          </table:table-cell>
          <table:table-cell office:value-type="float" office:value="9.4669999999999997E-3" table:style-name="ce1">
            <text:p>0.009467</text:p>
          </table:table-cell>
          <table:table-cell office:value-type="float" office:value="3.2849000000000003E-2" table:style-name="ce7">
            <text:p>0.032849</text:p>
          </table:table-cell>
          <table:table-cell office:value-type="float" office:value="2.0603E-2" table:style-name="ce7">
            <text:p>0.020603</text:p>
          </table:table-cell>
          <table:table-cell table:style-name="ce3"/>
          <table:table-cell office:value-type="float" office:value="0.40011799999999997" table:style-name="ce8">
            <text:p>0.400118</text:p>
          </table:table-cell>
          <table:table-cell office:value-type="float" office:value="0.65436099999999997" table:style-name="ce8">
            <text:p>0.654361</text:p>
          </table:table-cell>
          <table:table-cell office:value-type="float" office:value="0.65430900000000003" table:style-name="ce8">
            <text:p>0.654309</text:p>
          </table:table-cell>
          <table:table-cell office:value-type="float" office:value="0.65427100000000005" table:style-name="ce8">
            <text:p>0.654271</text:p>
          </table:table-cell>
          <table:table-cell office:value-type="float" office:value="4.0000000000040004E-6" table:formula="of:=[.G9]-[.$G$5]" table:style-name="ce1">
            <text:p>4E-06</text:p>
          </table:table-cell>
          <table:table-cell office:value-type="float" office:value="-4.7999999999936982E-5" table:formula="of:=[.H9]-[.$G$5]" table:style-name="ce1">
            <text:p>-4.8E-05</text:p>
          </table:table-cell>
          <table:table-cell office:value-type="float" office:value="-8.5999999999919474E-5" table:formula="of:=[.I9]-[.$G$5]" table:style-name="ce1">
            <text:p>-8.6E-05</text:p>
          </table:table-cell>
          <table:table-cell office:value-type="float" office:value="0.40013399999999999" table:style-name="ce8">
            <text:p>0.400134</text:p>
          </table:table-cell>
          <table:table-cell office:value-type="float" office:value="-9.2118199999999999E-4" table:style-name="ce8">
            <text:p>-0.000921182</text:p>
          </table:table-cell>
          <table:table-cell office:value-type="float" office:value="-2.2935299999999999E-2" table:style-name="ce8">
            <text:p>-0.0229353</text:p>
          </table:table-cell>
          <table:table-cell table:number-columns-repeated="16369"/>
        </table:table-row>
        <table:table-row table:style-name="ro2">
          <table:table-cell office:value-type="float" office:value="0.5" table:style-name="ce1">
            <text:p>0.5</text:p>
          </table:table-cell>
          <table:table-cell office:value-type="float" office:value="1.9324000000000001E-2" table:style-name="ce1">
            <text:p>0.019324</text:p>
          </table:table-cell>
          <table:table-cell office:value-type="float" office:value="6.4133999999999997E-2" table:style-name="ce7">
            <text:p>0.064134</text:p>
          </table:table-cell>
          <table:table-cell office:value-type="float" office:value="2.0223999999999999E-2" table:style-name="ce7">
            <text:p>0.020224</text:p>
          </table:table-cell>
          <table:table-cell table:style-name="ce3"/>
          <table:table-cell office:value-type="float" office:value="0.500085" table:style-name="ce8">
            <text:p>0.500085</text:p>
          </table:table-cell>
          <table:table-cell office:value-type="float" office:value="0.65437000000000001" table:style-name="ce8">
            <text:p>0.65437</text:p>
          </table:table-cell>
          <table:table-cell office:value-type="float" office:value="0.65438099999999999" table:style-name="ce8">
            <text:p>0.654381</text:p>
          </table:table-cell>
          <table:table-cell office:value-type="float" office:value="0.65434000000000003" table:style-name="ce8">
            <text:p>0.65434</text:p>
          </table:table-cell>
          <table:table-cell office:value-type="float" office:value="1.3000000000040757E-5" table:formula="of:=[.G10]-[.$G$5]" table:style-name="ce1">
            <text:p>1.3E-05</text:p>
          </table:table-cell>
          <table:table-cell office:value-type="float" office:value="2.4000000000024002E-5" table:formula="of:=[.H10]-[.$G$5]" table:style-name="ce1">
            <text:p>2.4E-05</text:p>
          </table:table-cell>
          <table:table-cell office:value-type="float" office:value="-1.6999999999933735E-5" table:formula="of:=[.I10]-[.$G$5]" table:style-name="ce1">
            <text:p>-1.7E-05</text:p>
          </table:table-cell>
          <table:table-cell office:value-type="float" office:value="0.50009000000000003" table:style-name="ce8">
            <text:p>0.50009</text:p>
          </table:table-cell>
          <table:table-cell office:value-type="float" office:value="1.14517E-3" table:style-name="ce8">
            <text:p>0.00114517</text:p>
          </table:table-cell>
          <table:table-cell office:value-type="float" office:value="9.4961500000000001E-3" table:style-name="ce8">
            <text:p>0.00949615</text:p>
          </table:table-cell>
          <table:table-cell table:number-columns-repeated="16369"/>
        </table:table-row>
        <table:table-row table:style-name="ro2">
          <table:table-cell office:value-type="float" office:value="0.6" table:style-name="ce1">
            <text:p>0.6</text:p>
          </table:table-cell>
          <table:table-cell office:value-type="float" office:value="2.9954999999999999E-2" table:style-name="ce1">
            <text:p>0.029955</text:p>
          </table:table-cell>
          <table:table-cell office:value-type="float" office:value="9.7622E-2" table:style-name="ce7">
            <text:p>0.097622</text:p>
          </table:table-cell>
          <table:table-cell office:value-type="float" office:value="9.8460000000000006E-3" table:style-name="ce7">
            <text:p>0.009846</text:p>
          </table:table-cell>
          <table:table-cell table:style-name="ce3"/>
          <table:table-cell office:value-type="float" office:value="0.60006999999999999" table:style-name="ce8">
            <text:p>0.60007</text:p>
          </table:table-cell>
          <table:table-cell office:value-type="float" office:value="0.65417599999999998" table:style-name="ce8">
            <text:p>0.654176</text:p>
          </table:table-cell>
          <table:table-cell office:value-type="float" office:value="0.65415800000000002" table:style-name="ce8">
            <text:p>0.654158</text:p>
          </table:table-cell>
          <table:table-cell office:value-type="float" office:value="0.65415800000000002" table:style-name="ce8">
            <text:p>0.654158</text:p>
          </table:table-cell>
          <table:table-cell office:value-type="float" office:value="-1.8099999999998673E-4" table:formula="of:=[.G11]-[.$G$5]" table:style-name="ce1">
            <text:p>-0.000181</text:p>
          </table:table-cell>
          <table:table-cell office:value-type="float" office:value="-1.9899999999994922E-4" table:formula="of:=[.H11]-[.$G$5]" table:style-name="ce1">
            <text:p>-0.000199</text:p>
          </table:table-cell>
          <table:table-cell office:value-type="float" office:value="-1.9899999999994922E-4" table:formula="of:=[.I11]-[.$G$5]" table:style-name="ce1">
            <text:p>-0.000199</text:p>
          </table:table-cell>
          <table:table-cell office:value-type="float" office:value="0.60007900000000003" table:style-name="ce8">
            <text:p>0.600079</text:p>
          </table:table-cell>
          <table:table-cell office:value-type="float" office:value="-1.8825999999999999E-4" table:style-name="ce8">
            <text:p>-0.00018826</text:p>
          </table:table-cell>
          <table:table-cell office:value-type="float" office:value="3.7335100000000003E-2" table:style-name="ce8">
            <text:p>0.0373351</text:p>
          </table:table-cell>
          <table:table-cell table:number-columns-repeated="16369"/>
        </table:table-row>
        <table:table-row table:style-name="ro2">
          <table:table-cell office:value-type="float" office:value="0.7" table:style-name="ce1">
            <text:p>0.7</text:p>
          </table:table-cell>
          <table:table-cell office:value-type="float" office:value="3.7732000000000002E-2" table:style-name="ce1">
            <text:p>0.037732</text:p>
          </table:table-cell>
          <table:table-cell office:value-type="float" office:value="0.122909" table:style-name="ce7">
            <text:p>0.122909</text:p>
          </table:table-cell>
          <table:table-cell office:value-type="float" office:value="-1.1098E-2" table:style-name="ce7">
            <text:p>-0.011098</text:p>
          </table:table-cell>
          <table:table-cell table:style-name="ce3"/>
          <table:table-cell office:value-type="float" office:value="0.70009100000000002" table:style-name="ce8">
            <text:p>0.700091</text:p>
          </table:table-cell>
          <table:table-cell office:value-type="float" office:value="0.65403999999999995" table:style-name="ce8">
            <text:p>0.65404</text:p>
          </table:table-cell>
          <table:table-cell office:value-type="float" office:value="0.65411200000000003" table:style-name="ce8">
            <text:p>0.654112</text:p>
          </table:table-cell>
          <table:table-cell office:value-type="float" office:value="0.654084" table:style-name="ce8">
            <text:p>0.654084</text:p>
          </table:table-cell>
          <table:table-cell office:value-type="float" office:value="-3.1700000000001172E-4" table:formula="of:=[.G12]-[.$G$5]" table:style-name="ce1">
            <text:p>-0.000317</text:p>
          </table:table-cell>
          <table:table-cell office:value-type="float" office:value="-2.4499999999993971E-4" table:formula="of:=[.H12]-[.$G$5]" table:style-name="ce1">
            <text:p>-0.000245</text:p>
          </table:table-cell>
          <table:table-cell office:value-type="float" office:value="-2.7299999999996771E-4" table:formula="of:=[.I12]-[.$G$5]" table:style-name="ce1">
            <text:p>-0.000273</text:p>
          </table:table-cell>
          <table:table-cell office:value-type="float" office:value="0.70009999999999994" table:style-name="ce8">
            <text:p>0.7001</text:p>
          </table:table-cell>
          <table:table-cell office:value-type="float" office:value="-1.73116E-3" table:style-name="ce8">
            <text:p>-0.00173116</text:p>
          </table:table-cell>
          <table:table-cell office:value-type="float" office:value="5.7031699999999996E-3" table:style-name="ce8">
            <text:p>0.00570317</text:p>
          </table:table-cell>
          <table:table-cell table:number-columns-repeated="16369"/>
        </table:table-row>
        <table:table-row table:style-name="ro2">
          <table:table-cell office:value-type="float" office:value="0.8" table:style-name="ce1">
            <text:p>0.8</text:p>
          </table:table-cell>
          <table:table-cell office:value-type="float" office:value="3.9237000000000001E-2" table:style-name="ce1">
            <text:p>0.039237</text:p>
          </table:table-cell>
          <table:table-cell office:value-type="float" office:value="0.130027" table:style-name="ce7">
            <text:p>0.130027</text:p>
          </table:table-cell>
          <table:table-cell office:value-type="float" office:value="-3.9293000000000002E-2" table:style-name="ce7">
            <text:p>-0.039293</text:p>
          </table:table-cell>
          <table:table-cell table:style-name="ce3"/>
          <table:table-cell office:value-type="float" office:value="0.80000400000000005" table:style-name="ce8">
            <text:p>0.800004</text:p>
          </table:table-cell>
          <table:table-cell office:value-type="float" office:value="0.65432100000000004" table:style-name="ce8">
            <text:p>0.654321</text:p>
          </table:table-cell>
          <table:table-cell office:value-type="float" office:value="0.65428900000000001" table:style-name="ce8">
            <text:p>0.654289</text:p>
          </table:table-cell>
          <table:table-cell office:value-type="float" office:value="0.65414399999999995" table:style-name="ce8">
            <text:p>0.654144</text:p>
          </table:table-cell>
          <table:table-cell office:value-type="float" office:value="-3.5999999999924981E-5" table:formula="of:=[.G13]-[.$G$5]" table:style-name="ce1">
            <text:p>-3.6E-05</text:p>
          </table:table-cell>
          <table:table-cell office:value-type="float" office:value="-6.7999999999956984E-5" table:formula="of:=[.H13]-[.$G$5]" table:style-name="ce1">
            <text:p>-6.8E-05</text:p>
          </table:table-cell>
          <table:table-cell office:value-type="float" office:value="-2.1300000000001873E-4" table:formula="of:=[.I13]-[.$G$5]" table:style-name="ce1">
            <text:p>-0.000213</text:p>
          </table:table-cell>
          <table:table-cell office:value-type="float" office:value="0.80012300000000003" table:style-name="ce8">
            <text:p>0.800123</text:p>
          </table:table-cell>
          <table:table-cell office:value-type="float" office:value="3.7460800000000002E-4" table:style-name="ce8">
            <text:p>0.000374608</text:p>
          </table:table-cell>
          <table:table-cell office:value-type="float" office:value="-1.8315399999999999E-2" table:style-name="ce8">
            <text:p>-0.0183154</text:p>
          </table:table-cell>
          <table:table-cell table:number-columns-repeated="16369"/>
        </table:table-row>
        <table:table-row table:style-name="ro2">
          <table:table-cell office:value-type="float" office:value="0.9" table:style-name="ce1">
            <text:p>0.9</text:p>
          </table:table-cell>
          <table:table-cell office:value-type="float" office:value="3.2704999999999998E-2" table:style-name="ce1">
            <text:p>0.032705</text:p>
          </table:table-cell>
          <table:table-cell office:value-type="float" office:value="0.11308699999999999" table:style-name="ce7">
            <text:p>0.113087</text:p>
          </table:table-cell>
          <table:table-cell office:value-type="float" office:value="-6.8439E-2" table:style-name="ce7">
            <text:p>-0.068439</text:p>
          </table:table-cell>
          <table:table-cell table:style-name="ce3"/>
          <table:table-cell office:value-type="float" office:value="0.90005100000000005" table:style-name="ce8">
            <text:p>0.900051</text:p>
          </table:table-cell>
          <table:table-cell office:value-type="float" office:value="0.65471900000000005" table:style-name="ce8">
            <text:p>0.654719</text:p>
          </table:table-cell>
          <table:table-cell office:value-type="float" office:value="0.65450299999999995" table:style-name="ce8">
            <text:p>0.654503</text:p>
          </table:table-cell>
          <table:table-cell office:value-type="float" office:value="0.65424099999999996" table:style-name="ce8">
            <text:p>0.654241</text:p>
          </table:table-cell>
          <table:table-cell office:value-type="float" office:value="3.6200000000008448E-4" table:formula="of:=[.G14]-[.$G$5]" table:style-name="ce1">
            <text:p>0.000362</text:p>
          </table:table-cell>
          <table:table-cell office:value-type="float" office:value="1.4599999999997948E-4" table:formula="of:=[.H14]-[.$G$5]" table:style-name="ce1">
            <text:p>0.000146</text:p>
          </table:table-cell>
          <table:table-cell office:value-type="float" office:value="-1.1600000000000499E-4" table:formula="of:=[.I14]-[.$G$5]" table:style-name="ce1">
            <text:p>-0.000116</text:p>
          </table:table-cell>
          <table:table-cell office:value-type="float" office:value="0.90013100000000001" table:style-name="ce8">
            <text:p>0.900131</text:p>
          </table:table-cell>
          <table:table-cell office:value-type="float" office:value="4.1244900000000001E-4" table:style-name="ce8">
            <text:p>0.000412449</text:p>
          </table:table-cell>
          <table:table-cell office:value-type="float" office:value="-1.0357400000000001E-3" table:style-name="ce8">
            <text:p>-0.00103574</text:p>
          </table:table-cell>
          <table:table-cell table:number-columns-repeated="16369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float" office:value="1.8780000000000002E-2" table:style-name="ce1">
            <text:p>0.01878</text:p>
          </table:table-cell>
          <table:table-cell office:value-type="float" office:value="7.2400000000000006E-2" table:style-name="ce7">
            <text:p>0.0724</text:p>
          </table:table-cell>
          <table:table-cell office:value-type="float" office:value="-9.1482999999999995E-2" table:style-name="ce7">
            <text:p>-0.091483</text:p>
          </table:table-cell>
          <table:table-cell table:style-name="ce3"/>
          <table:table-cell office:value-type="float" office:value="1.0001" table:style-name="ce8">
            <text:p>1.0001</text:p>
          </table:table-cell>
          <table:table-cell office:value-type="float" office:value="0.65491500000000002" table:style-name="ce8">
            <text:p>0.654915</text:p>
          </table:table-cell>
          <table:table-cell office:value-type="float" office:value="0.65450799999999998" table:style-name="ce8">
            <text:p>0.654508</text:p>
          </table:table-cell>
          <table:table-cell office:value-type="float" office:value="0.65424700000000002" table:style-name="ce8">
            <text:p>0.654247</text:p>
          </table:table-cell>
          <table:table-cell office:value-type="float" office:value="5.5800000000005845E-4" table:formula="of:=[.G15]-[.$G$5]" table:style-name="ce1">
            <text:p>0.000558</text:p>
          </table:table-cell>
          <table:table-cell office:value-type="float" office:value="1.5100000000001224E-4" table:formula="of:=[.H15]-[.$G$5]" table:style-name="ce1">
            <text:p>0.000151</text:p>
          </table:table-cell>
          <table:table-cell office:value-type="float" office:value="-1.0999999999994348E-4" table:formula="of:=[.I15]-[.$G$5]" table:style-name="ce1">
            <text:p>-0.00011</text:p>
          </table:table-cell>
          <table:table-cell office:value-type="float" office:value="1.0001" table:style-name="ce8">
            <text:p>1.0001</text:p>
          </table:table-cell>
          <table:table-cell office:value-type="float" office:value="-2.40982E-3" table:style-name="ce8">
            <text:p>-0.00240982</text:p>
          </table:table-cell>
          <table:table-cell office:value-type="float" office:value="1.67286E-2" table:style-name="ce8">
            <text:p>0.0167286</text:p>
          </table:table-cell>
          <table:table-cell table:number-columns-repeated="16369"/>
        </table:table-row>
        <table:table-row table:style-name="ro2">
          <table:table-cell office:value-type="float" office:value="1.1000000000000001" table:style-name="ce1">
            <text:p>1.1</text:p>
          </table:table-cell>
          <table:table-cell office:value-type="float" office:value="2.5300000000000002E-4" table:style-name="ce1">
            <text:p>0.000253</text:p>
          </table:table-cell>
          <table:table-cell office:value-type="float" office:value="1.4238000000000001E-2" table:style-name="ce7">
            <text:p>0.014238</text:p>
          </table:table-cell>
          <table:table-cell office:value-type="float" office:value="-0.10313600000000001" table:style-name="ce7">
            <text:p>-0.103136</text:p>
          </table:table-cell>
          <table:table-cell table:style-name="ce3"/>
          <table:table-cell office:value-type="float" office:value="1.10005" table:style-name="ce8">
            <text:p>1.10005</text:p>
          </table:table-cell>
          <table:table-cell office:value-type="float" office:value="0.65477600000000002" table:style-name="ce8">
            <text:p>0.654776</text:p>
          </table:table-cell>
          <table:table-cell office:value-type="float" office:value="0.65434700000000001" table:style-name="ce8">
            <text:p>0.654347</text:p>
          </table:table-cell>
          <table:table-cell office:value-type="float" office:value="0.65399399999999996" table:style-name="ce8">
            <text:p>0.653994</text:p>
          </table:table-cell>
          <table:table-cell office:value-type="float" office:value="4.1900000000005821E-4" table:formula="of:=[.G16]-[.$G$5]" table:style-name="ce1">
            <text:p>0.000419</text:p>
          </table:table-cell>
          <table:table-cell office:value-type="float" office:value="-9.9999999999544897E-6" table:formula="of:=[.H16]-[.$G$5]" table:style-name="ce1">
            <text:p>-1E-05</text:p>
          </table:table-cell>
          <table:table-cell office:value-type="float" office:value="-3.6300000000000221E-4" table:formula="of:=[.I16]-[.$G$5]" table:style-name="ce1">
            <text:p>-0.000363</text:p>
          </table:table-cell>
          <table:table-cell office:value-type="float" office:value="1.10005" table:style-name="ce8">
            <text:p>1.10005</text:p>
          </table:table-cell>
          <table:table-cell office:value-type="float" office:value="9.46371E-4" table:style-name="ce8">
            <text:p>0.000946371</text:p>
          </table:table-cell>
          <table:table-cell office:value-type="float" office:value="1.7346E-2" table:style-name="ce8">
            <text:p>0.017346</text:p>
          </table:table-cell>
          <table:table-cell table:number-columns-repeated="16369"/>
        </table:table-row>
        <table:table-row table:style-name="ro2">
          <table:table-cell office:value-type="float" office:value="1.2" table:style-name="ce1">
            <text:p>1.2</text:p>
          </table:table-cell>
          <table:table-cell office:value-type="float" office:value="-1.9095999999999998E-2" table:style-name="ce1">
            <text:p>-0.019096</text:p>
          </table:table-cell>
          <table:table-cell office:value-type="float" office:value="-5.1522999999999999E-2" table:style-name="ce7">
            <text:p>-0.051523</text:p>
          </table:table-cell>
          <table:table-cell office:value-type="float" office:value="-0.10151200000000001" table:style-name="ce7">
            <text:p>-0.101512</text:p>
          </table:table-cell>
          <table:table-cell table:style-name="ce3"/>
          <table:table-cell office:value-type="float" office:value="1.20001" table:style-name="ce8">
            <text:p>1.20001</text:p>
          </table:table-cell>
          <table:table-cell office:value-type="float" office:value="0.65475799999999995" table:style-name="ce8">
            <text:p>0.654758</text:p>
          </table:table-cell>
          <table:table-cell office:value-type="float" office:value="0.65413600000000005" table:style-name="ce8">
            <text:p>0.654136</text:p>
          </table:table-cell>
          <table:table-cell office:value-type="float" office:value="0.65386" table:style-name="ce8">
            <text:p>0.65386</text:p>
          </table:table-cell>
          <table:table-cell office:value-type="float" office:value="4.009999999999847E-4" table:formula="of:=[.G17]-[.$G$5]" table:style-name="ce1">
            <text:p>0.000401</text:p>
          </table:table-cell>
          <table:table-cell office:value-type="float" office:value="-2.2099999999991571E-4" table:formula="of:=[.H17]-[.$G$5]" table:style-name="ce1">
            <text:p>-0.000221</text:p>
          </table:table-cell>
          <table:table-cell office:value-type="float" office:value="-4.9699999999996969E-4" table:formula="of:=[.I17]-[.$G$5]" table:style-name="ce1">
            <text:p>-0.000497</text:p>
          </table:table-cell>
          <table:table-cell office:value-type="float" office:value="1.2000599999999999" table:style-name="ce8">
            <text:p>1.20006</text:p>
          </table:table-cell>
          <table:table-cell office:value-type="float" office:value="4.6775999999999996E-3" table:style-name="ce8">
            <text:p>0.0046776</text:p>
          </table:table-cell>
          <table:table-cell office:value-type="float" office:value="7.5033599999999997E-3" table:style-name="ce8">
            <text:p>0.00750336</text:p>
          </table:table-cell>
          <table:table-cell table:number-columns-repeated="16369"/>
        </table:table-row>
        <table:table-row table:style-name="ro2">
          <table:table-cell office:value-type="float" office:value="1.3" table:style-name="ce1">
            <text:p>1.3</text:p>
          </table:table-cell>
          <table:table-cell office:value-type="float" office:value="-3.5928000000000002E-2" table:style-name="ce1">
            <text:p>-0.035928</text:p>
          </table:table-cell>
          <table:table-cell office:value-type="float" office:value="-0.114658" table:style-name="ce7">
            <text:p>-0.114658</text:p>
          </table:table-cell>
          <table:table-cell office:value-type="float" office:value="-8.8204000000000005E-2" table:style-name="ce7">
            <text:p>-0.088204</text:p>
          </table:table-cell>
          <table:table-cell table:style-name="ce3"/>
          <table:table-cell office:value-type="float" office:value="1.30006" table:style-name="ce8">
            <text:p>1.30006</text:p>
          </table:table-cell>
          <table:table-cell office:value-type="float" office:value="0.65490800000000005" table:style-name="ce8">
            <text:p>0.654908</text:p>
          </table:table-cell>
          <table:table-cell office:value-type="float" office:value="0.65411699999999995" table:style-name="ce8">
            <text:p>0.654117</text:p>
          </table:table-cell>
          <table:table-cell office:value-type="float" office:value="0.65397000000000005" table:style-name="ce8">
            <text:p>0.65397</text:p>
          </table:table-cell>
          <table:table-cell office:value-type="float" office:value="5.510000000000792E-4" table:formula="of:=[.G18]-[.$G$5]" table:style-name="ce1">
            <text:p>0.000551</text:p>
          </table:table-cell>
          <table:table-cell office:value-type="float" office:value="-2.4000000000001798E-4" table:formula="of:=[.H18]-[.$G$5]" table:style-name="ce1">
            <text:p>-0.00024</text:p>
          </table:table-cell>
          <table:table-cell office:value-type="float" office:value="-3.8699999999991519E-4" table:formula="of:=[.I18]-[.$G$5]" table:style-name="ce1">
            <text:p>-0.000387</text:p>
          </table:table-cell>
          <table:table-cell office:value-type="float" office:value="1.30009" table:style-name="ce8">
            <text:p>1.30009</text:p>
          </table:table-cell>
          <table:table-cell office:value-type="float" office:value="1.0440700000000001E-2" table:style-name="ce8">
            <text:p>0.0104407</text:p>
          </table:table-cell>
          <table:table-cell office:value-type="float" office:value="-6.1900499999999999E-3" table:style-name="ce8">
            <text:p>-0.00619005</text:p>
          </table:table-cell>
          <table:table-cell table:style-name="ce1">
            <draw:frame draw:z-index="1" draw:id="id0" draw:style-name="a0" draw:name="Gráfico 1" svg:x="0.81399in" svg:y="0.00446in" svg:width="9.50893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68"/>
        </table:table-row>
        <table:table-row table:style-name="ro2">
          <table:table-cell office:value-type="float" office:value="1.4" table:style-name="ce1">
            <text:p>1.4</text:p>
          </table:table-cell>
          <table:table-cell office:value-type="float" office:value="-4.8377000000000003E-2" table:style-name="ce1">
            <text:p>-0.048377</text:p>
          </table:table-cell>
          <table:table-cell office:value-type="float" office:value="-0.16727400000000001" table:style-name="ce7">
            <text:p>-0.167274</text:p>
          </table:table-cell>
          <table:table-cell office:value-type="float" office:value="-6.6921999999999995E-2" table:style-name="ce7">
            <text:p>-0.066922</text:p>
          </table:table-cell>
          <table:table-cell table:style-name="ce3"/>
          <table:table-cell office:value-type="float" office:value="1.40011" table:style-name="ce8">
            <text:p>1.40011</text:p>
          </table:table-cell>
          <table:table-cell office:value-type="float" office:value="0.65507700000000002" table:style-name="ce8">
            <text:p>0.655077</text:p>
          </table:table-cell>
          <table:table-cell office:value-type="float" office:value="0.65421799999999997" table:style-name="ce8">
            <text:p>0.654218</text:p>
          </table:table-cell>
          <table:table-cell office:value-type="float" office:value="0.65424800000000005" table:style-name="ce8">
            <text:p>0.654248</text:p>
          </table:table-cell>
          <table:table-cell office:value-type="float" office:value="7.2000000000005393E-4" table:formula="of:=[.G19]-[.$G$5]" table:style-name="ce1">
            <text:p>0.00072</text:p>
          </table:table-cell>
          <table:table-cell office:value-type="float" office:value="-1.3900000000000023E-4" table:formula="of:=[.H19]-[.$G$5]" table:style-name="ce1">
            <text:p>-0.000139</text:p>
          </table:table-cell>
          <table:table-cell office:value-type="float" office:value="-1.0899999999991472E-4" table:formula="of:=[.I19]-[.$G$5]" table:style-name="ce1">
            <text:p>-0.000109</text:p>
          </table:table-cell>
          <table:table-cell office:value-type="float" office:value="1.4001300000000001" table:style-name="ce8">
            <text:p>1.40013</text:p>
          </table:table-cell>
          <table:table-cell office:value-type="float" office:value="1.4063600000000001E-2" table:style-name="ce8">
            <text:p>0.0140636</text:p>
          </table:table-cell>
          <table:table-cell office:value-type="float" office:value="-1.17617E-2" table:style-name="ce8">
            <text:p>-0.0117617</text:p>
          </table:table-cell>
          <table:table-cell table:number-columns-repeated="16369"/>
        </table:table-row>
        <table:table-row table:style-name="ro2">
          <table:table-cell office:value-type="float" office:value="1.5" table:style-name="ce1">
            <text:p>1.5</text:p>
          </table:table-cell>
          <table:table-cell office:value-type="float" office:value="-5.6224000000000003E-2" table:style-name="ce1">
            <text:p>-0.056224</text:p>
          </table:table-cell>
          <table:table-cell office:value-type="float" office:value="-0.20489199999999999" table:style-name="ce7">
            <text:p>-0.204892</text:p>
          </table:table-cell>
          <table:table-cell office:value-type="float" office:value="-4.1535999999999997E-2" table:style-name="ce7">
            <text:p>-0.041536</text:p>
          </table:table-cell>
          <table:table-cell table:style-name="ce3"/>
          <table:table-cell office:value-type="float" office:value="1.5001100000000001" table:style-name="ce8">
            <text:p>1.50011</text:p>
          </table:table-cell>
          <table:table-cell office:value-type="float" office:value="0.65510500000000005" table:style-name="ce8">
            <text:p>0.655105</text:p>
          </table:table-cell>
          <table:table-cell office:value-type="float" office:value="0.65432500000000005" table:style-name="ce8">
            <text:p>0.654325</text:p>
          </table:table-cell>
          <table:table-cell office:value-type="float" office:value="0.65438200000000002" table:style-name="ce8">
            <text:p>0.654382</text:p>
          </table:table-cell>
          <table:table-cell office:value-type="float" office:value="7.4800000000008193E-4" table:formula="of:=[.G20]-[.$G$5]" table:style-name="ce1">
            <text:p>0.000748</text:p>
          </table:table-cell>
          <table:table-cell office:value-type="float" office:value="-3.1999999999920981E-5" table:formula="of:=[.H20]-[.$G$5]" table:style-name="ce1">
            <text:p>-3.2E-05</text:p>
          </table:table-cell>
          <table:table-cell office:value-type="float" office:value="2.5000000000052758E-5" table:formula="of:=[.I20]-[.$G$5]" table:style-name="ce1">
            <text:p>2.5E-05</text:p>
          </table:table-cell>
          <table:table-cell office:value-type="float" office:value="1.5000199999999999" table:style-name="ce8">
            <text:p>1.50002</text:p>
          </table:table-cell>
          <table:table-cell office:value-type="float" office:value="1.01241E-2" table:style-name="ce8">
            <text:p>0.0101241</text:p>
          </table:table-cell>
          <table:table-cell office:value-type="float" office:value="-1.0275299999999999E-2" table:style-name="ce8">
            <text:p>-0.0102753</text:p>
          </table:table-cell>
          <table:table-cell table:number-columns-repeated="16369"/>
        </table:table-row>
        <table:table-row table:style-name="ro2">
          <table:table-cell office:value-type="float" office:value="1.6" table:style-name="ce1">
            <text:p>1.6</text:p>
          </table:table-cell>
          <table:table-cell office:value-type="float" office:value="-6.0257999999999999E-2" table:style-name="ce1">
            <text:p>-0.060258</text:p>
          </table:table-cell>
          <table:table-cell office:value-type="float" office:value="-0.225857" table:style-name="ce7">
            <text:p>-0.225857</text:p>
          </table:table-cell>
          <table:table-cell office:value-type="float" office:value="-1.4552000000000001E-2" table:style-name="ce7">
            <text:p>-0.014552</text:p>
          </table:table-cell>
          <table:table-cell table:style-name="ce3"/>
          <table:table-cell office:value-type="float" office:value="1.6000799999999999" table:style-name="ce8">
            <text:p>1.60008</text:p>
          </table:table-cell>
          <table:table-cell office:value-type="float" office:value="0.65514300000000003" table:style-name="ce8">
            <text:p>0.655143</text:p>
          </table:table-cell>
          <table:table-cell office:value-type="float" office:value="0.65444899999999995" table:style-name="ce8">
            <text:p>0.654449</text:p>
          </table:table-cell>
          <table:table-cell office:value-type="float" office:value="0.65424800000000005" table:style-name="ce8">
            <text:p>0.654248</text:p>
          </table:table-cell>
          <table:table-cell office:value-type="float" office:value="7.8600000000006442E-4" table:formula="of:=[.G21]-[.$G$5]" table:style-name="ce1">
            <text:p>0.000786</text:p>
          </table:table-cell>
          <table:table-cell office:value-type="float" office:value="9.1999999999980986E-5" table:formula="of:=[.H21]-[.$G$5]" table:style-name="ce1">
            <text:p>9.2E-05</text:p>
          </table:table-cell>
          <table:table-cell office:value-type="float" office:value="-1.0899999999991472E-4" table:formula="of:=[.I21]-[.$G$5]" table:style-name="ce1">
            <text:p>-0.000109</text:p>
          </table:table-cell>
          <table:table-cell office:value-type="float" office:value="1.60005" table:style-name="ce8">
            <text:p>1.60005</text:p>
          </table:table-cell>
          <table:table-cell office:value-type="float" office:value="3.9168199999999997E-3" table:style-name="ce8">
            <text:p>0.00391682</text:p>
          </table:table-cell>
          <table:table-cell office:value-type="float" office:value="6.44066E-4" table:style-name="ce8">
            <text:p>0.000644066</text:p>
          </table:table-cell>
          <table:table-cell table:number-columns-repeated="16369"/>
        </table:table-row>
        <table:table-row table:style-name="ro2">
          <table:table-cell office:value-type="float" office:value="1.7" table:style-name="ce1">
            <text:p>1.7</text:p>
          </table:table-cell>
          <table:table-cell office:value-type="float" office:value="-6.1266000000000001E-2" table:style-name="ce1">
            <text:p>-0.061266</text:p>
          </table:table-cell>
          <table:table-cell office:value-type="float" office:value="-0.22980999999999999" table:style-name="ce7">
            <text:p>-0.22981</text:p>
          </table:table-cell>
          <table:table-cell office:value-type="float" office:value="1.3252999999999999E-2" table:style-name="ce7">
            <text:p>0.013253</text:p>
          </table:table-cell>
          <table:table-cell table:style-name="ce3"/>
          <table:table-cell office:value-type="float" office:value="1.7000900000000001" table:style-name="ce8">
            <text:p>1.70009</text:p>
          </table:table-cell>
          <table:table-cell office:value-type="float" office:value="0.65532100000000004" table:style-name="ce8">
            <text:p>0.655321</text:p>
          </table:table-cell>
          <table:table-cell office:value-type="float" office:value="0.654505" table:style-name="ce8">
            <text:p>0.654505</text:p>
          </table:table-cell>
          <table:table-cell office:value-type="float" office:value="0.65407800000000005" table:style-name="ce8">
            <text:p>0.654078</text:p>
          </table:table-cell>
          <table:table-cell office:value-type="float" office:value="9.6400000000007591E-4" table:formula="of:=[.G22]-[.$G$5]" table:style-name="ce1">
            <text:p>0.000964</text:p>
          </table:table-cell>
          <table:table-cell office:value-type="float" office:value="1.4800000000003699E-4" table:formula="of:=[.H22]-[.$G$5]" table:style-name="ce1">
            <text:p>0.000148</text:p>
          </table:table-cell>
          <table:table-cell office:value-type="float" office:value="-2.789999999999182E-4" table:formula="of:=[.I22]-[.$G$5]" table:style-name="ce1">
            <text:p>-0.000279</text:p>
          </table:table-cell>
          <table:table-cell office:value-type="float" office:value="1.7000999999999999" table:style-name="ce8">
            <text:p>1.7001</text:p>
          </table:table-cell>
          <table:table-cell office:value-type="float" office:value="6.5230599999999996E-4" table:style-name="ce8">
            <text:p>0.000652306</text:p>
          </table:table-cell>
          <table:table-cell office:value-type="float" office:value="-1.50392E-3" table:style-name="ce8">
            <text:p>-0.00150392</text:p>
          </table:table-cell>
          <table:table-cell table:number-columns-repeated="16369"/>
        </table:table-row>
        <table:table-row table:style-name="ro2">
          <table:table-cell office:value-type="float" office:value="1.8" table:style-name="ce1">
            <text:p>1.8</text:p>
          </table:table-cell>
          <table:table-cell office:value-type="float" office:value="-5.9241000000000002E-2" table:style-name="ce1">
            <text:p>-0.059241</text:p>
          </table:table-cell>
          <table:table-cell office:value-type="float" office:value="-0.21636" table:style-name="ce7">
            <text:p>-0.21636</text:p>
          </table:table-cell>
          <table:table-cell office:value-type="float" office:value="4.2020000000000002E-2" table:style-name="ce7">
            <text:p>0.04202</text:p>
          </table:table-cell>
          <table:table-cell table:style-name="ce3"/>
          <table:table-cell office:value-type="float" office:value="1.8001400000000001" table:style-name="ce8">
            <text:p>1.80014</text:p>
          </table:table-cell>
          <table:table-cell office:value-type="float" office:value="0.65563700000000003" table:style-name="ce8">
            <text:p>0.655637</text:p>
          </table:table-cell>
          <table:table-cell office:value-type="float" office:value="0.654416" table:style-name="ce8">
            <text:p>0.654416</text:p>
          </table:table-cell>
          <table:table-cell office:value-type="float" office:value="0.65420199999999995" table:style-name="ce8">
            <text:p>0.654202</text:p>
          </table:table-cell>
          <table:table-cell office:value-type="float" office:value="1.2800000000000589E-3" table:formula="of:=[.G23]-[.$G$5]" table:style-name="ce1">
            <text:p>0.00128</text:p>
          </table:table-cell>
          <table:table-cell office:value-type="float" office:value="5.900000000003125E-5" table:formula="of:=[.H23]-[.$G$5]" table:style-name="ce1">
            <text:p>5.9E-05</text:p>
          </table:table-cell>
          <table:table-cell office:value-type="float" office:value="-1.5500000000001624E-4" table:formula="of:=[.I23]-[.$G$5]" table:style-name="ce1">
            <text:p>-0.000155</text:p>
          </table:table-cell>
          <table:table-cell office:value-type="float" office:value="1.8" table:style-name="ce8">
            <text:p>1.8</text:p>
          </table:table-cell>
          <table:table-cell office:value-type="float" office:value="2.0394599999999999E-3" table:style-name="ce8">
            <text:p>0.00203946</text:p>
          </table:table-cell>
          <table:table-cell office:value-type="float" office:value="-6.4144099999999997E-3" table:style-name="ce8">
            <text:p>-0.00641441</text:p>
          </table:table-cell>
          <table:table-cell table:number-columns-repeated="16369"/>
        </table:table-row>
        <table:table-row table:style-name="ro2">
          <table:table-cell office:value-type="float" office:value="1.9" table:style-name="ce1">
            <text:p>1.9</text:p>
          </table:table-cell>
          <table:table-cell office:value-type="float" office:value="-5.3240999999999997E-2" table:style-name="ce1">
            <text:p>-0.053241</text:p>
          </table:table-cell>
          <table:table-cell office:value-type="float" office:value="-0.18473000000000001" table:style-name="ce7">
            <text:p>-0.18473</text:p>
          </table:table-cell>
          <table:table-cell office:value-type="float" office:value="7.1418999999999996E-2" table:style-name="ce7">
            <text:p>0.071419</text:p>
          </table:table-cell>
          <table:table-cell table:style-name="ce3"/>
          <table:table-cell office:value-type="float" office:value="1.9000999999999999" table:style-name="ce8">
            <text:p>1.9001</text:p>
          </table:table-cell>
          <table:table-cell office:value-type="float" office:value="0.65591299999999997" table:style-name="ce8">
            <text:p>0.655913</text:p>
          </table:table-cell>
          <table:table-cell office:value-type="float" office:value="0.65437199999999995" table:style-name="ce8">
            <text:p>0.654372</text:p>
          </table:table-cell>
          <table:table-cell office:value-type="float" office:value="0.65450299999999995" table:style-name="ce8">
            <text:p>0.654503</text:p>
          </table:table-cell>
          <table:table-cell office:value-type="float" office:value="1.5560000000000018E-3" table:formula="of:=[.G24]-[.$G$5]" table:style-name="ce1">
            <text:p>0.001556</text:p>
          </table:table-cell>
          <table:table-cell office:value-type="float" office:value="1.4999999999987246E-5" table:formula="of:=[.H24]-[.$G$5]" table:style-name="ce1">
            <text:p>1.5E-05</text:p>
          </table:table-cell>
          <table:table-cell office:value-type="float" office:value="1.4599999999997948E-4" table:formula="of:=[.I24]-[.$G$5]" table:style-name="ce1">
            <text:p>0.000146</text:p>
          </table:table-cell>
          <table:table-cell office:value-type="float" office:value="1.90005" table:style-name="ce8">
            <text:p>1.90005</text:p>
          </table:table-cell>
          <table:table-cell office:value-type="float" office:value="1.05383E-2" table:style-name="ce8">
            <text:p>0.0105383</text:p>
          </table:table-cell>
          <table:table-cell office:value-type="float" office:value="-7.1511899999999995E-4" table:style-name="ce8">
            <text:p>-0.000715119</text:p>
          </table:table-cell>
          <table:table-cell table:number-columns-repeated="16369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float" office:value="-4.1918999999999998E-2" table:style-name="ce1">
            <text:p>-0.041919</text:p>
          </table:table-cell>
          <table:table-cell office:value-type="float" office:value="-0.13450699999999999" table:style-name="ce7">
            <text:p>-0.134507</text:p>
          </table:table-cell>
          <table:table-cell office:value-type="float" office:value="9.9548999999999999E-2" table:style-name="ce7">
            <text:p>0.099549</text:p>
          </table:table-cell>
          <table:table-cell table:style-name="ce3"/>
          <table:table-cell office:value-type="float" office:value="2.0001000000000002" table:style-name="ce8">
            <text:p>2.0001</text:p>
          </table:table-cell>
          <table:table-cell office:value-type="float" office:value="0.65607000000000004" table:style-name="ce8">
            <text:p>0.65607</text:p>
          </table:table-cell>
          <table:table-cell office:value-type="float" office:value="0.65446099999999996" table:style-name="ce8">
            <text:p>0.654461</text:p>
          </table:table-cell>
          <table:table-cell office:value-type="float" office:value="0.654748" table:style-name="ce8">
            <text:p>0.654748</text:p>
          </table:table-cell>
          <table:table-cell office:value-type="float" office:value="1.7130000000000756E-3" table:formula="of:=[.G25]-[.$G$5]" table:style-name="ce1">
            <text:p>0.001713</text:p>
          </table:table-cell>
          <table:table-cell office:value-type="float" office:value="1.0399999999999299E-4" table:formula="of:=[.H25]-[.$G$5]" table:style-name="ce1">
            <text:p>0.000104</text:p>
          </table:table-cell>
          <table:table-cell office:value-type="float" office:value="3.9100000000003021E-4" table:formula="of:=[.I25]-[.$G$5]" table:style-name="ce1">
            <text:p>0.000391</text:p>
          </table:table-cell>
          <table:table-cell office:value-type="float" office:value="2.0000800000000001" table:style-name="ce8">
            <text:p>2.00008</text:p>
          </table:table-cell>
          <table:table-cell office:value-type="float" office:value="1.31863E-2" table:style-name="ce8">
            <text:p>0.0131863</text:p>
          </table:table-cell>
          <table:table-cell office:value-type="float" office:value="8.2736400000000005E-3" table:style-name="ce8">
            <text:p>0.00827364</text:p>
          </table:table-cell>
          <table:table-cell table:number-columns-repeated="16369"/>
        </table:table-row>
        <table:table-row table:style-name="ro2">
          <table:table-cell office:value-type="float" office:value="2.1" table:style-name="ce1">
            <text:p>2.1</text:p>
          </table:table-cell>
          <table:table-cell office:value-type="float" office:value="-2.4395E-2" table:style-name="ce1">
            <text:p>-0.024395</text:p>
          </table:table-cell>
          <table:table-cell office:value-type="float" office:value="-6.6880999999999996E-2" table:style-name="ce7">
            <text:p>-0.066881</text:p>
          </table:table-cell>
          <table:table-cell office:value-type="float" office:value="0.12266100000000001" table:style-name="ce7">
            <text:p>0.122661</text:p>
          </table:table-cell>
          <table:table-cell table:style-name="ce3"/>
          <table:table-cell office:value-type="float" office:value="2.10005" table:style-name="ce8">
            <text:p>2.10005</text:p>
          </table:table-cell>
          <table:table-cell office:value-type="float" office:value="0.65607499999999996" table:style-name="ce8">
            <text:p>0.656075</text:p>
          </table:table-cell>
          <table:table-cell office:value-type="float" office:value="0.65471900000000005" table:style-name="ce8">
            <text:p>0.654719</text:p>
          </table:table-cell>
          <table:table-cell office:value-type="float" office:value="0.65474299999999996" table:style-name="ce8">
            <text:p>0.654743</text:p>
          </table:table-cell>
          <table:table-cell office:value-type="float" office:value="1.7179999999999973E-3" table:formula="of:=[.G26]-[.$G$5]" table:style-name="ce1">
            <text:p>0.001718</text:p>
          </table:table-cell>
          <table:table-cell office:value-type="float" office:value="3.6200000000008448E-4" table:formula="of:=[.H26]-[.$G$5]" table:style-name="ce1">
            <text:p>0.000362</text:p>
          </table:table-cell>
          <table:table-cell office:value-type="float" office:value="3.8599999999999746E-4" table:formula="of:=[.I26]-[.$G$5]" table:style-name="ce1">
            <text:p>0.000386</text:p>
          </table:table-cell>
          <table:table-cell office:value-type="float" office:value="2.1001300000000001" table:style-name="ce8">
            <text:p>2.10013</text:p>
          </table:table-cell>
          <table:table-cell office:value-type="float" office:value="1.01067E-2" table:style-name="ce8">
            <text:p>0.0101067</text:p>
          </table:table-cell>
          <table:table-cell office:value-type="float" office:value="9.2304699999999993E-3" table:style-name="ce8">
            <text:p>0.00923047</text:p>
          </table:table-cell>
          <table:table-cell table:number-columns-repeated="16369"/>
        </table:table-row>
        <table:table-row table:style-name="ro2">
          <table:table-cell office:value-type="float" office:value="2.2000000000000002" table:style-name="ce1">
            <text:p>2.2</text:p>
          </table:table-cell>
          <table:table-cell office:value-type="float" office:value="-1.0640000000000001E-3" table:style-name="ce1">
            <text:p>-0.001064</text:p>
          </table:table-cell>
          <table:table-cell office:value-type="float" office:value="1.4126E-2" table:style-name="ce7">
            <text:p>0.014126</text:p>
          </table:table-cell>
          <table:table-cell office:value-type="float" office:value="0.135657" table:style-name="ce7">
            <text:p>0.135657</text:p>
          </table:table-cell>
          <table:table-cell table:style-name="ce3"/>
          <table:table-cell office:value-type="float" office:value="2.2000199999999999" table:style-name="ce8">
            <text:p>2.20002</text:p>
          </table:table-cell>
          <table:table-cell office:value-type="float" office:value="0.65612499999999996" table:style-name="ce8">
            <text:p>0.656125</text:p>
          </table:table-cell>
          <table:table-cell office:value-type="float" office:value="0.65507000000000004" table:style-name="ce8">
            <text:p>0.65507</text:p>
          </table:table-cell>
          <table:table-cell office:value-type="float" office:value="0.65457399999999999" table:style-name="ce8">
            <text:p>0.654574</text:p>
          </table:table-cell>
          <table:table-cell office:value-type="float" office:value="1.7679999999999918E-3" table:formula="of:=[.G27]-[.$G$5]" table:style-name="ce1">
            <text:p>0.001768</text:p>
          </table:table-cell>
          <table:table-cell office:value-type="float" office:value="7.1300000000007469E-4" table:formula="of:=[.H27]-[.$G$5]" table:style-name="ce1">
            <text:p>0.000713</text:p>
          </table:table-cell>
          <table:table-cell office:value-type="float" office:value="2.1700000000002273E-4" table:formula="of:=[.I27]-[.$G$5]" table:style-name="ce1">
            <text:p>0.000217</text:p>
          </table:table-cell>
          <table:table-cell office:value-type="float" office:value="2.20004" table:style-name="ce8">
            <text:p>2.20004</text:p>
          </table:table-cell>
          <table:table-cell office:value-type="float" office:value="2.8852499999999998E-3" table:style-name="ce8">
            <text:p>0.00288525</text:p>
          </table:table-cell>
          <table:table-cell office:value-type="float" office:value="9.7570299999999999E-3" table:style-name="ce8">
            <text:p>0.00975703</text:p>
          </table:table-cell>
          <table:table-cell table:number-columns-repeated="16369"/>
        </table:table-row>
        <table:table-row table:style-name="ro3">
          <table:table-cell office:value-type="float" office:value="2.2999999999999998" table:style-name="ce1">
            <text:p>2.3</text:p>
          </table:table-cell>
          <table:table-cell office:value-type="float" office:value="2.5826000000000002E-2" table:style-name="ce1">
            <text:p>0.025826</text:p>
          </table:table-cell>
          <table:table-cell office:value-type="float" office:value="0.100659" table:style-name="ce7">
            <text:p>0.100659</text:p>
          </table:table-cell>
          <table:table-cell office:value-type="float" office:value="0.13367100000000001" table:style-name="ce7">
            <text:p>0.133671</text:p>
          </table:table-cell>
          <table:table-cell table:style-name="ce3"/>
          <table:table-cell office:value-type="float" office:value="2.3001200000000002" table:style-name="ce8">
            <text:p>2.30012</text:p>
          </table:table-cell>
          <table:table-cell office:value-type="float" office:value="0.65621200000000002" table:style-name="ce8">
            <text:p>0.656212</text:p>
          </table:table-cell>
          <table:table-cell office:value-type="float" office:value="0.65541099999999997" table:style-name="ce8">
            <text:p>0.655411</text:p>
          </table:table-cell>
          <table:table-cell office:value-type="float" office:value="0.65451000000000004" table:style-name="ce8">
            <text:p>0.65451</text:p>
          </table:table-cell>
          <table:table-cell office:value-type="float" office:value="1.8550000000000511E-3" table:formula="of:=[.G28]-[.$G$5]" table:style-name="ce1">
            <text:p>0.001855</text:p>
          </table:table-cell>
          <table:table-cell office:value-type="float" office:value="1.0539999999999994E-3" table:formula="of:=[.H28]-[.$G$5]" table:style-name="ce1">
            <text:p>0.001054</text:p>
          </table:table-cell>
          <table:table-cell office:value-type="float" office:value="1.5300000000006975E-4" table:formula="of:=[.I28]-[.$G$5]" table:style-name="ce1">
            <text:p>0.000153</text:p>
          </table:table-cell>
          <table:table-cell office:value-type="float" office:value="2.30003" table:style-name="ce8">
            <text:p>2.30003</text:p>
          </table:table-cell>
          <table:table-cell office:value-type="float" office:value="7.6731499999999997E-4" table:style-name="ce8">
            <text:p>0.000767315</text:p>
          </table:table-cell>
          <table:table-cell office:value-type="float" office:value="9.8192499999999999E-3" table:style-name="ce8">
            <text:p>0.00981925</text:p>
          </table:table-cell>
          <table:table-cell table:number-columns-repeated="16369"/>
        </table:table-row>
        <table:table-row table:style-name="ro3">
          <table:table-cell office:value-type="float" office:value="2.4" table:style-name="ce1">
            <text:p>2.4</text:p>
          </table:table-cell>
          <table:table-cell office:value-type="float" office:value="5.2361999999999999E-2" table:style-name="ce1">
            <text:p>0.052362</text:p>
          </table:table-cell>
          <table:table-cell office:value-type="float" office:value="0.18168599999999999" table:style-name="ce7">
            <text:p>0.181686</text:p>
          </table:table-cell>
          <table:table-cell office:value-type="float" office:value="0.113957" table:style-name="ce7">
            <text:p>0.113957</text:p>
          </table:table-cell>
          <table:table-cell table:style-name="ce3"/>
          <table:table-cell office:value-type="float" office:value="2.40002" table:style-name="ce8">
            <text:p>2.40002</text:p>
          </table:table-cell>
          <table:table-cell office:value-type="float" office:value="0.65623900000000002" table:style-name="ce8">
            <text:p>0.656239</text:p>
          </table:table-cell>
          <table:table-cell office:value-type="float" office:value="0.655667" table:style-name="ce8">
            <text:p>0.655667</text:p>
          </table:table-cell>
          <table:table-cell office:value-type="float" office:value="0.65465799999999996" table:style-name="ce8">
            <text:p>0.654658</text:p>
          </table:table-cell>
          <table:table-cell office:value-type="float" office:value="1.8820000000000503E-3" table:formula="of:=[.G29]-[.$G$5]" table:style-name="ce1">
            <text:p>0.001882</text:p>
          </table:table-cell>
          <table:table-cell office:value-type="float" office:value="1.3100000000000334E-3" table:formula="of:=[.H29]-[.$G$5]" table:style-name="ce1">
            <text:p>0.00131</text:p>
          </table:table-cell>
          <table:table-cell office:value-type="float" office:value="3.0099999999999572E-4" table:formula="of:=[.I29]-[.$G$5]" table:style-name="ce1">
            <text:p>0.000301</text:p>
          </table:table-cell>
          <table:table-cell office:value-type="float" office:value="2.4000499999999998" table:style-name="ce8">
            <text:p>2.40005</text:p>
          </table:table-cell>
          <table:table-cell office:value-type="float" office:value="1.98577E-3" table:style-name="ce8">
            <text:p>0.00198577</text:p>
          </table:table-cell>
          <table:table-cell office:value-type="float" office:value="1.0590799999999999E-2" table:style-name="ce8">
            <text:p>0.0105908</text:p>
          </table:table-cell>
          <table:table-cell table:number-columns-repeated="16369"/>
        </table:table-row>
        <table:table-row table:style-name="ro3">
          <table:table-cell office:value-type="float" office:value="2.5" table:style-name="ce1">
            <text:p>2.5</text:p>
          </table:table-cell>
          <table:table-cell office:value-type="float" office:value="7.3833999999999997E-2" table:style-name="ce1">
            <text:p>0.073834</text:p>
          </table:table-cell>
          <table:table-cell office:value-type="float" office:value="0.24505099999999999" table:style-name="ce7">
            <text:p>0.245051</text:p>
          </table:table-cell>
          <table:table-cell office:value-type="float" office:value="7.7274999999999996E-2" table:style-name="ce7">
            <text:p>0.077275</text:p>
          </table:table-cell>
          <table:table-cell table:style-name="ce3"/>
          <table:table-cell office:value-type="float" office:value="2.5000900000000001" table:style-name="ce8">
            <text:p>2.50009</text:p>
          </table:table-cell>
          <table:table-cell office:value-type="float" office:value="0.65597000000000005" table:style-name="ce8">
            <text:p>0.65597</text:p>
          </table:table-cell>
          <table:table-cell office:value-type="float" office:value="0.65582499999999999" table:style-name="ce8">
            <text:p>0.655825</text:p>
          </table:table-cell>
          <table:table-cell office:value-type="float" office:value="0.65504399999999996" table:style-name="ce8">
            <text:p>0.655044</text:p>
          </table:table-cell>
          <table:table-cell office:value-type="float" office:value="1.6130000000000866E-3" table:formula="of:=[.G30]-[.$G$5]" table:style-name="ce1">
            <text:p>0.001613</text:p>
          </table:table-cell>
          <table:table-cell office:value-type="float" office:value="1.4680000000000248E-3" table:formula="of:=[.H30]-[.$G$5]" table:style-name="ce1">
            <text:p>0.001468</text:p>
          </table:table-cell>
          <table:table-cell office:value-type="float" office:value="6.8699999999999317E-4" table:formula="of:=[.I30]-[.$G$5]" table:style-name="ce1">
            <text:p>0.000687</text:p>
          </table:table-cell>
          <table:table-cell office:value-type="float" office:value="2.5000200000000001" table:style-name="ce8">
            <text:p>2.50002</text:p>
          </table:table-cell>
          <table:table-cell office:value-type="float" office:value="5.61839E-3" table:style-name="ce8">
            <text:p>0.00561839</text:p>
          </table:table-cell>
          <table:table-cell office:value-type="float" office:value="7.9676399999999998E-3" table:style-name="ce8">
            <text:p>0.00796764</text:p>
          </table:table-cell>
          <table:table-cell table:number-columns-repeated="16369"/>
        </table:table-row>
        <table:table-row table:style-name="ro3">
          <table:table-cell office:value-type="float" office:value="2.6" table:style-name="ce1">
            <text:p>2.6</text:p>
          </table:table-cell>
          <table:table-cell office:value-type="float" office:value="8.6004999999999998E-2" table:style-name="ce1">
            <text:p>0.086005</text:p>
          </table:table-cell>
          <table:table-cell office:value-type="float" office:value="0.28028199999999998" table:style-name="ce7">
            <text:p>0.280282</text:p>
          </table:table-cell>
          <table:table-cell office:value-type="float" office:value="2.8268999999999999E-2" table:style-name="ce7">
            <text:p>0.028269</text:p>
          </table:table-cell>
          <table:table-cell table:style-name="ce3"/>
          <table:table-cell office:value-type="float" office:value="2.6000399999999999" table:style-name="ce8">
            <text:p>2.60004</text:p>
          </table:table-cell>
          <table:table-cell office:value-type="float" office:value="0.65523900000000002" table:style-name="ce8">
            <text:p>0.655239</text:p>
          </table:table-cell>
          <table:table-cell office:value-type="float" office:value="0.65590300000000001" table:style-name="ce8">
            <text:p>0.655903</text:p>
          </table:table-cell>
          <table:table-cell office:value-type="float" office:value="0.65555600000000003" table:style-name="ce8">
            <text:p>0.655556</text:p>
          </table:table-cell>
          <table:table-cell office:value-type="float" office:value="8.8200000000004941E-4" table:formula="of:=[.G31]-[.$G$5]" table:style-name="ce1">
            <text:p>0.000882</text:p>
          </table:table-cell>
          <table:table-cell office:value-type="float" office:value="1.5460000000000473E-3" table:formula="of:=[.H31]-[.$G$5]" table:style-name="ce1">
            <text:p>0.001546</text:p>
          </table:table-cell>
          <table:table-cell office:value-type="float" office:value="1.1990000000000611E-3" table:formula="of:=[.I31]-[.$G$5]" table:style-name="ce1">
            <text:p>0.001199</text:p>
          </table:table-cell>
          <table:table-cell office:value-type="float" office:value="2.6000100000000002" table:style-name="ce8">
            <text:p>2.60001</text:p>
          </table:table-cell>
          <table:table-cell office:value-type="float" office:value="7.7777000000000002E-3" table:style-name="ce8">
            <text:p>0.0077777</text:p>
          </table:table-cell>
          <table:table-cell office:value-type="float" office:value="7.1865599999999998E-3" table:style-name="ce8">
            <text:p>0.00718656</text:p>
          </table:table-cell>
          <table:table-cell table:number-columns-repeated="16369"/>
        </table:table-row>
        <table:table-row table:style-name="ro3">
          <table:table-cell office:value-type="float" office:value="2.7" table:style-name="ce1">
            <text:p>2.7</text:p>
          </table:table-cell>
          <table:table-cell office:value-type="float" office:value="8.6338999999999999E-2" table:style-name="ce1">
            <text:p>0.086339</text:p>
          </table:table-cell>
          <table:table-cell office:value-type="float" office:value="0.28124300000000002" table:style-name="ce7">
            <text:p>0.281243</text:p>
          </table:table-cell>
          <table:table-cell office:value-type="float" office:value="-2.5395999999999998E-2" table:style-name="ce7">
            <text:p>-0.025396</text:p>
          </table:table-cell>
          <table:table-cell table:style-name="ce3"/>
          <table:table-cell office:value-type="float" office:value="2.7001300000000001" table:style-name="ce8">
            <text:p>2.70013</text:p>
          </table:table-cell>
          <table:table-cell office:value-type="float" office:value="0.65396600000000005" table:style-name="ce8">
            <text:p>0.653966</text:p>
          </table:table-cell>
          <table:table-cell office:value-type="float" office:value="0.65595999999999999" table:style-name="ce8">
            <text:p>0.65596</text:p>
          </table:table-cell>
          <table:table-cell office:value-type="float" office:value="0.65593299999999999" table:style-name="ce8">
            <text:p>0.655933</text:p>
          </table:table-cell>
          <table:table-cell office:value-type="float" office:value="-3.9099999999991919E-4" table:formula="of:=[.G32]-[.$G$5]" table:style-name="ce1">
            <text:p>-0.000391</text:p>
          </table:table-cell>
          <table:table-cell office:value-type="float" office:value="1.6030000000000211E-3" table:formula="of:=[.H32]-[.$G$5]" table:style-name="ce1">
            <text:p>0.001603</text:p>
          </table:table-cell>
          <table:table-cell office:value-type="float" office:value="1.5760000000000218E-3" table:formula="of:=[.I32]-[.$G$5]" table:style-name="ce1">
            <text:p>0.001576</text:p>
          </table:table-cell>
          <table:table-cell office:value-type="float" office:value="2.7001200000000001" table:style-name="ce8">
            <text:p>2.70012</text:p>
          </table:table-cell>
          <table:table-cell office:value-type="float" office:value="8.4928899999999995E-3" table:style-name="ce8">
            <text:p>0.00849289</text:p>
          </table:table-cell>
          <table:table-cell office:value-type="float" office:value="4.9278200000000003E-3" table:style-name="ce8">
            <text:p>0.00492782</text:p>
          </table:table-cell>
          <table:table-cell table:number-columns-repeated="16369"/>
        </table:table-row>
        <table:table-row table:style-name="ro3">
          <table:table-cell office:value-type="float" office:value="2.8" table:style-name="ce1">
            <text:p>2.8</text:p>
          </table:table-cell>
          <table:table-cell office:value-type="float" office:value="7.4765999999999999E-2" table:style-name="ce1">
            <text:p>0.074766</text:p>
          </table:table-cell>
          <table:table-cell office:value-type="float" office:value="0.24776500000000001" table:style-name="ce7">
            <text:p>0.247765</text:p>
          </table:table-cell>
          <table:table-cell office:value-type="float" office:value="-7.4871999999999994E-2" table:style-name="ce7">
            <text:p>-0.074872</text:p>
          </table:table-cell>
          <table:table-cell table:style-name="ce3"/>
          <table:table-cell office:value-type="float" office:value="2.8" table:style-name="ce8">
            <text:p>2.8</text:p>
          </table:table-cell>
          <table:table-cell office:value-type="float" office:value="0.65221099999999999" table:style-name="ce8">
            <text:p>0.652211</text:p>
          </table:table-cell>
          <table:table-cell office:value-type="float" office:value="0.65590599999999999" table:style-name="ce8">
            <text:p>0.655906</text:p>
          </table:table-cell>
          <table:table-cell office:value-type="float" office:value="0.65606699999999996" table:style-name="ce8">
            <text:p>0.656067</text:p>
          </table:table-cell>
          <table:table-cell office:value-type="float" office:value="-2.1459999999999813E-3" table:formula="of:=[.G33]-[.$G$5]" table:style-name="ce1">
            <text:p>-0.002146</text:p>
          </table:table-cell>
          <table:table-cell office:value-type="float" office:value="1.5490000000000226E-3" table:formula="of:=[.H33]-[.$G$5]" table:style-name="ce1">
            <text:p>0.001549</text:p>
          </table:table-cell>
          <table:table-cell office:value-type="float" office:value="1.7099999999999893E-3" table:formula="of:=[.I33]-[.$G$5]" table:style-name="ce1">
            <text:p>0.00171</text:p>
          </table:table-cell>
          <table:table-cell office:value-type="float" office:value="2.8001" table:style-name="ce8">
            <text:p>2.8001</text:p>
          </table:table-cell>
          <table:table-cell office:value-type="float" office:value="4.8690900000000004E-3" table:style-name="ce8">
            <text:p>0.00486909</text:p>
          </table:table-cell>
          <table:table-cell office:value-type="float" office:value="1.6845600000000001E-3" table:style-name="ce8">
            <text:p>0.00168456</text:p>
          </table:table-cell>
          <table:table-cell table:style-name="ce1">
            <draw:frame draw:z-index="2" draw:id="id1" draw:style-name="a1" draw:name="Gráfico 2" svg:x="0.81845in" svg:y="0.01488in" svg:width="10.0253in" svg:height="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68"/>
        </table:table-row>
        <table:table-row table:style-name="ro3">
          <table:table-cell office:value-type="float" office:value="2.9" table:style-name="ce1">
            <text:p>2.9</text:p>
          </table:table-cell>
          <table:table-cell office:value-type="float" office:value="5.3699999999999998E-2" table:style-name="ce1">
            <text:p>0.0537</text:p>
          </table:table-cell>
          <table:table-cell office:value-type="float" office:value="0.18568699999999999" table:style-name="ce7">
            <text:p>0.185687</text:p>
          </table:table-cell>
          <table:table-cell office:value-type="float" office:value="-0.112376" table:style-name="ce7">
            <text:p>-0.112376</text:p>
          </table:table-cell>
          <table:table-cell table:style-name="ce3"/>
          <table:table-cell office:value-type="float" office:value="2.90002" table:style-name="ce8">
            <text:p>2.90002</text:p>
          </table:table-cell>
          <table:table-cell office:value-type="float" office:value="0.64998900000000004" table:style-name="ce8">
            <text:p>0.649989</text:p>
          </table:table-cell>
          <table:table-cell office:value-type="float" office:value="0.65567900000000001" table:style-name="ce8">
            <text:p>0.655679</text:p>
          </table:table-cell>
          <table:table-cell office:value-type="float" office:value="0.65599799999999997" table:style-name="ce8">
            <text:p>0.655998</text:p>
          </table:table-cell>
          <table:table-cell office:value-type="float" office:value="-4.3679999999999275E-3" table:formula="of:=[.G34]-[.$G$5]" table:style-name="ce1">
            <text:p>-0.004368</text:p>
          </table:table-cell>
          <table:table-cell office:value-type="float" office:value="1.3220000000000454E-3" table:formula="of:=[.H34]-[.$G$5]" table:style-name="ce1">
            <text:p>0.001322</text:p>
          </table:table-cell>
          <table:table-cell office:value-type="float" office:value="1.6410000000000036E-3" table:formula="of:=[.I34]-[.$G$5]" table:style-name="ce1">
            <text:p>0.001641</text:p>
          </table:table-cell>
          <table:table-cell office:value-type="float" office:value="2.90008" table:style-name="ce8">
            <text:p>2.90008</text:p>
          </table:table-cell>
          <table:table-cell office:value-type="float" office:value="5.0170400000000003E-5" table:style-name="ce8">
            <text:p>5.01704E-05</text:p>
          </table:table-cell>
          <table:table-cell office:value-type="float" office:value="-3.4055499999999998E-3" table:style-name="ce8">
            <text:p>-0.00340555</text:p>
          </table:table-cell>
          <table:table-cell table:number-columns-repeated="16369"/>
        </table:table-row>
        <table:table-row table:style-name="ro3">
          <table:table-cell office:value-type="float" office:value="3" table:style-name="ce1">
            <text:p>3</text:p>
          </table:table-cell>
          <table:table-cell office:value-type="float" office:value="2.7317000000000001E-2" table:style-name="ce1">
            <text:p>0.027317</text:p>
          </table:table-cell>
          <table:table-cell office:value-type="float" office:value="0.105309" table:style-name="ce7">
            <text:p>0.105309</text:p>
          </table:table-cell>
          <table:table-cell office:value-type="float" office:value="-0.13306599999999999" table:style-name="ce7">
            <text:p>-0.133066</text:p>
          </table:table-cell>
          <table:table-cell table:style-name="ce3"/>
          <table:table-cell office:value-type="float" office:value="3.0000300000000002" table:style-name="ce8">
            <text:p>3.00003</text:p>
          </table:table-cell>
          <table:table-cell office:value-type="float" office:value="0.64733499999999999" table:style-name="ce8">
            <text:p>0.647335</text:p>
          </table:table-cell>
          <table:table-cell office:value-type="float" office:value="0.65521799999999997" table:style-name="ce8">
            <text:p>0.655218</text:p>
          </table:table-cell>
          <table:table-cell office:value-type="float" office:value="0.65589399999999998" table:style-name="ce8">
            <text:p>0.655894</text:p>
          </table:table-cell>
          <table:table-cell office:value-type="float" office:value="-7.0219999999999727E-3" table:formula="of:=[.G35]-[.$G$5]" table:style-name="ce1">
            <text:p>-0.007022</text:p>
          </table:table-cell>
          <table:table-cell office:value-type="float" office:value="8.6100000000000065E-4" table:formula="of:=[.H35]-[.$G$5]" table:style-name="ce1">
            <text:p>0.000861</text:p>
          </table:table-cell>
          <table:table-cell office:value-type="float" office:value="1.5370000000000106E-3" table:formula="of:=[.I35]-[.$G$5]" table:style-name="ce1">
            <text:p>0.001537</text:p>
          </table:table-cell>
          <table:table-cell office:value-type="float" office:value="3.0000900000000001" table:style-name="ce8">
            <text:p>3.00009</text:p>
          </table:table-cell>
          <table:table-cell office:value-type="float" office:value="-5.6560899999999999E-3" table:style-name="ce8">
            <text:p>-0.00565609</text:p>
          </table:table-cell>
          <table:table-cell office:value-type="float" office:value="-7.3748399999999997E-3" table:style-name="ce8">
            <text:p>-0.00737484</text:p>
          </table:table-cell>
          <table:table-cell table:number-columns-repeated="16369"/>
        </table:table-row>
        <table:table-row table:style-name="ro3">
          <table:table-cell office:value-type="float" office:value="3.1" table:style-name="ce1">
            <text:p>3.1</text:p>
          </table:table-cell>
          <table:table-cell office:value-type="float" office:value="3.3300000000000002E-4" table:style-name="ce1">
            <text:p>0.000333</text:p>
          </table:table-cell>
          <table:table-cell office:value-type="float" office:value="1.8770999999999999E-2" table:style-name="ce7">
            <text:p>0.018771</text:p>
          </table:table-cell>
          <table:table-cell office:value-type="float" office:value="-0.13597100000000001" table:style-name="ce7">
            <text:p>-0.135971</text:p>
          </table:table-cell>
          <table:table-cell table:style-name="ce3"/>
          <table:table-cell office:value-type="float" office:value="3.1000200000000002" table:style-name="ce8">
            <text:p>3.10002</text:p>
          </table:table-cell>
          <table:table-cell office:value-type="float" office:value="0.64435299999999995" table:style-name="ce8">
            <text:p>0.644353</text:p>
          </table:table-cell>
          <table:table-cell office:value-type="float" office:value="0.65442800000000001" table:style-name="ce8">
            <text:p>0.654428</text:p>
          </table:table-cell>
          <table:table-cell office:value-type="float" office:value="0.65588599999999997" table:style-name="ce8">
            <text:p>0.655886</text:p>
          </table:table-cell>
          <table:table-cell office:value-type="float" office:value="-1.0004000000000013E-2" table:formula="of:=[.G36]-[.$G$5]" table:style-name="ce1">
            <text:p>-0.010004</text:p>
          </table:table-cell>
          <table:table-cell office:value-type="float" office:value="7.1000000000043251E-5" table:formula="of:=[.H36]-[.$G$5]" table:style-name="ce1">
            <text:p>7.1E-05</text:p>
          </table:table-cell>
          <table:table-cell office:value-type="float" office:value="1.5290000000000026E-3" table:formula="of:=[.I36]-[.$G$5]" table:style-name="ce1">
            <text:p>0.001529</text:p>
          </table:table-cell>
          <table:table-cell office:value-type="float" office:value="3.1000299999999998" table:style-name="ce8">
            <text:p>3.10003</text:p>
          </table:table-cell>
          <table:table-cell office:value-type="float" office:value="-8.9888599999999996E-3" table:style-name="ce8">
            <text:p>-0.00898886</text:p>
          </table:table-cell>
          <table:table-cell office:value-type="float" office:value="-9.7455500000000004E-3" table:style-name="ce8">
            <text:p>-0.00974555</text:p>
          </table:table-cell>
          <table:table-cell table:number-columns-repeated="16369"/>
        </table:table-row>
        <table:table-row table:style-name="ro3">
          <table:table-cell office:value-type="float" office:value="3.2" table:style-name="ce1">
            <text:p>3.2</text:p>
          </table:table-cell>
          <table:table-cell office:value-type="float" office:value="-2.3265000000000001E-2" table:style-name="ce1">
            <text:p>-0.023265</text:p>
          </table:table-cell>
          <table:table-cell office:value-type="float" office:value="-6.2771999999999994E-2" table:style-name="ce7">
            <text:p>-0.062772</text:p>
          </table:table-cell>
          <table:table-cell office:value-type="float" office:value="-0.12367499999999999" table:style-name="ce7">
            <text:p>-0.123675</text:p>
          </table:table-cell>
          <table:table-cell table:style-name="ce3"/>
          <table:table-cell office:value-type="float" office:value="3.20011" table:style-name="ce8">
            <text:p>3.20011</text:p>
          </table:table-cell>
          <table:table-cell office:value-type="float" office:value="0.641316" table:style-name="ce8">
            <text:p>0.641316</text:p>
          </table:table-cell>
          <table:table-cell office:value-type="float" office:value="0.65319099999999997" table:style-name="ce8">
            <text:p>0.653191</text:p>
          </table:table-cell>
          <table:table-cell office:value-type="float" office:value="0.65584299999999995" table:style-name="ce8">
            <text:p>0.655843</text:p>
          </table:table-cell>
          <table:table-cell office:value-type="float" office:value="-1.3040999999999969E-2" table:formula="of:=[.G37]-[.$G$5]" table:style-name="ce1">
            <text:p>-0.013041</text:p>
          </table:table-cell>
          <table:table-cell office:value-type="float" office:value="-1.1660000000000004E-3" table:formula="of:=[.H37]-[.$G$5]" table:style-name="ce1">
            <text:p>-0.001166</text:p>
          </table:table-cell>
          <table:table-cell office:value-type="float" office:value="1.4859999999999873E-3" table:formula="of:=[.I37]-[.$G$5]" table:style-name="ce1">
            <text:p>0.001486</text:p>
          </table:table-cell>
          <table:table-cell office:value-type="float" office:value="3.2001400000000002" table:style-name="ce8">
            <text:p>3.20014</text:p>
          </table:table-cell>
          <table:table-cell office:value-type="float" office:value="-1.23958E-2" table:style-name="ce8">
            <text:p>-0.0123958</text:p>
          </table:table-cell>
          <table:table-cell office:value-type="float" office:value="-5.5009100000000003E-3" table:style-name="ce8">
            <text:p>-0.00550091</text:p>
          </table:table-cell>
          <table:table-cell table:number-columns-repeated="16369"/>
        </table:table-row>
        <table:table-row table:style-name="ro3">
          <table:table-cell office:value-type="float" office:value="3.3" table:style-name="ce1">
            <text:p>3.3</text:p>
          </table:table-cell>
          <table:table-cell office:value-type="float" office:value="-4.113E-2" table:style-name="ce1">
            <text:p>-0.04113</text:p>
          </table:table-cell>
          <table:table-cell office:value-type="float" office:value="-0.13125999999999999" table:style-name="ce7">
            <text:p>-0.13126</text:p>
          </table:table-cell>
          <table:table-cell office:value-type="float" office:value="-0.100975" table:style-name="ce7">
            <text:p>-0.100975</text:p>
          </table:table-cell>
          <table:table-cell table:style-name="ce3"/>
          <table:table-cell office:value-type="float" office:value="3.3001100000000001" table:style-name="ce8">
            <text:p>3.30011</text:p>
          </table:table-cell>
          <table:table-cell office:value-type="float" office:value="0.63863599999999998" table:style-name="ce8">
            <text:p>0.638636</text:p>
          </table:table-cell>
          <table:table-cell office:value-type="float" office:value="0.65144800000000003" table:style-name="ce8">
            <text:p>0.651448</text:p>
          </table:table-cell>
          <table:table-cell office:value-type="float" office:value="0.65559100000000003" table:style-name="ce8">
            <text:p>0.655591</text:p>
          </table:table-cell>
          <table:table-cell office:value-type="float" office:value="-1.5720999999999985E-2" table:formula="of:=[.G38]-[.$G$5]" table:style-name="ce1">
            <text:p>-0.015721</text:p>
          </table:table-cell>
          <table:table-cell office:value-type="float" office:value="-2.9089999999999394E-3" table:formula="of:=[.H38]-[.$G$5]" table:style-name="ce1">
            <text:p>-0.002909</text:p>
          </table:table-cell>
          <table:table-cell office:value-type="float" office:value="1.2340000000000684E-3" table:formula="of:=[.I38]-[.$G$5]" table:style-name="ce1">
            <text:p>0.001234</text:p>
          </table:table-cell>
          <table:table-cell office:value-type="float" office:value="3.3000799999999999" table:style-name="ce8">
            <text:p>3.30008</text:p>
          </table:table-cell>
          <table:table-cell office:value-type="float" office:value="-1.6055400000000001E-2" table:style-name="ce8">
            <text:p>-0.0160554</text:p>
          </table:table-cell>
          <table:table-cell office:value-type="float" office:value="2.5328500000000001E-3" table:style-name="ce8">
            <text:p>0.00253285</text:p>
          </table:table-cell>
          <table:table-cell table:number-columns-repeated="16369"/>
        </table:table-row>
        <table:table-row table:style-name="ro3">
          <table:table-cell office:value-type="float" office:value="3.4" table:style-name="ce1">
            <text:p>3.4</text:p>
          </table:table-cell>
          <table:table-cell office:value-type="float" office:value="-5.2796000000000003E-2" table:style-name="ce1">
            <text:p>-0.052796</text:p>
          </table:table-cell>
          <table:table-cell office:value-type="float" office:value="-0.18255399999999999" table:style-name="ce7">
            <text:p>-0.182554</text:p>
          </table:table-cell>
          <table:table-cell office:value-type="float" office:value="-7.3035000000000003E-2" table:style-name="ce7">
            <text:p>-0.073035</text:p>
          </table:table-cell>
          <table:table-cell table:style-name="ce3"/>
          <table:table-cell office:value-type="float" office:value="3.4000900000000001" table:style-name="ce8">
            <text:p>3.40009</text:p>
          </table:table-cell>
          <table:table-cell office:value-type="float" office:value="0.63692300000000002" table:style-name="ce8">
            <text:p>0.636923</text:p>
          </table:table-cell>
          <table:table-cell office:value-type="float" office:value="0.64923500000000001" table:style-name="ce8">
            <text:p>0.649235</text:p>
          </table:table-cell>
          <table:table-cell office:value-type="float" office:value="0.65498100000000004" table:style-name="ce8">
            <text:p>0.654981</text:p>
          </table:table-cell>
          <table:table-cell office:value-type="float" office:value="-1.743399999999995E-2" table:formula="of:=[.G39]-[.$G$5]" table:style-name="ce1">
            <text:p>-0.017434</text:p>
          </table:table-cell>
          <table:table-cell office:value-type="float" office:value="-5.1219999999999599E-3" table:formula="of:=[.H39]-[.$G$5]" table:style-name="ce1">
            <text:p>-0.005122</text:p>
          </table:table-cell>
          <table:table-cell office:value-type="float" office:value="6.2400000000006894E-4" table:formula="of:=[.I39]-[.$G$5]" table:style-name="ce1">
            <text:p>0.000624</text:p>
          </table:table-cell>
          <table:table-cell office:value-type="float" office:value="3.4001000000000001" table:style-name="ce8">
            <text:p>3.4001</text:p>
          </table:table-cell>
          <table:table-cell office:value-type="float" office:value="-2.1341800000000001E-2" table:style-name="ce8">
            <text:p>-0.0213418</text:p>
          </table:table-cell>
          <table:table-cell office:value-type="float" office:value="1.10244E-2" table:style-name="ce8">
            <text:p>0.0110244</text:p>
          </table:table-cell>
          <table:table-cell table:number-columns-repeated="16369"/>
        </table:table-row>
        <table:table-row table:style-name="ro3">
          <table:table-cell office:value-type="float" office:value="3.5" table:style-name="ce1">
            <text:p>3.5</text:p>
          </table:table-cell>
          <table:table-cell office:value-type="float" office:value="-5.9230999999999999E-2" table:style-name="ce1">
            <text:p>-0.059231</text:p>
          </table:table-cell>
          <table:table-cell office:value-type="float" office:value="-0.21585399999999999" table:style-name="ce7">
            <text:p>-0.215854</text:p>
          </table:table-cell>
          <table:table-cell office:value-type="float" office:value="-4.3757999999999998E-2" table:style-name="ce7">
            <text:p>-0.043758</text:p>
          </table:table-cell>
          <table:table-cell table:style-name="ce3"/>
          <table:table-cell office:value-type="float" office:value="3.5000900000000001" table:style-name="ce8">
            <text:p>3.50009</text:p>
          </table:table-cell>
          <table:table-cell office:value-type="float" office:value="0.63696699999999995" table:style-name="ce8">
            <text:p>0.636967</text:p>
          </table:table-cell>
          <table:table-cell office:value-type="float" office:value="0.64672600000000002" table:style-name="ce8">
            <text:p>0.646726</text:p>
          </table:table-cell>
          <table:table-cell office:value-type="float" office:value="0.65398800000000001" table:style-name="ce8">
            <text:p>0.653988</text:p>
          </table:table-cell>
          <table:table-cell office:value-type="float" office:value="-1.7390000000000017E-2" table:formula="of:=[.G40]-[.$G$5]" table:style-name="ce1">
            <text:p>-0.01739</text:p>
          </table:table-cell>
          <table:table-cell office:value-type="float" office:value="-7.6309999999999434E-3" table:formula="of:=[.H40]-[.$G$5]" table:style-name="ce1">
            <text:p>-0.007631</text:p>
          </table:table-cell>
          <table:table-cell office:value-type="float" office:value="-3.689999999999527E-4" table:formula="of:=[.I40]-[.$G$5]" table:style-name="ce1">
            <text:p>-0.000369</text:p>
          </table:table-cell>
          <table:table-cell office:value-type="float" office:value="3.5000399999999998" table:style-name="ce8">
            <text:p>3.50004</text:p>
          </table:table-cell>
          <table:table-cell office:value-type="float" office:value="-2.7859800000000001E-2" table:style-name="ce8">
            <text:p>-0.0278598</text:p>
          </table:table-cell>
          <table:table-cell office:value-type="float" office:value="1.2307500000000001E-2" table:style-name="ce8">
            <text:p>0.0123075</text:p>
          </table:table-cell>
          <table:table-cell table:number-columns-repeated="16369"/>
        </table:table-row>
        <table:table-row table:style-name="ro3">
          <table:table-cell office:value-type="float" office:value="3.6" table:style-name="ce1">
            <text:p>3.6</text:p>
          </table:table-cell>
          <table:table-cell office:value-type="float" office:value="-6.1942999999999998E-2" table:style-name="ce1">
            <text:p>-0.061943</text:p>
          </table:table-cell>
          <table:table-cell office:value-type="float" office:value="-0.23217199999999999" table:style-name="ce7">
            <text:p>-0.232172</text:p>
          </table:table-cell>
          <table:table-cell office:value-type="float" office:value="-1.4959E-2" table:style-name="ce7">
            <text:p>-0.014959</text:p>
          </table:table-cell>
          <table:table-cell table:style-name="ce3"/>
          <table:table-cell office:value-type="float" office:value="3.6000200000000002" table:style-name="ce8">
            <text:p>3.60002</text:p>
          </table:table-cell>
          <table:table-cell office:value-type="float" office:value="0.63941400000000004" table:style-name="ce8">
            <text:p>0.639414</text:p>
          </table:table-cell>
          <table:table-cell office:value-type="float" office:value="0.64420699999999997" table:style-name="ce8">
            <text:p>0.644207</text:p>
          </table:table-cell>
          <table:table-cell office:value-type="float" office:value="0.65271100000000004" table:style-name="ce8">
            <text:p>0.652711</text:p>
          </table:table-cell>
          <table:table-cell office:value-type="float" office:value="-1.4942999999999929E-2" table:formula="of:=[.G41]-[.$G$5]" table:style-name="ce1">
            <text:p>-0.014943</text:p>
          </table:table-cell>
          <table:table-cell office:value-type="float" office:value="-1.0149999999999992E-2" table:formula="of:=[.H41]-[.$G$5]" table:style-name="ce1">
            <text:p>-0.01015</text:p>
          </table:table-cell>
          <table:table-cell office:value-type="float" office:value="-1.6459999999999253E-3" table:formula="of:=[.I41]-[.$G$5]" table:style-name="ce1">
            <text:p>-0.001646</text:p>
          </table:table-cell>
          <table:table-cell office:value-type="float" office:value="3.6000399999999999" table:style-name="ce8">
            <text:p>3.60004</text:p>
          </table:table-cell>
          <table:table-cell office:value-type="float" office:value="-3.6509E-2" table:style-name="ce8">
            <text:p>-0.036509</text:p>
          </table:table-cell>
          <table:table-cell office:value-type="float" office:value="9.7098900000000005E-3" table:style-name="ce8">
            <text:p>0.00970989</text:p>
          </table:table-cell>
          <table:table-cell table:number-columns-repeated="16369"/>
        </table:table-row>
        <table:table-row table:style-name="ro3">
          <table:table-cell office:value-type="float" office:value="3.7" table:style-name="ce1">
            <text:p>3.7</text:p>
          </table:table-cell>
          <table:table-cell office:value-type="float" office:value="-6.2009000000000002E-2" table:style-name="ce1">
            <text:p>-0.062009</text:p>
          </table:table-cell>
          <table:table-cell office:value-type="float" office:value="-0.232597" table:style-name="ce7">
            <text:p>-0.232597</text:p>
          </table:table-cell>
          <table:table-cell office:value-type="float" office:value="1.3414000000000001E-2" table:style-name="ce7">
            <text:p>0.013414</text:p>
          </table:table-cell>
          <table:table-cell table:style-name="ce3"/>
          <table:table-cell office:value-type="float" office:value="3.7000700000000002" table:style-name="ce8">
            <text:p>3.70007</text:p>
          </table:table-cell>
          <table:table-cell office:value-type="float" office:value="0.64494700000000005" table:style-name="ce8">
            <text:p>0.644947</text:p>
          </table:table-cell>
          <table:table-cell office:value-type="float" office:value="0.64212400000000003" table:style-name="ce8">
            <text:p>0.642124</text:p>
          </table:table-cell>
          <table:table-cell office:value-type="float" office:value="0.65123699999999995" table:style-name="ce8">
            <text:p>0.651237</text:p>
          </table:table-cell>
          <table:table-cell office:value-type="float" office:value="-9.4099999999999184E-3" table:formula="of:=[.G42]-[.$G$5]" table:style-name="ce1">
            <text:p>-0.00941</text:p>
          </table:table-cell>
          <table:table-cell office:value-type="float" office:value="-1.2232999999999938E-2" table:formula="of:=[.H42]-[.$G$5]" table:style-name="ce1">
            <text:p>-0.012233</text:p>
          </table:table-cell>
          <table:table-cell office:value-type="float" office:value="-3.1200000000000117E-3" table:formula="of:=[.I42]-[.$G$5]" table:style-name="ce1">
            <text:p>-0.00312</text:p>
          </table:table-cell>
          <table:table-cell office:value-type="float" office:value="3.7000799999999998" table:style-name="ce8">
            <text:p>3.70008</text:p>
          </table:table-cell>
          <table:table-cell office:value-type="float" office:value="-4.4086699999999999E-2" table:style-name="ce8">
            <text:p>-0.0440867</text:p>
          </table:table-cell>
          <table:table-cell office:value-type="float" office:value="7.1596200000000002E-3" table:style-name="ce8">
            <text:p>0.00715962</text:p>
          </table:table-cell>
          <table:table-cell table:number-columns-repeated="16369"/>
        </table:table-row>
        <table:table-row table:style-name="ro3">
          <table:table-cell office:value-type="float" office:value="3.8" table:style-name="ce1">
            <text:p>3.8</text:p>
          </table:table-cell>
          <table:table-cell office:value-type="float" office:value="-5.9461E-2" table:style-name="ce1">
            <text:p>-0.059461</text:p>
          </table:table-cell>
          <table:table-cell office:value-type="float" office:value="-0.217164" table:style-name="ce7">
            <text:p>-0.217164</text:p>
          </table:table-cell>
          <table:table-cell office:value-type="float" office:value="4.2175999999999998E-2" table:style-name="ce7">
            <text:p>0.042176</text:p>
          </table:table-cell>
          <table:table-cell table:style-name="ce3"/>
          <table:table-cell office:value-type="float" office:value="3.8001100000000001" table:style-name="ce8">
            <text:p>3.80011</text:p>
          </table:table-cell>
          <table:table-cell office:value-type="float" office:value="0.65415400000000001" table:style-name="ce8">
            <text:p>0.654154</text:p>
          </table:table-cell>
          <table:table-cell office:value-type="float" office:value="0.64089099999999999" table:style-name="ce8">
            <text:p>0.640891</text:p>
          </table:table-cell>
          <table:table-cell office:value-type="float" office:value="0.64963199999999999" table:style-name="ce8">
            <text:p>0.649632</text:p>
          </table:table-cell>
          <table:table-cell office:value-type="float" office:value="-2.0299999999995322E-4" table:formula="of:=[.G43]-[.$G$5]" table:style-name="ce1">
            <text:p>-0.000203</text:p>
          </table:table-cell>
          <table:table-cell office:value-type="float" office:value="-1.3465999999999978E-2" table:formula="of:=[.H43]-[.$G$5]" table:style-name="ce1">
            <text:p>-0.013466</text:p>
          </table:table-cell>
          <table:table-cell office:value-type="float" office:value="-4.7249999999999792E-3" table:formula="of:=[.I43]-[.$G$5]" table:style-name="ce1">
            <text:p>-0.004725</text:p>
          </table:table-cell>
          <table:table-cell office:value-type="float" office:value="3.80009" table:style-name="ce8">
            <text:p>3.80009</text:p>
          </table:table-cell>
          <table:table-cell office:value-type="float" office:value="-5.04082E-2" table:style-name="ce8">
            <text:p>-0.0504082</text:p>
          </table:table-cell>
          <table:table-cell office:value-type="float" office:value="7.4913699999999998E-3" table:style-name="ce8">
            <text:p>0.00749137</text:p>
          </table:table-cell>
          <table:table-cell table:number-columns-repeated="16369"/>
        </table:table-row>
        <table:table-row table:style-name="ro3">
          <table:table-cell office:value-type="float" office:value="3.9" table:style-name="ce1">
            <text:p>3.9</text:p>
          </table:table-cell>
          <table:table-cell office:value-type="float" office:value="-5.3266000000000001E-2" table:style-name="ce1">
            <text:p>-0.053266</text:p>
          </table:table-cell>
          <table:table-cell office:value-type="float" office:value="-0.18481900000000001" table:style-name="ce7">
            <text:p>-0.184819</text:p>
          </table:table-cell>
          <table:table-cell office:value-type="float" office:value="7.1454000000000004E-2" table:style-name="ce7">
            <text:p>0.071454</text:p>
          </table:table-cell>
          <table:table-cell table:style-name="ce3"/>
          <table:table-cell office:value-type="float" office:value="3.9000900000000001" table:style-name="ce8">
            <text:p>3.90009</text:p>
          </table:table-cell>
          <table:table-cell office:value-type="float" office:value="0.66702499999999998" table:style-name="ce8">
            <text:p>0.667025</text:p>
          </table:table-cell>
          <table:table-cell office:value-type="float" office:value="0.64090100000000005" table:style-name="ce8">
            <text:p>0.640901</text:p>
          </table:table-cell>
          <table:table-cell office:value-type="float" office:value="0.64793900000000004" table:style-name="ce8">
            <text:p>0.647939</text:p>
          </table:table-cell>
          <table:table-cell office:value-type="float" office:value="1.2668000000000013E-2" table:formula="of:=[.G44]-[.$G$5]" table:style-name="ce1">
            <text:p>0.012668</text:p>
          </table:table-cell>
          <table:table-cell office:value-type="float" office:value="-1.3455999999999912E-2" table:formula="of:=[.H44]-[.$G$5]" table:style-name="ce1">
            <text:p>-0.013456</text:p>
          </table:table-cell>
          <table:table-cell office:value-type="float" office:value="-6.4179999999999238E-3" table:formula="of:=[.I44]-[.$G$5]" table:style-name="ce1">
            <text:p>-0.006418</text:p>
          </table:table-cell>
          <table:table-cell office:value-type="float" office:value="3.9000400000000002" table:style-name="ce8">
            <text:p>3.90004</text:p>
          </table:table-cell>
          <table:table-cell office:value-type="float" office:value="-5.16222E-2" table:style-name="ce8">
            <text:p>-0.0516222</text:p>
          </table:table-cell>
          <table:table-cell office:value-type="float" office:value="1.27414E-2" table:style-name="ce8">
            <text:p>0.0127414</text:p>
          </table:table-cell>
          <table:table-cell table:number-columns-repeated="16369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float" office:value="-4.1918999999999998E-2" table:style-name="ce1">
            <text:p>-0.041919</text:p>
          </table:table-cell>
          <table:table-cell office:value-type="float" office:value="-0.13450699999999999" table:style-name="ce7">
            <text:p>-0.134507</text:p>
          </table:table-cell>
          <table:table-cell office:value-type="float" office:value="9.9548999999999999E-2" table:style-name="ce7">
            <text:p>0.099549</text:p>
          </table:table-cell>
          <table:table-cell table:style-name="ce3"/>
          <table:table-cell office:value-type="float" office:value="4.0000799999999996" table:style-name="ce8">
            <text:p>4.00008</text:p>
          </table:table-cell>
          <table:table-cell office:value-type="float" office:value="0.68266700000000002" table:style-name="ce8">
            <text:p>0.682667</text:p>
          </table:table-cell>
          <table:table-cell office:value-type="float" office:value="0.64270899999999997" table:style-name="ce8">
            <text:p>0.642709</text:p>
          </table:table-cell>
          <table:table-cell office:value-type="float" office:value="0.64626600000000001" table:style-name="ce8">
            <text:p>0.646266</text:p>
          </table:table-cell>
          <table:table-cell office:value-type="float" office:value="2.8310000000000057E-2" table:formula="of:=[.G45]-[.$G$5]" table:style-name="ce1">
            <text:p>0.02831</text:p>
          </table:table-cell>
          <table:table-cell office:value-type="float" office:value="-1.1647999999999992E-2" table:formula="of:=[.H45]-[.$G$5]" table:style-name="ce1">
            <text:p>-0.011648</text:p>
          </table:table-cell>
          <table:table-cell office:value-type="float" office:value="-8.0909999999999593E-3" table:formula="of:=[.I45]-[.$G$5]" table:style-name="ce1">
            <text:p>-0.008091</text:p>
          </table:table-cell>
          <table:table-cell office:value-type="float" office:value="4.0000400000000003" table:style-name="ce8">
            <text:p>4.00004</text:p>
          </table:table-cell>
          <table:table-cell office:value-type="float" office:value="-4.5909400000000003E-2" table:style-name="ce8">
            <text:p>-0.0459094</text:p>
          </table:table-cell>
          <table:table-cell office:value-type="float" office:value="2.2316300000000001E-2" table:style-name="ce8">
            <text:p>0.0223163</text:p>
          </table:table-cell>
          <table:table-cell table:number-columns-repeated="16369"/>
        </table:table-row>
        <table:table-row table:style-name="ro3">
          <table:table-cell office:value-type="float" office:value="4.0999999999999996" table:style-name="ce1">
            <text:p>4.1</text:p>
          </table:table-cell>
          <table:table-cell office:value-type="float" office:value="-2.4395E-2" table:style-name="ce1">
            <text:p>-0.024395</text:p>
          </table:table-cell>
          <table:table-cell office:value-type="float" office:value="-6.6880999999999996E-2" table:style-name="ce7">
            <text:p>-0.066881</text:p>
          </table:table-cell>
          <table:table-cell office:value-type="float" office:value="0.12266100000000001" table:style-name="ce7">
            <text:p>0.122661</text:p>
          </table:table-cell>
          <table:table-cell table:style-name="ce3"/>
          <table:table-cell office:value-type="float" office:value="4.1000100000000002" table:style-name="ce8">
            <text:p>4.10001</text:p>
          </table:table-cell>
          <table:table-cell office:value-type="float" office:value="0.69862299999999999" table:style-name="ce8">
            <text:p>0.698623</text:p>
          </table:table-cell>
          <table:table-cell office:value-type="float" office:value="0.64682899999999999" table:style-name="ce8">
            <text:p>0.646829</text:p>
          </table:table-cell>
          <table:table-cell office:value-type="float" office:value="0.64485499999999996" table:style-name="ce8">
            <text:p>0.644855</text:p>
          </table:table-cell>
          <table:table-cell office:value-type="float" office:value="4.4266000000000028E-2" table:formula="of:=[.G46]-[.$G$5]" table:style-name="ce1">
            <text:p>0.044266</text:p>
          </table:table-cell>
          <table:table-cell office:value-type="float" office:value="-7.5279999999999792E-3" table:formula="of:=[.H46]-[.$G$5]" table:style-name="ce1">
            <text:p>-0.007528</text:p>
          </table:table-cell>
          <table:table-cell office:value-type="float" office:value="-9.5020000000000104E-3" table:formula="of:=[.I46]-[.$G$5]" table:style-name="ce1">
            <text:p>-0.009502</text:p>
          </table:table-cell>
          <table:table-cell office:value-type="float" office:value="4.1000800000000002" table:style-name="ce8">
            <text:p>4.10008</text:p>
          </table:table-cell>
          <table:table-cell office:value-type="float" office:value="-2.9086500000000001E-2" table:style-name="ce8">
            <text:p>-0.0290865</text:p>
          </table:table-cell>
          <table:table-cell office:value-type="float" office:value="3.3179399999999998E-2" table:style-name="ce8">
            <text:p>0.0331794</text:p>
          </table:table-cell>
          <table:table-cell table:number-columns-repeated="16369"/>
        </table:table-row>
        <table:table-row table:style-name="ro3">
          <table:table-cell office:value-type="float" office:value="4.2" table:style-name="ce1">
            <text:p>4.2</text:p>
          </table:table-cell>
          <table:table-cell office:value-type="float" office:value="-1.0640000000000001E-3" table:style-name="ce1">
            <text:p>-0.001064</text:p>
          </table:table-cell>
          <table:table-cell office:value-type="float" office:value="1.4126E-2" table:style-name="ce7">
            <text:p>0.014126</text:p>
          </table:table-cell>
          <table:table-cell office:value-type="float" office:value="0.135657" table:style-name="ce7">
            <text:p>0.135657</text:p>
          </table:table-cell>
          <table:table-cell table:style-name="ce3"/>
          <table:table-cell office:value-type="float" office:value="4.2000099999999998" table:style-name="ce8">
            <text:p>4.20001</text:p>
          </table:table-cell>
          <table:table-cell office:value-type="float" office:value="0.71191400000000005" table:style-name="ce8">
            <text:p>0.711914</text:p>
          </table:table-cell>
          <table:table-cell office:value-type="float" office:value="0.65370700000000004" table:style-name="ce8">
            <text:p>0.653707</text:p>
          </table:table-cell>
          <table:table-cell office:value-type="float" office:value="0.64403699999999997" table:style-name="ce8">
            <text:p>0.644037</text:p>
          </table:table-cell>
          <table:table-cell office:value-type="float" office:value="5.755700000000008E-2" table:formula="of:=[.G47]-[.$G$5]" table:style-name="ce1">
            <text:p>0.057557</text:p>
          </table:table-cell>
          <table:table-cell office:value-type="float" office:value="-6.4999999999992841E-4" table:formula="of:=[.H47]-[.$G$5]" table:style-name="ce1">
            <text:p>-0.00065</text:p>
          </table:table-cell>
          <table:table-cell office:value-type="float" office:value="-1.0319999999999996E-2" table:formula="of:=[.I47]-[.$G$5]" table:style-name="ce1">
            <text:p>-0.01032</text:p>
          </table:table-cell>
          <table:table-cell office:value-type="float" office:value="4.2000200000000003" table:style-name="ce8">
            <text:p>4.20002</text:p>
          </table:table-cell>
          <table:table-cell office:value-type="float" office:value="-6.5310700000000005E-5" table:style-name="ce8">
            <text:p>-6.53107E-05</text:p>
          </table:table-cell>
          <table:table-cell office:value-type="float" office:value="4.57346E-2" table:style-name="ce8">
            <text:p>0.0457346</text:p>
          </table:table-cell>
          <table:table-cell table:number-columns-repeated="16369"/>
        </table:table-row>
        <table:table-row table:style-name="ro3">
          <table:table-cell office:value-type="float" office:value="4.3" table:style-name="ce1">
            <text:p>4.3</text:p>
          </table:table-cell>
          <table:table-cell office:value-type="float" office:value="2.5826000000000002E-2" table:style-name="ce1">
            <text:p>0.025826</text:p>
          </table:table-cell>
          <table:table-cell office:value-type="float" office:value="0.100659" table:style-name="ce7">
            <text:p>0.100659</text:p>
          </table:table-cell>
          <table:table-cell office:value-type="float" office:value="0.13367100000000001" table:style-name="ce7">
            <text:p>0.133671</text:p>
          </table:table-cell>
          <table:table-cell table:style-name="ce3"/>
          <table:table-cell office:value-type="float" office:value="4.3000299999999996" table:style-name="ce8">
            <text:p>4.30003</text:p>
          </table:table-cell>
          <table:table-cell office:value-type="float" office:value="0.71929600000000005" table:style-name="ce8">
            <text:p>0.719296</text:p>
          </table:table-cell>
          <table:table-cell office:value-type="float" office:value="0.66351499999999997" table:style-name="ce8">
            <text:p>0.663515</text:p>
          </table:table-cell>
          <table:table-cell office:value-type="float" office:value="0.64421300000000004" table:style-name="ce8">
            <text:p>0.644213</text:p>
          </table:table-cell>
          <table:table-cell office:value-type="float" office:value="6.493900000000008E-2" table:formula="of:=[.G48]-[.$G$5]" table:style-name="ce1">
            <text:p>0.064939</text:p>
          </table:table-cell>
          <table:table-cell office:value-type="float" office:value="9.1579999999999995E-3" table:formula="of:=[.H48]-[.$G$5]" table:style-name="ce1">
            <text:p>0.009158</text:p>
          </table:table-cell>
          <table:table-cell office:value-type="float" office:value="-1.0143999999999931E-2" table:formula="of:=[.I48]-[.$G$5]" table:style-name="ce1">
            <text:p>-0.010144</text:p>
          </table:table-cell>
          <table:table-cell office:value-type="float" office:value="4.3001100000000001" table:style-name="ce8">
            <text:p>4.30011</text:p>
          </table:table-cell>
          <table:table-cell office:value-type="float" office:value="3.8683000000000002E-2" table:style-name="ce8">
            <text:p>0.038683</text:p>
          </table:table-cell>
          <table:table-cell office:value-type="float" office:value="5.8108899999999998E-2" table:style-name="ce8">
            <text:p>0.0581089</text:p>
          </table:table-cell>
          <table:table-cell table:number-columns-repeated="16369"/>
        </table:table-row>
        <table:table-row table:style-name="ro3">
          <table:table-cell office:value-type="float" office:value="4.4000000000000004" table:style-name="ce1">
            <text:p>4.4</text:p>
          </table:table-cell>
          <table:table-cell office:value-type="float" office:value="5.2361999999999999E-2" table:style-name="ce1">
            <text:p>0.052362</text:p>
          </table:table-cell>
          <table:table-cell office:value-type="float" office:value="0.18168599999999999" table:style-name="ce7">
            <text:p>0.181686</text:p>
          </table:table-cell>
          <table:table-cell office:value-type="float" office:value="0.113957" table:style-name="ce7">
            <text:p>0.113957</text:p>
          </table:table-cell>
          <table:table-cell table:style-name="ce3"/>
          <table:table-cell office:value-type="float" office:value="4.4000199999999996" table:style-name="ce8">
            <text:p>4.40002</text:p>
          </table:table-cell>
          <table:table-cell office:value-type="float" office:value="0.71555000000000002" table:style-name="ce8">
            <text:p>0.71555</text:p>
          </table:table-cell>
          <table:table-cell office:value-type="float" office:value="0.67576400000000003" table:style-name="ce8">
            <text:p>0.675764</text:p>
          </table:table-cell>
          <table:table-cell office:value-type="float" office:value="0.64580899999999997" table:style-name="ce8">
            <text:p>0.645809</text:p>
          </table:table-cell>
          <table:table-cell office:value-type="float" office:value="6.1193000000000053E-2" table:formula="of:=[.G49]-[.$G$5]" table:style-name="ce1">
            <text:p>0.061193</text:p>
          </table:table-cell>
          <table:table-cell office:value-type="float" office:value="2.1407000000000065E-2" table:formula="of:=[.H49]-[.$G$5]" table:style-name="ce1">
            <text:p>0.021407</text:p>
          </table:table-cell>
          <table:table-cell office:value-type="float" office:value="-8.548E-3" table:formula="of:=[.I49]-[.$G$5]" table:style-name="ce1">
            <text:p>-0.008548</text:p>
          </table:table-cell>
          <table:table-cell office:value-type="float" office:value="4.4001299999999999" table:style-name="ce8">
            <text:p>4.40013</text:p>
          </table:table-cell>
          <table:table-cell office:value-type="float" office:value="8.2567100000000004E-2" table:style-name="ce8">
            <text:p>0.0825671</text:p>
          </table:table-cell>
          <table:table-cell office:value-type="float" office:value="6.7086099999999996E-2" table:style-name="ce8">
            <text:p>0.0670861</text:p>
          </table:table-cell>
          <table:table-cell table:number-columns-repeated="16369"/>
        </table:table-row>
        <table:table-row table:style-name="ro3">
          <table:table-cell office:value-type="float" office:value="4.5" table:style-name="ce1">
            <text:p>4.5</text:p>
          </table:table-cell>
          <table:table-cell office:value-type="float" office:value="7.3833999999999997E-2" table:style-name="ce1">
            <text:p>0.073834</text:p>
          </table:table-cell>
          <table:table-cell office:value-type="float" office:value="0.24505099999999999" table:style-name="ce7">
            <text:p>0.245051</text:p>
          </table:table-cell>
          <table:table-cell office:value-type="float" office:value="7.7274999999999996E-2" table:style-name="ce7">
            <text:p>0.077275</text:p>
          </table:table-cell>
          <table:table-cell table:style-name="ce3"/>
          <table:table-cell office:value-type="float" office:value="4.5000999999999998" table:style-name="ce8">
            <text:p>4.5001</text:p>
          </table:table-cell>
          <table:table-cell office:value-type="float" office:value="0.70131399999999999" table:style-name="ce8">
            <text:p>0.701314</text:p>
          </table:table-cell>
          <table:table-cell office:value-type="float" office:value="0.68928999999999996" table:style-name="ce8">
            <text:p>0.68929</text:p>
          </table:table-cell>
          <table:table-cell office:value-type="float" office:value="0.64918699999999996" table:style-name="ce8">
            <text:p>0.649187</text:p>
          </table:table-cell>
          <table:table-cell office:value-type="float" office:value="4.6957000000000026E-2" table:formula="of:=[.G50]-[.$G$5]" table:style-name="ce1">
            <text:p>0.046957</text:p>
          </table:table-cell>
          <table:table-cell office:value-type="float" office:value="3.4932999999999992E-2" table:formula="of:=[.H50]-[.$G$5]" table:style-name="ce1">
            <text:p>0.034933</text:p>
          </table:table-cell>
          <table:table-cell office:value-type="float" office:value="-5.1700000000000079E-3" table:formula="of:=[.I50]-[.$G$5]" table:style-name="ce1">
            <text:p>-0.00517</text:p>
          </table:table-cell>
          <table:table-cell office:value-type="float" office:value="4.5000900000000001" table:style-name="ce8">
            <text:p>4.50009</text:p>
          </table:table-cell>
          <table:table-cell office:value-type="float" office:value="0.128307" table:style-name="ce8">
            <text:p>0.128307</text:p>
          </table:table-cell>
          <table:table-cell office:value-type="float" office:value="6.2035899999999998E-2" table:style-name="ce8">
            <text:p>0.0620359</text:p>
          </table:table-cell>
          <table:table-cell table:number-columns-repeated="16369"/>
        </table:table-row>
        <table:table-row table:style-name="ro3">
          <table:table-cell office:value-type="float" office:value="4.5999999999999996" table:style-name="ce1">
            <text:p>4.6</text:p>
          </table:table-cell>
          <table:table-cell office:value-type="float" office:value="8.6004999999999998E-2" table:style-name="ce1">
            <text:p>0.086005</text:p>
          </table:table-cell>
          <table:table-cell office:value-type="float" office:value="0.28028199999999998" table:style-name="ce7">
            <text:p>0.280282</text:p>
          </table:table-cell>
          <table:table-cell office:value-type="float" office:value="2.8268999999999999E-2" table:style-name="ce7">
            <text:p>0.028269</text:p>
          </table:table-cell>
          <table:table-cell table:style-name="ce3"/>
          <table:table-cell office:value-type="float" office:value="4.6001000000000003" table:style-name="ce8">
            <text:p>4.6001</text:p>
          </table:table-cell>
          <table:table-cell office:value-type="float" office:value="0.67988099999999996" table:style-name="ce8">
            <text:p>0.679881</text:p>
          </table:table-cell>
          <table:table-cell office:value-type="float" office:value="0.702129" table:style-name="ce8">
            <text:p>0.702129</text:p>
          </table:table-cell>
          <table:table-cell office:value-type="float" office:value="0.65469500000000003" table:style-name="ce8">
            <text:p>0.654695</text:p>
          </table:table-cell>
          <table:table-cell office:value-type="float" office:value="2.5523999999999991E-2" table:formula="of:=[.G51]-[.$G$5]" table:style-name="ce1">
            <text:p>0.025524</text:p>
          </table:table-cell>
          <table:table-cell office:value-type="float" office:value="4.7772000000000037E-2" table:formula="of:=[.H51]-[.$G$5]" table:style-name="ce1">
            <text:p>0.047772</text:p>
          </table:table-cell>
          <table:table-cell office:value-type="float" office:value="3.3800000000006047E-4" table:formula="of:=[.I51]-[.$G$5]" table:style-name="ce1">
            <text:p>0.000338</text:p>
          </table:table-cell>
          <table:table-cell office:value-type="float" office:value="4.6000500000000004" table:style-name="ce8">
            <text:p>4.60005</text:p>
          </table:table-cell>
          <table:table-cell office:value-type="float" office:value="0.16766300000000001" table:style-name="ce8">
            <text:p>0.167663</text:p>
          </table:table-cell>
          <table:table-cell office:value-type="float" office:value="4.3539300000000003E-2" table:style-name="ce8">
            <text:p>0.0435393</text:p>
          </table:table-cell>
          <table:table-cell table:number-columns-repeated="16369"/>
        </table:table-row>
        <table:table-row table:style-name="ro3">
          <table:table-cell office:value-type="float" office:value="4.7" table:style-name="ce1">
            <text:p>4.7</text:p>
          </table:table-cell>
          <table:table-cell office:value-type="float" office:value="8.6338999999999999E-2" table:style-name="ce1">
            <text:p>0.086339</text:p>
          </table:table-cell>
          <table:table-cell office:value-type="float" office:value="0.28124300000000002" table:style-name="ce7">
            <text:p>0.281243</text:p>
          </table:table-cell>
          <table:table-cell office:value-type="float" office:value="-2.5395999999999998E-2" table:style-name="ce7">
            <text:p>-0.025396</text:p>
          </table:table-cell>
          <table:table-cell table:style-name="ce3"/>
          <table:table-cell office:value-type="float" office:value="4.7000999999999999" table:style-name="ce8">
            <text:p>4.7001</text:p>
          </table:table-cell>
          <table:table-cell office:value-type="float" office:value="0.65498900000000004" table:style-name="ce8">
            <text:p>0.654989</text:p>
          </table:table-cell>
          <table:table-cell office:value-type="float" office:value="0.71068299999999995" table:style-name="ce8">
            <text:p>0.710683</text:p>
          </table:table-cell>
          <table:table-cell office:value-type="float" office:value="0.662524" table:style-name="ce8">
            <text:p>0.662524</text:p>
          </table:table-cell>
          <table:table-cell office:value-type="float" office:value="6.3200000000007694E-4" table:formula="of:=[.G52]-[.$G$5]" table:style-name="ce1">
            <text:p>0.000632</text:p>
          </table:table-cell>
          <table:table-cell office:value-type="float" office:value="5.6325999999999987E-2" table:formula="of:=[.H52]-[.$G$5]" table:style-name="ce1">
            <text:p>0.056326</text:p>
          </table:table-cell>
          <table:table-cell office:value-type="float" office:value="8.1670000000000353E-3" table:formula="of:=[.I52]-[.$G$5]" table:style-name="ce1">
            <text:p>0.008167</text:p>
          </table:table-cell>
          <table:table-cell office:value-type="float" office:value="4.7000700000000002" table:style-name="ce8">
            <text:p>4.70007</text:p>
          </table:table-cell>
          <table:table-cell office:value-type="float" office:value="0.191882" table:style-name="ce8">
            <text:p>0.191882</text:p>
          </table:table-cell>
          <table:table-cell office:value-type="float" office:value="1.41323E-2" table:style-name="ce8">
            <text:p>0.0141323</text:p>
          </table:table-cell>
          <table:table-cell table:number-columns-repeated="16369"/>
        </table:table-row>
        <table:table-row table:style-name="ro3">
          <table:table-cell office:value-type="float" office:value="4.8" table:style-name="ce1">
            <text:p>4.8</text:p>
          </table:table-cell>
          <table:table-cell office:value-type="float" office:value="7.4765999999999999E-2" table:style-name="ce1">
            <text:p>0.074766</text:p>
          </table:table-cell>
          <table:table-cell office:value-type="float" office:value="0.24776500000000001" table:style-name="ce7">
            <text:p>0.247765</text:p>
          </table:table-cell>
          <table:table-cell office:value-type="float" office:value="-7.4871999999999994E-2" table:style-name="ce7">
            <text:p>-0.074872</text:p>
          </table:table-cell>
          <table:table-cell table:style-name="ce3"/>
          <table:table-cell office:value-type="float" office:value="4.8000699999999998" table:style-name="ce8">
            <text:p>4.80007</text:p>
          </table:table-cell>
          <table:table-cell office:value-type="float" office:value="0.632525" table:style-name="ce8">
            <text:p>0.632525</text:p>
          </table:table-cell>
          <table:table-cell office:value-type="float" office:value="0.71156600000000003" table:style-name="ce8">
            <text:p>0.711566</text:p>
          </table:table-cell>
          <table:table-cell office:value-type="float" office:value="0.67236799999999997" table:style-name="ce8">
            <text:p>0.672368</text:p>
          </table:table-cell>
          <table:table-cell office:value-type="float" office:value="-2.1831999999999963E-2" table:formula="of:=[.G53]-[.$G$5]" table:style-name="ce1">
            <text:p>-0.021832</text:p>
          </table:table-cell>
          <table:table-cell office:value-type="float" office:value="5.7209000000000065E-2" table:formula="of:=[.H53]-[.$G$5]" table:style-name="ce1">
            <text:p>0.057209</text:p>
          </table:table-cell>
          <table:table-cell office:value-type="float" office:value="1.8010999999999999E-2" table:formula="of:=[.I53]-[.$G$5]" table:style-name="ce1">
            <text:p>0.018011</text:p>
          </table:table-cell>
          <table:table-cell office:value-type="float" office:value="4.8000400000000001" table:style-name="ce8">
            <text:p>4.80004</text:p>
          </table:table-cell>
          <table:table-cell office:value-type="float" office:value="0.191883" table:style-name="ce8">
            <text:p>0.191883</text:p>
          </table:table-cell>
          <table:table-cell office:value-type="float" office:value="-1.8696500000000001E-2" table:style-name="ce8">
            <text:p>-0.0186965</text:p>
          </table:table-cell>
          <table:table-cell table:number-columns-repeated="16369"/>
        </table:table-row>
        <table:table-row table:style-name="ro3">
          <table:table-cell office:value-type="float" office:value="4.9000000000000004" table:style-name="ce1">
            <text:p>4.9</text:p>
          </table:table-cell>
          <table:table-cell office:value-type="float" office:value="5.3699999999999998E-2" table:style-name="ce1">
            <text:p>0.0537</text:p>
          </table:table-cell>
          <table:table-cell office:value-type="float" office:value="0.18568699999999999" table:style-name="ce7">
            <text:p>0.185687</text:p>
          </table:table-cell>
          <table:table-cell office:value-type="float" office:value="-0.112376" table:style-name="ce7">
            <text:p>-0.112376</text:p>
          </table:table-cell>
          <table:table-cell table:style-name="ce3"/>
          <table:table-cell office:value-type="float" office:value="4.9000199999999996" table:style-name="ce8">
            <text:p>4.90002</text:p>
          </table:table-cell>
          <table:table-cell office:value-type="float" office:value="0.61362000000000005" table:style-name="ce8">
            <text:p>0.61362</text:p>
          </table:table-cell>
          <table:table-cell office:value-type="float" office:value="0.70406000000000002" table:style-name="ce8">
            <text:p>0.70406</text:p>
          </table:table-cell>
          <table:table-cell office:value-type="float" office:value="0.68341099999999999" table:style-name="ce8">
            <text:p>0.683411</text:p>
          </table:table-cell>
          <table:table-cell office:value-type="float" office:value="-4.0736999999999912E-2" table:formula="of:=[.G54]-[.$G$5]" table:style-name="ce1">
            <text:p>-0.040737</text:p>
          </table:table-cell>
          <table:table-cell office:value-type="float" office:value="4.9703000000000053E-2" table:formula="of:=[.H54]-[.$G$5]" table:style-name="ce1">
            <text:p>0.049703</text:p>
          </table:table-cell>
          <table:table-cell office:value-type="float" office:value="2.9054000000000024E-2" table:formula="of:=[.I54]-[.$G$5]" table:style-name="ce1">
            <text:p>0.029054</text:p>
          </table:table-cell>
          <table:table-cell office:value-type="float" office:value="4.9000500000000002" table:style-name="ce8">
            <text:p>4.90005</text:p>
          </table:table-cell>
          <table:table-cell office:value-type="float" office:value="0.16646" table:style-name="ce8">
            <text:p>0.16646</text:p>
          </table:table-cell>
          <table:table-cell office:value-type="float" office:value="-5.1761500000000002E-2" table:style-name="ce8">
            <text:p>-0.0517615</text:p>
          </table:table-cell>
          <table:table-cell table:number-columns-repeated="16369"/>
        </table:table-row>
        <table:table-row table:style-name="ro3">
          <table:table-cell office:value-type="float" office:value="5" table:style-name="ce1">
            <text:p>5</text:p>
          </table:table-cell>
          <table:table-cell office:value-type="float" office:value="2.7317000000000001E-2" table:style-name="ce1">
            <text:p>0.027317</text:p>
          </table:table-cell>
          <table:table-cell office:value-type="float" office:value="0.105309" table:style-name="ce7">
            <text:p>0.105309</text:p>
          </table:table-cell>
          <table:table-cell office:value-type="float" office:value="-0.13306599999999999" table:style-name="ce7">
            <text:p>-0.133066</text:p>
          </table:table-cell>
          <table:table-cell table:style-name="ce3"/>
          <table:table-cell office:value-type="float" office:value="5.0001199999999999" table:style-name="ce8">
            <text:p>5.00012</text:p>
          </table:table-cell>
          <table:table-cell office:value-type="float" office:value="0.59869799999999995" table:style-name="ce8">
            <text:p>0.598698</text:p>
          </table:table-cell>
          <table:table-cell office:value-type="float" office:value="0.68884299999999998" table:style-name="ce8">
            <text:p>0.688843</text:p>
          </table:table-cell>
          <table:table-cell office:value-type="float" office:value="0.69447000000000003" table:style-name="ce8">
            <text:p>0.69447</text:p>
          </table:table-cell>
          <table:table-cell office:value-type="float" office:value="-5.5659000000000014E-2" table:formula="of:=[.G55]-[.$G$5]" table:style-name="ce1">
            <text:p>-0.055659</text:p>
          </table:table-cell>
          <table:table-cell office:value-type="float" office:value="3.4486000000000017E-2" table:formula="of:=[.H55]-[.$G$5]" table:style-name="ce1">
            <text:p>0.034486</text:p>
          </table:table-cell>
          <table:table-cell office:value-type="float" office:value="4.0113000000000065E-2" table:formula="of:=[.I55]-[.$G$5]" table:style-name="ce1">
            <text:p>0.040113</text:p>
          </table:table-cell>
          <table:table-cell office:value-type="float" office:value="5.0001199999999999" table:style-name="ce8">
            <text:p>5.00012</text:p>
          </table:table-cell>
          <table:table-cell office:value-type="float" office:value="0.11790100000000001" table:style-name="ce8">
            <text:p>0.117901</text:p>
          </table:table-cell>
          <table:table-cell office:value-type="float" office:value="-8.2739699999999999E-2" table:style-name="ce8">
            <text:p>-0.0827397</text:p>
          </table:table-cell>
          <table:table-cell table:number-columns-repeated="16369"/>
        </table:table-row>
        <table:table-row table:style-name="ro3">
          <table:table-cell office:value-type="float" office:value="5.0999999999999996" table:style-name="ce1">
            <text:p>5.1</text:p>
          </table:table-cell>
          <table:table-cell office:value-type="float" office:value="3.3300000000000002E-4" table:style-name="ce1">
            <text:p>0.000333</text:p>
          </table:table-cell>
          <table:table-cell office:value-type="float" office:value="1.8770999999999999E-2" table:style-name="ce7">
            <text:p>0.018771</text:p>
          </table:table-cell>
          <table:table-cell office:value-type="float" office:value="-0.13597100000000001" table:style-name="ce7">
            <text:p>-0.135971</text:p>
          </table:table-cell>
          <table:table-cell table:style-name="ce3"/>
          <table:table-cell office:value-type="float" office:value="5.10006" table:style-name="ce8">
            <text:p>5.10006</text:p>
          </table:table-cell>
          <table:table-cell office:value-type="float" office:value="0.58913400000000005" table:style-name="ce8">
            <text:p>0.589134</text:p>
          </table:table-cell>
          <table:table-cell office:value-type="float" office:value="0.66861499999999996" table:style-name="ce8">
            <text:p>0.668615</text:p>
          </table:table-cell>
          <table:table-cell office:value-type="float" office:value="0.70327099999999998" table:style-name="ce8">
            <text:p>0.703271</text:p>
          </table:table-cell>
          <table:table-cell office:value-type="float" office:value="-6.522299999999992E-2" table:formula="of:=[.G56]-[.$G$5]" table:style-name="ce1">
            <text:p>-0.065223</text:p>
          </table:table-cell>
          <table:table-cell office:value-type="float" office:value="1.4257999999999993E-2" table:formula="of:=[.H56]-[.$G$5]" table:style-name="ce1">
            <text:p>0.014258</text:p>
          </table:table-cell>
          <table:table-cell office:value-type="float" office:value="4.8914000000000013E-2" table:formula="of:=[.I56]-[.$G$5]" table:style-name="ce1">
            <text:p>0.048914</text:p>
          </table:table-cell>
          <table:table-cell office:value-type="float" office:value="5.10006" table:style-name="ce8">
            <text:p>5.10006</text:p>
          </table:table-cell>
          <table:table-cell office:value-type="float" office:value="5.2004000000000002E-2" table:style-name="ce8">
            <text:p>0.052004</text:p>
          </table:table-cell>
          <table:table-cell office:value-type="float" office:value="-0.105464" table:style-name="ce8">
            <text:p>-0.105464</text:p>
          </table:table-cell>
          <table:table-cell table:number-columns-repeated="16369"/>
        </table:table-row>
        <table:table-row table:style-name="ro3">
          <table:table-cell office:value-type="float" office:value="5.2" table:style-name="ce1">
            <text:p>5.2</text:p>
          </table:table-cell>
          <table:table-cell office:value-type="float" office:value="-2.3265000000000001E-2" table:style-name="ce1">
            <text:p>-0.023265</text:p>
          </table:table-cell>
          <table:table-cell office:value-type="float" office:value="-6.2771999999999994E-2" table:style-name="ce7">
            <text:p>-0.062772</text:p>
          </table:table-cell>
          <table:table-cell office:value-type="float" office:value="-0.12367499999999999" table:style-name="ce7">
            <text:p>-0.123675</text:p>
          </table:table-cell>
          <table:table-cell table:style-name="ce3"/>
          <table:table-cell office:value-type="float" office:value="5.2000099999999998" table:style-name="ce8">
            <text:p>5.20001</text:p>
          </table:table-cell>
          <table:table-cell office:value-type="float" office:value="0.58469000000000004" table:style-name="ce8">
            <text:p>0.58469</text:p>
          </table:table-cell>
          <table:table-cell office:value-type="float" office:value="0.64700899999999995" table:style-name="ce8">
            <text:p>0.647009</text:p>
          </table:table-cell>
          <table:table-cell office:value-type="float" office:value="0.70638400000000001" table:style-name="ce8">
            <text:p>0.706384</text:p>
          </table:table-cell>
          <table:table-cell office:value-type="float" office:value="-6.9666999999999923E-2" table:formula="of:=[.G57]-[.$G$5]" table:style-name="ce1">
            <text:p>-0.069667</text:p>
          </table:table-cell>
          <table:table-cell office:value-type="float" office:value="-7.3480000000000212E-3" table:formula="of:=[.H57]-[.$G$5]" table:style-name="ce1">
            <text:p>-0.007348</text:p>
          </table:table-cell>
          <table:table-cell office:value-type="float" office:value="5.2027000000000045E-2" table:formula="of:=[.I57]-[.$G$5]" table:style-name="ce1">
            <text:p>0.052027</text:p>
          </table:table-cell>
          <table:table-cell office:value-type="float" office:value="5.2000200000000003" table:style-name="ce8">
            <text:p>5.20002</text:p>
          </table:table-cell>
          <table:table-cell office:value-type="float" office:value="-2.1534000000000001E-2" table:style-name="ce8">
            <text:p>-0.021534</text:p>
          </table:table-cell>
          <table:table-cell office:value-type="float" office:value="-0.11372699999999999" table:style-name="ce8">
            <text:p>-0.113727</text:p>
          </table:table-cell>
          <table:table-cell table:number-columns-repeated="16369"/>
        </table:table-row>
        <table:table-row table:style-name="ro3">
          <table:table-cell office:value-type="float" office:value="5.3" table:style-name="ce1">
            <text:p>5.3</text:p>
          </table:table-cell>
          <table:table-cell office:value-type="float" office:value="-4.113E-2" table:style-name="ce1">
            <text:p>-0.04113</text:p>
          </table:table-cell>
          <table:table-cell office:value-type="float" office:value="-0.13125999999999999" table:style-name="ce7">
            <text:p>-0.13126</text:p>
          </table:table-cell>
          <table:table-cell office:value-type="float" office:value="-0.100975" table:style-name="ce7">
            <text:p>-0.100975</text:p>
          </table:table-cell>
          <table:table-cell table:style-name="ce3"/>
          <table:table-cell office:value-type="float" office:value="5.3001399999999999" table:style-name="ce8">
            <text:p>5.30014</text:p>
          </table:table-cell>
          <table:table-cell office:value-type="float" office:value="0.58516800000000002" table:style-name="ce8">
            <text:p>0.585168</text:p>
          </table:table-cell>
          <table:table-cell office:value-type="float" office:value="0.627224" table:style-name="ce8">
            <text:p>0.627224</text:p>
          </table:table-cell>
          <table:table-cell office:value-type="float" office:value="0.70250299999999999" table:style-name="ce8">
            <text:p>0.702503</text:p>
          </table:table-cell>
          <table:table-cell office:value-type="float" office:value="-6.9188999999999945E-2" table:formula="of:=[.G58]-[.$G$5]" table:style-name="ce1">
            <text:p>-0.069189</text:p>
          </table:table-cell>
          <table:table-cell office:value-type="float" office:value="-2.7132999999999963E-2" table:formula="of:=[.H58]-[.$G$5]" table:style-name="ce1">
            <text:p>-0.027133</text:p>
          </table:table-cell>
          <table:table-cell office:value-type="float" office:value="4.8146000000000022E-2" table:formula="of:=[.I58]-[.$G$5]" table:style-name="ce1">
            <text:p>0.048146</text:p>
          </table:table-cell>
          <table:table-cell office:value-type="float" office:value="5.30009" table:style-name="ce8">
            <text:p>5.30009</text:p>
          </table:table-cell>
          <table:table-cell office:value-type="float" office:value="-9.4096600000000002E-2" table:style-name="ce8">
            <text:p>-0.0940966</text:p>
          </table:table-cell>
          <table:table-cell office:value-type="float" office:value="-0.107104" table:style-name="ce8">
            <text:p>-0.107104</text:p>
          </table:table-cell>
          <table:table-cell table:number-columns-repeated="16369"/>
        </table:table-row>
        <table:table-row table:style-name="ro3">
          <table:table-cell office:value-type="float" office:value="5.4" table:style-name="ce1">
            <text:p>5.4</text:p>
          </table:table-cell>
          <table:table-cell office:value-type="float" office:value="-5.2796000000000003E-2" table:style-name="ce1">
            <text:p>-0.052796</text:p>
          </table:table-cell>
          <table:table-cell office:value-type="float" office:value="-0.18255399999999999" table:style-name="ce7">
            <text:p>-0.182554</text:p>
          </table:table-cell>
          <table:table-cell office:value-type="float" office:value="-7.3035000000000003E-2" table:style-name="ce7">
            <text:p>-0.073035</text:p>
          </table:table-cell>
          <table:table-cell table:style-name="ce3"/>
          <table:table-cell office:value-type="float" office:value="5.4001000000000001" table:style-name="ce8">
            <text:p>5.4001</text:p>
          </table:table-cell>
          <table:table-cell office:value-type="float" office:value="0.59135800000000005" table:style-name="ce8">
            <text:p>0.591358</text:p>
          </table:table-cell>
          <table:table-cell office:value-type="float" office:value="0.61123799999999995" table:style-name="ce8">
            <text:p>0.611238</text:p>
          </table:table-cell>
          <table:table-cell office:value-type="float" office:value="0.692442" table:style-name="ce8">
            <text:p>0.692442</text:p>
          </table:table-cell>
          <table:table-cell office:value-type="float" office:value="-6.2998999999999916E-2" table:formula="of:=[.G59]-[.$G$5]" table:style-name="ce1">
            <text:p>-0.062999</text:p>
          </table:table-cell>
          <table:table-cell office:value-type="float" office:value="-4.3119000000000018E-2" table:formula="of:=[.H59]-[.$G$5]" table:style-name="ce1">
            <text:p>-0.043119</text:p>
          </table:table-cell>
          <table:table-cell office:value-type="float" office:value="3.8085000000000035E-2" table:formula="of:=[.I59]-[.$G$5]" table:style-name="ce1">
            <text:p>0.038085</text:p>
          </table:table-cell>
          <table:table-cell office:value-type="float" office:value="5.4001299999999999" table:style-name="ce8">
            <text:p>5.40013</text:p>
          </table:table-cell>
          <table:table-cell office:value-type="float" office:value="-0.158053" table:style-name="ce8">
            <text:p>-0.158053</text:p>
          </table:table-cell>
          <table:table-cell office:value-type="float" office:value="-8.9511300000000002E-2" table:style-name="ce8">
            <text:p>-0.0895113</text:p>
          </table:table-cell>
          <table:table-cell table:number-columns-repeated="16369"/>
        </table:table-row>
        <table:table-row table:style-name="ro3">
          <table:table-cell office:value-type="float" office:value="5.5" table:style-name="ce1">
            <text:p>5.5</text:p>
          </table:table-cell>
          <table:table-cell office:value-type="float" office:value="-5.9230999999999999E-2" table:style-name="ce1">
            <text:p>-0.059231</text:p>
          </table:table-cell>
          <table:table-cell office:value-type="float" office:value="-0.21585399999999999" table:style-name="ce7">
            <text:p>-0.215854</text:p>
          </table:table-cell>
          <table:table-cell office:value-type="float" office:value="-4.3757999999999998E-2" table:style-name="ce7">
            <text:p>-0.043758</text:p>
          </table:table-cell>
          <table:table-cell table:style-name="ce3"/>
          <table:table-cell office:value-type="float" office:value="5.5000799999999996" table:style-name="ce8">
            <text:p>5.50008</text:p>
          </table:table-cell>
          <table:table-cell office:value-type="float" office:value="0.60386600000000001" table:style-name="ce8">
            <text:p>0.603866</text:p>
          </table:table-cell>
          <table:table-cell office:value-type="float" office:value="0.59898499999999999" table:style-name="ce8">
            <text:p>0.598985</text:p>
          </table:table-cell>
          <table:table-cell office:value-type="float" office:value="0.676929" table:style-name="ce8">
            <text:p>0.676929</text:p>
          </table:table-cell>
          <table:table-cell office:value-type="float" office:value="-5.0490999999999953E-2" table:formula="of:=[.G60]-[.$G$5]" table:style-name="ce1">
            <text:p>-0.050491</text:p>
          </table:table-cell>
          <table:table-cell office:value-type="float" office:value="-5.5371999999999977E-2" table:formula="of:=[.H60]-[.$G$5]" table:style-name="ce1">
            <text:p>-0.055372</text:p>
          </table:table-cell>
          <table:table-cell office:value-type="float" office:value="2.2572000000000036E-2" table:formula="of:=[.I60]-[.$G$5]" table:style-name="ce1">
            <text:p>0.022572</text:p>
          </table:table-cell>
          <table:table-cell office:value-type="float" office:value="5.5000099999999996" table:style-name="ce8">
            <text:p>5.50001</text:p>
          </table:table-cell>
          <table:table-cell office:value-type="float" office:value="-0.20874200000000001" table:style-name="ce8">
            <text:p>-0.208742</text:p>
          </table:table-cell>
          <table:table-cell office:value-type="float" office:value="-6.2807799999999997E-2" table:style-name="ce8">
            <text:p>-0.0628078</text:p>
          </table:table-cell>
          <table:table-cell table:number-columns-repeated="16369"/>
        </table:table-row>
        <table:table-row table:style-name="ro3">
          <table:table-cell office:value-type="float" office:value="5.6" table:style-name="ce1">
            <text:p>5.6</text:p>
          </table:table-cell>
          <table:table-cell office:value-type="float" office:value="-6.1942999999999998E-2" table:style-name="ce1">
            <text:p>-0.061943</text:p>
          </table:table-cell>
          <table:table-cell office:value-type="float" office:value="-0.23217199999999999" table:style-name="ce7">
            <text:p>-0.232172</text:p>
          </table:table-cell>
          <table:table-cell office:value-type="float" office:value="-1.4959E-2" table:style-name="ce7">
            <text:p>-0.014959</text:p>
          </table:table-cell>
          <table:table-cell table:style-name="ce3"/>
          <table:table-cell office:value-type="float" office:value="5.6001099999999999" table:style-name="ce8">
            <text:p>5.60011</text:p>
          </table:table-cell>
          <table:table-cell office:value-type="float" office:value="0.62143300000000001" table:style-name="ce8">
            <text:p>0.621433</text:p>
          </table:table-cell>
          <table:table-cell office:value-type="float" office:value="0.59045300000000001" table:style-name="ce8">
            <text:p>0.590453</text:p>
          </table:table-cell>
          <table:table-cell office:value-type="float" office:value="0.65811399999999998" table:style-name="ce8">
            <text:p>0.658114</text:p>
          </table:table-cell>
          <table:table-cell office:value-type="float" office:value="-3.2923999999999953E-2" table:formula="of:=[.G61]-[.$G$5]" table:style-name="ce1">
            <text:p>-0.032924</text:p>
          </table:table-cell>
          <table:table-cell office:value-type="float" office:value="-6.3903999999999961E-2" table:formula="of:=[.H61]-[.$G$5]" table:style-name="ce1">
            <text:p>-0.063904</text:p>
          </table:table-cell>
          <table:table-cell office:value-type="float" office:value="3.7570000000000103E-3" table:formula="of:=[.I61]-[.$G$5]" table:style-name="ce1">
            <text:p>0.003757</text:p>
          </table:table-cell>
          <table:table-cell office:value-type="float" office:value="5.6000800000000002" table:style-name="ce8">
            <text:p>5.60008</text:p>
          </table:table-cell>
          <table:table-cell office:value-type="float" office:value="-0.23852799999999999" table:style-name="ce8">
            <text:p>-0.238528</text:p>
          </table:table-cell>
          <table:table-cell office:value-type="float" office:value="-2.8375600000000001E-2" table:style-name="ce8">
            <text:p>-0.0283756</text:p>
          </table:table-cell>
          <table:table-cell table:number-columns-repeated="16369"/>
        </table:table-row>
        <table:table-row table:style-name="ro3">
          <table:table-cell office:value-type="float" office:value="5.7" table:style-name="ce1">
            <text:p>5.7</text:p>
          </table:table-cell>
          <table:table-cell office:value-type="float" office:value="-6.2009000000000002E-2" table:style-name="ce1">
            <text:p>-0.062009</text:p>
          </table:table-cell>
          <table:table-cell office:value-type="float" office:value="-0.232597" table:style-name="ce7">
            <text:p>-0.232597</text:p>
          </table:table-cell>
          <table:table-cell office:value-type="float" office:value="1.3414000000000001E-2" table:style-name="ce7">
            <text:p>0.013414</text:p>
          </table:table-cell>
          <table:table-cell table:style-name="ce3"/>
          <table:table-cell office:value-type="float" office:value="5.7001099999999996" table:style-name="ce8">
            <text:p>5.70011</text:p>
          </table:table-cell>
          <table:table-cell office:value-type="float" office:value="0.64464500000000002" table:style-name="ce8">
            <text:p>0.644645</text:p>
          </table:table-cell>
          <table:table-cell office:value-type="float" office:value="0.58664499999999997" table:style-name="ce8">
            <text:p>0.586645</text:p>
          </table:table-cell>
          <table:table-cell office:value-type="float" office:value="0.638679" table:style-name="ce8">
            <text:p>0.638679</text:p>
          </table:table-cell>
          <table:table-cell office:value-type="float" office:value="-9.7119999999999429E-3" table:formula="of:=[.G62]-[.$G$5]" table:style-name="ce1">
            <text:p>-0.009712</text:p>
          </table:table-cell>
          <table:table-cell office:value-type="float" office:value="-6.7711999999999994E-2" table:formula="of:=[.H62]-[.$G$5]" table:style-name="ce1">
            <text:p>-0.067712</text:p>
          </table:table-cell>
          <table:table-cell office:value-type="float" office:value="-1.567799999999997E-2" table:formula="of:=[.I62]-[.$G$5]" table:style-name="ce1">
            <text:p>-0.015678</text:p>
          </table:table-cell>
          <table:table-cell office:value-type="float" office:value="5.7001299999999997" table:style-name="ce8">
            <text:p>5.70013</text:p>
          </table:table-cell>
          <table:table-cell office:value-type="float" office:value="-0.24556800000000001" table:style-name="ce8">
            <text:p>-0.245568</text:p>
          </table:table-cell>
          <table:table-cell office:value-type="float" office:value="7.9863299999999998E-3" table:style-name="ce8">
            <text:p>0.00798633</text:p>
          </table:table-cell>
          <table:table-cell table:number-columns-repeated="16369"/>
        </table:table-row>
        <table:table-row table:style-name="ro3">
          <table:table-cell office:value-type="float" office:value="5.8" table:style-name="ce1">
            <text:p>5.8</text:p>
          </table:table-cell>
          <table:table-cell office:value-type="float" office:value="-5.9461E-2" table:style-name="ce1">
            <text:p>-0.059461</text:p>
          </table:table-cell>
          <table:table-cell office:value-type="float" office:value="-0.217164" table:style-name="ce7">
            <text:p>-0.217164</text:p>
          </table:table-cell>
          <table:table-cell office:value-type="float" office:value="4.2175999999999998E-2" table:style-name="ce7">
            <text:p>0.042176</text:p>
          </table:table-cell>
          <table:table-cell table:style-name="ce3"/>
          <table:table-cell office:value-type="float" office:value="5.8000999999999996" table:style-name="ce8">
            <text:p>5.8001</text:p>
          </table:table-cell>
          <table:table-cell office:value-type="float" office:value="0.67218900000000004" table:style-name="ce8">
            <text:p>0.672189</text:p>
          </table:table-cell>
          <table:table-cell office:value-type="float" office:value="0.58867100000000006" table:style-name="ce8">
            <text:p>0.588671</text:p>
          </table:table-cell>
          <table:table-cell office:value-type="float" office:value="0.62169399999999997" table:style-name="ce8">
            <text:p>0.621694</text:p>
          </table:table-cell>
          <table:table-cell office:value-type="float" office:value="1.783200000000007E-2" table:formula="of:=[.G63]-[.$G$5]" table:style-name="ce1">
            <text:p>0.017832</text:p>
          </table:table-cell>
          <table:table-cell office:value-type="float" office:value="-6.5685999999999911E-2" table:formula="of:=[.H63]-[.$G$5]" table:style-name="ce1">
            <text:p>-0.065686</text:p>
          </table:table-cell>
          <table:table-cell office:value-type="float" office:value="-3.2662999999999998E-2" table:formula="of:=[.I63]-[.$G$5]" table:style-name="ce1">
            <text:p>-0.032663</text:p>
          </table:table-cell>
          <table:table-cell office:value-type="float" office:value="5.8000699999999998" table:style-name="ce8">
            <text:p>5.80007</text:p>
          </table:table-cell>
          <table:table-cell office:value-type="float" office:value="-0.234787" table:style-name="ce8">
            <text:p>-0.234787</text:p>
          </table:table-cell>
          <table:table-cell office:value-type="float" office:value="4.1068599999999997E-2" table:style-name="ce8">
            <text:p>0.0410686</text:p>
          </table:table-cell>
          <table:table-cell table:number-columns-repeated="16369"/>
        </table:table-row>
        <table:table-row table:style-name="ro3">
          <table:table-cell office:value-type="float" office:value="5.9" table:style-name="ce1">
            <text:p>5.9</text:p>
          </table:table-cell>
          <table:table-cell office:value-type="float" office:value="-5.3266000000000001E-2" table:style-name="ce1">
            <text:p>-0.053266</text:p>
          </table:table-cell>
          <table:table-cell office:value-type="float" office:value="-0.18481900000000001" table:style-name="ce7">
            <text:p>-0.184819</text:p>
          </table:table-cell>
          <table:table-cell office:value-type="float" office:value="7.1454000000000004E-2" table:style-name="ce7">
            <text:p>0.071454</text:p>
          </table:table-cell>
          <table:table-cell table:style-name="ce3"/>
          <table:table-cell office:value-type="float" office:value="5.9000199999999996" table:style-name="ce8">
            <text:p>5.90002</text:p>
          </table:table-cell>
          <table:table-cell office:value-type="float" office:value="0.70024399999999998" table:style-name="ce8">
            <text:p>0.700244</text:p>
          </table:table-cell>
          <table:table-cell office:value-type="float" office:value="0.59603099999999998" table:style-name="ce8">
            <text:p>0.596031</text:p>
          </table:table-cell>
          <table:table-cell office:value-type="float" office:value="0.60887599999999997" table:style-name="ce8">
            <text:p>0.608876</text:p>
          </table:table-cell>
          <table:table-cell office:value-type="float" office:value="4.5887000000000011E-2" table:formula="of:=[.G64]-[.$G$5]" table:style-name="ce1">
            <text:p>0.045887</text:p>
          </table:table-cell>
          <table:table-cell office:value-type="float" office:value="-5.8325999999999989E-2" table:formula="of:=[.H64]-[.$G$5]" table:style-name="ce1">
            <text:p>-0.058326</text:p>
          </table:table-cell>
          <table:table-cell office:value-type="float" office:value="-4.5480999999999994E-2" table:formula="of:=[.I64]-[.$G$5]" table:style-name="ce1">
            <text:p>-0.045481</text:p>
          </table:table-cell>
          <table:table-cell office:value-type="float" office:value="5.9001099999999997" table:style-name="ce8">
            <text:p>5.90011</text:p>
          </table:table-cell>
          <table:table-cell office:value-type="float" office:value="-0.20469699999999999" table:style-name="ce8">
            <text:p>-0.204697</text:p>
          </table:table-cell>
          <table:table-cell office:value-type="float" office:value="7.1224999999999997E-2" table:style-name="ce8">
            <text:p>0.071225</text:p>
          </table:table-cell>
          <table:table-cell table:number-columns-repeated="16369"/>
        </table:table-row>
        <table:table-row table:style-name="ro3">
          <table:table-cell office:value-type="float" office:value="6" table:style-name="ce1">
            <text:p>6</text:p>
          </table:table-cell>
          <table:table-cell office:value-type="float" office:value="-4.1918999999999998E-2" table:style-name="ce1">
            <text:p>-0.041919</text:p>
          </table:table-cell>
          <table:table-cell office:value-type="float" office:value="-0.13450699999999999" table:style-name="ce7">
            <text:p>-0.134507</text:p>
          </table:table-cell>
          <table:table-cell office:value-type="float" office:value="9.9548999999999999E-2" table:style-name="ce7">
            <text:p>0.099549</text:p>
          </table:table-cell>
          <table:table-cell table:style-name="ce3"/>
          <table:table-cell office:value-type="float" office:value="6.0000299999999998" table:style-name="ce8">
            <text:p>6.00003</text:p>
          </table:table-cell>
          <table:table-cell office:value-type="float" office:value="0.72125700000000004" table:style-name="ce8">
            <text:p>0.721257</text:p>
          </table:table-cell>
          <table:table-cell office:value-type="float" office:value="0.60931299999999999" table:style-name="ce8">
            <text:p>0.609313</text:p>
          </table:table-cell>
          <table:table-cell office:value-type="float" office:value="0.59894700000000001" table:style-name="ce8">
            <text:p>0.598947</text:p>
          </table:table-cell>
          <table:table-cell office:value-type="float" office:value="6.6900000000000071E-2" table:formula="of:=[.G65]-[.$G$5]" table:style-name="ce1">
            <text:p>0.0669</text:p>
          </table:table-cell>
          <table:table-cell office:value-type="float" office:value="-4.5043999999999973E-2" table:formula="of:=[.H65]-[.$G$5]" table:style-name="ce1">
            <text:p>-0.045044</text:p>
          </table:table-cell>
          <table:table-cell office:value-type="float" office:value="-5.5409999999999959E-2" table:formula="of:=[.I65]-[.$G$5]" table:style-name="ce1">
            <text:p>-0.05541</text:p>
          </table:table-cell>
          <table:table-cell office:value-type="float" office:value="6.0000799999999996" table:style-name="ce8">
            <text:p>6.00008</text:p>
          </table:table-cell>
          <table:table-cell office:value-type="float" office:value="-0.15184900000000001" table:style-name="ce8">
            <text:p>-0.151849</text:p>
          </table:table-cell>
          <table:table-cell office:value-type="float" office:value="0.104093" table:style-name="ce8">
            <text:p>0.104093</text:p>
          </table:table-cell>
          <table:table-cell table:number-columns-repeated="16369"/>
        </table:table-row>
        <table:table-row table:style-name="ro3">
          <table:table-cell office:value-type="float" office:value="6.1" table:style-name="ce1">
            <text:p>6.1</text:p>
          </table:table-cell>
          <table:table-cell office:value-type="float" office:value="-2.4395E-2" table:style-name="ce1">
            <text:p>-0.024395</text:p>
          </table:table-cell>
          <table:table-cell office:value-type="float" office:value="-6.6880999999999996E-2" table:style-name="ce7">
            <text:p>-0.066881</text:p>
          </table:table-cell>
          <table:table-cell office:value-type="float" office:value="0.12266100000000001" table:style-name="ce7">
            <text:p>0.122661</text:p>
          </table:table-cell>
          <table:table-cell table:style-name="ce3"/>
          <table:table-cell office:value-type="float" office:value="6.1000399999999999" table:style-name="ce8">
            <text:p>6.10004</text:p>
          </table:table-cell>
          <table:table-cell office:value-type="float" office:value="0.73156100000000002" table:style-name="ce8">
            <text:p>0.731561</text:p>
          </table:table-cell>
          <table:table-cell office:value-type="float" office:value="0.62934500000000004" table:style-name="ce8">
            <text:p>0.629345</text:p>
          </table:table-cell>
          <table:table-cell office:value-type="float" office:value="0.59259099999999998" table:style-name="ce8">
            <text:p>0.592591</text:p>
          </table:table-cell>
          <table:table-cell office:value-type="float" office:value="7.720400000000005E-2" table:formula="of:=[.G66]-[.$G$5]" table:style-name="ce1">
            <text:p>0.077204</text:p>
          </table:table-cell>
          <table:table-cell office:value-type="float" office:value="-2.5011999999999923E-2" table:formula="of:=[.H66]-[.$G$5]" table:style-name="ce1">
            <text:p>-0.025012</text:p>
          </table:table-cell>
          <table:table-cell office:value-type="float" office:value="-6.1765999999999988E-2" table:formula="of:=[.I66]-[.$G$5]" table:style-name="ce1">
            <text:p>-0.061766</text:p>
          </table:table-cell>
          <table:table-cell office:value-type="float" office:value="6.1000300000000003" table:style-name="ce8">
            <text:p>6.10003</text:p>
          </table:table-cell>
          <table:table-cell office:value-type="float" office:value="-7.6610399999999995E-2" table:style-name="ce8">
            <text:p>-0.0766104</text:p>
          </table:table-cell>
          <table:table-cell office:value-type="float" office:value="0.134441" table:style-name="ce8">
            <text:p>0.134441</text:p>
          </table:table-cell>
          <table:table-cell table:number-columns-repeated="16369"/>
        </table:table-row>
        <table:table-row table:style-name="ro3">
          <table:table-cell office:value-type="float" office:value="6.2" table:style-name="ce1">
            <text:p>6.2</text:p>
          </table:table-cell>
          <table:table-cell office:value-type="float" office:value="-1.0640000000000001E-3" table:style-name="ce1">
            <text:p>-0.001064</text:p>
          </table:table-cell>
          <table:table-cell office:value-type="float" office:value="1.4126E-2" table:style-name="ce7">
            <text:p>0.014126</text:p>
          </table:table-cell>
          <table:table-cell office:value-type="float" office:value="0.135657" table:style-name="ce7">
            <text:p>0.135657</text:p>
          </table:table-cell>
          <table:table-cell table:style-name="ce3"/>
          <table:table-cell office:value-type="float" office:value="6.2000700000000002" table:style-name="ce8">
            <text:p>6.20007</text:p>
          </table:table-cell>
          <table:table-cell office:value-type="float" office:value="0.728321" table:style-name="ce8">
            <text:p>0.728321</text:p>
          </table:table-cell>
          <table:table-cell office:value-type="float" office:value="0.65478199999999998" table:style-name="ce8">
            <text:p>0.654782</text:p>
          </table:table-cell>
          <table:table-cell office:value-type="float" office:value="0.59087199999999995" table:style-name="ce8">
            <text:p>0.590872</text:p>
          </table:table-cell>
          <table:table-cell office:value-type="float" office:value="7.396400000000003E-2" table:formula="of:=[.G67]-[.$G$5]" table:style-name="ce1">
            <text:p>0.073964</text:p>
          </table:table-cell>
          <table:table-cell office:value-type="float" office:value="4.250000000000087E-4" table:formula="of:=[.H67]-[.$G$5]" table:style-name="ce1">
            <text:p>0.000425</text:p>
          </table:table-cell>
          <table:table-cell office:value-type="float" office:value="-6.3485000000000014E-2" table:formula="of:=[.I67]-[.$G$5]" table:style-name="ce1">
            <text:p>-0.063485</text:p>
          </table:table-cell>
          <table:table-cell office:value-type="float" office:value="6.2000900000000003" table:style-name="ce8">
            <text:p>6.20009</text:p>
          </table:table-cell>
          <table:table-cell office:value-type="float" office:value="1.34316E-2" table:style-name="ce8">
            <text:p>0.0134316</text:p>
          </table:table-cell>
          <table:table-cell office:value-type="float" office:value="0.15124000000000001" table:style-name="ce8">
            <text:p>0.15124</text:p>
          </table:table-cell>
          <table:table-cell table:number-columns-repeated="16369"/>
        </table:table-row>
        <table:table-row table:style-name="ro3">
          <table:table-cell office:value-type="float" office:value="6.3" table:style-name="ce1">
            <text:p>6.3</text:p>
          </table:table-cell>
          <table:table-cell office:value-type="float" office:value="2.5826000000000002E-2" table:style-name="ce1">
            <text:p>0.025826</text:p>
          </table:table-cell>
          <table:table-cell office:value-type="float" office:value="0.100659" table:style-name="ce7">
            <text:p>0.100659</text:p>
          </table:table-cell>
          <table:table-cell office:value-type="float" office:value="0.13367100000000001" table:style-name="ce7">
            <text:p>0.133671</text:p>
          </table:table-cell>
          <table:table-cell table:style-name="ce3"/>
          <table:table-cell office:value-type="float" office:value="6.3001199999999997" table:style-name="ce8">
            <text:p>6.30012</text:p>
          </table:table-cell>
          <table:table-cell office:value-type="float" office:value="0.71573500000000001" table:style-name="ce8">
            <text:p>0.715735</text:p>
          </table:table-cell>
          <table:table-cell office:value-type="float" office:value="0.68324499999999999" table:style-name="ce8">
            <text:p>0.683245</text:p>
          </table:table-cell>
          <table:table-cell office:value-type="float" office:value="0.59470000000000001" table:style-name="ce8">
            <text:p>0.5947</text:p>
          </table:table-cell>
          <table:table-cell office:value-type="float" office:value="6.1378000000000044E-2" table:formula="of:=[.G68]-[.$G$5]" table:style-name="ce1">
            <text:p>0.061378</text:p>
          </table:table-cell>
          <table:table-cell office:value-type="float" office:value="2.8888000000000025E-2" table:formula="of:=[.H68]-[.$G$5]" table:style-name="ce1">
            <text:p>0.028888</text:p>
          </table:table-cell>
          <table:table-cell office:value-type="float" office:value="-5.965699999999996E-2" table:formula="of:=[.I68]-[.$G$5]" table:style-name="ce1">
            <text:p>-0.059657</text:p>
          </table:table-cell>
          <table:table-cell office:value-type="float" office:value="6.3000299999999996" table:style-name="ce8">
            <text:p>6.30003</text:p>
          </table:table-cell>
          <table:table-cell office:value-type="float" office:value="0.104577" table:style-name="ce8">
            <text:p>0.104577</text:p>
          </table:table-cell>
          <table:table-cell office:value-type="float" office:value="0.14493600000000001" table:style-name="ce8">
            <text:p>0.144936</text:p>
          </table:table-cell>
          <table:table-cell table:number-columns-repeated="16369"/>
        </table:table-row>
        <table:table-row table:style-name="ro3">
          <table:table-cell office:value-type="float" office:value="6.4" table:style-name="ce1">
            <text:p>6.4</text:p>
          </table:table-cell>
          <table:table-cell office:value-type="float" office:value="5.2361999999999999E-2" table:style-name="ce1">
            <text:p>0.052362</text:p>
          </table:table-cell>
          <table:table-cell office:value-type="float" office:value="0.18168599999999999" table:style-name="ce7">
            <text:p>0.181686</text:p>
          </table:table-cell>
          <table:table-cell office:value-type="float" office:value="0.113957" table:style-name="ce7">
            <text:p>0.113957</text:p>
          </table:table-cell>
          <table:table-cell table:style-name="ce3"/>
          <table:table-cell office:value-type="float" office:value="6.4000399999999997" table:style-name="ce8">
            <text:p>6.40004</text:p>
          </table:table-cell>
          <table:table-cell office:value-type="float" office:value="0.69711000000000001" table:style-name="ce8">
            <text:p>0.69711</text:p>
          </table:table-cell>
          <table:table-cell office:value-type="float" office:value="0.71182500000000004" table:style-name="ce8">
            <text:p>0.711825</text:p>
          </table:table-cell>
          <table:table-cell office:value-type="float" office:value="0.60328199999999998" table:style-name="ce8">
            <text:p>0.603282</text:p>
          </table:table-cell>
          <table:table-cell office:value-type="float" office:value="4.2753000000000041E-2" table:formula="of:=[.G69]-[.$G$5]" table:style-name="ce1">
            <text:p>0.042753</text:p>
          </table:table-cell>
          <table:table-cell office:value-type="float" office:value="5.7468000000000075E-2" table:formula="of:=[.H69]-[.$G$5]" table:style-name="ce1">
            <text:p>0.057468</text:p>
          </table:table-cell>
          <table:table-cell office:value-type="float" office:value="-5.1074999999999982E-2" table:formula="of:=[.I69]-[.$G$5]" table:style-name="ce1">
            <text:p>-0.051075</text:p>
          </table:table-cell>
          <table:table-cell office:value-type="float" office:value="6.4000399999999997" table:style-name="ce8">
            <text:p>6.40004</text:p>
          </table:table-cell>
          <table:table-cell office:value-type="float" office:value="0.182111" table:style-name="ce8">
            <text:p>0.182111</text:p>
          </table:table-cell>
          <table:table-cell office:value-type="float" office:value="0.107958" table:style-name="ce8">
            <text:p>0.107958</text:p>
          </table:table-cell>
          <table:table-cell table:number-columns-repeated="16369"/>
        </table:table-row>
        <table:table-row table:style-name="ro3">
          <table:table-cell office:value-type="float" office:value="6.5" table:style-name="ce1">
            <text:p>6.5</text:p>
          </table:table-cell>
          <table:table-cell office:value-type="float" office:value="7.3833999999999997E-2" table:style-name="ce1">
            <text:p>0.073834</text:p>
          </table:table-cell>
          <table:table-cell office:value-type="float" office:value="0.24505099999999999" table:style-name="ce7">
            <text:p>0.245051</text:p>
          </table:table-cell>
          <table:table-cell office:value-type="float" office:value="7.7274999999999996E-2" table:style-name="ce7">
            <text:p>0.077275</text:p>
          </table:table-cell>
          <table:table-cell table:style-name="ce3"/>
          <table:table-cell office:value-type="float" office:value="6.50007" table:style-name="ce8">
            <text:p>6.50007</text:p>
          </table:table-cell>
          <table:table-cell office:value-type="float" office:value="0.67659100000000005" table:style-name="ce8">
            <text:p>0.676591</text:p>
          </table:table-cell>
          <table:table-cell office:value-type="float" office:value="0.73271799999999998" table:style-name="ce8">
            <text:p>0.732718</text:p>
          </table:table-cell>
          <table:table-cell office:value-type="float" office:value="0.61785400000000001" table:style-name="ce8">
            <text:p>0.617854</text:p>
          </table:table-cell>
          <table:table-cell office:value-type="float" office:value="2.2234000000000087E-2" table:formula="of:=[.G70]-[.$G$5]" table:style-name="ce1">
            <text:p>0.022234</text:p>
          </table:table-cell>
          <table:table-cell office:value-type="float" office:value="7.8361000000000014E-2" table:formula="of:=[.H70]-[.$G$5]" table:style-name="ce1">
            <text:p>0.078361</text:p>
          </table:table-cell>
          <table:table-cell office:value-type="float" office:value="-3.6502999999999952E-2" table:formula="of:=[.I70]-[.$G$5]" table:style-name="ce1">
            <text:p>-0.036503</text:p>
          </table:table-cell>
          <table:table-cell office:value-type="float" office:value="6.5001100000000003" table:style-name="ce8">
            <text:p>6.50011</text:p>
          </table:table-cell>
          <table:table-cell office:value-type="float" office:value="0.23363" table:style-name="ce8">
            <text:p>0.23363</text:p>
          </table:table-cell>
          <table:table-cell office:value-type="float" office:value="5.7961699999999998E-2" table:style-name="ce8">
            <text:p>0.0579617</text:p>
          </table:table-cell>
          <table:table-cell table:number-columns-repeated="16369"/>
        </table:table-row>
        <table:table-row table:style-name="ro3">
          <table:table-cell office:value-type="float" office:value="6.6" table:style-name="ce1">
            <text:p>6.6</text:p>
          </table:table-cell>
          <table:table-cell office:value-type="float" office:value="8.6004999999999998E-2" table:style-name="ce1">
            <text:p>0.086005</text:p>
          </table:table-cell>
          <table:table-cell office:value-type="float" office:value="0.28028199999999998" table:style-name="ce7">
            <text:p>0.280282</text:p>
          </table:table-cell>
          <table:table-cell office:value-type="float" office:value="2.8268999999999999E-2" table:style-name="ce7">
            <text:p>0.028269</text:p>
          </table:table-cell>
          <table:table-cell table:style-name="ce3"/>
          <table:table-cell office:value-type="float" office:value="6.6000800000000002" table:style-name="ce8">
            <text:p>6.60008</text:p>
          </table:table-cell>
          <table:table-cell office:value-type="float" office:value="0.65712400000000004" table:style-name="ce8">
            <text:p>0.657124</text:p>
          </table:table-cell>
          <table:table-cell office:value-type="float" office:value="0.73811700000000002" table:style-name="ce8">
            <text:p>0.738117</text:p>
          </table:table-cell>
          <table:table-cell office:value-type="float" office:value="0.63951100000000005" table:style-name="ce8">
            <text:p>0.639511</text:p>
          </table:table-cell>
          <table:table-cell office:value-type="float" office:value="2.767000000000075E-3" table:formula="of:=[.G71]-[.$G$5]" table:style-name="ce1">
            <text:p>0.002767</text:p>
          </table:table-cell>
          <table:table-cell office:value-type="float" office:value="8.3760000000000057E-2" table:formula="of:=[.H71]-[.$G$5]" table:style-name="ce1">
            <text:p>0.08376</text:p>
          </table:table-cell>
          <table:table-cell office:value-type="float" office:value="-1.4845999999999915E-2" table:formula="of:=[.I71]-[.$G$5]" table:style-name="ce1">
            <text:p>-0.014846</text:p>
          </table:table-cell>
          <table:table-cell office:value-type="float" office:value="6.6000899999999998" table:style-name="ce8">
            <text:p>6.60009</text:p>
          </table:table-cell>
          <table:table-cell office:value-type="float" office:value="0.25852199999999997" table:style-name="ce8">
            <text:p>0.258522</text:p>
          </table:table-cell>
          <table:table-cell office:value-type="float" office:value="1.49684E-4" table:style-name="ce8">
            <text:p>0.000149684</text:p>
          </table:table-cell>
          <table:table-cell table:number-columns-repeated="16369"/>
        </table:table-row>
        <table:table-row table:style-name="ro3">
          <table:table-cell office:value-type="float" office:value="6.7" table:style-name="ce1">
            <text:p>6.7</text:p>
          </table:table-cell>
          <table:table-cell office:value-type="float" office:value="8.6338999999999999E-2" table:style-name="ce1">
            <text:p>0.086339</text:p>
          </table:table-cell>
          <table:table-cell office:value-type="float" office:value="0.28124300000000002" table:style-name="ce7">
            <text:p>0.281243</text:p>
          </table:table-cell>
          <table:table-cell office:value-type="float" office:value="-2.5395999999999998E-2" table:style-name="ce7">
            <text:p>-0.025396</text:p>
          </table:table-cell>
          <table:table-cell table:style-name="ce3"/>
          <table:table-cell office:value-type="float" office:value="6.7001200000000001" table:style-name="ce8">
            <text:p>6.70012</text:p>
          </table:table-cell>
          <table:table-cell office:value-type="float" office:value="0.64021099999999997" table:style-name="ce8">
            <text:p>0.640211</text:p>
          </table:table-cell>
          <table:table-cell office:value-type="float" office:value="0.727904" table:style-name="ce8">
            <text:p>0.727904</text:p>
          </table:table-cell>
          <table:table-cell office:value-type="float" office:value="0.66711200000000004" table:style-name="ce8">
            <text:p>0.667112</text:p>
          </table:table-cell>
          <table:table-cell office:value-type="float" office:value="-1.4145999999999992E-2" table:formula="of:=[.G72]-[.$G$5]" table:style-name="ce1">
            <text:p>-0.014146</text:p>
          </table:table-cell>
          <table:table-cell office:value-type="float" office:value="7.3547000000000029E-2" table:formula="of:=[.H72]-[.$G$5]" table:style-name="ce1">
            <text:p>0.073547</text:p>
          </table:table-cell>
          <table:table-cell office:value-type="float" office:value="1.2755000000000072E-2" table:formula="of:=[.I72]-[.$G$5]" table:style-name="ce1">
            <text:p>0.012755</text:p>
          </table:table-cell>
          <table:table-cell office:value-type="float" office:value="6.7000700000000002" table:style-name="ce8">
            <text:p>6.70007</text:p>
          </table:table-cell>
          <table:table-cell office:value-type="float" office:value="0.239791" table:style-name="ce8">
            <text:p>0.239791</text:p>
          </table:table-cell>
          <table:table-cell office:value-type="float" office:value="-5.6661799999999998E-2" table:style-name="ce8">
            <text:p>-0.0566618</text:p>
          </table:table-cell>
          <table:table-cell table:number-columns-repeated="16369"/>
        </table:table-row>
        <table:table-row table:style-name="ro3">
          <table:table-cell office:value-type="float" office:value="6.8" table:style-name="ce1">
            <text:p>6.8</text:p>
          </table:table-cell>
          <table:table-cell office:value-type="float" office:value="7.4765999999999999E-2" table:style-name="ce1">
            <text:p>0.074766</text:p>
          </table:table-cell>
          <table:table-cell office:value-type="float" office:value="0.24776500000000001" table:style-name="ce7">
            <text:p>0.247765</text:p>
          </table:table-cell>
          <table:table-cell office:value-type="float" office:value="-7.4871999999999994E-2" table:style-name="ce7">
            <text:p>-0.074872</text:p>
          </table:table-cell>
          <table:table-cell table:style-name="ce3"/>
          <table:table-cell office:value-type="float" office:value="6.8000499999999997" table:style-name="ce8">
            <text:p>6.80005</text:p>
          </table:table-cell>
          <table:table-cell office:value-type="float" office:value="0.62595599999999996" table:style-name="ce8">
            <text:p>0.625956</text:p>
          </table:table-cell>
          <table:table-cell office:value-type="float" office:value="0.707013" table:style-name="ce8">
            <text:p>0.707013</text:p>
          </table:table-cell>
          <table:table-cell office:value-type="float" office:value="0.69733900000000004" table:style-name="ce8">
            <text:p>0.697339</text:p>
          </table:table-cell>
          <table:table-cell office:value-type="float" office:value="-2.840100000000001E-2" table:formula="of:=[.G73]-[.$G$5]" table:style-name="ce1">
            <text:p>-0.028401</text:p>
          </table:table-cell>
          <table:table-cell office:value-type="float" office:value="5.2656000000000036E-2" table:formula="of:=[.H73]-[.$G$5]" table:style-name="ce1">
            <text:p>0.052656</text:p>
          </table:table-cell>
          <table:table-cell office:value-type="float" office:value="4.2982000000000076E-2" table:formula="of:=[.I73]-[.$G$5]" table:style-name="ce1">
            <text:p>0.042982</text:p>
          </table:table-cell>
          <table:table-cell office:value-type="float" office:value="6.8000400000000001" table:style-name="ce8">
            <text:p>6.80004</text:p>
          </table:table-cell>
          <table:table-cell office:value-type="float" office:value="0.184836" table:style-name="ce8">
            <text:p>0.184836</text:p>
          </table:table-cell>
          <table:table-cell office:value-type="float" office:value="-9.7791100000000006E-2" table:style-name="ce8">
            <text:p>-0.0977911</text:p>
          </table:table-cell>
          <table:table-cell table:number-columns-repeated="16369"/>
        </table:table-row>
        <table:table-row table:style-name="ro3">
          <table:table-cell office:value-type="float" office:value="6.9" table:style-name="ce1">
            <text:p>6.9</text:p>
          </table:table-cell>
          <table:table-cell office:value-type="float" office:value="5.3699999999999998E-2" table:style-name="ce1">
            <text:p>0.0537</text:p>
          </table:table-cell>
          <table:table-cell office:value-type="float" office:value="0.18568699999999999" table:style-name="ce7">
            <text:p>0.185687</text:p>
          </table:table-cell>
          <table:table-cell office:value-type="float" office:value="-0.112376" table:style-name="ce7">
            <text:p>-0.112376</text:p>
          </table:table-cell>
          <table:table-cell table:style-name="ce3"/>
          <table:table-cell office:value-type="float" office:value="6.9001200000000003" table:style-name="ce8">
            <text:p>6.90012</text:p>
          </table:table-cell>
          <table:table-cell office:value-type="float" office:value="0.61442600000000003" table:style-name="ce8">
            <text:p>0.614426</text:p>
          </table:table-cell>
          <table:table-cell office:value-type="float" office:value="0.68322499999999997" table:style-name="ce8">
            <text:p>0.683225</text:p>
          </table:table-cell>
          <table:table-cell office:value-type="float" office:value="0.72534500000000002" table:style-name="ce8">
            <text:p>0.725345</text:p>
          </table:table-cell>
          <table:table-cell office:value-type="float" office:value="-3.9930999999999939E-2" table:formula="of:=[.G74]-[.$G$5]" table:style-name="ce1">
            <text:p>-0.039931</text:p>
          </table:table-cell>
          <table:table-cell office:value-type="float" office:value="2.8868000000000005E-2" table:formula="of:=[.H74]-[.$G$5]" table:style-name="ce1">
            <text:p>0.028868</text:p>
          </table:table-cell>
          <table:table-cell office:value-type="float" office:value="7.0988000000000051E-2" table:formula="of:=[.I74]-[.$G$5]" table:style-name="ce1">
            <text:p>0.070988</text:p>
          </table:table-cell>
          <table:table-cell office:value-type="float" office:value="6.9001200000000003" table:style-name="ce8">
            <text:p>6.90012</text:p>
          </table:table-cell>
          <table:table-cell office:value-type="float" office:value="0.115562" table:style-name="ce8">
            <text:p>0.115562</text:p>
          </table:table-cell>
          <table:table-cell office:value-type="float" office:value="-0.10917300000000001" table:style-name="ce8">
            <text:p>-0.109173</text:p>
          </table:table-cell>
          <table:table-cell table:number-columns-repeated="16369"/>
        </table:table-row>
        <table:table-row table:style-name="ro3">
          <table:table-cell office:value-type="float" office:value="7" table:style-name="ce1">
            <text:p>7</text:p>
          </table:table-cell>
          <table:table-cell office:value-type="float" office:value="2.7317000000000001E-2" table:style-name="ce1">
            <text:p>0.027317</text:p>
          </table:table-cell>
          <table:table-cell office:value-type="float" office:value="0.105309" table:style-name="ce7">
            <text:p>0.105309</text:p>
          </table:table-cell>
          <table:table-cell office:value-type="float" office:value="-0.13306599999999999" table:style-name="ce7">
            <text:p>-0.133066</text:p>
          </table:table-cell>
          <table:table-cell table:style-name="ce3"/>
          <table:table-cell office:value-type="float" office:value="7.0000799999999996" table:style-name="ce8">
            <text:p>7.00008</text:p>
          </table:table-cell>
          <table:table-cell office:value-type="float" office:value="0.60584099999999996" table:style-name="ce8">
            <text:p>0.605841</text:p>
          </table:table-cell>
          <table:table-cell office:value-type="float" office:value="0.66065300000000005" table:style-name="ce8">
            <text:p>0.660653</text:p>
          </table:table-cell>
          <table:table-cell office:value-type="float" office:value="0.74204999999999999" table:style-name="ce8">
            <text:p>0.74205</text:p>
          </table:table-cell>
          <table:table-cell office:value-type="float" office:value="-4.8516000000000004E-2" table:formula="of:=[.G75]-[.$G$5]" table:style-name="ce1">
            <text:p>-0.048516</text:p>
          </table:table-cell>
          <table:table-cell office:value-type="float" office:value="6.2960000000000793E-3" table:formula="of:=[.H75]-[.$G$5]" table:style-name="ce1">
            <text:p>0.006296</text:p>
          </table:table-cell>
          <table:table-cell office:value-type="float" office:value="8.7693000000000021E-2" table:formula="of:=[.I75]-[.$G$5]" table:style-name="ce1">
            <text:p>0.087693</text:p>
          </table:table-cell>
          <table:table-cell office:value-type="float" office:value="7.00007" table:style-name="ce8">
            <text:p>7.00007</text:p>
          </table:table-cell>
          <table:table-cell office:value-type="float" office:value="4.0275400000000003E-2" table:style-name="ce8">
            <text:p>0.0402754</text:p>
          </table:table-cell>
          <table:table-cell office:value-type="float" office:value="-0.103585" table:style-name="ce8">
            <text:p>-0.103585</text:p>
          </table:table-cell>
          <table:table-cell table:number-columns-repeated="16369"/>
        </table:table-row>
        <table:table-row table:style-name="ro3">
          <table:table-cell office:value-type="float" office:value="7.1" table:style-name="ce1">
            <text:p>7.1</text:p>
          </table:table-cell>
          <table:table-cell office:value-type="float" office:value="3.3300000000000002E-4" table:style-name="ce1">
            <text:p>0.000333</text:p>
          </table:table-cell>
          <table:table-cell office:value-type="float" office:value="1.8770999999999999E-2" table:style-name="ce7">
            <text:p>0.018771</text:p>
          </table:table-cell>
          <table:table-cell office:value-type="float" office:value="-0.13597100000000001" table:style-name="ce7">
            <text:p>-0.135971</text:p>
          </table:table-cell>
          <table:table-cell table:style-name="ce3"/>
          <table:table-cell office:value-type="float" office:value="7.1000500000000004" table:style-name="ce8">
            <text:p>7.10005</text:p>
          </table:table-cell>
          <table:table-cell office:value-type="float" office:value="0.60008099999999998" table:style-name="ce8">
            <text:p>0.600081</text:p>
          </table:table-cell>
          <table:table-cell office:value-type="float" office:value="0.64174200000000003" table:style-name="ce8">
            <text:p>0.641742</text:p>
          </table:table-cell>
          <table:table-cell office:value-type="float" office:value="0.74102500000000004" table:style-name="ce8">
            <text:p>0.741025</text:p>
          </table:table-cell>
          <table:table-cell office:value-type="float" office:value="-5.4275999999999991E-2" table:formula="of:=[.G76]-[.$G$5]" table:style-name="ce1">
            <text:p>-0.054276</text:p>
          </table:table-cell>
          <table:table-cell office:value-type="float" office:value="-1.2614999999999932E-2" table:formula="of:=[.H76]-[.$G$5]" table:style-name="ce1">
            <text:p>-0.012615</text:p>
          </table:table-cell>
          <table:table-cell office:value-type="float" office:value="8.6668000000000078E-2" table:formula="of:=[.I76]-[.$G$5]" table:style-name="ce1">
            <text:p>0.086668</text:p>
          </table:table-cell>
          <table:table-cell office:value-type="float" office:value="7.10006" table:style-name="ce8">
            <text:p>7.10006</text:p>
          </table:table-cell>
          <table:table-cell office:value-type="float" office:value="-3.1567900000000003E-2" table:style-name="ce8">
            <text:p>-0.0315679</text:p>
          </table:table-cell>
          <table:table-cell office:value-type="float" office:value="-9.0927300000000003E-2" table:style-name="ce8">
            <text:p>-0.0909273</text:p>
          </table:table-cell>
          <table:table-cell table:number-columns-repeated="16369"/>
        </table:table-row>
        <table:table-row table:style-name="ro3">
          <table:table-cell office:value-type="float" office:value="7.2" table:style-name="ce1">
            <text:p>7.2</text:p>
          </table:table-cell>
          <table:table-cell office:value-type="float" office:value="-2.3265000000000001E-2" table:style-name="ce1">
            <text:p>-0.023265</text:p>
          </table:table-cell>
          <table:table-cell office:value-type="float" office:value="-6.2771999999999994E-2" table:style-name="ce7">
            <text:p>-0.062772</text:p>
          </table:table-cell>
          <table:table-cell office:value-type="float" office:value="-0.12367499999999999" table:style-name="ce7">
            <text:p>-0.123675</text:p>
          </table:table-cell>
          <table:table-cell table:style-name="ce3"/>
          <table:table-cell office:value-type="float" office:value="7.2000799999999998" table:style-name="ce8">
            <text:p>7.20008</text:p>
          </table:table-cell>
          <table:table-cell office:value-type="float" office:value="0.59712200000000004" table:style-name="ce8">
            <text:p>0.597122</text:p>
          </table:table-cell>
          <table:table-cell office:value-type="float" office:value="0.62776100000000001" table:style-name="ce8">
            <text:p>0.627761</text:p>
          </table:table-cell>
          <table:table-cell office:value-type="float" office:value="0.72314000000000001" table:style-name="ce8">
            <text:p>0.72314</text:p>
          </table:table-cell>
          <table:table-cell office:value-type="float" office:value="-5.7234999999999925E-2" table:formula="of:=[.G77]-[.$G$5]" table:style-name="ce1">
            <text:p>-0.057235</text:p>
          </table:table-cell>
          <table:table-cell office:value-type="float" office:value="-2.6595999999999953E-2" table:formula="of:=[.H77]-[.$G$5]" table:style-name="ce1">
            <text:p>-0.026596</text:p>
          </table:table-cell>
          <table:table-cell office:value-type="float" office:value="6.8783000000000039E-2" table:formula="of:=[.I77]-[.$G$5]" table:style-name="ce1">
            <text:p>0.068783</text:p>
          </table:table-cell>
          <table:table-cell office:value-type="float" office:value="7.2000099999999998" table:style-name="ce8">
            <text:p>7.20001</text:p>
          </table:table-cell>
          <table:table-cell office:value-type="float" office:value="-9.0733499999999995E-2" table:style-name="ce8">
            <text:p>-0.0907335</text:p>
          </table:table-cell>
          <table:table-cell office:value-type="float" office:value="-7.9628199999999996E-2" table:style-name="ce8">
            <text:p>-0.0796282</text:p>
          </table:table-cell>
          <table:table-cell table:number-columns-repeated="16369"/>
        </table:table-row>
        <table:table-row table:style-name="ro3">
          <table:table-cell office:value-type="float" office:value="7.3" table:style-name="ce1">
            <text:p>7.3</text:p>
          </table:table-cell>
          <table:table-cell office:value-type="float" office:value="-4.113E-2" table:style-name="ce1">
            <text:p>-0.04113</text:p>
          </table:table-cell>
          <table:table-cell office:value-type="float" office:value="-0.13125999999999999" table:style-name="ce7">
            <text:p>-0.13126</text:p>
          </table:table-cell>
          <table:table-cell office:value-type="float" office:value="-0.100975" table:style-name="ce7">
            <text:p>-0.100975</text:p>
          </table:table-cell>
          <table:table-cell table:style-name="ce3"/>
          <table:table-cell office:value-type="float" office:value="7.30002" table:style-name="ce8">
            <text:p>7.30002</text:p>
          </table:table-cell>
          <table:table-cell office:value-type="float" office:value="0.59741200000000005" table:style-name="ce8">
            <text:p>0.597412</text:p>
          </table:table-cell>
          <table:table-cell office:value-type="float" office:value="0.61765300000000001" table:style-name="ce8">
            <text:p>0.617653</text:p>
          </table:table-cell>
          <table:table-cell office:value-type="float" office:value="0.69650699999999999" table:style-name="ce8">
            <text:p>0.696507</text:p>
          </table:table-cell>
          <table:table-cell office:value-type="float" office:value="-5.6944999999999912E-2" table:formula="of:=[.G78]-[.$G$5]" table:style-name="ce1">
            <text:p>-0.056945</text:p>
          </table:table-cell>
          <table:table-cell office:value-type="float" office:value="-3.6703999999999959E-2" table:formula="of:=[.H78]-[.$G$5]" table:style-name="ce1">
            <text:p>-0.036704</text:p>
          </table:table-cell>
          <table:table-cell office:value-type="float" office:value="4.2150000000000021E-2" table:formula="of:=[.I78]-[.$G$5]" table:style-name="ce1">
            <text:p>0.04215</text:p>
          </table:table-cell>
          <table:table-cell office:value-type="float" office:value="7.3001199999999997" table:style-name="ce8">
            <text:p>7.30012</text:p>
          </table:table-cell>
          <table:table-cell office:value-type="float" office:value="-0.140374" table:style-name="ce8">
            <text:p>-0.140374</text:p>
          </table:table-cell>
          <table:table-cell office:value-type="float" office:value="-6.3800300000000004E-2" table:style-name="ce8">
            <text:p>-0.0638003</text:p>
          </table:table-cell>
          <table:table-cell table:number-columns-repeated="16369"/>
        </table:table-row>
        <table:table-row table:style-name="ro3">
          <table:table-cell office:value-type="float" office:value="7.4" table:style-name="ce1">
            <text:p>7.4</text:p>
          </table:table-cell>
          <table:table-cell office:value-type="float" office:value="-5.2796000000000003E-2" table:style-name="ce1">
            <text:p>-0.052796</text:p>
          </table:table-cell>
          <table:table-cell office:value-type="float" office:value="-0.18255399999999999" table:style-name="ce7">
            <text:p>-0.182554</text:p>
          </table:table-cell>
          <table:table-cell office:value-type="float" office:value="-7.3035000000000003E-2" table:style-name="ce7">
            <text:p>-0.073035</text:p>
          </table:table-cell>
          <table:table-cell table:style-name="ce3"/>
          <table:table-cell office:value-type="float" office:value="7.4000500000000002" table:style-name="ce8">
            <text:p>7.40005</text:p>
          </table:table-cell>
          <table:table-cell office:value-type="float" office:value="0.60148400000000002" table:style-name="ce8">
            <text:p>0.601484</text:p>
          </table:table-cell>
          <table:table-cell office:value-type="float" office:value="0.61027600000000004" table:style-name="ce8">
            <text:p>0.610276</text:p>
          </table:table-cell>
          <table:table-cell office:value-type="float" office:value="0.66941399999999995" table:style-name="ce8">
            <text:p>0.669414</text:p>
          </table:table-cell>
          <table:table-cell office:value-type="float" office:value="-5.2872999999999948E-2" table:formula="of:=[.G79]-[.$G$5]" table:style-name="ce1">
            <text:p>-0.052873</text:p>
          </table:table-cell>
          <table:table-cell office:value-type="float" office:value="-4.4080999999999926E-2" table:formula="of:=[.H79]-[.$G$5]" table:style-name="ce1">
            <text:p>-0.044081</text:p>
          </table:table-cell>
          <table:table-cell office:value-type="float" office:value="1.5056999999999987E-2" table:formula="of:=[.I79]-[.$G$5]" table:style-name="ce1">
            <text:p>0.015057</text:p>
          </table:table-cell>
          <table:table-cell office:value-type="float" office:value="7.4001099999999997" table:style-name="ce8">
            <text:p>7.40011</text:p>
          </table:table-cell>
          <table:table-cell office:value-type="float" office:value="-0.17616999999999999" table:style-name="ce8">
            <text:p>-0.17617</text:p>
          </table:table-cell>
          <table:table-cell office:value-type="float" office:value="-4.5711300000000003E-2" table:style-name="ce8">
            <text:p>-0.0457113</text:p>
          </table:table-cell>
          <table:table-cell table:number-columns-repeated="16369"/>
        </table:table-row>
        <table:table-row table:style-name="ro3">
          <table:table-cell office:value-type="float" office:value="7.5" table:style-name="ce1">
            <text:p>7.5</text:p>
          </table:table-cell>
          <table:table-cell office:value-type="float" office:value="-5.9230999999999999E-2" table:style-name="ce1">
            <text:p>-0.059231</text:p>
          </table:table-cell>
          <table:table-cell office:value-type="float" office:value="-0.21585399999999999" table:style-name="ce7">
            <text:p>-0.215854</text:p>
          </table:table-cell>
          <table:table-cell office:value-type="float" office:value="-4.3757999999999998E-2" table:style-name="ce7">
            <text:p>-0.043758</text:p>
          </table:table-cell>
          <table:table-cell table:style-name="ce3"/>
          <table:table-cell office:value-type="float" office:value="7.5000799999999996" table:style-name="ce8">
            <text:p>7.50008</text:p>
          </table:table-cell>
          <table:table-cell office:value-type="float" office:value="0.60991700000000004" table:style-name="ce8">
            <text:p>0.609917</text:p>
          </table:table-cell>
          <table:table-cell office:value-type="float" office:value="0.60538400000000003" table:style-name="ce8">
            <text:p>0.605384</text:p>
          </table:table-cell>
          <table:table-cell office:value-type="float" office:value="0.64616200000000001" table:style-name="ce8">
            <text:p>0.646162</text:p>
          </table:table-cell>
          <table:table-cell office:value-type="float" office:value="-4.4439999999999924E-2" table:formula="of:=[.G80]-[.$G$5]" table:style-name="ce1">
            <text:p>-0.04444</text:p>
          </table:table-cell>
          <table:table-cell office:value-type="float" office:value="-4.8972999999999933E-2" table:formula="of:=[.H80]-[.$G$5]" table:style-name="ce1">
            <text:p>-0.048973</text:p>
          </table:table-cell>
          <table:table-cell office:value-type="float" office:value="-8.1949999999999523E-3" table:formula="of:=[.I80]-[.$G$5]" table:style-name="ce1">
            <text:p>-0.008195</text:p>
          </table:table-cell>
          <table:table-cell office:value-type="float" office:value="7.5001300000000004" table:style-name="ce8">
            <text:p>7.50013</text:p>
          </table:table-cell>
          <table:table-cell office:value-type="float" office:value="-0.19955200000000001" table:style-name="ce8">
            <text:p>-0.199552</text:p>
          </table:table-cell>
          <table:table-cell office:value-type="float" office:value="-3.0107200000000001E-2" table:style-name="ce8">
            <text:p>-0.0301072</text:p>
          </table:table-cell>
          <table:table-cell table:number-columns-repeated="16369"/>
        </table:table-row>
        <table:table-row table:style-name="ro3">
          <table:table-cell office:value-type="float" office:value="7.6" table:style-name="ce1">
            <text:p>7.6</text:p>
          </table:table-cell>
          <table:table-cell office:value-type="float" office:value="-6.1942999999999998E-2" table:style-name="ce1">
            <text:p>-0.061943</text:p>
          </table:table-cell>
          <table:table-cell office:value-type="float" office:value="-0.23217199999999999" table:style-name="ce7">
            <text:p>-0.232172</text:p>
          </table:table-cell>
          <table:table-cell office:value-type="float" office:value="-1.4959E-2" table:style-name="ce7">
            <text:p>-0.014959</text:p>
          </table:table-cell>
          <table:table-cell table:style-name="ce3"/>
          <table:table-cell office:value-type="float" office:value="7.6000899999999998" table:style-name="ce8">
            <text:p>7.60009</text:p>
          </table:table-cell>
          <table:table-cell office:value-type="float" office:value="0.62333799999999995" table:style-name="ce8">
            <text:p>0.623338</text:p>
          </table:table-cell>
          <table:table-cell office:value-type="float" office:value="0.602626" table:style-name="ce8">
            <text:p>0.602626</text:p>
          </table:table-cell>
          <table:table-cell office:value-type="float" office:value="0.62788500000000003" table:style-name="ce8">
            <text:p>0.627885</text:p>
          </table:table-cell>
          <table:table-cell office:value-type="float" office:value="-3.1019000000000019E-2" table:formula="of:=[.G81]-[.$G$5]" table:style-name="ce1">
            <text:p>-0.031019</text:p>
          </table:table-cell>
          <table:table-cell office:value-type="float" office:value="-5.1730999999999971E-2" table:formula="of:=[.H81]-[.$G$5]" table:style-name="ce1">
            <text:p>-0.051731</text:p>
          </table:table-cell>
          <table:table-cell office:value-type="float" office:value="-2.647199999999994E-2" table:formula="of:=[.I81]-[.$G$5]" table:style-name="ce1">
            <text:p>-0.026472</text:p>
          </table:table-cell>
          <table:table-cell office:value-type="float" office:value="7.6001000000000003" table:style-name="ce8">
            <text:p>7.6001</text:p>
          </table:table-cell>
          <table:table-cell office:value-type="float" office:value="-0.215919" table:style-name="ce8">
            <text:p>-0.215919</text:p>
          </table:table-cell>
          <table:table-cell office:value-type="float" office:value="-1.7404599999999999E-2" table:style-name="ce8">
            <text:p>-0.0174046</text:p>
          </table:table-cell>
          <table:table-cell table:number-columns-repeated="16369"/>
        </table:table-row>
        <table:table-row table:style-name="ro3">
          <table:table-cell office:value-type="float" office:value="7.7" table:style-name="ce1">
            <text:p>7.7</text:p>
          </table:table-cell>
          <table:table-cell office:value-type="float" office:value="-6.2009000000000002E-2" table:style-name="ce1">
            <text:p>-0.062009</text:p>
          </table:table-cell>
          <table:table-cell office:value-type="float" office:value="-0.232597" table:style-name="ce7">
            <text:p>-0.232597</text:p>
          </table:table-cell>
          <table:table-cell office:value-type="float" office:value="1.3414000000000001E-2" table:style-name="ce7">
            <text:p>0.013414</text:p>
          </table:table-cell>
          <table:table-cell table:style-name="ce3"/>
          <table:table-cell office:value-type="float" office:value="7.7000999999999999" table:style-name="ce8">
            <text:p>7.7001</text:p>
          </table:table-cell>
          <table:table-cell office:value-type="float" office:value="0.64188400000000001" table:style-name="ce8">
            <text:p>0.641884</text:p>
          </table:table-cell>
          <table:table-cell office:value-type="float" office:value="0.60214400000000001" table:style-name="ce8">
            <text:p>0.602144</text:p>
          </table:table-cell>
          <table:table-cell office:value-type="float" office:value="0.61455499999999996" table:style-name="ce8">
            <text:p>0.614555</text:p>
          </table:table-cell>
          <table:table-cell office:value-type="float" office:value="-1.2472999999999956E-2" table:formula="of:=[.G82]-[.$G$5]" table:style-name="ce1">
            <text:p>-0.012473</text:p>
          </table:table-cell>
          <table:table-cell office:value-type="float" office:value="-5.2212999999999954E-2" table:formula="of:=[.H82]-[.$G$5]" table:style-name="ce1">
            <text:p>-0.052213</text:p>
          </table:table-cell>
          <table:table-cell office:value-type="float" office:value="-3.9802000000000004E-2" table:formula="of:=[.I82]-[.$G$5]" table:style-name="ce1">
            <text:p>-0.039802</text:p>
          </table:table-cell>
          <table:table-cell office:value-type="float" office:value="7.7001099999999996" table:style-name="ce8">
            <text:p>7.70011</text:p>
          </table:table-cell>
          <table:table-cell office:value-type="float" office:value="-0.217227" table:style-name="ce8">
            <text:p>-0.217227</text:p>
          </table:table-cell>
          <table:table-cell office:value-type="float" office:value="-7.5892899999999998E-4" table:style-name="ce8">
            <text:p>-0.000758929</text:p>
          </table:table-cell>
          <table:table-cell table:number-columns-repeated="16369"/>
        </table:table-row>
        <table:table-row table:style-name="ro3">
          <table:table-cell office:value-type="float" office:value="7.8" table:style-name="ce1">
            <text:p>7.8</text:p>
          </table:table-cell>
          <table:table-cell office:value-type="float" office:value="-5.9461E-2" table:style-name="ce1">
            <text:p>-0.059461</text:p>
          </table:table-cell>
          <table:table-cell office:value-type="float" office:value="-0.217164" table:style-name="ce7">
            <text:p>-0.217164</text:p>
          </table:table-cell>
          <table:table-cell office:value-type="float" office:value="4.2175999999999998E-2" table:style-name="ce7">
            <text:p>0.042176</text:p>
          </table:table-cell>
          <table:table-cell table:style-name="ce3"/>
          <table:table-cell office:value-type="float" office:value="7.8000400000000001" table:style-name="ce8">
            <text:p>7.80004</text:p>
          </table:table-cell>
          <table:table-cell office:value-type="float" office:value="0.66459400000000002" table:style-name="ce8">
            <text:p>0.664594</text:p>
          </table:table-cell>
          <table:table-cell office:value-type="float" office:value="0.60367099999999996" table:style-name="ce8">
            <text:p>0.603671</text:p>
          </table:table-cell>
          <table:table-cell office:value-type="float" office:value="0.60606800000000005" table:style-name="ce8">
            <text:p>0.606068</text:p>
          </table:table-cell>
          <table:table-cell office:value-type="float" office:value="1.0237000000000052E-2" table:formula="of:=[.G83]-[.$G$5]" table:style-name="ce1">
            <text:p>0.010237</text:p>
          </table:table-cell>
          <table:table-cell office:value-type="float" office:value="-5.0686000000000009E-2" table:formula="of:=[.H83]-[.$G$5]" table:style-name="ce1">
            <text:p>-0.050686</text:p>
          </table:table-cell>
          <table:table-cell office:value-type="float" office:value="-4.8288999999999915E-2" table:formula="of:=[.I83]-[.$G$5]" table:style-name="ce1">
            <text:p>-0.048289</text:p>
          </table:table-cell>
          <table:table-cell office:value-type="float" office:value="7.8001100000000001" table:style-name="ce8">
            <text:p>7.80011</text:p>
          </table:table-cell>
          <table:table-cell office:value-type="float" office:value="-0.20360600000000001" table:style-name="ce8">
            <text:p>-0.203606</text:p>
          </table:table-cell>
          <table:table-cell office:value-type="float" office:value="2.04668E-2" table:style-name="ce8">
            <text:p>0.0204668</text:p>
          </table:table-cell>
          <table:table-cell table:number-columns-repeated="16369"/>
        </table:table-row>
        <table:table-row table:style-name="ro3">
          <table:table-cell office:value-type="float" office:value="7.9" table:style-name="ce1">
            <text:p>7.9</text:p>
          </table:table-cell>
          <table:table-cell office:value-type="float" office:value="-5.3266000000000001E-2" table:style-name="ce1">
            <text:p>-0.053266</text:p>
          </table:table-cell>
          <table:table-cell office:value-type="float" office:value="-0.18481900000000001" table:style-name="ce7">
            <text:p>-0.184819</text:p>
          </table:table-cell>
          <table:table-cell office:value-type="float" office:value="7.1454000000000004E-2" table:style-name="ce7">
            <text:p>0.071454</text:p>
          </table:table-cell>
          <table:table-cell table:style-name="ce3"/>
          <table:table-cell office:value-type="float" office:value="7.9000700000000004" table:style-name="ce8">
            <text:p>7.90007</text:p>
          </table:table-cell>
          <table:table-cell office:value-type="float" office:value="0.69057000000000002" table:style-name="ce8">
            <text:p>0.69057</text:p>
          </table:table-cell>
          <table:table-cell office:value-type="float" office:value="0.60949600000000004" table:style-name="ce8">
            <text:p>0.609496</text:p>
          </table:table-cell>
          <table:table-cell office:value-type="float" office:value="0.60179899999999997" table:style-name="ce8">
            <text:p>0.601799</text:p>
          </table:table-cell>
          <table:table-cell office:value-type="float" office:value="3.6213000000000051E-2" table:formula="of:=[.G84]-[.$G$5]" table:style-name="ce1">
            <text:p>0.036213</text:p>
          </table:table-cell>
          <table:table-cell office:value-type="float" office:value="-4.4860999999999929E-2" table:formula="of:=[.H84]-[.$G$5]" table:style-name="ce1">
            <text:p>-0.044861</text:p>
          </table:table-cell>
          <table:table-cell office:value-type="float" office:value="-5.2557999999999994E-2" table:formula="of:=[.I84]-[.$G$5]" table:style-name="ce1">
            <text:p>-0.052558</text:p>
          </table:table-cell>
          <table:table-cell office:value-type="float" office:value="7.9001299999999999" table:style-name="ce8">
            <text:p>7.90013</text:p>
          </table:table-cell>
          <table:table-cell office:value-type="float" office:value="-0.176701" table:style-name="ce8">
            <text:p>-0.176701</text:p>
          </table:table-cell>
          <table:table-cell office:value-type="float" office:value="4.1982600000000002E-2" table:style-name="ce8">
            <text:p>0.0419826</text:p>
          </table:table-cell>
          <table:table-cell table:number-columns-repeated="16369"/>
        </table:table-row>
        <table:table-row table:style-name="ro3">
          <table:table-cell office:value-type="float" office:value="8" table:style-name="ce1">
            <text:p>8</text:p>
          </table:table-cell>
          <table:table-cell office:value-type="float" office:value="-4.1918999999999998E-2" table:style-name="ce1">
            <text:p>-0.041919</text:p>
          </table:table-cell>
          <table:table-cell office:value-type="float" office:value="-0.13450699999999999" table:style-name="ce7">
            <text:p>-0.134507</text:p>
          </table:table-cell>
          <table:table-cell office:value-type="float" office:value="9.9548999999999999E-2" table:style-name="ce7">
            <text:p>0.099549</text:p>
          </table:table-cell>
          <table:table-cell table:style-name="ce3"/>
          <table:table-cell office:value-type="float" office:value="8.0000900000000001" table:style-name="ce8">
            <text:p>8.00009</text:p>
          </table:table-cell>
          <table:table-cell office:value-type="float" office:value="0.71582400000000002" table:style-name="ce8">
            <text:p>0.715824</text:p>
          </table:table-cell>
          <table:table-cell office:value-type="float" office:value="0.61937900000000001" table:style-name="ce8">
            <text:p>0.619379</text:p>
          </table:table-cell>
          <table:table-cell office:value-type="float" office:value="0.59970699999999999" table:style-name="ce8">
            <text:p>0.599707</text:p>
          </table:table-cell>
          <table:table-cell office:value-type="float" office:value="6.1467000000000049E-2" table:formula="of:=[.G85]-[.$G$5]" table:style-name="ce1">
            <text:p>0.061467</text:p>
          </table:table-cell>
          <table:table-cell office:value-type="float" office:value="-3.4977999999999954E-2" table:formula="of:=[.H85]-[.$G$5]" table:style-name="ce1">
            <text:p>-0.034978</text:p>
          </table:table-cell>
          <table:table-cell office:value-type="float" office:value="-5.4649999999999976E-2" table:formula="of:=[.I85]-[.$G$5]" table:style-name="ce1">
            <text:p>-0.05465</text:p>
          </table:table-cell>
          <table:table-cell office:value-type="float" office:value="8.0000699999999991" table:style-name="ce8">
            <text:p>8.00007</text:p>
          </table:table-cell>
          <table:table-cell office:value-type="float" office:value="-0.13266600000000001" table:style-name="ce8">
            <text:p>-0.132666</text:p>
          </table:table-cell>
          <table:table-cell office:value-type="float" office:value="6.7528199999999997E-2" table:style-name="ce8">
            <text:p>0.0675282</text:p>
          </table:table-cell>
          <table:table-cell table:number-columns-repeated="16369"/>
        </table:table-row>
        <table:table-row table:style-name="ro3">
          <table:table-cell office:value-type="float" office:value="8.1" table:style-name="ce1">
            <text:p>8.1</text:p>
          </table:table-cell>
          <table:table-cell office:value-type="float" office:value="-2.4395E-2" table:style-name="ce1">
            <text:p>-0.024395</text:p>
          </table:table-cell>
          <table:table-cell office:value-type="float" office:value="-6.6880999999999996E-2" table:style-name="ce7">
            <text:p>-0.066881</text:p>
          </table:table-cell>
          <table:table-cell office:value-type="float" office:value="0.12266100000000001" table:style-name="ce7">
            <text:p>0.122661</text:p>
          </table:table-cell>
          <table:table-cell table:style-name="ce3"/>
          <table:table-cell office:value-type="float" office:value="8.1000700000000005" table:style-name="ce8">
            <text:p>8.10007</text:p>
          </table:table-cell>
          <table:table-cell office:value-type="float" office:value="0.73258699999999999" table:style-name="ce8">
            <text:p>0.732587</text:p>
          </table:table-cell>
          <table:table-cell office:value-type="float" office:value="0.63374699999999995" table:style-name="ce8">
            <text:p>0.633747</text:p>
          </table:table-cell>
          <table:table-cell office:value-type="float" office:value="0.60062499999999996" table:style-name="ce8">
            <text:p>0.600625</text:p>
          </table:table-cell>
          <table:table-cell office:value-type="float" office:value="7.8230000000000022E-2" table:formula="of:=[.G86]-[.$G$5]" table:style-name="ce1">
            <text:p>0.07823</text:p>
          </table:table-cell>
          <table:table-cell office:value-type="float" office:value="-2.0610000000000017E-2" table:formula="of:=[.H86]-[.$G$5]" table:style-name="ce1">
            <text:p>-0.02061</text:p>
          </table:table-cell>
          <table:table-cell office:value-type="float" office:value="-5.3732000000000002E-2" table:formula="of:=[.I86]-[.$G$5]" table:style-name="ce1">
            <text:p>-0.053732</text:p>
          </table:table-cell>
          <table:table-cell office:value-type="float" office:value="8.1001300000000001" table:style-name="ce8">
            <text:p>8.10013</text:p>
          </table:table-cell>
          <table:table-cell office:value-type="float" office:value="-6.6640599999999994E-2" table:style-name="ce8">
            <text:p>-0.0666406</text:p>
          </table:table-cell>
          <table:table-cell office:value-type="float" office:value="9.3040899999999996E-2" table:style-name="ce8">
            <text:p>0.0930409</text:p>
          </table:table-cell>
          <table:table-cell table:number-columns-repeated="16369"/>
        </table:table-row>
        <table:table-row table:style-name="ro3">
          <table:table-cell office:value-type="float" office:value="8.1999999999999993" table:style-name="ce1">
            <text:p>8.2</text:p>
          </table:table-cell>
          <table:table-cell office:value-type="float" office:value="-1.0640000000000001E-3" table:style-name="ce1">
            <text:p>-0.001064</text:p>
          </table:table-cell>
          <table:table-cell office:value-type="float" office:value="1.4126E-2" table:style-name="ce7">
            <text:p>0.014126</text:p>
          </table:table-cell>
          <table:table-cell office:value-type="float" office:value="0.135657" table:style-name="ce7">
            <text:p>0.135657</text:p>
          </table:table-cell>
          <table:table-cell table:style-name="ce3"/>
          <table:table-cell office:value-type="float" office:value="8.2001299999999997" table:style-name="ce8">
            <text:p>8.20013</text:p>
          </table:table-cell>
          <table:table-cell office:value-type="float" office:value="0.73621000000000003" table:style-name="ce8">
            <text:p>0.73621</text:p>
          </table:table-cell>
          <table:table-cell office:value-type="float" office:value="0.65278599999999998" table:style-name="ce8">
            <text:p>0.652786</text:p>
          </table:table-cell>
          <table:table-cell office:value-type="float" office:value="0.60459399999999996" table:style-name="ce8">
            <text:p>0.604594</text:p>
          </table:table-cell>
          <table:table-cell office:value-type="float" office:value="8.1853000000000065E-2" table:formula="of:=[.G87]-[.$G$5]" table:style-name="ce1">
            <text:p>0.081853</text:p>
          </table:table-cell>
          <table:table-cell office:value-type="float" office:value="-1.5709999999999891E-3" table:formula="of:=[.H87]-[.$G$5]" table:style-name="ce1">
            <text:p>-0.001571</text:p>
          </table:table-cell>
          <table:table-cell office:value-type="float" office:value="-4.9763000000000002E-2" table:formula="of:=[.I87]-[.$G$5]" table:style-name="ce1">
            <text:p>-0.049763</text:p>
          </table:table-cell>
          <table:table-cell office:value-type="float" office:value="8.2001000000000008" table:style-name="ce8">
            <text:p>8.2001</text:p>
          </table:table-cell>
          <table:table-cell office:value-type="float" office:value="1.3134699999999999E-2" table:style-name="ce8">
            <text:p>0.0131347</text:p>
          </table:table-cell>
          <table:table-cell office:value-type="float" office:value="0.106139" table:style-name="ce8">
            <text:p>0.106139</text:p>
          </table:table-cell>
          <table:table-cell table:number-columns-repeated="16369"/>
        </table:table-row>
        <table:table-row table:style-name="ro3">
          <table:table-cell office:value-type="float" office:value="8.3000000000000007" table:style-name="ce1">
            <text:p>8.3</text:p>
          </table:table-cell>
          <table:table-cell office:value-type="float" office:value="2.5826000000000002E-2" table:style-name="ce1">
            <text:p>0.025826</text:p>
          </table:table-cell>
          <table:table-cell office:value-type="float" office:value="0.100659" table:style-name="ce7">
            <text:p>0.100659</text:p>
          </table:table-cell>
          <table:table-cell office:value-type="float" office:value="0.13367100000000001" table:style-name="ce7">
            <text:p>0.133671</text:p>
          </table:table-cell>
          <table:table-cell table:style-name="ce3"/>
          <table:table-cell office:value-type="float" office:value="8.3001299999999993" table:style-name="ce8">
            <text:p>8.30013</text:p>
          </table:table-cell>
          <table:table-cell office:value-type="float" office:value="0.72522900000000001" table:style-name="ce8">
            <text:p>0.725229</text:p>
          </table:table-cell>
          <table:table-cell office:value-type="float" office:value="0.67565799999999998" table:style-name="ce8">
            <text:p>0.675658</text:p>
          </table:table-cell>
          <table:table-cell office:value-type="float" office:value="0.61069099999999998" table:style-name="ce8">
            <text:p>0.610691</text:p>
          </table:table-cell>
          <table:table-cell office:value-type="float" office:value="7.0872000000000046E-2" table:formula="of:=[.G88]-[.$G$5]" table:style-name="ce1">
            <text:p>0.070872</text:p>
          </table:table-cell>
          <table:table-cell office:value-type="float" office:value="2.1301000000000014E-2" table:formula="of:=[.H88]-[.$G$5]" table:style-name="ce1">
            <text:p>0.021301</text:p>
          </table:table-cell>
          <table:table-cell office:value-type="float" office:value="-4.3665999999999983E-2" table:formula="of:=[.I88]-[.$G$5]" table:style-name="ce1">
            <text:p>-0.043666</text:p>
          </table:table-cell>
          <table:table-cell office:value-type="float" office:value="8.3000799999999995" table:style-name="ce8">
            <text:p>8.30008</text:p>
          </table:table-cell>
          <table:table-cell office:value-type="float" office:value="9.5203999999999997E-2" table:style-name="ce8">
            <text:p>0.095204</text:p>
          </table:table-cell>
          <table:table-cell office:value-type="float" office:value="0.10348300000000001" table:style-name="ce8">
            <text:p>0.103483</text:p>
          </table:table-cell>
          <table:table-cell table:number-columns-repeated="16369"/>
        </table:table-row>
        <table:table-row table:style-name="ro3">
          <table:table-cell office:value-type="float" office:value="8.4" table:style-name="ce1">
            <text:p>8.4</text:p>
          </table:table-cell>
          <table:table-cell office:value-type="float" office:value="5.2361999999999999E-2" table:style-name="ce1">
            <text:p>0.052362</text:p>
          </table:table-cell>
          <table:table-cell office:value-type="float" office:value="0.18168599999999999" table:style-name="ce7">
            <text:p>0.181686</text:p>
          </table:table-cell>
          <table:table-cell office:value-type="float" office:value="0.113957" table:style-name="ce7">
            <text:p>0.113957</text:p>
          </table:table-cell>
          <table:table-cell table:style-name="ce3"/>
          <table:table-cell office:value-type="float" office:value="8.40001" table:style-name="ce8">
            <text:p>8.40001</text:p>
          </table:table-cell>
          <table:table-cell office:value-type="float" office:value="0.70399900000000004" table:style-name="ce8">
            <text:p>0.703999</text:p>
          </table:table-cell>
          <table:table-cell office:value-type="float" office:value="0.70008099999999995" table:style-name="ce8">
            <text:p>0.700081</text:p>
          </table:table-cell>
          <table:table-cell office:value-type="float" office:value="0.61943800000000004" table:style-name="ce8">
            <text:p>0.619438</text:p>
          </table:table-cell>
          <table:table-cell office:value-type="float" office:value="4.9642000000000075E-2" table:formula="of:=[.G89]-[.$G$5]" table:style-name="ce1">
            <text:p>0.049642</text:p>
          </table:table-cell>
          <table:table-cell office:value-type="float" office:value="4.5723999999999987E-2" table:formula="of:=[.H89]-[.$G$5]" table:style-name="ce1">
            <text:p>0.045724</text:p>
          </table:table-cell>
          <table:table-cell office:value-type="float" office:value="-3.4918999999999922E-2" table:formula="of:=[.I89]-[.$G$5]" table:style-name="ce1">
            <text:p>-0.034919</text:p>
          </table:table-cell>
          <table:table-cell office:value-type="float" office:value="8.4000299999999992" table:style-name="ce8">
            <text:p>8.40003</text:p>
          </table:table-cell>
          <table:table-cell office:value-type="float" office:value="0.163854" table:style-name="ce8">
            <text:p>0.163854</text:p>
          </table:table-cell>
          <table:table-cell office:value-type="float" office:value="9.2004100000000005E-2" table:style-name="ce8">
            <text:p>0.0920041</text:p>
          </table:table-cell>
          <table:table-cell table:number-columns-repeated="16369"/>
        </table:table-row>
        <table:table-row table:style-name="ro3">
          <table:table-cell office:value-type="float" office:value="8.5" table:style-name="ce1">
            <text:p>8.5</text:p>
          </table:table-cell>
          <table:table-cell office:value-type="float" office:value="7.3833999999999997E-2" table:style-name="ce1">
            <text:p>0.073834</text:p>
          </table:table-cell>
          <table:table-cell office:value-type="float" office:value="0.24505099999999999" table:style-name="ce7">
            <text:p>0.245051</text:p>
          </table:table-cell>
          <table:table-cell office:value-type="float" office:value="7.7274999999999996E-2" table:style-name="ce7">
            <text:p>0.077275</text:p>
          </table:table-cell>
          <table:table-cell table:style-name="ce3"/>
          <table:table-cell office:value-type="float" office:value="8.5000199999999992" table:style-name="ce8">
            <text:p>8.50002</text:p>
          </table:table-cell>
          <table:table-cell office:value-type="float" office:value="0.67888800000000005" table:style-name="ce8">
            <text:p>0.678888</text:p>
          </table:table-cell>
          <table:table-cell office:value-type="float" office:value="0.72114699999999998" table:style-name="ce8">
            <text:p>0.721147</text:p>
          </table:table-cell>
          <table:table-cell office:value-type="float" office:value="0.63139199999999995" table:style-name="ce8">
            <text:p>0.631392</text:p>
          </table:table-cell>
          <table:table-cell office:value-type="float" office:value="2.4531000000000081E-2" table:formula="of:=[.G90]-[.$G$5]" table:style-name="ce1">
            <text:p>0.024531</text:p>
          </table:table-cell>
          <table:table-cell office:value-type="float" office:value="6.6790000000000016E-2" table:formula="of:=[.H90]-[.$G$5]" table:style-name="ce1">
            <text:p>0.06679</text:p>
          </table:table-cell>
          <table:table-cell office:value-type="float" office:value="-2.2965000000000013E-2" table:formula="of:=[.I90]-[.$G$5]" table:style-name="ce1">
            <text:p>-0.022965</text:p>
          </table:table-cell>
          <table:table-cell office:value-type="float" office:value="8.5001099999999994" table:style-name="ce8">
            <text:p>8.50011</text:p>
          </table:table-cell>
          <table:table-cell office:value-type="float" office:value="0.20938699999999999" table:style-name="ce8">
            <text:p>0.209387</text:p>
          </table:table-cell>
          <table:table-cell office:value-type="float" office:value="6.1963999999999998E-2" table:style-name="ce8">
            <text:p>0.061964</text:p>
          </table:table-cell>
          <table:table-cell table:number-columns-repeated="16369"/>
        </table:table-row>
        <table:table-row table:style-name="ro3">
          <table:table-cell office:value-type="float" office:value="8.6" table:style-name="ce1">
            <text:p>8.6</text:p>
          </table:table-cell>
          <table:table-cell office:value-type="float" office:value="8.6004999999999998E-2" table:style-name="ce1">
            <text:p>0.086005</text:p>
          </table:table-cell>
          <table:table-cell office:value-type="float" office:value="0.28028199999999998" table:style-name="ce7">
            <text:p>0.280282</text:p>
          </table:table-cell>
          <table:table-cell office:value-type="float" office:value="2.8268999999999999E-2" table:style-name="ce7">
            <text:p>0.028269</text:p>
          </table:table-cell>
          <table:table-cell table:style-name="ce3"/>
          <table:table-cell office:value-type="float" office:value="8.6" table:style-name="ce8">
            <text:p>8.6</text:p>
          </table:table-cell>
          <table:table-cell office:value-type="float" office:value="0.65551099999999995" table:style-name="ce8">
            <text:p>0.655511</text:p>
          </table:table-cell>
          <table:table-cell office:value-type="float" office:value="0.73220799999999997" table:style-name="ce8">
            <text:p>0.732208</text:p>
          </table:table-cell>
          <table:table-cell office:value-type="float" office:value="0.64726700000000004" table:style-name="ce8">
            <text:p>0.647267</text:p>
          </table:table-cell>
          <table:table-cell office:value-type="float" office:value="1.1539999999999884E-3" table:formula="of:=[.G91]-[.$G$5]" table:style-name="ce1">
            <text:p>0.001154</text:p>
          </table:table-cell>
          <table:table-cell office:value-type="float" office:value="7.7851000000000004E-2" table:formula="of:=[.H91]-[.$G$5]" table:style-name="ce1">
            <text:p>0.077851</text:p>
          </table:table-cell>
          <table:table-cell office:value-type="float" office:value="-7.0899999999999297E-3" table:formula="of:=[.I91]-[.$G$5]" table:style-name="ce1">
            <text:p>-0.00709</text:p>
          </table:table-cell>
          <table:table-cell office:value-type="float" office:value="8.6000300000000003" table:style-name="ce8">
            <text:p>8.60003</text:p>
          </table:table-cell>
          <table:table-cell office:value-type="float" office:value="0.237562" table:style-name="ce8">
            <text:p>0.237562</text:p>
          </table:table-cell>
          <table:table-cell office:value-type="float" office:value="8.7586299999999999E-3" table:style-name="ce8">
            <text:p>0.00875863</text:p>
          </table:table-cell>
          <table:table-cell table:number-columns-repeated="16369"/>
        </table:table-row>
        <table:table-row table:style-name="ro3">
          <table:table-cell office:value-type="float" office:value="8.6999999999999993" table:style-name="ce1">
            <text:p>8.7</text:p>
          </table:table-cell>
          <table:table-cell office:value-type="float" office:value="8.6338999999999999E-2" table:style-name="ce1">
            <text:p>0.086339</text:p>
          </table:table-cell>
          <table:table-cell office:value-type="float" office:value="0.28124300000000002" table:style-name="ce7">
            <text:p>0.281243</text:p>
          </table:table-cell>
          <table:table-cell office:value-type="float" office:value="-2.5395999999999998E-2" table:style-name="ce7">
            <text:p>-0.025396</text:p>
          </table:table-cell>
          <table:table-cell table:style-name="ce3"/>
          <table:table-cell office:value-type="float" office:value="8.7000100000000007" table:style-name="ce8">
            <text:p>8.70001</text:p>
          </table:table-cell>
          <table:table-cell office:value-type="float" office:value="0.63580999999999999" table:style-name="ce8">
            <text:p>0.63581</text:p>
          </table:table-cell>
          <table:table-cell office:value-type="float" office:value="0.72933400000000004" table:style-name="ce8">
            <text:p>0.729334</text:p>
          </table:table-cell>
          <table:table-cell office:value-type="float" office:value="0.66714499999999999" table:style-name="ce8">
            <text:p>0.667145</text:p>
          </table:table-cell>
          <table:table-cell office:value-type="float" office:value="-1.854699999999998E-2" table:formula="of:=[.G92]-[.$G$5]" table:style-name="ce1">
            <text:p>-0.018547</text:p>
          </table:table-cell>
          <table:table-cell office:value-type="float" office:value="7.4977000000000071E-2" table:formula="of:=[.H92]-[.$G$5]" table:style-name="ce1">
            <text:p>0.074977</text:p>
          </table:table-cell>
          <table:table-cell office:value-type="float" office:value="1.2788000000000022E-2" table:formula="of:=[.I92]-[.$G$5]" table:style-name="ce1">
            <text:p>0.012788</text:p>
          </table:table-cell>
          <table:table-cell office:value-type="float" office:value="8.7001200000000001" table:style-name="ce8">
            <text:p>8.70012</text:p>
          </table:table-cell>
          <table:table-cell office:value-type="float" office:value="0.233487" table:style-name="ce8">
            <text:p>0.233487</text:p>
          </table:table-cell>
          <table:table-cell office:value-type="float" office:value="-4.5346499999999998E-2" table:style-name="ce8">
            <text:p>-0.0453465</text:p>
          </table:table-cell>
          <table:table-cell table:number-columns-repeated="16369"/>
        </table:table-row>
        <table:table-row table:style-name="ro3">
          <table:table-cell office:value-type="float" office:value="8.8000000000000007" table:style-name="ce1">
            <text:p>8.8</text:p>
          </table:table-cell>
          <table:table-cell office:value-type="float" office:value="7.4765999999999999E-2" table:style-name="ce1">
            <text:p>0.074766</text:p>
          </table:table-cell>
          <table:table-cell office:value-type="float" office:value="0.24776500000000001" table:style-name="ce7">
            <text:p>0.247765</text:p>
          </table:table-cell>
          <table:table-cell office:value-type="float" office:value="-7.4871999999999994E-2" table:style-name="ce7">
            <text:p>-0.074872</text:p>
          </table:table-cell>
          <table:table-cell table:style-name="ce3"/>
          <table:table-cell office:value-type="float" office:value="8.8001100000000001" table:style-name="ce8">
            <text:p>8.80011</text:p>
          </table:table-cell>
          <table:table-cell office:value-type="float" office:value="0.62043700000000002" table:style-name="ce8">
            <text:p>0.620437</text:p>
          </table:table-cell>
          <table:table-cell office:value-type="float" office:value="0.71290200000000004" table:style-name="ce8">
            <text:p>0.712902</text:p>
          </table:table-cell>
          <table:table-cell office:value-type="float" office:value="0.68959899999999996" table:style-name="ce8">
            <text:p>0.689599</text:p>
          </table:table-cell>
          <table:table-cell office:value-type="float" office:value="-3.391999999999995E-2" table:formula="of:=[.G93]-[.$G$5]" table:style-name="ce1">
            <text:p>-0.03392</text:p>
          </table:table-cell>
          <table:table-cell office:value-type="float" office:value="5.8545000000000069E-2" table:formula="of:=[.H93]-[.$G$5]" table:style-name="ce1">
            <text:p>0.058545</text:p>
          </table:table-cell>
          <table:table-cell office:value-type="float" office:value="3.5241999999999996E-2" table:formula="of:=[.I93]-[.$G$5]" table:style-name="ce1">
            <text:p>0.035242</text:p>
          </table:table-cell>
          <table:table-cell office:value-type="float" office:value="8.8000799999999995" table:style-name="ce8">
            <text:p>8.80008</text:p>
          </table:table-cell>
          <table:table-cell office:value-type="float" office:value="0.18995000000000001" table:style-name="ce8">
            <text:p>0.18995</text:p>
          </table:table-cell>
          <table:table-cell office:value-type="float" office:value="-7.8411800000000004E-2" table:style-name="ce8">
            <text:p>-0.0784118</text:p>
          </table:table-cell>
          <table:table-cell table:number-columns-repeated="16369"/>
        </table:table-row>
        <table:table-row table:style-name="ro3">
          <table:table-cell office:value-type="float" office:value="8.9" table:style-name="ce1">
            <text:p>8.9</text:p>
          </table:table-cell>
          <table:table-cell office:value-type="float" office:value="5.3699999999999998E-2" table:style-name="ce1">
            <text:p>0.0537</text:p>
          </table:table-cell>
          <table:table-cell office:value-type="float" office:value="0.18568699999999999" table:style-name="ce7">
            <text:p>0.185687</text:p>
          </table:table-cell>
          <table:table-cell office:value-type="float" office:value="-0.112376" table:style-name="ce7">
            <text:p>-0.112376</text:p>
          </table:table-cell>
          <table:table-cell table:style-name="ce3"/>
          <table:table-cell office:value-type="float" office:value="8.9000500000000002" table:style-name="ce8">
            <text:p>8.90005</text:p>
          </table:table-cell>
          <table:table-cell office:value-type="float" office:value="0.61008200000000001" table:style-name="ce8">
            <text:p>0.610082</text:p>
          </table:table-cell>
          <table:table-cell office:value-type="float" office:value="0.68984400000000001" table:style-name="ce8">
            <text:p>0.689844</text:p>
          </table:table-cell>
          <table:table-cell office:value-type="float" office:value="0.71177299999999999" table:style-name="ce8">
            <text:p>0.711773</text:p>
          </table:table-cell>
          <table:table-cell office:value-type="float" office:value="-4.4274999999999953E-2" table:formula="of:=[.G94]-[.$G$5]" table:style-name="ce1">
            <text:p>-0.044275</text:p>
          </table:table-cell>
          <table:table-cell office:value-type="float" office:value="3.5487000000000046E-2" table:formula="of:=[.H94]-[.$G$5]" table:style-name="ce1">
            <text:p>0.035487</text:p>
          </table:table-cell>
          <table:table-cell office:value-type="float" office:value="5.7416000000000023E-2" table:formula="of:=[.I94]-[.$G$5]" table:style-name="ce1">
            <text:p>0.057416</text:p>
          </table:table-cell>
          <table:table-cell office:value-type="float" office:value="8.9000299999999992" table:style-name="ce8">
            <text:p>8.90003</text:p>
          </table:table-cell>
          <table:table-cell office:value-type="float" office:value="0.124001" table:style-name="ce8">
            <text:p>0.124001</text:p>
          </table:table-cell>
          <table:table-cell office:value-type="float" office:value="-0.103588" table:style-name="ce8">
            <text:p>-0.103588</text:p>
          </table:table-cell>
          <table:table-cell table:number-columns-repeated="16369"/>
        </table:table-row>
        <table:table-row table:style-name="ro3">
          <table:table-cell office:value-type="float" office:value="9" table:style-name="ce1">
            <text:p>9</text:p>
          </table:table-cell>
          <table:table-cell office:value-type="float" office:value="2.7317000000000001E-2" table:style-name="ce1">
            <text:p>0.027317</text:p>
          </table:table-cell>
          <table:table-cell office:value-type="float" office:value="0.105309" table:style-name="ce7">
            <text:p>0.105309</text:p>
          </table:table-cell>
          <table:table-cell office:value-type="float" office:value="-0.13306599999999999" table:style-name="ce7">
            <text:p>-0.133066</text:p>
          </table:table-cell>
          <table:table-cell table:style-name="ce3"/>
          <table:table-cell office:value-type="float" office:value="9.0001099999999994" table:style-name="ce8">
            <text:p>9.00011</text:p>
          </table:table-cell>
          <table:table-cell office:value-type="float" office:value="0.60306400000000004" table:style-name="ce8">
            <text:p>0.603064</text:p>
          </table:table-cell>
          <table:table-cell office:value-type="float" office:value="0.66547999999999996" table:style-name="ce8">
            <text:p>0.66548</text:p>
          </table:table-cell>
          <table:table-cell office:value-type="float" office:value="0.72855400000000003" table:style-name="ce8">
            <text:p>0.728554</text:p>
          </table:table-cell>
          <table:table-cell office:value-type="float" office:value="-5.1292999999999922E-2" table:formula="of:=[.G95]-[.$G$5]" table:style-name="ce1">
            <text:p>-0.051293</text:p>
          </table:table-cell>
          <table:table-cell office:value-type="float" office:value="1.1122999999999994E-2" table:formula="of:=[.H95]-[.$G$5]" table:style-name="ce1">
            <text:p>0.011123</text:p>
          </table:table-cell>
          <table:table-cell office:value-type="float" office:value="7.4197000000000068E-2" table:formula="of:=[.I95]-[.$G$5]" table:style-name="ce1">
            <text:p>0.074197</text:p>
          </table:table-cell>
          <table:table-cell office:value-type="float" office:value="9.0001099999999994" table:style-name="ce8">
            <text:p>9.00011</text:p>
          </table:table-cell>
          <table:table-cell office:value-type="float" office:value="5.0745600000000002E-2" table:style-name="ce8">
            <text:p>0.0507456</text:p>
          </table:table-cell>
          <table:table-cell office:value-type="float" office:value="-0.11377" table:style-name="ce8">
            <text:p>-0.11377</text:p>
          </table:table-cell>
          <table:table-cell table:number-columns-repeated="16369"/>
        </table:table-row>
        <table:table-row table:style-name="ro3">
          <table:table-cell office:value-type="float" office:value="9.1" table:style-name="ce1">
            <text:p>9.1</text:p>
          </table:table-cell>
          <table:table-cell office:value-type="float" office:value="3.3300000000000002E-4" table:style-name="ce1">
            <text:p>0.000333</text:p>
          </table:table-cell>
          <table:table-cell office:value-type="float" office:value="1.8770999999999999E-2" table:style-name="ce7">
            <text:p>0.018771</text:p>
          </table:table-cell>
          <table:table-cell office:value-type="float" office:value="-0.13597100000000001" table:style-name="ce7">
            <text:p>-0.135971</text:p>
          </table:table-cell>
          <table:table-cell table:style-name="ce3"/>
          <table:table-cell office:value-type="float" office:value="9.1000300000000003" table:style-name="ce8">
            <text:p>9.10003</text:p>
          </table:table-cell>
          <table:table-cell office:value-type="float" office:value="0.59861900000000001" table:style-name="ce8">
            <text:p>0.598619</text:p>
          </table:table-cell>
          <table:table-cell office:value-type="float" office:value="0.64341099999999996" table:style-name="ce8">
            <text:p>0.643411</text:p>
          </table:table-cell>
          <table:table-cell office:value-type="float" office:value="0.73351200000000005" table:style-name="ce8">
            <text:p>0.733512</text:p>
          </table:table-cell>
          <table:table-cell office:value-type="float" office:value="-5.5737999999999954E-2" table:formula="of:=[.G96]-[.$G$5]" table:style-name="ce1">
            <text:p>-0.055738</text:p>
          </table:table-cell>
          <table:table-cell office:value-type="float" office:value="-1.0946000000000011E-2" table:formula="of:=[.H96]-[.$G$5]" table:style-name="ce1">
            <text:p>-0.010946</text:p>
          </table:table-cell>
          <table:table-cell office:value-type="float" office:value="7.9155000000000086E-2" table:formula="of:=[.I96]-[.$G$5]" table:style-name="ce1">
            <text:p>0.079155</text:p>
          </table:table-cell>
          <table:table-cell office:value-type="float" office:value="9.1000899999999998" table:style-name="ce8">
            <text:p>9.10009</text:p>
          </table:table-cell>
          <table:table-cell office:value-type="float" office:value="-2.5849299999999999E-2" table:style-name="ce8">
            <text:p>-0.0258493</text:p>
          </table:table-cell>
          <table:table-cell office:value-type="float" office:value="-0.11004899999999999" table:style-name="ce8">
            <text:p>-0.110049</text:p>
          </table:table-cell>
          <table:table-cell table:number-columns-repeated="16369"/>
        </table:table-row>
        <table:table-row table:style-name="ro3">
          <table:table-cell office:value-type="float" office:value="9.1999999999999993" table:style-name="ce1">
            <text:p>9.2</text:p>
          </table:table-cell>
          <table:table-cell office:value-type="float" office:value="-2.3265000000000001E-2" table:style-name="ce1">
            <text:p>-0.023265</text:p>
          </table:table-cell>
          <table:table-cell office:value-type="float" office:value="-6.2771999999999994E-2" table:style-name="ce7">
            <text:p>-0.062772</text:p>
          </table:table-cell>
          <table:table-cell office:value-type="float" office:value="-0.12367499999999999" table:style-name="ce7">
            <text:p>-0.123675</text:p>
          </table:table-cell>
          <table:table-cell table:style-name="ce3"/>
          <table:table-cell office:value-type="float" office:value="9.2000200000000003" table:style-name="ce8">
            <text:p>9.20002</text:p>
          </table:table-cell>
          <table:table-cell office:value-type="float" office:value="0.59673200000000004" table:style-name="ce8">
            <text:p>0.596732</text:p>
          </table:table-cell>
          <table:table-cell office:value-type="float" office:value="0.62575599999999998" table:style-name="ce8">
            <text:p>0.625756</text:p>
          </table:table-cell>
          <table:table-cell office:value-type="float" office:value="0.72452499999999997" table:style-name="ce8">
            <text:p>0.724525</text:p>
          </table:table-cell>
          <table:table-cell office:value-type="float" office:value="-5.7624999999999926E-2" table:formula="of:=[.G97]-[.$G$5]" table:style-name="ce1">
            <text:p>-0.057625</text:p>
          </table:table-cell>
          <table:table-cell office:value-type="float" office:value="-2.8600999999999988E-2" table:formula="of:=[.H97]-[.$G$5]" table:style-name="ce1">
            <text:p>-0.028601</text:p>
          </table:table-cell>
          <table:table-cell office:value-type="float" office:value="7.0168000000000008E-2" table:formula="of:=[.I97]-[.$G$5]" table:style-name="ce1">
            <text:p>0.070168</text:p>
          </table:table-cell>
          <table:table-cell office:value-type="float" office:value="9.2000100000000007" table:style-name="ce8">
            <text:p>9.20001</text:p>
          </table:table-cell>
          <table:table-cell office:value-type="float" office:value="-9.7964999999999997E-2" table:style-name="ce8">
            <text:p>-0.097965</text:p>
          </table:table-cell>
          <table:table-cell office:value-type="float" office:value="-0.10002800000000001" table:style-name="ce8">
            <text:p>-0.100028</text:p>
          </table:table-cell>
          <table:table-cell table:number-columns-repeated="16369"/>
        </table:table-row>
        <table:table-row table:style-name="ro3">
          <table:table-cell office:value-type="float" office:value="9.3000000000000007" table:style-name="ce1">
            <text:p>9.3</text:p>
          </table:table-cell>
          <table:table-cell office:value-type="float" office:value="-4.113E-2" table:style-name="ce1">
            <text:p>-0.04113</text:p>
          </table:table-cell>
          <table:table-cell office:value-type="float" office:value="-0.13125999999999999" table:style-name="ce7">
            <text:p>-0.13126</text:p>
          </table:table-cell>
          <table:table-cell office:value-type="float" office:value="-0.100975" table:style-name="ce7">
            <text:p>-0.100975</text:p>
          </table:table-cell>
          <table:table-cell table:style-name="ce3"/>
          <table:table-cell office:value-type="float" office:value="9.3000399999999992" table:style-name="ce8">
            <text:p>9.30004</text:p>
          </table:table-cell>
          <table:table-cell office:value-type="float" office:value="0.59768699999999997" table:style-name="ce8">
            <text:p>0.597687</text:p>
          </table:table-cell>
          <table:table-cell office:value-type="float" office:value="0.61329900000000004" table:style-name="ce8">
            <text:p>0.613299</text:p>
          </table:table-cell>
          <table:table-cell office:value-type="float" office:value="0.70508099999999996" table:style-name="ce8">
            <text:p>0.705081</text:p>
          </table:table-cell>
          <table:table-cell office:value-type="float" office:value="-5.6669999999999998E-2" table:formula="of:=[.G98]-[.$G$5]" table:style-name="ce1">
            <text:p>-0.05667</text:p>
          </table:table-cell>
          <table:table-cell office:value-type="float" office:value="-4.1057999999999928E-2" table:formula="of:=[.H98]-[.$G$5]" table:style-name="ce1">
            <text:p>-0.041058</text:p>
          </table:table-cell>
          <table:table-cell office:value-type="float" office:value="5.0723999999999991E-2" table:formula="of:=[.I98]-[.$G$5]" table:style-name="ce1">
            <text:p>0.050724</text:p>
          </table:table-cell>
          <table:table-cell office:value-type="float" office:value="9.3001199999999997" table:style-name="ce8">
            <text:p>9.30012</text:p>
          </table:table-cell>
          <table:table-cell office:value-type="float" office:value="-0.15828100000000001" table:style-name="ce8">
            <text:p>-0.158281</text:p>
          </table:table-cell>
          <table:table-cell office:value-type="float" office:value="-7.8654799999999997E-2" table:style-name="ce8">
            <text:p>-0.0786548</text:p>
          </table:table-cell>
          <table:table-cell table:number-columns-repeated="16369"/>
        </table:table-row>
        <table:table-row table:style-name="ro3">
          <table:table-cell office:value-type="float" office:value="9.4" table:style-name="ce1">
            <text:p>9.4</text:p>
          </table:table-cell>
          <table:table-cell office:value-type="float" office:value="-5.2796000000000003E-2" table:style-name="ce1">
            <text:p>-0.052796</text:p>
          </table:table-cell>
          <table:table-cell office:value-type="float" office:value="-0.18255399999999999" table:style-name="ce7">
            <text:p>-0.182554</text:p>
          </table:table-cell>
          <table:table-cell office:value-type="float" office:value="-7.3035000000000003E-2" table:style-name="ce7">
            <text:p>-0.073035</text:p>
          </table:table-cell>
          <table:table-cell table:style-name="ce3"/>
          <table:table-cell office:value-type="float" office:value="9.4000400000000006" table:style-name="ce8">
            <text:p>9.40004</text:p>
          </table:table-cell>
          <table:table-cell office:value-type="float" office:value="0.60187299999999999" table:style-name="ce8">
            <text:p>0.601873</text:p>
          </table:table-cell>
          <table:table-cell office:value-type="float" office:value="0.60502299999999998" table:style-name="ce8">
            <text:p>0.605023</text:p>
          </table:table-cell>
          <table:table-cell office:value-type="float" office:value="0.679423" table:style-name="ce8">
            <text:p>0.679423</text:p>
          </table:table-cell>
          <table:table-cell office:value-type="float" office:value="-5.2483999999999975E-2" table:formula="of:=[.G99]-[.$G$5]" table:style-name="ce1">
            <text:p>-0.052484</text:p>
          </table:table-cell>
          <table:table-cell office:value-type="float" office:value="-4.9333999999999989E-2" table:formula="of:=[.H99]-[.$G$5]" table:style-name="ce1">
            <text:p>-0.049334</text:p>
          </table:table-cell>
          <table:table-cell office:value-type="float" office:value="2.5066000000000033E-2" table:formula="of:=[.I99]-[.$G$5]" table:style-name="ce1">
            <text:p>0.025066</text:p>
          </table:table-cell>
          <table:table-cell office:value-type="float" office:value="9.4000299999999992" table:style-name="ce8">
            <text:p>9.40003</text:p>
          </table:table-cell>
          <table:table-cell office:value-type="float" office:value="-0.20268" table:style-name="ce8">
            <text:p>-0.20268</text:p>
          </table:table-cell>
          <table:table-cell office:value-type="float" office:value="-4.87152E-2" table:style-name="ce8">
            <text:p>-0.0487152</text:p>
          </table:table-cell>
          <table:table-cell table:number-columns-repeated="16369"/>
        </table:table-row>
        <table:table-row table:style-name="ro3">
          <table:table-cell office:value-type="float" office:value="9.5" table:style-name="ce1">
            <text:p>9.5</text:p>
          </table:table-cell>
          <table:table-cell office:value-type="float" office:value="-5.9230999999999999E-2" table:style-name="ce1">
            <text:p>-0.059231</text:p>
          </table:table-cell>
          <table:table-cell office:value-type="float" office:value="-0.21585399999999999" table:style-name="ce7">
            <text:p>-0.215854</text:p>
          </table:table-cell>
          <table:table-cell office:value-type="float" office:value="-4.3757999999999998E-2" table:style-name="ce7">
            <text:p>-0.043758</text:p>
          </table:table-cell>
          <table:table-cell table:style-name="ce3"/>
          <table:table-cell office:value-type="float" office:value="9.5000800000000005" table:style-name="ce8">
            <text:p>9.50008</text:p>
          </table:table-cell>
          <table:table-cell office:value-type="float" office:value="0.60984400000000005" table:style-name="ce8">
            <text:p>0.609844</text:p>
          </table:table-cell>
          <table:table-cell office:value-type="float" office:value="0.60009299999999999" table:style-name="ce8">
            <text:p>0.600093</text:p>
          </table:table-cell>
          <table:table-cell office:value-type="float" office:value="0.65460300000000005" table:style-name="ce8">
            <text:p>0.654603</text:p>
          </table:table-cell>
          <table:table-cell office:value-type="float" office:value="-4.4512999999999914E-2" table:formula="of:=[.G100]-[.$G$5]" table:style-name="ce1">
            <text:p>-0.044513</text:p>
          </table:table-cell>
          <table:table-cell office:value-type="float" office:value="-5.4263999999999979E-2" table:formula="of:=[.H100]-[.$G$5]" table:style-name="ce1">
            <text:p>-0.054264</text:p>
          </table:table-cell>
          <table:table-cell office:value-type="float" office:value="2.4600000000007949E-4" table:formula="of:=[.I100]-[.$G$5]" table:style-name="ce1">
            <text:p>0.000246</text:p>
          </table:table-cell>
          <table:table-cell office:value-type="float" office:value="9.5000999999999998" table:style-name="ce8">
            <text:p>9.5001</text:p>
          </table:table-cell>
          <table:table-cell office:value-type="float" office:value="-0.2263" table:style-name="ce8">
            <text:p>-0.2263</text:p>
          </table:table-cell>
          <table:table-cell office:value-type="float" office:value="-1.8505799999999999E-2" table:style-name="ce8">
            <text:p>-0.0185058</text:p>
          </table:table-cell>
          <table:table-cell table:number-columns-repeated="16369"/>
        </table:table-row>
        <table:table-row table:style-name="ro3">
          <table:table-cell office:value-type="float" office:value="9.6" table:style-name="ce1">
            <text:p>9.6</text:p>
          </table:table-cell>
          <table:table-cell office:value-type="float" office:value="-6.1942999999999998E-2" table:style-name="ce1">
            <text:p>-0.061943</text:p>
          </table:table-cell>
          <table:table-cell office:value-type="float" office:value="-0.23217199999999999" table:style-name="ce7">
            <text:p>-0.232172</text:p>
          </table:table-cell>
          <table:table-cell office:value-type="float" office:value="-1.4959E-2" table:style-name="ce7">
            <text:p>-0.014959</text:p>
          </table:table-cell>
          <table:table-cell table:style-name="ce3"/>
          <table:table-cell office:value-type="float" office:value="9.6000999999999994" table:style-name="ce8">
            <text:p>9.6001</text:p>
          </table:table-cell>
          <table:table-cell office:value-type="float" office:value="0.62264699999999995" table:style-name="ce8">
            <text:p>0.622647</text:p>
          </table:table-cell>
          <table:table-cell office:value-type="float" office:value="0.59839399999999998" table:style-name="ce8">
            <text:p>0.598394</text:p>
          </table:table-cell>
          <table:table-cell office:value-type="float" office:value="0.63329400000000002" table:style-name="ce8">
            <text:p>0.633294</text:p>
          </table:table-cell>
          <table:table-cell office:value-type="float" office:value="-3.1710000000000016E-2" table:formula="of:=[.G101]-[.$G$5]" table:style-name="ce1">
            <text:p>-0.03171</text:p>
          </table:table-cell>
          <table:table-cell office:value-type="float" office:value="-5.5962999999999985E-2" table:formula="of:=[.H101]-[.$G$5]" table:style-name="ce1">
            <text:p>-0.055963</text:p>
          </table:table-cell>
          <table:table-cell office:value-type="float" office:value="-2.1062999999999943E-2" table:formula="of:=[.I101]-[.$G$5]" table:style-name="ce1">
            <text:p>-0.021063</text:p>
          </table:table-cell>
          <table:table-cell office:value-type="float" office:value="9.6" table:style-name="ce8">
            <text:p>9.6</text:p>
          </table:table-cell>
          <table:table-cell office:value-type="float" office:value="-0.22473299999999999" table:style-name="ce8">
            <text:p>-0.224733</text:p>
          </table:table-cell>
          <table:table-cell office:value-type="float" office:value="1.5554399999999999E-2" table:style-name="ce8">
            <text:p>0.0155544</text:p>
          </table:table-cell>
          <table:table-cell table:number-columns-repeated="16369"/>
        </table:table-row>
        <table:table-row table:style-name="ro3">
          <table:table-cell office:value-type="float" office:value="9.6999999999999993" table:style-name="ce1">
            <text:p>9.7</text:p>
          </table:table-cell>
          <table:table-cell office:value-type="float" office:value="-6.2009000000000002E-2" table:style-name="ce1">
            <text:p>-0.062009</text:p>
          </table:table-cell>
          <table:table-cell office:value-type="float" office:value="-0.232597" table:style-name="ce7">
            <text:p>-0.232597</text:p>
          </table:table-cell>
          <table:table-cell office:value-type="float" office:value="1.3414000000000001E-2" table:style-name="ce7">
            <text:p>0.013414</text:p>
          </table:table-cell>
          <table:table-cell table:style-name="ce3"/>
          <table:table-cell office:value-type="float" office:value="9.7000899999999994" table:style-name="ce8">
            <text:p>9.70009</text:p>
          </table:table-cell>
          <table:table-cell office:value-type="float" office:value="0.64067099999999999" table:style-name="ce8">
            <text:p>0.640671</text:p>
          </table:table-cell>
          <table:table-cell office:value-type="float" office:value="0.59996300000000002" table:style-name="ce8">
            <text:p>0.599963</text:p>
          </table:table-cell>
          <table:table-cell office:value-type="float" office:value="0.616618" table:style-name="ce8">
            <text:p>0.616618</text:p>
          </table:table-cell>
          <table:table-cell office:value-type="float" office:value="-1.3685999999999976E-2" table:formula="of:=[.G102]-[.$G$5]" table:style-name="ce1">
            <text:p>-0.013686</text:p>
          </table:table-cell>
          <table:table-cell office:value-type="float" office:value="-5.4393999999999942E-2" table:formula="of:=[.H102]-[.$G$5]" table:style-name="ce1">
            <text:p>-0.054394</text:p>
          </table:table-cell>
          <table:table-cell office:value-type="float" office:value="-3.7738999999999967E-2" table:formula="of:=[.I102]-[.$G$5]" table:style-name="ce1">
            <text:p>-0.037739</text:p>
          </table:table-cell>
          <table:table-cell office:value-type="float" office:value="9.7000799999999998" table:style-name="ce8">
            <text:p>9.70008</text:p>
          </table:table-cell>
          <table:table-cell office:value-type="float" office:value="-0.21235200000000001" table:style-name="ce8">
            <text:p>-0.212352</text:p>
          </table:table-cell>
          <table:table-cell office:value-type="float" office:value="2.78132E-2" table:style-name="ce8">
            <text:p>0.0278132</text:p>
          </table:table-cell>
          <table:table-cell table:number-columns-repeated="16369"/>
        </table:table-row>
        <table:table-row table:style-name="ro3">
          <table:table-cell office:value-type="float" office:value="9.8000000000000007" table:style-name="ce1">
            <text:p>9.8</text:p>
          </table:table-cell>
          <table:table-cell office:value-type="float" office:value="-5.9461E-2" table:style-name="ce1">
            <text:p>-0.059461</text:p>
          </table:table-cell>
          <table:table-cell office:value-type="float" office:value="-0.217164" table:style-name="ce7">
            <text:p>-0.217164</text:p>
          </table:table-cell>
          <table:table-cell office:value-type="float" office:value="4.2175999999999998E-2" table:style-name="ce7">
            <text:p>0.042176</text:p>
          </table:table-cell>
          <table:table-cell table:style-name="ce3"/>
          <table:table-cell office:value-type="float" office:value="9.8000100000000003" table:style-name="ce8">
            <text:p>9.80001</text:p>
          </table:table-cell>
          <table:table-cell office:value-type="float" office:value="0.66371899999999995" table:style-name="ce8">
            <text:p>0.663719</text:p>
          </table:table-cell>
          <table:table-cell office:value-type="float" office:value="0.60437799999999997" table:style-name="ce8">
            <text:p>0.604378</text:p>
          </table:table-cell>
          <table:table-cell office:value-type="float" office:value="0.60480999999999996" table:style-name="ce8">
            <text:p>0.60481</text:p>
          </table:table-cell>
          <table:table-cell office:value-type="float" office:value="9.3619999999999814E-3" table:formula="of:=[.G103]-[.$G$5]" table:style-name="ce1">
            <text:p>0.009362</text:p>
          </table:table-cell>
          <table:table-cell office:value-type="float" office:value="-4.9978999999999996E-2" table:formula="of:=[.H103]-[.$G$5]" table:style-name="ce1">
            <text:p>-0.049979</text:p>
          </table:table-cell>
          <table:table-cell office:value-type="float" office:value="-4.9547000000000008E-2" table:formula="of:=[.I103]-[.$G$5]" table:style-name="ce1">
            <text:p>-0.049547</text:p>
          </table:table-cell>
          <table:table-cell office:value-type="float" office:value="9.8000299999999996" table:style-name="ce8">
            <text:p>9.80003</text:p>
          </table:table-cell>
          <table:table-cell office:value-type="float" office:value="-0.19739200000000001" table:style-name="ce8">
            <text:p>-0.197392</text:p>
          </table:table-cell>
          <table:table-cell office:value-type="float" office:value="3.9671699999999997E-2" table:style-name="ce8">
            <text:p>0.0396717</text:p>
          </table:table-cell>
          <table:table-cell table:number-columns-repeated="16369"/>
        </table:table-row>
        <table:table-row table:style-name="ro3">
          <table:table-cell office:value-type="float" office:value="9.9" table:style-name="ce1">
            <text:p>9.9</text:p>
          </table:table-cell>
          <table:table-cell office:value-type="float" office:value="-5.3266000000000001E-2" table:style-name="ce1">
            <text:p>-0.053266</text:p>
          </table:table-cell>
          <table:table-cell office:value-type="float" office:value="-0.18481900000000001" table:style-name="ce7">
            <text:p>-0.184819</text:p>
          </table:table-cell>
          <table:table-cell office:value-type="float" office:value="7.1454000000000004E-2" table:style-name="ce7">
            <text:p>0.071454</text:p>
          </table:table-cell>
          <table:table-cell table:style-name="ce3"/>
          <table:table-cell office:value-type="float" office:value="9.9000500000000002" table:style-name="ce8">
            <text:p>9.90005</text:p>
          </table:table-cell>
          <table:table-cell office:value-type="float" office:value="0.69021500000000002" table:style-name="ce8">
            <text:p>0.690215</text:p>
          </table:table-cell>
          <table:table-cell office:value-type="float" office:value="0.61177199999999998" table:style-name="ce8">
            <text:p>0.611772</text:p>
          </table:table-cell>
          <table:table-cell office:value-type="float" office:value="0.59741200000000005" table:style-name="ce8">
            <text:p>0.597412</text:p>
          </table:table-cell>
          <table:table-cell office:value-type="float" office:value="3.5858000000000056E-2" table:formula="of:=[.G104]-[.$G$5]" table:style-name="ce1">
            <text:p>0.035858</text:p>
          </table:table-cell>
          <table:table-cell office:value-type="float" office:value="-4.2584999999999984E-2" table:formula="of:=[.H104]-[.$G$5]" table:style-name="ce1">
            <text:p>-0.042585</text:p>
          </table:table-cell>
          <table:table-cell office:value-type="float" office:value="-5.6944999999999912E-2" table:formula="of:=[.I104]-[.$G$5]" table:style-name="ce1">
            <text:p>-0.056945</text:p>
          </table:table-cell>
          <table:table-cell office:value-type="float" office:value="9.9001000000000001" table:style-name="ce8">
            <text:p>9.9001</text:p>
          </table:table-cell>
          <table:table-cell office:value-type="float" office:value="-0.165214" table:style-name="ce8">
            <text:p>-0.165214</text:p>
          </table:table-cell>
          <table:table-cell office:value-type="float" office:value="6.3000899999999999E-2" table:style-name="ce8">
            <text:p>0.0630009</text:p>
          </table:table-cell>
          <table:table-cell table:number-columns-repeated="16369"/>
        </table:table-row>
        <table:table-row table:style-name="ro3">
          <table:table-cell office:value-type="float" office:value="10" table:style-name="ce1">
            <text:p>10</text:p>
          </table:table-cell>
          <table:table-cell office:value-type="float" office:value="-4.1918999999999998E-2" table:style-name="ce1">
            <text:p>-0.041919</text:p>
          </table:table-cell>
          <table:table-cell office:value-type="float" office:value="-0.13450699999999999" table:style-name="ce7">
            <text:p>-0.134507</text:p>
          </table:table-cell>
          <table:table-cell office:value-type="float" office:value="9.9548999999999999E-2" table:style-name="ce7">
            <text:p>0.099549</text:p>
          </table:table-cell>
          <table:table-cell table:style-name="ce3"/>
          <table:table-cell office:value-type="float" office:value="10.0001" table:style-name="ce8">
            <text:p>10.0001</text:p>
          </table:table-cell>
          <table:table-cell office:value-type="float" office:value="0.71562000000000003" table:style-name="ce8">
            <text:p>0.71562</text:p>
          </table:table-cell>
          <table:table-cell office:value-type="float" office:value="0.62222999999999995" table:style-name="ce8">
            <text:p>0.62223</text:p>
          </table:table-cell>
          <table:table-cell office:value-type="float" office:value="0.59438599999999997" table:style-name="ce8">
            <text:p>0.594386</text:p>
          </table:table-cell>
          <table:table-cell office:value-type="float" office:value="6.1263000000000067E-2" table:formula="of:=[.G105]-[.$G$5]" table:style-name="ce1">
            <text:p>0.061263</text:p>
          </table:table-cell>
          <table:table-cell office:value-type="float" office:value="-3.2127000000000017E-2" table:formula="of:=[.H105]-[.$G$5]" table:style-name="ce1">
            <text:p>-0.032127</text:p>
          </table:table-cell>
          <table:table-cell office:value-type="float" office:value="-5.9970999999999997E-2" table:formula="of:=[.I105]-[.$G$5]" table:style-name="ce1">
            <text:p>-0.059971</text:p>
          </table:table-cell>
          <table:table-cell office:value-type="float" office:value="10" table:style-name="ce8">
            <text:p>10</text:p>
          </table:table-cell>
          <table:table-cell office:value-type="float" office:value="-0.120945" table:style-name="ce8">
            <text:p>-0.120945</text:p>
          </table:table-cell>
          <table:table-cell office:value-type="float" office:value="8.1795900000000005E-2" table:style-name="ce8">
            <text:p>0.0817959</text:p>
          </table:table-cell>
          <table:table-cell table:number-columns-repeated="16369"/>
        </table:table-row>
        <table:table-row table:style-name="ro3">
          <table:table-cell office:value-type="float" office:value="10.1" table:style-name="ce1">
            <text:p>10.1</text:p>
          </table:table-cell>
          <table:table-cell office:value-type="float" office:value="-2.4395E-2" table:style-name="ce1">
            <text:p>-0.024395</text:p>
          </table:table-cell>
          <table:table-cell office:value-type="float" office:value="-6.6880999999999996E-2" table:style-name="ce7">
            <text:p>-0.066881</text:p>
          </table:table-cell>
          <table:table-cell office:value-type="float" office:value="0.12266100000000001" table:style-name="ce7">
            <text:p>0.122661</text:p>
          </table:table-cell>
          <table:table-cell table:style-name="ce3"/>
          <table:table-cell office:value-type="float" office:value="10.1" table:style-name="ce8">
            <text:p>10.1</text:p>
          </table:table-cell>
          <table:table-cell office:value-type="float" office:value="0.73369600000000001" table:style-name="ce8">
            <text:p>0.733696</text:p>
          </table:table-cell>
          <table:table-cell office:value-type="float" office:value="0.63610299999999997" table:style-name="ce8">
            <text:p>0.636103</text:p>
          </table:table-cell>
          <table:table-cell office:value-type="float" office:value="0.59465000000000001" table:style-name="ce8">
            <text:p>0.59465</text:p>
          </table:table-cell>
          <table:table-cell office:value-type="float" office:value="7.9339000000000048E-2" table:formula="of:=[.G106]-[.$G$5]" table:style-name="ce1">
            <text:p>0.079339</text:p>
          </table:table-cell>
          <table:table-cell office:value-type="float" office:value="-1.8253999999999992E-2" table:formula="of:=[.H106]-[.$G$5]" table:style-name="ce1">
            <text:p>-0.018254</text:p>
          </table:table-cell>
          <table:table-cell office:value-type="float" office:value="-5.9706999999999955E-2" table:formula="of:=[.I106]-[.$G$5]" table:style-name="ce1">
            <text:p>-0.059707</text:p>
          </table:table-cell>
          <table:table-cell office:value-type="float" office:value="10.100099999999999" table:style-name="ce8">
            <text:p>10.1001</text:p>
          </table:table-cell>
          <table:table-cell office:value-type="float" office:value="-6.4159300000000002E-2" table:style-name="ce8">
            <text:p>-0.0641593</text:p>
          </table:table-cell>
          <table:table-cell office:value-type="float" office:value="9.9644300000000005E-2" table:style-name="ce8">
            <text:p>0.0996443</text:p>
          </table:table-cell>
          <table:table-cell table:number-columns-repeated="16369"/>
        </table:table-row>
        <table:table-row table:style-name="ro3">
          <table:table-cell office:value-type="float" office:value="10.199999999999999" table:style-name="ce1">
            <text:p>10.2</text:p>
          </table:table-cell>
          <table:table-cell office:value-type="float" office:value="-1.0640000000000001E-3" table:style-name="ce1">
            <text:p>-0.001064</text:p>
          </table:table-cell>
          <table:table-cell office:value-type="float" office:value="1.4126E-2" table:style-name="ce7">
            <text:p>0.014126</text:p>
          </table:table-cell>
          <table:table-cell office:value-type="float" office:value="0.135657" table:style-name="ce7">
            <text:p>0.135657</text:p>
          </table:table-cell>
          <table:table-cell table:style-name="ce3"/>
          <table:table-cell office:value-type="float" office:value="10.200100000000001" table:style-name="ce8">
            <text:p>10.2001</text:p>
          </table:table-cell>
          <table:table-cell office:value-type="float" office:value="0.73704899999999995" table:style-name="ce8">
            <text:p>0.737049</text:p>
          </table:table-cell>
          <table:table-cell office:value-type="float" office:value="0.65359299999999998" table:style-name="ce8">
            <text:p>0.653593</text:p>
          </table:table-cell>
          <table:table-cell office:value-type="float" office:value="0.59875900000000004" table:style-name="ce8">
            <text:p>0.598759</text:p>
          </table:table-cell>
          <table:table-cell office:value-type="float" office:value="8.2691999999999988E-2" table:formula="of:=[.G107]-[.$G$5]" table:style-name="ce1">
            <text:p>0.082692</text:p>
          </table:table-cell>
          <table:table-cell office:value-type="float" office:value="-7.6399999999998691E-4" table:formula="of:=[.H107]-[.$G$5]" table:style-name="ce1">
            <text:p>-0.000764</text:p>
          </table:table-cell>
          <table:table-cell office:value-type="float" office:value="-5.5597999999999925E-2" table:formula="of:=[.I107]-[.$G$5]" table:style-name="ce1">
            <text:p>-0.055598</text:p>
          </table:table-cell>
          <table:table-cell office:value-type="float" office:value="10.200100000000001" table:style-name="ce8">
            <text:p>10.2001</text:p>
          </table:table-cell>
          <table:table-cell office:value-type="float" office:value="5.7583299999999999E-3" table:style-name="ce8">
            <text:p>0.00575833</text:p>
          </table:table-cell>
          <table:table-cell office:value-type="float" office:value="0.111333" table:style-name="ce8">
            <text:p>0.111333</text:p>
          </table:table-cell>
          <table:table-cell table:number-columns-repeated="16369"/>
        </table:table-row>
        <table:table-row table:style-name="ro3">
          <table:table-cell office:value-type="float" office:value="10.3" table:style-name="ce1">
            <text:p>10.3</text:p>
          </table:table-cell>
          <table:table-cell office:value-type="float" office:value="2.5826000000000002E-2" table:style-name="ce1">
            <text:p>0.025826</text:p>
          </table:table-cell>
          <table:table-cell office:value-type="float" office:value="0.100659" table:style-name="ce7">
            <text:p>0.100659</text:p>
          </table:table-cell>
          <table:table-cell office:value-type="float" office:value="0.13367100000000001" table:style-name="ce7">
            <text:p>0.133671</text:p>
          </table:table-cell>
          <table:table-cell table:style-name="ce3"/>
          <table:table-cell office:value-type="float" office:value="10.3" table:style-name="ce8">
            <text:p>10.3</text:p>
          </table:table-cell>
          <table:table-cell office:value-type="float" office:value="0.72606499999999996" table:style-name="ce8">
            <text:p>0.726065</text:p>
          </table:table-cell>
          <table:table-cell office:value-type="float" office:value="0.674427" table:style-name="ce8">
            <text:p>0.674427</text:p>
          </table:table-cell>
          <table:table-cell office:value-type="float" office:value="0.60675100000000004" table:style-name="ce8">
            <text:p>0.606751</text:p>
          </table:table-cell>
          <table:table-cell office:value-type="float" office:value="7.1707999999999994E-2" table:formula="of:=[.G108]-[.$G$5]" table:style-name="ce1">
            <text:p>0.071708</text:p>
          </table:table-cell>
          <table:table-cell office:value-type="float" office:value="2.0070000000000032E-2" table:formula="of:=[.H108]-[.$G$5]" table:style-name="ce1">
            <text:p>0.02007</text:p>
          </table:table-cell>
          <table:table-cell office:value-type="float" office:value="-4.7605999999999926E-2" table:formula="of:=[.I108]-[.$G$5]" table:style-name="ce1">
            <text:p>-0.047606</text:p>
          </table:table-cell>
          <table:table-cell office:value-type="float" office:value="10.3001" table:style-name="ce8">
            <text:p>10.3001</text:p>
          </table:table-cell>
          <table:table-cell office:value-type="float" office:value="8.5309300000000005E-2" table:style-name="ce8">
            <text:p>0.0853093</text:p>
          </table:table-cell>
          <table:table-cell office:value-type="float" office:value="0.10800899999999999" table:style-name="ce8">
            <text:p>0.108009</text:p>
          </table:table-cell>
          <table:table-cell table:number-columns-repeated="16369"/>
        </table:table-row>
        <table:table-row table:style-name="ro3">
          <table:table-cell office:value-type="float" office:value="10.4" table:style-name="ce1">
            <text:p>10.4</text:p>
          </table:table-cell>
          <table:table-cell office:value-type="float" office:value="5.2361999999999999E-2" table:style-name="ce1">
            <text:p>0.052362</text:p>
          </table:table-cell>
          <table:table-cell office:value-type="float" office:value="0.18168599999999999" table:style-name="ce7">
            <text:p>0.181686</text:p>
          </table:table-cell>
          <table:table-cell office:value-type="float" office:value="0.113957" table:style-name="ce7">
            <text:p>0.113957</text:p>
          </table:table-cell>
          <table:table-cell table:style-name="ce3"/>
          <table:table-cell office:value-type="float" office:value="10.4001" table:style-name="ce8">
            <text:p>10.4001</text:p>
          </table:table-cell>
          <table:table-cell office:value-type="float" office:value="0.70504500000000003" table:style-name="ce8">
            <text:p>0.705045</text:p>
          </table:table-cell>
          <table:table-cell office:value-type="float" office:value="0.69736399999999998" table:style-name="ce8">
            <text:p>0.697364</text:p>
          </table:table-cell>
          <table:table-cell office:value-type="float" office:value="0.61790100000000003" table:style-name="ce8">
            <text:p>0.617901</text:p>
          </table:table-cell>
          <table:table-cell office:value-type="float" office:value="5.0688000000000066E-2" table:formula="of:=[.G109]-[.$G$5]" table:style-name="ce1">
            <text:p>0.050688</text:p>
          </table:table-cell>
          <table:table-cell office:value-type="float" office:value="4.3007000000000017E-2" table:formula="of:=[.H109]-[.$G$5]" table:style-name="ce1">
            <text:p>0.043007</text:p>
          </table:table-cell>
          <table:table-cell office:value-type="float" office:value="-3.6455999999999933E-2" table:formula="of:=[.I109]-[.$G$5]" table:style-name="ce1">
            <text:p>-0.036456</text:p>
          </table:table-cell>
          <table:table-cell office:value-type="float" office:value="10.4" table:style-name="ce8">
            <text:p>10.4</text:p>
          </table:table-cell>
          <table:table-cell office:value-type="float" office:value="0.16392300000000001" table:style-name="ce8">
            <text:p>0.163923</text:p>
          </table:table-cell>
          <table:table-cell office:value-type="float" office:value="8.7298399999999998E-2" table:style-name="ce8">
            <text:p>0.0872984</text:p>
          </table:table-cell>
          <table:table-cell table:number-columns-repeated="16369"/>
        </table:table-row>
        <table:table-row table:style-name="ro3">
          <table:table-cell office:value-type="float" office:value="10.5" table:style-name="ce1">
            <text:p>10.5</text:p>
          </table:table-cell>
          <table:table-cell office:value-type="float" office:value="7.3833999999999997E-2" table:style-name="ce1">
            <text:p>0.073834</text:p>
          </table:table-cell>
          <table:table-cell office:value-type="float" office:value="0.24505099999999999" table:style-name="ce7">
            <text:p>0.245051</text:p>
          </table:table-cell>
          <table:table-cell office:value-type="float" office:value="7.7274999999999996E-2" table:style-name="ce7">
            <text:p>0.077275</text:p>
          </table:table-cell>
          <table:table-cell table:style-name="ce3"/>
          <table:table-cell office:value-type="float" office:value="10.5001" table:style-name="ce8">
            <text:p>10.5001</text:p>
          </table:table-cell>
          <table:table-cell office:value-type="float" office:value="0.680616" table:style-name="ce8">
            <text:p>0.680616</text:p>
          </table:table-cell>
          <table:table-cell office:value-type="float" office:value="0.71857499999999996" table:style-name="ce8">
            <text:p>0.718575</text:p>
          </table:table-cell>
          <table:table-cell office:value-type="float" office:value="0.63268400000000002" table:style-name="ce8">
            <text:p>0.632684</text:p>
          </table:table-cell>
          <table:table-cell office:value-type="float" office:value="2.6259000000000032E-2" table:formula="of:=[.G110]-[.$G$5]" table:style-name="ce1">
            <text:p>0.026259</text:p>
          </table:table-cell>
          <table:table-cell office:value-type="float" office:value="6.4217999999999997E-2" table:formula="of:=[.H110]-[.$G$5]" table:style-name="ce1">
            <text:p>0.064218</text:p>
          </table:table-cell>
          <table:table-cell office:value-type="float" office:value="-2.1672999999999942E-2" table:formula="of:=[.I110]-[.$G$5]" table:style-name="ce1">
            <text:p>-0.021673</text:p>
          </table:table-cell>
          <table:table-cell office:value-type="float" office:value="10.5001" table:style-name="ce8">
            <text:p>10.5001</text:p>
          </table:table-cell>
          <table:table-cell office:value-type="float" office:value="0.229544" table:style-name="ce8">
            <text:p>0.229544</text:p>
          </table:table-cell>
          <table:table-cell office:value-type="float" office:value="4.5592100000000003E-2" table:style-name="ce8">
            <text:p>0.0455921</text:p>
          </table:table-cell>
          <table:table-cell table:number-columns-repeated="16369"/>
        </table:table-row>
        <table:table-row table:style-name="ro3">
          <table:table-cell office:value-type="float" office:value="10.6" table:style-name="ce1">
            <text:p>10.6</text:p>
          </table:table-cell>
          <table:table-cell office:value-type="float" office:value="8.6004999999999998E-2" table:style-name="ce1">
            <text:p>0.086005</text:p>
          </table:table-cell>
          <table:table-cell office:value-type="float" office:value="0.28028199999999998" table:style-name="ce7">
            <text:p>0.280282</text:p>
          </table:table-cell>
          <table:table-cell office:value-type="float" office:value="2.8268999999999999E-2" table:style-name="ce7">
            <text:p>0.028269</text:p>
          </table:table-cell>
          <table:table-cell table:style-name="ce3"/>
          <table:table-cell office:value-type="float" office:value="10.600099999999999" table:style-name="ce8">
            <text:p>10.6001</text:p>
          </table:table-cell>
          <table:table-cell office:value-type="float" office:value="0.65719700000000003" table:style-name="ce8">
            <text:p>0.657197</text:p>
          </table:table-cell>
          <table:table-cell office:value-type="float" office:value="0.73121400000000003" table:style-name="ce8">
            <text:p>0.731214</text:p>
          </table:table-cell>
          <table:table-cell office:value-type="float" office:value="0.65049299999999999" table:style-name="ce8">
            <text:p>0.650493</text:p>
          </table:table-cell>
          <table:table-cell office:value-type="float" office:value="2.8400000000000647E-3" table:formula="of:=[.G111]-[.$G$5]" table:style-name="ce1">
            <text:p>0.00284</text:p>
          </table:table-cell>
          <table:table-cell office:value-type="float" office:value="7.6857000000000064E-2" table:formula="of:=[.H111]-[.$G$5]" table:style-name="ce1">
            <text:p>0.076857</text:p>
          </table:table-cell>
          <table:table-cell office:value-type="float" office:value="-3.8639999999999786E-3" table:formula="of:=[.I111]-[.$G$5]" table:style-name="ce1">
            <text:p>-0.003864</text:p>
          </table:table-cell>
          <table:table-cell office:value-type="float" office:value="10.600099999999999" table:style-name="ce8">
            <text:p>10.6001</text:p>
          </table:table-cell>
          <table:table-cell office:value-type="float" office:value="0.26595200000000002" table:style-name="ce8">
            <text:p>0.265952</text:p>
          </table:table-cell>
          <table:table-cell office:value-type="float" office:value="1.7078600000000001E-3" table:style-name="ce8">
            <text:p>0.00170786</text:p>
          </table:table-cell>
          <table:table-cell table:number-columns-repeated="16369"/>
        </table:table-row>
        <table:table-row table:style-name="ro3">
          <table:table-cell office:value-type="float" office:value="10.7" table:style-name="ce1">
            <text:p>10.7</text:p>
          </table:table-cell>
          <table:table-cell office:value-type="float" office:value="8.6338999999999999E-2" table:style-name="ce1">
            <text:p>0.086339</text:p>
          </table:table-cell>
          <table:table-cell office:value-type="float" office:value="0.28124300000000002" table:style-name="ce7">
            <text:p>0.281243</text:p>
          </table:table-cell>
          <table:table-cell office:value-type="float" office:value="-2.5395999999999998E-2" table:style-name="ce7">
            <text:p>-0.025396</text:p>
          </table:table-cell>
          <table:table-cell table:style-name="ce3"/>
          <table:table-cell office:value-type="float" office:value="10.7" table:style-name="ce8">
            <text:p>10.7</text:p>
          </table:table-cell>
          <table:table-cell office:value-type="float" office:value="0.636992" table:style-name="ce8">
            <text:p>0.636992</text:p>
          </table:table-cell>
          <table:table-cell office:value-type="float" office:value="0.73039799999999999" table:style-name="ce8">
            <text:p>0.730398</text:p>
          </table:table-cell>
          <table:table-cell office:value-type="float" office:value="0.670852" table:style-name="ce8">
            <text:p>0.670852</text:p>
          </table:table-cell>
          <table:table-cell office:value-type="float" office:value="-1.7364999999999964E-2" table:formula="of:=[.G112]-[.$G$5]" table:style-name="ce1">
            <text:p>-0.017365</text:p>
          </table:table-cell>
          <table:table-cell office:value-type="float" office:value="7.6041000000000025E-2" table:formula="of:=[.H112]-[.$G$5]" table:style-name="ce1">
            <text:p>0.076041</text:p>
          </table:table-cell>
          <table:table-cell office:value-type="float" office:value="1.6495000000000037E-2" table:formula="of:=[.I112]-[.$G$5]" table:style-name="ce1">
            <text:p>0.016495</text:p>
          </table:table-cell>
          <table:table-cell office:value-type="float" office:value="10.700100000000001" table:style-name="ce8">
            <text:p>10.7001</text:p>
          </table:table-cell>
          <table:table-cell office:value-type="float" office:value="0.25305499999999997" table:style-name="ce8">
            <text:p>0.253055</text:p>
          </table:table-cell>
          <table:table-cell office:value-type="float" office:value="-4.4223899999999997E-2" table:style-name="ce8">
            <text:p>-0.0442239</text:p>
          </table:table-cell>
          <table:table-cell table:number-columns-repeated="16369"/>
        </table:table-row>
        <table:table-row table:style-name="ro3">
          <table:table-cell office:value-type="float" office:value="10.8" table:style-name="ce1">
            <text:p>10.8</text:p>
          </table:table-cell>
          <table:table-cell office:value-type="float" office:value="7.4765999999999999E-2" table:style-name="ce1">
            <text:p>0.074766</text:p>
          </table:table-cell>
          <table:table-cell office:value-type="float" office:value="0.24776500000000001" table:style-name="ce7">
            <text:p>0.247765</text:p>
          </table:table-cell>
          <table:table-cell office:value-type="float" office:value="-7.4871999999999994E-2" table:style-name="ce7">
            <text:p>-0.074872</text:p>
          </table:table-cell>
          <table:table-cell table:style-name="ce3"/>
          <table:table-cell office:value-type="float" office:value="10.8001" table:style-name="ce8">
            <text:p>10.8001</text:p>
          </table:table-cell>
          <table:table-cell office:value-type="float" office:value="0.62167700000000004" table:style-name="ce8">
            <text:p>0.621677</text:p>
          </table:table-cell>
          <table:table-cell office:value-type="float" office:value="0.71512100000000001" table:style-name="ce8">
            <text:p>0.715121</text:p>
          </table:table-cell>
          <table:table-cell office:value-type="float" office:value="0.69281000000000004" table:style-name="ce8">
            <text:p>0.69281</text:p>
          </table:table-cell>
          <table:table-cell office:value-type="float" office:value="-3.2679999999999931E-2" table:formula="of:=[.G113]-[.$G$5]" table:style-name="ce1">
            <text:p>-0.03268</text:p>
          </table:table-cell>
          <table:table-cell office:value-type="float" office:value="6.076400000000004E-2" table:formula="of:=[.H113]-[.$G$5]" table:style-name="ce1">
            <text:p>0.060764</text:p>
          </table:table-cell>
          <table:table-cell office:value-type="float" office:value="3.845300000000007E-2" table:formula="of:=[.I113]-[.$G$5]" table:style-name="ce1">
            <text:p>0.038453</text:p>
          </table:table-cell>
          <table:table-cell office:value-type="float" office:value="10.8001" table:style-name="ce8">
            <text:p>10.8001</text:p>
          </table:table-cell>
          <table:table-cell office:value-type="float" office:value="0.20375399999999999" table:style-name="ce8">
            <text:p>0.203754</text:p>
          </table:table-cell>
          <table:table-cell office:value-type="float" office:value="-8.5156899999999994E-2" table:style-name="ce8">
            <text:p>-0.0851569</text:p>
          </table:table-cell>
          <table:table-cell table:number-columns-repeated="16369"/>
        </table:table-row>
        <table:table-row table:style-name="ro3">
          <table:table-cell office:value-type="float" office:value="10.9" table:style-name="ce1">
            <text:p>10.9</text:p>
          </table:table-cell>
          <table:table-cell office:value-type="float" office:value="5.3699999999999998E-2" table:style-name="ce1">
            <text:p>0.0537</text:p>
          </table:table-cell>
          <table:table-cell office:value-type="float" office:value="0.18568699999999999" table:style-name="ce7">
            <text:p>0.185687</text:p>
          </table:table-cell>
          <table:table-cell office:value-type="float" office:value="-0.112376" table:style-name="ce7">
            <text:p>-0.112376</text:p>
          </table:table-cell>
          <table:table-cell table:style-name="ce3"/>
          <table:table-cell office:value-type="float" office:value="10.9001" table:style-name="ce8">
            <text:p>10.9001</text:p>
          </table:table-cell>
          <table:table-cell office:value-type="float" office:value="0.61065899999999995" table:style-name="ce8">
            <text:p>0.610659</text:p>
          </table:table-cell>
          <table:table-cell office:value-type="float" office:value="0.69164800000000004" table:style-name="ce8">
            <text:p>0.691648</text:p>
          </table:table-cell>
          <table:table-cell office:value-type="float" office:value="0.713198" table:style-name="ce8">
            <text:p>0.713198</text:p>
          </table:table-cell>
          <table:table-cell office:value-type="float" office:value="-4.3698000000000015E-2" table:formula="of:=[.G114]-[.$G$5]" table:style-name="ce1">
            <text:p>-0.043698</text:p>
          </table:table-cell>
          <table:table-cell office:value-type="float" office:value="3.7291000000000074E-2" table:formula="of:=[.H114]-[.$G$5]" table:style-name="ce1">
            <text:p>0.037291</text:p>
          </table:table-cell>
          <table:table-cell office:value-type="float" office:value="5.8841000000000032E-2" table:formula="of:=[.I114]-[.$G$5]" table:style-name="ce1">
            <text:p>0.058841</text:p>
          </table:table-cell>
          <table:table-cell office:value-type="float" office:value="10.9001" table:style-name="ce8">
            <text:p>10.9001</text:p>
          </table:table-cell>
          <table:table-cell office:value-type="float" office:value="0.13098899999999999" table:style-name="ce8">
            <text:p>0.130989</text:p>
          </table:table-cell>
          <table:table-cell office:value-type="float" office:value="-0.112635" table:style-name="ce8">
            <text:p>-0.112635</text:p>
          </table:table-cell>
          <table:table-cell table:number-columns-repeated="16369"/>
        </table:table-row>
        <table:table-row table:style-name="ro3">
          <table:table-cell office:value-type="float" office:value="11" table:style-name="ce1">
            <text:p>11</text:p>
          </table:table-cell>
          <table:table-cell office:value-type="float" office:value="2.7317000000000001E-2" table:style-name="ce1">
            <text:p>0.027317</text:p>
          </table:table-cell>
          <table:table-cell office:value-type="float" office:value="0.105309" table:style-name="ce7">
            <text:p>0.105309</text:p>
          </table:table-cell>
          <table:table-cell office:value-type="float" office:value="-0.13306599999999999" table:style-name="ce7">
            <text:p>-0.133066</text:p>
          </table:table-cell>
          <table:table-cell table:style-name="ce3"/>
          <table:table-cell office:value-type="float" office:value="11.0001" table:style-name="ce8">
            <text:p>11.0001</text:p>
          </table:table-cell>
          <table:table-cell office:value-type="float" office:value="0.60278299999999996" table:style-name="ce8">
            <text:p>0.602783</text:p>
          </table:table-cell>
          <table:table-cell office:value-type="float" office:value="0.66613299999999998" table:style-name="ce8">
            <text:p>0.666133</text:p>
          </table:table-cell>
          <table:table-cell office:value-type="float" office:value="0.72658500000000004" table:style-name="ce8">
            <text:p>0.726585</text:p>
          </table:table-cell>
          <table:table-cell office:value-type="float" office:value="-5.1574000000000009E-2" table:formula="of:=[.G115]-[.$G$5]" table:style-name="ce1">
            <text:p>-0.051574</text:p>
          </table:table-cell>
          <table:table-cell office:value-type="float" office:value="1.1776000000000009E-2" table:formula="of:=[.H115]-[.$G$5]" table:style-name="ce1">
            <text:p>0.011776</text:p>
          </table:table-cell>
          <table:table-cell office:value-type="float" office:value="7.222800000000007E-2" table:formula="of:=[.I115]-[.$G$5]" table:style-name="ce1">
            <text:p>0.072228</text:p>
          </table:table-cell>
          <table:table-cell office:value-type="float" office:value="11.0001" table:style-name="ce8">
            <text:p>11.0001</text:p>
          </table:table-cell>
          <table:table-cell office:value-type="float" office:value="4.86662E-2" table:style-name="ce8">
            <text:p>0.0486662</text:p>
          </table:table-cell>
          <table:table-cell office:value-type="float" office:value="-0.12565499999999999" table:style-name="ce8">
            <text:p>-0.125655</text:p>
          </table:table-cell>
          <table:table-cell table:number-columns-repeated="16369"/>
        </table:table-row>
        <table:table-row table:style-name="ro3">
          <table:table-cell office:value-type="float" office:value="11.1" table:style-name="ce1">
            <text:p>11.1</text:p>
          </table:table-cell>
          <table:table-cell office:value-type="float" office:value="3.3300000000000002E-4" table:style-name="ce1">
            <text:p>0.000333</text:p>
          </table:table-cell>
          <table:table-cell office:value-type="float" office:value="1.8770999999999999E-2" table:style-name="ce7">
            <text:p>0.018771</text:p>
          </table:table-cell>
          <table:table-cell office:value-type="float" office:value="-0.13597100000000001" table:style-name="ce7">
            <text:p>-0.135971</text:p>
          </table:table-cell>
          <table:table-cell table:style-name="ce3"/>
          <table:table-cell office:value-type="float" office:value="11.100099999999999" table:style-name="ce8">
            <text:p>11.1001</text:p>
          </table:table-cell>
          <table:table-cell office:value-type="float" office:value="0.59786099999999998" table:style-name="ce8">
            <text:p>0.597861</text:p>
          </table:table-cell>
          <table:table-cell office:value-type="float" office:value="0.64402800000000004" table:style-name="ce8">
            <text:p>0.644028</text:p>
          </table:table-cell>
          <table:table-cell office:value-type="float" office:value="0.73017100000000001" table:style-name="ce8">
            <text:p>0.730171</text:p>
          </table:table-cell>
          <table:table-cell office:value-type="float" office:value="-5.6495999999999991E-2" table:formula="of:=[.G116]-[.$G$5]" table:style-name="ce1">
            <text:p>-0.056496</text:p>
          </table:table-cell>
          <table:table-cell office:value-type="float" office:value="-1.0328999999999922E-2" table:formula="of:=[.H116]-[.$G$5]" table:style-name="ce1">
            <text:p>-0.010329</text:p>
          </table:table-cell>
          <table:table-cell office:value-type="float" office:value="7.5814000000000048E-2" table:formula="of:=[.I116]-[.$G$5]" table:style-name="ce1">
            <text:p>0.075814</text:p>
          </table:table-cell>
          <table:table-cell office:value-type="float" office:value="11.100099999999999" table:style-name="ce8">
            <text:p>11.1001</text:p>
          </table:table-cell>
          <table:table-cell office:value-type="float" office:value="-2.11399E-2" table:style-name="ce8">
            <text:p>-0.0211399</text:p>
          </table:table-cell>
          <table:table-cell office:value-type="float" office:value="-0.12063599999999999" table:style-name="ce8">
            <text:p>-0.120636</text:p>
          </table:table-cell>
          <table:table-cell table:number-columns-repeated="16369"/>
        </table:table-row>
        <table:table-row table:style-name="ro3">
          <table:table-cell office:value-type="float" office:value="11.2" table:style-name="ce1">
            <text:p>11.2</text:p>
          </table:table-cell>
          <table:table-cell office:value-type="float" office:value="-2.3265000000000001E-2" table:style-name="ce1">
            <text:p>-0.023265</text:p>
          </table:table-cell>
          <table:table-cell office:value-type="float" office:value="-6.2771999999999994E-2" table:style-name="ce7">
            <text:p>-0.062772</text:p>
          </table:table-cell>
          <table:table-cell office:value-type="float" office:value="-0.12367499999999999" table:style-name="ce7">
            <text:p>-0.123675</text:p>
          </table:table-cell>
          <table:table-cell table:style-name="ce3"/>
          <table:table-cell office:value-type="float" office:value="11.200100000000001" table:style-name="ce8">
            <text:p>11.2001</text:p>
          </table:table-cell>
          <table:table-cell office:value-type="float" office:value="0.59622699999999995" table:style-name="ce8">
            <text:p>0.596227</text:p>
          </table:table-cell>
          <table:table-cell office:value-type="float" office:value="0.62636700000000001" table:style-name="ce8">
            <text:p>0.626367</text:p>
          </table:table-cell>
          <table:table-cell office:value-type="float" office:value="0.72292299999999998" table:style-name="ce8">
            <text:p>0.722923</text:p>
          </table:table-cell>
          <table:table-cell office:value-type="float" office:value="-5.8130000000000015E-2" table:formula="of:=[.G117]-[.$G$5]" table:style-name="ce1">
            <text:p>-0.05813</text:p>
          </table:table-cell>
          <table:table-cell office:value-type="float" office:value="-2.7989999999999959E-2" table:formula="of:=[.H117]-[.$G$5]" table:style-name="ce1">
            <text:p>-0.02799</text:p>
          </table:table-cell>
          <table:table-cell office:value-type="float" office:value="6.8566000000000016E-2" table:formula="of:=[.I117]-[.$G$5]" table:style-name="ce1">
            <text:p>0.068566</text:p>
          </table:table-cell>
          <table:table-cell office:value-type="float" office:value="11.2" table:style-name="ce8">
            <text:p>11.2</text:p>
          </table:table-cell>
          <table:table-cell office:value-type="float" office:value="-8.6551000000000003E-2" table:style-name="ce8">
            <text:p>-0.086551</text:p>
          </table:table-cell>
          <table:table-cell office:value-type="float" office:value="-0.105503" table:style-name="ce8">
            <text:p>-0.105503</text:p>
          </table:table-cell>
          <table:table-cell table:number-columns-repeated="16369"/>
        </table:table-row>
        <table:table-row table:style-name="ro3">
          <table:table-cell office:value-type="float" office:value="11.3" table:style-name="ce1">
            <text:p>11.3</text:p>
          </table:table-cell>
          <table:table-cell office:value-type="float" office:value="-4.113E-2" table:style-name="ce1">
            <text:p>-0.04113</text:p>
          </table:table-cell>
          <table:table-cell office:value-type="float" office:value="-0.13125999999999999" table:style-name="ce7">
            <text:p>-0.13126</text:p>
          </table:table-cell>
          <table:table-cell office:value-type="float" office:value="-0.100975" table:style-name="ce7">
            <text:p>-0.100975</text:p>
          </table:table-cell>
          <table:table-cell table:style-name="ce3"/>
          <table:table-cell office:value-type="float" office:value="11.3001" table:style-name="ce8">
            <text:p>11.3001</text:p>
          </table:table-cell>
          <table:table-cell office:value-type="float" office:value="0.59710300000000005" table:style-name="ce8">
            <text:p>0.597103</text:p>
          </table:table-cell>
          <table:table-cell office:value-type="float" office:value="0.61438800000000005" table:style-name="ce8">
            <text:p>0.614388</text:p>
          </table:table-cell>
          <table:table-cell office:value-type="float" office:value="0.70554099999999997" table:style-name="ce8">
            <text:p>0.705541</text:p>
          </table:table-cell>
          <table:table-cell office:value-type="float" office:value="-5.7253999999999916E-2" table:formula="of:=[.G118]-[.$G$5]" table:style-name="ce1">
            <text:p>-0.057254</text:p>
          </table:table-cell>
          <table:table-cell office:value-type="float" office:value="-3.9968999999999921E-2" table:formula="of:=[.H118]-[.$G$5]" table:style-name="ce1">
            <text:p>-0.039969</text:p>
          </table:table-cell>
          <table:table-cell office:value-type="float" office:value="5.1184000000000007E-2" table:formula="of:=[.I118]-[.$G$5]" table:style-name="ce1">
            <text:p>0.051184</text:p>
          </table:table-cell>
          <table:table-cell office:value-type="float" office:value="11.3001" table:style-name="ce8">
            <text:p>11.3001</text:p>
          </table:table-cell>
          <table:table-cell office:value-type="float" office:value="-0.14419499999999999" table:style-name="ce8">
            <text:p>-0.144195</text:p>
          </table:table-cell>
          <table:table-cell office:value-type="float" office:value="-8.0240599999999995E-2" table:style-name="ce8">
            <text:p>-0.0802406</text:p>
          </table:table-cell>
          <table:table-cell table:number-columns-repeated="16369"/>
        </table:table-row>
        <table:table-row table:style-name="ro3">
          <table:table-cell office:value-type="float" office:value="11.4" table:style-name="ce1">
            <text:p>11.4</text:p>
          </table:table-cell>
          <table:table-cell office:value-type="float" office:value="-5.2796000000000003E-2" table:style-name="ce1">
            <text:p>-0.052796</text:p>
          </table:table-cell>
          <table:table-cell office:value-type="float" office:value="-0.18255399999999999" table:style-name="ce7">
            <text:p>-0.182554</text:p>
          </table:table-cell>
          <table:table-cell office:value-type="float" office:value="-7.3035000000000003E-2" table:style-name="ce7">
            <text:p>-0.073035</text:p>
          </table:table-cell>
          <table:table-cell table:style-name="ce3"/>
          <table:table-cell office:value-type="float" office:value="11.4001" table:style-name="ce8">
            <text:p>11.4001</text:p>
          </table:table-cell>
          <table:table-cell office:value-type="float" office:value="0.60163900000000003" table:style-name="ce8">
            <text:p>0.601639</text:p>
          </table:table-cell>
          <table:table-cell office:value-type="float" office:value="0.60574099999999997" table:style-name="ce8">
            <text:p>0.605741</text:p>
          </table:table-cell>
          <table:table-cell office:value-type="float" office:value="0.68228999999999995" table:style-name="ce8">
            <text:p>0.68229</text:p>
          </table:table-cell>
          <table:table-cell office:value-type="float" office:value="-5.2717999999999932E-2" table:formula="of:=[.G119]-[.$G$5]" table:style-name="ce1">
            <text:p>-0.052718</text:p>
          </table:table-cell>
          <table:table-cell office:value-type="float" office:value="-4.8615999999999993E-2" table:formula="of:=[.H119]-[.$G$5]" table:style-name="ce1">
            <text:p>-0.048616</text:p>
          </table:table-cell>
          <table:table-cell office:value-type="float" office:value="2.7932999999999986E-2" table:formula="of:=[.I119]-[.$G$5]" table:style-name="ce1">
            <text:p>0.027933</text:p>
          </table:table-cell>
          <table:table-cell office:value-type="float" office:value="11.4" table:style-name="ce8">
            <text:p>11.4</text:p>
          </table:table-cell>
          <table:table-cell office:value-type="float" office:value="-0.187861" table:style-name="ce8">
            <text:p>-0.187861</text:p>
          </table:table-cell>
          <table:table-cell office:value-type="float" office:value="-5.2134800000000002E-2" table:style-name="ce8">
            <text:p>-0.0521348</text:p>
          </table:table-cell>
          <table:table-cell table:number-columns-repeated="16369"/>
        </table:table-row>
        <table:table-row table:style-name="ro3">
          <table:table-cell office:value-type="float" office:value="11.5" table:style-name="ce1">
            <text:p>11.5</text:p>
          </table:table-cell>
          <table:table-cell office:value-type="float" office:value="-5.9230999999999999E-2" table:style-name="ce1">
            <text:p>-0.059231</text:p>
          </table:table-cell>
          <table:table-cell office:value-type="float" office:value="-0.21585399999999999" table:style-name="ce7">
            <text:p>-0.215854</text:p>
          </table:table-cell>
          <table:table-cell office:value-type="float" office:value="-4.3757999999999998E-2" table:style-name="ce7">
            <text:p>-0.043758</text:p>
          </table:table-cell>
          <table:table-cell table:style-name="ce3"/>
          <table:table-cell office:value-type="float" office:value="11.5" table:style-name="ce8">
            <text:p>11.5</text:p>
          </table:table-cell>
          <table:table-cell office:value-type="float" office:value="0.61025200000000002" table:style-name="ce8">
            <text:p>0.610252</text:p>
          </table:table-cell>
          <table:table-cell office:value-type="float" office:value="0.60134699999999996" table:style-name="ce8">
            <text:p>0.601347</text:p>
          </table:table-cell>
          <table:table-cell office:value-type="float" office:value="0.65805499999999995" table:style-name="ce8">
            <text:p>0.658055</text:p>
          </table:table-cell>
          <table:table-cell office:value-type="float" office:value="-4.410499999999995E-2" table:formula="of:=[.G120]-[.$G$5]" table:style-name="ce1">
            <text:p>-0.044105</text:p>
          </table:table-cell>
          <table:table-cell office:value-type="float" office:value="-5.3010000000000002E-2" table:formula="of:=[.H120]-[.$G$5]" table:style-name="ce1">
            <text:p>-0.05301</text:p>
          </table:table-cell>
          <table:table-cell office:value-type="float" office:value="3.6979999999999791E-3" table:formula="of:=[.I120]-[.$G$5]" table:style-name="ce1">
            <text:p>0.003698</text:p>
          </table:table-cell>
          <table:table-cell office:value-type="float" office:value="11.5001" table:style-name="ce8">
            <text:p>11.5001</text:p>
          </table:table-cell>
          <table:table-cell office:value-type="float" office:value="-0.21138299999999999" table:style-name="ce8">
            <text:p>-0.211383</text:p>
          </table:table-cell>
          <table:table-cell office:value-type="float" office:value="-2.3661700000000001E-2" table:style-name="ce8">
            <text:p>-0.0236617</text:p>
          </table:table-cell>
          <table:table-cell table:number-columns-repeated="16369"/>
        </table:table-row>
        <table:table-row table:style-name="ro3">
          <table:table-cell office:value-type="float" office:value="11.6" table:style-name="ce1">
            <text:p>11.6</text:p>
          </table:table-cell>
          <table:table-cell office:value-type="float" office:value="-6.1942999999999998E-2" table:style-name="ce1">
            <text:p>-0.061943</text:p>
          </table:table-cell>
          <table:table-cell office:value-type="float" office:value="-0.23217199999999999" table:style-name="ce7">
            <text:p>-0.232172</text:p>
          </table:table-cell>
          <table:table-cell office:value-type="float" office:value="-1.4959E-2" table:style-name="ce7">
            <text:p>-0.014959</text:p>
          </table:table-cell>
          <table:table-cell table:style-name="ce3"/>
          <table:table-cell office:value-type="float" office:value="11.600099999999999" table:style-name="ce8">
            <text:p>11.6001</text:p>
          </table:table-cell>
          <table:table-cell office:value-type="float" office:value="0.62348199999999998" table:style-name="ce8">
            <text:p>0.623482</text:p>
          </table:table-cell>
          <table:table-cell office:value-type="float" office:value="0.59942200000000001" table:style-name="ce8">
            <text:p>0.599422</text:p>
          </table:table-cell>
          <table:table-cell office:value-type="float" office:value="0.63610999999999995" table:style-name="ce8">
            <text:p>0.63611</text:p>
          </table:table-cell>
          <table:table-cell office:value-type="float" office:value="-3.0874999999999986E-2" table:formula="of:=[.G121]-[.$G$5]" table:style-name="ce1">
            <text:p>-0.030875</text:p>
          </table:table-cell>
          <table:table-cell office:value-type="float" office:value="-5.4934999999999956E-2" table:formula="of:=[.H121]-[.$G$5]" table:style-name="ce1">
            <text:p>-0.054935</text:p>
          </table:table-cell>
          <table:table-cell office:value-type="float" office:value="-1.8247000000000013E-2" table:formula="of:=[.I121]-[.$G$5]" table:style-name="ce1">
            <text:p>-0.018247</text:p>
          </table:table-cell>
          <table:table-cell office:value-type="float" office:value="11.600099999999999" table:style-name="ce8">
            <text:p>11.6001</text:p>
          </table:table-cell>
          <table:table-cell office:value-type="float" office:value="-0.21929199999999999" table:style-name="ce8">
            <text:p>-0.219292</text:p>
          </table:table-cell>
          <table:table-cell office:value-type="float" office:value="1.01991E-3" table:style-name="ce8">
            <text:p>0.00101991</text:p>
          </table:table-cell>
          <table:table-cell table:number-columns-repeated="16369"/>
        </table:table-row>
        <table:table-row table:style-name="ro3">
          <table:table-cell office:value-type="float" office:value="11.7" table:style-name="ce1">
            <text:p>11.7</text:p>
          </table:table-cell>
          <table:table-cell office:value-type="float" office:value="-6.2009000000000002E-2" table:style-name="ce1">
            <text:p>-0.062009</text:p>
          </table:table-cell>
          <table:table-cell office:value-type="float" office:value="-0.232597" table:style-name="ce7">
            <text:p>-0.232597</text:p>
          </table:table-cell>
          <table:table-cell office:value-type="float" office:value="1.3414000000000001E-2" table:style-name="ce7">
            <text:p>0.013414</text:p>
          </table:table-cell>
          <table:table-cell table:style-name="ce3"/>
          <table:table-cell office:value-type="float" office:value="11.7" table:style-name="ce8">
            <text:p>11.7</text:p>
          </table:table-cell>
          <table:table-cell office:value-type="float" office:value="0.64179299999999995" table:style-name="ce8">
            <text:p>0.641793</text:p>
          </table:table-cell>
          <table:table-cell office:value-type="float" office:value="0.60095900000000002" table:style-name="ce8">
            <text:p>0.600959</text:p>
          </table:table-cell>
          <table:table-cell office:value-type="float" office:value="0.61788399999999999" table:style-name="ce8">
            <text:p>0.617884</text:p>
          </table:table-cell>
          <table:table-cell office:value-type="float" office:value="-1.256400000000002E-2" table:formula="of:=[.G122]-[.$G$5]" table:style-name="ce1">
            <text:p>-0.012564</text:p>
          </table:table-cell>
          <table:table-cell office:value-type="float" office:value="-5.3397999999999946E-2" table:formula="of:=[.H122]-[.$G$5]" table:style-name="ce1">
            <text:p>-0.053398</text:p>
          </table:table-cell>
          <table:table-cell office:value-type="float" office:value="-3.6472999999999978E-2" table:formula="of:=[.I122]-[.$G$5]" table:style-name="ce1">
            <text:p>-0.036473</text:p>
          </table:table-cell>
          <table:table-cell office:value-type="float" office:value="11.700100000000001" table:style-name="ce8">
            <text:p>11.7001</text:p>
          </table:table-cell>
          <table:table-cell office:value-type="float" office:value="-0.21634200000000001" table:style-name="ce8">
            <text:p>-0.216342</text:p>
          </table:table-cell>
          <table:table-cell office:value-type="float" office:value="1.4832400000000001E-2" table:style-name="ce8">
            <text:p>0.0148324</text:p>
          </table:table-cell>
          <table:table-cell table:number-columns-repeated="16369"/>
        </table:table-row>
        <table:table-row table:style-name="ro3">
          <table:table-cell office:value-type="float" office:value="11.8" table:style-name="ce1">
            <text:p>11.8</text:p>
          </table:table-cell>
          <table:table-cell office:value-type="float" office:value="-5.9461E-2" table:style-name="ce1">
            <text:p>-0.059461</text:p>
          </table:table-cell>
          <table:table-cell office:value-type="float" office:value="-0.217164" table:style-name="ce7">
            <text:p>-0.217164</text:p>
          </table:table-cell>
          <table:table-cell office:value-type="float" office:value="4.2175999999999998E-2" table:style-name="ce7">
            <text:p>0.042176</text:p>
          </table:table-cell>
          <table:table-cell table:style-name="ce3"/>
          <table:table-cell office:value-type="float" office:value="11.8001" table:style-name="ce8">
            <text:p>11.8001</text:p>
          </table:table-cell>
          <table:table-cell office:value-type="float" office:value="0.66524899999999998" table:style-name="ce8">
            <text:p>0.665249</text:p>
          </table:table-cell>
          <table:table-cell office:value-type="float" office:value="0.605132" table:style-name="ce8">
            <text:p>0.605132</text:p>
          </table:table-cell>
          <table:table-cell office:value-type="float" office:value="0.60520700000000005" table:style-name="ce8">
            <text:p>0.605207</text:p>
          </table:table-cell>
          <table:table-cell office:value-type="float" office:value="1.0892000000000013E-2" table:formula="of:=[.G123]-[.$G$5]" table:style-name="ce1">
            <text:p>0.010892</text:p>
          </table:table-cell>
          <table:table-cell office:value-type="float" office:value="-4.9224999999999963E-2" table:formula="of:=[.H123]-[.$G$5]" table:style-name="ce1">
            <text:p>-0.049225</text:p>
          </table:table-cell>
          <table:table-cell office:value-type="float" office:value="-4.9149999999999916E-2" table:formula="of:=[.I123]-[.$G$5]" table:style-name="ce1">
            <text:p>-0.04915</text:p>
          </table:table-cell>
          <table:table-cell office:value-type="float" office:value="11.8001" table:style-name="ce8">
            <text:p>11.8001</text:p>
          </table:table-cell>
          <table:table-cell office:value-type="float" office:value="-0.19697300000000001" table:style-name="ce8">
            <text:p>-0.196973</text:p>
          </table:table-cell>
          <table:table-cell office:value-type="float" office:value="2.4724900000000001E-2" table:style-name="ce8">
            <text:p>0.0247249</text:p>
          </table:table-cell>
          <table:table-cell table:number-columns-repeated="16369"/>
        </table:table-row>
        <table:table-row table:style-name="ro3">
          <table:table-cell office:value-type="float" office:value="11.9" table:style-name="ce1">
            <text:p>11.9</text:p>
          </table:table-cell>
          <table:table-cell office:value-type="float" office:value="-5.3266000000000001E-2" table:style-name="ce1">
            <text:p>-0.053266</text:p>
          </table:table-cell>
          <table:table-cell office:value-type="float" office:value="-0.18481900000000001" table:style-name="ce7">
            <text:p>-0.184819</text:p>
          </table:table-cell>
          <table:table-cell office:value-type="float" office:value="7.1454000000000004E-2" table:style-name="ce7">
            <text:p>0.071454</text:p>
          </table:table-cell>
          <table:table-cell table:style-name="ce3"/>
          <table:table-cell office:value-type="float" office:value="11.9001" table:style-name="ce8">
            <text:p>11.9001</text:p>
          </table:table-cell>
          <table:table-cell office:value-type="float" office:value="0.69253699999999996" table:style-name="ce8">
            <text:p>0.692537</text:p>
          </table:table-cell>
          <table:table-cell office:value-type="float" office:value="0.61165800000000004" table:style-name="ce8">
            <text:p>0.611658</text:p>
          </table:table-cell>
          <table:table-cell office:value-type="float" office:value="0.59701499999999996" table:style-name="ce8">
            <text:p>0.597015</text:p>
          </table:table-cell>
          <table:table-cell office:value-type="float" office:value="3.8179999999999992E-2" table:formula="of:=[.G124]-[.$G$5]" table:style-name="ce1">
            <text:p>0.03818</text:p>
          </table:table-cell>
          <table:table-cell office:value-type="float" office:value="-4.2698999999999931E-2" table:formula="of:=[.H124]-[.$G$5]" table:style-name="ce1">
            <text:p>-0.042699</text:p>
          </table:table-cell>
          <table:table-cell office:value-type="float" office:value="-5.7342000000000004E-2" table:formula="of:=[.I124]-[.$G$5]" table:style-name="ce1">
            <text:p>-0.057342</text:p>
          </table:table-cell>
          <table:table-cell office:value-type="float" office:value="11.9001" table:style-name="ce8">
            <text:p>11.9001</text:p>
          </table:table-cell>
          <table:table-cell office:value-type="float" office:value="-0.15823000000000001" table:style-name="ce8">
            <text:p>-0.15823</text:p>
          </table:table-cell>
          <table:table-cell office:value-type="float" office:value="5.1708700000000003E-2" table:style-name="ce8">
            <text:p>0.0517087</text:p>
          </table:table-cell>
          <table:table-cell table:number-columns-repeated="16369"/>
        </table:table-row>
        <table:table-row table:style-name="ro3">
          <table:table-cell office:value-type="float" office:value="12" table:style-name="ce1">
            <text:p>12</text:p>
          </table:table-cell>
          <table:table-cell office:value-type="float" office:value="-4.1918999999999998E-2" table:style-name="ce1">
            <text:p>-0.041919</text:p>
          </table:table-cell>
          <table:table-cell office:value-type="float" office:value="-0.13450699999999999" table:style-name="ce7">
            <text:p>-0.134507</text:p>
          </table:table-cell>
          <table:table-cell office:value-type="float" office:value="9.9548999999999999E-2" table:style-name="ce7">
            <text:p>0.099549</text:p>
          </table:table-cell>
          <table:table-cell table:style-name="ce3"/>
          <table:table-cell office:value-type="float" office:value="12.0001" table:style-name="ce8">
            <text:p>12.0001</text:p>
          </table:table-cell>
          <table:table-cell office:value-type="float" office:value="0.71903099999999998" table:style-name="ce8">
            <text:p>0.719031</text:p>
          </table:table-cell>
          <table:table-cell office:value-type="float" office:value="0.62200100000000003" table:style-name="ce8">
            <text:p>0.622001</text:p>
          </table:table-cell>
          <table:table-cell office:value-type="float" office:value="0.59302900000000003" table:style-name="ce8">
            <text:p>0.593029</text:p>
          </table:table-cell>
          <table:table-cell office:value-type="float" office:value="6.4674000000000009E-2" table:formula="of:=[.G125]-[.$G$5]" table:style-name="ce1">
            <text:p>0.064674</text:p>
          </table:table-cell>
          <table:table-cell office:value-type="float" office:value="-3.235599999999994E-2" table:formula="of:=[.H125]-[.$G$5]" table:style-name="ce1">
            <text:p>-0.032356</text:p>
          </table:table-cell>
          <table:table-cell office:value-type="float" office:value="-6.1327999999999938E-2" table:formula="of:=[.I125]-[.$G$5]" table:style-name="ce1">
            <text:p>-0.061328</text:p>
          </table:table-cell>
          <table:table-cell office:value-type="float" office:value="12.0001" table:style-name="ce8">
            <text:p>12.0001</text:p>
          </table:table-cell>
          <table:table-cell office:value-type="float" office:value="-0.108305" table:style-name="ce8">
            <text:p>-0.108305</text:p>
          </table:table-cell>
          <table:table-cell office:value-type="float" office:value="7.98098E-2" table:style-name="ce8">
            <text:p>0.0798098</text:p>
          </table:table-cell>
          <table:table-cell table:number-columns-repeated="16369"/>
        </table:table-row>
        <table:table-row table:style-name="ro3">
          <table:table-cell office:value-type="float" office:value="12.1" table:style-name="ce1">
            <text:p>12.1</text:p>
          </table:table-cell>
          <table:table-cell office:value-type="float" office:value="-2.4395E-2" table:style-name="ce1">
            <text:p>-0.024395</text:p>
          </table:table-cell>
          <table:table-cell office:value-type="float" office:value="-6.6880999999999996E-2" table:style-name="ce7">
            <text:p>-0.066881</text:p>
          </table:table-cell>
          <table:table-cell office:value-type="float" office:value="0.12266100000000001" table:style-name="ce7">
            <text:p>0.122661</text:p>
          </table:table-cell>
          <table:table-cell table:style-name="ce3"/>
          <table:table-cell office:value-type="float" office:value="12.100099999999999" table:style-name="ce8">
            <text:p>12.1001</text:p>
          </table:table-cell>
          <table:table-cell office:value-type="float" office:value="0.73667499999999997" table:style-name="ce8">
            <text:p>0.736675</text:p>
          </table:table-cell>
          <table:table-cell office:value-type="float" office:value="0.63632" table:style-name="ce8">
            <text:p>0.63632</text:p>
          </table:table-cell>
          <table:table-cell office:value-type="float" office:value="0.59347499999999997" table:style-name="ce8">
            <text:p>0.593475</text:p>
          </table:table-cell>
          <table:table-cell office:value-type="float" office:value="8.2318000000000002E-2" table:formula="of:=[.G126]-[.$G$5]" table:style-name="ce1">
            <text:p>0.082318</text:p>
          </table:table-cell>
          <table:table-cell office:value-type="float" office:value="-1.803699999999997E-2" table:formula="of:=[.H126]-[.$G$5]" table:style-name="ce1">
            <text:p>-0.018037</text:p>
          </table:table-cell>
          <table:table-cell office:value-type="float" office:value="-6.0881999999999992E-2" table:formula="of:=[.I126]-[.$G$5]" table:style-name="ce1">
            <text:p>-0.060882</text:p>
          </table:table-cell>
          <table:table-cell office:value-type="float" office:value="12.1" table:style-name="ce8">
            <text:p>12.1</text:p>
          </table:table-cell>
          <table:table-cell office:value-type="float" office:value="-4.8491600000000003E-2" table:style-name="ce8">
            <text:p>-0.0484916</text:p>
          </table:table-cell>
          <table:table-cell office:value-type="float" office:value="9.89564E-2" table:style-name="ce8">
            <text:p>0.0989564</text:p>
          </table:table-cell>
          <table:table-cell table:number-columns-repeated="16369"/>
        </table:table-row>
        <table:table-row table:style-name="ro3">
          <table:table-cell office:value-type="float" office:value="12.2" table:style-name="ce1">
            <text:p>12.2</text:p>
          </table:table-cell>
          <table:table-cell office:value-type="float" office:value="-1.0640000000000001E-3" table:style-name="ce1">
            <text:p>-0.001064</text:p>
          </table:table-cell>
          <table:table-cell office:value-type="float" office:value="1.4126E-2" table:style-name="ce7">
            <text:p>0.014126</text:p>
          </table:table-cell>
          <table:table-cell office:value-type="float" office:value="0.135657" table:style-name="ce7">
            <text:p>0.135657</text:p>
          </table:table-cell>
          <table:table-cell table:style-name="ce3"/>
          <table:table-cell office:value-type="float" office:value="12.200100000000001" table:style-name="ce8">
            <text:p>12.2001</text:p>
          </table:table-cell>
          <table:table-cell office:value-type="float" office:value="0.73934900000000003" table:style-name="ce8">
            <text:p>0.739349</text:p>
          </table:table-cell>
          <table:table-cell office:value-type="float" office:value="0.65494300000000005" table:style-name="ce8">
            <text:p>0.654943</text:p>
          </table:table-cell>
          <table:table-cell office:value-type="float" office:value="0.597966" table:style-name="ce8">
            <text:p>0.597966</text:p>
          </table:table-cell>
          <table:table-cell office:value-type="float" office:value="8.4992000000000067E-2" table:formula="of:=[.G127]-[.$G$5]" table:style-name="ce1">
            <text:p>0.084992</text:p>
          </table:table-cell>
          <table:table-cell office:value-type="float" office:value="5.8600000000008645E-4" table:formula="of:=[.H127]-[.$G$5]" table:style-name="ce1">
            <text:p>0.000586</text:p>
          </table:table-cell>
          <table:table-cell office:value-type="float" office:value="-5.6390999999999969E-2" table:formula="of:=[.I127]-[.$G$5]" table:style-name="ce1">
            <text:p>-0.056391</text:p>
          </table:table-cell>
          <table:table-cell office:value-type="float" office:value="12.200100000000001" table:style-name="ce8">
            <text:p>12.2001</text:p>
          </table:table-cell>
          <table:table-cell office:value-type="float" office:value="2.52321E-2" table:style-name="ce8">
            <text:p>0.0252321</text:p>
          </table:table-cell>
          <table:table-cell office:value-type="float" office:value="0.113418" table:style-name="ce8">
            <text:p>0.113418</text:p>
          </table:table-cell>
          <table:table-cell table:number-columns-repeated="16369"/>
        </table:table-row>
        <table:table-row table:style-name="ro3">
          <table:table-cell office:value-type="float" office:value="12.3" table:style-name="ce1">
            <text:p>12.3</text:p>
          </table:table-cell>
          <table:table-cell office:value-type="float" office:value="2.5826000000000002E-2" table:style-name="ce1">
            <text:p>0.025826</text:p>
          </table:table-cell>
          <table:table-cell office:value-type="float" office:value="0.100659" table:style-name="ce7">
            <text:p>0.100659</text:p>
          </table:table-cell>
          <table:table-cell office:value-type="float" office:value="0.13367100000000001" table:style-name="ce7">
            <text:p>0.133671</text:p>
          </table:table-cell>
          <table:table-cell table:style-name="ce3"/>
          <table:table-cell office:value-type="float" office:value="12.3001" table:style-name="ce8">
            <text:p>12.3001</text:p>
          </table:table-cell>
          <table:table-cell office:value-type="float" office:value="0.7268" table:style-name="ce8">
            <text:p>0.7268</text:p>
          </table:table-cell>
          <table:table-cell office:value-type="float" office:value="0.67723999999999995" table:style-name="ce8">
            <text:p>0.67724</text:p>
          </table:table-cell>
          <table:table-cell office:value-type="float" office:value="0.60616599999999998" table:style-name="ce8">
            <text:p>0.606166</text:p>
          </table:table-cell>
          <table:table-cell office:value-type="float" office:value="7.2443000000000035E-2" table:formula="of:=[.G128]-[.$G$5]" table:style-name="ce1">
            <text:p>0.072443</text:p>
          </table:table-cell>
          <table:table-cell office:value-type="float" office:value="2.2882999999999987E-2" table:formula="of:=[.H128]-[.$G$5]" table:style-name="ce1">
            <text:p>0.022883</text:p>
          </table:table-cell>
          <table:table-cell office:value-type="float" office:value="-4.8190999999999984E-2" table:formula="of:=[.I128]-[.$G$5]" table:style-name="ce1">
            <text:p>-0.048191</text:p>
          </table:table-cell>
          <table:table-cell office:value-type="float" office:value="12.3" table:style-name="ce8">
            <text:p>12.3</text:p>
          </table:table-cell>
          <table:table-cell office:value-type="float" office:value="0.105375" table:style-name="ce8">
            <text:p>0.105375</text:p>
          </table:table-cell>
          <table:table-cell office:value-type="float" office:value="0.11815000000000001" table:style-name="ce8">
            <text:p>0.11815</text:p>
          </table:table-cell>
          <table:table-cell table:number-columns-repeated="16369"/>
        </table:table-row>
        <table:table-row table:style-name="ro3">
          <table:table-cell office:value-type="float" office:value="12.4" table:style-name="ce1">
            <text:p>12.4</text:p>
          </table:table-cell>
          <table:table-cell office:value-type="float" office:value="5.2361999999999999E-2" table:style-name="ce1">
            <text:p>0.052362</text:p>
          </table:table-cell>
          <table:table-cell office:value-type="float" office:value="0.18168599999999999" table:style-name="ce7">
            <text:p>0.181686</text:p>
          </table:table-cell>
          <table:table-cell office:value-type="float" office:value="0.113957" table:style-name="ce7">
            <text:p>0.113957</text:p>
          </table:table-cell>
          <table:table-cell table:style-name="ce3"/>
          <table:table-cell office:value-type="float" office:value="12.4" table:style-name="ce8">
            <text:p>12.4</text:p>
          </table:table-cell>
          <table:table-cell office:value-type="float" office:value="0.70408000000000004" table:style-name="ce8">
            <text:p>0.70408</text:p>
          </table:table-cell>
          <table:table-cell office:value-type="float" office:value="0.70127200000000001" table:style-name="ce8">
            <text:p>0.701272</text:p>
          </table:table-cell>
          <table:table-cell office:value-type="float" office:value="0.61796099999999998" table:style-name="ce8">
            <text:p>0.617961</text:p>
          </table:table-cell>
          <table:table-cell office:value-type="float" office:value="4.9723000000000073E-2" table:formula="of:=[.G129]-[.$G$5]" table:style-name="ce1">
            <text:p>0.049723</text:p>
          </table:table-cell>
          <table:table-cell office:value-type="float" office:value="4.691500000000004E-2" table:formula="of:=[.H129]-[.$G$5]" table:style-name="ce1">
            <text:p>0.046915</text:p>
          </table:table-cell>
          <table:table-cell office:value-type="float" office:value="-3.6395999999999984E-2" table:formula="of:=[.I129]-[.$G$5]" table:style-name="ce1">
            <text:p>-0.036396</text:p>
          </table:table-cell>
          <table:table-cell office:value-type="float" office:value="12.4001" table:style-name="ce8">
            <text:p>12.4001</text:p>
          </table:table-cell>
          <table:table-cell office:value-type="float" office:value="0.169317" table:style-name="ce8">
            <text:p>0.169317</text:p>
          </table:table-cell>
          <table:table-cell office:value-type="float" office:value="0.102911" table:style-name="ce8">
            <text:p>0.102911</text:p>
          </table:table-cell>
          <table:table-cell table:number-columns-repeated="16369"/>
        </table:table-row>
        <table:table-row table:style-name="ro3">
          <table:table-cell office:value-type="float" office:value="12.5" table:style-name="ce1">
            <text:p>12.5</text:p>
          </table:table-cell>
          <table:table-cell office:value-type="float" office:value="7.3833999999999997E-2" table:style-name="ce1">
            <text:p>0.073834</text:p>
          </table:table-cell>
          <table:table-cell office:value-type="float" office:value="0.24505099999999999" table:style-name="ce7">
            <text:p>0.245051</text:p>
          </table:table-cell>
          <table:table-cell office:value-type="float" office:value="7.7274999999999996E-2" table:style-name="ce7">
            <text:p>0.077275</text:p>
          </table:table-cell>
          <table:table-cell table:style-name="ce3"/>
          <table:table-cell office:value-type="float" office:value="12.5001" table:style-name="ce8">
            <text:p>12.5001</text:p>
          </table:table-cell>
          <table:table-cell office:value-type="float" office:value="0.67829099999999998" table:style-name="ce8">
            <text:p>0.678291</text:p>
          </table:table-cell>
          <table:table-cell office:value-type="float" office:value="0.721271" table:style-name="ce8">
            <text:p>0.721271</text:p>
          </table:table-cell>
          <table:table-cell office:value-type="float" office:value="0.63283599999999995" table:style-name="ce8">
            <text:p>0.632836</text:p>
          </table:table-cell>
          <table:table-cell office:value-type="float" office:value="2.3934000000000011E-2" table:formula="of:=[.G130]-[.$G$5]" table:style-name="ce1">
            <text:p>0.023934</text:p>
          </table:table-cell>
          <table:table-cell office:value-type="float" office:value="6.6914000000000029E-2" table:formula="of:=[.H130]-[.$G$5]" table:style-name="ce1">
            <text:p>0.066914</text:p>
          </table:table-cell>
          <table:table-cell office:value-type="float" office:value="-2.1521000000000012E-2" table:formula="of:=[.I130]-[.$G$5]" table:style-name="ce1">
            <text:p>-0.021521</text:p>
          </table:table-cell>
          <table:table-cell office:value-type="float" office:value="12.5001" table:style-name="ce8">
            <text:p>12.5001</text:p>
          </table:table-cell>
          <table:table-cell office:value-type="float" office:value="0.218837" table:style-name="ce8">
            <text:p>0.218837</text:p>
          </table:table-cell>
          <table:table-cell office:value-type="float" office:value="5.7952200000000002E-2" table:style-name="ce8">
            <text:p>0.0579522</text:p>
          </table:table-cell>
          <table:table-cell table:number-columns-repeated="16369"/>
        </table:table-row>
        <table:table-row table:style-name="ro3">
          <table:table-cell office:value-type="float" office:value="12.6" table:style-name="ce1">
            <text:p>12.6</text:p>
          </table:table-cell>
          <table:table-cell office:value-type="float" office:value="8.6004999999999998E-2" table:style-name="ce1">
            <text:p>0.086005</text:p>
          </table:table-cell>
          <table:table-cell office:value-type="float" office:value="0.28028199999999998" table:style-name="ce7">
            <text:p>0.280282</text:p>
          </table:table-cell>
          <table:table-cell office:value-type="float" office:value="2.8268999999999999E-2" table:style-name="ce7">
            <text:p>0.028269</text:p>
          </table:table-cell>
          <table:table-cell table:style-name="ce3"/>
          <table:table-cell office:value-type="float" office:value="12.6" table:style-name="ce8">
            <text:p>12.6</text:p>
          </table:table-cell>
          <table:table-cell office:value-type="float" office:value="0.65480099999999997" table:style-name="ce8">
            <text:p>0.654801</text:p>
          </table:table-cell>
          <table:table-cell office:value-type="float" office:value="0.73339100000000002" table:style-name="ce8">
            <text:p>0.733391</text:p>
          </table:table-cell>
          <table:table-cell office:value-type="float" office:value="0.65101600000000004" table:style-name="ce8">
            <text:p>0.651016</text:p>
          </table:table-cell>
          <table:table-cell office:value-type="float" office:value="4.4399999999999995E-4" table:formula="of:=[.G131]-[.$G$5]" table:style-name="ce1">
            <text:p>0.000444</text:p>
          </table:table-cell>
          <table:table-cell office:value-type="float" office:value="7.9034000000000049E-2" table:formula="of:=[.H131]-[.$G$5]" table:style-name="ce1">
            <text:p>0.079034</text:p>
          </table:table-cell>
          <table:table-cell office:value-type="float" office:value="-3.3409999999999274E-3" table:formula="of:=[.I131]-[.$G$5]" table:style-name="ce1">
            <text:p>-0.003341</text:p>
          </table:table-cell>
          <table:table-cell office:value-type="float" office:value="12.6" table:style-name="ce8">
            <text:p>12.6</text:p>
          </table:table-cell>
          <table:table-cell office:value-type="float" office:value="0.258988" table:style-name="ce8">
            <text:p>0.258988</text:p>
          </table:table-cell>
          <table:table-cell office:value-type="float" office:value="4.5787299999999996E-3" table:style-name="ce8">
            <text:p>0.00457873</text:p>
          </table:table-cell>
          <table:table-cell table:number-columns-repeated="16369"/>
        </table:table-row>
        <table:table-row table:style-name="ro3">
          <table:table-cell office:value-type="float" office:value="12.7" table:style-name="ce1">
            <text:p>12.7</text:p>
          </table:table-cell>
          <table:table-cell office:value-type="float" office:value="8.6338999999999999E-2" table:style-name="ce1">
            <text:p>0.086339</text:p>
          </table:table-cell>
          <table:table-cell office:value-type="float" office:value="0.28124300000000002" table:style-name="ce7">
            <text:p>0.281243</text:p>
          </table:table-cell>
          <table:table-cell office:value-type="float" office:value="-2.5395999999999998E-2" table:style-name="ce7">
            <text:p>-0.025396</text:p>
          </table:table-cell>
          <table:table-cell table:style-name="ce3"/>
          <table:table-cell office:value-type="float" office:value="12.7" table:style-name="ce8">
            <text:p>12.7</text:p>
          </table:table-cell>
          <table:table-cell office:value-type="float" office:value="0.63518600000000003" table:style-name="ce8">
            <text:p>0.635186</text:p>
          </table:table-cell>
          <table:table-cell office:value-type="float" office:value="0.72984199999999999" table:style-name="ce8">
            <text:p>0.729842</text:p>
          </table:table-cell>
          <table:table-cell office:value-type="float" office:value="0.67195800000000006" table:style-name="ce8">
            <text:p>0.671958</text:p>
          </table:table-cell>
          <table:table-cell office:value-type="float" office:value="-1.9170999999999938E-2" table:formula="of:=[.G132]-[.$G$5]" table:style-name="ce1">
            <text:p>-0.019171</text:p>
          </table:table-cell>
          <table:table-cell office:value-type="float" office:value="7.5485000000000024E-2" table:formula="of:=[.H132]-[.$G$5]" table:style-name="ce1">
            <text:p>0.075485</text:p>
          </table:table-cell>
          <table:table-cell office:value-type="float" office:value="1.7601000000000089E-2" table:formula="of:=[.I132]-[.$G$5]" table:style-name="ce1">
            <text:p>0.017601</text:p>
          </table:table-cell>
          <table:table-cell office:value-type="float" office:value="12.700100000000001" table:style-name="ce8">
            <text:p>12.7001</text:p>
          </table:table-cell>
          <table:table-cell office:value-type="float" office:value="0.25109900000000002" table:style-name="ce8">
            <text:p>0.251099</text:p>
          </table:table-cell>
          <table:table-cell office:value-type="float" office:value="-3.7980300000000002E-2" table:style-name="ce8">
            <text:p>-0.0379803</text:p>
          </table:table-cell>
          <table:table-cell table:number-columns-repeated="16369"/>
        </table:table-row>
        <table:table-row table:style-name="ro3">
          <table:table-cell office:value-type="float" office:value="12.8" table:style-name="ce1">
            <text:p>12.8</text:p>
          </table:table-cell>
          <table:table-cell office:value-type="float" office:value="7.4765999999999999E-2" table:style-name="ce1">
            <text:p>0.074766</text:p>
          </table:table-cell>
          <table:table-cell office:value-type="float" office:value="0.24776500000000001" table:style-name="ce7">
            <text:p>0.247765</text:p>
          </table:table-cell>
          <table:table-cell office:value-type="float" office:value="-7.4871999999999994E-2" table:style-name="ce7">
            <text:p>-0.074872</text:p>
          </table:table-cell>
          <table:table-cell table:style-name="ce3"/>
          <table:table-cell office:value-type="float" office:value="12.8" table:style-name="ce8">
            <text:p>12.8</text:p>
          </table:table-cell>
          <table:table-cell office:value-type="float" office:value="0.62015799999999999" table:style-name="ce8">
            <text:p>0.620158</text:p>
          </table:table-cell>
          <table:table-cell office:value-type="float" office:value="0.71315200000000001" table:style-name="ce8">
            <text:p>0.713152</text:p>
          </table:table-cell>
          <table:table-cell office:value-type="float" office:value="0.693855" table:style-name="ce8">
            <text:p>0.693855</text:p>
          </table:table-cell>
          <table:table-cell office:value-type="float" office:value="-3.4198999999999979E-2" table:formula="of:=[.G133]-[.$G$5]" table:style-name="ce1">
            <text:p>-0.034199</text:p>
          </table:table-cell>
          <table:table-cell office:value-type="float" office:value="5.8795000000000042E-2" table:formula="of:=[.H133]-[.$G$5]" table:style-name="ce1">
            <text:p>0.058795</text:p>
          </table:table-cell>
          <table:table-cell office:value-type="float" office:value="3.9498000000000033E-2" table:formula="of:=[.I133]-[.$G$5]" table:style-name="ce1">
            <text:p>0.039498</text:p>
          </table:table-cell>
          <table:table-cell office:value-type="float" office:value="12.8001" table:style-name="ce8">
            <text:p>12.8001</text:p>
          </table:table-cell>
          <table:table-cell office:value-type="float" office:value="0.20048299999999999" table:style-name="ce8">
            <text:p>0.200483</text:p>
          </table:table-cell>
          <table:table-cell office:value-type="float" office:value="-8.2876500000000006E-2" table:style-name="ce8">
            <text:p>-0.0828765</text:p>
          </table:table-cell>
          <table:table-cell table:number-columns-repeated="16369"/>
        </table:table-row>
        <table:table-row table:style-name="ro3">
          <table:table-cell office:value-type="float" office:value="12.9" table:style-name="ce1">
            <text:p>12.9</text:p>
          </table:table-cell>
          <table:table-cell office:value-type="float" office:value="5.3699999999999998E-2" table:style-name="ce1">
            <text:p>0.0537</text:p>
          </table:table-cell>
          <table:table-cell office:value-type="float" office:value="0.18568699999999999" table:style-name="ce7">
            <text:p>0.185687</text:p>
          </table:table-cell>
          <table:table-cell office:value-type="float" office:value="-0.112376" table:style-name="ce7">
            <text:p>-0.112376</text:p>
          </table:table-cell>
          <table:table-cell table:style-name="ce3"/>
          <table:table-cell office:value-type="float" office:value="12.9001" table:style-name="ce8">
            <text:p>12.9001</text:p>
          </table:table-cell>
          <table:table-cell office:value-type="float" office:value="0.60937699999999995" table:style-name="ce8">
            <text:p>0.609377</text:p>
          </table:table-cell>
          <table:table-cell office:value-type="float" office:value="0.68890200000000001" table:style-name="ce8">
            <text:p>0.688902</text:p>
          </table:table-cell>
          <table:table-cell office:value-type="float" office:value="0.71376300000000004" table:style-name="ce8">
            <text:p>0.713763</text:p>
          </table:table-cell>
          <table:table-cell office:value-type="float" office:value="-4.498000000000002E-2" table:formula="of:=[.G134]-[.$G$5]" table:style-name="ce1">
            <text:p>-0.04498</text:p>
          </table:table-cell>
          <table:table-cell office:value-type="float" office:value="3.4545000000000048E-2" table:formula="of:=[.H134]-[.$G$5]" table:style-name="ce1">
            <text:p>0.034545</text:p>
          </table:table-cell>
          <table:table-cell office:value-type="float" office:value="5.940600000000007E-2" table:formula="of:=[.I134]-[.$G$5]" table:style-name="ce1">
            <text:p>0.059406</text:p>
          </table:table-cell>
          <table:table-cell office:value-type="float" office:value="12.9001" table:style-name="ce8">
            <text:p>12.9001</text:p>
          </table:table-cell>
          <table:table-cell office:value-type="float" office:value="0.12948399999999999" table:style-name="ce8">
            <text:p>0.129484</text:p>
          </table:table-cell>
          <table:table-cell office:value-type="float" office:value="-0.12102400000000001" table:style-name="ce8">
            <text:p>-0.121024</text:p>
          </table:table-cell>
          <table:table-cell table:number-columns-repeated="16369"/>
        </table:table-row>
        <table:table-row table:style-name="ro3">
          <table:table-cell office:value-type="float" office:value="13" table:style-name="ce1">
            <text:p>13</text:p>
          </table:table-cell>
          <table:table-cell office:value-type="float" office:value="2.7317000000000001E-2" table:style-name="ce1">
            <text:p>0.027317</text:p>
          </table:table-cell>
          <table:table-cell office:value-type="float" office:value="0.105309" table:style-name="ce7">
            <text:p>0.105309</text:p>
          </table:table-cell>
          <table:table-cell office:value-type="float" office:value="-0.13306599999999999" table:style-name="ce7">
            <text:p>-0.133066</text:p>
          </table:table-cell>
          <table:table-cell table:style-name="ce3"/>
          <table:table-cell office:value-type="float" office:value="13" table:style-name="ce8">
            <text:p>13</text:p>
          </table:table-cell>
          <table:table-cell office:value-type="float" office:value="0.601692" table:style-name="ce8">
            <text:p>0.601692</text:p>
          </table:table-cell>
          <table:table-cell office:value-type="float" office:value="0.66353600000000001" table:style-name="ce8">
            <text:p>0.663536</text:p>
          </table:table-cell>
          <table:table-cell office:value-type="float" office:value="0.72808300000000004" table:style-name="ce8">
            <text:p>0.728083</text:p>
          </table:table-cell>
          <table:table-cell office:value-type="float" office:value="-5.2664999999999962E-2" table:formula="of:=[.G135]-[.$G$5]" table:style-name="ce1">
            <text:p>-0.052665</text:p>
          </table:table-cell>
          <table:table-cell office:value-type="float" office:value="9.1790000000000482E-3" table:formula="of:=[.H135]-[.$G$5]" table:style-name="ce1">
            <text:p>0.009179</text:p>
          </table:table-cell>
          <table:table-cell office:value-type="float" office:value="7.3726000000000069E-2" table:formula="of:=[.I135]-[.$G$5]" table:style-name="ce1">
            <text:p>0.073726</text:p>
          </table:table-cell>
          <table:table-cell office:value-type="float" office:value="13.0001" table:style-name="ce8">
            <text:p>13.0001</text:p>
          </table:table-cell>
          <table:table-cell office:value-type="float" office:value="4.7185499999999998E-2" table:style-name="ce8">
            <text:p>0.0471855</text:p>
          </table:table-cell>
          <table:table-cell office:value-type="float" office:value="-0.132466" table:style-name="ce8">
            <text:p>-0.132466</text:p>
          </table:table-cell>
          <table:table-cell table:number-columns-repeated="16369"/>
        </table:table-row>
        <table:table-row table:style-name="ro3">
          <table:table-cell office:value-type="float" office:value="13.1" table:style-name="ce1">
            <text:p>13.1</text:p>
          </table:table-cell>
          <table:table-cell office:value-type="float" office:value="3.3300000000000002E-4" table:style-name="ce1">
            <text:p>0.000333</text:p>
          </table:table-cell>
          <table:table-cell office:value-type="float" office:value="1.8770999999999999E-2" table:style-name="ce7">
            <text:p>0.018771</text:p>
          </table:table-cell>
          <table:table-cell office:value-type="float" office:value="-0.13597100000000001" table:style-name="ce7">
            <text:p>-0.135971</text:p>
          </table:table-cell>
          <table:table-cell table:style-name="ce3"/>
          <table:table-cell office:value-type="float" office:value="13.100099999999999" table:style-name="ce8">
            <text:p>13.1001</text:p>
          </table:table-cell>
          <table:table-cell office:value-type="float" office:value="0.59725700000000004" table:style-name="ce8">
            <text:p>0.597257</text:p>
          </table:table-cell>
          <table:table-cell office:value-type="float" office:value="0.64114199999999999" table:style-name="ce8">
            <text:p>0.641142</text:p>
          </table:table-cell>
          <table:table-cell office:value-type="float" office:value="0.73269499999999999" table:style-name="ce8">
            <text:p>0.732695</text:p>
          </table:table-cell>
          <table:table-cell office:value-type="float" office:value="-5.7099999999999929E-2" table:formula="of:=[.G136]-[.$G$5]" table:style-name="ce1">
            <text:p>-0.0571</text:p>
          </table:table-cell>
          <table:table-cell office:value-type="float" office:value="-1.3214999999999977E-2" table:formula="of:=[.H136]-[.$G$5]" table:style-name="ce1">
            <text:p>-0.013215</text:p>
          </table:table-cell>
          <table:table-cell office:value-type="float" office:value="7.8338000000000019E-2" table:formula="of:=[.I136]-[.$G$5]" table:style-name="ce1">
            <text:p>0.078338</text:p>
          </table:table-cell>
          <table:table-cell office:value-type="float" office:value="13.100099999999999" table:style-name="ce8">
            <text:p>13.1001</text:p>
          </table:table-cell>
          <table:table-cell office:value-type="float" office:value="-2.9978299999999999E-2" table:style-name="ce8">
            <text:p>-0.0299783</text:p>
          </table:table-cell>
          <table:table-cell office:value-type="float" office:value="-0.123316" table:style-name="ce8">
            <text:p>-0.123316</text:p>
          </table:table-cell>
          <table:table-cell table:number-columns-repeated="16369"/>
        </table:table-row>
        <table:table-row table:style-name="ro3">
          <table:table-cell office:value-type="float" office:value="13.2" table:style-name="ce1">
            <text:p>13.2</text:p>
          </table:table-cell>
          <table:table-cell office:value-type="float" office:value="-2.3265000000000001E-2" table:style-name="ce1">
            <text:p>-0.023265</text:p>
          </table:table-cell>
          <table:table-cell office:value-type="float" office:value="-6.2771999999999994E-2" table:style-name="ce7">
            <text:p>-0.062772</text:p>
          </table:table-cell>
          <table:table-cell office:value-type="float" office:value="-0.12367499999999999" table:style-name="ce7">
            <text:p>-0.123675</text:p>
          </table:table-cell>
          <table:table-cell table:style-name="ce3"/>
          <table:table-cell office:value-type="float" office:value="13.2" table:style-name="ce8">
            <text:p>13.2</text:p>
          </table:table-cell>
          <table:table-cell office:value-type="float" office:value="0.59562999999999999" table:style-name="ce8">
            <text:p>0.59563</text:p>
          </table:table-cell>
          <table:table-cell office:value-type="float" office:value="0.62385699999999999" table:style-name="ce8">
            <text:p>0.623857</text:p>
          </table:table-cell>
          <table:table-cell office:value-type="float" office:value="0.72422200000000003" table:style-name="ce8">
            <text:p>0.724222</text:p>
          </table:table-cell>
          <table:table-cell office:value-type="float" office:value="-5.8726999999999974E-2" table:formula="of:=[.G137]-[.$G$5]" table:style-name="ce1">
            <text:p>-0.058727</text:p>
          </table:table-cell>
          <table:table-cell office:value-type="float" office:value="-3.0499999999999972E-2" table:formula="of:=[.H137]-[.$G$5]" table:style-name="ce1">
            <text:p>-0.0305</text:p>
          </table:table-cell>
          <table:table-cell office:value-type="float" office:value="6.9865000000000066E-2" table:formula="of:=[.I137]-[.$G$5]" table:style-name="ce1">
            <text:p>0.069865</text:p>
          </table:table-cell>
          <table:table-cell office:value-type="float" office:value="13.200100000000001" table:style-name="ce8">
            <text:p>13.2001</text:p>
          </table:table-cell>
          <table:table-cell office:value-type="float" office:value="-9.8260399999999998E-2" table:style-name="ce8">
            <text:p>-0.0982604</text:p>
          </table:table-cell>
          <table:table-cell office:value-type="float" office:value="-0.105571" table:style-name="ce8">
            <text:p>-0.105571</text:p>
          </table:table-cell>
          <table:table-cell table:number-columns-repeated="16369"/>
        </table:table-row>
        <table:table-row table:style-name="ro3">
          <table:table-cell office:value-type="float" office:value="13.3" table:style-name="ce1">
            <text:p>13.3</text:p>
          </table:table-cell>
          <table:table-cell office:value-type="float" office:value="-4.113E-2" table:style-name="ce1">
            <text:p>-0.04113</text:p>
          </table:table-cell>
          <table:table-cell office:value-type="float" office:value="-0.13125999999999999" table:style-name="ce7">
            <text:p>-0.13126</text:p>
          </table:table-cell>
          <table:table-cell office:value-type="float" office:value="-0.100975" table:style-name="ce7">
            <text:p>-0.100975</text:p>
          </table:table-cell>
          <table:table-cell table:style-name="ce3"/>
          <table:table-cell office:value-type="float" office:value="13.3001" table:style-name="ce8">
            <text:p>13.3001</text:p>
          </table:table-cell>
          <table:table-cell office:value-type="float" office:value="0.59594199999999997" table:style-name="ce8">
            <text:p>0.595942</text:p>
          </table:table-cell>
          <table:table-cell office:value-type="float" office:value="0.61191200000000001" table:style-name="ce8">
            <text:p>0.611912</text:p>
          </table:table-cell>
          <table:table-cell office:value-type="float" office:value="0.70429600000000003" table:style-name="ce8">
            <text:p>0.704296</text:p>
          </table:table-cell>
          <table:table-cell office:value-type="float" office:value="-5.8414999999999995E-2" table:formula="of:=[.G138]-[.$G$5]" table:style-name="ce1">
            <text:p>-0.058415</text:p>
          </table:table-cell>
          <table:table-cell office:value-type="float" office:value="-4.2444999999999955E-2" table:formula="of:=[.H138]-[.$G$5]" table:style-name="ce1">
            <text:p>-0.042445</text:p>
          </table:table-cell>
          <table:table-cell office:value-type="float" office:value="4.9939000000000067E-2" table:formula="of:=[.I138]-[.$G$5]" table:style-name="ce1">
            <text:p>0.049939</text:p>
          </table:table-cell>
          <table:table-cell office:value-type="float" office:value="13.3" table:style-name="ce8">
            <text:p>13.3</text:p>
          </table:table-cell>
          <table:table-cell office:value-type="float" office:value="-0.15640799999999999" table:style-name="ce8">
            <text:p>-0.156408</text:p>
          </table:table-cell>
          <table:table-cell office:value-type="float" office:value="-8.0474100000000007E-2" table:style-name="ce8">
            <text:p>-0.0804741</text:p>
          </table:table-cell>
          <table:table-cell table:number-columns-repeated="16369"/>
        </table:table-row>
        <table:table-row table:style-name="ro3">
          <table:table-cell office:value-type="float" office:value="13.4" table:style-name="ce1">
            <text:p>13.4</text:p>
          </table:table-cell>
          <table:table-cell office:value-type="float" office:value="-5.2796000000000003E-2" table:style-name="ce1">
            <text:p>-0.052796</text:p>
          </table:table-cell>
          <table:table-cell office:value-type="float" office:value="-0.18255399999999999" table:style-name="ce7">
            <text:p>-0.182554</text:p>
          </table:table-cell>
          <table:table-cell office:value-type="float" office:value="-7.3035000000000003E-2" table:style-name="ce7">
            <text:p>-0.073035</text:p>
          </table:table-cell>
          <table:table-cell table:style-name="ce3"/>
          <table:table-cell office:value-type="float" office:value="13.4001" table:style-name="ce8">
            <text:p>13.4001</text:p>
          </table:table-cell>
          <table:table-cell office:value-type="float" office:value="0.60004900000000005" table:style-name="ce8">
            <text:p>0.600049</text:p>
          </table:table-cell>
          <table:table-cell office:value-type="float" office:value="0.60357000000000005" table:style-name="ce8">
            <text:p>0.60357</text:p>
          </table:table-cell>
          <table:table-cell office:value-type="float" office:value="0.67948799999999998" table:style-name="ce8">
            <text:p>0.679488</text:p>
          </table:table-cell>
          <table:table-cell office:value-type="float" office:value="-5.4307999999999912E-2" table:formula="of:=[.G139]-[.$G$5]" table:style-name="ce1">
            <text:p>-0.054308</text:p>
          </table:table-cell>
          <table:table-cell office:value-type="float" office:value="-5.0786999999999916E-2" table:formula="of:=[.H139]-[.$G$5]" table:style-name="ce1">
            <text:p>-0.050787</text:p>
          </table:table-cell>
          <table:table-cell office:value-type="float" office:value="2.5131000000000014E-2" table:formula="of:=[.I139]-[.$G$5]" table:style-name="ce1">
            <text:p>0.025131</text:p>
          </table:table-cell>
          <table:table-cell office:value-type="float" office:value="13.4" table:style-name="ce8">
            <text:p>13.4</text:p>
          </table:table-cell>
          <table:table-cell office:value-type="float" office:value="-0.19565299999999999" table:style-name="ce8">
            <text:p>-0.195653</text:p>
          </table:table-cell>
          <table:table-cell office:value-type="float" office:value="-4.6472199999999998E-2" table:style-name="ce8">
            <text:p>-0.0464722</text:p>
          </table:table-cell>
          <table:table-cell table:number-columns-repeated="16369"/>
        </table:table-row>
        <table:table-row table:style-name="ro3">
          <table:table-cell office:value-type="float" office:value="13.5" table:style-name="ce1">
            <text:p>13.5</text:p>
          </table:table-cell>
          <table:table-cell office:value-type="float" office:value="-5.9230999999999999E-2" table:style-name="ce1">
            <text:p>-0.059231</text:p>
          </table:table-cell>
          <table:table-cell office:value-type="float" office:value="-0.21585399999999999" table:style-name="ce7">
            <text:p>-0.215854</text:p>
          </table:table-cell>
          <table:table-cell office:value-type="float" office:value="-4.3757999999999998E-2" table:style-name="ce7">
            <text:p>-0.043758</text:p>
          </table:table-cell>
          <table:table-cell table:style-name="ce3"/>
          <table:table-cell office:value-type="float" office:value="13.5001" table:style-name="ce8">
            <text:p>13.5001</text:p>
          </table:table-cell>
          <table:table-cell office:value-type="float" office:value="0.60839699999999997" table:style-name="ce8">
            <text:p>0.608397</text:p>
          </table:table-cell>
          <table:table-cell office:value-type="float" office:value="0.59871300000000005" table:style-name="ce8">
            <text:p>0.598713</text:p>
          </table:table-cell>
          <table:table-cell office:value-type="float" office:value="0.65502899999999997" table:style-name="ce8">
            <text:p>0.655029</text:p>
          </table:table-cell>
          <table:table-cell office:value-type="float" office:value="-4.5960000000000001E-2" table:formula="of:=[.G140]-[.$G$5]" table:style-name="ce1">
            <text:p>-0.04596</text:p>
          </table:table-cell>
          <table:table-cell office:value-type="float" office:value="-5.5643999999999916E-2" table:formula="of:=[.H140]-[.$G$5]" table:style-name="ce1">
            <text:p>-0.055644</text:p>
          </table:table-cell>
          <table:table-cell office:value-type="float" office:value="6.7200000000000593E-4" table:formula="of:=[.I140]-[.$G$5]" table:style-name="ce1">
            <text:p>0.000672</text:p>
          </table:table-cell>
          <table:table-cell office:value-type="float" office:value="13.5001" table:style-name="ce8">
            <text:p>13.5001</text:p>
          </table:table-cell>
          <table:table-cell office:value-type="float" office:value="-0.213201" table:style-name="ce8">
            <text:p>-0.213201</text:p>
          </table:table-cell>
          <table:table-cell office:value-type="float" office:value="-1.5480600000000001E-2" table:style-name="ce8">
            <text:p>-0.0154806</text:p>
          </table:table-cell>
          <table:table-cell table:number-columns-repeated="16369"/>
        </table:table-row>
        <table:table-row table:style-name="ro3">
          <table:table-cell office:value-type="float" office:value="13.6" table:style-name="ce1">
            <text:p>13.6</text:p>
          </table:table-cell>
          <table:table-cell office:value-type="float" office:value="-6.1942999999999998E-2" table:style-name="ce1">
            <text:p>-0.061943</text:p>
          </table:table-cell>
          <table:table-cell office:value-type="float" office:value="-0.23217199999999999" table:style-name="ce7">
            <text:p>-0.232172</text:p>
          </table:table-cell>
          <table:table-cell office:value-type="float" office:value="-1.4959E-2" table:style-name="ce7">
            <text:p>-0.014959</text:p>
          </table:table-cell>
          <table:table-cell table:style-name="ce3"/>
          <table:table-cell office:value-type="float" office:value="13.600099999999999" table:style-name="ce8">
            <text:p>13.6001</text:p>
          </table:table-cell>
          <table:table-cell office:value-type="float" office:value="0.620838" table:style-name="ce8">
            <text:p>0.620838</text:p>
          </table:table-cell>
          <table:table-cell office:value-type="float" office:value="0.59788799999999998" table:style-name="ce8">
            <text:p>0.597888</text:p>
          </table:table-cell>
          <table:table-cell office:value-type="float" office:value="0.63365099999999996" table:style-name="ce8">
            <text:p>0.633651</text:p>
          </table:table-cell>
          <table:table-cell office:value-type="float" office:value="-3.3518999999999965E-2" table:formula="of:=[.G141]-[.$G$5]" table:style-name="ce1">
            <text:p>-0.033519</text:p>
          </table:table-cell>
          <table:table-cell office:value-type="float" office:value="-5.6468999999999991E-2" table:formula="of:=[.H141]-[.$G$5]" table:style-name="ce1">
            <text:p>-0.056469</text:p>
          </table:table-cell>
          <table:table-cell office:value-type="float" office:value="-2.0706000000000002E-2" table:formula="of:=[.I141]-[.$G$5]" table:style-name="ce1">
            <text:p>-0.020706</text:p>
          </table:table-cell>
          <table:table-cell office:value-type="float" office:value="13.6" table:style-name="ce8">
            <text:p>13.6</text:p>
          </table:table-cell>
          <table:table-cell office:value-type="float" office:value="-0.218171" table:style-name="ce8">
            <text:p>-0.218171</text:p>
          </table:table-cell>
          <table:table-cell office:value-type="float" office:value="2.53711E-3" table:style-name="ce8">
            <text:p>0.00253711</text:p>
          </table:table-cell>
          <table:table-cell table:number-columns-repeated="16369"/>
        </table:table-row>
        <table:table-row table:style-name="ro3">
          <table:table-cell office:value-type="float" office:value="13.7" table:style-name="ce1">
            <text:p>13.7</text:p>
          </table:table-cell>
          <table:table-cell office:value-type="float" office:value="-6.2009000000000002E-2" table:style-name="ce1">
            <text:p>-0.062009</text:p>
          </table:table-cell>
          <table:table-cell office:value-type="float" office:value="-0.232597" table:style-name="ce7">
            <text:p>-0.232597</text:p>
          </table:table-cell>
          <table:table-cell office:value-type="float" office:value="1.3414000000000001E-2" table:style-name="ce7">
            <text:p>0.013414</text:p>
          </table:table-cell>
          <table:table-cell table:style-name="ce3"/>
          <table:table-cell office:value-type="float" office:value="13.700100000000001" table:style-name="ce8">
            <text:p>13.7001</text:p>
          </table:table-cell>
          <table:table-cell office:value-type="float" office:value="0.638351" table:style-name="ce8">
            <text:p>0.638351</text:p>
          </table:table-cell>
          <table:table-cell office:value-type="float" office:value="0.59989599999999998" table:style-name="ce8">
            <text:p>0.599896</text:p>
          </table:table-cell>
          <table:table-cell office:value-type="float" office:value="0.61613499999999999" table:style-name="ce8">
            <text:p>0.616135</text:p>
          </table:table-cell>
          <table:table-cell office:value-type="float" office:value="-1.6005999999999965E-2" table:formula="of:=[.G142]-[.$G$5]" table:style-name="ce1">
            <text:p>-0.016006</text:p>
          </table:table-cell>
          <table:table-cell office:value-type="float" office:value="-5.4460999999999982E-2" table:formula="of:=[.H142]-[.$G$5]" table:style-name="ce1">
            <text:p>-0.054461</text:p>
          </table:table-cell>
          <table:table-cell office:value-type="float" office:value="-3.8221999999999978E-2" table:formula="of:=[.I142]-[.$G$5]" table:style-name="ce1">
            <text:p>-0.038222</text:p>
          </table:table-cell>
          <table:table-cell office:value-type="float" office:value="13.7" table:style-name="ce8">
            <text:p>13.7</text:p>
          </table:table-cell>
          <table:table-cell office:value-type="float" office:value="-0.21060799999999999" table:style-name="ce8">
            <text:p>-0.210608</text:p>
          </table:table-cell>
          <table:table-cell office:value-type="float" office:value="1.5145499999999999E-2" table:style-name="ce8">
            <text:p>0.0151455</text:p>
          </table:table-cell>
          <table:table-cell table:number-columns-repeated="16369"/>
        </table:table-row>
        <table:table-row table:style-name="ro3">
          <table:table-cell office:value-type="float" office:value="13.8" table:style-name="ce1">
            <text:p>13.8</text:p>
          </table:table-cell>
          <table:table-cell office:value-type="float" office:value="-5.9461E-2" table:style-name="ce1">
            <text:p>-0.059461</text:p>
          </table:table-cell>
          <table:table-cell office:value-type="float" office:value="-0.217164" table:style-name="ce7">
            <text:p>-0.217164</text:p>
          </table:table-cell>
          <table:table-cell office:value-type="float" office:value="4.2175999999999998E-2" table:style-name="ce7">
            <text:p>0.042176</text:p>
          </table:table-cell>
          <table:table-cell table:style-name="ce3"/>
          <table:table-cell office:value-type="float" office:value="13.8001" table:style-name="ce8">
            <text:p>13.8001</text:p>
          </table:table-cell>
          <table:table-cell office:value-type="float" office:value="0.66161599999999998" table:style-name="ce8">
            <text:p>0.661616</text:p>
          </table:table-cell>
          <table:table-cell office:value-type="float" office:value="0.60403099999999998" table:style-name="ce8">
            <text:p>0.604031</text:p>
          </table:table-cell>
          <table:table-cell office:value-type="float" office:value="0.603051" table:style-name="ce8">
            <text:p>0.603051</text:p>
          </table:table-cell>
          <table:table-cell office:value-type="float" office:value="7.2590000000000154E-3" table:formula="of:=[.G143]-[.$G$5]" table:style-name="ce1">
            <text:p>0.007259</text:p>
          </table:table-cell>
          <table:table-cell office:value-type="float" office:value="-5.0325999999999982E-2" table:formula="of:=[.H143]-[.$G$5]" table:style-name="ce1">
            <text:p>-0.050326</text:p>
          </table:table-cell>
          <table:table-cell office:value-type="float" office:value="-5.1305999999999963E-2" table:formula="of:=[.I143]-[.$G$5]" table:style-name="ce1">
            <text:p>-0.051306</text:p>
          </table:table-cell>
          <table:table-cell office:value-type="float" office:value="13.8001" table:style-name="ce8">
            <text:p>13.8001</text:p>
          </table:table-cell>
          <table:table-cell office:value-type="float" office:value="-0.18573700000000001" table:style-name="ce8">
            <text:p>-0.185737</text:p>
          </table:table-cell>
          <table:table-cell office:value-type="float" office:value="3.5236299999999998E-2" table:style-name="ce8">
            <text:p>0.0352363</text:p>
          </table:table-cell>
          <table:table-cell table:number-columns-repeated="16369"/>
        </table:table-row>
        <table:table-row table:style-name="ro3">
          <table:table-cell office:value-type="float" office:value="13.9" table:style-name="ce1">
            <text:p>13.9</text:p>
          </table:table-cell>
          <table:table-cell office:value-type="float" office:value="-5.3266000000000001E-2" table:style-name="ce1">
            <text:p>-0.053266</text:p>
          </table:table-cell>
          <table:table-cell office:value-type="float" office:value="-0.18481900000000001" table:style-name="ce7">
            <text:p>-0.184819</text:p>
          </table:table-cell>
          <table:table-cell office:value-type="float" office:value="7.1454000000000004E-2" table:style-name="ce7">
            <text:p>0.071454</text:p>
          </table:table-cell>
          <table:table-cell table:style-name="ce3"/>
          <table:table-cell office:value-type="float" office:value="13.9001" table:style-name="ce8">
            <text:p>13.9001</text:p>
          </table:table-cell>
          <table:table-cell office:value-type="float" office:value="0.68910099999999996" table:style-name="ce8">
            <text:p>0.689101</text:p>
          </table:table-cell>
          <table:table-cell office:value-type="float" office:value="0.61077800000000004" table:style-name="ce8">
            <text:p>0.610778</text:p>
          </table:table-cell>
          <table:table-cell office:value-type="float" office:value="0.59601199999999999" table:style-name="ce8">
            <text:p>0.596012</text:p>
          </table:table-cell>
          <table:table-cell office:value-type="float" office:value="3.4743999999999997E-2" table:formula="of:=[.G144]-[.$G$5]" table:style-name="ce1">
            <text:p>0.034744</text:p>
          </table:table-cell>
          <table:table-cell office:value-type="float" office:value="-4.3578999999999923E-2" table:formula="of:=[.H144]-[.$G$5]" table:style-name="ce1">
            <text:p>-0.043579</text:p>
          </table:table-cell>
          <table:table-cell office:value-type="float" office:value="-5.834499999999998E-2" table:formula="of:=[.I144]-[.$G$5]" table:style-name="ce1">
            <text:p>-0.058345</text:p>
          </table:table-cell>
          <table:table-cell office:value-type="float" office:value="13.9001" table:style-name="ce8">
            <text:p>13.9001</text:p>
          </table:table-cell>
          <table:table-cell office:value-type="float" office:value="-0.14916499999999999" table:style-name="ce8">
            <text:p>-0.149165</text:p>
          </table:table-cell>
          <table:table-cell office:value-type="float" office:value="5.9347400000000002E-2" table:style-name="ce8">
            <text:p>0.0593474</text:p>
          </table:table-cell>
          <table:table-cell table:number-columns-repeated="16369"/>
        </table:table-row>
        <table:table-row table:style-name="ro3">
          <table:table-cell office:value-type="float" office:value="14" table:style-name="ce1">
            <text:p>14</text:p>
          </table:table-cell>
          <table:table-cell office:value-type="float" office:value="-4.1918999999999998E-2" table:style-name="ce1">
            <text:p>-0.041919</text:p>
          </table:table-cell>
          <table:table-cell office:value-type="float" office:value="-0.13450699999999999" table:style-name="ce7">
            <text:p>-0.134507</text:p>
          </table:table-cell>
          <table:table-cell office:value-type="float" office:value="9.9548999999999999E-2" table:style-name="ce7">
            <text:p>0.099549</text:p>
          </table:table-cell>
          <table:table-cell table:style-name="ce3"/>
          <table:table-cell office:value-type="float" office:value="14.0001" table:style-name="ce8">
            <text:p>14.0001</text:p>
          </table:table-cell>
          <table:table-cell office:value-type="float" office:value="0.71513499999999997" table:style-name="ce8">
            <text:p>0.715135</text:p>
          </table:table-cell>
          <table:table-cell office:value-type="float" office:value="0.62085900000000005" table:style-name="ce8">
            <text:p>0.620859</text:p>
          </table:table-cell>
          <table:table-cell office:value-type="float" office:value="0.59335899999999997" table:style-name="ce8">
            <text:p>0.593359</text:p>
          </table:table-cell>
          <table:table-cell office:value-type="float" office:value="6.0777999999999999E-2" table:formula="of:=[.G145]-[.$G$5]" table:style-name="ce1">
            <text:p>0.060778</text:p>
          </table:table-cell>
          <table:table-cell office:value-type="float" office:value="-3.3497999999999917E-2" table:formula="of:=[.H145]-[.$G$5]" table:style-name="ce1">
            <text:p>-0.033498</text:p>
          </table:table-cell>
          <table:table-cell office:value-type="float" office:value="-6.0997999999999997E-2" table:formula="of:=[.I145]-[.$G$5]" table:style-name="ce1">
            <text:p>-0.060998</text:p>
          </table:table-cell>
          <table:table-cell office:value-type="float" office:value="14.0001" table:style-name="ce8">
            <text:p>14.0001</text:p>
          </table:table-cell>
          <table:table-cell office:value-type="float" office:value="-0.104227" table:style-name="ce8">
            <text:p>-0.104227</text:p>
          </table:table-cell>
          <table:table-cell office:value-type="float" office:value="8.3361000000000005E-2" table:style-name="ce8">
            <text:p>0.083361</text:p>
          </table:table-cell>
          <table:table-cell table:number-columns-repeated="16369"/>
        </table:table-row>
        <table:table-row table:style-name="ro3">
          <table:table-cell office:value-type="float" office:value="14.1" table:style-name="ce1">
            <text:p>14.1</text:p>
          </table:table-cell>
          <table:table-cell office:value-type="float" office:value="-2.4395E-2" table:style-name="ce1">
            <text:p>-0.024395</text:p>
          </table:table-cell>
          <table:table-cell office:value-type="float" office:value="-6.6880999999999996E-2" table:style-name="ce7">
            <text:p>-0.066881</text:p>
          </table:table-cell>
          <table:table-cell office:value-type="float" office:value="0.12266100000000001" table:style-name="ce7">
            <text:p>0.122661</text:p>
          </table:table-cell>
          <table:table-cell table:style-name="ce3"/>
          <table:table-cell office:value-type="float" office:value="14.1" table:style-name="ce8">
            <text:p>14.1</text:p>
          </table:table-cell>
          <table:table-cell office:value-type="float" office:value="0.73489800000000005" table:style-name="ce8">
            <text:p>0.734898</text:p>
          </table:table-cell>
          <table:table-cell office:value-type="float" office:value="0.63443300000000002" table:style-name="ce8">
            <text:p>0.634433</text:p>
          </table:table-cell>
          <table:table-cell office:value-type="float" office:value="0.59408300000000003" table:style-name="ce8">
            <text:p>0.594083</text:p>
          </table:table-cell>
          <table:table-cell office:value-type="float" office:value="8.0541000000000085E-2" table:formula="of:=[.G146]-[.$G$5]" table:style-name="ce1">
            <text:p>0.080541</text:p>
          </table:table-cell>
          <table:table-cell office:value-type="float" office:value="-1.9923999999999942E-2" table:formula="of:=[.H146]-[.$G$5]" table:style-name="ce1">
            <text:p>-0.019924</text:p>
          </table:table-cell>
          <table:table-cell office:value-type="float" office:value="-6.0273999999999939E-2" table:formula="of:=[.I146]-[.$G$5]" table:style-name="ce1">
            <text:p>-0.060274</text:p>
          </table:table-cell>
          <table:table-cell office:value-type="float" office:value="14.1" table:style-name="ce8">
            <text:p>14.1</text:p>
          </table:table-cell>
          <table:table-cell office:value-type="float" office:value="-4.7357000000000003E-2" table:style-name="ce8">
            <text:p>-0.047357</text:p>
          </table:table-cell>
          <table:table-cell office:value-type="float" office:value="0.10298499999999999" table:style-name="ce8">
            <text:p>0.102985</text:p>
          </table:table-cell>
          <table:table-cell table:number-columns-repeated="16369"/>
        </table:table-row>
        <table:table-row table:style-name="ro3">
          <table:table-cell office:value-type="float" office:value="14.2" table:style-name="ce1">
            <text:p>14.2</text:p>
          </table:table-cell>
          <table:table-cell office:value-type="float" office:value="-1.0640000000000001E-3" table:style-name="ce1">
            <text:p>-0.001064</text:p>
          </table:table-cell>
          <table:table-cell office:value-type="float" office:value="1.4126E-2" table:style-name="ce7">
            <text:p>0.014126</text:p>
          </table:table-cell>
          <table:table-cell office:value-type="float" office:value="0.135657" table:style-name="ce7">
            <text:p>0.135657</text:p>
          </table:table-cell>
          <table:table-cell table:style-name="ce3"/>
          <table:table-cell office:value-type="float" office:value="14.200100000000001" table:style-name="ce8">
            <text:p>14.2001</text:p>
          </table:table-cell>
          <table:table-cell office:value-type="float" office:value="0.739039" table:style-name="ce8">
            <text:p>0.739039</text:p>
          </table:table-cell>
          <table:table-cell office:value-type="float" office:value="0.65229899999999996" table:style-name="ce8">
            <text:p>0.652299</text:p>
          </table:table-cell>
          <table:table-cell office:value-type="float" office:value="0.59854499999999999" table:style-name="ce8">
            <text:p>0.598545</text:p>
          </table:table-cell>
          <table:table-cell office:value-type="float" office:value="8.4682000000000035E-2" table:formula="of:=[.G147]-[.$G$5]" table:style-name="ce1">
            <text:p>0.084682</text:p>
          </table:table-cell>
          <table:table-cell office:value-type="float" office:value="-2.0580000000000043E-3" table:formula="of:=[.H147]-[.$G$5]" table:style-name="ce1">
            <text:p>-0.002058</text:p>
          </table:table-cell>
          <table:table-cell office:value-type="float" office:value="-5.5811999999999973E-2" table:formula="of:=[.I147]-[.$G$5]" table:style-name="ce1">
            <text:p>-0.055812</text:p>
          </table:table-cell>
          <table:table-cell office:value-type="float" office:value="14.200100000000001" table:style-name="ce8">
            <text:p>14.2001</text:p>
          </table:table-cell>
          <table:table-cell office:value-type="float" office:value="2.3292E-2" table:style-name="ce8">
            <text:p>0.023292</text:p>
          </table:table-cell>
          <table:table-cell office:value-type="float" office:value="0.11772299999999999" table:style-name="ce8">
            <text:p>0.117723</text:p>
          </table:table-cell>
          <table:table-cell table:number-columns-repeated="16369"/>
        </table:table-row>
        <table:table-row table:style-name="ro3">
          <table:table-cell office:value-type="float" office:value="14.3" table:style-name="ce1">
            <text:p>14.3</text:p>
          </table:table-cell>
          <table:table-cell office:value-type="float" office:value="2.5826000000000002E-2" table:style-name="ce1">
            <text:p>0.025826</text:p>
          </table:table-cell>
          <table:table-cell office:value-type="float" office:value="0.100659" table:style-name="ce7">
            <text:p>0.100659</text:p>
          </table:table-cell>
          <table:table-cell office:value-type="float" office:value="0.13367100000000001" table:style-name="ce7">
            <text:p>0.133671</text:p>
          </table:table-cell>
          <table:table-cell table:style-name="ce3"/>
          <table:table-cell office:value-type="float" office:value="14.3001" table:style-name="ce8">
            <text:p>14.3001</text:p>
          </table:table-cell>
          <table:table-cell office:value-type="float" office:value="0.72674499999999997" table:style-name="ce8">
            <text:p>0.726745</text:p>
          </table:table-cell>
          <table:table-cell office:value-type="float" office:value="0.67417099999999996" table:style-name="ce8">
            <text:p>0.674171</text:p>
          </table:table-cell>
          <table:table-cell office:value-type="float" office:value="0.60724" table:style-name="ce8">
            <text:p>0.60724</text:p>
          </table:table-cell>
          <table:table-cell office:value-type="float" office:value="7.2388000000000008E-2" table:formula="of:=[.G148]-[.$G$5]" table:style-name="ce1">
            <text:p>0.072388</text:p>
          </table:table-cell>
          <table:table-cell office:value-type="float" office:value="1.9813999999999998E-2" table:formula="of:=[.H148]-[.$G$5]" table:style-name="ce1">
            <text:p>0.019814</text:p>
          </table:table-cell>
          <table:table-cell office:value-type="float" office:value="-4.7116999999999964E-2" table:formula="of:=[.I148]-[.$G$5]" table:style-name="ce1">
            <text:p>-0.047117</text:p>
          </table:table-cell>
          <table:table-cell office:value-type="float" office:value="14.3001" table:style-name="ce8">
            <text:p>14.3001</text:p>
          </table:table-cell>
          <table:table-cell office:value-type="float" office:value="9.8132700000000003E-2" table:style-name="ce8">
            <text:p>0.0981327</text:p>
          </table:table-cell>
          <table:table-cell office:value-type="float" office:value="0.122764" table:style-name="ce8">
            <text:p>0.122764</text:p>
          </table:table-cell>
          <table:table-cell table:number-columns-repeated="16369"/>
        </table:table-row>
        <table:table-row table:style-name="ro3">
          <table:table-cell office:value-type="float" office:value="14.4" table:style-name="ce1">
            <text:p>14.4</text:p>
          </table:table-cell>
          <table:table-cell office:value-type="float" office:value="5.2361999999999999E-2" table:style-name="ce1">
            <text:p>0.052362</text:p>
          </table:table-cell>
          <table:table-cell office:value-type="float" office:value="0.18168599999999999" table:style-name="ce7">
            <text:p>0.181686</text:p>
          </table:table-cell>
          <table:table-cell office:value-type="float" office:value="0.113957" table:style-name="ce7">
            <text:p>0.113957</text:p>
          </table:table-cell>
          <table:table-cell table:style-name="ce3"/>
          <table:table-cell office:value-type="float" office:value="14.4001" table:style-name="ce8">
            <text:p>14.4001</text:p>
          </table:table-cell>
          <table:table-cell office:value-type="float" office:value="0.70494800000000002" table:style-name="ce8">
            <text:p>0.704948</text:p>
          </table:table-cell>
          <table:table-cell office:value-type="float" office:value="0.69833599999999996" table:style-name="ce8">
            <text:p>0.698336</text:p>
          </table:table-cell>
          <table:table-cell office:value-type="float" office:value="0.61898799999999998" table:style-name="ce8">
            <text:p>0.618988</text:p>
          </table:table-cell>
          <table:table-cell office:value-type="float" office:value="5.0591000000000053E-2" table:formula="of:=[.G149]-[.$G$5]" table:style-name="ce1">
            <text:p>0.050591</text:p>
          </table:table-cell>
          <table:table-cell office:value-type="float" office:value="4.397899999999999E-2" table:formula="of:=[.H149]-[.$G$5]" table:style-name="ce1">
            <text:p>0.043979</text:p>
          </table:table-cell>
          <table:table-cell office:value-type="float" office:value="-3.5368999999999984E-2" table:formula="of:=[.I149]-[.$G$5]" table:style-name="ce1">
            <text:p>-0.035369</text:p>
          </table:table-cell>
          <table:table-cell office:value-type="float" office:value="14.4" table:style-name="ce8">
            <text:p>14.4</text:p>
          </table:table-cell>
          <table:table-cell office:value-type="float" office:value="0.162275" table:style-name="ce8">
            <text:p>0.162275</text:p>
          </table:table-cell>
          <table:table-cell office:value-type="float" office:value="0.11146300000000001" table:style-name="ce8">
            <text:p>0.111463</text:p>
          </table:table-cell>
          <table:table-cell table:number-columns-repeated="16369"/>
        </table:table-row>
        <table:table-row table:style-name="ro3">
          <table:table-cell office:value-type="float" office:value="14.5" table:style-name="ce1">
            <text:p>14.5</text:p>
          </table:table-cell>
          <table:table-cell office:value-type="float" office:value="7.3833999999999997E-2" table:style-name="ce1">
            <text:p>0.073834</text:p>
          </table:table-cell>
          <table:table-cell office:value-type="float" office:value="0.24505099999999999" table:style-name="ce7">
            <text:p>0.245051</text:p>
          </table:table-cell>
          <table:table-cell office:value-type="float" office:value="7.7274999999999996E-2" table:style-name="ce7">
            <text:p>0.077275</text:p>
          </table:table-cell>
          <table:table-cell table:style-name="ce3"/>
          <table:table-cell office:value-type="float" office:value="14.5001" table:style-name="ce8">
            <text:p>14.5001</text:p>
          </table:table-cell>
          <table:table-cell office:value-type="float" office:value="0.67976400000000003" table:style-name="ce8">
            <text:p>0.679764</text:p>
          </table:table-cell>
          <table:table-cell office:value-type="float" office:value="0.72078299999999995" table:style-name="ce8">
            <text:p>0.720783</text:p>
          </table:table-cell>
          <table:table-cell office:value-type="float" office:value="0.63403299999999996" table:style-name="ce8">
            <text:p>0.634033</text:p>
          </table:table-cell>
          <table:table-cell office:value-type="float" office:value="2.5407000000000068E-2" table:formula="of:=[.G150]-[.$G$5]" table:style-name="ce1">
            <text:p>0.025407</text:p>
          </table:table-cell>
          <table:table-cell office:value-type="float" office:value="6.6425999999999985E-2" table:formula="of:=[.H150]-[.$G$5]" table:style-name="ce1">
            <text:p>0.066426</text:p>
          </table:table-cell>
          <table:table-cell office:value-type="float" office:value="-2.0324000000000009E-2" table:formula="of:=[.I150]-[.$G$5]" table:style-name="ce1">
            <text:p>-0.020324</text:p>
          </table:table-cell>
          <table:table-cell office:value-type="float" office:value="14.5001" table:style-name="ce8">
            <text:p>14.5001</text:p>
          </table:table-cell>
          <table:table-cell office:value-type="float" office:value="0.215476" table:style-name="ce8">
            <text:p>0.215476</text:p>
          </table:table-cell>
          <table:table-cell office:value-type="float" office:value="7.7124999999999999E-2" table:style-name="ce8">
            <text:p>0.077125</text:p>
          </table:table-cell>
          <table:table-cell table:number-columns-repeated="16369"/>
        </table:table-row>
        <table:table-row table:style-name="ro3">
          <table:table-cell office:value-type="float" office:value="14.6" table:style-name="ce1">
            <text:p>14.6</text:p>
          </table:table-cell>
          <table:table-cell office:value-type="float" office:value="8.6004999999999998E-2" table:style-name="ce1">
            <text:p>0.086005</text:p>
          </table:table-cell>
          <table:table-cell office:value-type="float" office:value="0.28028199999999998" table:style-name="ce7">
            <text:p>0.280282</text:p>
          </table:table-cell>
          <table:table-cell office:value-type="float" office:value="2.8268999999999999E-2" table:style-name="ce7">
            <text:p>0.028269</text:p>
          </table:table-cell>
          <table:table-cell table:style-name="ce3"/>
          <table:table-cell office:value-type="float" office:value="14.600099999999999" table:style-name="ce8">
            <text:p>14.6001</text:p>
          </table:table-cell>
          <table:table-cell office:value-type="float" office:value="0.65625999999999995" table:style-name="ce8">
            <text:p>0.65626</text:p>
          </table:table-cell>
          <table:table-cell office:value-type="float" office:value="0.73455000000000004" table:style-name="ce8">
            <text:p>0.73455</text:p>
          </table:table-cell>
          <table:table-cell office:value-type="float" office:value="0.65249500000000005" table:style-name="ce8">
            <text:p>0.652495</text:p>
          </table:table-cell>
          <table:table-cell office:value-type="float" office:value="1.902999999999988E-3" table:formula="of:=[.G151]-[.$G$5]" table:style-name="ce1">
            <text:p>0.001903</text:p>
          </table:table-cell>
          <table:table-cell office:value-type="float" office:value="8.019300000000007E-2" table:formula="of:=[.H151]-[.$G$5]" table:style-name="ce1">
            <text:p>0.080193</text:p>
          </table:table-cell>
          <table:table-cell office:value-type="float" office:value="-1.8619999999999193E-3" table:formula="of:=[.I151]-[.$G$5]" table:style-name="ce1">
            <text:p>-0.001862</text:p>
          </table:table-cell>
          <table:table-cell office:value-type="float" office:value="14.600099999999999" table:style-name="ce8">
            <text:p>14.6001</text:p>
          </table:table-cell>
          <table:table-cell office:value-type="float" office:value="0.23946200000000001" table:style-name="ce8">
            <text:p>0.239462</text:p>
          </table:table-cell>
          <table:table-cell office:value-type="float" office:value="2.9664699999999999E-2" table:style-name="ce8">
            <text:p>0.0296647</text:p>
          </table:table-cell>
          <table:table-cell table:number-columns-repeated="16369"/>
        </table:table-row>
        <table:table-row table:style-name="ro3">
          <table:table-cell office:value-type="float" office:value="14.7" table:style-name="ce1">
            <text:p>14.7</text:p>
          </table:table-cell>
          <table:table-cell office:value-type="float" office:value="8.6338999999999999E-2" table:style-name="ce1">
            <text:p>0.086339</text:p>
          </table:table-cell>
          <table:table-cell office:value-type="float" office:value="0.28124300000000002" table:style-name="ce7">
            <text:p>0.281243</text:p>
          </table:table-cell>
          <table:table-cell office:value-type="float" office:value="-2.5395999999999998E-2" table:style-name="ce7">
            <text:p>-0.025396</text:p>
          </table:table-cell>
          <table:table-cell table:style-name="ce3"/>
          <table:table-cell office:value-type="float" office:value="14.700100000000001" table:style-name="ce8">
            <text:p>14.7001</text:p>
          </table:table-cell>
          <table:table-cell office:value-type="float" office:value="0.63617800000000002" table:style-name="ce8">
            <text:p>0.636178</text:p>
          </table:table-cell>
          <table:table-cell office:value-type="float" office:value="0.73333499999999996" table:style-name="ce8">
            <text:p>0.733335</text:p>
          </table:table-cell>
          <table:table-cell office:value-type="float" office:value="0.67331600000000003" table:style-name="ce8">
            <text:p>0.673316</text:p>
          </table:table-cell>
          <table:table-cell office:value-type="float" office:value="-1.8178999999999945E-2" table:formula="of:=[.G152]-[.$G$5]" table:style-name="ce1">
            <text:p>-0.018179</text:p>
          </table:table-cell>
          <table:table-cell office:value-type="float" office:value="7.8977999999999993E-2" table:formula="of:=[.H152]-[.$G$5]" table:style-name="ce1">
            <text:p>0.078978</text:p>
          </table:table-cell>
          <table:table-cell office:value-type="float" office:value="1.8959000000000059E-2" table:formula="of:=[.I152]-[.$G$5]" table:style-name="ce1">
            <text:p>0.018959</text:p>
          </table:table-cell>
          <table:table-cell office:value-type="float" office:value="14.700100000000001" table:style-name="ce8">
            <text:p>14.7001</text:p>
          </table:table-cell>
          <table:table-cell office:value-type="float" office:value="0.22883100000000001" table:style-name="ce8">
            <text:p>0.228831</text:p>
          </table:table-cell>
          <table:table-cell office:value-type="float" office:value="-3.6176699999999999E-2" table:style-name="ce8">
            <text:p>-0.0361767</text:p>
          </table:table-cell>
          <table:table-cell table:number-columns-repeated="16369"/>
        </table:table-row>
        <table:table-row table:style-name="ro3">
          <table:table-cell office:value-type="float" office:value="14.8" table:style-name="ce1">
            <text:p>14.8</text:p>
          </table:table-cell>
          <table:table-cell office:value-type="float" office:value="7.4765999999999999E-2" table:style-name="ce1">
            <text:p>0.074766</text:p>
          </table:table-cell>
          <table:table-cell office:value-type="float" office:value="0.24776500000000001" table:style-name="ce7">
            <text:p>0.247765</text:p>
          </table:table-cell>
          <table:table-cell office:value-type="float" office:value="-7.4871999999999994E-2" table:style-name="ce7">
            <text:p>-0.074872</text:p>
          </table:table-cell>
          <table:table-cell table:style-name="ce3"/>
          <table:table-cell office:value-type="float" office:value="14.8001" table:style-name="ce8">
            <text:p>14.8001</text:p>
          </table:table-cell>
          <table:table-cell office:value-type="float" office:value="0.62095599999999995" table:style-name="ce8">
            <text:p>0.620956</text:p>
          </table:table-cell>
          <table:table-cell office:value-type="float" office:value="0.71838900000000006" table:style-name="ce8">
            <text:p>0.718389</text:p>
          </table:table-cell>
          <table:table-cell office:value-type="float" office:value="0.69523900000000005" table:style-name="ce8">
            <text:p>0.695239</text:p>
          </table:table-cell>
          <table:table-cell office:value-type="float" office:value="-3.3401000000000014E-2" table:formula="of:=[.G153]-[.$G$5]" table:style-name="ce1">
            <text:p>-0.033401</text:p>
          </table:table-cell>
          <table:table-cell office:value-type="float" office:value="6.4032000000000089E-2" table:formula="of:=[.H153]-[.$G$5]" table:style-name="ce1">
            <text:p>0.064032</text:p>
          </table:table-cell>
          <table:table-cell office:value-type="float" office:value="4.0882000000000085E-2" table:formula="of:=[.I153]-[.$G$5]" table:style-name="ce1">
            <text:p>0.040882</text:p>
          </table:table-cell>
          <table:table-cell office:value-type="float" office:value="14.8001" table:style-name="ce8">
            <text:p>14.8001</text:p>
          </table:table-cell>
          <table:table-cell office:value-type="float" office:value="0.198736" table:style-name="ce8">
            <text:p>0.198736</text:p>
          </table:table-cell>
          <table:table-cell office:value-type="float" office:value="-8.8718199999999997E-2" table:style-name="ce8">
            <text:p>-0.0887182</text:p>
          </table:table-cell>
          <table:table-cell table:number-columns-repeated="16369"/>
        </table:table-row>
        <table:table-row table:style-name="ro3">
          <table:table-cell office:value-type="float" office:value="14.9" table:style-name="ce1">
            <text:p>14.9</text:p>
          </table:table-cell>
          <table:table-cell office:value-type="float" office:value="5.3699999999999998E-2" table:style-name="ce1">
            <text:p>0.0537</text:p>
          </table:table-cell>
          <table:table-cell office:value-type="float" office:value="0.18568699999999999" table:style-name="ce7">
            <text:p>0.185687</text:p>
          </table:table-cell>
          <table:table-cell office:value-type="float" office:value="-0.112376" table:style-name="ce7">
            <text:p>-0.112376</text:p>
          </table:table-cell>
          <table:table-cell table:style-name="ce3"/>
          <table:table-cell office:value-type="float" office:value="14.9001" table:style-name="ce8">
            <text:p>14.9001</text:p>
          </table:table-cell>
          <table:table-cell office:value-type="float" office:value="0.61003499999999999" table:style-name="ce8">
            <text:p>0.610035</text:p>
          </table:table-cell>
          <table:table-cell office:value-type="float" office:value="0.69420099999999996" table:style-name="ce8">
            <text:p>0.694201</text:p>
          </table:table-cell>
          <table:table-cell office:value-type="float" office:value="0.71599800000000002" table:style-name="ce8">
            <text:p>0.715998</text:p>
          </table:table-cell>
          <table:table-cell office:value-type="float" office:value="-4.4321999999999973E-2" table:formula="of:=[.G154]-[.$G$5]" table:style-name="ce1">
            <text:p>-0.044322</text:p>
          </table:table-cell>
          <table:table-cell office:value-type="float" office:value="3.9843999999999991E-2" table:formula="of:=[.H154]-[.$G$5]" table:style-name="ce1">
            <text:p>0.039844</text:p>
          </table:table-cell>
          <table:table-cell office:value-type="float" office:value="6.1641000000000057E-2" table:formula="of:=[.I154]-[.$G$5]" table:style-name="ce1">
            <text:p>0.061641</text:p>
          </table:table-cell>
          <table:table-cell office:value-type="float" office:value="14.9" table:style-name="ce8">
            <text:p>14.9</text:p>
          </table:table-cell>
          <table:table-cell office:value-type="float" office:value="0.13812199999999999" table:style-name="ce8">
            <text:p>0.138122</text:p>
          </table:table-cell>
          <table:table-cell office:value-type="float" office:value="-0.12049" table:style-name="ce8">
            <text:p>-0.12049</text:p>
          </table:table-cell>
          <table:table-cell table:number-columns-repeated="16369"/>
        </table:table-row>
        <table:table-row table:style-name="ro3">
          <table:table-cell office:value-type="float" office:value="15" table:style-name="ce1">
            <text:p>15</text:p>
          </table:table-cell>
          <table:table-cell office:value-type="float" office:value="2.7317000000000001E-2" table:style-name="ce1">
            <text:p>0.027317</text:p>
          </table:table-cell>
          <table:table-cell office:value-type="float" office:value="0.105309" table:style-name="ce7">
            <text:p>0.105309</text:p>
          </table:table-cell>
          <table:table-cell office:value-type="float" office:value="-0.13306599999999999" table:style-name="ce7">
            <text:p>-0.133066</text:p>
          </table:table-cell>
          <table:table-cell table:style-name="ce3"/>
          <table:table-cell office:value-type="float" office:value="15" table:style-name="ce8">
            <text:p>15</text:p>
          </table:table-cell>
          <table:table-cell office:value-type="float" office:value="0.602962" table:style-name="ce8">
            <text:p>0.602962</text:p>
          </table:table-cell>
          <table:table-cell office:value-type="float" office:value="0.66865600000000003" table:style-name="ce8">
            <text:p>0.668656</text:p>
          </table:table-cell>
          <table:table-cell office:value-type="float" office:value="0.73138000000000003" table:style-name="ce8">
            <text:p>0.73138</text:p>
          </table:table-cell>
          <table:table-cell office:value-type="float" office:value="-5.1394999999999968E-2" table:formula="of:=[.G155]-[.$G$5]" table:style-name="ce1">
            <text:p>-0.051395</text:p>
          </table:table-cell>
          <table:table-cell office:value-type="float" office:value="1.4299000000000062E-2" table:formula="of:=[.H155]-[.$G$5]" table:style-name="ce1">
            <text:p>0.014299</text:p>
          </table:table-cell>
          <table:table-cell office:value-type="float" office:value="7.7023000000000064E-2" table:formula="of:=[.I155]-[.$G$5]" table:style-name="ce1">
            <text:p>0.077023</text:p>
          </table:table-cell>
          <table:table-cell office:value-type="float" office:value="15.0001" table:style-name="ce8">
            <text:p>15.0001</text:p>
          </table:table-cell>
          <table:table-cell office:value-type="float" office:value="5.4532799999999999E-2" table:style-name="ce8">
            <text:p>0.0545328</text:p>
          </table:table-cell>
          <table:table-cell office:value-type="float" office:value="-0.13040599999999999" table:style-name="ce8">
            <text:p>-0.130406</text:p>
          </table:table-cell>
          <table:table-cell table:number-columns-repeated="16369"/>
        </table:table-row>
        <table:table-row table:number-rows-repeated="6" table:style-name="ro3">
          <table:table-cell table:number-columns-repeated="2" table:style-name="ce1"/>
          <table:table-cell table:number-columns-repeated="2" table:style-name="ce7"/>
          <table:table-cell table:style-name="ce3"/>
          <table:table-cell table:number-columns-repeated="16379" table:style-name="ce1"/>
        </table:table-row>
        <table:table-row table:number-rows-repeated="160" table:style-name="ro3">
          <table:table-cell table:number-columns-repeated="2" table:style-name="ce1"/>
          <table:table-cell table:number-columns-repeated="2" table:style-name="ce7"/>
          <table:table-cell table:style-name="ce3"/>
          <table:table-cell table:number-columns-repeated="10" table:style-name="ce1"/>
          <table:table-cell table:number-columns-repeated="16369" table:style-name="ce3"/>
        </table:table-row>
        <table:table-row table:number-rows-repeated="11" table:style-name="ro3">
          <table:table-cell table:number-columns-repeated="2" table:style-name="ce1"/>
          <table:table-cell table:number-columns-repeated="2" table:style-name="ce7"/>
          <table:table-cell table:style-name="ce3"/>
          <table:table-cell table:number-columns-repeated="16379" table:style-name="ce1"/>
        </table:table-row>
        <table:table-row table:style-name="ro3">
          <table:table-cell table:number-columns-repeated="2" table:style-name="ce1"/>
          <table:table-cell table:number-columns-repeated="2" table:style-name="ce7"/>
          <table:table-cell table:style-name="ce3"/>
          <table:table-cell table:number-columns-repeated="2" table:style-name="ce1"/>
          <table:table-cell table:style-name="ce9"/>
          <table:table-cell table:number-columns-repeated="16376" table:style-name="ce1"/>
        </table:table-row>
        <table:table-row table:number-rows-repeated="4" table:style-name="ro3">
          <table:table-cell table:number-columns-repeated="2" table:style-name="ce1"/>
          <table:table-cell table:number-columns-repeated="2" table:style-name="ce7"/>
          <table:table-cell table:style-name="ce3"/>
          <table:table-cell table:number-columns-repeated="16379" table:style-name="ce1"/>
        </table:table-row>
        <table:table-row table:number-rows-repeated="68" table:style-name="ro3">
          <table:table-cell table:number-columns-repeated="2" table:style-name="ce1"/>
          <table:table-cell table:number-columns-repeated="2" table:style-name="ce7"/>
          <table:table-cell table:style-name="ce3"/>
          <table:table-cell table:number-columns-repeated="10" table:style-name="ce1"/>
          <table:table-cell table:number-columns-repeated="16369" table:style-name="ce3"/>
        </table:table-row>
        <table:table-row table:number-rows-repeated="11" table:style-name="ro3">
          <table:table-cell table:number-columns-repeated="2" table:style-name="ce1"/>
          <table:table-cell table:number-columns-repeated="2" table:style-name="ce7"/>
          <table:table-cell table:style-name="ce3"/>
          <table:table-cell table:number-columns-repeated="16379" table:style-name="ce1"/>
        </table:table-row>
        <table:table-row table:number-rows-repeated="339" table:style-name="ro3">
          <table:table-cell table:number-columns-repeated="2"/>
          <table:table-cell table:number-columns-repeated="2" table:style-name="ce7"/>
          <table:table-cell table:number-columns-repeated="16380"/>
        </table:table-row>
        <table:table-row table:number-rows-repeated="150" table:style-name="ro3">
          <table:table-cell table:number-columns-repeated="16384"/>
        </table:table-row>
        <table:table-row table:style-name="ro3">
          <table:table-cell table:number-columns-repeated="7"/>
          <table:table-cell table:style-name="ce9"/>
          <table:table-cell table:number-columns-repeated="16376"/>
        </table:table-row>
        <table:table-row table:number-rows-repeated="483" table:style-name="ro3">
          <table:table-cell table:number-columns-repeated="16384"/>
        </table:table-row>
        <table:table-row table:style-name="ro3">
          <table:table-cell table:number-columns-repeated="8"/>
          <table:table-cell table:style-name="ce9"/>
          <table:table-cell table:number-columns-repeated="16375"/>
        </table:table-row>
        <table:table-row table:number-rows-repeated="452" table:style-name="ro3">
          <table:table-cell table:number-columns-repeated="16384"/>
        </table:table-row>
        <table:table-row table:style-name="ro3">
          <table:table-cell table:number-columns-repeated="8"/>
          <table:table-cell table:style-name="ce9"/>
          <table:table-cell table:number-columns-repeated="16375"/>
        </table:table-row>
        <table:table-row table:number-rows-repeated="651" table:style-name="ro3">
          <table:table-cell table:number-columns-repeated="16384"/>
        </table:table-row>
        <table:table-row table:style-name="ro3">
          <table:table-cell table:number-columns-repeated="8"/>
          <table:table-cell table:style-name="ce9"/>
          <table:table-cell table:number-columns-repeated="16375"/>
        </table:table-row>
        <table:table-row table:number-rows-repeated="1046081" table:style-name="ro3">
          <table:table-cell table:number-columns-repeated="16384"/>
        </table:table-row>
      </table:table>
      <table:table table:name="IRREGULAR_BEACH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3"/>
        <table:table-column table:style-name="co6" table:default-cell-style-name="ce1"/>
        <table:table-column table:style-name="co7" table:number-columns-repeated="3" table:default-cell-style-name="ce1"/>
        <table:table-column table:style-name="co8" table:number-columns-repeated="3" table:default-cell-style-name="ce1"/>
        <table:table-column table:style-name="co5" table:default-cell-style-name="ce1"/>
        <table:table-column table:style-name="co9" table:default-cell-style-name="ce1"/>
        <table:table-column table:style-name="co10" table:default-cell-style-name="ce1"/>
        <table:table-column table:style-name="co5" table:number-columns-repeated="16369" table:default-cell-style-name="ce1"/>
        <table:table-row table:style-name="ro1">
          <table:table-cell office:value-type="string" table:style-name="ce10">
            <text:p>IRREGULAR_BEACH</text:p>
          </table:table-cell>
          <table:table-cell table:style-name="ce10"/>
          <table:table-cell table:number-columns-repeated="2" table:style-name="ce1"/>
          <table:table-cell table:style-name="ce3"/>
          <table:table-cell table:number-columns-repeated="16379" table:style-name="ce1"/>
        </table:table-row>
        <table:table-row table:style-name="ro2">
          <table:table-cell office:value-type="string" table:style-name="ce4">
            <text:p>THEORY 2nd Order Stokes</text:p>
          </table:table-cell>
          <table:table-cell table:number-columns-repeated="2" table:style-name="ce4"/>
          <table:table-cell table:style-name="ce1"/>
          <table:table-cell table:style-name="ce3"/>
          <table:table-cell office:value-type="string" table:style-name="ce4">
            <text:p>SPH results</text:p>
          </table:table-cell>
          <table:table-cell table:style-name="ce5"/>
          <table:table-cell table:number-columns-repeated="5" table:style-name="ce1"/>
          <table:table-cell office:value-type="string" table:style-name="ce4">
            <text:p>SPH results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6">
            <text:p>time:40 <text:s/>dt:0.1 <text:s/>xpos:6 <text:s/>zpos:-0.26</text:p>
          </table:table-cell>
          <table:table-cell table:number-columns-repeated="2" table:style-name="ce4"/>
          <table:table-cell table:style-name="ce1"/>
          <table:table-cell table:style-name="ce3"/>
          <table:table-cell office:value-type="string" table:style-name="ce6">
            <text:p>xpos:5,6,7 m<text:s/></text:p>
          </table:table-cell>
          <table:table-cell table:style-name="ce5"/>
          <table:table-cell table:number-columns-repeated="5" table:style-name="ce1"/>
          <table:table-cell office:value-type="string" table:style-name="ce6">
            <text:p>xpos:6 <text:s/>zpos:-0.26</text:p>
          </table:table-cell>
          <table:table-cell table:style-name="ce5"/>
          <table:table-cell table:number-columns-repeated="3" table:style-name="ce1"/>
          <table:table-cell table:style-name="ce1">
            <draw:frame draw:z-index="3" draw:id="id5" draw:style-name="a5" draw:name="Gráfico 3" svg:x="0.08482in" svg:y="0.00595in" svg:width="8.94643in" svg:height="3in" style:rel-width="scale" style:rel-height="scale">
              <draw:object xlink:href="Object 6/" xlink:type="simple" xlink:show="embed" xlink:actuate="onLoad"/>
              <svg:title/>
              <svg:desc/>
            </draw:frame>
          </table:table-cell>
          <table:table-cell table:number-columns-repeated="16366"/>
        </table:table-row>
        <table:table-row table:style-name="ro2">
          <table:table-cell office:value-type="string" table:style-name="ce1">
            <text:p>Time [s]</text:p>
          </table:table-cell>
          <table:table-cell office:value-type="string" table:style-name="ce1">
            <text:p>ETA_2ndStokes(x=6m)</text:p>
          </table:table-cell>
          <table:table-cell office:value-type="string" table:style-name="ce1">
            <text:p>VelX_1stStokes(x=6m;z=0.4m)</text:p>
          </table:table-cell>
          <table:table-cell office:value-type="string" table:style-name="ce1">
            <text:p>VelZ_1stStokes(x=6m;z=0.4m)</text:p>
          </table:table-cell>
          <table:table-cell table:style-name="ce3"/>
          <table:table-cell office:value-type="string" table:style-name="ce1">
            <text:p>Time [s]</text:p>
          </table:table-cell>
          <table:table-cell office:value-type="string" table:style-name="ce1">
            <text:p>Height_SPH(x=5m)</text:p>
          </table:table-cell>
          <table:table-cell office:value-type="string" table:style-name="ce1">
            <text:p>Height_SPH(x=6m)</text:p>
          </table:table-cell>
          <table:table-cell office:value-type="string" table:style-name="ce1">
            <text:p>Hegiht_SPH(x=7m)</text:p>
          </table:table-cell>
          <table:table-cell office:value-type="string" table:style-name="ce1">
            <text:p>ETA_SPH(x=5m)</text:p>
          </table:table-cell>
          <table:table-cell office:value-type="string" table:style-name="ce1">
            <text:p>ETA_SPH(x=6m)</text:p>
          </table:table-cell>
          <table:table-cell office:value-type="string" table:style-name="ce1">
            <text:p>ETA_SPH(x=7m)</text:p>
          </table:table-cell>
          <table:table-cell office:value-type="string" table:style-name="ce1">
            <text:p>Time [s]</text:p>
          </table:table-cell>
          <table:table-cell office:value-type="string" table:style-name="ce1">
            <text:p>VelX_SPH(x=6m;z=0.4m)</text:p>
          </table:table-cell>
          <table:table-cell office:value-type="string" table:style-name="ce1">
            <text:p>VelZ_SPH(x=6m;z=0.4m)</text:p>
          </table:table-cell>
          <table:table-cell table:number-columns-repeated="16369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float" office:value="-1.4655E-2" table:style-name="ce1">
            <text:p>-0.014655</text:p>
          </table:table-cell>
          <table:table-cell office:value-type="float" office:value="-4.6852999999999999E-2" table:style-name="ce7">
            <text:p>-0.046853</text:p>
          </table:table-cell>
          <table:table-cell office:value-type="float" office:value="-1.4053E-2" table:style-name="ce7">
            <text:p>-0.014053</text:p>
          </table:table-cell>
          <table:table-cell table:style-name="ce3"/>
          <table:table-cell office:value-type="float" office:value="0" table:style-name="ce8">
            <text:p>0</text:p>
          </table:table-cell>
          <table:table-cell office:value-type="float" office:value="0.65435699999999997" table:style-name="ce8">
            <text:p>0.654357</text:p>
          </table:table-cell>
          <table:table-cell office:value-type="float" office:value="0.65435699999999997" table:style-name="ce8">
            <text:p>0.654357</text:p>
          </table:table-cell>
          <table:table-cell office:value-type="float" office:value="0.65435699999999997" table:style-name="ce8">
            <text:p>0.654357</text:p>
          </table:table-cell>
          <table:table-cell office:value-type="float" office:value="0" table:formula="of:=[.G5]-[.$G$5]" table:style-name="ce1">
            <text:p>0</text:p>
          </table:table-cell>
          <table:table-cell office:value-type="float" office:value="0" table:formula="of:=[.H5]-[.$G$5]" table:style-name="ce1">
            <text:p>0</text:p>
          </table:table-cell>
          <table:table-cell office:value-type="float" office:value="0" table:formula="of:=[.I5]-[.$G$5]" table:style-name="ce1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69"/>
        </table:table-row>
        <table:table-row table:style-name="ro2">
          <table:table-cell office:value-type="float" office:value="0.02" table:style-name="ce1">
            <text:p>0.02</text:p>
          </table:table-cell>
          <table:table-cell office:value-type="float" office:value="-1.4924E-2" table:style-name="ce1">
            <text:p>-0.014924</text:p>
          </table:table-cell>
          <table:table-cell office:value-type="float" office:value="-4.8377000000000003E-2" table:style-name="ce7">
            <text:p>-0.048377</text:p>
          </table:table-cell>
          <table:table-cell office:value-type="float" office:value="-1.1938000000000001E-2" table:style-name="ce7">
            <text:p>-0.011938</text:p>
          </table:table-cell>
          <table:table-cell table:style-name="ce3"/>
          <table:table-cell office:value-type="float" office:value="0.100079" table:style-name="ce8">
            <text:p>0.100079</text:p>
          </table:table-cell>
          <table:table-cell office:value-type="float" office:value="0.65417999999999998" table:style-name="ce8">
            <text:p>0.65418</text:p>
          </table:table-cell>
          <table:table-cell office:value-type="float" office:value="0.65417899999999995" table:style-name="ce8">
            <text:p>0.654179</text:p>
          </table:table-cell>
          <table:table-cell office:value-type="float" office:value="0.65417199999999998" table:style-name="ce8">
            <text:p>0.654172</text:p>
          </table:table-cell>
          <table:table-cell office:value-type="float" office:value="-1.7699999999998273E-4" table:formula="of:=[.G6]-[.$G$5]" table:style-name="ce1">
            <text:p>-0.000177</text:p>
          </table:table-cell>
          <table:table-cell office:value-type="float" office:value="-1.7800000000001148E-4" table:formula="of:=[.H6]-[.$G$5]" table:style-name="ce1">
            <text:p>-0.000178</text:p>
          </table:table-cell>
          <table:table-cell office:value-type="float" office:value="-1.8499999999999073E-4" table:formula="of:=[.I6]-[.$G$5]" table:style-name="ce1">
            <text:p>-0.000185</text:p>
          </table:table-cell>
          <table:table-cell office:value-type="float" office:value="0.100079" table:style-name="ce8">
            <text:p>0.100079</text:p>
          </table:table-cell>
          <table:table-cell office:value-type="float" office:value="-5.6410199999999997E-5" table:style-name="ce8">
            <text:p>-5.64102E-05</text:p>
          </table:table-cell>
          <table:table-cell office:value-type="float" office:value="-2.4588800000000001E-3" table:style-name="ce8">
            <text:p>-0.00245888</text:p>
          </table:table-cell>
          <table:table-cell table:number-columns-repeated="16369"/>
        </table:table-row>
        <table:table-row table:style-name="ro2">
          <table:table-cell office:value-type="float" office:value="0.04" table:style-name="ce1">
            <text:p>0.04</text:p>
          </table:table-cell>
          <table:table-cell office:value-type="float" office:value="-1.5099E-2" table:style-name="ce1">
            <text:p>-0.015099</text:p>
          </table:table-cell>
          <table:table-cell office:value-type="float" office:value="-4.9634999999999999E-2" table:style-name="ce7">
            <text:p>-0.049635</text:p>
          </table:table-cell>
          <table:table-cell office:value-type="float" office:value="-9.9469999999999992E-3" table:style-name="ce7">
            <text:p>-0.009947</text:p>
          </table:table-cell>
          <table:table-cell table:style-name="ce3"/>
          <table:table-cell office:value-type="float" office:value="0.20000499999999999" table:style-name="ce8">
            <text:p>0.200005</text:p>
          </table:table-cell>
          <table:table-cell office:value-type="float" office:value="0.65398800000000001" table:style-name="ce8">
            <text:p>0.653988</text:p>
          </table:table-cell>
          <table:table-cell office:value-type="float" office:value="0.65378199999999997" table:style-name="ce8">
            <text:p>0.653782</text:p>
          </table:table-cell>
          <table:table-cell office:value-type="float" office:value="0.65402400000000005" table:style-name="ce8">
            <text:p>0.654024</text:p>
          </table:table-cell>
          <table:table-cell office:value-type="float" office:value="-3.689999999999527E-4" table:formula="of:=[.G7]-[.$G$5]" table:style-name="ce1">
            <text:p>-0.000369</text:p>
          </table:table-cell>
          <table:table-cell office:value-type="float" office:value="-5.7499999999999218E-4" table:formula="of:=[.H7]-[.$G$5]" table:style-name="ce1">
            <text:p>-0.000575</text:p>
          </table:table-cell>
          <table:table-cell office:value-type="float" office:value="-3.329999999999167E-4" table:formula="of:=[.I7]-[.$G$5]" table:style-name="ce1">
            <text:p>-0.000333</text:p>
          </table:table-cell>
          <table:table-cell office:value-type="float" office:value="0.20000499999999999" table:style-name="ce8">
            <text:p>0.200005</text:p>
          </table:table-cell>
          <table:table-cell office:value-type="float" office:value="9.2312000000000004E-4" table:style-name="ce8">
            <text:p>0.00092312</text:p>
          </table:table-cell>
          <table:table-cell office:value-type="float" office:value="3.4009299999999999E-3" table:style-name="ce8">
            <text:p>0.00340093</text:p>
          </table:table-cell>
          <table:table-cell table:number-columns-repeated="16369"/>
        </table:table-row>
        <table:table-row table:style-name="ro2">
          <table:table-cell office:value-type="float" office:value="0.06" table:style-name="ce1">
            <text:p>0.06</text:p>
          </table:table-cell>
          <table:table-cell office:value-type="float" office:value="-1.5185000000000001E-2" table:style-name="ce1">
            <text:p>-0.015185</text:p>
          </table:table-cell>
          <table:table-cell office:value-type="float" office:value="-5.0640999999999999E-2" table:style-name="ce7">
            <text:p>-0.050641</text:p>
          </table:table-cell>
          <table:table-cell office:value-type="float" office:value="-8.0920000000000002E-3" table:style-name="ce7">
            <text:p>-0.008092</text:p>
          </table:table-cell>
          <table:table-cell table:style-name="ce3"/>
          <table:table-cell office:value-type="float" office:value="0.30005999999999999" table:style-name="ce8">
            <text:p>0.30006</text:p>
          </table:table-cell>
          <table:table-cell office:value-type="float" office:value="0.65401600000000004" table:style-name="ce8">
            <text:p>0.654016</text:p>
          </table:table-cell>
          <table:table-cell office:value-type="float" office:value="0.65390000000000004" table:style-name="ce8">
            <text:p>0.6539</text:p>
          </table:table-cell>
          <table:table-cell office:value-type="float" office:value="0.65390199999999998" table:style-name="ce8">
            <text:p>0.653902</text:p>
          </table:table-cell>
          <table:table-cell office:value-type="float" office:value="-3.409999999999247E-4" table:formula="of:=[.G8]-[.$G$5]" table:style-name="ce1">
            <text:p>-0.000341</text:p>
          </table:table-cell>
          <table:table-cell office:value-type="float" office:value="-4.5699999999992968E-4" table:formula="of:=[.H8]-[.$G$5]" table:style-name="ce1">
            <text:p>-0.000457</text:p>
          </table:table-cell>
          <table:table-cell office:value-type="float" office:value="-4.549999999999832E-4" table:formula="of:=[.I8]-[.$G$5]" table:style-name="ce1">
            <text:p>-0.000455</text:p>
          </table:table-cell>
          <table:table-cell office:value-type="float" office:value="0.30005999999999999" table:style-name="ce8">
            <text:p>0.30006</text:p>
          </table:table-cell>
          <table:table-cell office:value-type="float" office:value="-6.2075300000000004E-4" table:style-name="ce8">
            <text:p>-0.000620753</text:p>
          </table:table-cell>
          <table:table-cell office:value-type="float" office:value="5.7512500000000003E-3" table:style-name="ce8">
            <text:p>0.00575125</text:p>
          </table:table-cell>
          <table:table-cell table:number-columns-repeated="16369"/>
        </table:table-row>
        <table:table-row table:style-name="ro2">
          <table:table-cell office:value-type="float" office:value="0.08" table:style-name="ce1">
            <text:p>0.08</text:p>
          </table:table-cell>
          <table:table-cell office:value-type="float" office:value="-1.5191E-2" table:style-name="ce1">
            <text:p>-0.015191</text:p>
          </table:table-cell>
          <table:table-cell office:value-type="float" office:value="-5.1416000000000003E-2" table:style-name="ce7">
            <text:p>-0.051416</text:p>
          </table:table-cell>
          <table:table-cell office:value-type="float" office:value="-6.3879999999999996E-3" table:style-name="ce7">
            <text:p>-0.006388</text:p>
          </table:table-cell>
          <table:table-cell table:style-name="ce3"/>
          <table:table-cell office:value-type="float" office:value="0.400032" table:style-name="ce8">
            <text:p>0.400032</text:p>
          </table:table-cell>
          <table:table-cell office:value-type="float" office:value="0.65429300000000001" table:style-name="ce8">
            <text:p>0.654293</text:p>
          </table:table-cell>
          <table:table-cell office:value-type="float" office:value="0.65420599999999995" table:style-name="ce8">
            <text:p>0.654206</text:p>
          </table:table-cell>
          <table:table-cell office:value-type="float" office:value="0.65420699999999998" table:style-name="ce8">
            <text:p>0.654207</text:p>
          </table:table-cell>
          <table:table-cell office:value-type="float" office:value="-6.3999999999952983E-5" table:formula="of:=[.G9]-[.$G$5]" table:style-name="ce1">
            <text:p>-6.4E-05</text:p>
          </table:table-cell>
          <table:table-cell office:value-type="float" office:value="-1.5100000000001224E-4" table:formula="of:=[.H9]-[.$G$5]" table:style-name="ce1">
            <text:p>-0.000151</text:p>
          </table:table-cell>
          <table:table-cell office:value-type="float" office:value="-1.4999999999998348E-4" table:formula="of:=[.I9]-[.$G$5]" table:style-name="ce1">
            <text:p>-0.00015</text:p>
          </table:table-cell>
          <table:table-cell office:value-type="float" office:value="0.400032" table:style-name="ce8">
            <text:p>0.400032</text:p>
          </table:table-cell>
          <table:table-cell office:value-type="float" office:value="3.1158900000000001E-3" table:style-name="ce8">
            <text:p>0.00311589</text:p>
          </table:table-cell>
          <table:table-cell office:value-type="float" office:value="-2.09961E-2" table:style-name="ce8">
            <text:p>-0.0209961</text:p>
          </table:table-cell>
          <table:table-cell table:number-columns-repeated="16369"/>
        </table:table-row>
        <table:table-row table:style-name="ro2">
          <table:table-cell office:value-type="float" office:value="0.1" table:style-name="ce1">
            <text:p>0.1</text:p>
          </table:table-cell>
          <table:table-cell office:value-type="float" office:value="-1.5122E-2" table:style-name="ce1">
            <text:p>-0.015122</text:p>
          </table:table-cell>
          <table:table-cell office:value-type="float" office:value="-5.1978000000000003E-2" table:style-name="ce7">
            <text:p>-0.051978</text:p>
          </table:table-cell>
          <table:table-cell office:value-type="float" office:value="-4.8430000000000001E-3" table:style-name="ce7">
            <text:p>-0.004843</text:p>
          </table:table-cell>
          <table:table-cell table:style-name="ce3"/>
          <table:table-cell office:value-type="float" office:value="0.50006799999999996" table:style-name="ce8">
            <text:p>0.500068</text:p>
          </table:table-cell>
          <table:table-cell office:value-type="float" office:value="0.65425" table:style-name="ce8">
            <text:p>0.65425</text:p>
          </table:table-cell>
          <table:table-cell office:value-type="float" office:value="0.65431300000000003" table:style-name="ce8">
            <text:p>0.654313</text:p>
          </table:table-cell>
          <table:table-cell office:value-type="float" office:value="0.65433600000000003" table:style-name="ce8">
            <text:p>0.654336</text:p>
          </table:table-cell>
          <table:table-cell office:value-type="float" office:value="-1.0699999999996823E-4" table:formula="of:=[.G10]-[.$G$5]" table:style-name="ce1">
            <text:p>-0.000107</text:p>
          </table:table-cell>
          <table:table-cell office:value-type="float" office:value="-4.3999999999932982E-5" table:formula="of:=[.H10]-[.$G$5]" table:style-name="ce1">
            <text:p>-4.4E-05</text:p>
          </table:table-cell>
          <table:table-cell office:value-type="float" office:value="-2.0999999999937735E-5" table:formula="of:=[.I10]-[.$G$5]" table:style-name="ce1">
            <text:p>-2.1E-05</text:p>
          </table:table-cell>
          <table:table-cell office:value-type="float" office:value="0.50006799999999996" table:style-name="ce8">
            <text:p>0.500068</text:p>
          </table:table-cell>
          <table:table-cell office:value-type="float" office:value="4.37288E-3" table:style-name="ce8">
            <text:p>0.00437288</text:p>
          </table:table-cell>
          <table:table-cell office:value-type="float" office:value="3.5465700000000002E-3" table:style-name="ce8">
            <text:p>0.00354657</text:p>
          </table:table-cell>
          <table:table-cell table:number-columns-repeated="16369"/>
        </table:table-row>
        <table:table-row table:style-name="ro2">
          <table:table-cell office:value-type="float" office:value="0.12" table:style-name="ce1">
            <text:p>0.12</text:p>
          </table:table-cell>
          <table:table-cell office:value-type="float" office:value="-1.4987E-2" table:style-name="ce1">
            <text:p>-0.014987</text:p>
          </table:table-cell>
          <table:table-cell office:value-type="float" office:value="-5.2349E-2" table:style-name="ce7">
            <text:p>-0.052349</text:p>
          </table:table-cell>
          <table:table-cell office:value-type="float" office:value="-3.4659999999999999E-3" table:style-name="ce7">
            <text:p>-0.003466</text:p>
          </table:table-cell>
          <table:table-cell table:style-name="ce3"/>
          <table:table-cell office:value-type="float" office:value="0.60003300000000004" table:style-name="ce8">
            <text:p>0.600033</text:p>
          </table:table-cell>
          <table:table-cell office:value-type="float" office:value="0.65403500000000003" table:style-name="ce8">
            <text:p>0.654035</text:p>
          </table:table-cell>
          <table:table-cell office:value-type="float" office:value="0.65421399999999996" table:style-name="ce8">
            <text:p>0.654214</text:p>
          </table:table-cell>
          <table:table-cell office:value-type="float" office:value="0.65415199999999996" table:style-name="ce8">
            <text:p>0.654152</text:p>
          </table:table-cell>
          <table:table-cell office:value-type="float" office:value="-3.2199999999993345E-4" table:formula="of:=[.G11]-[.$G$5]" table:style-name="ce1">
            <text:p>-0.000322</text:p>
          </table:table-cell>
          <table:table-cell office:value-type="float" office:value="-1.4300000000000423E-4" table:formula="of:=[.H11]-[.$G$5]" table:style-name="ce1">
            <text:p>-0.000143</text:p>
          </table:table-cell>
          <table:table-cell office:value-type="float" office:value="-2.0500000000001073E-4" table:formula="of:=[.I11]-[.$G$5]" table:style-name="ce1">
            <text:p>-0.000205</text:p>
          </table:table-cell>
          <table:table-cell office:value-type="float" office:value="0.60003300000000004" table:style-name="ce8">
            <text:p>0.600033</text:p>
          </table:table-cell>
          <table:table-cell office:value-type="float" office:value="1.7321700000000001E-3" table:style-name="ce8">
            <text:p>0.00173217</text:p>
          </table:table-cell>
          <table:table-cell office:value-type="float" office:value="1.8363500000000001E-2" table:style-name="ce8">
            <text:p>0.0183635</text:p>
          </table:table-cell>
          <table:table-cell table:number-columns-repeated="16369"/>
        </table:table-row>
        <table:table-row table:style-name="ro2">
          <table:table-cell office:value-type="float" office:value="0.14000000000000001" table:style-name="ce1">
            <text:p>0.14</text:p>
          </table:table-cell>
          <table:table-cell office:value-type="float" office:value="-1.4796E-2" table:style-name="ce1">
            <text:p>-0.014796</text:p>
          </table:table-cell>
          <table:table-cell office:value-type="float" office:value="-5.2552000000000001E-2" table:style-name="ce7">
            <text:p>-0.052552</text:p>
          </table:table-cell>
          <table:table-cell office:value-type="float" office:value="-2.2629999999999998E-3" table:style-name="ce7">
            <text:p>-0.002263</text:p>
          </table:table-cell>
          <table:table-cell table:style-name="ce3"/>
          <table:table-cell office:value-type="float" office:value="0.70003099999999996" table:style-name="ce8">
            <text:p>0.700031</text:p>
          </table:table-cell>
          <table:table-cell office:value-type="float" office:value="0.65385800000000005" table:style-name="ce8">
            <text:p>0.653858</text:p>
          </table:table-cell>
          <table:table-cell office:value-type="float" office:value="0.654173" table:style-name="ce8">
            <text:p>0.654173</text:p>
          </table:table-cell>
          <table:table-cell office:value-type="float" office:value="0.65423799999999999" table:style-name="ce8">
            <text:p>0.654238</text:p>
          </table:table-cell>
          <table:table-cell office:value-type="float" office:value="-4.9899999999991618E-4" table:formula="of:=[.G12]-[.$G$5]" table:style-name="ce1">
            <text:p>-0.000499</text:p>
          </table:table-cell>
          <table:table-cell office:value-type="float" office:value="-1.8399999999996197E-4" table:formula="of:=[.H12]-[.$G$5]" table:style-name="ce1">
            <text:p>-0.000184</text:p>
          </table:table-cell>
          <table:table-cell office:value-type="float" office:value="-1.1899999999998023E-4" table:formula="of:=[.I12]-[.$G$5]" table:style-name="ce1">
            <text:p>-0.000119</text:p>
          </table:table-cell>
          <table:table-cell office:value-type="float" office:value="0.70003099999999996" table:style-name="ce8">
            <text:p>0.700031</text:p>
          </table:table-cell>
          <table:table-cell office:value-type="float" office:value="-6.46417E-3" table:style-name="ce8">
            <text:p>-0.00646417</text:p>
          </table:table-cell>
          <table:table-cell office:value-type="float" office:value="-9.2223500000000007E-3" table:style-name="ce8">
            <text:p>-0.00922235</text:p>
          </table:table-cell>
          <table:table-cell table:number-columns-repeated="16369"/>
        </table:table-row>
        <table:table-row table:style-name="ro2">
          <table:table-cell office:value-type="float" office:value="0.16" table:style-name="ce1">
            <text:p>0.16</text:p>
          </table:table-cell>
          <table:table-cell office:value-type="float" office:value="-1.4558E-2" table:style-name="ce1">
            <text:p>-0.014558</text:p>
          </table:table-cell>
          <table:table-cell office:value-type="float" office:value="-5.2610999999999998E-2" table:style-name="ce7">
            <text:p>-0.052611</text:p>
          </table:table-cell>
          <table:table-cell office:value-type="float" office:value="-1.237E-3" table:style-name="ce7">
            <text:p>-0.001237</text:p>
          </table:table-cell>
          <table:table-cell table:style-name="ce3"/>
          <table:table-cell office:value-type="float" office:value="0.80002600000000001" table:style-name="ce8">
            <text:p>0.800026</text:p>
          </table:table-cell>
          <table:table-cell office:value-type="float" office:value="0.65395899999999996" table:style-name="ce8">
            <text:p>0.653959</text:p>
          </table:table-cell>
          <table:table-cell office:value-type="float" office:value="0.65437800000000002" table:style-name="ce8">
            <text:p>0.654378</text:p>
          </table:table-cell>
          <table:table-cell office:value-type="float" office:value="0.65440100000000001" table:style-name="ce8">
            <text:p>0.654401</text:p>
          </table:table-cell>
          <table:table-cell office:value-type="float" office:value="-3.9800000000000946E-4" table:formula="of:=[.G13]-[.$G$5]" table:style-name="ce1">
            <text:p>-0.000398</text:p>
          </table:table-cell>
          <table:table-cell office:value-type="float" office:value="2.1000000000048757E-5" table:formula="of:=[.H13]-[.$G$5]" table:style-name="ce1">
            <text:p>2.1E-05</text:p>
          </table:table-cell>
          <table:table-cell office:value-type="float" office:value="4.4000000000044004E-5" table:formula="of:=[.I13]-[.$G$5]" table:style-name="ce1">
            <text:p>4.4E-05</text:p>
          </table:table-cell>
          <table:table-cell office:value-type="float" office:value="0.80002600000000001" table:style-name="ce8">
            <text:p>0.800026</text:p>
          </table:table-cell>
          <table:table-cell office:value-type="float" office:value="-6.04515E-3" table:style-name="ce8">
            <text:p>-0.00604515</text:p>
          </table:table-cell>
          <table:table-cell office:value-type="float" office:value="-2.49296E-2" table:style-name="ce8">
            <text:p>-0.0249296</text:p>
          </table:table-cell>
          <table:table-cell table:number-columns-repeated="16369"/>
        </table:table-row>
        <table:table-row table:style-name="ro2">
          <table:table-cell office:value-type="float" office:value="0.18" table:style-name="ce1">
            <text:p>0.18</text:p>
          </table:table-cell>
          <table:table-cell office:value-type="float" office:value="-1.4283000000000001E-2" table:style-name="ce1">
            <text:p>-0.014283</text:p>
          </table:table-cell>
          <table:table-cell office:value-type="float" office:value="-5.2548999999999998E-2" table:style-name="ce7">
            <text:p>-0.052549</text:p>
          </table:table-cell>
          <table:table-cell office:value-type="float" office:value="-3.8999999999999999E-4" table:style-name="ce7">
            <text:p>-0.00039</text:p>
          </table:table-cell>
          <table:table-cell table:style-name="ce3"/>
          <table:table-cell office:value-type="float" office:value="0.90005000000000002" table:style-name="ce8">
            <text:p>0.90005</text:p>
          </table:table-cell>
          <table:table-cell office:value-type="float" office:value="0.65406799999999998" table:style-name="ce8">
            <text:p>0.654068</text:p>
          </table:table-cell>
          <table:table-cell office:value-type="float" office:value="0.65458000000000005" table:style-name="ce8">
            <text:p>0.65458</text:p>
          </table:table-cell>
          <table:table-cell office:value-type="float" office:value="0.65454599999999996" table:style-name="ce8">
            <text:p>0.654546</text:p>
          </table:table-cell>
          <table:table-cell office:value-type="float" office:value="-2.8899999999998371E-4" table:formula="of:=[.G14]-[.$G$5]" table:style-name="ce1">
            <text:p>-0.000289</text:p>
          </table:table-cell>
          <table:table-cell office:value-type="float" office:value="2.2300000000008424E-4" table:formula="of:=[.H14]-[.$G$5]" table:style-name="ce1">
            <text:p>0.000223</text:p>
          </table:table-cell>
          <table:table-cell office:value-type="float" office:value="1.8899999999999473E-4" table:formula="of:=[.I14]-[.$G$5]" table:style-name="ce1">
            <text:p>0.000189</text:p>
          </table:table-cell>
          <table:table-cell office:value-type="float" office:value="0.90005000000000002" table:style-name="ce8">
            <text:p>0.90005</text:p>
          </table:table-cell>
          <table:table-cell office:value-type="float" office:value="-3.37171E-3" table:style-name="ce8">
            <text:p>-0.00337171</text:p>
          </table:table-cell>
          <table:table-cell office:value-type="float" office:value="1.32879E-3" table:style-name="ce8">
            <text:p>0.00132879</text:p>
          </table:table-cell>
          <table:table-cell table:number-columns-repeated="16369"/>
        </table:table-row>
        <table:table-row table:style-name="ro2">
          <table:table-cell office:value-type="float" office:value="0.2" table:style-name="ce1">
            <text:p>0.2</text:p>
          </table:table-cell>
          <table:table-cell office:value-type="float" office:value="-1.3979999999999999E-2" table:style-name="ce1">
            <text:p>-0.01398</text:p>
          </table:table-cell>
          <table:table-cell office:value-type="float" office:value="-5.2389999999999999E-2" table:style-name="ce7">
            <text:p>-0.05239</text:p>
          </table:table-cell>
          <table:table-cell office:value-type="float" office:value="2.81E-4" table:style-name="ce7">
            <text:p>0.000281</text:p>
          </table:table-cell>
          <table:table-cell table:style-name="ce3"/>
          <table:table-cell office:value-type="float" office:value="1.0000500000000001" table:style-name="ce8">
            <text:p>1.00005</text:p>
          </table:table-cell>
          <table:table-cell office:value-type="float" office:value="0.65396100000000001" table:style-name="ce8">
            <text:p>0.653961</text:p>
          </table:table-cell>
          <table:table-cell office:value-type="float" office:value="0.65454699999999999" table:style-name="ce8">
            <text:p>0.654547</text:p>
          </table:table-cell>
          <table:table-cell office:value-type="float" office:value="0.654644" table:style-name="ce8">
            <text:p>0.654644</text:p>
          </table:table-cell>
          <table:table-cell office:value-type="float" office:value="-3.9599999999995195E-4" table:formula="of:=[.G15]-[.$G$5]" table:style-name="ce1">
            <text:p>-0.000396</text:p>
          </table:table-cell>
          <table:table-cell office:value-type="float" office:value="1.9000000000002348E-4" table:formula="of:=[.H15]-[.$G$5]" table:style-name="ce1">
            <text:p>0.00019</text:p>
          </table:table-cell>
          <table:table-cell office:value-type="float" office:value="2.8700000000003723E-4" table:formula="of:=[.I15]-[.$G$5]" table:style-name="ce1">
            <text:p>0.000287</text:p>
          </table:table-cell>
          <table:table-cell office:value-type="float" office:value="1.0000500000000001" table:style-name="ce8">
            <text:p>1.00005</text:p>
          </table:table-cell>
          <table:table-cell office:value-type="float" office:value="-1.44169E-3" table:style-name="ce8">
            <text:p>-0.00144169</text:p>
          </table:table-cell>
          <table:table-cell office:value-type="float" office:value="1.9237000000000001E-2" table:style-name="ce8">
            <text:p>0.019237</text:p>
          </table:table-cell>
          <table:table-cell table:number-columns-repeated="16369"/>
        </table:table-row>
        <table:table-row table:style-name="ro2">
          <table:table-cell office:value-type="float" office:value="0.22" table:style-name="ce1">
            <text:p>0.22</text:p>
          </table:table-cell>
          <table:table-cell office:value-type="float" office:value="-1.3662000000000001E-2" table:style-name="ce1">
            <text:p>-0.013662</text:p>
          </table:table-cell>
          <table:table-cell office:value-type="float" office:value="-5.2158999999999997E-2" table:style-name="ce7">
            <text:p>-0.052159</text:p>
          </table:table-cell>
          <table:table-cell office:value-type="float" office:value="7.8100000000000001E-4" table:style-name="ce7">
            <text:p>0.000781</text:p>
          </table:table-cell>
          <table:table-cell table:style-name="ce3"/>
          <table:table-cell office:value-type="float" office:value="1.10012" table:style-name="ce8">
            <text:p>1.10012</text:p>
          </table:table-cell>
          <table:table-cell office:value-type="float" office:value="0.65358499999999997" table:style-name="ce8">
            <text:p>0.653585</text:p>
          </table:table-cell>
          <table:table-cell office:value-type="float" office:value="0.65442599999999995" table:style-name="ce8">
            <text:p>0.654426</text:p>
          </table:table-cell>
          <table:table-cell office:value-type="float" office:value="0.65454800000000002" table:style-name="ce8">
            <text:p>0.654548</text:p>
          </table:table-cell>
          <table:table-cell office:value-type="float" office:value="-7.7199999999999491E-4" table:formula="of:=[.G16]-[.$G$5]" table:style-name="ce1">
            <text:p>-0.000772</text:p>
          </table:table-cell>
          <table:table-cell office:value-type="float" office:value="6.8999999999985739E-5" table:formula="of:=[.H16]-[.$G$5]" table:style-name="ce1">
            <text:p>6.9E-05</text:p>
          </table:table-cell>
          <table:table-cell office:value-type="float" office:value="1.9100000000005224E-4" table:formula="of:=[.I16]-[.$G$5]" table:style-name="ce1">
            <text:p>0.000191</text:p>
          </table:table-cell>
          <table:table-cell office:value-type="float" office:value="1.10012" table:style-name="ce8">
            <text:p>1.10012</text:p>
          </table:table-cell>
          <table:table-cell office:value-type="float" office:value="-3.07151E-3" table:style-name="ce8">
            <text:p>-0.00307151</text:p>
          </table:table-cell>
          <table:table-cell office:value-type="float" office:value="1.8562800000000001E-2" table:style-name="ce8">
            <text:p>0.0185628</text:p>
          </table:table-cell>
          <table:table-cell table:number-columns-repeated="16369"/>
        </table:table-row>
        <table:table-row table:style-name="ro2">
          <table:table-cell office:value-type="float" office:value="0.24" table:style-name="ce1">
            <text:p>0.24</text:p>
          </table:table-cell>
          <table:table-cell office:value-type="float" office:value="-1.3337E-2" table:style-name="ce1">
            <text:p>-0.013337</text:p>
          </table:table-cell>
          <table:table-cell office:value-type="float" office:value="-5.1878000000000001E-2" table:style-name="ce7">
            <text:p>-0.051878</text:p>
          </table:table-cell>
          <table:table-cell office:value-type="float" office:value="1.1150000000000001E-3" table:style-name="ce7">
            <text:p>0.001115</text:p>
          </table:table-cell>
          <table:table-cell table:style-name="ce3"/>
          <table:table-cell office:value-type="float" office:value="1.2001299999999999" table:style-name="ce8">
            <text:p>1.20013</text:p>
          </table:table-cell>
          <table:table-cell office:value-type="float" office:value="0.65336000000000005" table:style-name="ce8">
            <text:p>0.65336</text:p>
          </table:table-cell>
          <table:table-cell office:value-type="float" office:value="0.65429899999999996" table:style-name="ce8">
            <text:p>0.654299</text:p>
          </table:table-cell>
          <table:table-cell office:value-type="float" office:value="0.65448600000000001" table:style-name="ce8">
            <text:p>0.654486</text:p>
          </table:table-cell>
          <table:table-cell office:value-type="float" office:value="-9.9699999999991462E-4" table:formula="of:=[.G17]-[.$G$5]" table:style-name="ce1">
            <text:p>-0.000997</text:p>
          </table:table-cell>
          <table:table-cell office:value-type="float" office:value="-5.8000000000002494E-5" table:formula="of:=[.H17]-[.$G$5]" table:style-name="ce1">
            <text:p>-5.8E-05</text:p>
          </table:table-cell>
          <table:table-cell office:value-type="float" office:value="1.2900000000004574E-4" table:formula="of:=[.I17]-[.$G$5]" table:style-name="ce1">
            <text:p>0.000129</text:p>
          </table:table-cell>
          <table:table-cell office:value-type="float" office:value="1.2001299999999999" table:style-name="ce8">
            <text:p>1.20013</text:p>
          </table:table-cell>
          <table:table-cell office:value-type="float" office:value="-6.4532599999999997E-3" table:style-name="ce8">
            <text:p>-0.00645326</text:p>
          </table:table-cell>
          <table:table-cell office:value-type="float" office:value="1.0379299999999999E-2" table:style-name="ce8">
            <text:p>0.0103793</text:p>
          </table:table-cell>
          <table:table-cell table:number-columns-repeated="2"/>
          <table:table-cell table:style-name="ce1">
            <draw:frame draw:z-index="1" draw:id="id3" draw:style-name="a3" draw:name="Gráfico 1" svg:x="0.0744in" svg:y="0.18155in" svg:width="9.50893in" svg:height="3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16366"/>
        </table:table-row>
        <table:table-row table:style-name="ro2">
          <table:table-cell office:value-type="float" office:value="0.26" table:style-name="ce1">
            <text:p>0.26</text:p>
          </table:table-cell>
          <table:table-cell office:value-type="float" office:value="-1.3016E-2" table:style-name="ce1">
            <text:p>-0.013016</text:p>
          </table:table-cell>
          <table:table-cell office:value-type="float" office:value="-5.1570999999999999E-2" table:style-name="ce7">
            <text:p>-0.051571</text:p>
          </table:table-cell>
          <table:table-cell office:value-type="float" office:value="1.294E-3" table:style-name="ce7">
            <text:p>0.001294</text:p>
          </table:table-cell>
          <table:table-cell table:style-name="ce3"/>
          <table:table-cell office:value-type="float" office:value="1.30013" table:style-name="ce8">
            <text:p>1.30013</text:p>
          </table:table-cell>
          <table:table-cell office:value-type="float" office:value="0.65342999999999996" table:style-name="ce8">
            <text:p>0.65343</text:p>
          </table:table-cell>
          <table:table-cell office:value-type="float" office:value="0.654358" table:style-name="ce8">
            <text:p>0.654358</text:p>
          </table:table-cell>
          <table:table-cell office:value-type="float" office:value="0.65448799999999996" table:style-name="ce8">
            <text:p>0.654488</text:p>
          </table:table-cell>
          <table:table-cell office:value-type="float" office:value="-9.2700000000001115E-4" table:formula="of:=[.G18]-[.$G$5]" table:style-name="ce1">
            <text:p>-0.000927</text:p>
          </table:table-cell>
          <table:table-cell office:value-type="float" office:value="1.0000000000287557E-6" table:formula="of:=[.H18]-[.$G$5]" table:style-name="ce1">
            <text:p>1E-06</text:p>
          </table:table-cell>
          <table:table-cell office:value-type="float" office:value="1.3099999999999223E-4" table:formula="of:=[.I18]-[.$G$5]" table:style-name="ce1">
            <text:p>0.000131</text:p>
          </table:table-cell>
          <table:table-cell office:value-type="float" office:value="1.30013" table:style-name="ce8">
            <text:p>1.30013</text:p>
          </table:table-cell>
          <table:table-cell office:value-type="float" office:value="-1.001E-2" table:style-name="ce8">
            <text:p>-0.01001</text:p>
          </table:table-cell>
          <table:table-cell office:value-type="float" office:value="1.14006E-2" table:style-name="ce8">
            <text:p>0.0114006</text:p>
          </table:table-cell>
          <table:table-cell table:number-columns-repeated="16369"/>
        </table:table-row>
        <table:table-row table:style-name="ro2">
          <table:table-cell office:value-type="float" office:value="0.28000000000000003" table:style-name="ce1">
            <text:p>0.28</text:p>
          </table:table-cell>
          <table:table-cell office:value-type="float" office:value="-1.2708000000000001E-2" table:style-name="ce1">
            <text:p>-0.012708</text:p>
          </table:table-cell>
          <table:table-cell office:value-type="float" office:value="-5.1257999999999998E-2" table:style-name="ce7">
            <text:p>-0.051258</text:p>
          </table:table-cell>
          <table:table-cell office:value-type="float" office:value="1.3290000000000001E-3" table:style-name="ce7">
            <text:p>0.001329</text:p>
          </table:table-cell>
          <table:table-cell table:style-name="ce3"/>
          <table:table-cell office:value-type="float" office:value="1.4001300000000001" table:style-name="ce8">
            <text:p>1.40013</text:p>
          </table:table-cell>
          <table:table-cell office:value-type="float" office:value="0.65344999999999998" table:style-name="ce8">
            <text:p>0.65345</text:p>
          </table:table-cell>
          <table:table-cell office:value-type="float" office:value="0.65434599999999998" table:style-name="ce8">
            <text:p>0.654346</text:p>
          </table:table-cell>
          <table:table-cell office:value-type="float" office:value="0.65437100000000004" table:style-name="ce8">
            <text:p>0.654371</text:p>
          </table:table-cell>
          <table:table-cell office:value-type="float" office:value="-9.0699999999999115E-4" table:formula="of:=[.G19]-[.$G$5]" table:style-name="ce1">
            <text:p>-0.000907</text:p>
          </table:table-cell>
          <table:table-cell office:value-type="float" office:value="-1.0999999999983245E-5" table:formula="of:=[.H19]-[.$G$5]" table:style-name="ce1">
            <text:p>-1.1E-05</text:p>
          </table:table-cell>
          <table:table-cell office:value-type="float" office:value="1.4000000000069512E-5" table:formula="of:=[.I19]-[.$G$5]" table:style-name="ce1">
            <text:p>1.4E-05</text:p>
          </table:table-cell>
          <table:table-cell office:value-type="float" office:value="1.4001300000000001" table:style-name="ce8">
            <text:p>1.40013</text:p>
          </table:table-cell>
          <table:table-cell office:value-type="float" office:value="-1.08471E-2" table:style-name="ce8">
            <text:p>-0.0108471</text:p>
          </table:table-cell>
          <table:table-cell office:value-type="float" office:value="1.87861E-2" table:style-name="ce8">
            <text:p>0.0187861</text:p>
          </table:table-cell>
          <table:table-cell table:number-columns-repeated="16369"/>
        </table:table-row>
        <table:table-row table:style-name="ro2">
          <table:table-cell office:value-type="float" office:value="0.3" table:style-name="ce1">
            <text:p>0.3</text:p>
          </table:table-cell>
          <table:table-cell office:value-type="float" office:value="-1.2423E-2" table:style-name="ce1">
            <text:p>-0.012423</text:p>
          </table:table-cell>
          <table:table-cell office:value-type="float" office:value="-5.0958999999999997E-2" table:style-name="ce7">
            <text:p>-0.050959</text:p>
          </table:table-cell>
          <table:table-cell office:value-type="float" office:value="1.235E-3" table:style-name="ce7">
            <text:p>0.001235</text:p>
          </table:table-cell>
          <table:table-cell table:style-name="ce3"/>
          <table:table-cell office:value-type="float" office:value="1.5000500000000001" table:style-name="ce8">
            <text:p>1.50005</text:p>
          </table:table-cell>
          <table:table-cell office:value-type="float" office:value="0.65306900000000001" table:style-name="ce8">
            <text:p>0.653069</text:p>
          </table:table-cell>
          <table:table-cell office:value-type="float" office:value="0.65401399999999998" table:style-name="ce8">
            <text:p>0.654014</text:p>
          </table:table-cell>
          <table:table-cell office:value-type="float" office:value="0.65417899999999995" table:style-name="ce8">
            <text:p>0.654179</text:p>
          </table:table-cell>
          <table:table-cell office:value-type="float" office:value="-1.2879999999999558E-3" table:formula="of:=[.G20]-[.$G$5]" table:style-name="ce1">
            <text:p>-0.001288</text:p>
          </table:table-cell>
          <table:table-cell office:value-type="float" office:value="-3.4299999999998221E-4" table:formula="of:=[.H20]-[.$G$5]" table:style-name="ce1">
            <text:p>-0.000343</text:p>
          </table:table-cell>
          <table:table-cell office:value-type="float" office:value="-1.7800000000001148E-4" table:formula="of:=[.I20]-[.$G$5]" table:style-name="ce1">
            <text:p>-0.000178</text:p>
          </table:table-cell>
          <table:table-cell office:value-type="float" office:value="1.5000500000000001" table:style-name="ce8">
            <text:p>1.50005</text:p>
          </table:table-cell>
          <table:table-cell office:value-type="float" office:value="-1.0020100000000001E-2" table:style-name="ce8">
            <text:p>-0.0100201</text:p>
          </table:table-cell>
          <table:table-cell office:value-type="float" office:value="2.8521899999999999E-2" table:style-name="ce8">
            <text:p>0.0285219</text:p>
          </table:table-cell>
          <table:table-cell table:number-columns-repeated="16369"/>
        </table:table-row>
        <table:table-row table:style-name="ro2">
          <table:table-cell office:value-type="float" office:value="0.32" table:style-name="ce1">
            <text:p>0.32</text:p>
          </table:table-cell>
          <table:table-cell office:value-type="float" office:value="-1.217E-2" table:style-name="ce1">
            <text:p>-0.01217</text:p>
          </table:table-cell>
          <table:table-cell office:value-type="float" office:value="-5.0692000000000001E-2" table:style-name="ce7">
            <text:p>-0.050692</text:p>
          </table:table-cell>
          <table:table-cell office:value-type="float" office:value="1.0280000000000001E-3" table:style-name="ce7">
            <text:p>0.001028</text:p>
          </table:table-cell>
          <table:table-cell table:style-name="ce3"/>
          <table:table-cell office:value-type="float" office:value="1.6" table:style-name="ce8">
            <text:p>1.6</text:p>
          </table:table-cell>
          <table:table-cell office:value-type="float" office:value="0.65266800000000003" table:style-name="ce8">
            <text:p>0.652668</text:p>
          </table:table-cell>
          <table:table-cell office:value-type="float" office:value="0.65365799999999996" table:style-name="ce8">
            <text:p>0.653658</text:p>
          </table:table-cell>
          <table:table-cell office:value-type="float" office:value="0.65385599999999999" table:style-name="ce8">
            <text:p>0.653856</text:p>
          </table:table-cell>
          <table:table-cell office:value-type="float" office:value="-1.6889999999999405E-3" table:formula="of:=[.G21]-[.$G$5]" table:style-name="ce1">
            <text:p>-0.001689</text:p>
          </table:table-cell>
          <table:table-cell office:value-type="float" office:value="-6.9900000000000517E-4" table:formula="of:=[.H21]-[.$G$5]" table:style-name="ce1">
            <text:p>-0.000699</text:p>
          </table:table-cell>
          <table:table-cell office:value-type="float" office:value="-5.0099999999997369E-4" table:formula="of:=[.I21]-[.$G$5]" table:style-name="ce1">
            <text:p>-0.000501</text:p>
          </table:table-cell>
          <table:table-cell office:value-type="float" office:value="1.6" table:style-name="ce8">
            <text:p>1.6</text:p>
          </table:table-cell>
          <table:table-cell office:value-type="float" office:value="-6.0536599999999998E-3" table:style-name="ce8">
            <text:p>-0.00605366</text:p>
          </table:table-cell>
          <table:table-cell office:value-type="float" office:value="2.5147300000000001E-2" table:style-name="ce8">
            <text:p>0.0251473</text:p>
          </table:table-cell>
          <table:table-cell table:number-columns-repeated="16369"/>
        </table:table-row>
        <table:table-row table:style-name="ro2">
          <table:table-cell office:value-type="float" office:value="0.34" table:style-name="ce1">
            <text:p>0.34</text:p>
          </table:table-cell>
          <table:table-cell office:value-type="float" office:value="-1.1955E-2" table:style-name="ce1">
            <text:p>-0.011955</text:p>
          </table:table-cell>
          <table:table-cell office:value-type="float" office:value="-5.0472000000000003E-2" table:style-name="ce7">
            <text:p>-0.050472</text:p>
          </table:table-cell>
          <table:table-cell office:value-type="float" office:value="7.2599999999999997E-4" table:style-name="ce7">
            <text:p>0.000726</text:p>
          </table:table-cell>
          <table:table-cell table:style-name="ce3"/>
          <table:table-cell office:value-type="float" office:value="1.70001" table:style-name="ce8">
            <text:p>1.70001</text:p>
          </table:table-cell>
          <table:table-cell office:value-type="float" office:value="0.652227" table:style-name="ce8">
            <text:p>0.652227</text:p>
          </table:table-cell>
          <table:table-cell office:value-type="float" office:value="0.65354800000000002" table:style-name="ce8">
            <text:p>0.653548</text:p>
          </table:table-cell>
          <table:table-cell office:value-type="float" office:value="0.65369200000000005" table:style-name="ce8">
            <text:p>0.653692</text:p>
          </table:table-cell>
          <table:table-cell office:value-type="float" office:value="-2.1299999999999653E-3" table:formula="of:=[.G22]-[.$G$5]" table:style-name="ce1">
            <text:p>-0.00213</text:p>
          </table:table-cell>
          <table:table-cell office:value-type="float" office:value="-8.0899999999994865E-4" table:formula="of:=[.H22]-[.$G$5]" table:style-name="ce1">
            <text:p>-0.000809</text:p>
          </table:table-cell>
          <table:table-cell office:value-type="float" office:value="-6.6499999999991566E-4" table:formula="of:=[.I22]-[.$G$5]" table:style-name="ce1">
            <text:p>-0.000665</text:p>
          </table:table-cell>
          <table:table-cell office:value-type="float" office:value="1.70001" table:style-name="ce8">
            <text:p>1.70001</text:p>
          </table:table-cell>
          <table:table-cell office:value-type="float" office:value="-6.39188E-3" table:style-name="ce8">
            <text:p>-0.00639188</text:p>
          </table:table-cell>
          <table:table-cell office:value-type="float" office:value="6.2552299999999996E-3" table:style-name="ce8">
            <text:p>0.00625523</text:p>
          </table:table-cell>
          <table:table-cell table:number-columns-repeated="16369"/>
        </table:table-row>
        <table:table-row table:style-name="ro2">
          <table:table-cell office:value-type="float" office:value="0.36" table:style-name="ce1">
            <text:p>0.36</text:p>
          </table:table-cell>
          <table:table-cell office:value-type="float" office:value="-1.1785E-2" table:style-name="ce1">
            <text:p>-0.011785</text:p>
          </table:table-cell>
          <table:table-cell office:value-type="float" office:value="-5.0312000000000003E-2" table:style-name="ce7">
            <text:p>-0.050312</text:p>
          </table:table-cell>
          <table:table-cell office:value-type="float" office:value="3.5E-4" table:style-name="ce7">
            <text:p>0.00035</text:p>
          </table:table-cell>
          <table:table-cell table:style-name="ce3"/>
          <table:table-cell office:value-type="float" office:value="1.8000700000000001" table:style-name="ce8">
            <text:p>1.80007</text:p>
          </table:table-cell>
          <table:table-cell office:value-type="float" office:value="0.65170700000000004" table:style-name="ce8">
            <text:p>0.651707</text:p>
          </table:table-cell>
          <table:table-cell office:value-type="float" office:value="0.65345399999999998" table:style-name="ce8">
            <text:p>0.653454</text:p>
          </table:table-cell>
          <table:table-cell office:value-type="float" office:value="0.65377399999999997" table:style-name="ce8">
            <text:p>0.653774</text:p>
          </table:table-cell>
          <table:table-cell office:value-type="float" office:value="-2.6499999999999302E-3" table:formula="of:=[.G23]-[.$G$5]" table:style-name="ce1">
            <text:p>-0.00265</text:p>
          </table:table-cell>
          <table:table-cell office:value-type="float" office:value="-9.0299999999998715E-4" table:formula="of:=[.H23]-[.$G$5]" table:style-name="ce1">
            <text:p>-0.000903</text:p>
          </table:table-cell>
          <table:table-cell office:value-type="float" office:value="-5.8300000000000018E-4" table:formula="of:=[.I23]-[.$G$5]" table:style-name="ce1">
            <text:p>-0.000583</text:p>
          </table:table-cell>
          <table:table-cell office:value-type="float" office:value="1.8000700000000001" table:style-name="ce8">
            <text:p>1.80007</text:p>
          </table:table-cell>
          <table:table-cell office:value-type="float" office:value="-7.4868599999999997E-3" table:style-name="ce8">
            <text:p>-0.00748686</text:p>
          </table:table-cell>
          <table:table-cell office:value-type="float" office:value="-4.8231200000000002E-3" table:style-name="ce8">
            <text:p>-0.00482312</text:p>
          </table:table-cell>
          <table:table-cell table:number-columns-repeated="16369"/>
        </table:table-row>
        <table:table-row table:style-name="ro2">
          <table:table-cell office:value-type="float" office:value="0.38" table:style-name="ce1">
            <text:p>0.38</text:p>
          </table:table-cell>
          <table:table-cell office:value-type="float" office:value="-1.1665999999999999E-2" table:style-name="ce1">
            <text:p>-0.011666</text:p>
          </table:table-cell>
          <table:table-cell office:value-type="float" office:value="-5.0221000000000002E-2" table:style-name="ce7">
            <text:p>-0.050221</text:p>
          </table:table-cell>
          <table:table-cell office:value-type="float" office:value="-8.0000000000000007E-5" table:style-name="ce7">
            <text:p>-0.00008</text:p>
          </table:table-cell>
          <table:table-cell table:style-name="ce3"/>
          <table:table-cell office:value-type="float" office:value="1.9000300000000001" table:style-name="ce8">
            <text:p>1.90003</text:p>
          </table:table-cell>
          <table:table-cell office:value-type="float" office:value="0.65099499999999999" table:style-name="ce8">
            <text:p>0.650995</text:p>
          </table:table-cell>
          <table:table-cell office:value-type="float" office:value="0.65325699999999998" table:style-name="ce8">
            <text:p>0.653257</text:p>
          </table:table-cell>
          <table:table-cell office:value-type="float" office:value="0.65366500000000005" table:style-name="ce8">
            <text:p>0.653665</text:p>
          </table:table-cell>
          <table:table-cell office:value-type="float" office:value="-3.3619999999999761E-3" table:formula="of:=[.G24]-[.$G$5]" table:style-name="ce1">
            <text:p>-0.003362</text:p>
          </table:table-cell>
          <table:table-cell office:value-type="float" office:value="-1.0999999999999899E-3" table:formula="of:=[.H24]-[.$G$5]" table:style-name="ce1">
            <text:p>-0.0011</text:p>
          </table:table-cell>
          <table:table-cell office:value-type="float" office:value="-6.9199999999991491E-4" table:formula="of:=[.I24]-[.$G$5]" table:style-name="ce1">
            <text:p>-0.000692</text:p>
          </table:table-cell>
          <table:table-cell office:value-type="float" office:value="1.9000300000000001" table:style-name="ce8">
            <text:p>1.90003</text:p>
          </table:table-cell>
          <table:table-cell office:value-type="float" office:value="-1.21703E-2" table:style-name="ce8">
            <text:p>-0.0121703</text:p>
          </table:table-cell>
          <table:table-cell office:value-type="float" office:value="4.0298799999999996E-3" table:style-name="ce8">
            <text:p>0.00402988</text:p>
          </table:table-cell>
          <table:table-cell table:number-columns-repeated="16369"/>
        </table:table-row>
        <table:table-row table:style-name="ro2">
          <table:table-cell office:value-type="float" office:value="0.4" table:style-name="ce1">
            <text:p>0.4</text:p>
          </table:table-cell>
          <table:table-cell office:value-type="float" office:value="-1.1601E-2" table:style-name="ce1">
            <text:p>-0.011601</text:p>
          </table:table-cell>
          <table:table-cell office:value-type="float" office:value="-5.0208000000000003E-2" table:style-name="ce7">
            <text:p>-0.050208</text:p>
          </table:table-cell>
          <table:table-cell office:value-type="float" office:value="-5.4100000000000003E-4" table:style-name="ce7">
            <text:p>-0.000541</text:p>
          </table:table-cell>
          <table:table-cell table:style-name="ce3"/>
          <table:table-cell office:value-type="float" office:value="2.0000499999999999" table:style-name="ce8">
            <text:p>2.00005</text:p>
          </table:table-cell>
          <table:table-cell office:value-type="float" office:value="0.65011300000000005" table:style-name="ce8">
            <text:p>0.650113</text:p>
          </table:table-cell>
          <table:table-cell office:value-type="float" office:value="0.65272399999999997" table:style-name="ce8">
            <text:p>0.652724</text:p>
          </table:table-cell>
          <table:table-cell office:value-type="float" office:value="0.65314499999999998" table:style-name="ce8">
            <text:p>0.653145</text:p>
          </table:table-cell>
          <table:table-cell office:value-type="float" office:value="-4.2439999999999145E-3" table:formula="of:=[.G25]-[.$G$5]" table:style-name="ce1">
            <text:p>-0.004244</text:p>
          </table:table-cell>
          <table:table-cell office:value-type="float" office:value="-1.6329999999999956E-3" table:formula="of:=[.H25]-[.$G$5]" table:style-name="ce1">
            <text:p>-0.001633</text:p>
          </table:table-cell>
          <table:table-cell office:value-type="float" office:value="-1.2119999999999909E-3" table:formula="of:=[.I25]-[.$G$5]" table:style-name="ce1">
            <text:p>-0.001212</text:p>
          </table:table-cell>
          <table:table-cell office:value-type="float" office:value="2.0000499999999999" table:style-name="ce8">
            <text:p>2.00005</text:p>
          </table:table-cell>
          <table:table-cell office:value-type="float" office:value="-1.6902500000000001E-2" table:style-name="ce8">
            <text:p>-0.0169025</text:p>
          </table:table-cell>
          <table:table-cell office:value-type="float" office:value="8.5925900000000006E-3" table:style-name="ce8">
            <text:p>0.00859259</text:p>
          </table:table-cell>
          <table:table-cell table:number-columns-repeated="16369"/>
        </table:table-row>
        <table:table-row table:style-name="ro2">
          <table:table-cell office:value-type="float" office:value="0.42" table:style-name="ce1">
            <text:p>0.42</text:p>
          </table:table-cell>
          <table:table-cell office:value-type="float" office:value="-1.1594E-2" table:style-name="ce1">
            <text:p>-0.011594</text:p>
          </table:table-cell>
          <table:table-cell office:value-type="float" office:value="-5.0275E-2" table:style-name="ce7">
            <text:p>-0.050275</text:p>
          </table:table-cell>
          <table:table-cell office:value-type="float" office:value="-1.01E-3" table:style-name="ce7">
            <text:p>-0.00101</text:p>
          </table:table-cell>
          <table:table-cell table:style-name="ce3"/>
          <table:table-cell office:value-type="float" office:value="2.1000800000000002" table:style-name="ce8">
            <text:p>2.10008</text:p>
          </table:table-cell>
          <table:table-cell office:value-type="float" office:value="0.649119" table:style-name="ce8">
            <text:p>0.649119</text:p>
          </table:table-cell>
          <table:table-cell office:value-type="float" office:value="0.65209300000000003" table:style-name="ce8">
            <text:p>0.652093</text:p>
          </table:table-cell>
          <table:table-cell office:value-type="float" office:value="0.65240900000000002" table:style-name="ce8">
            <text:p>0.652409</text:p>
          </table:table-cell>
          <table:table-cell office:value-type="float" office:value="-5.2379999999999649E-3" table:formula="of:=[.G26]-[.$G$5]" table:style-name="ce1">
            <text:p>-0.005238</text:p>
          </table:table-cell>
          <table:table-cell office:value-type="float" office:value="-2.2639999999999327E-3" table:formula="of:=[.H26]-[.$G$5]" table:style-name="ce1">
            <text:p>-0.002264</text:p>
          </table:table-cell>
          <table:table-cell office:value-type="float" office:value="-1.9479999999999498E-3" table:formula="of:=[.I26]-[.$G$5]" table:style-name="ce1">
            <text:p>-0.001948</text:p>
          </table:table-cell>
          <table:table-cell office:value-type="float" office:value="2.1000800000000002" table:style-name="ce8">
            <text:p>2.10008</text:p>
          </table:table-cell>
          <table:table-cell office:value-type="float" office:value="-1.9324999999999998E-2" table:style-name="ce8">
            <text:p>-0.019325</text:p>
          </table:table-cell>
          <table:table-cell office:value-type="float" office:value="-6.0044E-3" table:style-name="ce8">
            <text:p>-0.0060044</text:p>
          </table:table-cell>
          <table:table-cell table:number-columns-repeated="16369"/>
        </table:table-row>
        <table:table-row table:style-name="ro2">
          <table:table-cell office:value-type="float" office:value="0.44" table:style-name="ce1">
            <text:p>0.44</text:p>
          </table:table-cell>
          <table:table-cell office:value-type="float" office:value="-1.1645000000000001E-2" table:style-name="ce1">
            <text:p>-0.011645</text:p>
          </table:table-cell>
          <table:table-cell office:value-type="float" office:value="-5.0423999999999997E-2" table:style-name="ce7">
            <text:p>-0.050424</text:p>
          </table:table-cell>
          <table:table-cell office:value-type="float" office:value="-1.4630000000000001E-3" table:style-name="ce7">
            <text:p>-0.001463</text:p>
          </table:table-cell>
          <table:table-cell table:style-name="ce3"/>
          <table:table-cell office:value-type="float" office:value="2.2000999999999999" table:style-name="ce8">
            <text:p>2.2001</text:p>
          </table:table-cell>
          <table:table-cell office:value-type="float" office:value="0.64826899999999998" table:style-name="ce8">
            <text:p>0.648269</text:p>
          </table:table-cell>
          <table:table-cell office:value-type="float" office:value="0.65154699999999999" table:style-name="ce8">
            <text:p>0.651547</text:p>
          </table:table-cell>
          <table:table-cell office:value-type="float" office:value="0.65202800000000005" table:style-name="ce8">
            <text:p>0.652028</text:p>
          </table:table-cell>
          <table:table-cell office:value-type="float" office:value="-6.0879999999999823E-3" table:formula="of:=[.G27]-[.$G$5]" table:style-name="ce1">
            <text:p>-0.006088</text:p>
          </table:table-cell>
          <table:table-cell office:value-type="float" office:value="-2.8099999999999792E-3" table:formula="of:=[.H27]-[.$G$5]" table:style-name="ce1">
            <text:p>-0.00281</text:p>
          </table:table-cell>
          <table:table-cell office:value-type="float" office:value="-2.3289999999999145E-3" table:formula="of:=[.I27]-[.$G$5]" table:style-name="ce1">
            <text:p>-0.002329</text:p>
          </table:table-cell>
          <table:table-cell office:value-type="float" office:value="2.2000999999999999" table:style-name="ce8">
            <text:p>2.2001</text:p>
          </table:table-cell>
          <table:table-cell office:value-type="float" office:value="-1.9161399999999999E-2" table:style-name="ce8">
            <text:p>-0.0191614</text:p>
          </table:table-cell>
          <table:table-cell office:value-type="float" office:value="-2.3424E-2" table:style-name="ce8">
            <text:p>-0.023424</text:p>
          </table:table-cell>
          <table:table-cell table:number-columns-repeated="16369"/>
        </table:table-row>
        <table:table-row table:style-name="ro3">
          <table:table-cell office:value-type="float" office:value="0.46" table:style-name="ce1">
            <text:p>0.46</text:p>
          </table:table-cell>
          <table:table-cell office:value-type="float" office:value="-1.1755E-2" table:style-name="ce1">
            <text:p>-0.011755</text:p>
          </table:table-cell>
          <table:table-cell office:value-type="float" office:value="-5.0652999999999997E-2" table:style-name="ce7">
            <text:p>-0.050653</text:p>
          </table:table-cell>
          <table:table-cell office:value-type="float" office:value="-1.8779999999999999E-3" table:style-name="ce7">
            <text:p>-0.001878</text:p>
          </table:table-cell>
          <table:table-cell table:style-name="ce3"/>
          <table:table-cell office:value-type="float" office:value="2.30003" table:style-name="ce8">
            <text:p>2.30003</text:p>
          </table:table-cell>
          <table:table-cell office:value-type="float" office:value="0.64761400000000002" table:style-name="ce8">
            <text:p>0.647614</text:p>
          </table:table-cell>
          <table:table-cell office:value-type="float" office:value="0.65103299999999997" table:style-name="ce8">
            <text:p>0.651033</text:p>
          </table:table-cell>
          <table:table-cell office:value-type="float" office:value="0.652227" table:style-name="ce8">
            <text:p>0.652227</text:p>
          </table:table-cell>
          <table:table-cell office:value-type="float" office:value="-6.7429999999999435E-3" table:formula="of:=[.G28]-[.$G$5]" table:style-name="ce1">
            <text:p>-0.006743</text:p>
          </table:table-cell>
          <table:table-cell office:value-type="float" office:value="-3.3239999999999936E-3" table:formula="of:=[.H28]-[.$G$5]" table:style-name="ce1">
            <text:p>-0.003324</text:p>
          </table:table-cell>
          <table:table-cell office:value-type="float" office:value="-2.1299999999999653E-3" table:formula="of:=[.I28]-[.$G$5]" table:style-name="ce1">
            <text:p>-0.00213</text:p>
          </table:table-cell>
          <table:table-cell office:value-type="float" office:value="2.30003" table:style-name="ce8">
            <text:p>2.30003</text:p>
          </table:table-cell>
          <table:table-cell office:value-type="float" office:value="-1.5008000000000001E-2" table:style-name="ce8">
            <text:p>-0.015008</text:p>
          </table:table-cell>
          <table:table-cell office:value-type="float" office:value="-1.7817300000000001E-2" table:style-name="ce8">
            <text:p>-0.0178173</text:p>
          </table:table-cell>
          <table:table-cell table:number-columns-repeated="16369"/>
        </table:table-row>
        <table:table-row table:style-name="ro3">
          <table:table-cell office:value-type="float" office:value="0.48" table:style-name="ce1">
            <text:p>0.48</text:p>
          </table:table-cell>
          <table:table-cell office:value-type="float" office:value="-1.1920999999999999E-2" table:style-name="ce1">
            <text:p>-0.011921</text:p>
          </table:table-cell>
          <table:table-cell office:value-type="float" office:value="-5.0955E-2" table:style-name="ce7">
            <text:p>-0.050955</text:p>
          </table:table-cell>
          <table:table-cell office:value-type="float" office:value="-2.2300000000000002E-3" table:style-name="ce7">
            <text:p>-0.00223</text:p>
          </table:table-cell>
          <table:table-cell table:style-name="ce3"/>
          <table:table-cell office:value-type="float" office:value="2.4000599999999999" table:style-name="ce8">
            <text:p>2.40006</text:p>
          </table:table-cell>
          <table:table-cell office:value-type="float" office:value="0.64714700000000003" table:style-name="ce8">
            <text:p>0.647147</text:p>
          </table:table-cell>
          <table:table-cell office:value-type="float" office:value="0.65040200000000004" table:style-name="ce8">
            <text:p>0.650402</text:p>
          </table:table-cell>
          <table:table-cell office:value-type="float" office:value="0.65246400000000004" table:style-name="ce8">
            <text:p>0.652464</text:p>
          </table:table-cell>
          <table:table-cell office:value-type="float" office:value="-7.2099999999999387E-3" table:formula="of:=[.G29]-[.$G$5]" table:style-name="ce1">
            <text:p>-0.00721</text:p>
          </table:table-cell>
          <table:table-cell office:value-type="float" office:value="-3.9549999999999308E-3" table:formula="of:=[.H29]-[.$G$5]" table:style-name="ce1">
            <text:p>-0.003955</text:p>
          </table:table-cell>
          <table:table-cell office:value-type="float" office:value="-1.8929999999999225E-3" table:formula="of:=[.I29]-[.$G$5]" table:style-name="ce1">
            <text:p>-0.001893</text:p>
          </table:table-cell>
          <table:table-cell office:value-type="float" office:value="2.4000599999999999" table:style-name="ce8">
            <text:p>2.40006</text:p>
          </table:table-cell>
          <table:table-cell office:value-type="float" office:value="-1.1116600000000001E-2" table:style-name="ce8">
            <text:p>-0.0111166</text:p>
          </table:table-cell>
          <table:table-cell office:value-type="float" office:value="1.0816700000000001E-3" table:style-name="ce8">
            <text:p>0.00108167</text:p>
          </table:table-cell>
          <table:table-cell table:number-columns-repeated="16369"/>
        </table:table-row>
        <table:table-row table:style-name="ro3">
          <table:table-cell office:value-type="float" office:value="0.5" table:style-name="ce1">
            <text:p>0.5</text:p>
          </table:table-cell>
          <table:table-cell office:value-type="float" office:value="-1.2141000000000001E-2" table:style-name="ce1">
            <text:p>-0.012141</text:p>
          </table:table-cell>
          <table:table-cell office:value-type="float" office:value="-5.1320999999999999E-2" table:style-name="ce7">
            <text:p>-0.051321</text:p>
          </table:table-cell>
          <table:table-cell office:value-type="float" office:value="-2.4979999999999998E-3" table:style-name="ce7">
            <text:p>-0.002498</text:p>
          </table:table-cell>
          <table:table-cell table:style-name="ce3"/>
          <table:table-cell office:value-type="float" office:value="2.50013" table:style-name="ce8">
            <text:p>2.50013</text:p>
          </table:table-cell>
          <table:table-cell office:value-type="float" office:value="0.64699600000000002" table:style-name="ce8">
            <text:p>0.646996</text:p>
          </table:table-cell>
          <table:table-cell office:value-type="float" office:value="0.64962399999999998" table:style-name="ce8">
            <text:p>0.649624</text:p>
          </table:table-cell>
          <table:table-cell office:value-type="float" office:value="0.65243200000000001" table:style-name="ce8">
            <text:p>0.652432</text:p>
          </table:table-cell>
          <table:table-cell office:value-type="float" office:value="-7.3609999999999509E-3" table:formula="of:=[.G30]-[.$G$5]" table:style-name="ce1">
            <text:p>-0.007361</text:p>
          </table:table-cell>
          <table:table-cell office:value-type="float" office:value="-4.7329999999999872E-3" table:formula="of:=[.H30]-[.$G$5]" table:style-name="ce1">
            <text:p>-0.004733</text:p>
          </table:table-cell>
          <table:table-cell office:value-type="float" office:value="-1.9249999999999545E-3" table:formula="of:=[.I30]-[.$G$5]" table:style-name="ce1">
            <text:p>-0.001925</text:p>
          </table:table-cell>
          <table:table-cell office:value-type="float" office:value="2.50013" table:style-name="ce8">
            <text:p>2.50013</text:p>
          </table:table-cell>
          <table:table-cell office:value-type="float" office:value="-1.14599E-2" table:style-name="ce8">
            <text:p>-0.0114599</text:p>
          </table:table-cell>
          <table:table-cell office:value-type="float" office:value="1.0263400000000001E-2" table:style-name="ce8">
            <text:p>0.0102634</text:p>
          </table:table-cell>
          <table:table-cell table:number-columns-repeated="16369"/>
        </table:table-row>
        <table:table-row table:style-name="ro3">
          <table:table-cell office:value-type="float" office:value="0.52" table:style-name="ce1">
            <text:p>0.52</text:p>
          </table:table-cell>
          <table:table-cell office:value-type="float" office:value="-1.2409999999999999E-2" table:style-name="ce1">
            <text:p>-0.01241</text:p>
          </table:table-cell>
          <table:table-cell office:value-type="float" office:value="-5.1740000000000001E-2" table:style-name="ce7">
            <text:p>-0.05174</text:p>
          </table:table-cell>
          <table:table-cell office:value-type="float" office:value="-2.66E-3" table:style-name="ce7">
            <text:p>-0.00266</text:p>
          </table:table-cell>
          <table:table-cell table:style-name="ce3"/>
          <table:table-cell office:value-type="float" office:value="2.6000399999999999" table:style-name="ce8">
            <text:p>2.60004</text:p>
          </table:table-cell>
          <table:table-cell office:value-type="float" office:value="0.64761100000000005" table:style-name="ce8">
            <text:p>0.647611</text:p>
          </table:table-cell>
          <table:table-cell office:value-type="float" office:value="0.64883900000000005" table:style-name="ce8">
            <text:p>0.648839</text:p>
          </table:table-cell>
          <table:table-cell office:value-type="float" office:value="0.65212999999999999" table:style-name="ce8">
            <text:p>0.65213</text:p>
          </table:table-cell>
          <table:table-cell office:value-type="float" office:value="-6.7459999999999187E-3" table:formula="of:=[.G31]-[.$G$5]" table:style-name="ce1">
            <text:p>-0.006746</text:p>
          </table:table-cell>
          <table:table-cell office:value-type="float" office:value="-5.5179999999999119E-3" table:formula="of:=[.H31]-[.$G$5]" table:style-name="ce1">
            <text:p>-0.005518</text:p>
          </table:table-cell>
          <table:table-cell office:value-type="float" office:value="-2.226999999999979E-3" table:formula="of:=[.I31]-[.$G$5]" table:style-name="ce1">
            <text:p>-0.002227</text:p>
          </table:table-cell>
          <table:table-cell office:value-type="float" office:value="2.6000399999999999" table:style-name="ce8">
            <text:p>2.60004</text:p>
          </table:table-cell>
          <table:table-cell office:value-type="float" office:value="-1.3845700000000001E-2" table:style-name="ce8">
            <text:p>-0.0138457</text:p>
          </table:table-cell>
          <table:table-cell office:value-type="float" office:value="5.9001399999999999E-3" table:style-name="ce8">
            <text:p>0.00590014</text:p>
          </table:table-cell>
          <table:table-cell table:number-columns-repeated="16369"/>
        </table:table-row>
        <table:table-row table:style-name="ro3">
          <table:table-cell office:value-type="float" office:value="0.54" table:style-name="ce1">
            <text:p>0.54</text:p>
          </table:table-cell>
          <table:table-cell office:value-type="float" office:value="-1.2722000000000001E-2" table:style-name="ce1">
            <text:p>-0.012722</text:p>
          </table:table-cell>
          <table:table-cell office:value-type="float" office:value="-5.2195999999999999E-2" table:style-name="ce7">
            <text:p>-0.052196</text:p>
          </table:table-cell>
          <table:table-cell office:value-type="float" office:value="-2.696E-3" table:style-name="ce7">
            <text:p>-0.002696</text:p>
          </table:table-cell>
          <table:table-cell table:style-name="ce3"/>
          <table:table-cell office:value-type="float" office:value="2.7000600000000001" table:style-name="ce8">
            <text:p>2.70006</text:p>
          </table:table-cell>
          <table:table-cell office:value-type="float" office:value="0.64933399999999997" table:style-name="ce8">
            <text:p>0.649334</text:p>
          </table:table-cell>
          <table:table-cell office:value-type="float" office:value="0.64829800000000004" table:style-name="ce8">
            <text:p>0.648298</text:p>
          </table:table-cell>
          <table:table-cell office:value-type="float" office:value="0.65156400000000003" table:style-name="ce8">
            <text:p>0.651564</text:p>
          </table:table-cell>
          <table:table-cell office:value-type="float" office:value="-5.0229999999999997E-3" table:formula="of:=[.G32]-[.$G$5]" table:style-name="ce1">
            <text:p>-0.005023</text:p>
          </table:table-cell>
          <table:table-cell office:value-type="float" office:value="-6.0589999999999256E-3" table:formula="of:=[.H32]-[.$G$5]" table:style-name="ce1">
            <text:p>-0.006059</text:p>
          </table:table-cell>
          <table:table-cell office:value-type="float" office:value="-2.7929999999999344E-3" table:formula="of:=[.I32]-[.$G$5]" table:style-name="ce1">
            <text:p>-0.002793</text:p>
          </table:table-cell>
          <table:table-cell office:value-type="float" office:value="2.7000600000000001" table:style-name="ce8">
            <text:p>2.70006</text:p>
          </table:table-cell>
          <table:table-cell office:value-type="float" office:value="-1.76341E-2" table:style-name="ce8">
            <text:p>-0.0176341</text:p>
          </table:table-cell>
          <table:table-cell office:value-type="float" office:value="-1.7596000000000001E-3" table:style-name="ce8">
            <text:p>-0.0017596</text:p>
          </table:table-cell>
          <table:table-cell table:number-columns-repeated="16369"/>
        </table:table-row>
        <table:table-row table:style-name="ro3">
          <table:table-cell office:value-type="float" office:value="0.56000000000000005" table:style-name="ce1">
            <text:p>0.56</text:p>
          </table:table-cell>
          <table:table-cell office:value-type="float" office:value="-1.3068E-2" table:style-name="ce1">
            <text:p>-0.013068</text:p>
          </table:table-cell>
          <table:table-cell office:value-type="float" office:value="-5.2671999999999997E-2" table:style-name="ce7">
            <text:p>-0.052672</text:p>
          </table:table-cell>
          <table:table-cell office:value-type="float" office:value="-2.588E-3" table:style-name="ce7">
            <text:p>-0.002588</text:p>
          </table:table-cell>
          <table:table-cell table:style-name="ce3"/>
          <table:table-cell office:value-type="float" office:value="2.80002" table:style-name="ce8">
            <text:p>2.80002</text:p>
          </table:table-cell>
          <table:table-cell office:value-type="float" office:value="0.65225200000000005" table:style-name="ce8">
            <text:p>0.652252</text:p>
          </table:table-cell>
          <table:table-cell office:value-type="float" office:value="0.64796399999999998" table:style-name="ce8">
            <text:p>0.647964</text:p>
          </table:table-cell>
          <table:table-cell office:value-type="float" office:value="0.65087300000000003" table:style-name="ce8">
            <text:p>0.650873</text:p>
          </table:table-cell>
          <table:table-cell office:value-type="float" office:value="-2.1049999999999125E-3" table:formula="of:=[.G33]-[.$G$5]" table:style-name="ce1">
            <text:p>-0.002105</text:p>
          </table:table-cell>
          <table:table-cell office:value-type="float" office:value="-6.392999999999982E-3" table:formula="of:=[.H33]-[.$G$5]" table:style-name="ce1">
            <text:p>-0.006393</text:p>
          </table:table-cell>
          <table:table-cell office:value-type="float" office:value="-3.4839999999999316E-3" table:formula="of:=[.I33]-[.$G$5]" table:style-name="ce1">
            <text:p>-0.003484</text:p>
          </table:table-cell>
          <table:table-cell office:value-type="float" office:value="2.80002" table:style-name="ce8">
            <text:p>2.80002</text:p>
          </table:table-cell>
          <table:table-cell office:value-type="float" office:value="-1.9797700000000001E-2" table:style-name="ce8">
            <text:p>-0.0197977</text:p>
          </table:table-cell>
          <table:table-cell office:value-type="float" office:value="-2.3535299999999999E-4" table:style-name="ce8">
            <text:p>-0.000235353</text:p>
          </table:table-cell>
          <table:table-cell table:number-columns-repeated="2"/>
          <table:table-cell table:style-name="ce1">
            <draw:frame draw:z-index="2" draw:id="id4" draw:style-name="a4" draw:name="Gráfico 2" svg:x="0.00595in" svg:y="0.06696in" svg:width="9.97322in" svg:height="3in" style:rel-width="scale" style:rel-height="scale">
              <draw:object xlink:href="Object 5/" xlink:type="simple" xlink:show="embed" xlink:actuate="onLoad"/>
              <svg:title/>
              <svg:desc/>
            </draw:frame>
          </table:table-cell>
          <table:table-cell table:number-columns-repeated="16366"/>
        </table:table-row>
        <table:table-row table:style-name="ro3">
          <table:table-cell office:value-type="float" office:value="0.57999999999999996" table:style-name="ce1">
            <text:p>0.58</text:p>
          </table:table-cell>
          <table:table-cell office:value-type="float" office:value="-1.3442000000000001E-2" table:style-name="ce1">
            <text:p>-0.013442</text:p>
          </table:table-cell>
          <table:table-cell office:value-type="float" office:value="-5.3148000000000001E-2" table:style-name="ce7">
            <text:p>-0.053148</text:p>
          </table:table-cell>
          <table:table-cell office:value-type="float" office:value="-2.3210000000000001E-3" table:style-name="ce7">
            <text:p>-0.002321</text:p>
          </table:table-cell>
          <table:table-cell table:style-name="ce3"/>
          <table:table-cell office:value-type="float" office:value="2.9001199999999998" table:style-name="ce8">
            <text:p>2.90012</text:p>
          </table:table-cell>
          <table:table-cell office:value-type="float" office:value="0.65630100000000002" table:style-name="ce8">
            <text:p>0.656301</text:p>
          </table:table-cell>
          <table:table-cell office:value-type="float" office:value="0.64804200000000001" table:style-name="ce8">
            <text:p>0.648042</text:p>
          </table:table-cell>
          <table:table-cell office:value-type="float" office:value="0.65020299999999998" table:style-name="ce8">
            <text:p>0.650203</text:p>
          </table:table-cell>
          <table:table-cell office:value-type="float" office:value="1.9440000000000568E-3" table:formula="of:=[.G34]-[.$G$5]" table:style-name="ce1">
            <text:p>0.001944</text:p>
          </table:table-cell>
          <table:table-cell office:value-type="float" office:value="-6.3149999999999595E-3" table:formula="of:=[.H34]-[.$G$5]" table:style-name="ce1">
            <text:p>-0.006315</text:p>
          </table:table-cell>
          <table:table-cell office:value-type="float" office:value="-4.153999999999991E-3" table:formula="of:=[.I34]-[.$G$5]" table:style-name="ce1">
            <text:p>-0.004154</text:p>
          </table:table-cell>
          <table:table-cell office:value-type="float" office:value="2.9001199999999998" table:style-name="ce8">
            <text:p>2.90012</text:p>
          </table:table-cell>
          <table:table-cell office:value-type="float" office:value="-2.0496299999999999E-2" table:style-name="ce8">
            <text:p>-0.0204963</text:p>
          </table:table-cell>
          <table:table-cell office:value-type="float" office:value="4.6963899999999999E-3" table:style-name="ce8">
            <text:p>0.00469639</text:p>
          </table:table-cell>
          <table:table-cell table:number-columns-repeated="16369"/>
        </table:table-row>
        <table:table-row table:style-name="ro3">
          <table:table-cell office:value-type="float" office:value="0.6" table:style-name="ce1">
            <text:p>0.6</text:p>
          </table:table-cell>
          <table:table-cell office:value-type="float" office:value="-1.3832000000000001E-2" table:style-name="ce1">
            <text:p>-0.013832</text:p>
          </table:table-cell>
          <table:table-cell office:value-type="float" office:value="-5.3600000000000002E-2" table:style-name="ce7">
            <text:p>-0.0536</text:p>
          </table:table-cell>
          <table:table-cell office:value-type="float" office:value="-1.8810000000000001E-3" table:style-name="ce7">
            <text:p>-0.001881</text:p>
          </table:table-cell>
          <table:table-cell table:style-name="ce3"/>
          <table:table-cell office:value-type="float" office:value="3.0001000000000002" table:style-name="ce8">
            <text:p>3.0001</text:p>
          </table:table-cell>
          <table:table-cell office:value-type="float" office:value="0.66164900000000004" table:style-name="ce8">
            <text:p>0.661649</text:p>
          </table:table-cell>
          <table:table-cell office:value-type="float" office:value="0.64885599999999999" table:style-name="ce8">
            <text:p>0.648856</text:p>
          </table:table-cell>
          <table:table-cell office:value-type="float" office:value="0.64971599999999996" table:style-name="ce8">
            <text:p>0.649716</text:p>
          </table:table-cell>
          <table:table-cell office:value-type="float" office:value="7.2920000000000762E-3" table:formula="of:=[.G35]-[.$G$5]" table:style-name="ce1">
            <text:p>0.007292</text:p>
          </table:table-cell>
          <table:table-cell office:value-type="float" office:value="-5.5009999999999781E-3" table:formula="of:=[.H35]-[.$G$5]" table:style-name="ce1">
            <text:p>-0.005501</text:p>
          </table:table-cell>
          <table:table-cell office:value-type="float" office:value="-4.6410000000000062E-3" table:formula="of:=[.I35]-[.$G$5]" table:style-name="ce1">
            <text:p>-0.004641</text:p>
          </table:table-cell>
          <table:table-cell office:value-type="float" office:value="3.0001000000000002" table:style-name="ce8">
            <text:p>3.0001</text:p>
          </table:table-cell>
          <table:table-cell office:value-type="float" office:value="-2.08151E-2" table:style-name="ce8">
            <text:p>-0.0208151</text:p>
          </table:table-cell>
          <table:table-cell office:value-type="float" office:value="5.10941E-3" table:style-name="ce8">
            <text:p>0.00510941</text:p>
          </table:table-cell>
          <table:table-cell table:number-columns-repeated="16369"/>
        </table:table-row>
        <table:table-row table:style-name="ro3">
          <table:table-cell office:value-type="float" office:value="0.62" table:style-name="ce1">
            <text:p>0.62</text:p>
          </table:table-cell>
          <table:table-cell office:value-type="float" office:value="-1.4229E-2" table:style-name="ce1">
            <text:p>-0.014229</text:p>
          </table:table-cell>
          <table:table-cell office:value-type="float" office:value="-5.4005999999999998E-2" table:style-name="ce7">
            <text:p>-0.054006</text:p>
          </table:table-cell>
          <table:table-cell office:value-type="float" office:value="-1.2570000000000001E-3" table:style-name="ce7">
            <text:p>-0.001257</text:p>
          </table:table-cell>
          <table:table-cell table:style-name="ce3"/>
          <table:table-cell office:value-type="float" office:value="3.1000100000000002" table:style-name="ce8">
            <text:p>3.10001</text:p>
          </table:table-cell>
          <table:table-cell office:value-type="float" office:value="0.66816900000000001" table:style-name="ce8">
            <text:p>0.668169</text:p>
          </table:table-cell>
          <table:table-cell office:value-type="float" office:value="0.650667" table:style-name="ce8">
            <text:p>0.650667</text:p>
          </table:table-cell>
          <table:table-cell office:value-type="float" office:value="0.64944400000000002" table:style-name="ce8">
            <text:p>0.649444</text:p>
          </table:table-cell>
          <table:table-cell office:value-type="float" office:value="1.3812000000000046E-2" table:formula="of:=[.G36]-[.$G$5]" table:style-name="ce1">
            <text:p>0.013812</text:p>
          </table:table-cell>
          <table:table-cell office:value-type="float" office:value="-3.6899999999999711E-3" table:formula="of:=[.H36]-[.$G$5]" table:style-name="ce1">
            <text:p>-0.00369</text:p>
          </table:table-cell>
          <table:table-cell office:value-type="float" office:value="-4.9129999999999452E-3" table:formula="of:=[.I36]-[.$G$5]" table:style-name="ce1">
            <text:p>-0.004913</text:p>
          </table:table-cell>
          <table:table-cell office:value-type="float" office:value="3.1000100000000002" table:style-name="ce8">
            <text:p>3.10001</text:p>
          </table:table-cell>
          <table:table-cell office:value-type="float" office:value="-1.45623E-2" table:style-name="ce8">
            <text:p>-0.0145623</text:p>
          </table:table-cell>
          <table:table-cell office:value-type="float" office:value="1.2210199999999999E-2" table:style-name="ce8">
            <text:p>0.0122102</text:p>
          </table:table-cell>
          <table:table-cell table:number-columns-repeated="16369"/>
        </table:table-row>
        <table:table-row table:style-name="ro3">
          <table:table-cell office:value-type="float" office:value="0.64" table:style-name="ce1">
            <text:p>0.64</text:p>
          </table:table-cell>
          <table:table-cell office:value-type="float" office:value="-1.4621E-2" table:style-name="ce1">
            <text:p>-0.014621</text:p>
          </table:table-cell>
          <table:table-cell office:value-type="float" office:value="-5.4337999999999997E-2" table:style-name="ce7">
            <text:p>-0.054338</text:p>
          </table:table-cell>
          <table:table-cell office:value-type="float" office:value="-4.4000000000000002E-4" table:style-name="ce7">
            <text:p>-0.00044</text:p>
          </table:table-cell>
          <table:table-cell table:style-name="ce3"/>
          <table:table-cell office:value-type="float" office:value="3.2000999999999999" table:style-name="ce8">
            <text:p>3.2001</text:p>
          </table:table-cell>
          <table:table-cell office:value-type="float" office:value="0.67516500000000002" table:style-name="ce8">
            <text:p>0.675165</text:p>
          </table:table-cell>
          <table:table-cell office:value-type="float" office:value="0.65341199999999999" table:style-name="ce8">
            <text:p>0.653412</text:p>
          </table:table-cell>
          <table:table-cell office:value-type="float" office:value="0.64925200000000005" table:style-name="ce8">
            <text:p>0.649252</text:p>
          </table:table-cell>
          <table:table-cell office:value-type="float" office:value="2.0808000000000049E-2" table:formula="of:=[.G37]-[.$G$5]" table:style-name="ce1">
            <text:p>0.020808</text:p>
          </table:table-cell>
          <table:table-cell office:value-type="float" office:value="-9.4499999999997364E-4" table:formula="of:=[.H37]-[.$G$5]" table:style-name="ce1">
            <text:p>-0.000945</text:p>
          </table:table-cell>
          <table:table-cell office:value-type="float" office:value="-5.1049999999999152E-3" table:formula="of:=[.I37]-[.$G$5]" table:style-name="ce1">
            <text:p>-0.005105</text:p>
          </table:table-cell>
          <table:table-cell office:value-type="float" office:value="3.2000999999999999" table:style-name="ce8">
            <text:p>3.2001</text:p>
          </table:table-cell>
          <table:table-cell office:value-type="float" office:value="-3.3294800000000001E-3" table:style-name="ce8">
            <text:p>-0.00332948</text:p>
          </table:table-cell>
          <table:table-cell office:value-type="float" office:value="2.5822100000000001E-2" table:style-name="ce8">
            <text:p>0.0258221</text:p>
          </table:table-cell>
          <table:table-cell table:number-columns-repeated="16369"/>
        </table:table-row>
        <table:table-row table:style-name="ro3">
          <table:table-cell office:value-type="float" office:value="0.66" table:style-name="ce1">
            <text:p>0.66</text:p>
          </table:table-cell>
          <table:table-cell office:value-type="float" office:value="-1.4995E-2" table:style-name="ce1">
            <text:p>-0.014995</text:p>
          </table:table-cell>
          <table:table-cell office:value-type="float" office:value="-5.4572000000000002E-2" table:style-name="ce7">
            <text:p>-0.054572</text:p>
          </table:table-cell>
          <table:table-cell office:value-type="float" office:value="5.7399999999999997E-4" table:style-name="ce7">
            <text:p>0.000574</text:p>
          </table:table-cell>
          <table:table-cell table:style-name="ce3"/>
          <table:table-cell office:value-type="float" office:value="3.3001200000000002" table:style-name="ce8">
            <text:p>3.30012</text:p>
          </table:table-cell>
          <table:table-cell office:value-type="float" office:value="0.68163899999999999" table:style-name="ce8">
            <text:p>0.681639</text:p>
          </table:table-cell>
          <table:table-cell office:value-type="float" office:value="0.65693000000000001" table:style-name="ce8">
            <text:p>0.65693</text:p>
          </table:table-cell>
          <table:table-cell office:value-type="float" office:value="0.64922899999999995" table:style-name="ce8">
            <text:p>0.649229</text:p>
          </table:table-cell>
          <table:table-cell office:value-type="float" office:value="2.7282000000000028E-2" table:formula="of:=[.G38]-[.$G$5]" table:style-name="ce1">
            <text:p>0.027282</text:p>
          </table:table-cell>
          <table:table-cell office:value-type="float" office:value="2.5730000000000475E-3" table:formula="of:=[.H38]-[.$G$5]" table:style-name="ce1">
            <text:p>0.002573</text:p>
          </table:table-cell>
          <table:table-cell office:value-type="float" office:value="-5.1280000000000214E-3" table:formula="of:=[.I38]-[.$G$5]" table:style-name="ce1">
            <text:p>-0.005128</text:p>
          </table:table-cell>
          <table:table-cell office:value-type="float" office:value="3.3001200000000002" table:style-name="ce8">
            <text:p>3.30012</text:p>
          </table:table-cell>
          <table:table-cell office:value-type="float" office:value="1.1343199999999999E-2" table:style-name="ce8">
            <text:p>0.0113432</text:p>
          </table:table-cell>
          <table:table-cell office:value-type="float" office:value="3.29454E-2" table:style-name="ce8">
            <text:p>0.0329454</text:p>
          </table:table-cell>
          <table:table-cell table:number-columns-repeated="16369"/>
        </table:table-row>
        <table:table-row table:style-name="ro3">
          <table:table-cell office:value-type="float" office:value="0.68" table:style-name="ce1">
            <text:p>0.68</text:p>
          </table:table-cell>
          <table:table-cell office:value-type="float" office:value="-1.5339999999999999E-2" table:style-name="ce1">
            <text:p>-0.01534</text:p>
          </table:table-cell>
          <table:table-cell office:value-type="float" office:value="-5.4677999999999997E-2" table:style-name="ce7">
            <text:p>-0.054678</text:p>
          </table:table-cell>
          <table:table-cell office:value-type="float" office:value="1.787E-3" table:style-name="ce7">
            <text:p>0.001787</text:p>
          </table:table-cell>
          <table:table-cell table:style-name="ce3"/>
          <table:table-cell office:value-type="float" office:value="3.40002" table:style-name="ce8">
            <text:p>3.40002</text:p>
          </table:table-cell>
          <table:table-cell office:value-type="float" office:value="0.68656399999999995" table:style-name="ce8">
            <text:p>0.686564</text:p>
          </table:table-cell>
          <table:table-cell office:value-type="float" office:value="0.66129000000000004" table:style-name="ce8">
            <text:p>0.66129</text:p>
          </table:table-cell>
          <table:table-cell office:value-type="float" office:value="0.649671" table:style-name="ce8">
            <text:p>0.649671</text:p>
          </table:table-cell>
          <table:table-cell office:value-type="float" office:value="3.2206999999999986E-2" table:formula="of:=[.G39]-[.$G$5]" table:style-name="ce1">
            <text:p>0.032207</text:p>
          </table:table-cell>
          <table:table-cell office:value-type="float" office:value="6.933000000000078E-3" table:formula="of:=[.H39]-[.$G$5]" table:style-name="ce1">
            <text:p>0.006933</text:p>
          </table:table-cell>
          <table:table-cell office:value-type="float" office:value="-4.685999999999968E-3" table:formula="of:=[.I39]-[.$G$5]" table:style-name="ce1">
            <text:p>-0.004686</text:p>
          </table:table-cell>
          <table:table-cell office:value-type="float" office:value="3.40002" table:style-name="ce8">
            <text:p>3.40002</text:p>
          </table:table-cell>
          <table:table-cell office:value-type="float" office:value="2.8836799999999999E-2" table:style-name="ce8">
            <text:p>0.0288368</text:p>
          </table:table-cell>
          <table:table-cell office:value-type="float" office:value="2.5529E-2" table:style-name="ce8">
            <text:p>0.025529</text:p>
          </table:table-cell>
          <table:table-cell table:number-columns-repeated="16369"/>
        </table:table-row>
        <table:table-row table:style-name="ro3">
          <table:table-cell office:value-type="float" office:value="0.7" table:style-name="ce1">
            <text:p>0.7</text:p>
          </table:table-cell>
          <table:table-cell office:value-type="float" office:value="-1.5643000000000001E-2" table:style-name="ce1">
            <text:p>-0.015643</text:p>
          </table:table-cell>
          <table:table-cell office:value-type="float" office:value="-5.4628999999999997E-2" table:style-name="ce7">
            <text:p>-0.054629</text:p>
          </table:table-cell>
          <table:table-cell office:value-type="float" office:value="3.1970000000000002E-3" table:style-name="ce7">
            <text:p>0.003197</text:p>
          </table:table-cell>
          <table:table-cell table:style-name="ce3"/>
          <table:table-cell office:value-type="float" office:value="3.5000599999999999" table:style-name="ce8">
            <text:p>3.50006</text:p>
          </table:table-cell>
          <table:table-cell office:value-type="float" office:value="0.68887399999999999" table:style-name="ce8">
            <text:p>0.688874</text:p>
          </table:table-cell>
          <table:table-cell office:value-type="float" office:value="0.66661300000000001" table:style-name="ce8">
            <text:p>0.666613</text:p>
          </table:table-cell>
          <table:table-cell office:value-type="float" office:value="0.65085700000000002" table:style-name="ce8">
            <text:p>0.650857</text:p>
          </table:table-cell>
          <table:table-cell office:value-type="float" office:value="3.451700000000002E-2" table:formula="of:=[.G40]-[.$G$5]" table:style-name="ce1">
            <text:p>0.034517</text:p>
          </table:table-cell>
          <table:table-cell office:value-type="float" office:value="1.2256000000000045E-2" table:formula="of:=[.H40]-[.$G$5]" table:style-name="ce1">
            <text:p>0.012256</text:p>
          </table:table-cell>
          <table:table-cell office:value-type="float" office:value="-3.4999999999999476E-3" table:formula="of:=[.I40]-[.$G$5]" table:style-name="ce1">
            <text:p>-0.0035</text:p>
          </table:table-cell>
          <table:table-cell office:value-type="float" office:value="3.5000599999999999" table:style-name="ce8">
            <text:p>3.50006</text:p>
          </table:table-cell>
          <table:table-cell office:value-type="float" office:value="4.8103100000000003E-2" table:style-name="ce8">
            <text:p>0.0481031</text:p>
          </table:table-cell>
          <table:table-cell office:value-type="float" office:value="1.19188E-2" table:style-name="ce8">
            <text:p>0.0119188</text:p>
          </table:table-cell>
          <table:table-cell table:number-columns-repeated="16369"/>
        </table:table-row>
        <table:table-row table:style-name="ro3">
          <table:table-cell office:value-type="float" office:value="0.72" table:style-name="ce1">
            <text:p>0.72</text:p>
          </table:table-cell>
          <table:table-cell office:value-type="float" office:value="-1.5890999999999999E-2" table:style-name="ce1">
            <text:p>-0.015891</text:p>
          </table:table-cell>
          <table:table-cell office:value-type="float" office:value="-5.4399999999999997E-2" table:style-name="ce7">
            <text:p>-0.0544</text:p>
          </table:table-cell>
          <table:table-cell office:value-type="float" office:value="4.8009999999999997E-3" table:style-name="ce7">
            <text:p>0.004801</text:p>
          </table:table-cell>
          <table:table-cell table:style-name="ce3"/>
          <table:table-cell office:value-type="float" office:value="3.6001099999999999" table:style-name="ce8">
            <text:p>3.60011</text:p>
          </table:table-cell>
          <table:table-cell office:value-type="float" office:value="0.687643" table:style-name="ce8">
            <text:p>0.687643</text:p>
          </table:table-cell>
          <table:table-cell office:value-type="float" office:value="0.67246899999999998" table:style-name="ce8">
            <text:p>0.672469</text:p>
          </table:table-cell>
          <table:table-cell office:value-type="float" office:value="0.65289399999999997" table:style-name="ce8">
            <text:p>0.652894</text:p>
          </table:table-cell>
          <table:table-cell office:value-type="float" office:value="3.3286000000000038E-2" table:formula="of:=[.G41]-[.$G$5]" table:style-name="ce1">
            <text:p>0.033286</text:p>
          </table:table-cell>
          <table:table-cell office:value-type="float" office:value="1.8112000000000017E-2" table:formula="of:=[.H41]-[.$G$5]" table:style-name="ce1">
            <text:p>0.018112</text:p>
          </table:table-cell>
          <table:table-cell office:value-type="float" office:value="-1.4629999999999921E-3" table:formula="of:=[.I41]-[.$G$5]" table:style-name="ce1">
            <text:p>-0.001463</text:p>
          </table:table-cell>
          <table:table-cell office:value-type="float" office:value="3.6001099999999999" table:style-name="ce8">
            <text:p>3.60011</text:p>
          </table:table-cell>
          <table:table-cell office:value-type="float" office:value="6.9922999999999999E-2" table:style-name="ce8">
            <text:p>0.069923</text:p>
          </table:table-cell>
          <table:table-cell office:value-type="float" office:value="1.5961300000000001E-2" table:style-name="ce8">
            <text:p>0.0159613</text:p>
          </table:table-cell>
          <table:table-cell table:number-columns-repeated="16369"/>
        </table:table-row>
        <table:table-row table:style-name="ro3">
          <table:table-cell office:value-type="float" office:value="0.74" table:style-name="ce1">
            <text:p>0.74</text:p>
          </table:table-cell>
          <table:table-cell office:value-type="float" office:value="-1.6071999999999999E-2" table:style-name="ce1">
            <text:p>-0.016072</text:p>
          </table:table-cell>
          <table:table-cell office:value-type="float" office:value="-5.3961000000000002E-2" table:style-name="ce7">
            <text:p>-0.053961</text:p>
          </table:table-cell>
          <table:table-cell office:value-type="float" office:value="6.5909999999999996E-3" table:style-name="ce7">
            <text:p>0.006591</text:p>
          </table:table-cell>
          <table:table-cell table:style-name="ce3"/>
          <table:table-cell office:value-type="float" office:value="3.7000899999999999" table:style-name="ce8">
            <text:p>3.70009</text:p>
          </table:table-cell>
          <table:table-cell office:value-type="float" office:value="0.68230000000000002" table:style-name="ce8">
            <text:p>0.6823</text:p>
          </table:table-cell>
          <table:table-cell office:value-type="float" office:value="0.67811399999999999" table:style-name="ce8">
            <text:p>0.678114</text:p>
          </table:table-cell>
          <table:table-cell office:value-type="float" office:value="0.65573499999999996" table:style-name="ce8">
            <text:p>0.655735</text:p>
          </table:table-cell>
          <table:table-cell office:value-type="float" office:value="2.7943000000000051E-2" table:formula="of:=[.G42]-[.$G$5]" table:style-name="ce1">
            <text:p>0.027943</text:p>
          </table:table-cell>
          <table:table-cell office:value-type="float" office:value="2.3757000000000028E-2" table:formula="of:=[.H42]-[.$G$5]" table:style-name="ce1">
            <text:p>0.023757</text:p>
          </table:table-cell>
          <table:table-cell office:value-type="float" office:value="1.3779999999999903E-3" table:formula="of:=[.I42]-[.$G$5]" table:style-name="ce1">
            <text:p>0.001378</text:p>
          </table:table-cell>
          <table:table-cell office:value-type="float" office:value="3.7000899999999999" table:style-name="ce8">
            <text:p>3.70009</text:p>
          </table:table-cell>
          <table:table-cell office:value-type="float" office:value="9.0128399999999997E-2" table:style-name="ce8">
            <text:p>0.0901284</text:p>
          </table:table-cell>
          <table:table-cell office:value-type="float" office:value="2.57135E-2" table:style-name="ce8">
            <text:p>0.0257135</text:p>
          </table:table-cell>
          <table:table-cell table:number-columns-repeated="16369"/>
        </table:table-row>
        <table:table-row table:style-name="ro3">
          <table:table-cell office:value-type="float" office:value="0.76" table:style-name="ce1">
            <text:p>0.76</text:p>
          </table:table-cell>
          <table:table-cell office:value-type="float" office:value="-1.6174000000000001E-2" table:style-name="ce1">
            <text:p>-0.016174</text:p>
          </table:table-cell>
          <table:table-cell office:value-type="float" office:value="-5.3289999999999997E-2" table:style-name="ce7">
            <text:p>-0.05329</text:p>
          </table:table-cell>
          <table:table-cell office:value-type="float" office:value="8.5559999999999994E-3" table:style-name="ce7">
            <text:p>0.008556</text:p>
          </table:table-cell>
          <table:table-cell table:style-name="ce3"/>
          <table:table-cell office:value-type="float" office:value="3.8000699999999998" table:style-name="ce8">
            <text:p>3.80007</text:p>
          </table:table-cell>
          <table:table-cell office:value-type="float" office:value="0.67320199999999997" table:style-name="ce8">
            <text:p>0.673202</text:p>
          </table:table-cell>
          <table:table-cell office:value-type="float" office:value="0.68277900000000002" table:style-name="ce8">
            <text:p>0.682779</text:p>
          </table:table-cell>
          <table:table-cell office:value-type="float" office:value="0.65948399999999996" table:style-name="ce8">
            <text:p>0.659484</text:p>
          </table:table-cell>
          <table:table-cell office:value-type="float" office:value="1.8845000000000001E-2" table:formula="of:=[.G43]-[.$G$5]" table:style-name="ce1">
            <text:p>0.018845</text:p>
          </table:table-cell>
          <table:table-cell office:value-type="float" office:value="2.8422000000000058E-2" table:formula="of:=[.H43]-[.$G$5]" table:style-name="ce1">
            <text:p>0.028422</text:p>
          </table:table-cell>
          <table:table-cell office:value-type="float" office:value="5.1269999999999927E-3" table:formula="of:=[.I43]-[.$G$5]" table:style-name="ce1">
            <text:p>0.005127</text:p>
          </table:table-cell>
          <table:table-cell office:value-type="float" office:value="3.8000699999999998" table:style-name="ce8">
            <text:p>3.80007</text:p>
          </table:table-cell>
          <table:table-cell office:value-type="float" office:value="0.103327" table:style-name="ce8">
            <text:p>0.103327</text:p>
          </table:table-cell>
          <table:table-cell office:value-type="float" office:value="1.61643E-2" table:style-name="ce8">
            <text:p>0.0161643</text:p>
          </table:table-cell>
          <table:table-cell table:number-columns-repeated="16369"/>
        </table:table-row>
        <table:table-row table:style-name="ro3">
          <table:table-cell office:value-type="float" office:value="0.78" table:style-name="ce1">
            <text:p>0.78</text:p>
          </table:table-cell>
          <table:table-cell office:value-type="float" office:value="-1.6187E-2" table:style-name="ce1">
            <text:p>-0.016187</text:p>
          </table:table-cell>
          <table:table-cell office:value-type="float" office:value="-5.2359999999999997E-2" table:style-name="ce7">
            <text:p>-0.05236</text:p>
          </table:table-cell>
          <table:table-cell office:value-type="float" office:value="1.0682000000000001E-2" table:style-name="ce7">
            <text:p>0.010682</text:p>
          </table:table-cell>
          <table:table-cell table:style-name="ce3"/>
          <table:table-cell office:value-type="float" office:value="3.9000300000000001" table:style-name="ce8">
            <text:p>3.90003</text:p>
          </table:table-cell>
          <table:table-cell office:value-type="float" office:value="0.661636" table:style-name="ce8">
            <text:p>0.661636</text:p>
          </table:table-cell>
          <table:table-cell office:value-type="float" office:value="0.685612" table:style-name="ce8">
            <text:p>0.685612</text:p>
          </table:table-cell>
          <table:table-cell office:value-type="float" office:value="0.66419600000000001" table:style-name="ce8">
            <text:p>0.664196</text:p>
          </table:table-cell>
          <table:table-cell office:value-type="float" office:value="7.2790000000000354E-3" table:formula="of:=[.G44]-[.$G$5]" table:style-name="ce1">
            <text:p>0.007279</text:p>
          </table:table-cell>
          <table:table-cell office:value-type="float" office:value="3.1255000000000033E-2" table:formula="of:=[.H44]-[.$G$5]" table:style-name="ce1">
            <text:p>0.031255</text:p>
          </table:table-cell>
          <table:table-cell office:value-type="float" office:value="9.8390000000000422E-3" table:formula="of:=[.I44]-[.$G$5]" table:style-name="ce1">
            <text:p>0.009839</text:p>
          </table:table-cell>
          <table:table-cell office:value-type="float" office:value="3.9000300000000001" table:style-name="ce8">
            <text:p>3.90003</text:p>
          </table:table-cell>
          <table:table-cell office:value-type="float" office:value="0.112223" table:style-name="ce8">
            <text:p>0.112223</text:p>
          </table:table-cell>
          <table:table-cell office:value-type="float" office:value="-6.70456E-3" table:style-name="ce8">
            <text:p>-0.00670456</text:p>
          </table:table-cell>
          <table:table-cell table:number-columns-repeated="16369"/>
        </table:table-row>
        <table:table-row table:style-name="ro3">
          <table:table-cell office:value-type="float" office:value="0.8" table:style-name="ce1">
            <text:p>0.8</text:p>
          </table:table-cell>
          <table:table-cell office:value-type="float" office:value="-1.6098999999999999E-2" table:style-name="ce1">
            <text:p>-0.016099</text:p>
          </table:table-cell>
          <table:table-cell office:value-type="float" office:value="-5.1152000000000003E-2" table:style-name="ce7">
            <text:p>-0.051152</text:p>
          </table:table-cell>
          <table:table-cell office:value-type="float" office:value="1.2952999999999999E-2" table:style-name="ce7">
            <text:p>0.012953</text:p>
          </table:table-cell>
          <table:table-cell table:style-name="ce3"/>
          <table:table-cell office:value-type="float" office:value="4.0000400000000003" table:style-name="ce8">
            <text:p>4.00004</text:p>
          </table:table-cell>
          <table:table-cell office:value-type="float" office:value="0.64917000000000002" table:style-name="ce8">
            <text:p>0.64917</text:p>
          </table:table-cell>
          <table:table-cell office:value-type="float" office:value="0.68556600000000001" table:style-name="ce8">
            <text:p>0.685566</text:p>
          </table:table-cell>
          <table:table-cell office:value-type="float" office:value="0.66952299999999998" table:style-name="ce8">
            <text:p>0.669523</text:p>
          </table:table-cell>
          <table:table-cell office:value-type="float" office:value="-5.1869999999999417E-3" table:formula="of:=[.G45]-[.$G$5]" table:style-name="ce1">
            <text:p>-0.005187</text:p>
          </table:table-cell>
          <table:table-cell office:value-type="float" office:value="3.1209000000000042E-2" table:formula="of:=[.H45]-[.$G$5]" table:style-name="ce1">
            <text:p>0.031209</text:p>
          </table:table-cell>
          <table:table-cell office:value-type="float" office:value="1.5166000000000013E-2" table:formula="of:=[.I45]-[.$G$5]" table:style-name="ce1">
            <text:p>0.015166</text:p>
          </table:table-cell>
          <table:table-cell office:value-type="float" office:value="4.0000400000000003" table:style-name="ce8">
            <text:p>4.00004</text:p>
          </table:table-cell>
          <table:table-cell office:value-type="float" office:value="0.11164399999999999" table:style-name="ce8">
            <text:p>0.111644</text:p>
          </table:table-cell>
          <table:table-cell office:value-type="float" office:value="-2.1325500000000001E-2" table:style-name="ce8">
            <text:p>-0.0213255</text:p>
          </table:table-cell>
          <table:table-cell table:number-columns-repeated="16369"/>
        </table:table-row>
        <table:table-row table:style-name="ro3">
          <table:table-cell office:value-type="float" office:value="0.82" table:style-name="ce1">
            <text:p>0.82</text:p>
          </table:table-cell>
          <table:table-cell office:value-type="float" office:value="-1.5903E-2" table:style-name="ce1">
            <text:p>-0.015903</text:p>
          </table:table-cell>
          <table:table-cell office:value-type="float" office:value="-4.9645000000000002E-2" table:style-name="ce7">
            <text:p>-0.049645</text:p>
          </table:table-cell>
          <table:table-cell office:value-type="float" office:value="1.5350000000000001E-2" table:style-name="ce7">
            <text:p>0.01535</text:p>
          </table:table-cell>
          <table:table-cell table:style-name="ce3"/>
          <table:table-cell office:value-type="float" office:value="4.1000300000000003" table:style-name="ce8">
            <text:p>4.10003</text:p>
          </table:table-cell>
          <table:table-cell office:value-type="float" office:value="0.63705100000000003" table:style-name="ce8">
            <text:p>0.637051</text:p>
          </table:table-cell>
          <table:table-cell office:value-type="float" office:value="0.68189100000000002" table:style-name="ce8">
            <text:p>0.681891</text:p>
          </table:table-cell>
          <table:table-cell office:value-type="float" office:value="0.67473099999999997" table:style-name="ce8">
            <text:p>0.674731</text:p>
          </table:table-cell>
          <table:table-cell office:value-type="float" office:value="-1.7305999999999933E-2" table:formula="of:=[.G46]-[.$G$5]" table:style-name="ce1">
            <text:p>-0.017306</text:p>
          </table:table-cell>
          <table:table-cell office:value-type="float" office:value="2.7534000000000058E-2" table:formula="of:=[.H46]-[.$G$5]" table:style-name="ce1">
            <text:p>0.027534</text:p>
          </table:table-cell>
          <table:table-cell office:value-type="float" office:value="2.0374000000000003E-2" table:formula="of:=[.I46]-[.$G$5]" table:style-name="ce1">
            <text:p>0.020374</text:p>
          </table:table-cell>
          <table:table-cell office:value-type="float" office:value="4.1000300000000003" table:style-name="ce8">
            <text:p>4.10003</text:p>
          </table:table-cell>
          <table:table-cell office:value-type="float" office:value="9.8485000000000003E-2" table:style-name="ce8">
            <text:p>0.098485</text:p>
          </table:table-cell>
          <table:table-cell office:value-type="float" office:value="-2.4109800000000001E-2" table:style-name="ce8">
            <text:p>-0.0241098</text:p>
          </table:table-cell>
          <table:table-cell table:number-columns-repeated="16369"/>
        </table:table-row>
        <table:table-row table:style-name="ro3">
          <table:table-cell office:value-type="float" office:value="0.84" table:style-name="ce1">
            <text:p>0.84</text:p>
          </table:table-cell>
          <table:table-cell office:value-type="float" office:value="-1.5589E-2" table:style-name="ce1">
            <text:p>-0.015589</text:p>
          </table:table-cell>
          <table:table-cell office:value-type="float" office:value="-4.7822999999999997E-2" table:style-name="ce7">
            <text:p>-0.047823</text:p>
          </table:table-cell>
          <table:table-cell office:value-type="float" office:value="1.7853000000000001E-2" table:style-name="ce7">
            <text:p>0.017853</text:p>
          </table:table-cell>
          <table:table-cell table:style-name="ce3"/>
          <table:table-cell office:value-type="float" office:value="4.2000999999999999" table:style-name="ce8">
            <text:p>4.2001</text:p>
          </table:table-cell>
          <table:table-cell office:value-type="float" office:value="0.62637900000000002" table:style-name="ce8">
            <text:p>0.626379</text:p>
          </table:table-cell>
          <table:table-cell office:value-type="float" office:value="0.67467999999999995" table:style-name="ce8">
            <text:p>0.67468</text:p>
          </table:table-cell>
          <table:table-cell office:value-type="float" office:value="0.67910000000000004" table:style-name="ce8">
            <text:p>0.6791</text:p>
          </table:table-cell>
          <table:table-cell office:value-type="float" office:value="-2.7977999999999947E-2" table:formula="of:=[.G47]-[.$G$5]" table:style-name="ce1">
            <text:p>-0.027978</text:p>
          </table:table-cell>
          <table:table-cell office:value-type="float" office:value="2.032299999999998E-2" table:formula="of:=[.H47]-[.$G$5]" table:style-name="ce1">
            <text:p>0.020323</text:p>
          </table:table-cell>
          <table:table-cell office:value-type="float" office:value="2.474300000000007E-2" table:formula="of:=[.I47]-[.$G$5]" table:style-name="ce1">
            <text:p>0.024743</text:p>
          </table:table-cell>
          <table:table-cell office:value-type="float" office:value="4.2000999999999999" table:style-name="ce8">
            <text:p>4.2001</text:p>
          </table:table-cell>
          <table:table-cell office:value-type="float" office:value="7.3716199999999996E-2" table:style-name="ce8">
            <text:p>0.0737162</text:p>
          </table:table-cell>
          <table:table-cell office:value-type="float" office:value="-3.0954300000000001E-2" table:style-name="ce8">
            <text:p>-0.0309543</text:p>
          </table:table-cell>
          <table:table-cell table:number-columns-repeated="16369"/>
        </table:table-row>
        <table:table-row table:style-name="ro3">
          <table:table-cell office:value-type="float" office:value="0.86" table:style-name="ce1">
            <text:p>0.86</text:p>
          </table:table-cell>
          <table:table-cell office:value-type="float" office:value="-1.5152000000000001E-2" table:style-name="ce1">
            <text:p>-0.015152</text:p>
          </table:table-cell>
          <table:table-cell office:value-type="float" office:value="-4.5671999999999997E-2" table:style-name="ce7">
            <text:p>-0.045672</text:p>
          </table:table-cell>
          <table:table-cell office:value-type="float" office:value="2.0437E-2" table:style-name="ce7">
            <text:p>0.020437</text:p>
          </table:table-cell>
          <table:table-cell table:style-name="ce3"/>
          <table:table-cell office:value-type="float" office:value="4.3000499999999997" table:style-name="ce8">
            <text:p>4.30005</text:p>
          </table:table-cell>
          <table:table-cell office:value-type="float" office:value="0.61772000000000005" table:style-name="ce8">
            <text:p>0.61772</text:p>
          </table:table-cell>
          <table:table-cell office:value-type="float" office:value="0.66489299999999996" table:style-name="ce8">
            <text:p>0.664893</text:p>
          </table:table-cell>
          <table:table-cell office:value-type="float" office:value="0.68195099999999997" table:style-name="ce8">
            <text:p>0.681951</text:p>
          </table:table-cell>
          <table:table-cell office:value-type="float" office:value="-3.663699999999992E-2" table:formula="of:=[.G48]-[.$G$5]" table:style-name="ce1">
            <text:p>-0.036637</text:p>
          </table:table-cell>
          <table:table-cell office:value-type="float" office:value="1.053599999999999E-2" table:formula="of:=[.H48]-[.$G$5]" table:style-name="ce1">
            <text:p>0.010536</text:p>
          </table:table-cell>
          <table:table-cell office:value-type="float" office:value="2.7594000000000007E-2" table:formula="of:=[.I48]-[.$G$5]" table:style-name="ce1">
            <text:p>0.027594</text:p>
          </table:table-cell>
          <table:table-cell office:value-type="float" office:value="4.3000499999999997" table:style-name="ce8">
            <text:p>4.30005</text:p>
          </table:table-cell>
          <table:table-cell office:value-type="float" office:value="3.99114E-2" table:style-name="ce8">
            <text:p>0.0399114</text:p>
          </table:table-cell>
          <table:table-cell office:value-type="float" office:value="-5.0285499999999997E-2" table:style-name="ce8">
            <text:p>-0.0502855</text:p>
          </table:table-cell>
          <table:table-cell table:number-columns-repeated="16369"/>
        </table:table-row>
        <table:table-row table:style-name="ro3">
          <table:table-cell office:value-type="float" office:value="0.88" table:style-name="ce1">
            <text:p>0.88</text:p>
          </table:table-cell>
          <table:table-cell office:value-type="float" office:value="-1.4586E-2" table:style-name="ce1">
            <text:p>-0.014586</text:p>
          </table:table-cell>
          <table:table-cell office:value-type="float" office:value="-4.3181999999999998E-2" table:style-name="ce7">
            <text:p>-0.043182</text:p>
          </table:table-cell>
          <table:table-cell office:value-type="float" office:value="2.3078000000000001E-2" table:style-name="ce7">
            <text:p>0.023078</text:p>
          </table:table-cell>
          <table:table-cell table:style-name="ce3"/>
          <table:table-cell office:value-type="float" office:value="4.40001" table:style-name="ce8">
            <text:p>4.40001</text:p>
          </table:table-cell>
          <table:table-cell office:value-type="float" office:value="0.61205699999999996" table:style-name="ce8">
            <text:p>0.612057</text:p>
          </table:table-cell>
          <table:table-cell office:value-type="float" office:value="0.65377799999999997" table:style-name="ce8">
            <text:p>0.653778</text:p>
          </table:table-cell>
          <table:table-cell office:value-type="float" office:value="0.68258700000000005" table:style-name="ce8">
            <text:p>0.682587</text:p>
          </table:table-cell>
          <table:table-cell office:value-type="float" office:value="-4.2300000000000004E-2" table:formula="of:=[.G49]-[.$G$5]" table:style-name="ce1">
            <text:p>-0.0423</text:p>
          </table:table-cell>
          <table:table-cell office:value-type="float" office:value="-5.7899999999999618E-4" table:formula="of:=[.H49]-[.$G$5]" table:style-name="ce1">
            <text:p>-0.000579</text:p>
          </table:table-cell>
          <table:table-cell office:value-type="float" office:value="2.8230000000000088E-2" table:formula="of:=[.I49]-[.$G$5]" table:style-name="ce1">
            <text:p>0.02823</text:p>
          </table:table-cell>
          <table:table-cell office:value-type="float" office:value="4.40001" table:style-name="ce8">
            <text:p>4.40001</text:p>
          </table:table-cell>
          <table:table-cell office:value-type="float" office:value="7.9642000000000005E-4" table:style-name="ce8">
            <text:p>0.00079642</text:p>
          </table:table-cell>
          <table:table-cell office:value-type="float" office:value="-6.4316899999999996E-2" table:style-name="ce8">
            <text:p>-0.0643169</text:p>
          </table:table-cell>
          <table:table-cell table:number-columns-repeated="16369"/>
        </table:table-row>
        <table:table-row table:style-name="ro3">
          <table:table-cell office:value-type="float" office:value="0.9" table:style-name="ce1">
            <text:p>0.9</text:p>
          </table:table-cell>
          <table:table-cell office:value-type="float" office:value="-1.3889E-2" table:style-name="ce1">
            <text:p>-0.013889</text:p>
          </table:table-cell>
          <table:table-cell office:value-type="float" office:value="-4.0344999999999999E-2" table:style-name="ce7">
            <text:p>-0.040345</text:p>
          </table:table-cell>
          <table:table-cell office:value-type="float" office:value="2.5751E-2" table:style-name="ce7">
            <text:p>0.025751</text:p>
          </table:table-cell>
          <table:table-cell table:style-name="ce3"/>
          <table:table-cell office:value-type="float" office:value="4.5001100000000003" table:style-name="ce8">
            <text:p>4.50011</text:p>
          </table:table-cell>
          <table:table-cell office:value-type="float" office:value="0.60957799999999995" table:style-name="ce8">
            <text:p>0.609578</text:p>
          </table:table-cell>
          <table:table-cell office:value-type="float" office:value="0.64252100000000001" table:style-name="ce8">
            <text:p>0.642521</text:p>
          </table:table-cell>
          <table:table-cell office:value-type="float" office:value="0.68036799999999997" table:style-name="ce8">
            <text:p>0.680368</text:p>
          </table:table-cell>
          <table:table-cell office:value-type="float" office:value="-4.4779000000000013E-2" table:formula="of:=[.G50]-[.$G$5]" table:style-name="ce1">
            <text:p>-0.044779</text:p>
          </table:table-cell>
          <table:table-cell office:value-type="float" office:value="-1.1835999999999958E-2" table:formula="of:=[.H50]-[.$G$5]" table:style-name="ce1">
            <text:p>-0.011836</text:p>
          </table:table-cell>
          <table:table-cell office:value-type="float" office:value="2.6011000000000006E-2" table:formula="of:=[.I50]-[.$G$5]" table:style-name="ce1">
            <text:p>0.026011</text:p>
          </table:table-cell>
          <table:table-cell office:value-type="float" office:value="4.5001100000000003" table:style-name="ce8">
            <text:p>4.50011</text:p>
          </table:table-cell>
          <table:table-cell office:value-type="float" office:value="-4.1184199999999997E-2" table:style-name="ce8">
            <text:p>-0.0411842</text:p>
          </table:table-cell>
          <table:table-cell office:value-type="float" office:value="-6.3105499999999995E-2" table:style-name="ce8">
            <text:p>-0.0631055</text:p>
          </table:table-cell>
          <table:table-cell table:number-columns-repeated="16369"/>
        </table:table-row>
        <table:table-row table:style-name="ro3">
          <table:table-cell office:value-type="float" office:value="0.92" table:style-name="ce1">
            <text:p>0.92</text:p>
          </table:table-cell>
          <table:table-cell office:value-type="float" office:value="-1.3056999999999999E-2" table:style-name="ce1">
            <text:p>-0.013057</text:p>
          </table:table-cell>
          <table:table-cell office:value-type="float" office:value="-3.7158999999999998E-2" table:style-name="ce7">
            <text:p>-0.037159</text:p>
          </table:table-cell>
          <table:table-cell office:value-type="float" office:value="2.8427999999999998E-2" table:style-name="ce7">
            <text:p>0.028428</text:p>
          </table:table-cell>
          <table:table-cell table:style-name="ce3"/>
          <table:table-cell office:value-type="float" office:value="4.6000899999999998" table:style-name="ce8">
            <text:p>4.60009</text:p>
          </table:table-cell>
          <table:table-cell office:value-type="float" office:value="0.61050300000000002" table:style-name="ce8">
            <text:p>0.610503</text:p>
          </table:table-cell>
          <table:table-cell office:value-type="float" office:value="0.63216000000000006" table:style-name="ce8">
            <text:p>0.63216</text:p>
          </table:table-cell>
          <table:table-cell office:value-type="float" office:value="0.67513299999999998" table:style-name="ce8">
            <text:p>0.675133</text:p>
          </table:table-cell>
          <table:table-cell office:value-type="float" office:value="-4.3853999999999949E-2" table:formula="of:=[.G51]-[.$G$5]" table:style-name="ce1">
            <text:p>-0.043854</text:p>
          </table:table-cell>
          <table:table-cell office:value-type="float" office:value="-2.2196999999999911E-2" table:formula="of:=[.H51]-[.$G$5]" table:style-name="ce1">
            <text:p>-0.022197</text:p>
          </table:table-cell>
          <table:table-cell office:value-type="float" office:value="2.0776000000000017E-2" table:formula="of:=[.I51]-[.$G$5]" table:style-name="ce1">
            <text:p>0.020776</text:p>
          </table:table-cell>
          <table:table-cell office:value-type="float" office:value="4.6000899999999998" table:style-name="ce8">
            <text:p>4.60009</text:p>
          </table:table-cell>
          <table:table-cell office:value-type="float" office:value="-8.2474099999999995E-2" table:style-name="ce8">
            <text:p>-0.0824741</text:p>
          </table:table-cell>
          <table:table-cell office:value-type="float" office:value="-5.41226E-2" table:style-name="ce8">
            <text:p>-0.0541226</text:p>
          </table:table-cell>
          <table:table-cell table:number-columns-repeated="16369"/>
        </table:table-row>
        <table:table-row table:style-name="ro3">
          <table:table-cell office:value-type="float" office:value="0.94" table:style-name="ce1">
            <text:p>0.94</text:p>
          </table:table-cell>
          <table:table-cell office:value-type="float" office:value="-1.2092E-2" table:style-name="ce1">
            <text:p>-0.012092</text:p>
          </table:table-cell>
          <table:table-cell office:value-type="float" office:value="-3.3624000000000001E-2" table:style-name="ce7">
            <text:p>-0.033624</text:p>
          </table:table-cell>
          <table:table-cell office:value-type="float" office:value="3.1083E-2" table:style-name="ce7">
            <text:p>0.031083</text:p>
          </table:table-cell>
          <table:table-cell table:style-name="ce3"/>
          <table:table-cell office:value-type="float" office:value="4.7000700000000002" table:style-name="ce8">
            <text:p>4.70007</text:p>
          </table:table-cell>
          <table:table-cell office:value-type="float" office:value="0.61515600000000004" table:style-name="ce8">
            <text:p>0.615156</text:p>
          </table:table-cell>
          <table:table-cell office:value-type="float" office:value="0.62352200000000002" table:style-name="ce8">
            <text:p>0.623522</text:p>
          </table:table-cell>
          <table:table-cell office:value-type="float" office:value="0.66736899999999999" table:style-name="ce8">
            <text:p>0.667369</text:p>
          </table:table-cell>
          <table:table-cell office:value-type="float" office:value="-3.920099999999993E-2" table:formula="of:=[.G52]-[.$G$5]" table:style-name="ce1">
            <text:p>-0.039201</text:p>
          </table:table-cell>
          <table:table-cell office:value-type="float" office:value="-3.0834999999999946E-2" table:formula="of:=[.H52]-[.$G$5]" table:style-name="ce1">
            <text:p>-0.030835</text:p>
          </table:table-cell>
          <table:table-cell office:value-type="float" office:value="1.3012000000000024E-2" table:formula="of:=[.I52]-[.$G$5]" table:style-name="ce1">
            <text:p>0.013012</text:p>
          </table:table-cell>
          <table:table-cell office:value-type="float" office:value="4.7000700000000002" table:style-name="ce8">
            <text:p>4.70007</text:p>
          </table:table-cell>
          <table:table-cell office:value-type="float" office:value="-0.115675" table:style-name="ce8">
            <text:p>-0.115675</text:p>
          </table:table-cell>
          <table:table-cell office:value-type="float" office:value="-4.6413299999999998E-2" table:style-name="ce8">
            <text:p>-0.0464133</text:p>
          </table:table-cell>
          <table:table-cell table:number-columns-repeated="16369"/>
        </table:table-row>
        <table:table-row table:style-name="ro3">
          <table:table-cell office:value-type="float" office:value="0.96" table:style-name="ce1">
            <text:p>0.96</text:p>
          </table:table-cell>
          <table:table-cell office:value-type="float" office:value="-1.0995E-2" table:style-name="ce1">
            <text:p>-0.010995</text:p>
          </table:table-cell>
          <table:table-cell office:value-type="float" office:value="-2.9744E-2" table:style-name="ce7">
            <text:p>-0.029744</text:p>
          </table:table-cell>
          <table:table-cell office:value-type="float" office:value="3.3687000000000002E-2" table:style-name="ce7">
            <text:p>0.033687</text:p>
          </table:table-cell>
          <table:table-cell table:style-name="ce3"/>
          <table:table-cell office:value-type="float" office:value="4.8000400000000001" table:style-name="ce8">
            <text:p>4.80004</text:p>
          </table:table-cell>
          <table:table-cell office:value-type="float" office:value="0.62317900000000004" table:style-name="ce8">
            <text:p>0.623179</text:p>
          </table:table-cell>
          <table:table-cell office:value-type="float" office:value="0.61693900000000002" table:style-name="ce8">
            <text:p>0.616939</text:p>
          </table:table-cell>
          <table:table-cell office:value-type="float" office:value="0.65786800000000001" table:style-name="ce8">
            <text:p>0.657868</text:p>
          </table:table-cell>
          <table:table-cell office:value-type="float" office:value="-3.1177999999999928E-2" table:formula="of:=[.G53]-[.$G$5]" table:style-name="ce1">
            <text:p>-0.031178</text:p>
          </table:table-cell>
          <table:table-cell office:value-type="float" office:value="-3.7417999999999951E-2" table:formula="of:=[.H53]-[.$G$5]" table:style-name="ce1">
            <text:p>-0.037418</text:p>
          </table:table-cell>
          <table:table-cell office:value-type="float" office:value="3.5110000000000419E-3" table:formula="of:=[.I53]-[.$G$5]" table:style-name="ce1">
            <text:p>0.003511</text:p>
          </table:table-cell>
          <table:table-cell office:value-type="float" office:value="4.8000400000000001" table:style-name="ce8">
            <text:p>4.80004</text:p>
          </table:table-cell>
          <table:table-cell office:value-type="float" office:value="-0.14121500000000001" table:style-name="ce8">
            <text:p>-0.141215</text:p>
          </table:table-cell>
          <table:table-cell office:value-type="float" office:value="-3.87792E-2" table:style-name="ce8">
            <text:p>-0.0387792</text:p>
          </table:table-cell>
          <table:table-cell table:number-columns-repeated="16369"/>
        </table:table-row>
        <table:table-row table:style-name="ro3">
          <table:table-cell office:value-type="float" office:value="0.98" table:style-name="ce1">
            <text:p>0.98</text:p>
          </table:table-cell>
          <table:table-cell office:value-type="float" office:value="-9.7689999999999999E-3" table:style-name="ce1">
            <text:p>-0.009769</text:p>
          </table:table-cell>
          <table:table-cell office:value-type="float" office:value="-2.5526E-2" table:style-name="ce7">
            <text:p>-0.025526</text:p>
          </table:table-cell>
          <table:table-cell office:value-type="float" office:value="3.6215999999999998E-2" table:style-name="ce7">
            <text:p>0.036216</text:p>
          </table:table-cell>
          <table:table-cell table:style-name="ce3"/>
          <table:table-cell office:value-type="float" office:value="4.9000199999999996" table:style-name="ce8">
            <text:p>4.90002</text:p>
          </table:table-cell>
          <table:table-cell office:value-type="float" office:value="0.63398699999999997" table:style-name="ce8">
            <text:p>0.633987</text:p>
          </table:table-cell>
          <table:table-cell office:value-type="float" office:value="0.613066" table:style-name="ce8">
            <text:p>0.613066</text:p>
          </table:table-cell>
          <table:table-cell office:value-type="float" office:value="0.64752299999999996" table:style-name="ce8">
            <text:p>0.647523</text:p>
          </table:table-cell>
          <table:table-cell office:value-type="float" office:value="-2.0369999999999999E-2" table:formula="of:=[.G54]-[.$G$5]" table:style-name="ce1">
            <text:p>-0.02037</text:p>
          </table:table-cell>
          <table:table-cell office:value-type="float" office:value="-4.1290999999999967E-2" table:formula="of:=[.H54]-[.$G$5]" table:style-name="ce1">
            <text:p>-0.041291</text:p>
          </table:table-cell>
          <table:table-cell office:value-type="float" office:value="-6.8340000000000067E-3" table:formula="of:=[.I54]-[.$G$5]" table:style-name="ce1">
            <text:p>-0.006834</text:p>
          </table:table-cell>
          <table:table-cell office:value-type="float" office:value="4.9000199999999996" table:style-name="ce8">
            <text:p>4.90002</text:p>
          </table:table-cell>
          <table:table-cell office:value-type="float" office:value="-0.15701599999999999" table:style-name="ce8">
            <text:p>-0.157016</text:p>
          </table:table-cell>
          <table:table-cell office:value-type="float" office:value="-2.30964E-2" table:style-name="ce8">
            <text:p>-0.0230964</text:p>
          </table:table-cell>
          <table:table-cell table:number-columns-repeated="16369"/>
        </table:table-row>
        <table:table-row table:style-name="ro3">
          <table:table-cell office:value-type="float" office:value="1" table:style-name="ce1">
            <text:p>1</text:p>
          </table:table-cell>
          <table:table-cell office:value-type="float" office:value="-8.4189999999999994E-3" table:style-name="ce1">
            <text:p>-0.008419</text:p>
          </table:table-cell>
          <table:table-cell office:value-type="float" office:value="-2.0983999999999999E-2" table:style-name="ce7">
            <text:p>-0.020984</text:p>
          </table:table-cell>
          <table:table-cell office:value-type="float" office:value="3.8641000000000002E-2" table:style-name="ce7">
            <text:p>0.038641</text:p>
          </table:table-cell>
          <table:table-cell table:style-name="ce3"/>
          <table:table-cell office:value-type="float" office:value="5.0000200000000001" table:style-name="ce8">
            <text:p>5.00002</text:p>
          </table:table-cell>
          <table:table-cell office:value-type="float" office:value="0.64762900000000001" table:style-name="ce8">
            <text:p>0.647629</text:p>
          </table:table-cell>
          <table:table-cell office:value-type="float" office:value="0.61224900000000004" table:style-name="ce8">
            <text:p>0.612249</text:p>
          </table:table-cell>
          <table:table-cell office:value-type="float" office:value="0.63732699999999998" table:style-name="ce8">
            <text:p>0.637327</text:p>
          </table:table-cell>
          <table:table-cell office:value-type="float" office:value="-6.7279999999999562E-3" table:formula="of:=[.G55]-[.$G$5]" table:style-name="ce1">
            <text:p>-0.006728</text:p>
          </table:table-cell>
          <table:table-cell office:value-type="float" office:value="-4.2107999999999923E-2" table:formula="of:=[.H55]-[.$G$5]" table:style-name="ce1">
            <text:p>-0.042108</text:p>
          </table:table-cell>
          <table:table-cell office:value-type="float" office:value="-1.702999999999999E-2" table:formula="of:=[.I55]-[.$G$5]" table:style-name="ce1">
            <text:p>-0.01703</text:p>
          </table:table-cell>
          <table:table-cell office:value-type="float" office:value="5.0000200000000001" table:style-name="ce8">
            <text:p>5.00002</text:p>
          </table:table-cell>
          <table:table-cell office:value-type="float" office:value="-0.16096299999999999" table:style-name="ce8">
            <text:p>-0.160963</text:p>
          </table:table-cell>
          <table:table-cell office:value-type="float" office:value="1.74563E-3" table:style-name="ce8">
            <text:p>0.00174563</text:p>
          </table:table-cell>
          <table:table-cell table:number-columns-repeated="16369"/>
        </table:table-row>
        <table:table-row table:style-name="ro3">
          <table:table-cell office:value-type="float" office:value="1.02" table:style-name="ce1">
            <text:p>1.02</text:p>
          </table:table-cell>
          <table:table-cell office:value-type="float" office:value="-6.9519999999999998E-3" table:style-name="ce1">
            <text:p>-0.006952</text:p>
          </table:table-cell>
          <table:table-cell office:value-type="float" office:value="-1.6131E-2" table:style-name="ce7">
            <text:p>-0.016131</text:p>
          </table:table-cell>
          <table:table-cell office:value-type="float" office:value="4.0938000000000002E-2" table:style-name="ce7">
            <text:p>0.040938</text:p>
          </table:table-cell>
          <table:table-cell table:style-name="ce3"/>
          <table:table-cell office:value-type="float" office:value="5.1001000000000003" table:style-name="ce8">
            <text:p>5.1001</text:p>
          </table:table-cell>
          <table:table-cell office:value-type="float" office:value="0.66364500000000004" table:style-name="ce8">
            <text:p>0.663645</text:p>
          </table:table-cell>
          <table:table-cell office:value-type="float" office:value="0.61420600000000003" table:style-name="ce8">
            <text:p>0.614206</text:p>
          </table:table-cell>
          <table:table-cell office:value-type="float" office:value="0.62822999999999996" table:style-name="ce8">
            <text:p>0.62823</text:p>
          </table:table-cell>
          <table:table-cell office:value-type="float" office:value="9.288000000000074E-3" table:formula="of:=[.G56]-[.$G$5]" table:style-name="ce1">
            <text:p>0.009288</text:p>
          </table:table-cell>
          <table:table-cell office:value-type="float" office:value="-4.0150999999999937E-2" table:formula="of:=[.H56]-[.$G$5]" table:style-name="ce1">
            <text:p>-0.040151</text:p>
          </table:table-cell>
          <table:table-cell office:value-type="float" office:value="-2.6127000000000011E-2" table:formula="of:=[.I56]-[.$G$5]" table:style-name="ce1">
            <text:p>-0.026127</text:p>
          </table:table-cell>
          <table:table-cell office:value-type="float" office:value="5.1001000000000003" table:style-name="ce8">
            <text:p>5.1001</text:p>
          </table:table-cell>
          <table:table-cell office:value-type="float" office:value="-0.151862" table:style-name="ce8">
            <text:p>-0.151862</text:p>
          </table:table-cell>
          <table:table-cell office:value-type="float" office:value="2.6376699999999999E-2" table:style-name="ce8">
            <text:p>0.0263767</text:p>
          </table:table-cell>
          <table:table-cell table:number-columns-repeated="16369"/>
        </table:table-row>
        <table:table-row table:style-name="ro3">
          <table:table-cell office:value-type="float" office:value="1.04" table:style-name="ce1">
            <text:p>1.04</text:p>
          </table:table-cell>
          <table:table-cell office:value-type="float" office:value="-5.3749999999999996E-3" table:style-name="ce1">
            <text:p>-0.005375</text:p>
          </table:table-cell>
          <table:table-cell office:value-type="float" office:value="-1.0985999999999999E-2" table:style-name="ce7">
            <text:p>-0.010986</text:p>
          </table:table-cell>
          <table:table-cell office:value-type="float" office:value="4.3083000000000003E-2" table:style-name="ce7">
            <text:p>0.043083</text:p>
          </table:table-cell>
          <table:table-cell table:style-name="ce3"/>
          <table:table-cell office:value-type="float" office:value="5.2000200000000003" table:style-name="ce8">
            <text:p>5.20002</text:p>
          </table:table-cell>
          <table:table-cell office:value-type="float" office:value="0.68012899999999998" table:style-name="ce8">
            <text:p>0.680129</text:p>
          </table:table-cell>
          <table:table-cell office:value-type="float" office:value="0.61953000000000003" table:style-name="ce8">
            <text:p>0.61953</text:p>
          </table:table-cell>
          <table:table-cell office:value-type="float" office:value="0.62088399999999999" table:style-name="ce8">
            <text:p>0.620884</text:p>
          </table:table-cell>
          <table:table-cell office:value-type="float" office:value="2.5772000000000017E-2" table:formula="of:=[.G57]-[.$G$5]" table:style-name="ce1">
            <text:p>0.025772</text:p>
          </table:table-cell>
          <table:table-cell office:value-type="float" office:value="-3.4826999999999941E-2" table:formula="of:=[.H57]-[.$G$5]" table:style-name="ce1">
            <text:p>-0.034827</text:p>
          </table:table-cell>
          <table:table-cell office:value-type="float" office:value="-3.3472999999999975E-2" table:formula="of:=[.I57]-[.$G$5]" table:style-name="ce1">
            <text:p>-0.033473</text:p>
          </table:table-cell>
          <table:table-cell office:value-type="float" office:value="5.2000200000000003" table:style-name="ce8">
            <text:p>5.20002</text:p>
          </table:table-cell>
          <table:table-cell office:value-type="float" office:value="-0.12847800000000001" table:style-name="ce8">
            <text:p>-0.128478</text:p>
          </table:table-cell>
          <table:table-cell office:value-type="float" office:value="4.8835799999999999E-2" table:style-name="ce8">
            <text:p>0.0488358</text:p>
          </table:table-cell>
          <table:table-cell table:number-columns-repeated="16369"/>
        </table:table-row>
        <table:table-row table:style-name="ro3">
          <table:table-cell office:value-type="float" office:value="1.06" table:style-name="ce1">
            <text:p>1.06</text:p>
          </table:table-cell>
          <table:table-cell office:value-type="float" office:value="-3.699E-3" table:style-name="ce1">
            <text:p>-0.003699</text:p>
          </table:table-cell>
          <table:table-cell office:value-type="float" office:value="-5.5700000000000003E-3" table:style-name="ce7">
            <text:p>-0.00557</text:p>
          </table:table-cell>
          <table:table-cell office:value-type="float" office:value="4.5053999999999997E-2" table:style-name="ce7">
            <text:p>0.045054</text:p>
          </table:table-cell>
          <table:table-cell table:style-name="ce3"/>
          <table:table-cell office:value-type="float" office:value="5.3000800000000003" table:style-name="ce8">
            <text:p>5.30008</text:p>
          </table:table-cell>
          <table:table-cell office:value-type="float" office:value="0.69471000000000005" table:style-name="ce8">
            <text:p>0.69471</text:p>
          </table:table-cell>
          <table:table-cell office:value-type="float" office:value="0.62854299999999996" table:style-name="ce8">
            <text:p>0.628543</text:p>
          </table:table-cell>
          <table:table-cell office:value-type="float" office:value="0.61580500000000005" table:style-name="ce8">
            <text:p>0.615805</text:p>
          </table:table-cell>
          <table:table-cell office:value-type="float" office:value="4.0353000000000083E-2" table:formula="of:=[.G58]-[.$G$5]" table:style-name="ce1">
            <text:p>0.040353</text:p>
          </table:table-cell>
          <table:table-cell office:value-type="float" office:value="-2.5814000000000004E-2" table:formula="of:=[.H58]-[.$G$5]" table:style-name="ce1">
            <text:p>-0.025814</text:p>
          </table:table-cell>
          <table:table-cell office:value-type="float" office:value="-3.855199999999992E-2" table:formula="of:=[.I58]-[.$G$5]" table:style-name="ce1">
            <text:p>-0.038552</text:p>
          </table:table-cell>
          <table:table-cell office:value-type="float" office:value="5.3000800000000003" table:style-name="ce8">
            <text:p>5.30008</text:p>
          </table:table-cell>
          <table:table-cell office:value-type="float" office:value="-9.0366699999999994E-2" table:style-name="ce8">
            <text:p>-0.0903667</text:p>
          </table:table-cell>
          <table:table-cell office:value-type="float" office:value="6.9535600000000003E-2" table:style-name="ce8">
            <text:p>0.0695356</text:p>
          </table:table-cell>
          <table:table-cell table:number-columns-repeated="16369"/>
        </table:table-row>
        <table:table-row table:style-name="ro3">
          <table:table-cell office:value-type="float" office:value="1.08" table:style-name="ce1">
            <text:p>1.08</text:p>
          </table:table-cell>
          <table:table-cell office:value-type="float" office:value="-1.934E-3" table:style-name="ce1">
            <text:p>-0.001934</text:p>
          </table:table-cell>
          <table:table-cell office:value-type="float" office:value="9.1000000000000003E-5" table:style-name="ce7">
            <text:p>0.000091</text:p>
          </table:table-cell>
          <table:table-cell office:value-type="float" office:value="4.6830999999999998E-2" table:style-name="ce7">
            <text:p>0.046831</text:p>
          </table:table-cell>
          <table:table-cell table:style-name="ce3"/>
          <table:table-cell office:value-type="float" office:value="5.4000500000000002" table:style-name="ce8">
            <text:p>5.40005</text:p>
          </table:table-cell>
          <table:table-cell office:value-type="float" office:value="0.70472100000000004" table:style-name="ce8">
            <text:p>0.704721</text:p>
          </table:table-cell>
          <table:table-cell office:value-type="float" office:value="0.64125399999999999" table:style-name="ce8">
            <text:p>0.641254</text:p>
          </table:table-cell>
          <table:table-cell office:value-type="float" office:value="0.61330399999999996" table:style-name="ce8">
            <text:p>0.613304</text:p>
          </table:table-cell>
          <table:table-cell office:value-type="float" office:value="5.0364000000000075E-2" table:formula="of:=[.G59]-[.$G$5]" table:style-name="ce1">
            <text:p>0.050364</text:p>
          </table:table-cell>
          <table:table-cell office:value-type="float" office:value="-1.3102999999999976E-2" table:formula="of:=[.H59]-[.$G$5]" table:style-name="ce1">
            <text:p>-0.013103</text:p>
          </table:table-cell>
          <table:table-cell office:value-type="float" office:value="-4.1053000000000006E-2" table:formula="of:=[.I59]-[.$G$5]" table:style-name="ce1">
            <text:p>-0.041053</text:p>
          </table:table-cell>
          <table:table-cell office:value-type="float" office:value="5.4000500000000002" table:style-name="ce8">
            <text:p>5.40005</text:p>
          </table:table-cell>
          <table:table-cell office:value-type="float" office:value="-4.0185100000000001E-2" table:style-name="ce8">
            <text:p>-0.0401851</text:p>
          </table:table-cell>
          <table:table-cell office:value-type="float" office:value="8.6587600000000001E-2" table:style-name="ce8">
            <text:p>0.0865876</text:p>
          </table:table-cell>
          <table:table-cell table:number-columns-repeated="16369"/>
        </table:table-row>
        <table:table-row table:style-name="ro3">
          <table:table-cell office:value-type="float" office:value="1.1000000000000001" table:style-name="ce1">
            <text:p>1.1</text:p>
          </table:table-cell>
          <table:table-cell office:value-type="float" office:value="-9.1000000000000003E-5" table:style-name="ce1">
            <text:p>-0.000091</text:p>
          </table:table-cell>
          <table:table-cell office:value-type="float" office:value="5.9709999999999997E-3" table:style-name="ce7">
            <text:p>0.005971</text:p>
          </table:table-cell>
          <table:table-cell office:value-type="float" office:value="4.8396000000000002E-2" table:style-name="ce7">
            <text:p>0.048396</text:p>
          </table:table-cell>
          <table:table-cell table:style-name="ce3"/>
          <table:table-cell office:value-type="float" office:value="5.50014" table:style-name="ce8">
            <text:p>5.50014</text:p>
          </table:table-cell>
          <table:table-cell office:value-type="float" office:value="0.70877900000000005" table:style-name="ce8">
            <text:p>0.708779</text:p>
          </table:table-cell>
          <table:table-cell office:value-type="float" office:value="0.656968" table:style-name="ce8">
            <text:p>0.656968</text:p>
          </table:table-cell>
          <table:table-cell office:value-type="float" office:value="0.61380299999999999" table:style-name="ce8">
            <text:p>0.613803</text:p>
          </table:table-cell>
          <table:table-cell office:value-type="float" office:value="5.4422000000000081E-2" table:formula="of:=[.G60]-[.$G$5]" table:style-name="ce1">
            <text:p>0.054422</text:p>
          </table:table-cell>
          <table:table-cell office:value-type="float" office:value="2.61100000000003E-3" table:formula="of:=[.H60]-[.$G$5]" table:style-name="ce1">
            <text:p>0.002611</text:p>
          </table:table-cell>
          <table:table-cell office:value-type="float" office:value="-4.0553999999999979E-2" table:formula="of:=[.I60]-[.$G$5]" table:style-name="ce1">
            <text:p>-0.040554</text:p>
          </table:table-cell>
          <table:table-cell office:value-type="float" office:value="5.50014" table:style-name="ce8">
            <text:p>5.50014</text:p>
          </table:table-cell>
          <table:table-cell office:value-type="float" office:value="1.54422E-2" table:style-name="ce8">
            <text:p>0.0154422</text:p>
          </table:table-cell>
          <table:table-cell office:value-type="float" office:value="9.4805500000000001E-2" table:style-name="ce8">
            <text:p>0.0948055</text:p>
          </table:table-cell>
          <table:table-cell table:number-columns-repeated="16369"/>
        </table:table-row>
        <table:table-row table:style-name="ro3">
          <table:table-cell office:value-type="float" office:value="1.1200000000000001" table:style-name="ce1">
            <text:p>1.12</text:p>
          </table:table-cell>
          <table:table-cell office:value-type="float" office:value="1.818E-3" table:style-name="ce1">
            <text:p>0.001818</text:p>
          </table:table-cell>
          <table:table-cell office:value-type="float" office:value="1.2041E-2" table:style-name="ce7">
            <text:p>0.012041</text:p>
          </table:table-cell>
          <table:table-cell office:value-type="float" office:value="4.9734E-2" table:style-name="ce7">
            <text:p>0.049734</text:p>
          </table:table-cell>
          <table:table-cell table:style-name="ce3"/>
          <table:table-cell office:value-type="float" office:value="5.6000699999999997" table:style-name="ce8">
            <text:p>5.60007</text:p>
          </table:table-cell>
          <table:table-cell office:value-type="float" office:value="0.70540199999999997" table:style-name="ce8">
            <text:p>0.705402</text:p>
          </table:table-cell>
          <table:table-cell office:value-type="float" office:value="0.67412499999999997" table:style-name="ce8">
            <text:p>0.674125</text:p>
          </table:table-cell>
          <table:table-cell office:value-type="float" office:value="0.61778599999999995" table:style-name="ce8">
            <text:p>0.617786</text:p>
          </table:table-cell>
          <table:table-cell office:value-type="float" office:value="5.1045000000000007E-2" table:formula="of:=[.G61]-[.$G$5]" table:style-name="ce1">
            <text:p>0.051045</text:p>
          </table:table-cell>
          <table:table-cell office:value-type="float" office:value="1.9768000000000008E-2" table:formula="of:=[.H61]-[.$G$5]" table:style-name="ce1">
            <text:p>0.019768</text:p>
          </table:table-cell>
          <table:table-cell office:value-type="float" office:value="-3.657100000000002E-2" table:formula="of:=[.I61]-[.$G$5]" table:style-name="ce1">
            <text:p>-0.036571</text:p>
          </table:table-cell>
          <table:table-cell office:value-type="float" office:value="5.6000699999999997" table:style-name="ce8">
            <text:p>5.60007</text:p>
          </table:table-cell>
          <table:table-cell office:value-type="float" office:value="6.7837300000000003E-2" table:style-name="ce8">
            <text:p>0.0678373</text:p>
          </table:table-cell>
          <table:table-cell office:value-type="float" office:value="9.0187900000000001E-2" table:style-name="ce8">
            <text:p>0.0901879</text:p>
          </table:table-cell>
          <table:table-cell table:number-columns-repeated="16369"/>
        </table:table-row>
        <table:table-row table:style-name="ro3">
          <table:table-cell office:value-type="float" office:value="1.1399999999999999" table:style-name="ce1">
            <text:p>1.14</text:p>
          </table:table-cell>
          <table:table-cell office:value-type="float" office:value="3.7780000000000001E-3" table:style-name="ce1">
            <text:p>0.003778</text:p>
          </table:table-cell>
          <table:table-cell office:value-type="float" office:value="1.8269000000000001E-2" table:style-name="ce7">
            <text:p>0.018269</text:p>
          </table:table-cell>
          <table:table-cell office:value-type="float" office:value="5.0832000000000002E-2" table:style-name="ce7">
            <text:p>0.050832</text:p>
          </table:table-cell>
          <table:table-cell table:style-name="ce3"/>
          <table:table-cell office:value-type="float" office:value="5.7001200000000001" table:style-name="ce8">
            <text:p>5.70012</text:p>
          </table:table-cell>
          <table:table-cell office:value-type="float" office:value="0.69576800000000005" table:style-name="ce8">
            <text:p>0.695768</text:p>
          </table:table-cell>
          <table:table-cell office:value-type="float" office:value="0.68992500000000001" table:style-name="ce8">
            <text:p>0.689925</text:p>
          </table:table-cell>
          <table:table-cell office:value-type="float" office:value="0.62522299999999997" table:style-name="ce8">
            <text:p>0.625223</text:p>
          </table:table-cell>
          <table:table-cell office:value-type="float" office:value="4.1411000000000087E-2" table:formula="of:=[.G62]-[.$G$5]" table:style-name="ce1">
            <text:p>0.041411</text:p>
          </table:table-cell>
          <table:table-cell office:value-type="float" office:value="3.5568000000000044E-2" table:formula="of:=[.H62]-[.$G$5]" table:style-name="ce1">
            <text:p>0.035568</text:p>
          </table:table-cell>
          <table:table-cell office:value-type="float" office:value="-2.9133999999999993E-2" table:formula="of:=[.I62]-[.$G$5]" table:style-name="ce1">
            <text:p>-0.029134</text:p>
          </table:table-cell>
          <table:table-cell office:value-type="float" office:value="5.7001200000000001" table:style-name="ce8">
            <text:p>5.70012</text:p>
          </table:table-cell>
          <table:table-cell office:value-type="float" office:value="0.113687" table:style-name="ce8">
            <text:p>0.113687</text:p>
          </table:table-cell>
          <table:table-cell office:value-type="float" office:value="7.2491899999999998E-2" table:style-name="ce8">
            <text:p>0.0724919</text:p>
          </table:table-cell>
          <table:table-cell table:number-columns-repeated="16369"/>
        </table:table-row>
        <table:table-row table:style-name="ro3">
          <table:table-cell office:value-type="float" office:value="1.1599999999999999" table:style-name="ce1">
            <text:p>1.16</text:p>
          </table:table-cell>
          <table:table-cell office:value-type="float" office:value="5.777E-3" table:style-name="ce1">
            <text:p>0.005777</text:p>
          </table:table-cell>
          <table:table-cell office:value-type="float" office:value="2.4622999999999999E-2" table:style-name="ce7">
            <text:p>0.024623</text:p>
          </table:table-cell>
          <table:table-cell office:value-type="float" office:value="5.1679999999999997E-2" table:style-name="ce7">
            <text:p>0.05168</text:p>
          </table:table-cell>
          <table:table-cell table:style-name="ce3"/>
          <table:table-cell office:value-type="float" office:value="5.8000699999999998" table:style-name="ce8">
            <text:p>5.80007</text:p>
          </table:table-cell>
          <table:table-cell office:value-type="float" office:value="0.68164400000000003" table:style-name="ce8">
            <text:p>0.681644</text:p>
          </table:table-cell>
          <table:table-cell office:value-type="float" office:value="0.70222899999999999" table:style-name="ce8">
            <text:p>0.702229</text:p>
          </table:table-cell>
          <table:table-cell office:value-type="float" office:value="0.63616099999999998" table:style-name="ce8">
            <text:p>0.636161</text:p>
          </table:table-cell>
          <table:table-cell office:value-type="float" office:value="2.7287000000000061E-2" table:formula="of:=[.G63]-[.$G$5]" table:style-name="ce1">
            <text:p>0.027287</text:p>
          </table:table-cell>
          <table:table-cell office:value-type="float" office:value="4.7872000000000026E-2" table:formula="of:=[.H63]-[.$G$5]" table:style-name="ce1">
            <text:p>0.047872</text:p>
          </table:table-cell>
          <table:table-cell office:value-type="float" office:value="-1.819599999999999E-2" table:formula="of:=[.I63]-[.$G$5]" table:style-name="ce1">
            <text:p>-0.018196</text:p>
          </table:table-cell>
          <table:table-cell office:value-type="float" office:value="5.8000699999999998" table:style-name="ce8">
            <text:p>5.80007</text:p>
          </table:table-cell>
          <table:table-cell office:value-type="float" office:value="0.15102299999999999" table:style-name="ce8">
            <text:p>0.151023</text:p>
          </table:table-cell>
          <table:table-cell office:value-type="float" office:value="4.4961500000000001E-2" table:style-name="ce8">
            <text:p>0.0449615</text:p>
          </table:table-cell>
          <table:table-cell table:number-columns-repeated="16369"/>
        </table:table-row>
        <table:table-row table:style-name="ro3">
          <table:table-cell office:value-type="float" office:value="1.18" table:style-name="ce1">
            <text:p>1.18</text:p>
          </table:table-cell>
          <table:table-cell office:value-type="float" office:value="7.8009999999999998E-3" table:style-name="ce1">
            <text:p>0.007801</text:p>
          </table:table-cell>
          <table:table-cell office:value-type="float" office:value="3.1068999999999999E-2" table:style-name="ce7">
            <text:p>0.031069</text:p>
          </table:table-cell>
          <table:table-cell office:value-type="float" office:value="5.2269000000000003E-2" table:style-name="ce7">
            <text:p>0.052269</text:p>
          </table:table-cell>
          <table:table-cell table:style-name="ce3"/>
          <table:table-cell office:value-type="float" office:value="5.90001" table:style-name="ce8">
            <text:p>5.90001</text:p>
          </table:table-cell>
          <table:table-cell office:value-type="float" office:value="0.66515299999999999" table:style-name="ce8">
            <text:p>0.665153</text:p>
          </table:table-cell>
          <table:table-cell office:value-type="float" office:value="0.70862099999999995" table:style-name="ce8">
            <text:p>0.708621</text:p>
          </table:table-cell>
          <table:table-cell office:value-type="float" office:value="0.65034499999999995" table:style-name="ce8">
            <text:p>0.650345</text:p>
          </table:table-cell>
          <table:table-cell office:value-type="float" office:value="1.0796000000000028E-2" table:formula="of:=[.G64]-[.$G$5]" table:style-name="ce1">
            <text:p>0.010796</text:p>
          </table:table-cell>
          <table:table-cell office:value-type="float" office:value="5.4263999999999979E-2" table:formula="of:=[.H64]-[.$G$5]" table:style-name="ce1">
            <text:p>0.054264</text:p>
          </table:table-cell>
          <table:table-cell office:value-type="float" office:value="-4.0120000000000156E-3" table:formula="of:=[.I64]-[.$G$5]" table:style-name="ce1">
            <text:p>-0.004012</text:p>
          </table:table-cell>
          <table:table-cell office:value-type="float" office:value="5.90001" table:style-name="ce8">
            <text:p>5.90001</text:p>
          </table:table-cell>
          <table:table-cell office:value-type="float" office:value="0.17154800000000001" table:style-name="ce8">
            <text:p>0.171548</text:p>
          </table:table-cell>
          <table:table-cell office:value-type="float" office:value="1.2112899999999999E-2" table:style-name="ce8">
            <text:p>0.0121129</text:p>
          </table:table-cell>
          <table:table-cell table:number-columns-repeated="16369"/>
        </table:table-row>
        <table:table-row table:style-name="ro3">
          <table:table-cell office:value-type="float" office:value="1.2" table:style-name="ce1">
            <text:p>1.2</text:p>
          </table:table-cell>
          <table:table-cell office:value-type="float" office:value="9.835E-3" table:style-name="ce1">
            <text:p>0.009835</text:p>
          </table:table-cell>
          <table:table-cell office:value-type="float" office:value="3.7573000000000002E-2" table:style-name="ce7">
            <text:p>0.037573</text:p>
          </table:table-cell>
          <table:table-cell office:value-type="float" office:value="5.2595999999999997E-2" table:style-name="ce7">
            <text:p>0.052596</text:p>
          </table:table-cell>
          <table:table-cell table:style-name="ce3"/>
          <table:table-cell office:value-type="float" office:value="6.0000799999999996" table:style-name="ce8">
            <text:p>6.00008</text:p>
          </table:table-cell>
          <table:table-cell office:value-type="float" office:value="0.64919700000000002" table:style-name="ce8">
            <text:p>0.649197</text:p>
          </table:table-cell>
          <table:table-cell office:value-type="float" office:value="0.70710799999999996" table:style-name="ce8">
            <text:p>0.707108</text:p>
          </table:table-cell>
          <table:table-cell office:value-type="float" office:value="0.66655799999999998" table:style-name="ce8">
            <text:p>0.666558</text:p>
          </table:table-cell>
          <table:table-cell office:value-type="float" office:value="-5.1599999999999424E-3" table:formula="of:=[.G65]-[.$G$5]" table:style-name="ce1">
            <text:p>-0.00516</text:p>
          </table:table-cell>
          <table:table-cell office:value-type="float" office:value="5.2750999999999992E-2" table:formula="of:=[.H65]-[.$G$5]" table:style-name="ce1">
            <text:p>0.052751</text:p>
          </table:table-cell>
          <table:table-cell office:value-type="float" office:value="1.2201000000000017E-2" table:formula="of:=[.I65]-[.$G$5]" table:style-name="ce1">
            <text:p>0.012201</text:p>
          </table:table-cell>
          <table:table-cell office:value-type="float" office:value="6.0000799999999996" table:style-name="ce8">
            <text:p>6.00008</text:p>
          </table:table-cell>
          <table:table-cell office:value-type="float" office:value="0.16897899999999999" table:style-name="ce8">
            <text:p>0.168979</text:p>
          </table:table-cell>
          <table:table-cell office:value-type="float" office:value="-1.9952899999999999E-2" table:style-name="ce8">
            <text:p>-0.0199529</text:p>
          </table:table-cell>
          <table:table-cell table:number-columns-repeated="16369"/>
        </table:table-row>
        <table:table-row table:style-name="ro3">
          <table:table-cell office:value-type="float" office:value="1.22" table:style-name="ce1">
            <text:p>1.22</text:p>
          </table:table-cell>
          <table:table-cell office:value-type="float" office:value="1.1867000000000001E-2" table:style-name="ce1">
            <text:p>0.011867</text:p>
          </table:table-cell>
          <table:table-cell office:value-type="float" office:value="4.41E-2" table:style-name="ce7">
            <text:p>0.0441</text:p>
          </table:table-cell>
          <table:table-cell office:value-type="float" office:value="5.2657000000000002E-2" table:style-name="ce7">
            <text:p>0.052657</text:p>
          </table:table-cell>
          <table:table-cell table:style-name="ce3"/>
          <table:table-cell office:value-type="float" office:value="6.1001200000000004" table:style-name="ce8">
            <text:p>6.10012</text:p>
          </table:table-cell>
          <table:table-cell office:value-type="float" office:value="0.63550700000000004" table:style-name="ce8">
            <text:p>0.635507</text:p>
          </table:table-cell>
          <table:table-cell office:value-type="float" office:value="0.69950699999999999" table:style-name="ce8">
            <text:p>0.699507</text:p>
          </table:table-cell>
          <table:table-cell office:value-type="float" office:value="0.68307600000000002" table:style-name="ce8">
            <text:p>0.683076</text:p>
          </table:table-cell>
          <table:table-cell office:value-type="float" office:value="-1.8849999999999922E-2" table:formula="of:=[.G66]-[.$G$5]" table:style-name="ce1">
            <text:p>-0.01885</text:p>
          </table:table-cell>
          <table:table-cell office:value-type="float" office:value="4.5150000000000023E-2" table:formula="of:=[.H66]-[.$G$5]" table:style-name="ce1">
            <text:p>0.04515</text:p>
          </table:table-cell>
          <table:table-cell office:value-type="float" office:value="2.871900000000005E-2" table:formula="of:=[.I66]-[.$G$5]" table:style-name="ce1">
            <text:p>0.028719</text:p>
          </table:table-cell>
          <table:table-cell office:value-type="float" office:value="6.1001200000000004" table:style-name="ce8">
            <text:p>6.10012</text:p>
          </table:table-cell>
          <table:table-cell office:value-type="float" office:value="0.146089" table:style-name="ce8">
            <text:p>0.146089</text:p>
          </table:table-cell>
          <table:table-cell office:value-type="float" office:value="-4.6108900000000001E-2" table:style-name="ce8">
            <text:p>-0.0461089</text:p>
          </table:table-cell>
          <table:table-cell table:number-columns-repeated="16369"/>
        </table:table-row>
        <table:table-row table:style-name="ro3">
          <table:table-cell office:value-type="float" office:value="1.24" table:style-name="ce1">
            <text:p>1.24</text:p>
          </table:table-cell>
          <table:table-cell office:value-type="float" office:value="1.3883E-2" table:style-name="ce1">
            <text:p>0.013883</text:p>
          </table:table-cell>
          <table:table-cell office:value-type="float" office:value="5.0615E-2" table:style-name="ce7">
            <text:p>0.050615</text:p>
          </table:table-cell>
          <table:table-cell office:value-type="float" office:value="5.2454000000000001E-2" table:style-name="ce7">
            <text:p>0.052454</text:p>
          </table:table-cell>
          <table:table-cell table:style-name="ce3"/>
          <table:table-cell office:value-type="float" office:value="6.2000900000000003" table:style-name="ce8">
            <text:p>6.20009</text:p>
          </table:table-cell>
          <table:table-cell office:value-type="float" office:value="0.624579" table:style-name="ce8">
            <text:p>0.624579</text:p>
          </table:table-cell>
          <table:table-cell office:value-type="float" office:value="0.68650699999999998" table:style-name="ce8">
            <text:p>0.686507</text:p>
          </table:table-cell>
          <table:table-cell office:value-type="float" office:value="0.69846699999999995" table:style-name="ce8">
            <text:p>0.698467</text:p>
          </table:table-cell>
          <table:table-cell office:value-type="float" office:value="-2.9777999999999971E-2" table:formula="of:=[.G67]-[.$G$5]" table:style-name="ce1">
            <text:p>-0.029778</text:p>
          </table:table-cell>
          <table:table-cell office:value-type="float" office:value="3.2150000000000012E-2" table:formula="of:=[.H67]-[.$G$5]" table:style-name="ce1">
            <text:p>0.03215</text:p>
          </table:table-cell>
          <table:table-cell office:value-type="float" office:value="4.4109999999999983E-2" table:formula="of:=[.I67]-[.$G$5]" table:style-name="ce1">
            <text:p>0.04411</text:p>
          </table:table-cell>
          <table:table-cell office:value-type="float" office:value="6.2000900000000003" table:style-name="ce8">
            <text:p>6.20009</text:p>
          </table:table-cell>
          <table:table-cell office:value-type="float" office:value="0.106057" table:style-name="ce8">
            <text:p>0.106057</text:p>
          </table:table-cell>
          <table:table-cell office:value-type="float" office:value="-6.4366199999999998E-2" table:style-name="ce8">
            <text:p>-0.0643662</text:p>
          </table:table-cell>
          <table:table-cell table:number-columns-repeated="16369"/>
        </table:table-row>
        <table:table-row table:style-name="ro3">
          <table:table-cell office:value-type="float" office:value="1.26" table:style-name="ce1">
            <text:p>1.26</text:p>
          </table:table-cell>
          <table:table-cell office:value-type="float" office:value="1.5869999999999999E-2" table:style-name="ce1">
            <text:p>0.01587</text:p>
          </table:table-cell>
          <table:table-cell office:value-type="float" office:value="5.7084000000000003E-2" table:style-name="ce7">
            <text:p>0.057084</text:p>
          </table:table-cell>
          <table:table-cell office:value-type="float" office:value="5.1987999999999999E-2" table:style-name="ce7">
            <text:p>0.051988</text:p>
          </table:table-cell>
          <table:table-cell table:style-name="ce3"/>
          <table:table-cell office:value-type="float" office:value="6.3000400000000001" table:style-name="ce8">
            <text:p>6.30004</text:p>
          </table:table-cell>
          <table:table-cell office:value-type="float" office:value="0.61687800000000004" table:style-name="ce8">
            <text:p>0.616878</text:p>
          </table:table-cell>
          <table:table-cell office:value-type="float" office:value="0.67093999999999998" table:style-name="ce8">
            <text:p>0.67094</text:p>
          </table:table-cell>
          <table:table-cell office:value-type="float" office:value="0.70847899999999997" table:style-name="ce8">
            <text:p>0.708479</text:p>
          </table:table-cell>
          <table:table-cell office:value-type="float" office:value="-3.7478999999999929E-2" table:formula="of:=[.G68]-[.$G$5]" table:style-name="ce1">
            <text:p>-0.037479</text:p>
          </table:table-cell>
          <table:table-cell office:value-type="float" office:value="1.6583000000000014E-2" table:formula="of:=[.H68]-[.$G$5]" table:style-name="ce1">
            <text:p>0.016583</text:p>
          </table:table-cell>
          <table:table-cell office:value-type="float" office:value="5.4122000000000003E-2" table:formula="of:=[.I68]-[.$G$5]" table:style-name="ce1">
            <text:p>0.054122</text:p>
          </table:table-cell>
          <table:table-cell office:value-type="float" office:value="6.3000400000000001" table:style-name="ce8">
            <text:p>6.30004</text:p>
          </table:table-cell>
          <table:table-cell office:value-type="float" office:value="5.5086499999999997E-2" table:style-name="ce8">
            <text:p>0.0550865</text:p>
          </table:table-cell>
          <table:table-cell office:value-type="float" office:value="-7.3599399999999995E-2" table:style-name="ce8">
            <text:p>-0.0735994</text:p>
          </table:table-cell>
          <table:table-cell table:number-columns-repeated="16369"/>
        </table:table-row>
        <table:table-row table:style-name="ro3">
          <table:table-cell office:value-type="float" office:value="1.28" table:style-name="ce1">
            <text:p>1.28</text:p>
          </table:table-cell>
          <table:table-cell office:value-type="float" office:value="1.7815999999999999E-2" table:style-name="ce1">
            <text:p>0.017816</text:p>
          </table:table-cell>
          <table:table-cell office:value-type="float" office:value="6.3472000000000001E-2" table:style-name="ce7">
            <text:p>0.063472</text:p>
          </table:table-cell>
          <table:table-cell office:value-type="float" office:value="5.1265999999999999E-2" table:style-name="ce7">
            <text:p>0.051266</text:p>
          </table:table-cell>
          <table:table-cell table:style-name="ce3"/>
          <table:table-cell office:value-type="float" office:value="6.4001200000000003" table:style-name="ce8">
            <text:p>6.40012</text:p>
          </table:table-cell>
          <table:table-cell office:value-type="float" office:value="0.61211899999999997" table:style-name="ce8">
            <text:p>0.612119</text:p>
          </table:table-cell>
          <table:table-cell office:value-type="float" office:value="0.65542100000000003" table:style-name="ce8">
            <text:p>0.655421</text:p>
          </table:table-cell>
          <table:table-cell office:value-type="float" office:value="0.71035099999999995" table:style-name="ce8">
            <text:p>0.710351</text:p>
          </table:table-cell>
          <table:table-cell office:value-type="float" office:value="-4.2237999999999998E-2" table:formula="of:=[.G69]-[.$G$5]" table:style-name="ce1">
            <text:p>-0.042238</text:p>
          </table:table-cell>
          <table:table-cell office:value-type="float" office:value="1.0640000000000649E-3" table:formula="of:=[.H69]-[.$G$5]" table:style-name="ce1">
            <text:p>0.001064</text:p>
          </table:table-cell>
          <table:table-cell office:value-type="float" office:value="5.5993999999999988E-2" table:formula="of:=[.I69]-[.$G$5]" table:style-name="ce1">
            <text:p>0.055994</text:p>
          </table:table-cell>
          <table:table-cell office:value-type="float" office:value="6.4001200000000003" table:style-name="ce8">
            <text:p>6.40012</text:p>
          </table:table-cell>
          <table:table-cell office:value-type="float" office:value="-7.0800300000000002E-4" table:style-name="ce8">
            <text:p>-0.000708003</text:p>
          </table:table-cell>
          <table:table-cell office:value-type="float" office:value="-7.5075799999999998E-2" table:style-name="ce8">
            <text:p>-0.0750758</text:p>
          </table:table-cell>
          <table:table-cell table:number-columns-repeated="16369"/>
        </table:table-row>
        <table:table-row table:style-name="ro3">
          <table:table-cell office:value-type="float" office:value="1.3" table:style-name="ce1">
            <text:p>1.3</text:p>
          </table:table-cell>
          <table:table-cell office:value-type="float" office:value="1.9709000000000001E-2" table:style-name="ce1">
            <text:p>0.019709</text:p>
          </table:table-cell>
          <table:table-cell office:value-type="float" office:value="6.9748000000000004E-2" table:style-name="ce7">
            <text:p>0.069748</text:p>
          </table:table-cell>
          <table:table-cell office:value-type="float" office:value="5.0292999999999997E-2" table:style-name="ce7">
            <text:p>0.050293</text:p>
          </table:table-cell>
          <table:table-cell table:style-name="ce3"/>
          <table:table-cell office:value-type="float" office:value="6.5000600000000004" table:style-name="ce8">
            <text:p>6.50006</text:p>
          </table:table-cell>
          <table:table-cell office:value-type="float" office:value="0.61071299999999995" table:style-name="ce8">
            <text:p>0.610713</text:p>
          </table:table-cell>
          <table:table-cell office:value-type="float" office:value="0.64161999999999997" table:style-name="ce8">
            <text:p>0.64162</text:p>
          </table:table-cell>
          <table:table-cell office:value-type="float" office:value="0.70463299999999995" table:style-name="ce8">
            <text:p>0.704633</text:p>
          </table:table-cell>
          <table:table-cell office:value-type="float" office:value="-4.3644000000000016E-2" table:formula="of:=[.G70]-[.$G$5]" table:style-name="ce1">
            <text:p>-0.043644</text:p>
          </table:table-cell>
          <table:table-cell office:value-type="float" office:value="-1.2736999999999998E-2" table:formula="of:=[.H70]-[.$G$5]" table:style-name="ce1">
            <text:p>-0.012737</text:p>
          </table:table-cell>
          <table:table-cell office:value-type="float" office:value="5.0275999999999987E-2" table:formula="of:=[.I70]-[.$G$5]" table:style-name="ce1">
            <text:p>0.050276</text:p>
          </table:table-cell>
          <table:table-cell office:value-type="float" office:value="6.5000600000000004" table:style-name="ce8">
            <text:p>6.50006</text:p>
          </table:table-cell>
          <table:table-cell office:value-type="float" office:value="-5.3254799999999998E-2" table:style-name="ce8">
            <text:p>-0.0532548</text:p>
          </table:table-cell>
          <table:table-cell office:value-type="float" office:value="-7.3070899999999994E-2" table:style-name="ce8">
            <text:p>-0.0730709</text:p>
          </table:table-cell>
          <table:table-cell table:number-columns-repeated="16369"/>
        </table:table-row>
        <table:table-row table:style-name="ro3">
          <table:table-cell office:value-type="float" office:value="1.32" table:style-name="ce1">
            <text:p>1.32</text:p>
          </table:table-cell>
          <table:table-cell office:value-type="float" office:value="2.154E-2" table:style-name="ce1">
            <text:p>0.02154</text:p>
          </table:table-cell>
          <table:table-cell office:value-type="float" office:value="7.5879000000000002E-2" table:style-name="ce7">
            <text:p>0.075879</text:p>
          </table:table-cell>
          <table:table-cell office:value-type="float" office:value="4.9078999999999998E-2" table:style-name="ce7">
            <text:p>0.049079</text:p>
          </table:table-cell>
          <table:table-cell table:style-name="ce3"/>
          <table:table-cell office:value-type="float" office:value="6.6000899999999998" table:style-name="ce8">
            <text:p>6.60009</text:p>
          </table:table-cell>
          <table:table-cell office:value-type="float" office:value="0.61295900000000003" table:style-name="ce8">
            <text:p>0.612959</text:p>
          </table:table-cell>
          <table:table-cell office:value-type="float" office:value="0.63021700000000003" table:style-name="ce8">
            <text:p>0.630217</text:p>
          </table:table-cell>
          <table:table-cell office:value-type="float" office:value="0.69200200000000001" table:style-name="ce8">
            <text:p>0.692002</text:p>
          </table:table-cell>
          <table:table-cell office:value-type="float" office:value="-4.1397999999999935E-2" table:formula="of:=[.G71]-[.$G$5]" table:style-name="ce1">
            <text:p>-0.041398</text:p>
          </table:table-cell>
          <table:table-cell office:value-type="float" office:value="-2.4139999999999939E-2" table:formula="of:=[.H71]-[.$G$5]" table:style-name="ce1">
            <text:p>-0.02414</text:p>
          </table:table-cell>
          <table:table-cell office:value-type="float" office:value="3.764500000000004E-2" table:formula="of:=[.I71]-[.$G$5]" table:style-name="ce1">
            <text:p>0.037645</text:p>
          </table:table-cell>
          <table:table-cell office:value-type="float" office:value="6.6000899999999998" table:style-name="ce8">
            <text:p>6.60009</text:p>
          </table:table-cell>
          <table:table-cell office:value-type="float" office:value="-9.93975E-2" table:style-name="ce8">
            <text:p>-0.0993975</text:p>
          </table:table-cell>
          <table:table-cell office:value-type="float" office:value="-6.8364499999999995E-2" table:style-name="ce8">
            <text:p>-0.0683645</text:p>
          </table:table-cell>
          <table:table-cell table:number-columns-repeated="16369"/>
        </table:table-row>
        <table:table-row table:style-name="ro3">
          <table:table-cell office:value-type="float" office:value="1.34" table:style-name="ce1">
            <text:p>1.34</text:p>
          </table:table-cell>
          <table:table-cell office:value-type="float" office:value="2.3296999999999998E-2" table:style-name="ce1">
            <text:p>0.023297</text:p>
          </table:table-cell>
          <table:table-cell office:value-type="float" office:value="8.1835000000000005E-2" table:style-name="ce7">
            <text:p>0.081835</text:p>
          </table:table-cell>
          <table:table-cell office:value-type="float" office:value="4.7633000000000002E-2" table:style-name="ce7">
            <text:p>0.047633</text:p>
          </table:table-cell>
          <table:table-cell table:style-name="ce3"/>
          <table:table-cell office:value-type="float" office:value="6.7000099999999998" table:style-name="ce8">
            <text:p>6.70001</text:p>
          </table:table-cell>
          <table:table-cell office:value-type="float" office:value="0.61767000000000005" table:style-name="ce8">
            <text:p>0.61767</text:p>
          </table:table-cell>
          <table:table-cell office:value-type="float" office:value="0.62082800000000005" table:style-name="ce8">
            <text:p>0.620828</text:p>
          </table:table-cell>
          <table:table-cell office:value-type="float" office:value="0.67568300000000003" table:style-name="ce8">
            <text:p>0.675683</text:p>
          </table:table-cell>
          <table:table-cell office:value-type="float" office:value="-3.6686999999999914E-2" table:formula="of:=[.G72]-[.$G$5]" table:style-name="ce1">
            <text:p>-0.036687</text:p>
          </table:table-cell>
          <table:table-cell office:value-type="float" office:value="-3.352899999999992E-2" table:formula="of:=[.H72]-[.$G$5]" table:style-name="ce1">
            <text:p>-0.033529</text:p>
          </table:table-cell>
          <table:table-cell office:value-type="float" office:value="2.1326000000000067E-2" table:formula="of:=[.I72]-[.$G$5]" table:style-name="ce1">
            <text:p>0.021326</text:p>
          </table:table-cell>
          <table:table-cell office:value-type="float" office:value="6.7000099999999998" table:style-name="ce8">
            <text:p>6.70001</text:p>
          </table:table-cell>
          <table:table-cell office:value-type="float" office:value="-0.13672100000000001" table:style-name="ce8">
            <text:p>-0.136721</text:p>
          </table:table-cell>
          <table:table-cell office:value-type="float" office:value="-5.5902E-2" table:style-name="ce8">
            <text:p>-0.055902</text:p>
          </table:table-cell>
          <table:table-cell table:number-columns-repeated="16369"/>
        </table:table-row>
        <table:table-row table:style-name="ro3">
          <table:table-cell office:value-type="float" office:value="1.36" table:style-name="ce1">
            <text:p>1.36</text:p>
          </table:table-cell>
          <table:table-cell office:value-type="float" office:value="2.4974E-2" table:style-name="ce1">
            <text:p>0.024974</text:p>
          </table:table-cell>
          <table:table-cell office:value-type="float" office:value="8.7589E-2" table:style-name="ce7">
            <text:p>0.087589</text:p>
          </table:table-cell>
          <table:table-cell office:value-type="float" office:value="4.5969000000000003E-2" table:style-name="ce7">
            <text:p>0.045969</text:p>
          </table:table-cell>
          <table:table-cell table:style-name="ce3"/>
          <table:table-cell office:value-type="float" office:value="6.8" table:style-name="ce8">
            <text:p>6.8</text:p>
          </table:table-cell>
          <table:table-cell office:value-type="float" office:value="0.62424000000000002" table:style-name="ce8">
            <text:p>0.62424</text:p>
          </table:table-cell>
          <table:table-cell office:value-type="float" office:value="0.61432399999999998" table:style-name="ce8">
            <text:p>0.614324</text:p>
          </table:table-cell>
          <table:table-cell office:value-type="float" office:value="0.65924499999999997" table:style-name="ce8">
            <text:p>0.659245</text:p>
          </table:table-cell>
          <table:table-cell office:value-type="float" office:value="-3.0116999999999949E-2" table:formula="of:=[.G73]-[.$G$5]" table:style-name="ce1">
            <text:p>-0.030117</text:p>
          </table:table-cell>
          <table:table-cell office:value-type="float" office:value="-4.0032999999999985E-2" table:formula="of:=[.H73]-[.$G$5]" table:style-name="ce1">
            <text:p>-0.040033</text:p>
          </table:table-cell>
          <table:table-cell office:value-type="float" office:value="4.8880000000000035E-3" table:formula="of:=[.I73]-[.$G$5]" table:style-name="ce1">
            <text:p>0.004888</text:p>
          </table:table-cell>
          <table:table-cell office:value-type="float" office:value="6.8" table:style-name="ce8">
            <text:p>6.8</text:p>
          </table:table-cell>
          <table:table-cell office:value-type="float" office:value="-0.15945400000000001" table:style-name="ce8">
            <text:p>-0.159454</text:p>
          </table:table-cell>
          <table:table-cell office:value-type="float" office:value="-3.3652500000000002E-2" table:style-name="ce8">
            <text:p>-0.0336525</text:p>
          </table:table-cell>
          <table:table-cell table:number-columns-repeated="16369"/>
        </table:table-row>
        <table:table-row table:style-name="ro3">
          <table:table-cell office:value-type="float" office:value="1.38" table:style-name="ce1">
            <text:p>1.38</text:p>
          </table:table-cell>
          <table:table-cell office:value-type="float" office:value="2.6563E-2" table:style-name="ce1">
            <text:p>0.026563</text:p>
          </table:table-cell>
          <table:table-cell office:value-type="float" office:value="9.3114000000000002E-2" table:style-name="ce7">
            <text:p>0.093114</text:p>
          </table:table-cell>
          <table:table-cell office:value-type="float" office:value="4.4096999999999997E-2" table:style-name="ce7">
            <text:p>0.044097</text:p>
          </table:table-cell>
          <table:table-cell table:style-name="ce3"/>
          <table:table-cell office:value-type="float" office:value="6.9001099999999997" table:style-name="ce8">
            <text:p>6.90011</text:p>
          </table:table-cell>
          <table:table-cell office:value-type="float" office:value="0.63279399999999997" table:style-name="ce8">
            <text:p>0.632794</text:p>
          </table:table-cell>
          <table:table-cell office:value-type="float" office:value="0.61096399999999995" table:style-name="ce8">
            <text:p>0.610964</text:p>
          </table:table-cell>
          <table:table-cell office:value-type="float" office:value="0.64471699999999998" table:style-name="ce8">
            <text:p>0.644717</text:p>
          </table:table-cell>
          <table:table-cell office:value-type="float" office:value="-2.1562999999999999E-2" table:formula="of:=[.G74]-[.$G$5]" table:style-name="ce1">
            <text:p>-0.021563</text:p>
          </table:table-cell>
          <table:table-cell office:value-type="float" office:value="-4.3393000000000015E-2" table:formula="of:=[.H74]-[.$G$5]" table:style-name="ce1">
            <text:p>-0.043393</text:p>
          </table:table-cell>
          <table:table-cell office:value-type="float" office:value="-9.6399999999999819E-3" table:formula="of:=[.I74]-[.$G$5]" table:style-name="ce1">
            <text:p>-0.00964</text:p>
          </table:table-cell>
          <table:table-cell office:value-type="float" office:value="6.9001099999999997" table:style-name="ce8">
            <text:p>6.90011</text:p>
          </table:table-cell>
          <table:table-cell office:value-type="float" office:value="-0.166764" table:style-name="ce8">
            <text:p>-0.166764</text:p>
          </table:table-cell>
          <table:table-cell office:value-type="float" office:value="-5.88479E-3" table:style-name="ce8">
            <text:p>-0.00588479</text:p>
          </table:table-cell>
          <table:table-cell table:number-columns-repeated="16369"/>
        </table:table-row>
        <table:table-row table:style-name="ro3">
          <table:table-cell office:value-type="float" office:value="1.4" table:style-name="ce1">
            <text:p>1.4</text:p>
          </table:table-cell>
          <table:table-cell office:value-type="float" office:value="2.8058E-2" table:style-name="ce1">
            <text:p>0.028058</text:p>
          </table:table-cell>
          <table:table-cell office:value-type="float" office:value="9.8383999999999999E-2" table:style-name="ce7">
            <text:p>0.098384</text:p>
          </table:table-cell>
          <table:table-cell office:value-type="float" office:value="4.2032E-2" table:style-name="ce7">
            <text:p>0.042032</text:p>
          </table:table-cell>
          <table:table-cell table:style-name="ce3"/>
          <table:table-cell office:value-type="float" office:value="7.00007" table:style-name="ce8">
            <text:p>7.00007</text:p>
          </table:table-cell>
          <table:table-cell office:value-type="float" office:value="0.64326700000000003" table:style-name="ce8">
            <text:p>0.643267</text:p>
          </table:table-cell>
          <table:table-cell office:value-type="float" office:value="0.61042300000000005" table:style-name="ce8">
            <text:p>0.610423</text:p>
          </table:table-cell>
          <table:table-cell office:value-type="float" office:value="0.63269500000000001" table:style-name="ce8">
            <text:p>0.632695</text:p>
          </table:table-cell>
          <table:table-cell office:value-type="float" office:value="-1.1089999999999933E-2" table:formula="of:=[.G75]-[.$G$5]" table:style-name="ce1">
            <text:p>-0.01109</text:p>
          </table:table-cell>
          <table:table-cell office:value-type="float" office:value="-4.3933999999999918E-2" table:formula="of:=[.H75]-[.$G$5]" table:style-name="ce1">
            <text:p>-0.043934</text:p>
          </table:table-cell>
          <table:table-cell office:value-type="float" office:value="-2.1661999999999959E-2" table:formula="of:=[.I75]-[.$G$5]" table:style-name="ce1">
            <text:p>-0.021662</text:p>
          </table:table-cell>
          <table:table-cell office:value-type="float" office:value="7.00007" table:style-name="ce8">
            <text:p>7.00007</text:p>
          </table:table-cell>
          <table:table-cell office:value-type="float" office:value="-0.16311500000000001" table:style-name="ce8">
            <text:p>-0.163115</text:p>
          </table:table-cell>
          <table:table-cell office:value-type="float" office:value="1.6389600000000001E-2" table:style-name="ce8">
            <text:p>0.0163896</text:p>
          </table:table-cell>
          <table:table-cell table:number-columns-repeated="16369"/>
        </table:table-row>
        <table:table-row table:style-name="ro3">
          <table:table-cell office:value-type="float" office:value="1.42" table:style-name="ce1">
            <text:p>1.42</text:p>
          </table:table-cell>
          <table:table-cell office:value-type="float" office:value="2.9454000000000001E-2" table:style-name="ce1">
            <text:p>0.029454</text:p>
          </table:table-cell>
          <table:table-cell office:value-type="float" office:value="0.103377" table:style-name="ce7">
            <text:p>0.103377</text:p>
          </table:table-cell>
          <table:table-cell office:value-type="float" office:value="3.9787999999999997E-2" table:style-name="ce7">
            <text:p>0.039788</text:p>
          </table:table-cell>
          <table:table-cell table:style-name="ce3"/>
          <table:table-cell office:value-type="float" office:value="7.1001000000000003" table:style-name="ce8">
            <text:p>7.1001</text:p>
          </table:table-cell>
          <table:table-cell office:value-type="float" office:value="0.65527800000000003" table:style-name="ce8">
            <text:p>0.655278</text:p>
          </table:table-cell>
          <table:table-cell office:value-type="float" office:value="0.612985" table:style-name="ce8">
            <text:p>0.612985</text:p>
          </table:table-cell>
          <table:table-cell office:value-type="float" office:value="0.62308699999999995" table:style-name="ce8">
            <text:p>0.623087</text:p>
          </table:table-cell>
          <table:table-cell office:value-type="float" office:value="9.2100000000006066E-4" table:formula="of:=[.G76]-[.$G$5]" table:style-name="ce1">
            <text:p>0.000921</text:p>
          </table:table-cell>
          <table:table-cell office:value-type="float" office:value="-4.1371999999999964E-2" table:formula="of:=[.H76]-[.$G$5]" table:style-name="ce1">
            <text:p>-0.041372</text:p>
          </table:table-cell>
          <table:table-cell office:value-type="float" office:value="-3.127000000000002E-2" table:formula="of:=[.I76]-[.$G$5]" table:style-name="ce1">
            <text:p>-0.03127</text:p>
          </table:table-cell>
          <table:table-cell office:value-type="float" office:value="7.1001000000000003" table:style-name="ce8">
            <text:p>7.1001</text:p>
          </table:table-cell>
          <table:table-cell office:value-type="float" office:value="-0.14923700000000001" table:style-name="ce8">
            <text:p>-0.149237</text:p>
          </table:table-cell>
          <table:table-cell office:value-type="float" office:value="3.33064E-2" table:style-name="ce8">
            <text:p>0.0333064</text:p>
          </table:table-cell>
          <table:table-cell table:number-columns-repeated="16369"/>
        </table:table-row>
        <table:table-row table:style-name="ro3">
          <table:table-cell office:value-type="float" office:value="1.44" table:style-name="ce1">
            <text:p>1.44</text:p>
          </table:table-cell>
          <table:table-cell office:value-type="float" office:value="3.0745999999999999E-2" table:style-name="ce1">
            <text:p>0.030746</text:p>
          </table:table-cell>
          <table:table-cell office:value-type="float" office:value="0.108073" table:style-name="ce7">
            <text:p>0.108073</text:p>
          </table:table-cell>
          <table:table-cell office:value-type="float" office:value="3.7378000000000002E-2" table:style-name="ce7">
            <text:p>0.037378</text:p>
          </table:table-cell>
          <table:table-cell table:style-name="ce3"/>
          <table:table-cell office:value-type="float" office:value="7.2000500000000001" table:style-name="ce8">
            <text:p>7.20005</text:p>
          </table:table-cell>
          <table:table-cell office:value-type="float" office:value="0.66816299999999995" table:style-name="ce8">
            <text:p>0.668163</text:p>
          </table:table-cell>
          <table:table-cell office:value-type="float" office:value="0.61838300000000002" table:style-name="ce8">
            <text:p>0.618383</text:p>
          </table:table-cell>
          <table:table-cell office:value-type="float" office:value="0.61601099999999998" table:style-name="ce8">
            <text:p>0.616011</text:p>
          </table:table-cell>
          <table:table-cell office:value-type="float" office:value="1.3805999999999985E-2" table:formula="of:=[.G77]-[.$G$5]" table:style-name="ce1">
            <text:p>0.013806</text:p>
          </table:table-cell>
          <table:table-cell office:value-type="float" office:value="-3.597399999999995E-2" table:formula="of:=[.H77]-[.$G$5]" table:style-name="ce1">
            <text:p>-0.035974</text:p>
          </table:table-cell>
          <table:table-cell office:value-type="float" office:value="-3.8345999999999991E-2" table:formula="of:=[.I77]-[.$G$5]" table:style-name="ce1">
            <text:p>-0.038346</text:p>
          </table:table-cell>
          <table:table-cell office:value-type="float" office:value="7.2000500000000001" table:style-name="ce8">
            <text:p>7.20005</text:p>
          </table:table-cell>
          <table:table-cell office:value-type="float" office:value="-0.12554299999999999" table:style-name="ce8">
            <text:p>-0.125543</text:p>
          </table:table-cell>
          <table:table-cell office:value-type="float" office:value="4.85586E-2" table:style-name="ce8">
            <text:p>0.0485586</text:p>
          </table:table-cell>
          <table:table-cell table:number-columns-repeated="16369"/>
        </table:table-row>
        <table:table-row table:style-name="ro3">
          <table:table-cell office:value-type="float" office:value="1.46" table:style-name="ce1">
            <text:p>1.46</text:p>
          </table:table-cell>
          <table:table-cell office:value-type="float" office:value="3.1932000000000002E-2" table:style-name="ce1">
            <text:p>0.031932</text:p>
          </table:table-cell>
          <table:table-cell office:value-type="float" office:value="0.112452" table:style-name="ce7">
            <text:p>0.112452</text:p>
          </table:table-cell>
          <table:table-cell office:value-type="float" office:value="3.4818000000000002E-2" table:style-name="ce7">
            <text:p>0.034818</text:p>
          </table:table-cell>
          <table:table-cell table:style-name="ce3"/>
          <table:table-cell office:value-type="float" office:value="7.3000699999999998" table:style-name="ce8">
            <text:p>7.30007</text:p>
          </table:table-cell>
          <table:table-cell office:value-type="float" office:value="0.68022800000000005" table:style-name="ce8">
            <text:p>0.680228</text:p>
          </table:table-cell>
          <table:table-cell office:value-type="float" office:value="0.62641599999999997" table:style-name="ce8">
            <text:p>0.626416</text:p>
          </table:table-cell>
          <table:table-cell office:value-type="float" office:value="0.61169300000000004" table:style-name="ce8">
            <text:p>0.611693</text:p>
          </table:table-cell>
          <table:table-cell office:value-type="float" office:value="2.5871000000000088E-2" table:formula="of:=[.G78]-[.$G$5]" table:style-name="ce1">
            <text:p>0.025871</text:p>
          </table:table-cell>
          <table:table-cell office:value-type="float" office:value="-2.7940999999999994E-2" table:formula="of:=[.H78]-[.$G$5]" table:style-name="ce1">
            <text:p>-0.027941</text:p>
          </table:table-cell>
          <table:table-cell office:value-type="float" office:value="-4.2663999999999924E-2" table:formula="of:=[.I78]-[.$G$5]" table:style-name="ce1">
            <text:p>-0.042664</text:p>
          </table:table-cell>
          <table:table-cell office:value-type="float" office:value="7.3000699999999998" table:style-name="ce8">
            <text:p>7.30007</text:p>
          </table:table-cell>
          <table:table-cell office:value-type="float" office:value="-9.1503399999999999E-2" table:style-name="ce8">
            <text:p>-0.0915034</text:p>
          </table:table-cell>
          <table:table-cell office:value-type="float" office:value="6.24761E-2" table:style-name="ce8">
            <text:p>0.0624761</text:p>
          </table:table-cell>
          <table:table-cell table:number-columns-repeated="16369"/>
        </table:table-row>
        <table:table-row table:style-name="ro3">
          <table:table-cell office:value-type="float" office:value="1.48" table:style-name="ce1">
            <text:p>1.48</text:p>
          </table:table-cell>
          <table:table-cell office:value-type="float" office:value="3.3010999999999999E-2" table:style-name="ce1">
            <text:p>0.033011</text:p>
          </table:table-cell>
          <table:table-cell office:value-type="float" office:value="0.116498" table:style-name="ce7">
            <text:p>0.116498</text:p>
          </table:table-cell>
          <table:table-cell office:value-type="float" office:value="3.2119000000000002E-2" table:style-name="ce7">
            <text:p>0.032119</text:p>
          </table:table-cell>
          <table:table-cell table:style-name="ce3"/>
          <table:table-cell office:value-type="float" office:value="7.40008" table:style-name="ce8">
            <text:p>7.40008</text:p>
          </table:table-cell>
          <table:table-cell office:value-type="float" office:value="0.68891000000000002" table:style-name="ce8">
            <text:p>0.68891</text:p>
          </table:table-cell>
          <table:table-cell office:value-type="float" office:value="0.63664299999999996" table:style-name="ce8">
            <text:p>0.636643</text:p>
          </table:table-cell>
          <table:table-cell office:value-type="float" office:value="0.61021700000000001" table:style-name="ce8">
            <text:p>0.610217</text:p>
          </table:table-cell>
          <table:table-cell office:value-type="float" office:value="3.4553000000000056E-2" table:formula="of:=[.G79]-[.$G$5]" table:style-name="ce1">
            <text:p>0.034553</text:p>
          </table:table-cell>
          <table:table-cell office:value-type="float" office:value="-1.7714000000000008E-2" table:formula="of:=[.H79]-[.$G$5]" table:style-name="ce1">
            <text:p>-0.017714</text:p>
          </table:table-cell>
          <table:table-cell office:value-type="float" office:value="-4.4139999999999957E-2" table:formula="of:=[.I79]-[.$G$5]" table:style-name="ce1">
            <text:p>-0.04414</text:p>
          </table:table-cell>
          <table:table-cell office:value-type="float" office:value="7.40008" table:style-name="ce8">
            <text:p>7.40008</text:p>
          </table:table-cell>
          <table:table-cell office:value-type="float" office:value="-4.9213199999999999E-2" table:style-name="ce8">
            <text:p>-0.0492132</text:p>
          </table:table-cell>
          <table:table-cell office:value-type="float" office:value="7.0250999999999994E-2" table:style-name="ce8">
            <text:p>0.070251</text:p>
          </table:table-cell>
          <table:table-cell table:number-columns-repeated="16369"/>
        </table:table-row>
        <table:table-row table:style-name="ro3">
          <table:table-cell office:value-type="float" office:value="1.5" table:style-name="ce1">
            <text:p>1.5</text:p>
          </table:table-cell>
          <table:table-cell office:value-type="float" office:value="3.3980000000000003E-2" table:style-name="ce1">
            <text:p>0.03398</text:p>
          </table:table-cell>
          <table:table-cell office:value-type="float" office:value="0.120195" table:style-name="ce7">
            <text:p>0.120195</text:p>
          </table:table-cell>
          <table:table-cell office:value-type="float" office:value="2.9297E-2" table:style-name="ce7">
            <text:p>0.029297</text:p>
          </table:table-cell>
          <table:table-cell table:style-name="ce3"/>
          <table:table-cell office:value-type="float" office:value="7.5000099999999996" table:style-name="ce8">
            <text:p>7.50001</text:p>
          </table:table-cell>
          <table:table-cell office:value-type="float" office:value="0.69194299999999997" table:style-name="ce8">
            <text:p>0.691943</text:p>
          </table:table-cell>
          <table:table-cell office:value-type="float" office:value="0.64856599999999998" table:style-name="ce8">
            <text:p>0.648566</text:p>
          </table:table-cell>
          <table:table-cell office:value-type="float" office:value="0.61143000000000003" table:style-name="ce8">
            <text:p>0.61143</text:p>
          </table:table-cell>
          <table:table-cell office:value-type="float" office:value="3.7586000000000008E-2" table:formula="of:=[.G80]-[.$G$5]" table:style-name="ce1">
            <text:p>0.037586</text:p>
          </table:table-cell>
          <table:table-cell office:value-type="float" office:value="-5.7909999999999906E-3" table:formula="of:=[.H80]-[.$G$5]" table:style-name="ce1">
            <text:p>-0.005791</text:p>
          </table:table-cell>
          <table:table-cell office:value-type="float" office:value="-4.2926999999999937E-2" table:formula="of:=[.I80]-[.$G$5]" table:style-name="ce1">
            <text:p>-0.042927</text:p>
          </table:table-cell>
          <table:table-cell office:value-type="float" office:value="7.5000099999999996" table:style-name="ce8">
            <text:p>7.50001</text:p>
          </table:table-cell>
          <table:table-cell office:value-type="float" office:value="-2.5217799999999999E-3" table:style-name="ce8">
            <text:p>-0.00252178</text:p>
          </table:table-cell>
          <table:table-cell office:value-type="float" office:value="6.9640999999999995E-2" table:style-name="ce8">
            <text:p>0.069641</text:p>
          </table:table-cell>
          <table:table-cell table:number-columns-repeated="16369"/>
        </table:table-row>
        <table:table-row table:style-name="ro3">
          <table:table-cell office:value-type="float" office:value="1.52" table:style-name="ce1">
            <text:p>1.52</text:p>
          </table:table-cell>
          <table:table-cell office:value-type="float" office:value="3.4840000000000003E-2" table:style-name="ce1">
            <text:p>0.03484</text:p>
          </table:table-cell>
          <table:table-cell office:value-type="float" office:value="0.123531" table:style-name="ce7">
            <text:p>0.123531</text:p>
          </table:table-cell>
          <table:table-cell office:value-type="float" office:value="2.6363999999999999E-2" table:style-name="ce7">
            <text:p>0.026364</text:p>
          </table:table-cell>
          <table:table-cell table:style-name="ce3"/>
          <table:table-cell office:value-type="float" office:value="7.6000800000000002" table:style-name="ce8">
            <text:p>7.60008</text:p>
          </table:table-cell>
          <table:table-cell office:value-type="float" office:value="0.68791599999999997" table:style-name="ce8">
            <text:p>0.687916</text:p>
          </table:table-cell>
          <table:table-cell office:value-type="float" office:value="0.66146099999999997" table:style-name="ce8">
            <text:p>0.661461</text:p>
          </table:table-cell>
          <table:table-cell office:value-type="float" office:value="0.61560800000000004" table:style-name="ce8">
            <text:p>0.615608</text:p>
          </table:table-cell>
          <table:table-cell office:value-type="float" office:value="3.3559000000000005E-2" table:formula="of:=[.G81]-[.$G$5]" table:style-name="ce1">
            <text:p>0.033559</text:p>
          </table:table-cell>
          <table:table-cell office:value-type="float" office:value="7.1039999999999992E-3" table:formula="of:=[.H81]-[.$G$5]" table:style-name="ce1">
            <text:p>0.007104</text:p>
          </table:table-cell>
          <table:table-cell office:value-type="float" office:value="-3.8748999999999922E-2" table:formula="of:=[.I81]-[.$G$5]" table:style-name="ce1">
            <text:p>-0.038749</text:p>
          </table:table-cell>
          <table:table-cell office:value-type="float" office:value="7.6000800000000002" table:style-name="ce8">
            <text:p>7.60008</text:p>
          </table:table-cell>
          <table:table-cell office:value-type="float" office:value="4.3416299999999998E-2" table:style-name="ce8">
            <text:p>0.0434163</text:p>
          </table:table-cell>
          <table:table-cell office:value-type="float" office:value="6.2273299999999997E-2" table:style-name="ce8">
            <text:p>0.0622733</text:p>
          </table:table-cell>
          <table:table-cell table:number-columns-repeated="16369"/>
        </table:table-row>
        <table:table-row table:style-name="ro3">
          <table:table-cell office:value-type="float" office:value="1.54" table:style-name="ce1">
            <text:p>1.54</text:p>
          </table:table-cell>
          <table:table-cell office:value-type="float" office:value="3.5590999999999998E-2" table:style-name="ce1">
            <text:p>0.035591</text:p>
          </table:table-cell>
          <table:table-cell office:value-type="float" office:value="0.12649299999999999" table:style-name="ce7">
            <text:p>0.126493</text:p>
          </table:table-cell>
          <table:table-cell office:value-type="float" office:value="2.3331999999999999E-2" table:style-name="ce7">
            <text:p>0.023332</text:p>
          </table:table-cell>
          <table:table-cell table:style-name="ce3"/>
          <table:table-cell office:value-type="float" office:value="7.7000900000000003" table:style-name="ce8">
            <text:p>7.70009</text:p>
          </table:table-cell>
          <table:table-cell office:value-type="float" office:value="0.67782500000000001" table:style-name="ce8">
            <text:p>0.677825</text:p>
          </table:table-cell>
          <table:table-cell office:value-type="float" office:value="0.67361599999999999" table:style-name="ce8">
            <text:p>0.673616</text:p>
          </table:table-cell>
          <table:table-cell office:value-type="float" office:value="0.622475" table:style-name="ce8">
            <text:p>0.622475</text:p>
          </table:table-cell>
          <table:table-cell office:value-type="float" office:value="2.3468000000000044E-2" table:formula="of:=[.G82]-[.$G$5]" table:style-name="ce1">
            <text:p>0.023468</text:p>
          </table:table-cell>
          <table:table-cell office:value-type="float" office:value="1.9259000000000026E-2" table:formula="of:=[.H82]-[.$G$5]" table:style-name="ce1">
            <text:p>0.019259</text:p>
          </table:table-cell>
          <table:table-cell office:value-type="float" office:value="-3.1881999999999966E-2" table:formula="of:=[.I82]-[.$G$5]" table:style-name="ce1">
            <text:p>-0.031882</text:p>
          </table:table-cell>
          <table:table-cell office:value-type="float" office:value="7.7000900000000003" table:style-name="ce8">
            <text:p>7.70009</text:p>
          </table:table-cell>
          <table:table-cell office:value-type="float" office:value="8.1328700000000004E-2" table:style-name="ce8">
            <text:p>0.0813287</text:p>
          </table:table-cell>
          <table:table-cell office:value-type="float" office:value="4.9719899999999997E-2" table:style-name="ce8">
            <text:p>0.0497199</text:p>
          </table:table-cell>
          <table:table-cell table:number-columns-repeated="16369"/>
        </table:table-row>
        <table:table-row table:style-name="ro3">
          <table:table-cell office:value-type="float" office:value="1.56" table:style-name="ce1">
            <text:p>1.56</text:p>
          </table:table-cell>
          <table:table-cell office:value-type="float" office:value="3.6233000000000001E-2" table:style-name="ce1">
            <text:p>0.036233</text:p>
          </table:table-cell>
          <table:table-cell office:value-type="float" office:value="0.12907199999999999" table:style-name="ce7">
            <text:p>0.129072</text:p>
          </table:table-cell>
          <table:table-cell office:value-type="float" office:value="2.0212000000000001E-2" table:style-name="ce7">
            <text:p>0.020212</text:p>
          </table:table-cell>
          <table:table-cell table:style-name="ce3"/>
          <table:table-cell office:value-type="float" office:value="7.8" table:style-name="ce8">
            <text:p>7.8</text:p>
          </table:table-cell>
          <table:table-cell office:value-type="float" office:value="0.66429700000000003" table:style-name="ce8">
            <text:p>0.664297</text:p>
          </table:table-cell>
          <table:table-cell office:value-type="float" office:value="0.682701" table:style-name="ce8">
            <text:p>0.682701</text:p>
          </table:table-cell>
          <table:table-cell office:value-type="float" office:value="0.63160099999999997" table:style-name="ce8">
            <text:p>0.631601</text:p>
          </table:table-cell>
          <table:table-cell office:value-type="float" office:value="9.9400000000000599E-3" table:formula="of:=[.G83]-[.$G$5]" table:style-name="ce1">
            <text:p>0.00994</text:p>
          </table:table-cell>
          <table:table-cell office:value-type="float" office:value="2.8344000000000036E-2" table:formula="of:=[.H83]-[.$G$5]" table:style-name="ce1">
            <text:p>0.028344</text:p>
          </table:table-cell>
          <table:table-cell office:value-type="float" office:value="-2.2755999999999998E-2" table:formula="of:=[.I83]-[.$G$5]" table:style-name="ce1">
            <text:p>-0.022756</text:p>
          </table:table-cell>
          <table:table-cell office:value-type="float" office:value="7.8" table:style-name="ce8">
            <text:p>7.8</text:p>
          </table:table-cell>
          <table:table-cell office:value-type="float" office:value="0.106589" table:style-name="ce8">
            <text:p>0.106589</text:p>
          </table:table-cell>
          <table:table-cell office:value-type="float" office:value="3.1778899999999999E-2" table:style-name="ce8">
            <text:p>0.0317789</text:p>
          </table:table-cell>
          <table:table-cell table:number-columns-repeated="16369"/>
        </table:table-row>
        <table:table-row table:style-name="ro3">
          <table:table-cell office:value-type="float" office:value="1.58" table:style-name="ce1">
            <text:p>1.58</text:p>
          </table:table-cell>
          <table:table-cell office:value-type="float" office:value="3.6769000000000003E-2" table:style-name="ce1">
            <text:p>0.036769</text:p>
          </table:table-cell>
          <table:table-cell office:value-type="float" office:value="0.13125899999999999" table:style-name="ce7">
            <text:p>0.131259</text:p>
          </table:table-cell>
          <table:table-cell office:value-type="float" office:value="1.7014999999999999E-2" table:style-name="ce7">
            <text:p>0.017015</text:p>
          </table:table-cell>
          <table:table-cell table:style-name="ce3"/>
          <table:table-cell office:value-type="float" office:value="7.9001299999999999" table:style-name="ce8">
            <text:p>7.90013</text:p>
          </table:table-cell>
          <table:table-cell office:value-type="float" office:value="0.65112999999999999" table:style-name="ce8">
            <text:p>0.65113</text:p>
          </table:table-cell>
          <table:table-cell office:value-type="float" office:value="0.68785799999999997" table:style-name="ce8">
            <text:p>0.687858</text:p>
          </table:table-cell>
          <table:table-cell office:value-type="float" office:value="0.64332900000000004" table:style-name="ce8">
            <text:p>0.643329</text:p>
          </table:table-cell>
          <table:table-cell office:value-type="float" office:value="-3.2269999999999799E-3" table:formula="of:=[.G84]-[.$G$5]" table:style-name="ce1">
            <text:p>-0.003227</text:p>
          </table:table-cell>
          <table:table-cell office:value-type="float" office:value="3.3501000000000003E-2" table:formula="of:=[.H84]-[.$G$5]" table:style-name="ce1">
            <text:p>0.033501</text:p>
          </table:table-cell>
          <table:table-cell office:value-type="float" office:value="-1.1027999999999927E-2" table:formula="of:=[.I84]-[.$G$5]" table:style-name="ce1">
            <text:p>-0.011028</text:p>
          </table:table-cell>
          <table:table-cell office:value-type="float" office:value="7.9001299999999999" table:style-name="ce8">
            <text:p>7.90013</text:p>
          </table:table-cell>
          <table:table-cell office:value-type="float" office:value="0.117162" table:style-name="ce8">
            <text:p>0.117162</text:p>
          </table:table-cell>
          <table:table-cell office:value-type="float" office:value="1.0363799999999999E-2" table:style-name="ce8">
            <text:p>0.0103638</text:p>
          </table:table-cell>
          <table:table-cell table:number-columns-repeated="16369"/>
        </table:table-row>
        <table:table-row table:style-name="ro3">
          <table:table-cell office:value-type="float" office:value="1.6" table:style-name="ce1">
            <text:p>1.6</text:p>
          </table:table-cell>
          <table:table-cell office:value-type="float" office:value="3.7198000000000002E-2" table:style-name="ce1">
            <text:p>0.037198</text:p>
          </table:table-cell>
          <table:table-cell office:value-type="float" office:value="0.133045" table:style-name="ce7">
            <text:p>0.133045</text:p>
          </table:table-cell>
          <table:table-cell office:value-type="float" office:value="1.375E-2" table:style-name="ce7">
            <text:p>0.01375</text:p>
          </table:table-cell>
          <table:table-cell table:style-name="ce3"/>
          <table:table-cell office:value-type="float" office:value="8.0000300000000006" table:style-name="ce8">
            <text:p>8.00003</text:p>
          </table:table-cell>
          <table:table-cell office:value-type="float" office:value="0.64181500000000002" table:style-name="ce8">
            <text:p>0.641815</text:p>
          </table:table-cell>
          <table:table-cell office:value-type="float" office:value="0.68826600000000004" table:style-name="ce8">
            <text:p>0.688266</text:p>
          </table:table-cell>
          <table:table-cell office:value-type="float" office:value="0.65702400000000005" table:style-name="ce8">
            <text:p>0.657024</text:p>
          </table:table-cell>
          <table:table-cell office:value-type="float" office:value="-1.2541999999999942E-2" table:formula="of:=[.G85]-[.$G$5]" table:style-name="ce1">
            <text:p>-0.012542</text:p>
          </table:table-cell>
          <table:table-cell office:value-type="float" office:value="3.3909000000000078E-2" table:formula="of:=[.H85]-[.$G$5]" table:style-name="ce1">
            <text:p>0.033909</text:p>
          </table:table-cell>
          <table:table-cell office:value-type="float" office:value="2.667000000000086E-3" table:formula="of:=[.I85]-[.$G$5]" table:style-name="ce1">
            <text:p>0.002667</text:p>
          </table:table-cell>
          <table:table-cell office:value-type="float" office:value="8.0000300000000006" table:style-name="ce8">
            <text:p>8.00003</text:p>
          </table:table-cell>
          <table:table-cell office:value-type="float" office:value="0.114093" table:style-name="ce8">
            <text:p>0.114093</text:p>
          </table:table-cell>
          <table:table-cell office:value-type="float" office:value="-1.04612E-2" table:style-name="ce8">
            <text:p>-0.0104612</text:p>
          </table:table-cell>
          <table:table-cell table:number-columns-repeated="16369"/>
        </table:table-row>
        <table:table-row table:style-name="ro3">
          <table:table-cell office:value-type="float" office:value="1.62" table:style-name="ce1">
            <text:p>1.62</text:p>
          </table:table-cell>
          <table:table-cell office:value-type="float" office:value="3.7522E-2" table:style-name="ce1">
            <text:p>0.037522</text:p>
          </table:table-cell>
          <table:table-cell office:value-type="float" office:value="0.13442399999999999" table:style-name="ce7">
            <text:p>0.134424</text:p>
          </table:table-cell>
          <table:table-cell office:value-type="float" office:value="1.0427000000000001E-2" table:style-name="ce7">
            <text:p>0.010427</text:p>
          </table:table-cell>
          <table:table-cell table:style-name="ce3"/>
          <table:table-cell office:value-type="float" office:value="8.1001100000000008" table:style-name="ce8">
            <text:p>8.10011</text:p>
          </table:table-cell>
          <table:table-cell office:value-type="float" office:value="0.639015" table:style-name="ce8">
            <text:p>0.639015</text:p>
          </table:table-cell>
          <table:table-cell office:value-type="float" office:value="0.683728" table:style-name="ce8">
            <text:p>0.683728</text:p>
          </table:table-cell>
          <table:table-cell office:value-type="float" office:value="0.67066099999999995" table:style-name="ce8">
            <text:p>0.670661</text:p>
          </table:table-cell>
          <table:table-cell office:value-type="float" office:value="-1.5341999999999967E-2" table:formula="of:=[.G86]-[.$G$5]" table:style-name="ce1">
            <text:p>-0.015342</text:p>
          </table:table-cell>
          <table:table-cell office:value-type="float" office:value="2.9371000000000036E-2" table:formula="of:=[.H86]-[.$G$5]" table:style-name="ce1">
            <text:p>0.029371</text:p>
          </table:table-cell>
          <table:table-cell office:value-type="float" office:value="1.6303999999999985E-2" table:formula="of:=[.I86]-[.$G$5]" table:style-name="ce1">
            <text:p>0.016304</text:p>
          </table:table-cell>
          <table:table-cell office:value-type="float" office:value="8.1001100000000008" table:style-name="ce8">
            <text:p>8.10011</text:p>
          </table:table-cell>
          <table:table-cell office:value-type="float" office:value="9.7391199999999997E-2" table:style-name="ce8">
            <text:p>0.0973912</text:p>
          </table:table-cell>
          <table:table-cell office:value-type="float" office:value="-2.87753E-2" table:style-name="ce8">
            <text:p>-0.0287753</text:p>
          </table:table-cell>
          <table:table-cell table:number-columns-repeated="16369"/>
        </table:table-row>
        <table:table-row table:style-name="ro3">
          <table:table-cell office:value-type="float" office:value="1.64" table:style-name="ce1">
            <text:p>1.64</text:p>
          </table:table-cell>
          <table:table-cell office:value-type="float" office:value="3.7744E-2" table:style-name="ce1">
            <text:p>0.037744</text:p>
          </table:table-cell>
          <table:table-cell office:value-type="float" office:value="0.13539100000000001" table:style-name="ce7">
            <text:p>0.135391</text:p>
          </table:table-cell>
          <table:table-cell office:value-type="float" office:value="7.0540000000000004E-3" table:style-name="ce7">
            <text:p>0.007054</text:p>
          </table:table-cell>
          <table:table-cell table:style-name="ce3"/>
          <table:table-cell office:value-type="float" office:value="8.2000799999999998" table:style-name="ce8">
            <text:p>8.20008</text:p>
          </table:table-cell>
          <table:table-cell office:value-type="float" office:value="0.64157900000000001" table:style-name="ce8">
            <text:p>0.641579</text:p>
          </table:table-cell>
          <table:table-cell office:value-type="float" office:value="0.67545200000000005" table:style-name="ce8">
            <text:p>0.675452</text:p>
          </table:table-cell>
          <table:table-cell office:value-type="float" office:value="0.68184100000000003" table:style-name="ce8">
            <text:p>0.681841</text:p>
          </table:table-cell>
          <table:table-cell office:value-type="float" office:value="-1.2777999999999956E-2" table:formula="of:=[.G87]-[.$G$5]" table:style-name="ce1">
            <text:p>-0.012778</text:p>
          </table:table-cell>
          <table:table-cell office:value-type="float" office:value="2.1095000000000086E-2" table:formula="of:=[.H87]-[.$G$5]" table:style-name="ce1">
            <text:p>0.021095</text:p>
          </table:table-cell>
          <table:table-cell office:value-type="float" office:value="2.7484000000000064E-2" table:formula="of:=[.I87]-[.$G$5]" table:style-name="ce1">
            <text:p>0.027484</text:p>
          </table:table-cell>
          <table:table-cell office:value-type="float" office:value="8.2000799999999998" table:style-name="ce8">
            <text:p>8.20008</text:p>
          </table:table-cell>
          <table:table-cell office:value-type="float" office:value="6.9449800000000006E-2" table:style-name="ce8">
            <text:p>0.0694498</text:p>
          </table:table-cell>
          <table:table-cell office:value-type="float" office:value="-4.3036199999999997E-2" table:style-name="ce8">
            <text:p>-0.0430362</text:p>
          </table:table-cell>
          <table:table-cell table:number-columns-repeated="16369"/>
        </table:table-row>
        <table:table-row table:style-name="ro3">
          <table:table-cell office:value-type="float" office:value="1.66" table:style-name="ce1">
            <text:p>1.66</text:p>
          </table:table-cell>
          <table:table-cell office:value-type="float" office:value="3.7863000000000001E-2" table:style-name="ce1">
            <text:p>0.037863</text:p>
          </table:table-cell>
          <table:table-cell office:value-type="float" office:value="0.135939" table:style-name="ce7">
            <text:p>0.135939</text:p>
          </table:table-cell>
          <table:table-cell office:value-type="float" office:value="3.637E-3" table:style-name="ce7">
            <text:p>0.003637</text:p>
          </table:table-cell>
          <table:table-cell table:style-name="ce3"/>
          <table:table-cell office:value-type="float" office:value="8.3000299999999996" table:style-name="ce8">
            <text:p>8.30003</text:p>
          </table:table-cell>
          <table:table-cell office:value-type="float" office:value="0.64704799999999996" table:style-name="ce8">
            <text:p>0.647048</text:p>
          </table:table-cell>
          <table:table-cell office:value-type="float" office:value="0.66504200000000002" table:style-name="ce8">
            <text:p>0.665042</text:p>
          </table:table-cell>
          <table:table-cell office:value-type="float" office:value="0.68914799999999998" table:style-name="ce8">
            <text:p>0.689148</text:p>
          </table:table-cell>
          <table:table-cell office:value-type="float" office:value="-7.3090000000000099E-3" table:formula="of:=[.G88]-[.$G$5]" table:style-name="ce1">
            <text:p>-0.007309</text:p>
          </table:table-cell>
          <table:table-cell office:value-type="float" office:value="1.0685000000000056E-2" table:formula="of:=[.H88]-[.$G$5]" table:style-name="ce1">
            <text:p>0.010685</text:p>
          </table:table-cell>
          <table:table-cell office:value-type="float" office:value="3.4791000000000016E-2" table:formula="of:=[.I88]-[.$G$5]" table:style-name="ce1">
            <text:p>0.034791</text:p>
          </table:table-cell>
          <table:table-cell office:value-type="float" office:value="8.3000299999999996" table:style-name="ce8">
            <text:p>8.30003</text:p>
          </table:table-cell>
          <table:table-cell office:value-type="float" office:value="3.46828E-2" table:style-name="ce8">
            <text:p>0.0346828</text:p>
          </table:table-cell>
          <table:table-cell office:value-type="float" office:value="-5.0704300000000001E-2" table:style-name="ce8">
            <text:p>-0.0507043</text:p>
          </table:table-cell>
          <table:table-cell table:number-columns-repeated="16369"/>
        </table:table-row>
        <table:table-row table:style-name="ro3">
          <table:table-cell office:value-type="float" office:value="1.68" table:style-name="ce1">
            <text:p>1.68</text:p>
          </table:table-cell>
          <table:table-cell office:value-type="float" office:value="3.7880999999999998E-2" table:style-name="ce1">
            <text:p>0.037881</text:p>
          </table:table-cell>
          <table:table-cell office:value-type="float" office:value="0.13606499999999999" table:style-name="ce7">
            <text:p>0.136065</text:p>
          </table:table-cell>
          <table:table-cell office:value-type="float" office:value="1.84E-4" table:style-name="ce7">
            <text:p>0.000184</text:p>
          </table:table-cell>
          <table:table-cell table:style-name="ce3"/>
          <table:table-cell office:value-type="float" office:value="8.4000900000000005" table:style-name="ce8">
            <text:p>8.40009</text:p>
          </table:table-cell>
          <table:table-cell office:value-type="float" office:value="0.65340600000000004" table:style-name="ce8">
            <text:p>0.653406</text:p>
          </table:table-cell>
          <table:table-cell office:value-type="float" office:value="0.65453799999999995" table:style-name="ce8">
            <text:p>0.654538</text:p>
          </table:table-cell>
          <table:table-cell office:value-type="float" office:value="0.69152400000000003" table:style-name="ce8">
            <text:p>0.691524</text:p>
          </table:table-cell>
          <table:table-cell office:value-type="float" office:value="-9.5099999999992413E-4" table:formula="of:=[.G89]-[.$G$5]" table:style-name="ce1">
            <text:p>-0.000951</text:p>
          </table:table-cell>
          <table:table-cell office:value-type="float" office:value="1.8099999999998673E-4" table:formula="of:=[.H89]-[.$G$5]" table:style-name="ce1">
            <text:p>0.000181</text:p>
          </table:table-cell>
          <table:table-cell office:value-type="float" office:value="3.7167000000000061E-2" table:formula="of:=[.I89]-[.$G$5]" table:style-name="ce1">
            <text:p>0.037167</text:p>
          </table:table-cell>
          <table:table-cell office:value-type="float" office:value="8.4000900000000005" table:style-name="ce8">
            <text:p>8.40009</text:p>
          </table:table-cell>
          <table:table-cell office:value-type="float" office:value="-1.1612199999999999E-3" table:style-name="ce8">
            <text:p>-0.00116122</text:p>
          </table:table-cell>
          <table:table-cell office:value-type="float" office:value="-4.85318E-2" table:style-name="ce8">
            <text:p>-0.0485318</text:p>
          </table:table-cell>
          <table:table-cell table:number-columns-repeated="16369"/>
        </table:table-row>
        <table:table-row table:style-name="ro3">
          <table:table-cell office:value-type="float" office:value="1.7" table:style-name="ce1">
            <text:p>1.7</text:p>
          </table:table-cell>
          <table:table-cell office:value-type="float" office:value="3.7798999999999999E-2" table:style-name="ce1">
            <text:p>0.037799</text:p>
          </table:table-cell>
          <table:table-cell office:value-type="float" office:value="0.135764" table:style-name="ce7">
            <text:p>0.135764</text:p>
          </table:table-cell>
          <table:table-cell office:value-type="float" office:value="-3.2989999999999998E-3" table:style-name="ce7">
            <text:p>-0.003299</text:p>
          </table:table-cell>
          <table:table-cell table:style-name="ce3"/>
          <table:table-cell office:value-type="float" office:value="8.5000999999999998" table:style-name="ce8">
            <text:p>8.5001</text:p>
          </table:table-cell>
          <table:table-cell office:value-type="float" office:value="0.658578" table:style-name="ce8">
            <text:p>0.658578</text:p>
          </table:table-cell>
          <table:table-cell office:value-type="float" office:value="0.64605199999999996" table:style-name="ce8">
            <text:p>0.646052</text:p>
          </table:table-cell>
          <table:table-cell office:value-type="float" office:value="0.68837099999999996" table:style-name="ce8">
            <text:p>0.688371</text:p>
          </table:table-cell>
          <table:table-cell office:value-type="float" office:value="4.2210000000000303E-3" table:formula="of:=[.G90]-[.$G$5]" table:style-name="ce1">
            <text:p>0.004221</text:p>
          </table:table-cell>
          <table:table-cell office:value-type="float" office:value="-8.3050000000000068E-3" table:formula="of:=[.H90]-[.$G$5]" table:style-name="ce1">
            <text:p>-0.008305</text:p>
          </table:table-cell>
          <table:table-cell office:value-type="float" office:value="3.4013999999999989E-2" table:formula="of:=[.I90]-[.$G$5]" table:style-name="ce1">
            <text:p>0.034014</text:p>
          </table:table-cell>
          <table:table-cell office:value-type="float" office:value="8.5000999999999998" table:style-name="ce8">
            <text:p>8.5001</text:p>
          </table:table-cell>
          <table:table-cell office:value-type="float" office:value="-3.2734100000000002E-2" table:style-name="ce8">
            <text:p>-0.0327341</text:p>
          </table:table-cell>
          <table:table-cell office:value-type="float" office:value="-3.58558E-2" table:style-name="ce8">
            <text:p>-0.0358558</text:p>
          </table:table-cell>
          <table:table-cell table:number-columns-repeated="16369"/>
        </table:table-row>
        <table:table-row table:style-name="ro3">
          <table:table-cell office:value-type="float" office:value="1.72" table:style-name="ce1">
            <text:p>1.72</text:p>
          </table:table-cell>
          <table:table-cell office:value-type="float" office:value="3.7615999999999997E-2" table:style-name="ce1">
            <text:p>0.037616</text:p>
          </table:table-cell>
          <table:table-cell office:value-type="float" office:value="0.13503399999999999" table:style-name="ce7">
            <text:p>0.135034</text:p>
          </table:table-cell>
          <table:table-cell office:value-type="float" office:value="-6.8060000000000004E-3" table:style-name="ce7">
            <text:p>-0.006806</text:p>
          </table:table-cell>
          <table:table-cell table:style-name="ce3"/>
          <table:table-cell office:value-type="float" office:value="8.6000200000000007" table:style-name="ce8">
            <text:p>8.60002</text:p>
          </table:table-cell>
          <table:table-cell office:value-type="float" office:value="0.66098900000000005" table:style-name="ce8">
            <text:p>0.660989</text:p>
          </table:table-cell>
          <table:table-cell office:value-type="float" office:value="0.64089499999999999" table:style-name="ce8">
            <text:p>0.640895</text:p>
          </table:table-cell>
          <table:table-cell office:value-type="float" office:value="0.68057000000000001" table:style-name="ce8">
            <text:p>0.68057</text:p>
          </table:table-cell>
          <table:table-cell office:value-type="float" office:value="6.6320000000000823E-3" table:formula="of:=[.G91]-[.$G$5]" table:style-name="ce1">
            <text:p>0.006632</text:p>
          </table:table-cell>
          <table:table-cell office:value-type="float" office:value="-1.3461999999999974E-2" table:formula="of:=[.H91]-[.$G$5]" table:style-name="ce1">
            <text:p>-0.013462</text:p>
          </table:table-cell>
          <table:table-cell office:value-type="float" office:value="2.6213000000000042E-2" table:formula="of:=[.I91]-[.$G$5]" table:style-name="ce1">
            <text:p>0.026213</text:p>
          </table:table-cell>
          <table:table-cell office:value-type="float" office:value="8.6000200000000007" table:style-name="ce8">
            <text:p>8.60002</text:p>
          </table:table-cell>
          <table:table-cell office:value-type="float" office:value="-5.4345299999999999E-2" table:style-name="ce8">
            <text:p>-0.0543453</text:p>
          </table:table-cell>
          <table:table-cell office:value-type="float" office:value="-1.75278E-2" table:style-name="ce8">
            <text:p>-0.0175278</text:p>
          </table:table-cell>
          <table:table-cell table:number-columns-repeated="16369"/>
        </table:table-row>
        <table:table-row table:style-name="ro3">
          <table:table-cell office:value-type="float" office:value="1.74" table:style-name="ce1">
            <text:p>1.74</text:p>
          </table:table-cell>
          <table:table-cell office:value-type="float" office:value="3.7331999999999997E-2" table:style-name="ce1">
            <text:p>0.037332</text:p>
          </table:table-cell>
          <table:table-cell office:value-type="float" office:value="0.13387099999999999" table:style-name="ce7">
            <text:p>0.133871</text:p>
          </table:table-cell>
          <table:table-cell office:value-type="float" office:value="-1.0331E-2" table:style-name="ce7">
            <text:p>-0.010331</text:p>
          </table:table-cell>
          <table:table-cell table:style-name="ce3"/>
          <table:table-cell office:value-type="float" office:value="8.7000899999999994" table:style-name="ce8">
            <text:p>8.70009</text:p>
          </table:table-cell>
          <table:table-cell office:value-type="float" office:value="0.66026499999999999" table:style-name="ce8">
            <text:p>0.660265</text:p>
          </table:table-cell>
          <table:table-cell office:value-type="float" office:value="0.63956900000000005" table:style-name="ce8">
            <text:p>0.639569</text:p>
          </table:table-cell>
          <table:table-cell office:value-type="float" office:value="0.67031700000000005" table:style-name="ce8">
            <text:p>0.670317</text:p>
          </table:table-cell>
          <table:table-cell office:value-type="float" office:value="5.9080000000000243E-3" table:formula="of:=[.G92]-[.$G$5]" table:style-name="ce1">
            <text:p>0.005908</text:p>
          </table:table-cell>
          <table:table-cell office:value-type="float" office:value="-1.4787999999999912E-2" table:formula="of:=[.H92]-[.$G$5]" table:style-name="ce1">
            <text:p>-0.014788</text:p>
          </table:table-cell>
          <table:table-cell office:value-type="float" office:value="1.5960000000000085E-2" table:formula="of:=[.I92]-[.$G$5]" table:style-name="ce1">
            <text:p>0.01596</text:p>
          </table:table-cell>
          <table:table-cell office:value-type="float" office:value="8.7000899999999994" table:style-name="ce8">
            <text:p>8.70009</text:p>
          </table:table-cell>
          <table:table-cell office:value-type="float" office:value="-6.2536700000000001E-2" table:style-name="ce8">
            <text:p>-0.0625367</text:p>
          </table:table-cell>
          <table:table-cell office:value-type="float" office:value="1.0985000000000001E-3" table:style-name="ce8">
            <text:p>0.0010985</text:p>
          </table:table-cell>
          <table:table-cell table:number-columns-repeated="16369"/>
        </table:table-row>
        <table:table-row table:style-name="ro3">
          <table:table-cell office:value-type="float" office:value="1.76" table:style-name="ce1">
            <text:p>1.76</text:p>
          </table:table-cell>
          <table:table-cell office:value-type="float" office:value="3.6947000000000001E-2" table:style-name="ce1">
            <text:p>0.036947</text:p>
          </table:table-cell>
          <table:table-cell office:value-type="float" office:value="0.132272" table:style-name="ce7">
            <text:p>0.132272</text:p>
          </table:table-cell>
          <table:table-cell office:value-type="float" office:value="-1.3868E-2" table:style-name="ce7">
            <text:p>-0.013868</text:p>
          </table:table-cell>
          <table:table-cell table:style-name="ce3"/>
          <table:table-cell office:value-type="float" office:value="8.8001100000000001" table:style-name="ce8">
            <text:p>8.80011</text:p>
          </table:table-cell>
          <table:table-cell office:value-type="float" office:value="0.65781100000000003" table:style-name="ce8">
            <text:p>0.657811</text:p>
          </table:table-cell>
          <table:table-cell office:value-type="float" office:value="0.64188100000000003" table:style-name="ce8">
            <text:p>0.641881</text:p>
          </table:table-cell>
          <table:table-cell office:value-type="float" office:value="0.65967500000000001" table:style-name="ce8">
            <text:p>0.659675</text:p>
          </table:table-cell>
          <table:table-cell office:value-type="float" office:value="3.4540000000000681E-3" table:formula="of:=[.G93]-[.$G$5]" table:style-name="ce1">
            <text:p>0.003454</text:p>
          </table:table-cell>
          <table:table-cell office:value-type="float" office:value="-1.2475999999999932E-2" table:formula="of:=[.H93]-[.$G$5]" table:style-name="ce1">
            <text:p>-0.012476</text:p>
          </table:table-cell>
          <table:table-cell office:value-type="float" office:value="5.3180000000000449E-3" table:formula="of:=[.I93]-[.$G$5]" table:style-name="ce1">
            <text:p>0.005318</text:p>
          </table:table-cell>
          <table:table-cell office:value-type="float" office:value="8.8001100000000001" table:style-name="ce8">
            <text:p>8.80011</text:p>
          </table:table-cell>
          <table:table-cell office:value-type="float" office:value="-5.5997499999999999E-2" table:style-name="ce8">
            <text:p>-0.0559975</text:p>
          </table:table-cell>
          <table:table-cell office:value-type="float" office:value="1.59323E-2" table:style-name="ce8">
            <text:p>0.0159323</text:p>
          </table:table-cell>
          <table:table-cell table:number-columns-repeated="16369"/>
        </table:table-row>
        <table:table-row table:style-name="ro3">
          <table:table-cell office:value-type="float" office:value="1.78" table:style-name="ce1">
            <text:p>1.78</text:p>
          </table:table-cell>
          <table:table-cell office:value-type="float" office:value="3.6457999999999997E-2" table:style-name="ce1">
            <text:p>0.036458</text:p>
          </table:table-cell>
          <table:table-cell office:value-type="float" office:value="0.13023599999999999" table:style-name="ce7">
            <text:p>0.130236</text:p>
          </table:table-cell>
          <table:table-cell office:value-type="float" office:value="-1.7409000000000001E-2" table:style-name="ce7">
            <text:p>-0.017409</text:p>
          </table:table-cell>
          <table:table-cell table:style-name="ce3"/>
          <table:table-cell office:value-type="float" office:value="8.9001000000000001" table:style-name="ce8">
            <text:p>8.9001</text:p>
          </table:table-cell>
          <table:table-cell office:value-type="float" office:value="0.65616799999999997" table:style-name="ce8">
            <text:p>0.656168</text:p>
          </table:table-cell>
          <table:table-cell office:value-type="float" office:value="0.64713500000000002" table:style-name="ce8">
            <text:p>0.647135</text:p>
          </table:table-cell>
          <table:table-cell office:value-type="float" office:value="0.65026300000000004" table:style-name="ce8">
            <text:p>0.650263</text:p>
          </table:table-cell>
          <table:table-cell office:value-type="float" office:value="1.811000000000007E-3" table:formula="of:=[.G94]-[.$G$5]" table:style-name="ce1">
            <text:p>0.001811</text:p>
          </table:table-cell>
          <table:table-cell office:value-type="float" office:value="-7.2219999999999507E-3" table:formula="of:=[.H94]-[.$G$5]" table:style-name="ce1">
            <text:p>-0.007222</text:p>
          </table:table-cell>
          <table:table-cell office:value-type="float" office:value="-4.093999999999931E-3" table:formula="of:=[.I94]-[.$G$5]" table:style-name="ce1">
            <text:p>-0.004094</text:p>
          </table:table-cell>
          <table:table-cell office:value-type="float" office:value="8.9001000000000001" table:style-name="ce8">
            <text:p>8.9001</text:p>
          </table:table-cell>
          <table:table-cell office:value-type="float" office:value="-3.7258100000000002E-2" table:style-name="ce8">
            <text:p>-0.0372581</text:p>
          </table:table-cell>
          <table:table-cell office:value-type="float" office:value="2.5533400000000001E-2" table:style-name="ce8">
            <text:p>0.0255334</text:p>
          </table:table-cell>
          <table:table-cell table:number-columns-repeated="16369"/>
        </table:table-row>
        <table:table-row table:style-name="ro3">
          <table:table-cell office:value-type="float" office:value="1.8" table:style-name="ce1">
            <text:p>1.8</text:p>
          </table:table-cell>
          <table:table-cell office:value-type="float" office:value="3.5865000000000001E-2" table:style-name="ce1">
            <text:p>0.035865</text:p>
          </table:table-cell>
          <table:table-cell office:value-type="float" office:value="0.12776199999999999" table:style-name="ce7">
            <text:p>0.127762</text:p>
          </table:table-cell>
          <table:table-cell office:value-type="float" office:value="-2.0948000000000001E-2" table:style-name="ce7">
            <text:p>-0.020948</text:p>
          </table:table-cell>
          <table:table-cell table:style-name="ce3"/>
          <table:table-cell office:value-type="float" office:value="9.0001099999999994" table:style-name="ce8">
            <text:p>9.00011</text:p>
          </table:table-cell>
          <table:table-cell office:value-type="float" office:value="0.656277" table:style-name="ce8">
            <text:p>0.656277</text:p>
          </table:table-cell>
          <table:table-cell office:value-type="float" office:value="0.65409099999999998" table:style-name="ce8">
            <text:p>0.654091</text:p>
          </table:table-cell>
          <table:table-cell office:value-type="float" office:value="0.643069" table:style-name="ce8">
            <text:p>0.643069</text:p>
          </table:table-cell>
          <table:table-cell office:value-type="float" office:value="1.9200000000000328E-3" table:formula="of:=[.G95]-[.$G$5]" table:style-name="ce1">
            <text:p>0.00192</text:p>
          </table:table-cell>
          <table:table-cell office:value-type="float" office:value="-2.6599999999998847E-4" table:formula="of:=[.H95]-[.$G$5]" table:style-name="ce1">
            <text:p>-0.000266</text:p>
          </table:table-cell>
          <table:table-cell office:value-type="float" office:value="-1.1287999999999965E-2" table:formula="of:=[.I95]-[.$G$5]" table:style-name="ce1">
            <text:p>-0.011288</text:p>
          </table:table-cell>
          <table:table-cell office:value-type="float" office:value="9.0001099999999994" table:style-name="ce8">
            <text:p>9.00011</text:p>
          </table:table-cell>
          <table:table-cell office:value-type="float" office:value="-1.2197299999999999E-2" table:style-name="ce8">
            <text:p>-0.0121973</text:p>
          </table:table-cell>
          <table:table-cell office:value-type="float" office:value="2.8058400000000001E-2" table:style-name="ce8">
            <text:p>0.0280584</text:p>
          </table:table-cell>
          <table:table-cell table:number-columns-repeated="16369"/>
        </table:table-row>
        <table:table-row table:style-name="ro3">
          <table:table-cell office:value-type="float" office:value="1.82" table:style-name="ce1">
            <text:p>1.82</text:p>
          </table:table-cell>
          <table:table-cell office:value-type="float" office:value="3.5166000000000003E-2" table:style-name="ce1">
            <text:p>0.035166</text:p>
          </table:table-cell>
          <table:table-cell office:value-type="float" office:value="0.124848" table:style-name="ce7">
            <text:p>0.124848</text:p>
          </table:table-cell>
          <table:table-cell office:value-type="float" office:value="-2.4478E-2" table:style-name="ce7">
            <text:p>-0.024478</text:p>
          </table:table-cell>
          <table:table-cell table:style-name="ce3"/>
          <table:table-cell office:value-type="float" office:value="9.1000700000000005" table:style-name="ce8">
            <text:p>9.10007</text:p>
          </table:table-cell>
          <table:table-cell office:value-type="float" office:value="0.65708299999999997" table:style-name="ce8">
            <text:p>0.657083</text:p>
          </table:table-cell>
          <table:table-cell office:value-type="float" office:value="0.66088100000000005" table:style-name="ce8">
            <text:p>0.660881</text:p>
          </table:table-cell>
          <table:table-cell office:value-type="float" office:value="0.63858499999999996" table:style-name="ce8">
            <text:p>0.638585</text:p>
          </table:table-cell>
          <table:table-cell office:value-type="float" office:value="2.7260000000000062E-3" table:formula="of:=[.G96]-[.$G$5]" table:style-name="ce1">
            <text:p>0.002726</text:p>
          </table:table-cell>
          <table:table-cell office:value-type="float" office:value="6.5240000000000853E-3" table:formula="of:=[.H96]-[.$G$5]" table:style-name="ce1">
            <text:p>0.006524</text:p>
          </table:table-cell>
          <table:table-cell office:value-type="float" office:value="-1.5772000000000008E-2" table:formula="of:=[.I96]-[.$G$5]" table:style-name="ce1">
            <text:p>-0.015772</text:p>
          </table:table-cell>
          <table:table-cell office:value-type="float" office:value="9.1000700000000005" table:style-name="ce8">
            <text:p>9.10007</text:p>
          </table:table-cell>
          <table:table-cell office:value-type="float" office:value="1.1618099999999999E-2" table:style-name="ce8">
            <text:p>0.0116181</text:p>
          </table:table-cell>
          <table:table-cell office:value-type="float" office:value="2.1481799999999999E-2" table:style-name="ce8">
            <text:p>0.0214818</text:p>
          </table:table-cell>
          <table:table-cell table:number-columns-repeated="16369"/>
        </table:table-row>
        <table:table-row table:style-name="ro3">
          <table:table-cell office:value-type="float" office:value="1.84" table:style-name="ce1">
            <text:p>1.84</text:p>
          </table:table-cell>
          <table:table-cell office:value-type="float" office:value="3.4356999999999999E-2" table:style-name="ce1">
            <text:p>0.034357</text:p>
          </table:table-cell>
          <table:table-cell office:value-type="float" office:value="0.121494" table:style-name="ce7">
            <text:p>0.121494</text:p>
          </table:table-cell>
          <table:table-cell office:value-type="float" office:value="-2.7989E-2" table:style-name="ce7">
            <text:p>-0.027989</text:p>
          </table:table-cell>
          <table:table-cell table:style-name="ce3"/>
          <table:table-cell office:value-type="float" office:value="9.2001200000000001" table:style-name="ce8">
            <text:p>9.20012</text:p>
          </table:table-cell>
          <table:table-cell office:value-type="float" office:value="0.65687099999999998" table:style-name="ce8">
            <text:p>0.656871</text:p>
          </table:table-cell>
          <table:table-cell office:value-type="float" office:value="0.66525999999999996" table:style-name="ce8">
            <text:p>0.66526</text:p>
          </table:table-cell>
          <table:table-cell office:value-type="float" office:value="0.63699600000000001" table:style-name="ce8">
            <text:p>0.636996</text:p>
          </table:table-cell>
          <table:table-cell office:value-type="float" office:value="2.5140000000000162E-3" table:formula="of:=[.G97]-[.$G$5]" table:style-name="ce1">
            <text:p>0.002514</text:p>
          </table:table-cell>
          <table:table-cell office:value-type="float" office:value="1.0902999999999996E-2" table:formula="of:=[.H97]-[.$G$5]" table:style-name="ce1">
            <text:p>0.010903</text:p>
          </table:table-cell>
          <table:table-cell office:value-type="float" office:value="-1.736099999999996E-2" table:formula="of:=[.I97]-[.$G$5]" table:style-name="ce1">
            <text:p>-0.017361</text:p>
          </table:table-cell>
          <table:table-cell office:value-type="float" office:value="9.2001200000000001" table:style-name="ce8">
            <text:p>9.20012</text:p>
          </table:table-cell>
          <table:table-cell office:value-type="float" office:value="2.77097E-2" table:style-name="ce8">
            <text:p>0.0277097</text:p>
          </table:table-cell>
          <table:table-cell office:value-type="float" office:value="6.6775000000000003E-3" table:style-name="ce8">
            <text:p>0.0066775</text:p>
          </table:table-cell>
          <table:table-cell table:number-columns-repeated="16369"/>
        </table:table-row>
        <table:table-row table:style-name="ro3">
          <table:table-cell office:value-type="float" office:value="1.86" table:style-name="ce1">
            <text:p>1.86</text:p>
          </table:table-cell>
          <table:table-cell office:value-type="float" office:value="3.3437000000000001E-2" table:style-name="ce1">
            <text:p>0.033437</text:p>
          </table:table-cell>
          <table:table-cell office:value-type="float" office:value="0.117703" table:style-name="ce7">
            <text:p>0.117703</text:p>
          </table:table-cell>
          <table:table-cell office:value-type="float" office:value="-3.1473000000000001E-2" table:style-name="ce7">
            <text:p>-0.031473</text:p>
          </table:table-cell>
          <table:table-cell table:style-name="ce3"/>
          <table:table-cell office:value-type="float" office:value="9.3001000000000005" table:style-name="ce8">
            <text:p>9.3001</text:p>
          </table:table-cell>
          <table:table-cell office:value-type="float" office:value="0.653783" table:style-name="ce8">
            <text:p>0.653783</text:p>
          </table:table-cell>
          <table:table-cell office:value-type="float" office:value="0.66524499999999998" table:style-name="ce8">
            <text:p>0.665245</text:p>
          </table:table-cell>
          <table:table-cell office:value-type="float" office:value="0.63839100000000004" table:style-name="ce8">
            <text:p>0.638391</text:p>
          </table:table-cell>
          <table:table-cell office:value-type="float" office:value="-5.7399999999996343E-4" table:formula="of:=[.G98]-[.$G$5]" table:style-name="ce1">
            <text:p>-0.000574</text:p>
          </table:table-cell>
          <table:table-cell office:value-type="float" office:value="1.0888000000000009E-2" table:formula="of:=[.H98]-[.$G$5]" table:style-name="ce1">
            <text:p>0.010888</text:p>
          </table:table-cell>
          <table:table-cell office:value-type="float" office:value="-1.5965999999999925E-2" table:formula="of:=[.I98]-[.$G$5]" table:style-name="ce1">
            <text:p>-0.015966</text:p>
          </table:table-cell>
          <table:table-cell office:value-type="float" office:value="9.3001000000000005" table:style-name="ce8">
            <text:p>9.3001</text:p>
          </table:table-cell>
          <table:table-cell office:value-type="float" office:value="3.2659000000000001E-2" table:style-name="ce8">
            <text:p>0.032659</text:p>
          </table:table-cell>
          <table:table-cell office:value-type="float" office:value="-1.13227E-2" table:style-name="ce8">
            <text:p>-0.0113227</text:p>
          </table:table-cell>
          <table:table-cell table:number-columns-repeated="16369"/>
        </table:table-row>
        <table:table-row table:style-name="ro3">
          <table:table-cell office:value-type="float" office:value="1.88" table:style-name="ce1">
            <text:p>1.88</text:p>
          </table:table-cell>
          <table:table-cell office:value-type="float" office:value="3.2402E-2" table:style-name="ce1">
            <text:p>0.032402</text:p>
          </table:table-cell>
          <table:table-cell office:value-type="float" office:value="0.11347400000000001" table:style-name="ce7">
            <text:p>0.113474</text:p>
          </table:table-cell>
          <table:table-cell office:value-type="float" office:value="-3.4917999999999998E-2" table:style-name="ce7">
            <text:p>-0.034918</text:p>
          </table:table-cell>
          <table:table-cell table:style-name="ce3"/>
          <table:table-cell office:value-type="float" office:value="9.4000800000000009" table:style-name="ce8">
            <text:p>9.40008</text:p>
          </table:table-cell>
          <table:table-cell office:value-type="float" office:value="0.64702599999999999" table:style-name="ce8">
            <text:p>0.647026</text:p>
          </table:table-cell>
          <table:table-cell office:value-type="float" office:value="0.66086900000000004" table:style-name="ce8">
            <text:p>0.660869</text:p>
          </table:table-cell>
          <table:table-cell office:value-type="float" office:value="0.64245600000000003" table:style-name="ce8">
            <text:p>0.642456</text:p>
          </table:table-cell>
          <table:table-cell office:value-type="float" office:value="-7.3309999999999764E-3" table:formula="of:=[.G99]-[.$G$5]" table:style-name="ce1">
            <text:p>-0.007331</text:p>
          </table:table-cell>
          <table:table-cell office:value-type="float" office:value="6.5120000000000733E-3" table:formula="of:=[.H99]-[.$G$5]" table:style-name="ce1">
            <text:p>0.006512</text:p>
          </table:table-cell>
          <table:table-cell office:value-type="float" office:value="-1.1900999999999939E-2" table:formula="of:=[.I99]-[.$G$5]" table:style-name="ce1">
            <text:p>-0.011901</text:p>
          </table:table-cell>
          <table:table-cell office:value-type="float" office:value="9.4000800000000009" table:style-name="ce8">
            <text:p>9.40008</text:p>
          </table:table-cell>
          <table:table-cell office:value-type="float" office:value="2.6296799999999999E-2" table:style-name="ce8">
            <text:p>0.0262968</text:p>
          </table:table-cell>
          <table:table-cell office:value-type="float" office:value="-2.48881E-2" table:style-name="ce8">
            <text:p>-0.0248881</text:p>
          </table:table-cell>
          <table:table-cell table:number-columns-repeated="16369"/>
        </table:table-row>
        <table:table-row table:style-name="ro3">
          <table:table-cell office:value-type="float" office:value="1.9" table:style-name="ce1">
            <text:p>1.9</text:p>
          </table:table-cell>
          <table:table-cell office:value-type="float" office:value="3.1251000000000001E-2" table:style-name="ce1">
            <text:p>0.031251</text:p>
          </table:table-cell>
          <table:table-cell office:value-type="float" office:value="0.10881399999999999" table:style-name="ce7">
            <text:p>0.108814</text:p>
          </table:table-cell>
          <table:table-cell office:value-type="float" office:value="-3.8314000000000001E-2" table:style-name="ce7">
            <text:p>-0.038314</text:p>
          </table:table-cell>
          <table:table-cell table:style-name="ce3"/>
          <table:table-cell office:value-type="float" office:value="9.5000599999999995" table:style-name="ce8">
            <text:p>9.50006</text:p>
          </table:table-cell>
          <table:table-cell office:value-type="float" office:value="0.63769799999999999" table:style-name="ce8">
            <text:p>0.637698</text:p>
          </table:table-cell>
          <table:table-cell office:value-type="float" office:value="0.65431700000000004" table:style-name="ce8">
            <text:p>0.654317</text:p>
          </table:table-cell>
          <table:table-cell office:value-type="float" office:value="0.64846599999999999" table:style-name="ce8">
            <text:p>0.648466</text:p>
          </table:table-cell>
          <table:table-cell office:value-type="float" office:value="-1.6658999999999979E-2" table:formula="of:=[.G100]-[.$G$5]" table:style-name="ce1">
            <text:p>-0.016659</text:p>
          </table:table-cell>
          <table:table-cell office:value-type="float" office:value="-3.9999999999928981E-5" table:formula="of:=[.H100]-[.$G$5]" table:style-name="ce1">
            <text:p>-4E-05</text:p>
          </table:table-cell>
          <table:table-cell office:value-type="float" office:value="-5.8909999999999796E-3" table:formula="of:=[.I100]-[.$G$5]" table:style-name="ce1">
            <text:p>-0.005891</text:p>
          </table:table-cell>
          <table:table-cell office:value-type="float" office:value="9.5000599999999995" table:style-name="ce8">
            <text:p>9.50006</text:p>
          </table:table-cell>
          <table:table-cell office:value-type="float" office:value="1.15055E-2" table:style-name="ce8">
            <text:p>0.0115055</text:p>
          </table:table-cell>
          <table:table-cell office:value-type="float" office:value="-2.95138E-2" table:style-name="ce8">
            <text:p>-0.0295138</text:p>
          </table:table-cell>
          <table:table-cell table:number-columns-repeated="16369"/>
        </table:table-row>
        <table:table-row table:style-name="ro3">
          <table:table-cell office:value-type="float" office:value="1.92" table:style-name="ce1">
            <text:p>1.92</text:p>
          </table:table-cell>
          <table:table-cell office:value-type="float" office:value="2.998E-2" table:style-name="ce1">
            <text:p>0.02998</text:p>
          </table:table-cell>
          <table:table-cell office:value-type="float" office:value="0.103725" table:style-name="ce7">
            <text:p>0.103725</text:p>
          </table:table-cell>
          <table:table-cell office:value-type="float" office:value="-4.1646000000000002E-2" table:style-name="ce7">
            <text:p>-0.041646</text:p>
          </table:table-cell>
          <table:table-cell table:style-name="ce3"/>
          <table:table-cell office:value-type="float" office:value="9.6000899999999998" table:style-name="ce8">
            <text:p>9.60009</text:p>
          </table:table-cell>
          <table:table-cell office:value-type="float" office:value="0.62851800000000002" table:style-name="ce8">
            <text:p>0.628518</text:p>
          </table:table-cell>
          <table:table-cell office:value-type="float" office:value="0.64787700000000004" table:style-name="ce8">
            <text:p>0.647877</text:p>
          </table:table-cell>
          <table:table-cell office:value-type="float" office:value="0.65517300000000001" table:style-name="ce8">
            <text:p>0.655173</text:p>
          </table:table-cell>
          <table:table-cell office:value-type="float" office:value="-2.5838999999999945E-2" table:formula="of:=[.G101]-[.$G$5]" table:style-name="ce1">
            <text:p>-0.025839</text:p>
          </table:table-cell>
          <table:table-cell office:value-type="float" office:value="-6.4799999999999303E-3" table:formula="of:=[.H101]-[.$G$5]" table:style-name="ce1">
            <text:p>-0.00648</text:p>
          </table:table-cell>
          <table:table-cell office:value-type="float" office:value="8.1600000000003892E-4" table:formula="of:=[.I101]-[.$G$5]" table:style-name="ce1">
            <text:p>0.000816</text:p>
          </table:table-cell>
          <table:table-cell office:value-type="float" office:value="9.6000899999999998" table:style-name="ce8">
            <text:p>9.60009</text:p>
          </table:table-cell>
          <table:table-cell office:value-type="float" office:value="-6.7156200000000003E-3" table:style-name="ce8">
            <text:p>-0.00671562</text:p>
          </table:table-cell>
          <table:table-cell office:value-type="float" office:value="-2.63146E-2" table:style-name="ce8">
            <text:p>-0.0263146</text:p>
          </table:table-cell>
          <table:table-cell table:number-columns-repeated="16369"/>
        </table:table-row>
        <table:table-row table:style-name="ro3">
          <table:table-cell office:value-type="float" office:value="1.94" table:style-name="ce1">
            <text:p>1.94</text:p>
          </table:table-cell>
          <table:table-cell office:value-type="float" office:value="2.8587000000000001E-2" table:style-name="ce1">
            <text:p>0.028587</text:p>
          </table:table-cell>
          <table:table-cell office:value-type="float" office:value="9.8214999999999997E-2" table:style-name="ce7">
            <text:p>0.098215</text:p>
          </table:table-cell>
          <table:table-cell office:value-type="float" office:value="-4.4901999999999997E-2" table:style-name="ce7">
            <text:p>-0.044902</text:p>
          </table:table-cell>
          <table:table-cell table:style-name="ce3"/>
          <table:table-cell office:value-type="float" office:value="9.7001100000000005" table:style-name="ce8">
            <text:p>9.70011</text:p>
          </table:table-cell>
          <table:table-cell office:value-type="float" office:value="0.62215399999999998" table:style-name="ce8">
            <text:p>0.622154</text:p>
          </table:table-cell>
          <table:table-cell office:value-type="float" office:value="0.643069" table:style-name="ce8">
            <text:p>0.643069</text:p>
          </table:table-cell>
          <table:table-cell office:value-type="float" office:value="0.66095999999999999" table:style-name="ce8">
            <text:p>0.66096</text:p>
          </table:table-cell>
          <table:table-cell office:value-type="float" office:value="-3.2202999999999982E-2" table:formula="of:=[.G102]-[.$G$5]" table:style-name="ce1">
            <text:p>-0.032203</text:p>
          </table:table-cell>
          <table:table-cell office:value-type="float" office:value="-1.1287999999999965E-2" table:formula="of:=[.H102]-[.$G$5]" table:style-name="ce1">
            <text:p>-0.011288</text:p>
          </table:table-cell>
          <table:table-cell office:value-type="float" office:value="6.6030000000000255E-3" table:formula="of:=[.I102]-[.$G$5]" table:style-name="ce1">
            <text:p>0.006603</text:p>
          </table:table-cell>
          <table:table-cell office:value-type="float" office:value="9.7001100000000005" table:style-name="ce8">
            <text:p>9.70011</text:p>
          </table:table-cell>
          <table:table-cell office:value-type="float" office:value="-2.3757799999999999E-2" table:style-name="ce8">
            <text:p>-0.0237578</text:p>
          </table:table-cell>
          <table:table-cell office:value-type="float" office:value="-1.9703999999999999E-2" table:style-name="ce8">
            <text:p>-0.019704</text:p>
          </table:table-cell>
          <table:table-cell table:number-columns-repeated="16369"/>
        </table:table-row>
        <table:table-row table:style-name="ro3">
          <table:table-cell office:value-type="float" office:value="1.96" table:style-name="ce1">
            <text:p>1.96</text:p>
          </table:table-cell>
          <table:table-cell office:value-type="float" office:value="2.7071000000000001E-2" table:style-name="ce1">
            <text:p>0.027071</text:p>
          </table:table-cell>
          <table:table-cell office:value-type="float" office:value="9.2293E-2" table:style-name="ce7">
            <text:p>0.092293</text:p>
          </table:table-cell>
          <table:table-cell office:value-type="float" office:value="-4.8065999999999998E-2" table:style-name="ce7">
            <text:p>-0.048066</text:p>
          </table:table-cell>
          <table:table-cell table:style-name="ce3"/>
          <table:table-cell office:value-type="float" office:value="9.8001199999999997" table:style-name="ce8">
            <text:p>9.80012</text:p>
          </table:table-cell>
          <table:table-cell office:value-type="float" office:value="0.62003799999999998" table:style-name="ce8">
            <text:p>0.620038</text:p>
          </table:table-cell>
          <table:table-cell office:value-type="float" office:value="0.64043000000000005" table:style-name="ce8">
            <text:p>0.64043</text:p>
          </table:table-cell>
          <table:table-cell office:value-type="float" office:value="0.66417499999999996" table:style-name="ce8">
            <text:p>0.664175</text:p>
          </table:table-cell>
          <table:table-cell office:value-type="float" office:value="-3.4318999999999988E-2" table:formula="of:=[.G103]-[.$G$5]" table:style-name="ce1">
            <text:p>-0.034319</text:p>
          </table:table-cell>
          <table:table-cell office:value-type="float" office:value="-1.3926999999999912E-2" table:formula="of:=[.H103]-[.$G$5]" table:style-name="ce1">
            <text:p>-0.013927</text:p>
          </table:table-cell>
          <table:table-cell office:value-type="float" office:value="9.8179999999999934E-3" table:formula="of:=[.I103]-[.$G$5]" table:style-name="ce1">
            <text:p>0.009818</text:p>
          </table:table-cell>
          <table:table-cell office:value-type="float" office:value="9.8001199999999997" table:style-name="ce8">
            <text:p>9.80012</text:p>
          </table:table-cell>
          <table:table-cell office:value-type="float" office:value="-3.739E-2" table:style-name="ce8">
            <text:p>-0.03739</text:p>
          </table:table-cell>
          <table:table-cell office:value-type="float" office:value="-1.32269E-2" table:style-name="ce8">
            <text:p>-0.0132269</text:p>
          </table:table-cell>
          <table:table-cell table:number-columns-repeated="16369"/>
        </table:table-row>
        <table:table-row table:style-name="ro3">
          <table:table-cell office:value-type="float" office:value="1.98" table:style-name="ce1">
            <text:p>1.98</text:p>
          </table:table-cell>
          <table:table-cell office:value-type="float" office:value="2.5430999999999999E-2" table:style-name="ce1">
            <text:p>0.025431</text:p>
          </table:table-cell>
          <table:table-cell office:value-type="float" office:value="8.5968000000000003E-2" table:style-name="ce7">
            <text:p>0.085968</text:p>
          </table:table-cell>
          <table:table-cell office:value-type="float" office:value="-5.1122000000000001E-2" table:style-name="ce7">
            <text:p>-0.051122</text:p>
          </table:table-cell>
          <table:table-cell table:style-name="ce3"/>
          <table:table-cell office:value-type="float" office:value="9.9" table:style-name="ce8">
            <text:p>9.9</text:p>
          </table:table-cell>
          <table:table-cell office:value-type="float" office:value="0.62462300000000004" table:style-name="ce8">
            <text:p>0.624623</text:p>
          </table:table-cell>
          <table:table-cell office:value-type="float" office:value="0.63914499999999996" table:style-name="ce8">
            <text:p>0.639145</text:p>
          </table:table-cell>
          <table:table-cell office:value-type="float" office:value="0.66366400000000003" table:style-name="ce8">
            <text:p>0.663664</text:p>
          </table:table-cell>
          <table:table-cell office:value-type="float" office:value="-2.9733999999999927E-2" table:formula="of:=[.G104]-[.$G$5]" table:style-name="ce1">
            <text:p>-0.029734</text:p>
          </table:table-cell>
          <table:table-cell office:value-type="float" office:value="-1.5212000000000003E-2" table:formula="of:=[.H104]-[.$G$5]" table:style-name="ce1">
            <text:p>-0.015212</text:p>
          </table:table-cell>
          <table:table-cell office:value-type="float" office:value="9.3070000000000652E-3" table:formula="of:=[.I104]-[.$G$5]" table:style-name="ce1">
            <text:p>0.009307</text:p>
          </table:table-cell>
          <table:table-cell office:value-type="float" office:value="9.9" table:style-name="ce8">
            <text:p>9.9</text:p>
          </table:table-cell>
          <table:table-cell office:value-type="float" office:value="-4.7497299999999999E-2" table:style-name="ce8">
            <text:p>-0.0474973</text:p>
          </table:table-cell>
          <table:table-cell office:value-type="float" office:value="-7.7849399999999997E-3" table:style-name="ce8">
            <text:p>-0.00778494</text:p>
          </table:table-cell>
          <table:table-cell table:number-columns-repeated="16369"/>
        </table:table-row>
        <table:table-row table:style-name="ro3">
          <table:table-cell office:value-type="float" office:value="2" table:style-name="ce1">
            <text:p>2</text:p>
          </table:table-cell>
          <table:table-cell office:value-type="float" office:value="2.3667000000000001E-2" table:style-name="ce1">
            <text:p>0.023667</text:p>
          </table:table-cell>
          <table:table-cell office:value-type="float" office:value="7.9255999999999993E-2" table:style-name="ce7">
            <text:p>0.079256</text:p>
          </table:table-cell>
          <table:table-cell office:value-type="float" office:value="-5.4052999999999997E-2" table:style-name="ce7">
            <text:p>-0.054053</text:p>
          </table:table-cell>
          <table:table-cell table:style-name="ce3"/>
          <table:table-cell office:value-type="float" office:value="10" table:style-name="ce8">
            <text:p>10</text:p>
          </table:table-cell>
          <table:table-cell office:value-type="float" office:value="0.635629" table:style-name="ce8">
            <text:p>0.635629</text:p>
          </table:table-cell>
          <table:table-cell office:value-type="float" office:value="0.63795100000000005" table:style-name="ce8">
            <text:p>0.637951</text:p>
          </table:table-cell>
          <table:table-cell office:value-type="float" office:value="0.65953799999999996" table:style-name="ce8">
            <text:p>0.659538</text:p>
          </table:table-cell>
          <table:table-cell office:value-type="float" office:value="-1.8727999999999967E-2" table:formula="of:=[.G105]-[.$G$5]" table:style-name="ce1">
            <text:p>-0.018728</text:p>
          </table:table-cell>
          <table:table-cell office:value-type="float" office:value="-1.6405999999999921E-2" table:formula="of:=[.H105]-[.$G$5]" table:style-name="ce1">
            <text:p>-0.016406</text:p>
          </table:table-cell>
          <table:table-cell office:value-type="float" office:value="5.1809999999999912E-3" table:formula="of:=[.I105]-[.$G$5]" table:style-name="ce1">
            <text:p>0.005181</text:p>
          </table:table-cell>
          <table:table-cell office:value-type="float" office:value="10" table:style-name="ce8">
            <text:p>10</text:p>
          </table:table-cell>
          <table:table-cell office:value-type="float" office:value="-5.5051000000000003E-2" table:style-name="ce8">
            <text:p>-0.055051</text:p>
          </table:table-cell>
          <table:table-cell office:value-type="float" office:value="-3.12562E-3" table:style-name="ce8">
            <text:p>-0.00312562</text:p>
          </table:table-cell>
          <table:table-cell table:number-columns-repeated="16369"/>
        </table:table-row>
        <table:table-row table:style-name="ro3">
          <table:table-cell office:value-type="float" office:value="2.02" table:style-name="ce1">
            <text:p>2.02</text:p>
          </table:table-cell>
          <table:table-cell office:value-type="float" office:value="2.1779E-2" table:style-name="ce1">
            <text:p>0.021779</text:p>
          </table:table-cell>
          <table:table-cell office:value-type="float" office:value="7.2168999999999997E-2" table:style-name="ce7">
            <text:p>0.072169</text:p>
          </table:table-cell>
          <table:table-cell office:value-type="float" office:value="-5.6840000000000002E-2" table:style-name="ce7">
            <text:p>-0.05684</text:p>
          </table:table-cell>
          <table:table-cell table:style-name="ce3"/>
          <table:table-cell office:value-type="float" office:value="10.1" table:style-name="ce8">
            <text:p>10.1</text:p>
          </table:table-cell>
          <table:table-cell office:value-type="float" office:value="0.65425900000000003" table:style-name="ce8">
            <text:p>0.654259</text:p>
          </table:table-cell>
          <table:table-cell office:value-type="float" office:value="0.63627500000000003" table:style-name="ce8">
            <text:p>0.636275</text:p>
          </table:table-cell>
          <table:table-cell office:value-type="float" office:value="0.65316300000000005" table:style-name="ce8">
            <text:p>0.653163</text:p>
          </table:table-cell>
          <table:table-cell office:value-type="float" office:value="-9.7999999999931475E-5" table:formula="of:=[.G106]-[.$G$5]" table:style-name="ce1">
            <text:p>-9.8E-05</text:p>
          </table:table-cell>
          <table:table-cell office:value-type="float" office:value="-1.8081999999999931E-2" table:formula="of:=[.H106]-[.$G$5]" table:style-name="ce1">
            <text:p>-0.018082</text:p>
          </table:table-cell>
          <table:table-cell office:value-type="float" office:value="-1.1939999999999173E-3" table:formula="of:=[.I106]-[.$G$5]" table:style-name="ce1">
            <text:p>-0.001194</text:p>
          </table:table-cell>
          <table:table-cell office:value-type="float" office:value="10.1" table:style-name="ce8">
            <text:p>10.1</text:p>
          </table:table-cell>
          <table:table-cell office:value-type="float" office:value="-6.0817099999999999E-2" table:style-name="ce8">
            <text:p>-0.0608171</text:p>
          </table:table-cell>
          <table:table-cell office:value-type="float" office:value="1.88434E-3" table:style-name="ce8">
            <text:p>0.00188434</text:p>
          </table:table-cell>
          <table:table-cell table:number-columns-repeated="16369"/>
        </table:table-row>
        <table:table-row table:style-name="ro3">
          <table:table-cell office:value-type="float" office:value="2.04" table:style-name="ce1">
            <text:p>2.04</text:p>
          </table:table-cell>
          <table:table-cell office:value-type="float" office:value="1.9769999999999999E-2" table:style-name="ce1">
            <text:p>0.01977</text:p>
          </table:table-cell>
          <table:table-cell office:value-type="float" office:value="6.4727999999999994E-2" table:style-name="ce7">
            <text:p>0.064728</text:p>
          </table:table-cell>
          <table:table-cell office:value-type="float" office:value="-5.9465999999999998E-2" table:style-name="ce7">
            <text:p>-0.059466</text:p>
          </table:table-cell>
          <table:table-cell table:style-name="ce3"/>
          <table:table-cell office:value-type="float" office:value="10.200100000000001" table:style-name="ce8">
            <text:p>10.2001</text:p>
          </table:table-cell>
          <table:table-cell office:value-type="float" office:value="0.67824099999999998" table:style-name="ce8">
            <text:p>0.678241</text:p>
          </table:table-cell>
          <table:table-cell office:value-type="float" office:value="0.63460099999999997" table:style-name="ce8">
            <text:p>0.634601</text:p>
          </table:table-cell>
          <table:table-cell office:value-type="float" office:value="0.646254" table:style-name="ce8">
            <text:p>0.646254</text:p>
          </table:table-cell>
          <table:table-cell office:value-type="float" office:value="2.3884000000000016E-2" table:formula="of:=[.G107]-[.$G$5]" table:style-name="ce1">
            <text:p>0.023884</text:p>
          </table:table-cell>
          <table:table-cell office:value-type="float" office:value="-1.9755999999999996E-2" table:formula="of:=[.H107]-[.$G$5]" table:style-name="ce1">
            <text:p>-0.019756</text:p>
          </table:table-cell>
          <table:table-cell office:value-type="float" office:value="-8.1029999999999713E-3" table:formula="of:=[.I107]-[.$G$5]" table:style-name="ce1">
            <text:p>-0.008103</text:p>
          </table:table-cell>
          <table:table-cell office:value-type="float" office:value="10.200100000000001" table:style-name="ce8">
            <text:p>10.2001</text:p>
          </table:table-cell>
          <table:table-cell office:value-type="float" office:value="-6.3495800000000005E-2" table:style-name="ce8">
            <text:p>-0.0634958</text:p>
          </table:table-cell>
          <table:table-cell office:value-type="float" office:value="9.9197899999999995E-3" table:style-name="ce8">
            <text:p>0.00991979</text:p>
          </table:table-cell>
          <table:table-cell table:number-columns-repeated="16369"/>
        </table:table-row>
        <table:table-row table:style-name="ro3">
          <table:table-cell office:value-type="float" office:value="2.06" table:style-name="ce1">
            <text:p>2.06</text:p>
          </table:table-cell>
          <table:table-cell office:value-type="float" office:value="1.7641E-2" table:style-name="ce1">
            <text:p>0.017641</text:p>
          </table:table-cell>
          <table:table-cell office:value-type="float" office:value="5.6952999999999997E-2" table:style-name="ce7">
            <text:p>0.056953</text:p>
          </table:table-cell>
          <table:table-cell office:value-type="float" office:value="-6.1912000000000002E-2" table:style-name="ce7">
            <text:p>-0.061912</text:p>
          </table:table-cell>
          <table:table-cell table:style-name="ce3"/>
          <table:table-cell office:value-type="float" office:value="10.3" table:style-name="ce8">
            <text:p>10.3</text:p>
          </table:table-cell>
          <table:table-cell office:value-type="float" office:value="0.70151799999999997" table:style-name="ce8">
            <text:p>0.701518</text:p>
          </table:table-cell>
          <table:table-cell office:value-type="float" office:value="0.63433600000000001" table:style-name="ce8">
            <text:p>0.634336</text:p>
          </table:table-cell>
          <table:table-cell office:value-type="float" office:value="0.64014700000000002" table:style-name="ce8">
            <text:p>0.640147</text:p>
          </table:table-cell>
          <table:table-cell office:value-type="float" office:value="4.7161000000000008E-2" table:formula="of:=[.G108]-[.$G$5]" table:style-name="ce1">
            <text:p>0.047161</text:p>
          </table:table-cell>
          <table:table-cell office:value-type="float" office:value="-2.0020999999999955E-2" table:formula="of:=[.H108]-[.$G$5]" table:style-name="ce1">
            <text:p>-0.020021</text:p>
          </table:table-cell>
          <table:table-cell office:value-type="float" office:value="-1.4209999999999945E-2" table:formula="of:=[.I108]-[.$G$5]" table:style-name="ce1">
            <text:p>-0.01421</text:p>
          </table:table-cell>
          <table:table-cell office:value-type="float" office:value="10.3" table:style-name="ce8">
            <text:p>10.3</text:p>
          </table:table-cell>
          <table:table-cell office:value-type="float" office:value="-5.9676699999999999E-2" table:style-name="ce8">
            <text:p>-0.0596767</text:p>
          </table:table-cell>
          <table:table-cell office:value-type="float" office:value="2.3350800000000001E-2" table:style-name="ce8">
            <text:p>0.0233508</text:p>
          </table:table-cell>
          <table:table-cell table:number-columns-repeated="16369"/>
        </table:table-row>
        <table:table-row table:style-name="ro3">
          <table:table-cell office:value-type="float" office:value="2.08" table:style-name="ce1">
            <text:p>2.08</text:p>
          </table:table-cell>
          <table:table-cell office:value-type="float" office:value="1.5398999999999999E-2" table:style-name="ce1">
            <text:p>0.015399</text:p>
          </table:table-cell>
          <table:table-cell office:value-type="float" office:value="4.8866E-2" table:style-name="ce7">
            <text:p>0.048866</text:p>
          </table:table-cell>
          <table:table-cell office:value-type="float" office:value="-6.4158000000000007E-2" table:style-name="ce7">
            <text:p>-0.064158</text:p>
          </table:table-cell>
          <table:table-cell table:style-name="ce3"/>
          <table:table-cell office:value-type="float" office:value="10.4001" table:style-name="ce8">
            <text:p>10.4001</text:p>
          </table:table-cell>
          <table:table-cell office:value-type="float" office:value="0.71595600000000004" table:style-name="ce8">
            <text:p>0.715956</text:p>
          </table:table-cell>
          <table:table-cell office:value-type="float" office:value="0.63738799999999995" table:style-name="ce8">
            <text:p>0.637388</text:p>
          </table:table-cell>
          <table:table-cell office:value-type="float" office:value="0.63595100000000004" table:style-name="ce8">
            <text:p>0.635951</text:p>
          </table:table-cell>
          <table:table-cell office:value-type="float" office:value="6.159900000000007E-2" table:formula="of:=[.G109]-[.$G$5]" table:style-name="ce1">
            <text:p>0.061599</text:p>
          </table:table-cell>
          <table:table-cell office:value-type="float" office:value="-1.6969000000000012E-2" table:formula="of:=[.H109]-[.$G$5]" table:style-name="ce1">
            <text:p>-0.016969</text:p>
          </table:table-cell>
          <table:table-cell office:value-type="float" office:value="-1.8405999999999922E-2" table:formula="of:=[.I109]-[.$G$5]" table:style-name="ce1">
            <text:p>-0.018406</text:p>
          </table:table-cell>
          <table:table-cell office:value-type="float" office:value="10.4001" table:style-name="ce8">
            <text:p>10.4001</text:p>
          </table:table-cell>
          <table:table-cell office:value-type="float" office:value="-4.36654E-2" table:style-name="ce8">
            <text:p>-0.0436654</text:p>
          </table:table-cell>
          <table:table-cell office:value-type="float" office:value="4.4082400000000001E-2" table:style-name="ce8">
            <text:p>0.0440824</text:p>
          </table:table-cell>
          <table:table-cell table:number-columns-repeated="16369"/>
        </table:table-row>
        <table:table-row table:style-name="ro3">
          <table:table-cell office:value-type="float" office:value="2.1" table:style-name="ce1">
            <text:p>2.1</text:p>
          </table:table-cell>
          <table:table-cell office:value-type="float" office:value="1.3048000000000001E-2" table:style-name="ce1">
            <text:p>0.013048</text:p>
          </table:table-cell>
          <table:table-cell office:value-type="float" office:value="4.0495000000000003E-2" table:style-name="ce7">
            <text:p>0.040495</text:p>
          </table:table-cell>
          <table:table-cell office:value-type="float" office:value="-6.6185999999999995E-2" table:style-name="ce7">
            <text:p>-0.066186</text:p>
          </table:table-cell>
          <table:table-cell table:style-name="ce3"/>
          <table:table-cell office:value-type="float" office:value="10.5" table:style-name="ce8">
            <text:p>10.5</text:p>
          </table:table-cell>
          <table:table-cell office:value-type="float" office:value="0.71767099999999995" table:style-name="ce8">
            <text:p>0.717671</text:p>
          </table:table-cell>
          <table:table-cell office:value-type="float" office:value="0.64538099999999998" table:style-name="ce8">
            <text:p>0.645381</text:p>
          </table:table-cell>
          <table:table-cell office:value-type="float" office:value="0.63450099999999998" table:style-name="ce8">
            <text:p>0.634501</text:p>
          </table:table-cell>
          <table:table-cell office:value-type="float" office:value="6.3313999999999981E-2" table:formula="of:=[.G110]-[.$G$5]" table:style-name="ce1">
            <text:p>0.063314</text:p>
          </table:table-cell>
          <table:table-cell office:value-type="float" office:value="-8.975999999999984E-3" table:formula="of:=[.H110]-[.$G$5]" table:style-name="ce1">
            <text:p>-0.008976</text:p>
          </table:table-cell>
          <table:table-cell office:value-type="float" office:value="-1.9855999999999985E-2" table:formula="of:=[.I110]-[.$G$5]" table:style-name="ce1">
            <text:p>-0.019856</text:p>
          </table:table-cell>
          <table:table-cell office:value-type="float" office:value="10.5" table:style-name="ce8">
            <text:p>10.5</text:p>
          </table:table-cell>
          <table:table-cell office:value-type="float" office:value="-1.1969199999999999E-2" table:style-name="ce8">
            <text:p>-0.0119692</text:p>
          </table:table-cell>
          <table:table-cell office:value-type="float" office:value="6.8712999999999996E-2" table:style-name="ce8">
            <text:p>0.068713</text:p>
          </table:table-cell>
          <table:table-cell table:number-columns-repeated="16369"/>
        </table:table-row>
        <table:table-row table:style-name="ro3">
          <table:table-cell office:value-type="float" office:value="2.12" table:style-name="ce1">
            <text:p>2.12</text:p>
          </table:table-cell>
          <table:table-cell office:value-type="float" office:value="1.0596E-2" table:style-name="ce1">
            <text:p>0.010596</text:p>
          </table:table-cell>
          <table:table-cell office:value-type="float" office:value="3.1869000000000001E-2" table:style-name="ce7">
            <text:p>0.031869</text:p>
          </table:table-cell>
          <table:table-cell office:value-type="float" office:value="-6.7977999999999997E-2" table:style-name="ce7">
            <text:p>-0.067978</text:p>
          </table:table-cell>
          <table:table-cell table:style-name="ce3"/>
          <table:table-cell office:value-type="float" office:value="10.600099999999999" table:style-name="ce8">
            <text:p>10.6001</text:p>
          </table:table-cell>
          <table:table-cell office:value-type="float" office:value="0.70643199999999995" table:style-name="ce8">
            <text:p>0.706432</text:p>
          </table:table-cell>
          <table:table-cell office:value-type="float" office:value="0.65923500000000002" table:style-name="ce8">
            <text:p>0.659235</text:p>
          </table:table-cell>
          <table:table-cell office:value-type="float" office:value="0.63606600000000002" table:style-name="ce8">
            <text:p>0.636066</text:p>
          </table:table-cell>
          <table:table-cell office:value-type="float" office:value="5.2074999999999982E-2" table:formula="of:=[.G111]-[.$G$5]" table:style-name="ce1">
            <text:p>0.052075</text:p>
          </table:table-cell>
          <table:table-cell office:value-type="float" office:value="4.878000000000049E-3" table:formula="of:=[.H111]-[.$G$5]" table:style-name="ce1">
            <text:p>0.004878</text:p>
          </table:table-cell>
          <table:table-cell office:value-type="float" office:value="-1.8290999999999946E-2" table:formula="of:=[.I111]-[.$G$5]" table:style-name="ce1">
            <text:p>-0.018291</text:p>
          </table:table-cell>
          <table:table-cell office:value-type="float" office:value="10.600099999999999" table:style-name="ce8">
            <text:p>10.6001</text:p>
          </table:table-cell>
          <table:table-cell office:value-type="float" office:value="3.4388799999999997E-2" table:style-name="ce8">
            <text:p>0.0343888</text:p>
          </table:table-cell>
          <table:table-cell office:value-type="float" office:value="8.7462799999999993E-2" table:style-name="ce8">
            <text:p>0.0874628</text:p>
          </table:table-cell>
          <table:table-cell table:number-columns-repeated="16369"/>
        </table:table-row>
        <table:table-row table:style-name="ro3">
          <table:table-cell office:value-type="float" office:value="2.14" table:style-name="ce1">
            <text:p>2.14</text:p>
          </table:table-cell>
          <table:table-cell office:value-type="float" office:value="8.0510000000000009E-3" table:style-name="ce1">
            <text:p>0.008051</text:p>
          </table:table-cell>
          <table:table-cell office:value-type="float" office:value="2.3019999999999999E-2" table:style-name="ce7">
            <text:p>0.02302</text:p>
          </table:table-cell>
          <table:table-cell office:value-type="float" office:value="-6.9516999999999995E-2" table:style-name="ce7">
            <text:p>-0.069517</text:p>
          </table:table-cell>
          <table:table-cell table:style-name="ce3"/>
          <table:table-cell office:value-type="float" office:value="10.7" table:style-name="ce8">
            <text:p>10.7</text:p>
          </table:table-cell>
          <table:table-cell office:value-type="float" office:value="0.68899100000000002" table:style-name="ce8">
            <text:p>0.688991</text:p>
          </table:table-cell>
          <table:table-cell office:value-type="float" office:value="0.67859199999999997" table:style-name="ce8">
            <text:p>0.678592</text:p>
          </table:table-cell>
          <table:table-cell office:value-type="float" office:value="0.64011700000000005" table:style-name="ce8">
            <text:p>0.640117</text:p>
          </table:table-cell>
          <table:table-cell office:value-type="float" office:value="3.4634000000000054E-2" table:formula="of:=[.G112]-[.$G$5]" table:style-name="ce1">
            <text:p>0.034634</text:p>
          </table:table-cell>
          <table:table-cell office:value-type="float" office:value="2.4235000000000007E-2" table:formula="of:=[.H112]-[.$G$5]" table:style-name="ce1">
            <text:p>0.024235</text:p>
          </table:table-cell>
          <table:table-cell office:value-type="float" office:value="-1.4239999999999919E-2" table:formula="of:=[.I112]-[.$G$5]" table:style-name="ce1">
            <text:p>-0.01424</text:p>
          </table:table-cell>
          <table:table-cell office:value-type="float" office:value="10.7" table:style-name="ce8">
            <text:p>10.7</text:p>
          </table:table-cell>
          <table:table-cell office:value-type="float" office:value="8.9508099999999993E-2" table:style-name="ce8">
            <text:p>0.0895081</text:p>
          </table:table-cell>
          <table:table-cell office:value-type="float" office:value="9.0886900000000007E-2" table:style-name="ce8">
            <text:p>0.0908869</text:p>
          </table:table-cell>
          <table:table-cell table:number-columns-repeated="16369"/>
        </table:table-row>
        <table:table-row table:style-name="ro3">
          <table:table-cell office:value-type="float" office:value="2.16" table:style-name="ce1">
            <text:p>2.16</text:p>
          </table:table-cell>
          <table:table-cell office:value-type="float" office:value="5.4229999999999999E-3" table:style-name="ce1">
            <text:p>0.005423</text:p>
          </table:table-cell>
          <table:table-cell office:value-type="float" office:value="1.3981E-2" table:style-name="ce7">
            <text:p>0.013981</text:p>
          </table:table-cell>
          <table:table-cell office:value-type="float" office:value="-7.0787000000000003E-2" table:style-name="ce7">
            <text:p>-0.070787</text:p>
          </table:table-cell>
          <table:table-cell table:style-name="ce3"/>
          <table:table-cell office:value-type="float" office:value="10.8001" table:style-name="ce8">
            <text:p>10.8001</text:p>
          </table:table-cell>
          <table:table-cell office:value-type="float" office:value="0.67118599999999995" table:style-name="ce8">
            <text:p>0.671186</text:p>
          </table:table-cell>
          <table:table-cell office:value-type="float" office:value="0.70128699999999999" table:style-name="ce8">
            <text:p>0.701287</text:p>
          </table:table-cell>
          <table:table-cell office:value-type="float" office:value="0.64560600000000001" table:style-name="ce8">
            <text:p>0.645606</text:p>
          </table:table-cell>
          <table:table-cell office:value-type="float" office:value="1.6828999999999983E-2" table:formula="of:=[.G113]-[.$G$5]" table:style-name="ce1">
            <text:p>0.016829</text:p>
          </table:table-cell>
          <table:table-cell office:value-type="float" office:value="4.6930000000000027E-2" table:formula="of:=[.H113]-[.$G$5]" table:style-name="ce1">
            <text:p>0.04693</text:p>
          </table:table-cell>
          <table:table-cell office:value-type="float" office:value="-8.7509999999999533E-3" table:formula="of:=[.I113]-[.$G$5]" table:style-name="ce1">
            <text:p>-0.008751</text:p>
          </table:table-cell>
          <table:table-cell office:value-type="float" office:value="10.8001" table:style-name="ce8">
            <text:p>10.8001</text:p>
          </table:table-cell>
          <table:table-cell office:value-type="float" office:value="0.14111499999999999" table:style-name="ce8">
            <text:p>0.141115</text:p>
          </table:table-cell>
          <table:table-cell office:value-type="float" office:value="7.5021299999999999E-2" table:style-name="ce8">
            <text:p>0.0750213</text:p>
          </table:table-cell>
          <table:table-cell table:number-columns-repeated="16369"/>
        </table:table-row>
        <table:table-row table:style-name="ro3">
          <table:table-cell office:value-type="float" office:value="2.1800000000000002" table:style-name="ce1">
            <text:p>2.18</text:p>
          </table:table-cell>
          <table:table-cell office:value-type="float" office:value="2.7230000000000002E-3" table:style-name="ce1">
            <text:p>0.002723</text:p>
          </table:table-cell>
          <table:table-cell office:value-type="float" office:value="4.79E-3" table:style-name="ce7">
            <text:p>0.00479</text:p>
          </table:table-cell>
          <table:table-cell office:value-type="float" office:value="-7.1772000000000002E-2" table:style-name="ce7">
            <text:p>-0.071772</text:p>
          </table:table-cell>
          <table:table-cell table:style-name="ce3"/>
          <table:table-cell office:value-type="float" office:value="10.9" table:style-name="ce8">
            <text:p>10.9</text:p>
          </table:table-cell>
          <table:table-cell office:value-type="float" office:value="0.65456300000000001" table:style-name="ce8">
            <text:p>0.654563</text:p>
          </table:table-cell>
          <table:table-cell office:value-type="float" office:value="0.71834799999999999" table:style-name="ce8">
            <text:p>0.718348</text:p>
          </table:table-cell>
          <table:table-cell office:value-type="float" office:value="0.65216700000000005" table:style-name="ce8">
            <text:p>0.652167</text:p>
          </table:table-cell>
          <table:table-cell office:value-type="float" office:value="2.0600000000003948E-4" table:formula="of:=[.G114]-[.$G$5]" table:style-name="ce1">
            <text:p>0.000206</text:p>
          </table:table-cell>
          <table:table-cell office:value-type="float" office:value="6.399100000000002E-2" table:formula="of:=[.H114]-[.$G$5]" table:style-name="ce1">
            <text:p>0.063991</text:p>
          </table:table-cell>
          <table:table-cell office:value-type="float" office:value="-2.1899999999999142E-3" table:formula="of:=[.I114]-[.$G$5]" table:style-name="ce1">
            <text:p>-0.00219</text:p>
          </table:table-cell>
          <table:table-cell office:value-type="float" office:value="10.9" table:style-name="ce8">
            <text:p>10.9</text:p>
          </table:table-cell>
          <table:table-cell office:value-type="float" office:value="0.17327999999999999" table:style-name="ce8">
            <text:p>0.17328</text:p>
          </table:table-cell>
          <table:table-cell office:value-type="float" office:value="4.2902200000000001E-2" table:style-name="ce8">
            <text:p>0.0429022</text:p>
          </table:table-cell>
          <table:table-cell table:number-columns-repeated="16369"/>
        </table:table-row>
        <table:table-row table:style-name="ro3">
          <table:table-cell office:value-type="float" office:value="2.2000000000000002" table:style-name="ce1">
            <text:p>2.2</text:p>
          </table:table-cell>
          <table:table-cell office:value-type="float" office:value="-3.4999999999999997E-5" table:style-name="ce1">
            <text:p>-0.000035</text:p>
          </table:table-cell>
          <table:table-cell office:value-type="float" office:value="-4.5139999999999998E-3" table:style-name="ce7">
            <text:p>-0.004514</text:p>
          </table:table-cell>
          <table:table-cell office:value-type="float" office:value="-7.2459999999999997E-2" table:style-name="ce7">
            <text:p>-0.07246</text:p>
          </table:table-cell>
          <table:table-cell table:style-name="ce3"/>
          <table:table-cell office:value-type="float" office:value="11.0001" table:style-name="ce8">
            <text:p>11.0001</text:p>
          </table:table-cell>
          <table:table-cell office:value-type="float" office:value="0.63988500000000004" table:style-name="ce8">
            <text:p>0.639885</text:p>
          </table:table-cell>
          <table:table-cell office:value-type="float" office:value="0.72132700000000005" table:style-name="ce8">
            <text:p>0.721327</text:p>
          </table:table-cell>
          <table:table-cell office:value-type="float" office:value="0.66022599999999998" table:style-name="ce8">
            <text:p>0.660226</text:p>
          </table:table-cell>
          <table:table-cell office:value-type="float" office:value="-1.4471999999999929E-2" table:formula="of:=[.G115]-[.$G$5]" table:style-name="ce1">
            <text:p>-0.014472</text:p>
          </table:table-cell>
          <table:table-cell office:value-type="float" office:value="6.6970000000000085E-2" table:formula="of:=[.H115]-[.$G$5]" table:style-name="ce1">
            <text:p>0.06697</text:p>
          </table:table-cell>
          <table:table-cell office:value-type="float" office:value="5.8690000000000131E-3" table:formula="of:=[.I115]-[.$G$5]" table:style-name="ce1">
            <text:p>0.005869</text:p>
          </table:table-cell>
          <table:table-cell office:value-type="float" office:value="11.0001" table:style-name="ce8">
            <text:p>11.0001</text:p>
          </table:table-cell>
          <table:table-cell office:value-type="float" office:value="0.18296399999999999" table:style-name="ce8">
            <text:p>0.182964</text:p>
          </table:table-cell>
          <table:table-cell office:value-type="float" office:value="-1.00009E-2" table:style-name="ce8">
            <text:p>-0.0100009</text:p>
          </table:table-cell>
          <table:table-cell table:number-columns-repeated="16369"/>
        </table:table-row>
        <table:table-row table:style-name="ro3">
          <table:table-cell office:value-type="float" office:value="2.2200000000000002" table:style-name="ce1">
            <text:p>2.22</text:p>
          </table:table-cell>
          <table:table-cell office:value-type="float" office:value="-2.8370000000000001E-3" table:style-name="ce1">
            <text:p>-0.002837</text:p>
          </table:table-cell>
          <table:table-cell office:value-type="float" office:value="-1.3892E-2" table:style-name="ce7">
            <text:p>-0.013892</text:p>
          </table:table-cell>
          <table:table-cell office:value-type="float" office:value="-7.2840000000000002E-2" table:style-name="ce7">
            <text:p>-0.07284</text:p>
          </table:table-cell>
          <table:table-cell table:style-name="ce3"/>
          <table:table-cell office:value-type="float" office:value="11.1" table:style-name="ce8">
            <text:p>11.1</text:p>
          </table:table-cell>
          <table:table-cell office:value-type="float" office:value="0.62774099999999999" table:style-name="ce8">
            <text:p>0.627741</text:p>
          </table:table-cell>
          <table:table-cell office:value-type="float" office:value="0.70981099999999997" table:style-name="ce8">
            <text:p>0.709811</text:p>
          </table:table-cell>
          <table:table-cell office:value-type="float" office:value="0.67019399999999996" table:style-name="ce8">
            <text:p>0.670194</text:p>
          </table:table-cell>
          <table:table-cell office:value-type="float" office:value="-2.6615999999999973E-2" table:formula="of:=[.G116]-[.$G$5]" table:style-name="ce1">
            <text:p>-0.026616</text:p>
          </table:table-cell>
          <table:table-cell office:value-type="float" office:value="5.5454000000000003E-2" table:formula="of:=[.H116]-[.$G$5]" table:style-name="ce1">
            <text:p>0.055454</text:p>
          </table:table-cell>
          <table:table-cell office:value-type="float" office:value="1.583699999999999E-2" table:formula="of:=[.I116]-[.$G$5]" table:style-name="ce1">
            <text:p>0.015837</text:p>
          </table:table-cell>
          <table:table-cell office:value-type="float" office:value="11.1" table:style-name="ce8">
            <text:p>11.1</text:p>
          </table:table-cell>
          <table:table-cell office:value-type="float" office:value="0.168715" table:style-name="ce8">
            <text:p>0.168715</text:p>
          </table:table-cell>
          <table:table-cell office:value-type="float" office:value="-7.12314E-2" table:style-name="ce8">
            <text:p>-0.0712314</text:p>
          </table:table-cell>
          <table:table-cell table:number-columns-repeated="16369"/>
        </table:table-row>
        <table:table-row table:style-name="ro3">
          <table:table-cell office:value-type="float" office:value="2.2400000000000002" table:style-name="ce1">
            <text:p>2.24</text:p>
          </table:table-cell>
          <table:table-cell office:value-type="float" office:value="-5.6699999999999997E-3" table:style-name="ce1">
            <text:p>-0.00567</text:p>
          </table:table-cell>
          <table:table-cell office:value-type="float" office:value="-2.3299E-2" table:style-name="ce7">
            <text:p>-0.023299</text:p>
          </table:table-cell>
          <table:table-cell office:value-type="float" office:value="-7.2902999999999996E-2" table:style-name="ce7">
            <text:p>-0.072903</text:p>
          </table:table-cell>
          <table:table-cell table:style-name="ce3"/>
          <table:table-cell office:value-type="float" office:value="11.200100000000001" table:style-name="ce8">
            <text:p>11.2001</text:p>
          </table:table-cell>
          <table:table-cell office:value-type="float" office:value="0.61808099999999999" table:style-name="ce8">
            <text:p>0.618081</text:p>
          </table:table-cell>
          <table:table-cell office:value-type="float" office:value="0.68784699999999999" table:style-name="ce8">
            <text:p>0.687847</text:p>
          </table:table-cell>
          <table:table-cell office:value-type="float" office:value="0.68199600000000005" table:style-name="ce8">
            <text:p>0.681996</text:p>
          </table:table-cell>
          <table:table-cell office:value-type="float" office:value="-3.6275999999999975E-2" table:formula="of:=[.G117]-[.$G$5]" table:style-name="ce1">
            <text:p>-0.036276</text:p>
          </table:table-cell>
          <table:table-cell office:value-type="float" office:value="3.349000000000002E-2" table:formula="of:=[.H117]-[.$G$5]" table:style-name="ce1">
            <text:p>0.03349</text:p>
          </table:table-cell>
          <table:table-cell office:value-type="float" office:value="2.763900000000008E-2" table:formula="of:=[.I117]-[.$G$5]" table:style-name="ce1">
            <text:p>0.027639</text:p>
          </table:table-cell>
          <table:table-cell office:value-type="float" office:value="11.200100000000001" table:style-name="ce8">
            <text:p>11.2001</text:p>
          </table:table-cell>
          <table:table-cell office:value-type="float" office:value="0.121376" table:style-name="ce8">
            <text:p>0.121376</text:p>
          </table:table-cell>
          <table:table-cell office:value-type="float" office:value="-0.10931299999999999" table:style-name="ce8">
            <text:p>-0.109313</text:p>
          </table:table-cell>
          <table:table-cell table:number-columns-repeated="16369"/>
        </table:table-row>
        <table:table-row table:style-name="ro3">
          <table:table-cell office:value-type="float" office:value="2.2599999999999998" table:style-name="ce1">
            <text:p>2.26</text:p>
          </table:table-cell>
          <table:table-cell office:value-type="float" office:value="-8.5170000000000003E-3" table:style-name="ce1">
            <text:p>-0.008517</text:p>
          </table:table-cell>
          <table:table-cell office:value-type="float" office:value="-3.2694000000000001E-2" table:style-name="ce7">
            <text:p>-0.032694</text:p>
          </table:table-cell>
          <table:table-cell office:value-type="float" office:value="-7.2644E-2" table:style-name="ce7">
            <text:p>-0.072644</text:p>
          </table:table-cell>
          <table:table-cell table:style-name="ce3"/>
          <table:table-cell office:value-type="float" office:value="11.3001" table:style-name="ce8">
            <text:p>11.3001</text:p>
          </table:table-cell>
          <table:table-cell office:value-type="float" office:value="0.61150800000000005" table:style-name="ce8">
            <text:p>0.611508</text:p>
          </table:table-cell>
          <table:table-cell office:value-type="float" office:value="0.66330999999999996" table:style-name="ce8">
            <text:p>0.66331</text:p>
          </table:table-cell>
          <table:table-cell office:value-type="float" office:value="0.69436299999999995" table:style-name="ce8">
            <text:p>0.694363</text:p>
          </table:table-cell>
          <table:table-cell office:value-type="float" office:value="-4.2848999999999915E-2" table:formula="of:=[.G118]-[.$G$5]" table:style-name="ce1">
            <text:p>-0.042849</text:p>
          </table:table-cell>
          <table:table-cell office:value-type="float" office:value="8.9529999999999887E-3" table:formula="of:=[.H118]-[.$G$5]" table:style-name="ce1">
            <text:p>0.008953</text:p>
          </table:table-cell>
          <table:table-cell office:value-type="float" office:value="4.0005999999999986E-2" table:formula="of:=[.I118]-[.$G$5]" table:style-name="ce1">
            <text:p>0.040006</text:p>
          </table:table-cell>
          <table:table-cell office:value-type="float" office:value="11.3001" table:style-name="ce8">
            <text:p>11.3001</text:p>
          </table:table-cell>
          <table:table-cell office:value-type="float" office:value="5.37949E-2" table:style-name="ce8">
            <text:p>0.0537949</text:p>
          </table:table-cell>
          <table:table-cell office:value-type="float" office:value="-0.120684" table:style-name="ce8">
            <text:p>-0.120684</text:p>
          </table:table-cell>
          <table:table-cell table:number-columns-repeated="16369"/>
        </table:table-row>
        <table:table-row table:style-name="ro3">
          <table:table-cell office:value-type="float" office:value="2.2799999999999998" table:style-name="ce1">
            <text:p>2.28</text:p>
          </table:table-cell>
          <table:table-cell office:value-type="float" office:value="-1.1361E-2" table:style-name="ce1">
            <text:p>-0.011361</text:p>
          </table:table-cell>
          <table:table-cell office:value-type="float" office:value="-4.2029999999999998E-2" table:style-name="ce7">
            <text:p>-0.04203</text:p>
          </table:table-cell>
          <table:table-cell office:value-type="float" office:value="-7.2057999999999997E-2" table:style-name="ce7">
            <text:p>-0.072058</text:p>
          </table:table-cell>
          <table:table-cell table:style-name="ce3"/>
          <table:table-cell office:value-type="float" office:value="11.4001" table:style-name="ce8">
            <text:p>11.4001</text:p>
          </table:table-cell>
          <table:table-cell office:value-type="float" office:value="0.60780100000000004" table:style-name="ce8">
            <text:p>0.607801</text:p>
          </table:table-cell>
          <table:table-cell office:value-type="float" office:value="0.64204899999999998" table:style-name="ce8">
            <text:p>0.642049</text:p>
          </table:table-cell>
          <table:table-cell office:value-type="float" office:value="0.70514600000000005" table:style-name="ce8">
            <text:p>0.705146</text:p>
          </table:table-cell>
          <table:table-cell office:value-type="float" office:value="-4.6555999999999931E-2" table:formula="of:=[.G119]-[.$G$5]" table:style-name="ce1">
            <text:p>-0.046556</text:p>
          </table:table-cell>
          <table:table-cell office:value-type="float" office:value="-1.2307999999999986E-2" table:formula="of:=[.H119]-[.$G$5]" table:style-name="ce1">
            <text:p>-0.012308</text:p>
          </table:table-cell>
          <table:table-cell office:value-type="float" office:value="5.0789000000000084E-2" table:formula="of:=[.I119]-[.$G$5]" table:style-name="ce1">
            <text:p>0.050789</text:p>
          </table:table-cell>
          <table:table-cell office:value-type="float" office:value="11.4001" table:style-name="ce8">
            <text:p>11.4001</text:p>
          </table:table-cell>
          <table:table-cell office:value-type="float" office:value="-1.54384E-2" table:style-name="ce8">
            <text:p>-0.0154384</text:p>
          </table:table-cell>
          <table:table-cell office:value-type="float" office:value="-0.109998" table:style-name="ce8">
            <text:p>-0.109998</text:p>
          </table:table-cell>
          <table:table-cell table:number-columns-repeated="16369"/>
        </table:table-row>
        <table:table-row table:style-name="ro3">
          <table:table-cell office:value-type="float" office:value="2.2999999999999998" table:style-name="ce1">
            <text:p>2.3</text:p>
          </table:table-cell>
          <table:table-cell office:value-type="float" office:value="-1.4185E-2" table:style-name="ce1">
            <text:p>-0.014185</text:p>
          </table:table-cell>
          <table:table-cell office:value-type="float" office:value="-5.1263999999999997E-2" table:style-name="ce7">
            <text:p>-0.051264</text:p>
          </table:table-cell>
          <table:table-cell office:value-type="float" office:value="-7.1145E-2" table:style-name="ce7">
            <text:p>-0.071145</text:p>
          </table:table-cell>
          <table:table-cell table:style-name="ce3"/>
          <table:table-cell office:value-type="float" office:value="11.5001" table:style-name="ce8">
            <text:p>11.5001</text:p>
          </table:table-cell>
          <table:table-cell office:value-type="float" office:value="0.60735099999999997" table:style-name="ce8">
            <text:p>0.607351</text:p>
          </table:table-cell>
          <table:table-cell office:value-type="float" office:value="0.62625699999999995" table:style-name="ce8">
            <text:p>0.626257</text:p>
          </table:table-cell>
          <table:table-cell office:value-type="float" office:value="0.71054200000000001" table:style-name="ce8">
            <text:p>0.710542</text:p>
          </table:table-cell>
          <table:table-cell office:value-type="float" office:value="-4.7005999999999992E-2" table:formula="of:=[.G120]-[.$G$5]" table:style-name="ce1">
            <text:p>-0.047006</text:p>
          </table:table-cell>
          <table:table-cell office:value-type="float" office:value="-2.8100000000000014E-2" table:formula="of:=[.H120]-[.$G$5]" table:style-name="ce1">
            <text:p>-0.0281</text:p>
          </table:table-cell>
          <table:table-cell office:value-type="float" office:value="5.618500000000004E-2" table:formula="of:=[.I120]-[.$G$5]" table:style-name="ce1">
            <text:p>0.056185</text:p>
          </table:table-cell>
          <table:table-cell office:value-type="float" office:value="11.5001" table:style-name="ce8">
            <text:p>11.5001</text:p>
          </table:table-cell>
          <table:table-cell office:value-type="float" office:value="-7.5708999999999999E-2" table:style-name="ce8">
            <text:p>-0.075709</text:p>
          </table:table-cell>
          <table:table-cell office:value-type="float" office:value="-8.4540900000000002E-2" table:style-name="ce8">
            <text:p>-0.0845409</text:p>
          </table:table-cell>
          <table:table-cell table:number-columns-repeated="16369"/>
        </table:table-row>
        <table:table-row table:style-name="ro3">
          <table:table-cell office:value-type="float" office:value="2.3199999999999998" table:style-name="ce1">
            <text:p>2.32</text:p>
          </table:table-cell>
          <table:table-cell office:value-type="float" office:value="-1.6972999999999999E-2" table:style-name="ce1">
            <text:p>-0.016973</text:p>
          </table:table-cell>
          <table:table-cell office:value-type="float" office:value="-6.0350000000000001E-2" table:style-name="ce7">
            <text:p>-0.06035</text:p>
          </table:table-cell>
          <table:table-cell office:value-type="float" office:value="-6.9906999999999997E-2" table:style-name="ce7">
            <text:p>-0.069907</text:p>
          </table:table-cell>
          <table:table-cell table:style-name="ce3"/>
          <table:table-cell office:value-type="float" office:value="11.6" table:style-name="ce8">
            <text:p>11.6</text:p>
          </table:table-cell>
          <table:table-cell office:value-type="float" office:value="0.610043" table:style-name="ce8">
            <text:p>0.610043</text:p>
          </table:table-cell>
          <table:table-cell office:value-type="float" office:value="0.61554200000000003" table:style-name="ce8">
            <text:p>0.615542</text:p>
          </table:table-cell>
          <table:table-cell office:value-type="float" office:value="0.70414399999999999" table:style-name="ce8">
            <text:p>0.704144</text:p>
          </table:table-cell>
          <table:table-cell office:value-type="float" office:value="-4.4313999999999965E-2" table:formula="of:=[.G121]-[.$G$5]" table:style-name="ce1">
            <text:p>-0.044314</text:p>
          </table:table-cell>
          <table:table-cell office:value-type="float" office:value="-3.8814999999999933E-2" table:formula="of:=[.H121]-[.$G$5]" table:style-name="ce1">
            <text:p>-0.038815</text:p>
          </table:table-cell>
          <table:table-cell office:value-type="float" office:value="4.9787000000000026E-2" table:formula="of:=[.I121]-[.$G$5]" table:style-name="ce1">
            <text:p>0.049787</text:p>
          </table:table-cell>
          <table:table-cell office:value-type="float" office:value="11.6" table:style-name="ce8">
            <text:p>11.6</text:p>
          </table:table-cell>
          <table:table-cell office:value-type="float" office:value="-0.11933100000000001" table:style-name="ce8">
            <text:p>-0.119331</text:p>
          </table:table-cell>
          <table:table-cell office:value-type="float" office:value="-5.51098E-2" table:style-name="ce8">
            <text:p>-0.0551098</text:p>
          </table:table-cell>
          <table:table-cell table:number-columns-repeated="16369"/>
        </table:table-row>
        <table:table-row table:style-name="ro3">
          <table:table-cell office:value-type="float" office:value="2.34" table:style-name="ce1">
            <text:p>2.34</text:p>
          </table:table-cell>
          <table:table-cell office:value-type="float" office:value="-1.9706000000000001E-2" table:style-name="ce1">
            <text:p>-0.019706</text:p>
          </table:table-cell>
          <table:table-cell office:value-type="float" office:value="-6.9245000000000001E-2" table:style-name="ce7">
            <text:p>-0.069245</text:p>
          </table:table-cell>
          <table:table-cell office:value-type="float" office:value="-6.8349999999999994E-2" table:style-name="ce7">
            <text:p>-0.06835</text:p>
          </table:table-cell>
          <table:table-cell table:style-name="ce3"/>
          <table:table-cell office:value-type="float" office:value="11.700100000000001" table:style-name="ce8">
            <text:p>11.7001</text:p>
          </table:table-cell>
          <table:table-cell office:value-type="float" office:value="0.61552899999999999" table:style-name="ce8">
            <text:p>0.615529</text:p>
          </table:table-cell>
          <table:table-cell office:value-type="float" office:value="0.60907800000000001" table:style-name="ce8">
            <text:p>0.609078</text:p>
          </table:table-cell>
          <table:table-cell office:value-type="float" office:value="0.68557000000000001" table:style-name="ce8">
            <text:p>0.68557</text:p>
          </table:table-cell>
          <table:table-cell office:value-type="float" office:value="-3.8827999999999974E-2" table:formula="of:=[.G122]-[.$G$5]" table:style-name="ce1">
            <text:p>-0.038828</text:p>
          </table:table-cell>
          <table:table-cell office:value-type="float" office:value="-4.5278999999999958E-2" table:formula="of:=[.H122]-[.$G$5]" table:style-name="ce1">
            <text:p>-0.045279</text:p>
          </table:table-cell>
          <table:table-cell office:value-type="float" office:value="3.1213000000000046E-2" table:formula="of:=[.I122]-[.$G$5]" table:style-name="ce1">
            <text:p>0.031213</text:p>
          </table:table-cell>
          <table:table-cell office:value-type="float" office:value="11.700100000000001" table:style-name="ce8">
            <text:p>11.7001</text:p>
          </table:table-cell>
          <table:table-cell office:value-type="float" office:value="-0.145758" table:style-name="ce8">
            <text:p>-0.145758</text:p>
          </table:table-cell>
          <table:table-cell office:value-type="float" office:value="-2.9289099999999998E-2" table:style-name="ce8">
            <text:p>-0.0292891</text:p>
          </table:table-cell>
          <table:table-cell table:number-columns-repeated="16369"/>
        </table:table-row>
        <table:table-row table:style-name="ro3">
          <table:table-cell office:value-type="float" office:value="2.36" table:style-name="ce1">
            <text:p>2.36</text:p>
          </table:table-cell>
          <table:table-cell office:value-type="float" office:value="-2.2367000000000001E-2" table:style-name="ce1">
            <text:p>-0.022367</text:p>
          </table:table-cell>
          <table:table-cell office:value-type="float" office:value="-7.7904000000000001E-2" table:style-name="ce7">
            <text:p>-0.077904</text:p>
          </table:table-cell>
          <table:table-cell office:value-type="float" office:value="-6.6481999999999999E-2" table:style-name="ce7">
            <text:p>-0.066482</text:p>
          </table:table-cell>
          <table:table-cell table:style-name="ce3"/>
          <table:table-cell office:value-type="float" office:value="11.8001" table:style-name="ce8">
            <text:p>11.8001</text:p>
          </table:table-cell>
          <table:table-cell office:value-type="float" office:value="0.62424999999999997" table:style-name="ce8">
            <text:p>0.62425</text:p>
          </table:table-cell>
          <table:table-cell office:value-type="float" office:value="0.60711599999999999" table:style-name="ce8">
            <text:p>0.607116</text:p>
          </table:table-cell>
          <table:table-cell office:value-type="float" office:value="0.66190400000000005" table:style-name="ce8">
            <text:p>0.661904</text:p>
          </table:table-cell>
          <table:table-cell office:value-type="float" office:value="-3.0106999999999995E-2" table:formula="of:=[.G123]-[.$G$5]" table:style-name="ce1">
            <text:p>-0.030107</text:p>
          </table:table-cell>
          <table:table-cell office:value-type="float" office:value="-4.7240999999999977E-2" table:formula="of:=[.H123]-[.$G$5]" table:style-name="ce1">
            <text:p>-0.047241</text:p>
          </table:table-cell>
          <table:table-cell office:value-type="float" office:value="7.5470000000000814E-3" table:formula="of:=[.I123]-[.$G$5]" table:style-name="ce1">
            <text:p>0.007547</text:p>
          </table:table-cell>
          <table:table-cell office:value-type="float" office:value="11.8001" table:style-name="ce8">
            <text:p>11.8001</text:p>
          </table:table-cell>
          <table:table-cell office:value-type="float" office:value="-0.158252" table:style-name="ce8">
            <text:p>-0.158252</text:p>
          </table:table-cell>
          <table:table-cell office:value-type="float" office:value="-8.4179100000000007E-3" table:style-name="ce8">
            <text:p>-0.00841791</text:p>
          </table:table-cell>
          <table:table-cell table:number-columns-repeated="16369"/>
        </table:table-row>
        <table:table-row table:style-name="ro3">
          <table:table-cell office:value-type="float" office:value="2.38" table:style-name="ce1">
            <text:p>2.38</text:p>
          </table:table-cell>
          <table:table-cell office:value-type="float" office:value="-2.494E-2" table:style-name="ce1">
            <text:p>-0.02494</text:p>
          </table:table-cell>
          <table:table-cell office:value-type="float" office:value="-8.6286000000000002E-2" table:style-name="ce7">
            <text:p>-0.086286</text:p>
          </table:table-cell>
          <table:table-cell office:value-type="float" office:value="-6.4313999999999996E-2" table:style-name="ce7">
            <text:p>-0.064314</text:p>
          </table:table-cell>
          <table:table-cell table:style-name="ce3"/>
          <table:table-cell office:value-type="float" office:value="11.9" table:style-name="ce8">
            <text:p>11.9</text:p>
          </table:table-cell>
          <table:table-cell office:value-type="float" office:value="0.63702800000000004" table:style-name="ce8">
            <text:p>0.637028</text:p>
          </table:table-cell>
          <table:table-cell office:value-type="float" office:value="0.608371" table:style-name="ce8">
            <text:p>0.608371</text:p>
          </table:table-cell>
          <table:table-cell office:value-type="float" office:value="0.63893999999999995" table:style-name="ce8">
            <text:p>0.63894</text:p>
          </table:table-cell>
          <table:table-cell office:value-type="float" office:value="-1.7328999999999928E-2" table:formula="of:=[.G124]-[.$G$5]" table:style-name="ce1">
            <text:p>-0.017329</text:p>
          </table:table-cell>
          <table:table-cell office:value-type="float" office:value="-4.5985999999999971E-2" table:formula="of:=[.H124]-[.$G$5]" table:style-name="ce1">
            <text:p>-0.045986</text:p>
          </table:table-cell>
          <table:table-cell office:value-type="float" office:value="-1.5417000000000014E-2" table:formula="of:=[.I124]-[.$G$5]" table:style-name="ce1">
            <text:p>-0.015417</text:p>
          </table:table-cell>
          <table:table-cell office:value-type="float" office:value="11.9" table:style-name="ce8">
            <text:p>11.9</text:p>
          </table:table-cell>
          <table:table-cell office:value-type="float" office:value="-0.158438" table:style-name="ce8">
            <text:p>-0.158438</text:p>
          </table:table-cell>
          <table:table-cell office:value-type="float" office:value="9.8470499999999996E-3" table:style-name="ce8">
            <text:p>0.00984705</text:p>
          </table:table-cell>
          <table:table-cell table:number-columns-repeated="16369"/>
        </table:table-row>
        <table:table-row table:style-name="ro3">
          <table:table-cell office:value-type="float" office:value="2.4" table:style-name="ce1">
            <text:p>2.4</text:p>
          </table:table-cell>
          <table:table-cell office:value-type="float" office:value="-2.7407999999999998E-2" table:style-name="ce1">
            <text:p>-0.027408</text:p>
          </table:table-cell>
          <table:table-cell office:value-type="float" office:value="-9.4350000000000003E-2" table:style-name="ce7">
            <text:p>-0.09435</text:p>
          </table:table-cell>
          <table:table-cell office:value-type="float" office:value="-6.1858999999999997E-2" table:style-name="ce7">
            <text:p>-0.061859</text:p>
          </table:table-cell>
          <table:table-cell table:style-name="ce3"/>
          <table:table-cell office:value-type="float" office:value="12.0001" table:style-name="ce8">
            <text:p>12.0001</text:p>
          </table:table-cell>
          <table:table-cell office:value-type="float" office:value="0.65348600000000001" table:style-name="ce8">
            <text:p>0.653486</text:p>
          </table:table-cell>
          <table:table-cell office:value-type="float" office:value="0.611591" table:style-name="ce8">
            <text:p>0.611591</text:p>
          </table:table-cell>
          <table:table-cell office:value-type="float" office:value="0.62022999999999995" table:style-name="ce8">
            <text:p>0.62023</text:p>
          </table:table-cell>
          <table:table-cell office:value-type="float" office:value="-8.7099999999995514E-4" table:formula="of:=[.G125]-[.$G$5]" table:style-name="ce1">
            <text:p>-0.000871</text:p>
          </table:table-cell>
          <table:table-cell office:value-type="float" office:value="-4.2765999999999971E-2" table:formula="of:=[.H125]-[.$G$5]" table:style-name="ce1">
            <text:p>-0.042766</text:p>
          </table:table-cell>
          <table:table-cell office:value-type="float" office:value="-3.4127000000000018E-2" table:formula="of:=[.I125]-[.$G$5]" table:style-name="ce1">
            <text:p>-0.034127</text:p>
          </table:table-cell>
          <table:table-cell office:value-type="float" office:value="12.0001" table:style-name="ce8">
            <text:p>12.0001</text:p>
          </table:table-cell>
          <table:table-cell office:value-type="float" office:value="-0.148198" table:style-name="ce8">
            <text:p>-0.148198</text:p>
          </table:table-cell>
          <table:table-cell office:value-type="float" office:value="2.73546E-2" table:style-name="ce8">
            <text:p>0.0273546</text:p>
          </table:table-cell>
          <table:table-cell table:number-columns-repeated="16369"/>
        </table:table-row>
        <table:table-row table:style-name="ro3">
          <table:table-cell office:value-type="float" office:value="2.42" table:style-name="ce1">
            <text:p>2.42</text:p>
          </table:table-cell>
          <table:table-cell office:value-type="float" office:value="-2.9756000000000001E-2" table:style-name="ce1">
            <text:p>-0.029756</text:p>
          </table:table-cell>
          <table:table-cell office:value-type="float" office:value="-0.102059" table:style-name="ce7">
            <text:p>-0.102059</text:p>
          </table:table-cell>
          <table:table-cell office:value-type="float" office:value="-5.9135E-2" table:style-name="ce7">
            <text:p>-0.059135</text:p>
          </table:table-cell>
          <table:table-cell table:style-name="ce3"/>
          <table:table-cell office:value-type="float" office:value="12.100099999999999" table:style-name="ce8">
            <text:p>12.1001</text:p>
          </table:table-cell>
          <table:table-cell office:value-type="float" office:value="0.67223900000000003" table:style-name="ce8">
            <text:p>0.672239</text:p>
          </table:table-cell>
          <table:table-cell office:value-type="float" office:value="0.61664399999999997" table:style-name="ce8">
            <text:p>0.616644</text:p>
          </table:table-cell>
          <table:table-cell office:value-type="float" office:value="0.60758000000000001" table:style-name="ce8">
            <text:p>0.60758</text:p>
          </table:table-cell>
          <table:table-cell office:value-type="float" office:value="1.7882000000000065E-2" table:formula="of:=[.G126]-[.$G$5]" table:style-name="ce1">
            <text:p>0.017882</text:p>
          </table:table-cell>
          <table:table-cell office:value-type="float" office:value="-3.7712999999999997E-2" table:formula="of:=[.H126]-[.$G$5]" table:style-name="ce1">
            <text:p>-0.037713</text:p>
          </table:table-cell>
          <table:table-cell office:value-type="float" office:value="-4.6776999999999958E-2" table:formula="of:=[.I126]-[.$G$5]" table:style-name="ce1">
            <text:p>-0.046777</text:p>
          </table:table-cell>
          <table:table-cell office:value-type="float" office:value="12.100099999999999" table:style-name="ce8">
            <text:p>12.1001</text:p>
          </table:table-cell>
          <table:table-cell office:value-type="float" office:value="-0.12911400000000001" table:style-name="ce8">
            <text:p>-0.129114</text:p>
          </table:table-cell>
          <table:table-cell office:value-type="float" office:value="4.3985099999999999E-2" table:style-name="ce8">
            <text:p>0.0439851</text:p>
          </table:table-cell>
          <table:table-cell table:number-columns-repeated="16369"/>
        </table:table-row>
        <table:table-row table:style-name="ro3">
          <table:table-cell office:value-type="float" office:value="2.44" table:style-name="ce1">
            <text:p>2.44</text:p>
          </table:table-cell>
          <table:table-cell office:value-type="float" office:value="-3.1969999999999998E-2" table:style-name="ce1">
            <text:p>-0.03197</text:p>
          </table:table-cell>
          <table:table-cell office:value-type="float" office:value="-0.109376" table:style-name="ce7">
            <text:p>-0.109376</text:p>
          </table:table-cell>
          <table:table-cell office:value-type="float" office:value="-5.6160000000000002E-2" table:style-name="ce7">
            <text:p>-0.05616</text:p>
          </table:table-cell>
          <table:table-cell table:style-name="ce3"/>
          <table:table-cell office:value-type="float" office:value="12.200100000000001" table:style-name="ce8">
            <text:p>12.2001</text:p>
          </table:table-cell>
          <table:table-cell office:value-type="float" office:value="0.69157000000000002" table:style-name="ce8">
            <text:p>0.69157</text:p>
          </table:table-cell>
          <table:table-cell office:value-type="float" office:value="0.62423200000000001" table:style-name="ce8">
            <text:p>0.624232</text:p>
          </table:table-cell>
          <table:table-cell office:value-type="float" office:value="0.60088200000000003" table:style-name="ce8">
            <text:p>0.600882</text:p>
          </table:table-cell>
          <table:table-cell office:value-type="float" office:value="3.7213000000000052E-2" table:formula="of:=[.G127]-[.$G$5]" table:style-name="ce1">
            <text:p>0.037213</text:p>
          </table:table-cell>
          <table:table-cell office:value-type="float" office:value="-3.0124999999999957E-2" table:formula="of:=[.H127]-[.$G$5]" table:style-name="ce1">
            <text:p>-0.030125</text:p>
          </table:table-cell>
          <table:table-cell office:value-type="float" office:value="-5.3474999999999939E-2" table:formula="of:=[.I127]-[.$G$5]" table:style-name="ce1">
            <text:p>-0.053475</text:p>
          </table:table-cell>
          <table:table-cell office:value-type="float" office:value="12.200100000000001" table:style-name="ce8">
            <text:p>12.2001</text:p>
          </table:table-cell>
          <table:table-cell office:value-type="float" office:value="-0.101323" table:style-name="ce8">
            <text:p>-0.101323</text:p>
          </table:table-cell>
          <table:table-cell office:value-type="float" office:value="6.10681E-2" table:style-name="ce8">
            <text:p>0.0610681</text:p>
          </table:table-cell>
          <table:table-cell table:number-columns-repeated="16369"/>
        </table:table-row>
        <table:table-row table:style-name="ro3">
          <table:table-cell office:value-type="float" office:value="2.46" table:style-name="ce1">
            <text:p>2.46</text:p>
          </table:table-cell>
          <table:table-cell office:value-type="float" office:value="-3.4036999999999998E-2" table:style-name="ce1">
            <text:p>-0.034037</text:p>
          </table:table-cell>
          <table:table-cell office:value-type="float" office:value="-0.116269" table:style-name="ce7">
            <text:p>-0.116269</text:p>
          </table:table-cell>
          <table:table-cell office:value-type="float" office:value="-5.2954000000000001E-2" table:style-name="ce7">
            <text:p>-0.052954</text:p>
          </table:table-cell>
          <table:table-cell table:style-name="ce3"/>
          <table:table-cell office:value-type="float" office:value="12.3" table:style-name="ce8">
            <text:p>12.3</text:p>
          </table:table-cell>
          <table:table-cell office:value-type="float" office:value="0.71000799999999997" table:style-name="ce8">
            <text:p>0.710008</text:p>
          </table:table-cell>
          <table:table-cell office:value-type="float" office:value="0.63494099999999998" table:style-name="ce8">
            <text:p>0.634941</text:p>
          </table:table-cell>
          <table:table-cell office:value-type="float" office:value="0.59930600000000001" table:style-name="ce8">
            <text:p>0.599306</text:p>
          </table:table-cell>
          <table:table-cell office:value-type="float" office:value="5.5651000000000006E-2" table:formula="of:=[.G128]-[.$G$5]" table:style-name="ce1">
            <text:p>0.055651</text:p>
          </table:table-cell>
          <table:table-cell office:value-type="float" office:value="-1.9415999999999989E-2" table:formula="of:=[.H128]-[.$G$5]" table:style-name="ce1">
            <text:p>-0.019416</text:p>
          </table:table-cell>
          <table:table-cell office:value-type="float" office:value="-5.5050999999999961E-2" table:formula="of:=[.I128]-[.$G$5]" table:style-name="ce1">
            <text:p>-0.055051</text:p>
          </table:table-cell>
          <table:table-cell office:value-type="float" office:value="12.3" table:style-name="ce8">
            <text:p>12.3</text:p>
          </table:table-cell>
          <table:table-cell office:value-type="float" office:value="-6.2288200000000002E-2" table:style-name="ce8">
            <text:p>-0.0622882</text:p>
          </table:table-cell>
          <table:table-cell office:value-type="float" office:value="7.8662200000000002E-2" table:style-name="ce8">
            <text:p>0.0786622</text:p>
          </table:table-cell>
          <table:table-cell table:number-columns-repeated="16369"/>
        </table:table-row>
        <table:table-row table:style-name="ro3">
          <table:table-cell office:value-type="float" office:value="2.48" table:style-name="ce1">
            <text:p>2.48</text:p>
          </table:table-cell>
          <table:table-cell office:value-type="float" office:value="-3.5945999999999999E-2" table:style-name="ce1">
            <text:p>-0.035946</text:p>
          </table:table-cell>
          <table:table-cell office:value-type="float" office:value="-0.12271" table:style-name="ce7">
            <text:p>-0.12271</text:p>
          </table:table-cell>
          <table:table-cell office:value-type="float" office:value="-4.9541000000000002E-2" table:style-name="ce7">
            <text:p>-0.049541</text:p>
          </table:table-cell>
          <table:table-cell table:style-name="ce3"/>
          <table:table-cell office:value-type="float" office:value="12.4001" table:style-name="ce8">
            <text:p>12.4001</text:p>
          </table:table-cell>
          <table:table-cell office:value-type="float" office:value="0.72764499999999999" table:style-name="ce8">
            <text:p>0.727645</text:p>
          </table:table-cell>
          <table:table-cell office:value-type="float" office:value="0.64936400000000005" table:style-name="ce8">
            <text:p>0.649364</text:p>
          </table:table-cell>
          <table:table-cell office:value-type="float" office:value="0.60253400000000001" table:style-name="ce8">
            <text:p>0.602534</text:p>
          </table:table-cell>
          <table:table-cell office:value-type="float" office:value="7.328800000000002E-2" table:formula="of:=[.G129]-[.$G$5]" table:style-name="ce1">
            <text:p>0.073288</text:p>
          </table:table-cell>
          <table:table-cell office:value-type="float" office:value="-4.9929999999999142E-3" table:formula="of:=[.H129]-[.$G$5]" table:style-name="ce1">
            <text:p>-0.004993</text:p>
          </table:table-cell>
          <table:table-cell office:value-type="float" office:value="-5.1822999999999952E-2" table:formula="of:=[.I129]-[.$G$5]" table:style-name="ce1">
            <text:p>-0.051823</text:p>
          </table:table-cell>
          <table:table-cell office:value-type="float" office:value="12.4001" table:style-name="ce8">
            <text:p>12.4001</text:p>
          </table:table-cell>
          <table:table-cell office:value-type="float" office:value="-8.3386899999999993E-3" table:style-name="ce8">
            <text:p>-0.00833869</text:p>
          </table:table-cell>
          <table:table-cell office:value-type="float" office:value="9.41689E-2" table:style-name="ce8">
            <text:p>0.0941689</text:p>
          </table:table-cell>
          <table:table-cell table:number-columns-repeated="16369"/>
        </table:table-row>
        <table:table-row table:style-name="ro3">
          <table:table-cell office:value-type="float" office:value="2.5" table:style-name="ce1">
            <text:p>2.5</text:p>
          </table:table-cell>
          <table:table-cell office:value-type="float" office:value="-3.7686999999999998E-2" table:style-name="ce1">
            <text:p>-0.037687</text:p>
          </table:table-cell>
          <table:table-cell office:value-type="float" office:value="-0.12867200000000001" table:style-name="ce7">
            <text:p>-0.128672</text:p>
          </table:table-cell>
          <table:table-cell office:value-type="float" office:value="-4.5943999999999999E-2" table:style-name="ce7">
            <text:p>-0.045944</text:p>
          </table:table-cell>
          <table:table-cell table:style-name="ce3"/>
          <table:table-cell office:value-type="float" office:value="12.5" table:style-name="ce8">
            <text:p>12.5</text:p>
          </table:table-cell>
          <table:table-cell office:value-type="float" office:value="0.73927500000000002" table:style-name="ce8">
            <text:p>0.739275</text:p>
          </table:table-cell>
          <table:table-cell office:value-type="float" office:value="0.66745100000000002" table:style-name="ce8">
            <text:p>0.667451</text:p>
          </table:table-cell>
          <table:table-cell office:value-type="float" office:value="0.61060400000000004" table:style-name="ce8">
            <text:p>0.610604</text:p>
          </table:table-cell>
          <table:table-cell office:value-type="float" office:value="8.4918000000000049E-2" table:formula="of:=[.G130]-[.$G$5]" table:style-name="ce1">
            <text:p>0.084918</text:p>
          </table:table-cell>
          <table:table-cell office:value-type="float" office:value="1.309400000000005E-2" table:formula="of:=[.H130]-[.$G$5]" table:style-name="ce1">
            <text:p>0.013094</text:p>
          </table:table-cell>
          <table:table-cell office:value-type="float" office:value="-4.3752999999999931E-2" table:formula="of:=[.I130]-[.$G$5]" table:style-name="ce1">
            <text:p>-0.043753</text:p>
          </table:table-cell>
          <table:table-cell office:value-type="float" office:value="12.5" table:style-name="ce8">
            <text:p>12.5</text:p>
          </table:table-cell>
          <table:table-cell office:value-type="float" office:value="5.8838799999999997E-2" table:style-name="ce8">
            <text:p>0.0588388</text:p>
          </table:table-cell>
          <table:table-cell office:value-type="float" office:value="0.101116" table:style-name="ce8">
            <text:p>0.101116</text:p>
          </table:table-cell>
          <table:table-cell table:number-columns-repeated="16369"/>
        </table:table-row>
        <table:table-row table:style-name="ro3">
          <table:table-cell office:value-type="float" office:value="2.52" table:style-name="ce1">
            <text:p>2.52</text:p>
          </table:table-cell>
          <table:table-cell office:value-type="float" office:value="-3.9253000000000003E-2" table:style-name="ce1">
            <text:p>-0.039253</text:p>
          </table:table-cell>
          <table:table-cell office:value-type="float" office:value="-0.134133" table:style-name="ce7">
            <text:p>-0.134133</text:p>
          </table:table-cell>
          <table:table-cell office:value-type="float" office:value="-4.2188000000000003E-2" table:style-name="ce7">
            <text:p>-0.042188</text:p>
          </table:table-cell>
          <table:table-cell table:style-name="ce3"/>
          <table:table-cell office:value-type="float" office:value="12.600099999999999" table:style-name="ce8">
            <text:p>12.6001</text:p>
          </table:table-cell>
          <table:table-cell office:value-type="float" office:value="0.739062" table:style-name="ce8">
            <text:p>0.739062</text:p>
          </table:table-cell>
          <table:table-cell office:value-type="float" office:value="0.68804299999999996" table:style-name="ce8">
            <text:p>0.688043</text:p>
          </table:table-cell>
          <table:table-cell office:value-type="float" office:value="0.62273900000000004" table:style-name="ce8">
            <text:p>0.622739</text:p>
          </table:table-cell>
          <table:table-cell office:value-type="float" office:value="8.470500000000003E-2" table:formula="of:=[.G131]-[.$G$5]" table:style-name="ce1">
            <text:p>0.084705</text:p>
          </table:table-cell>
          <table:table-cell office:value-type="float" office:value="3.3685999999999994E-2" table:formula="of:=[.H131]-[.$G$5]" table:style-name="ce1">
            <text:p>0.033686</text:p>
          </table:table-cell>
          <table:table-cell office:value-type="float" office:value="-3.1617999999999924E-2" table:formula="of:=[.I131]-[.$G$5]" table:style-name="ce1">
            <text:p>-0.031618</text:p>
          </table:table-cell>
          <table:table-cell office:value-type="float" office:value="12.600099999999999" table:style-name="ce8">
            <text:p>12.6001</text:p>
          </table:table-cell>
          <table:table-cell office:value-type="float" office:value="0.13029399999999999" table:style-name="ce8">
            <text:p>0.130294</text:p>
          </table:table-cell>
          <table:table-cell office:value-type="float" office:value="9.3742900000000004E-2" table:style-name="ce8">
            <text:p>0.0937429</text:p>
          </table:table-cell>
          <table:table-cell table:number-columns-repeated="16369"/>
        </table:table-row>
        <table:table-row table:style-name="ro3">
          <table:table-cell office:value-type="float" office:value="2.54" table:style-name="ce1">
            <text:p>2.54</text:p>
          </table:table-cell>
          <table:table-cell office:value-type="float" office:value="-4.0637E-2" table:style-name="ce1">
            <text:p>-0.040637</text:p>
          </table:table-cell>
          <table:table-cell office:value-type="float" office:value="-0.139075" table:style-name="ce7">
            <text:p>-0.139075</text:p>
          </table:table-cell>
          <table:table-cell office:value-type="float" office:value="-3.8300000000000001E-2" table:style-name="ce7">
            <text:p>-0.0383</text:p>
          </table:table-cell>
          <table:table-cell table:style-name="ce3"/>
          <table:table-cell office:value-type="float" office:value="12.700100000000001" table:style-name="ce8">
            <text:p>12.7001</text:p>
          </table:table-cell>
          <table:table-cell office:value-type="float" office:value="0.72239299999999995" table:style-name="ce8">
            <text:p>0.722393</text:p>
          </table:table-cell>
          <table:table-cell office:value-type="float" office:value="0.70862700000000001" table:style-name="ce8">
            <text:p>0.708627</text:p>
          </table:table-cell>
          <table:table-cell office:value-type="float" office:value="0.637096" table:style-name="ce8">
            <text:p>0.637096</text:p>
          </table:table-cell>
          <table:table-cell office:value-type="float" office:value="6.8035999999999985E-2" table:formula="of:=[.G132]-[.$G$5]" table:style-name="ce1">
            <text:p>0.068036</text:p>
          </table:table-cell>
          <table:table-cell office:value-type="float" office:value="5.427000000000004E-2" table:formula="of:=[.H132]-[.$G$5]" table:style-name="ce1">
            <text:p>0.05427</text:p>
          </table:table-cell>
          <table:table-cell office:value-type="float" office:value="-1.7260999999999971E-2" table:formula="of:=[.I132]-[.$G$5]" table:style-name="ce1">
            <text:p>-0.017261</text:p>
          </table:table-cell>
          <table:table-cell office:value-type="float" office:value="12.700100000000001" table:style-name="ce8">
            <text:p>12.7001</text:p>
          </table:table-cell>
          <table:table-cell office:value-type="float" office:value="0.192967" table:style-name="ce8">
            <text:p>0.192967</text:p>
          </table:table-cell>
          <table:table-cell office:value-type="float" office:value="7.2863499999999998E-2" table:style-name="ce8">
            <text:p>0.0728635</text:p>
          </table:table-cell>
          <table:table-cell table:number-columns-repeated="16369"/>
        </table:table-row>
        <table:table-row table:style-name="ro3">
          <table:table-cell office:value-type="float" office:value="2.56" table:style-name="ce1">
            <text:p>2.56</text:p>
          </table:table-cell>
          <table:table-cell office:value-type="float" office:value="-4.1835999999999998E-2" table:style-name="ce1">
            <text:p>-0.041836</text:p>
          </table:table-cell>
          <table:table-cell office:value-type="float" office:value="-0.143484" table:style-name="ce7">
            <text:p>-0.143484</text:p>
          </table:table-cell>
          <table:table-cell office:value-type="float" office:value="-3.4304000000000001E-2" table:style-name="ce7">
            <text:p>-0.034304</text:p>
          </table:table-cell>
          <table:table-cell table:style-name="ce3"/>
          <table:table-cell office:value-type="float" office:value="12.8" table:style-name="ce8">
            <text:p>12.8</text:p>
          </table:table-cell>
          <table:table-cell office:value-type="float" office:value="0.69119799999999998" table:style-name="ce8">
            <text:p>0.691198</text:p>
          </table:table-cell>
          <table:table-cell office:value-type="float" office:value="0.72452000000000005" table:style-name="ce8">
            <text:p>0.72452</text:p>
          </table:table-cell>
          <table:table-cell office:value-type="float" office:value="0.65246300000000002" table:style-name="ce8">
            <text:p>0.652463</text:p>
          </table:table-cell>
          <table:table-cell office:value-type="float" office:value="3.6841000000000013E-2" table:formula="of:=[.G133]-[.$G$5]" table:style-name="ce1">
            <text:p>0.036841</text:p>
          </table:table-cell>
          <table:table-cell office:value-type="float" office:value="7.0163000000000086E-2" table:formula="of:=[.H133]-[.$G$5]" table:style-name="ce1">
            <text:p>0.070163</text:p>
          </table:table-cell>
          <table:table-cell office:value-type="float" office:value="-1.8939999999999513E-3" table:formula="of:=[.I133]-[.$G$5]" table:style-name="ce1">
            <text:p>-0.001894</text:p>
          </table:table-cell>
          <table:table-cell office:value-type="float" office:value="12.8" table:style-name="ce8">
            <text:p>12.8</text:p>
          </table:table-cell>
          <table:table-cell office:value-type="float" office:value="0.23488800000000001" table:style-name="ce8">
            <text:p>0.234888</text:p>
          </table:table-cell>
          <table:table-cell office:value-type="float" office:value="4.2897900000000003E-2" table:style-name="ce8">
            <text:p>0.0428979</text:p>
          </table:table-cell>
          <table:table-cell table:number-columns-repeated="16369"/>
        </table:table-row>
        <table:table-row table:style-name="ro3">
          <table:table-cell office:value-type="float" office:value="2.58" table:style-name="ce1">
            <text:p>2.58</text:p>
          </table:table-cell>
          <table:table-cell office:value-type="float" office:value="-4.2847000000000003E-2" table:style-name="ce1">
            <text:p>-0.042847</text:p>
          </table:table-cell>
          <table:table-cell office:value-type="float" office:value="-0.14734900000000001" table:style-name="ce7">
            <text:p>-0.147349</text:p>
          </table:table-cell>
          <table:table-cell office:value-type="float" office:value="-3.0225999999999999E-2" table:style-name="ce7">
            <text:p>-0.030226</text:p>
          </table:table-cell>
          <table:table-cell table:style-name="ce3"/>
          <table:table-cell office:value-type="float" office:value="12.9001" table:style-name="ce8">
            <text:p>12.9001</text:p>
          </table:table-cell>
          <table:table-cell office:value-type="float" office:value="0.65573700000000001" table:style-name="ce8">
            <text:p>0.655737</text:p>
          </table:table-cell>
          <table:table-cell office:value-type="float" office:value="0.73195399999999999" table:style-name="ce8">
            <text:p>0.731954</text:p>
          </table:table-cell>
          <table:table-cell office:value-type="float" office:value="0.66851000000000005" table:style-name="ce8">
            <text:p>0.66851</text:p>
          </table:table-cell>
          <table:table-cell office:value-type="float" office:value="1.3800000000000479E-3" table:formula="of:=[.G134]-[.$G$5]" table:style-name="ce1">
            <text:p>0.00138</text:p>
          </table:table-cell>
          <table:table-cell office:value-type="float" office:value="7.7597000000000027E-2" table:formula="of:=[.H134]-[.$G$5]" table:style-name="ce1">
            <text:p>0.077597</text:p>
          </table:table-cell>
          <table:table-cell office:value-type="float" office:value="1.4153000000000082E-2" table:formula="of:=[.I134]-[.$G$5]" table:style-name="ce1">
            <text:p>0.014153</text:p>
          </table:table-cell>
          <table:table-cell office:value-type="float" office:value="12.9001" table:style-name="ce8">
            <text:p>12.9001</text:p>
          </table:table-cell>
          <table:table-cell office:value-type="float" office:value="0.24970999999999999" table:style-name="ce8">
            <text:p>0.24971</text:p>
          </table:table-cell>
          <table:table-cell office:value-type="float" office:value="4.2315900000000004E-3" table:style-name="ce8">
            <text:p>0.00423159</text:p>
          </table:table-cell>
          <table:table-cell table:number-columns-repeated="16369"/>
        </table:table-row>
        <table:table-row table:style-name="ro3">
          <table:table-cell office:value-type="float" office:value="2.6" table:style-name="ce1">
            <text:p>2.6</text:p>
          </table:table-cell>
          <table:table-cell office:value-type="float" office:value="-4.3671000000000001E-2" table:style-name="ce1">
            <text:p>-0.043671</text:p>
          </table:table-cell>
          <table:table-cell office:value-type="float" office:value="-0.15066399999999999" table:style-name="ce7">
            <text:p>-0.150664</text:p>
          </table:table-cell>
          <table:table-cell office:value-type="float" office:value="-2.6091E-2" table:style-name="ce7">
            <text:p>-0.026091</text:p>
          </table:table-cell>
          <table:table-cell table:style-name="ce3"/>
          <table:table-cell office:value-type="float" office:value="13" table:style-name="ce8">
            <text:p>13</text:p>
          </table:table-cell>
          <table:table-cell office:value-type="float" office:value="0.62376200000000004" table:style-name="ce8">
            <text:p>0.623762</text:p>
          </table:table-cell>
          <table:table-cell office:value-type="float" office:value="0.72850099999999995" table:style-name="ce8">
            <text:p>0.728501</text:p>
          </table:table-cell>
          <table:table-cell office:value-type="float" office:value="0.68556300000000003" table:style-name="ce8">
            <text:p>0.685563</text:p>
          </table:table-cell>
          <table:table-cell office:value-type="float" office:value="-3.0594999999999928E-2" table:formula="of:=[.G135]-[.$G$5]" table:style-name="ce1">
            <text:p>-0.030595</text:p>
          </table:table-cell>
          <table:table-cell office:value-type="float" office:value="7.4143999999999988E-2" table:formula="of:=[.H135]-[.$G$5]" table:style-name="ce1">
            <text:p>0.074144</text:p>
          </table:table-cell>
          <table:table-cell office:value-type="float" office:value="3.1206000000000067E-2" table:formula="of:=[.I135]-[.$G$5]" table:style-name="ce1">
            <text:p>0.031206</text:p>
          </table:table-cell>
          <table:table-cell office:value-type="float" office:value="13" table:style-name="ce8">
            <text:p>13</text:p>
          </table:table-cell>
          <table:table-cell office:value-type="float" office:value="0.23517199999999999" table:style-name="ce8">
            <text:p>0.235172</text:p>
          </table:table-cell>
          <table:table-cell office:value-type="float" office:value="-3.9235699999999998E-2" table:style-name="ce8">
            <text:p>-0.0392357</text:p>
          </table:table-cell>
          <table:table-cell table:number-columns-repeated="16369"/>
        </table:table-row>
        <table:table-row table:style-name="ro3">
          <table:table-cell office:value-type="float" office:value="2.62" table:style-name="ce1">
            <text:p>2.62</text:p>
          </table:table-cell>
          <table:table-cell office:value-type="float" office:value="-4.4309000000000001E-2" table:style-name="ce1">
            <text:p>-0.044309</text:p>
          </table:table-cell>
          <table:table-cell office:value-type="float" office:value="-0.15342600000000001" table:style-name="ce7">
            <text:p>-0.153426</text:p>
          </table:table-cell>
          <table:table-cell office:value-type="float" office:value="-2.1923999999999999E-2" table:style-name="ce7">
            <text:p>-0.021924</text:p>
          </table:table-cell>
          <table:table-cell table:style-name="ce3"/>
          <table:table-cell office:value-type="float" office:value="13.100099999999999" table:style-name="ce8">
            <text:p>13.1001</text:p>
          </table:table-cell>
          <table:table-cell office:value-type="float" office:value="0.59930000000000005" table:style-name="ce8">
            <text:p>0.5993</text:p>
          </table:table-cell>
          <table:table-cell office:value-type="float" office:value="0.71548400000000001" table:style-name="ce8">
            <text:p>0.715484</text:p>
          </table:table-cell>
          <table:table-cell office:value-type="float" office:value="0.703148" table:style-name="ce8">
            <text:p>0.703148</text:p>
          </table:table-cell>
          <table:table-cell office:value-type="float" office:value="-5.5056999999999912E-2" table:formula="of:=[.G136]-[.$G$5]" table:style-name="ce1">
            <text:p>-0.055057</text:p>
          </table:table-cell>
          <table:table-cell office:value-type="float" office:value="6.1127000000000042E-2" table:formula="of:=[.H136]-[.$G$5]" table:style-name="ce1">
            <text:p>0.061127</text:p>
          </table:table-cell>
          <table:table-cell office:value-type="float" office:value="4.8791000000000029E-2" table:formula="of:=[.I136]-[.$G$5]" table:style-name="ce1">
            <text:p>0.048791</text:p>
          </table:table-cell>
          <table:table-cell office:value-type="float" office:value="13.100099999999999" table:style-name="ce8">
            <text:p>13.1001</text:p>
          </table:table-cell>
          <table:table-cell office:value-type="float" office:value="0.19201199999999999" table:style-name="ce8">
            <text:p>0.192012</text:p>
          </table:table-cell>
          <table:table-cell office:value-type="float" office:value="-8.0444600000000005E-2" table:style-name="ce8">
            <text:p>-0.0804446</text:p>
          </table:table-cell>
          <table:table-cell table:number-columns-repeated="16369"/>
        </table:table-row>
        <table:table-row table:style-name="ro3">
          <table:table-cell office:value-type="float" office:value="2.64" table:style-name="ce1">
            <text:p>2.64</text:p>
          </table:table-cell>
          <table:table-cell office:value-type="float" office:value="-4.4763999999999998E-2" table:style-name="ce1">
            <text:p>-0.044764</text:p>
          </table:table-cell>
          <table:table-cell office:value-type="float" office:value="-0.155637" table:style-name="ce7">
            <text:p>-0.155637</text:p>
          </table:table-cell>
          <table:table-cell office:value-type="float" office:value="-1.7746000000000001E-2" table:style-name="ce7">
            <text:p>-0.017746</text:p>
          </table:table-cell>
          <table:table-cell table:style-name="ce3"/>
          <table:table-cell office:value-type="float" office:value="13.200100000000001" table:style-name="ce8">
            <text:p>13.2001</text:p>
          </table:table-cell>
          <table:table-cell office:value-type="float" office:value="0.58238000000000001" table:style-name="ce8">
            <text:p>0.58238</text:p>
          </table:table-cell>
          <table:table-cell office:value-type="float" office:value="0.69572800000000001" table:style-name="ce8">
            <text:p>0.695728</text:p>
          </table:table-cell>
          <table:table-cell office:value-type="float" office:value="0.71910799999999997" table:style-name="ce8">
            <text:p>0.719108</text:p>
          </table:table-cell>
          <table:table-cell office:value-type="float" office:value="-7.1976999999999958E-2" table:formula="of:=[.G137]-[.$G$5]" table:style-name="ce1">
            <text:p>-0.071977</text:p>
          </table:table-cell>
          <table:table-cell office:value-type="float" office:value="4.1371000000000047E-2" table:formula="of:=[.H137]-[.$G$5]" table:style-name="ce1">
            <text:p>0.041371</text:p>
          </table:table-cell>
          <table:table-cell office:value-type="float" office:value="6.4751000000000003E-2" table:formula="of:=[.I137]-[.$G$5]" table:style-name="ce1">
            <text:p>0.064751</text:p>
          </table:table-cell>
          <table:table-cell office:value-type="float" office:value="13.200100000000001" table:style-name="ce8">
            <text:p>13.2001</text:p>
          </table:table-cell>
          <table:table-cell office:value-type="float" office:value="0.124234" table:style-name="ce8">
            <text:p>0.124234</text:p>
          </table:table-cell>
          <table:table-cell office:value-type="float" office:value="-0.113306" table:style-name="ce8">
            <text:p>-0.113306</text:p>
          </table:table-cell>
          <table:table-cell table:number-columns-repeated="16369"/>
        </table:table-row>
        <table:table-row table:style-name="ro3">
          <table:table-cell office:value-type="float" office:value="2.66" table:style-name="ce1">
            <text:p>2.66</text:p>
          </table:table-cell>
          <table:table-cell office:value-type="float" office:value="-4.5041999999999999E-2" table:style-name="ce1">
            <text:p>-0.045042</text:p>
          </table:table-cell>
          <table:table-cell office:value-type="float" office:value="-0.15729899999999999" table:style-name="ce7">
            <text:p>-0.157299</text:p>
          </table:table-cell>
          <table:table-cell office:value-type="float" office:value="-1.3579000000000001E-2" table:style-name="ce7">
            <text:p>-0.013579</text:p>
          </table:table-cell>
          <table:table-cell table:style-name="ce3"/>
          <table:table-cell office:value-type="float" office:value="13.3" table:style-name="ce8">
            <text:p>13.3</text:p>
          </table:table-cell>
          <table:table-cell office:value-type="float" office:value="0.57154499999999997" table:style-name="ce8">
            <text:p>0.571545</text:p>
          </table:table-cell>
          <table:table-cell office:value-type="float" office:value="0.67233799999999999" table:style-name="ce8">
            <text:p>0.672338</text:p>
          </table:table-cell>
          <table:table-cell office:value-type="float" office:value="0.72951900000000003" table:style-name="ce8">
            <text:p>0.729519</text:p>
          </table:table-cell>
          <table:table-cell office:value-type="float" office:value="-8.2811999999999997E-2" table:formula="of:=[.G138]-[.$G$5]" table:style-name="ce1">
            <text:p>-0.082812</text:p>
          </table:table-cell>
          <table:table-cell office:value-type="float" office:value="1.7981000000000025E-2" table:formula="of:=[.H138]-[.$G$5]" table:style-name="ce1">
            <text:p>0.017981</text:p>
          </table:table-cell>
          <table:table-cell office:value-type="float" office:value="7.5162000000000062E-2" table:formula="of:=[.I138]-[.$G$5]" table:style-name="ce1">
            <text:p>0.075162</text:p>
          </table:table-cell>
          <table:table-cell office:value-type="float" office:value="13.3" table:style-name="ce8">
            <text:p>13.3</text:p>
          </table:table-cell>
          <table:table-cell office:value-type="float" office:value="4.0707100000000003E-2" table:style-name="ce8">
            <text:p>0.0407071</text:p>
          </table:table-cell>
          <table:table-cell office:value-type="float" office:value="-0.13372200000000001" table:style-name="ce8">
            <text:p>-0.133722</text:p>
          </table:table-cell>
          <table:table-cell table:number-columns-repeated="16369"/>
        </table:table-row>
        <table:table-row table:style-name="ro3">
          <table:table-cell office:value-type="float" office:value="2.68" table:style-name="ce1">
            <text:p>2.68</text:p>
          </table:table-cell>
          <table:table-cell office:value-type="float" office:value="-4.5149000000000002E-2" table:style-name="ce1">
            <text:p>-0.045149</text:p>
          </table:table-cell>
          <table:table-cell office:value-type="float" office:value="-0.15842100000000001" table:style-name="ce7">
            <text:p>-0.158421</text:p>
          </table:table-cell>
          <table:table-cell office:value-type="float" office:value="-9.4409999999999997E-3" table:style-name="ce7">
            <text:p>-0.009441</text:p>
          </table:table-cell>
          <table:table-cell table:style-name="ce3"/>
          <table:table-cell office:value-type="float" office:value="13.4" table:style-name="ce8">
            <text:p>13.4</text:p>
          </table:table-cell>
          <table:table-cell office:value-type="float" office:value="0.56682200000000005" table:style-name="ce8">
            <text:p>0.566822</text:p>
          </table:table-cell>
          <table:table-cell office:value-type="float" office:value="0.64731899999999998" table:style-name="ce8">
            <text:p>0.647319</text:p>
          </table:table-cell>
          <table:table-cell office:value-type="float" office:value="0.73085299999999997" table:style-name="ce8">
            <text:p>0.730853</text:p>
          </table:table-cell>
          <table:table-cell office:value-type="float" office:value="-8.7534999999999918E-2" table:formula="of:=[.G139]-[.$G$5]" table:style-name="ce1">
            <text:p>-0.087535</text:p>
          </table:table-cell>
          <table:table-cell office:value-type="float" office:value="-7.0379999999999887E-3" table:formula="of:=[.H139]-[.$G$5]" table:style-name="ce1">
            <text:p>-0.007038</text:p>
          </table:table-cell>
          <table:table-cell office:value-type="float" office:value="7.6496000000000008E-2" table:formula="of:=[.I139]-[.$G$5]" table:style-name="ce1">
            <text:p>0.076496</text:p>
          </table:table-cell>
          <table:table-cell office:value-type="float" office:value="13.4" table:style-name="ce8">
            <text:p>13.4</text:p>
          </table:table-cell>
          <table:table-cell office:value-type="float" office:value="-4.4479499999999998E-2" table:style-name="ce8">
            <text:p>-0.0444795</text:p>
          </table:table-cell>
          <table:table-cell office:value-type="float" office:value="-0.13938999999999999" table:style-name="ce8">
            <text:p>-0.13939</text:p>
          </table:table-cell>
          <table:table-cell table:number-columns-repeated="16369"/>
        </table:table-row>
        <table:table-row table:style-name="ro3">
          <table:table-cell office:value-type="float" office:value="2.7" table:style-name="ce1">
            <text:p>2.7</text:p>
          </table:table-cell>
          <table:table-cell office:value-type="float" office:value="-4.5093000000000001E-2" table:style-name="ce1">
            <text:p>-0.045093</text:p>
          </table:table-cell>
          <table:table-cell office:value-type="float" office:value="-0.15901100000000001" table:style-name="ce7">
            <text:p>-0.159011</text:p>
          </table:table-cell>
          <table:table-cell office:value-type="float" office:value="-5.3499999999999997E-3" table:style-name="ce7">
            <text:p>-0.00535</text:p>
          </table:table-cell>
          <table:table-cell table:style-name="ce3"/>
          <table:table-cell office:value-type="float" office:value="13.5001" table:style-name="ce8">
            <text:p>13.5001</text:p>
          </table:table-cell>
          <table:table-cell office:value-type="float" office:value="0.56708999999999998" table:style-name="ce8">
            <text:p>0.56709</text:p>
          </table:table-cell>
          <table:table-cell office:value-type="float" office:value="0.62326700000000002" table:style-name="ce8">
            <text:p>0.623267</text:p>
          </table:table-cell>
          <table:table-cell office:value-type="float" office:value="0.72121999999999997" table:style-name="ce8">
            <text:p>0.72122</text:p>
          </table:table-cell>
          <table:table-cell office:value-type="float" office:value="-8.7266999999999983E-2" table:formula="of:=[.G140]-[.$G$5]" table:style-name="ce1">
            <text:p>-0.087267</text:p>
          </table:table-cell>
          <table:table-cell office:value-type="float" office:value="-3.1089999999999951E-2" table:formula="of:=[.H140]-[.$G$5]" table:style-name="ce1">
            <text:p>-0.03109</text:p>
          </table:table-cell>
          <table:table-cell office:value-type="float" office:value="6.6863000000000006E-2" table:formula="of:=[.I140]-[.$G$5]" table:style-name="ce1">
            <text:p>0.066863</text:p>
          </table:table-cell>
          <table:table-cell office:value-type="float" office:value="13.5001" table:style-name="ce8">
            <text:p>13.5001</text:p>
          </table:table-cell>
          <table:table-cell office:value-type="float" office:value="-0.12759000000000001" table:style-name="ce8">
            <text:p>-0.12759</text:p>
          </table:table-cell>
          <table:table-cell office:value-type="float" office:value="-0.131442" table:style-name="ce8">
            <text:p>-0.131442</text:p>
          </table:table-cell>
          <table:table-cell table:number-columns-repeated="16369"/>
        </table:table-row>
        <table:table-row table:style-name="ro3">
          <table:table-cell office:value-type="float" office:value="2.72" table:style-name="ce1">
            <text:p>2.72</text:p>
          </table:table-cell>
          <table:table-cell office:value-type="float" office:value="-4.4884E-2" table:style-name="ce1">
            <text:p>-0.044884</text:p>
          </table:table-cell>
          <table:table-cell office:value-type="float" office:value="-0.159083" table:style-name="ce7">
            <text:p>-0.159083</text:p>
          </table:table-cell>
          <table:table-cell office:value-type="float" office:value="-1.3179999999999999E-3" table:style-name="ce7">
            <text:p>-0.001318</text:p>
          </table:table-cell>
          <table:table-cell table:style-name="ce3"/>
          <table:table-cell office:value-type="float" office:value="13.600099999999999" table:style-name="ce8">
            <text:p>13.6001</text:p>
          </table:table-cell>
          <table:table-cell office:value-type="float" office:value="0.57419900000000001" table:style-name="ce8">
            <text:p>0.574199</text:p>
          </table:table-cell>
          <table:table-cell office:value-type="float" office:value="0.60312600000000005" table:style-name="ce8">
            <text:p>0.603126</text:p>
          </table:table-cell>
          <table:table-cell office:value-type="float" office:value="0.70144799999999996" table:style-name="ce8">
            <text:p>0.701448</text:p>
          </table:table-cell>
          <table:table-cell office:value-type="float" office:value="-8.0157999999999952E-2" table:formula="of:=[.G141]-[.$G$5]" table:style-name="ce1">
            <text:p>-0.080158</text:p>
          </table:table-cell>
          <table:table-cell office:value-type="float" office:value="-5.1230999999999915E-2" table:formula="of:=[.H141]-[.$G$5]" table:style-name="ce1">
            <text:p>-0.051231</text:p>
          </table:table-cell>
          <table:table-cell office:value-type="float" office:value="4.7090999999999994E-2" table:formula="of:=[.I141]-[.$G$5]" table:style-name="ce1">
            <text:p>0.047091</text:p>
          </table:table-cell>
          <table:table-cell office:value-type="float" office:value="13.600099999999999" table:style-name="ce8">
            <text:p>13.6001</text:p>
          </table:table-cell>
          <table:table-cell office:value-type="float" office:value="-0.20383499999999999" table:style-name="ce8">
            <text:p>-0.203835</text:p>
          </table:table-cell>
          <table:table-cell office:value-type="float" office:value="-0.11491" table:style-name="ce8">
            <text:p>-0.11491</text:p>
          </table:table-cell>
          <table:table-cell table:number-columns-repeated="16369"/>
        </table:table-row>
        <table:table-row table:style-name="ro3">
          <table:table-cell office:value-type="float" office:value="2.74" table:style-name="ce1">
            <text:p>2.74</text:p>
          </table:table-cell>
          <table:table-cell office:value-type="float" office:value="-4.453E-2" table:style-name="ce1">
            <text:p>-0.04453</text:p>
          </table:table-cell>
          <table:table-cell office:value-type="float" office:value="-0.15865000000000001" table:style-name="ce7">
            <text:p>-0.15865</text:p>
          </table:table-cell>
          <table:table-cell office:value-type="float" office:value="2.6419999999999998E-3" table:style-name="ce7">
            <text:p>0.002642</text:p>
          </table:table-cell>
          <table:table-cell table:style-name="ce3"/>
          <table:table-cell office:value-type="float" office:value="13.700100000000001" table:style-name="ce8">
            <text:p>13.7001</text:p>
          </table:table-cell>
          <table:table-cell office:value-type="float" office:value="0.58755100000000005" table:style-name="ce8">
            <text:p>0.587551</text:p>
          </table:table-cell>
          <table:table-cell office:value-type="float" office:value="0.58749600000000002" table:style-name="ce8">
            <text:p>0.587496</text:p>
          </table:table-cell>
          <table:table-cell office:value-type="float" office:value="0.67746799999999996" table:style-name="ce8">
            <text:p>0.677468</text:p>
          </table:table-cell>
          <table:table-cell office:value-type="float" office:value="-6.6805999999999921E-2" table:formula="of:=[.G142]-[.$G$5]" table:style-name="ce1">
            <text:p>-0.066806</text:p>
          </table:table-cell>
          <table:table-cell office:value-type="float" office:value="-6.6860999999999948E-2" table:formula="of:=[.H142]-[.$G$5]" table:style-name="ce1">
            <text:p>-0.066861</text:p>
          </table:table-cell>
          <table:table-cell office:value-type="float" office:value="2.3110999999999993E-2" table:formula="of:=[.I142]-[.$G$5]" table:style-name="ce1">
            <text:p>0.023111</text:p>
          </table:table-cell>
          <table:table-cell office:value-type="float" office:value="13.700100000000001" table:style-name="ce8">
            <text:p>13.7001</text:p>
          </table:table-cell>
          <table:table-cell office:value-type="float" office:value="-0.27254299999999998" table:style-name="ce8">
            <text:p>-0.272543</text:p>
          </table:table-cell>
          <table:table-cell office:value-type="float" office:value="-8.8399800000000001E-2" table:style-name="ce8">
            <text:p>-0.0883998</text:p>
          </table:table-cell>
          <table:table-cell table:number-columns-repeated="16369"/>
        </table:table-row>
        <table:table-row table:style-name="ro3">
          <table:table-cell office:value-type="float" office:value="2.76" table:style-name="ce1">
            <text:p>2.76</text:p>
          </table:table-cell>
          <table:table-cell office:value-type="float" office:value="-4.4042999999999999E-2" table:style-name="ce1">
            <text:p>-0.044043</text:p>
          </table:table-cell>
          <table:table-cell office:value-type="float" office:value="-0.15772800000000001" table:style-name="ce7">
            <text:p>-0.157728</text:p>
          </table:table-cell>
          <table:table-cell office:value-type="float" office:value="6.5209999999999999E-3" table:style-name="ce7">
            <text:p>0.006521</text:p>
          </table:table-cell>
          <table:table-cell table:style-name="ce3"/>
          <table:table-cell office:value-type="float" office:value="13.8" table:style-name="ce8">
            <text:p>13.8</text:p>
          </table:table-cell>
          <table:table-cell office:value-type="float" office:value="0.60804100000000005" table:style-name="ce8">
            <text:p>0.608041</text:p>
          </table:table-cell>
          <table:table-cell office:value-type="float" office:value="0.57651300000000005" table:style-name="ce8">
            <text:p>0.576513</text:p>
          </table:table-cell>
          <table:table-cell office:value-type="float" office:value="0.65381500000000004" table:style-name="ce8">
            <text:p>0.653815</text:p>
          </table:table-cell>
          <table:table-cell office:value-type="float" office:value="-4.6315999999999913E-2" table:formula="of:=[.G143]-[.$G$5]" table:style-name="ce1">
            <text:p>-0.046316</text:p>
          </table:table-cell>
          <table:table-cell office:value-type="float" office:value="-7.7843999999999913E-2" table:formula="of:=[.H143]-[.$G$5]" table:style-name="ce1">
            <text:p>-0.077844</text:p>
          </table:table-cell>
          <table:table-cell office:value-type="float" office:value="-5.4199999999993143E-4" table:formula="of:=[.I143]-[.$G$5]" table:style-name="ce1">
            <text:p>-0.000542</text:p>
          </table:table-cell>
          <table:table-cell office:value-type="float" office:value="13.8" table:style-name="ce8">
            <text:p>13.8</text:p>
          </table:table-cell>
          <table:table-cell office:value-type="float" office:value="-0.32400499999999999" table:style-name="ce8">
            <text:p>-0.324005</text:p>
          </table:table-cell>
          <table:table-cell office:value-type="float" office:value="-5.5096800000000001E-2" table:style-name="ce8">
            <text:p>-0.0550968</text:p>
          </table:table-cell>
          <table:table-cell table:number-columns-repeated="16369"/>
        </table:table-row>
        <table:table-row table:style-name="ro3">
          <table:table-cell office:value-type="float" office:value="2.78" table:style-name="ce1">
            <text:p>2.78</text:p>
          </table:table-cell>
          <table:table-cell office:value-type="float" office:value="-4.3431999999999998E-2" table:style-name="ce1">
            <text:p>-0.043432</text:p>
          </table:table-cell>
          <table:table-cell office:value-type="float" office:value="-0.156333" table:style-name="ce7">
            <text:p>-0.156333</text:p>
          </table:table-cell>
          <table:table-cell office:value-type="float" office:value="1.0312999999999999E-2" table:style-name="ce7">
            <text:p>0.010313</text:p>
          </table:table-cell>
          <table:table-cell table:style-name="ce3"/>
          <table:table-cell office:value-type="float" office:value="13.9" table:style-name="ce8">
            <text:p>13.9</text:p>
          </table:table-cell>
          <table:table-cell office:value-type="float" office:value="0.63681600000000005" table:style-name="ce8">
            <text:p>0.636816</text:p>
          </table:table-cell>
          <table:table-cell office:value-type="float" office:value="0.57091099999999995" table:style-name="ce8">
            <text:p>0.570911</text:p>
          </table:table-cell>
          <table:table-cell office:value-type="float" office:value="0.63244999999999996" table:style-name="ce8">
            <text:p>0.63245</text:p>
          </table:table-cell>
          <table:table-cell office:value-type="float" office:value="-1.7540999999999918E-2" table:formula="of:=[.G144]-[.$G$5]" table:style-name="ce1">
            <text:p>-0.017541</text:p>
          </table:table-cell>
          <table:table-cell office:value-type="float" office:value="-8.344600000000002E-2" table:formula="of:=[.H144]-[.$G$5]" table:style-name="ce1">
            <text:p>-0.083446</text:p>
          </table:table-cell>
          <table:table-cell office:value-type="float" office:value="-2.190700000000001E-2" table:formula="of:=[.I144]-[.$G$5]" table:style-name="ce1">
            <text:p>-0.021907</text:p>
          </table:table-cell>
          <table:table-cell office:value-type="float" office:value="13.9" table:style-name="ce8">
            <text:p>13.9</text:p>
          </table:table-cell>
          <table:table-cell office:value-type="float" office:value="-0.351414" table:style-name="ce8">
            <text:p>-0.351414</text:p>
          </table:table-cell>
          <table:table-cell office:value-type="float" office:value="-1.8652499999999999E-2" table:style-name="ce8">
            <text:p>-0.0186525</text:p>
          </table:table-cell>
          <table:table-cell table:number-columns-repeated="16369"/>
        </table:table-row>
        <table:table-row table:style-name="ro3">
          <table:table-cell office:value-type="float" office:value="2.8" table:style-name="ce1">
            <text:p>2.8</text:p>
          </table:table-cell>
          <table:table-cell office:value-type="float" office:value="-4.2709999999999998E-2" table:style-name="ce1">
            <text:p>-0.04271</text:p>
          </table:table-cell>
          <table:table-cell office:value-type="float" office:value="-0.15448300000000001" table:style-name="ce7">
            <text:p>-0.154483</text:p>
          </table:table-cell>
          <table:table-cell office:value-type="float" office:value="1.4014E-2" table:style-name="ce7">
            <text:p>0.014014</text:p>
          </table:table-cell>
          <table:table-cell table:style-name="ce3"/>
          <table:table-cell office:value-type="float" office:value="14.0001" table:style-name="ce8">
            <text:p>14.0001</text:p>
          </table:table-cell>
          <table:table-cell office:value-type="float" office:value="0.67339300000000002" table:style-name="ce8">
            <text:p>0.673393</text:p>
          </table:table-cell>
          <table:table-cell office:value-type="float" office:value="0.57082299999999997" table:style-name="ce8">
            <text:p>0.570823</text:p>
          </table:table-cell>
          <table:table-cell office:value-type="float" office:value="0.61446299999999998" table:style-name="ce8">
            <text:p>0.614463</text:p>
          </table:table-cell>
          <table:table-cell office:value-type="float" office:value="1.9036000000000053E-2" table:formula="of:=[.G145]-[.$G$5]" table:style-name="ce1">
            <text:p>0.019036</text:p>
          </table:table-cell>
          <table:table-cell office:value-type="float" office:value="-8.3533999999999997E-2" table:formula="of:=[.H145]-[.$G$5]" table:style-name="ce1">
            <text:p>-0.083534</text:p>
          </table:table-cell>
          <table:table-cell office:value-type="float" office:value="-3.9893999999999985E-2" table:formula="of:=[.I145]-[.$G$5]" table:style-name="ce1">
            <text:p>-0.039894</text:p>
          </table:table-cell>
          <table:table-cell office:value-type="float" office:value="14.0001" table:style-name="ce8">
            <text:p>14.0001</text:p>
          </table:table-cell>
          <table:table-cell office:value-type="float" office:value="-0.35086899999999999" table:style-name="ce8">
            <text:p>-0.350869</text:p>
          </table:table-cell>
          <table:table-cell office:value-type="float" office:value="3.0323200000000002E-2" table:style-name="ce8">
            <text:p>0.0303232</text:p>
          </table:table-cell>
          <table:table-cell table:number-columns-repeated="16369"/>
        </table:table-row>
        <table:table-row table:style-name="ro3">
          <table:table-cell office:value-type="float" office:value="2.82" table:style-name="ce1">
            <text:p>2.82</text:p>
          </table:table-cell>
          <table:table-cell office:value-type="float" office:value="-4.1884999999999999E-2" table:style-name="ce1">
            <text:p>-0.041885</text:p>
          </table:table-cell>
          <table:table-cell office:value-type="float" office:value="-0.152195" table:style-name="ce7">
            <text:p>-0.152195</text:p>
          </table:table-cell>
          <table:table-cell office:value-type="float" office:value="1.7624000000000001E-2" table:style-name="ce7">
            <text:p>0.017624</text:p>
          </table:table-cell>
          <table:table-cell table:style-name="ce3"/>
          <table:table-cell office:value-type="float" office:value="14.1" table:style-name="ce8">
            <text:p>14.1</text:p>
          </table:table-cell>
          <table:table-cell office:value-type="float" office:value="0.71450599999999997" table:style-name="ce8">
            <text:p>0.714506</text:p>
          </table:table-cell>
          <table:table-cell office:value-type="float" office:value="0.57757499999999995" table:style-name="ce8">
            <text:p>0.577575</text:p>
          </table:table-cell>
          <table:table-cell office:value-type="float" office:value="0.59999499999999995" table:style-name="ce8">
            <text:p>0.599995</text:p>
          </table:table-cell>
          <table:table-cell office:value-type="float" office:value="6.0149000000000008E-2" table:formula="of:=[.G146]-[.$G$5]" table:style-name="ce1">
            <text:p>0.060149</text:p>
          </table:table-cell>
          <table:table-cell office:value-type="float" office:value="-7.6782000000000017E-2" table:formula="of:=[.H146]-[.$G$5]" table:style-name="ce1">
            <text:p>-0.076782</text:p>
          </table:table-cell>
          <table:table-cell office:value-type="float" office:value="-5.4362000000000021E-2" table:formula="of:=[.I146]-[.$G$5]" table:style-name="ce1">
            <text:p>-0.054362</text:p>
          </table:table-cell>
          <table:table-cell office:value-type="float" office:value="14.1" table:style-name="ce8">
            <text:p>14.1</text:p>
          </table:table-cell>
          <table:table-cell office:value-type="float" office:value="-0.31735600000000003" table:style-name="ce8">
            <text:p>-0.317356</text:p>
          </table:table-cell>
          <table:table-cell office:value-type="float" office:value="8.62396E-2" table:style-name="ce8">
            <text:p>0.0862396</text:p>
          </table:table-cell>
          <table:table-cell table:number-columns-repeated="16369"/>
        </table:table-row>
        <table:table-row table:style-name="ro3">
          <table:table-cell office:value-type="float" office:value="2.84" table:style-name="ce1">
            <text:p>2.84</text:p>
          </table:table-cell>
          <table:table-cell office:value-type="float" office:value="-4.0968999999999998E-2" table:style-name="ce1">
            <text:p>-0.040969</text:p>
          </table:table-cell>
          <table:table-cell office:value-type="float" office:value="-0.14948500000000001" table:style-name="ce7">
            <text:p>-0.149485</text:p>
          </table:table-cell>
          <table:table-cell office:value-type="float" office:value="2.1142999999999999E-2" table:style-name="ce7">
            <text:p>0.021143</text:p>
          </table:table-cell>
          <table:table-cell table:style-name="ce3"/>
          <table:table-cell office:value-type="float" office:value="14.200100000000001" table:style-name="ce8">
            <text:p>14.2001</text:p>
          </table:table-cell>
          <table:table-cell office:value-type="float" office:value="0.74970300000000001" table:style-name="ce8">
            <text:p>0.749703</text:p>
          </table:table-cell>
          <table:table-cell office:value-type="float" office:value="0.59260100000000004" table:style-name="ce8">
            <text:p>0.592601</text:p>
          </table:table-cell>
          <table:table-cell office:value-type="float" office:value="0.58877800000000002" table:style-name="ce8">
            <text:p>0.588778</text:p>
          </table:table-cell>
          <table:table-cell office:value-type="float" office:value="9.5346000000000042E-2" table:formula="of:=[.G147]-[.$G$5]" table:style-name="ce1">
            <text:p>0.095346</text:p>
          </table:table-cell>
          <table:table-cell office:value-type="float" office:value="-6.1755999999999922E-2" table:formula="of:=[.H147]-[.$G$5]" table:style-name="ce1">
            <text:p>-0.061756</text:p>
          </table:table-cell>
          <table:table-cell office:value-type="float" office:value="-6.5578999999999943E-2" table:formula="of:=[.I147]-[.$G$5]" table:style-name="ce1">
            <text:p>-0.065579</text:p>
          </table:table-cell>
          <table:table-cell office:value-type="float" office:value="14.200100000000001" table:style-name="ce8">
            <text:p>14.2001</text:p>
          </table:table-cell>
          <table:table-cell office:value-type="float" office:value="-0.24346699999999999" table:style-name="ce8">
            <text:p>-0.243467</text:p>
          </table:table-cell>
          <table:table-cell office:value-type="float" office:value="0.143258" table:style-name="ce8">
            <text:p>0.143258</text:p>
          </table:table-cell>
          <table:table-cell table:number-columns-repeated="16369"/>
        </table:table-row>
        <table:table-row table:style-name="ro3">
          <table:table-cell office:value-type="float" office:value="2.86" table:style-name="ce1">
            <text:p>2.86</text:p>
          </table:table-cell>
          <table:table-cell office:value-type="float" office:value="-3.9969999999999999E-2" table:style-name="ce1">
            <text:p>-0.03997</text:p>
          </table:table-cell>
          <table:table-cell office:value-type="float" office:value="-0.146372" table:style-name="ce7">
            <text:p>-0.146372</text:p>
          </table:table-cell>
          <table:table-cell office:value-type="float" office:value="2.4573999999999999E-2" table:style-name="ce7">
            <text:p>0.024574</text:p>
          </table:table-cell>
          <table:table-cell table:style-name="ce3"/>
          <table:table-cell office:value-type="float" office:value="14.3001" table:style-name="ce8">
            <text:p>14.3001</text:p>
          </table:table-cell>
          <table:table-cell office:value-type="float" office:value="0.76268199999999997" table:style-name="ce8">
            <text:p>0.762682</text:p>
          </table:table-cell>
          <table:table-cell office:value-type="float" office:value="0.61561699999999997" table:style-name="ce8">
            <text:p>0.615617</text:p>
          </table:table-cell>
          <table:table-cell office:value-type="float" office:value="0.58136600000000005" table:style-name="ce8">
            <text:p>0.581366</text:p>
          </table:table-cell>
          <table:table-cell office:value-type="float" office:value="0.108325" table:formula="of:=[.G148]-[.$G$5]" table:style-name="ce1">
            <text:p>0.108325</text:p>
          </table:table-cell>
          <table:table-cell office:value-type="float" office:value="-3.8739999999999997E-2" table:formula="of:=[.H148]-[.$G$5]" table:style-name="ce1">
            <text:p>-0.03874</text:p>
          </table:table-cell>
          <table:table-cell office:value-type="float" office:value="-7.2990999999999917E-2" table:formula="of:=[.I148]-[.$G$5]" table:style-name="ce1">
            <text:p>-0.072991</text:p>
          </table:table-cell>
          <table:table-cell office:value-type="float" office:value="14.3001" table:style-name="ce8">
            <text:p>14.3001</text:p>
          </table:table-cell>
          <table:table-cell office:value-type="float" office:value="-0.14632899999999999" table:style-name="ce8">
            <text:p>-0.146329</text:p>
          </table:table-cell>
          <table:table-cell office:value-type="float" office:value="0.18853" table:style-name="ce8">
            <text:p>0.18853</text:p>
          </table:table-cell>
          <table:table-cell table:number-columns-repeated="16369"/>
        </table:table-row>
        <table:table-row table:style-name="ro3">
          <table:table-cell office:value-type="float" office:value="2.88" table:style-name="ce1">
            <text:p>2.88</text:p>
          </table:table-cell>
          <table:table-cell office:value-type="float" office:value="-3.8897000000000001E-2" table:style-name="ce1">
            <text:p>-0.038897</text:p>
          </table:table-cell>
          <table:table-cell office:value-type="float" office:value="-0.142869" table:style-name="ce7">
            <text:p>-0.142869</text:p>
          </table:table-cell>
          <table:table-cell office:value-type="float" office:value="2.7921000000000001E-2" table:style-name="ce7">
            <text:p>0.027921</text:p>
          </table:table-cell>
          <table:table-cell table:style-name="ce3"/>
          <table:table-cell office:value-type="float" office:value="14.4" table:style-name="ce8">
            <text:p>14.4</text:p>
          </table:table-cell>
          <table:table-cell office:value-type="float" office:value="0.74661500000000003" table:style-name="ce8">
            <text:p>0.746615</text:p>
          </table:table-cell>
          <table:table-cell office:value-type="float" office:value="0.64787600000000001" table:style-name="ce8">
            <text:p>0.647876</text:p>
          </table:table-cell>
          <table:table-cell office:value-type="float" office:value="0.57912799999999998" table:style-name="ce8">
            <text:p>0.579128</text:p>
          </table:table-cell>
          <table:table-cell office:value-type="float" office:value="9.2258000000000062E-2" table:formula="of:=[.G149]-[.$G$5]" table:style-name="ce1">
            <text:p>0.092258</text:p>
          </table:table-cell>
          <table:table-cell office:value-type="float" office:value="-6.480999999999959E-3" table:formula="of:=[.H149]-[.$G$5]" table:style-name="ce1">
            <text:p>-0.006481</text:p>
          </table:table-cell>
          <table:table-cell office:value-type="float" office:value="-7.522899999999999E-2" table:formula="of:=[.I149]-[.$G$5]" table:style-name="ce1">
            <text:p>-0.075229</text:p>
          </table:table-cell>
          <table:table-cell office:value-type="float" office:value="14.4" table:style-name="ce8">
            <text:p>14.4</text:p>
          </table:table-cell>
          <table:table-cell office:value-type="float" office:value="-3.32029E-2" table:style-name="ce8">
            <text:p>-0.0332029</text:p>
          </table:table-cell>
          <table:table-cell office:value-type="float" office:value="0.20132900000000001" table:style-name="ce8">
            <text:p>0.201329</text:p>
          </table:table-cell>
          <table:table-cell table:number-columns-repeated="16369"/>
        </table:table-row>
        <table:table-row table:style-name="ro3">
          <table:table-cell office:value-type="float" office:value="2.9" table:style-name="ce1">
            <text:p>2.9</text:p>
          </table:table-cell>
          <table:table-cell office:value-type="float" office:value="-3.7758E-2" table:style-name="ce1">
            <text:p>-0.037758</text:p>
          </table:table-cell>
          <table:table-cell office:value-type="float" office:value="-0.13899300000000001" table:style-name="ce7">
            <text:p>-0.138993</text:p>
          </table:table-cell>
          <table:table-cell office:value-type="float" office:value="3.1192000000000001E-2" table:style-name="ce7">
            <text:p>0.031192</text:p>
          </table:table-cell>
          <table:table-cell table:style-name="ce3"/>
          <table:table-cell office:value-type="float" office:value="14.5" table:style-name="ce8">
            <text:p>14.5</text:p>
          </table:table-cell>
          <table:table-cell office:value-type="float" office:value="0.71310899999999999" table:style-name="ce8">
            <text:p>0.713109</text:p>
          </table:table-cell>
          <table:table-cell office:value-type="float" office:value="0.686859" table:style-name="ce8">
            <text:p>0.686859</text:p>
          </table:table-cell>
          <table:table-cell office:value-type="float" office:value="0.580237" table:style-name="ce8">
            <text:p>0.580237</text:p>
          </table:table-cell>
          <table:table-cell office:value-type="float" office:value="5.8752000000000026E-2" table:formula="of:=[.G150]-[.$G$5]" table:style-name="ce1">
            <text:p>0.058752</text:p>
          </table:table-cell>
          <table:table-cell office:value-type="float" office:value="3.2502000000000031E-2" table:formula="of:=[.H150]-[.$G$5]" table:style-name="ce1">
            <text:p>0.032502</text:p>
          </table:table-cell>
          <table:table-cell office:value-type="float" office:value="-7.4119999999999964E-2" table:formula="of:=[.I150]-[.$G$5]" table:style-name="ce1">
            <text:p>-0.07412</text:p>
          </table:table-cell>
          <table:table-cell office:value-type="float" office:value="14.5" table:style-name="ce8">
            <text:p>14.5</text:p>
          </table:table-cell>
          <table:table-cell office:value-type="float" office:value="9.1654299999999994E-2" table:style-name="ce8">
            <text:p>0.0916543</text:p>
          </table:table-cell>
          <table:table-cell office:value-type="float" office:value="0.180669" table:style-name="ce8">
            <text:p>0.180669</text:p>
          </table:table-cell>
          <table:table-cell table:number-columns-repeated="16369"/>
        </table:table-row>
        <table:table-row table:style-name="ro3">
          <table:table-cell office:value-type="float" office:value="2.92" table:style-name="ce1">
            <text:p>2.92</text:p>
          </table:table-cell>
          <table:table-cell office:value-type="float" office:value="-3.6558E-2" table:style-name="ce1">
            <text:p>-0.036558</text:p>
          </table:table-cell>
          <table:table-cell office:value-type="float" office:value="-0.13475599999999999" table:style-name="ce7">
            <text:p>-0.134756</text:p>
          </table:table-cell>
          <table:table-cell office:value-type="float" office:value="3.4393E-2" table:style-name="ce7">
            <text:p>0.034393</text:p>
          </table:table-cell>
          <table:table-cell table:style-name="ce3"/>
          <table:table-cell office:value-type="float" office:value="14.6" table:style-name="ce8">
            <text:p>14.6</text:p>
          </table:table-cell>
          <table:table-cell office:value-type="float" office:value="0.67610599999999998" table:style-name="ce8">
            <text:p>0.676106</text:p>
          </table:table-cell>
          <table:table-cell office:value-type="float" office:value="0.72651299999999996" table:style-name="ce8">
            <text:p>0.726513</text:p>
          </table:table-cell>
          <table:table-cell office:value-type="float" office:value="0.58690799999999999" table:style-name="ce8">
            <text:p>0.586908</text:p>
          </table:table-cell>
          <table:table-cell office:value-type="float" office:value="2.1749000000000018E-2" table:formula="of:=[.G151]-[.$G$5]" table:style-name="ce1">
            <text:p>0.021749</text:p>
          </table:table-cell>
          <table:table-cell office:value-type="float" office:value="7.2155999999999998E-2" table:formula="of:=[.H151]-[.$G$5]" table:style-name="ce1">
            <text:p>0.072156</text:p>
          </table:table-cell>
          <table:table-cell office:value-type="float" office:value="-6.7448999999999981E-2" table:formula="of:=[.I151]-[.$G$5]" table:style-name="ce1">
            <text:p>-0.067449</text:p>
          </table:table-cell>
          <table:table-cell office:value-type="float" office:value="14.6" table:style-name="ce8">
            <text:p>14.6</text:p>
          </table:table-cell>
          <table:table-cell office:value-type="float" office:value="0.19512499999999999" table:style-name="ce8">
            <text:p>0.195125</text:p>
          </table:table-cell>
          <table:table-cell office:value-type="float" office:value="0.12523799999999999" table:style-name="ce8">
            <text:p>0.125238</text:p>
          </table:table-cell>
          <table:table-cell table:number-columns-repeated="16369"/>
        </table:table-row>
        <table:table-row table:style-name="ro3">
          <table:table-cell office:value-type="float" office:value="2.94" table:style-name="ce1">
            <text:p>2.94</text:p>
          </table:table-cell>
          <table:table-cell office:value-type="float" office:value="-3.5303000000000001E-2" table:style-name="ce1">
            <text:p>-0.035303</text:p>
          </table:table-cell>
          <table:table-cell office:value-type="float" office:value="-0.13016900000000001" table:style-name="ce7">
            <text:p>-0.130169</text:p>
          </table:table-cell>
          <table:table-cell office:value-type="float" office:value="3.7532000000000003E-2" table:style-name="ce7">
            <text:p>0.037532</text:p>
          </table:table-cell>
          <table:table-cell table:style-name="ce3"/>
          <table:table-cell office:value-type="float" office:value="14.700100000000001" table:style-name="ce8">
            <text:p>14.7001</text:p>
          </table:table-cell>
          <table:table-cell office:value-type="float" office:value="0.64480099999999996" table:style-name="ce8">
            <text:p>0.644801</text:p>
          </table:table-cell>
          <table:table-cell office:value-type="float" office:value="0.75554299999999996" table:style-name="ce8">
            <text:p>0.755543</text:p>
          </table:table-cell>
          <table:table-cell office:value-type="float" office:value="0.60102900000000004" table:style-name="ce8">
            <text:p>0.601029</text:p>
          </table:table-cell>
          <table:table-cell office:value-type="float" office:value="-9.5560000000000089E-3" table:formula="of:=[.G152]-[.$G$5]" table:style-name="ce1">
            <text:p>-0.009556</text:p>
          </table:table-cell>
          <table:table-cell office:value-type="float" office:value="0.101186" table:formula="of:=[.H152]-[.$G$5]" table:style-name="ce1">
            <text:p>0.101186</text:p>
          </table:table-cell>
          <table:table-cell office:value-type="float" office:value="-5.3327999999999931E-2" table:formula="of:=[.I152]-[.$G$5]" table:style-name="ce1">
            <text:p>-0.053328</text:p>
          </table:table-cell>
          <table:table-cell office:value-type="float" office:value="14.700100000000001" table:style-name="ce8">
            <text:p>14.7001</text:p>
          </table:table-cell>
          <table:table-cell office:value-type="float" office:value="0.26196599999999998" table:style-name="ce8">
            <text:p>0.261966</text:p>
          </table:table-cell>
          <table:table-cell office:value-type="float" office:value="5.561E-2" table:style-name="ce8">
            <text:p>0.05561</text:p>
          </table:table-cell>
          <table:table-cell table:number-columns-repeated="16369"/>
        </table:table-row>
        <table:table-row table:style-name="ro3">
          <table:table-cell office:value-type="float" office:value="2.96" table:style-name="ce1">
            <text:p>2.96</text:p>
          </table:table-cell>
          <table:table-cell office:value-type="float" office:value="-3.3994999999999997E-2" table:style-name="ce1">
            <text:p>-0.033995</text:p>
          </table:table-cell>
          <table:table-cell office:value-type="float" office:value="-0.12524299999999999" table:style-name="ce7">
            <text:p>-0.125243</text:p>
          </table:table-cell>
          <table:table-cell office:value-type="float" office:value="4.0615999999999999E-2" table:style-name="ce7">
            <text:p>0.040616</text:p>
          </table:table-cell>
          <table:table-cell table:style-name="ce3"/>
          <table:table-cell office:value-type="float" office:value="14.8" table:style-name="ce8">
            <text:p>14.8</text:p>
          </table:table-cell>
          <table:table-cell office:value-type="float" office:value="0.62254600000000004" table:style-name="ce8">
            <text:p>0.622546</text:p>
          </table:table-cell>
          <table:table-cell office:value-type="float" office:value="0.75795900000000005" table:style-name="ce8">
            <text:p>0.757959</text:p>
          </table:table-cell>
          <table:table-cell office:value-type="float" office:value="0.62331400000000003" table:style-name="ce8">
            <text:p>0.623314</text:p>
          </table:table-cell>
          <table:table-cell office:value-type="float" office:value="-3.1810999999999923E-2" table:formula="of:=[.G153]-[.$G$5]" table:style-name="ce1">
            <text:p>-0.031811</text:p>
          </table:table-cell>
          <table:table-cell office:value-type="float" office:value="0.10360200000000008" table:formula="of:=[.H153]-[.$G$5]" table:style-name="ce1">
            <text:p>0.103602</text:p>
          </table:table-cell>
          <table:table-cell office:value-type="float" office:value="-3.1042999999999932E-2" table:formula="of:=[.I153]-[.$G$5]" table:style-name="ce1">
            <text:p>-0.031043</text:p>
          </table:table-cell>
          <table:table-cell office:value-type="float" office:value="14.8" table:style-name="ce8">
            <text:p>14.8</text:p>
          </table:table-cell>
          <table:table-cell office:value-type="float" office:value="0.26960200000000001" table:style-name="ce8">
            <text:p>0.269602</text:p>
          </table:table-cell>
          <table:table-cell office:value-type="float" office:value="-2.4373200000000001E-2" table:style-name="ce8">
            <text:p>-0.0243732</text:p>
          </table:table-cell>
          <table:table-cell table:number-columns-repeated="16369"/>
        </table:table-row>
        <table:table-row table:style-name="ro3">
          <table:table-cell office:value-type="float" office:value="2.98" table:style-name="ce1">
            <text:p>2.98</text:p>
          </table:table-cell>
          <table:table-cell office:value-type="float" office:value="-3.2636999999999999E-2" table:style-name="ce1">
            <text:p>-0.032637</text:p>
          </table:table-cell>
          <table:table-cell office:value-type="float" office:value="-0.119986" table:style-name="ce7">
            <text:p>-0.119986</text:p>
          </table:table-cell>
          <table:table-cell office:value-type="float" office:value="4.3652999999999997E-2" table:style-name="ce7">
            <text:p>0.043653</text:p>
          </table:table-cell>
          <table:table-cell table:style-name="ce3"/>
          <table:table-cell office:value-type="float" office:value="14.9001" table:style-name="ce8">
            <text:p>14.9001</text:p>
          </table:table-cell>
          <table:table-cell office:value-type="float" office:value="0.60837699999999995" table:style-name="ce8">
            <text:p>0.608377</text:p>
          </table:table-cell>
          <table:table-cell office:value-type="float" office:value="0.73296899999999998" table:style-name="ce8">
            <text:p>0.732969</text:p>
          </table:table-cell>
          <table:table-cell office:value-type="float" office:value="0.65504700000000005" table:style-name="ce8">
            <text:p>0.655047</text:p>
          </table:table-cell>
          <table:table-cell office:value-type="float" office:value="-4.5980000000000021E-2" table:formula="of:=[.G154]-[.$G$5]" table:style-name="ce1">
            <text:p>-0.04598</text:p>
          </table:table-cell>
          <table:table-cell office:value-type="float" office:value="7.8612000000000015E-2" table:formula="of:=[.H154]-[.$G$5]" table:style-name="ce1">
            <text:p>0.078612</text:p>
          </table:table-cell>
          <table:table-cell office:value-type="float" office:value="6.9000000000007944E-4" table:formula="of:=[.I154]-[.$G$5]" table:style-name="ce1">
            <text:p>0.00069</text:p>
          </table:table-cell>
          <table:table-cell office:value-type="float" office:value="14.9001" table:style-name="ce8">
            <text:p>14.9001</text:p>
          </table:table-cell>
          <table:table-cell office:value-type="float" office:value="0.22259899999999999" table:style-name="ce8">
            <text:p>0.222599</text:p>
          </table:table-cell>
          <table:table-cell office:value-type="float" office:value="-0.100776" table:style-name="ce8">
            <text:p>-0.100776</text:p>
          </table:table-cell>
          <table:table-cell table:number-columns-repeated="16369"/>
        </table:table-row>
        <table:table-row table:style-name="ro3">
          <table:table-cell office:value-type="float" office:value="3" table:style-name="ce1">
            <text:p>3</text:p>
          </table:table-cell>
          <table:table-cell office:value-type="float" office:value="-3.1229E-2" table:style-name="ce1">
            <text:p>-0.031229</text:p>
          </table:table-cell>
          <table:table-cell office:value-type="float" office:value="-0.11440400000000001" table:style-name="ce7">
            <text:p>-0.114404</text:p>
          </table:table-cell>
          <table:table-cell office:value-type="float" office:value="4.6649999999999997E-2" table:style-name="ce7">
            <text:p>0.04665</text:p>
          </table:table-cell>
          <table:table-cell table:style-name="ce3"/>
          <table:table-cell office:value-type="float" office:value="15.0001" table:style-name="ce8">
            <text:p>15.0001</text:p>
          </table:table-cell>
          <table:table-cell office:value-type="float" office:value="0.60024299999999997" table:style-name="ce8">
            <text:p>0.600243</text:p>
          </table:table-cell>
          <table:table-cell office:value-type="float" office:value="0.69967400000000002" table:style-name="ce8">
            <text:p>0.699674</text:p>
          </table:table-cell>
          <table:table-cell office:value-type="float" office:value="0.69426299999999996" table:style-name="ce8">
            <text:p>0.694263</text:p>
          </table:table-cell>
          <table:table-cell office:value-type="float" office:value="-5.4113999999999995E-2" table:formula="of:=[.G155]-[.$G$5]" table:style-name="ce1">
            <text:p>-0.054114</text:p>
          </table:table-cell>
          <table:table-cell office:value-type="float" office:value="4.5317000000000052E-2" table:formula="of:=[.H155]-[.$G$5]" table:style-name="ce1">
            <text:p>0.045317</text:p>
          </table:table-cell>
          <table:table-cell office:value-type="float" office:value="3.9905999999999997E-2" table:formula="of:=[.I155]-[.$G$5]" table:style-name="ce1">
            <text:p>0.039906</text:p>
          </table:table-cell>
          <table:table-cell office:value-type="float" office:value="15.0001" table:style-name="ce8">
            <text:p>15.0001</text:p>
          </table:table-cell>
          <table:table-cell office:value-type="float" office:value="0.14650299999999999" table:style-name="ce8">
            <text:p>0.146503</text:p>
          </table:table-cell>
          <table:table-cell office:value-type="float" office:value="-0.14255499999999999" table:style-name="ce8">
            <text:p>-0.142555</text:p>
          </table:table-cell>
          <table:table-cell table:number-columns-repeated="16369"/>
        </table:table-row>
        <table:table-row table:style-name="ro3">
          <table:table-cell office:value-type="float" office:value="3.02" table:style-name="ce1">
            <text:p>3.02</text:p>
          </table:table-cell>
          <table:table-cell office:value-type="float" office:value="-2.9769E-2" table:style-name="ce1">
            <text:p>-0.029769</text:p>
          </table:table-cell>
          <table:table-cell office:value-type="float" office:value="-0.108502" table:style-name="ce7">
            <text:p>-0.108502</text:p>
          </table:table-cell>
          <table:table-cell office:value-type="float" office:value="4.9612000000000003E-2" table:style-name="ce7">
            <text:p>0.049612</text:p>
          </table:table-cell>
          <table:table-cell table:style-name="ce3"/>
          <table:table-cell table:number-columns-repeated="16379" table:style-name="ce1"/>
        </table:table-row>
        <table:table-row table:style-name="ro3">
          <table:table-cell office:value-type="float" office:value="3.04" table:style-name="ce1">
            <text:p>3.04</text:p>
          </table:table-cell>
          <table:table-cell office:value-type="float" office:value="-2.8256E-2" table:style-name="ce1">
            <text:p>-0.028256</text:p>
          </table:table-cell>
          <table:table-cell office:value-type="float" office:value="-0.102285" table:style-name="ce7">
            <text:p>-0.102285</text:p>
          </table:table-cell>
          <table:table-cell office:value-type="float" office:value="5.2542999999999999E-2" table:style-name="ce7">
            <text:p>0.052543</text:p>
          </table:table-cell>
          <table:table-cell table:style-name="ce3"/>
          <table:table-cell table:number-columns-repeated="16379" table:style-name="ce1"/>
        </table:table-row>
        <table:table-row table:style-name="ro3">
          <table:table-cell office:value-type="float" office:value="3.06" table:style-name="ce1">
            <text:p>3.06</text:p>
          </table:table-cell>
          <table:table-cell office:value-type="float" office:value="-2.6686000000000001E-2" table:style-name="ce1">
            <text:p>-0.026686</text:p>
          </table:table-cell>
          <table:table-cell office:value-type="float" office:value="-9.5754000000000006E-2" table:style-name="ce7">
            <text:p>-0.095754</text:p>
          </table:table-cell>
          <table:table-cell office:value-type="float" office:value="5.5444E-2" table:style-name="ce7">
            <text:p>0.055444</text:p>
          </table:table-cell>
          <table:table-cell table:style-name="ce3"/>
          <table:table-cell table:number-columns-repeated="16379" table:style-name="ce1"/>
        </table:table-row>
        <table:table-row table:style-name="ro3">
          <table:table-cell office:value-type="float" office:value="3.08" table:style-name="ce1">
            <text:p>3.08</text:p>
          </table:table-cell>
          <table:table-cell office:value-type="float" office:value="-2.5055000000000001E-2" table:style-name="ce1">
            <text:p>-0.025055</text:p>
          </table:table-cell>
          <table:table-cell office:value-type="float" office:value="-8.8911000000000004E-2" table:style-name="ce7">
            <text:p>-0.088911</text:p>
          </table:table-cell>
          <table:table-cell office:value-type="float" office:value="5.8313999999999998E-2" table:style-name="ce7">
            <text:p>0.058314</text:p>
          </table:table-cell>
          <table:table-cell table:style-name="ce3"/>
          <table:table-cell table:number-columns-repeated="16379" table:style-name="ce1"/>
        </table:table-row>
        <table:table-row table:style-name="ro3">
          <table:table-cell office:value-type="float" office:value="3.1" table:style-name="ce1">
            <text:p>3.1</text:p>
          </table:table-cell>
          <table:table-cell office:value-type="float" office:value="-2.3355000000000001E-2" table:style-name="ce1">
            <text:p>-0.023355</text:p>
          </table:table-cell>
          <table:table-cell office:value-type="float" office:value="-8.1757999999999997E-2" table:style-name="ce7">
            <text:p>-0.081758</text:p>
          </table:table-cell>
          <table:table-cell office:value-type="float" office:value="6.1150999999999997E-2" table:style-name="ce7">
            <text:p>0.061151</text:p>
          </table:table-cell>
          <table:table-cell table:style-name="ce3"/>
          <table:table-cell table:number-columns-repeated="16379" table:style-name="ce1"/>
        </table:table-row>
        <table:table-row table:style-name="ro3">
          <table:table-cell office:value-type="float" office:value="3.12" table:style-name="ce1">
            <text:p>3.12</text:p>
          </table:table-cell>
          <table:table-cell office:value-type="float" office:value="-2.1582E-2" table:style-name="ce1">
            <text:p>-0.021582</text:p>
          </table:table-cell>
          <table:table-cell office:value-type="float" office:value="-7.4296000000000001E-2" table:style-name="ce7">
            <text:p>-0.074296</text:p>
          </table:table-cell>
          <table:table-cell office:value-type="float" office:value="6.3948000000000005E-2" table:style-name="ce7">
            <text:p>0.063948</text:p>
          </table:table-cell>
          <table:table-cell table:style-name="ce3"/>
          <table:table-cell table:number-columns-repeated="16379" table:style-name="ce1"/>
        </table:table-row>
        <table:table-row table:style-name="ro3">
          <table:table-cell office:value-type="float" office:value="3.14" table:style-name="ce1">
            <text:p>3.14</text:p>
          </table:table-cell>
          <table:table-cell office:value-type="float" office:value="-1.9729E-2" table:style-name="ce1">
            <text:p>-0.019729</text:p>
          </table:table-cell>
          <table:table-cell office:value-type="float" office:value="-6.6526000000000002E-2" table:style-name="ce7">
            <text:p>-0.066526</text:p>
          </table:table-cell>
          <table:table-cell office:value-type="float" office:value="6.6696000000000005E-2" table:style-name="ce7">
            <text:p>0.066696</text:p>
          </table:table-cell>
          <table:table-cell table:style-name="ce3"/>
          <table:table-cell table:number-columns-repeated="10" table:style-name="ce1"/>
          <table:table-cell table:number-columns-repeated="16369" table:style-name="ce3"/>
        </table:table-row>
        <table:table-row table:style-name="ro3">
          <table:table-cell office:value-type="float" office:value="3.16" table:style-name="ce1">
            <text:p>3.16</text:p>
          </table:table-cell>
          <table:table-cell office:value-type="float" office:value="-1.7788999999999999E-2" table:style-name="ce1">
            <text:p>-0.017789</text:p>
          </table:table-cell>
          <table:table-cell office:value-type="float" office:value="-5.8451999999999997E-2" table:style-name="ce7">
            <text:p>-0.058452</text:p>
          </table:table-cell>
          <table:table-cell office:value-type="float" office:value="6.9380999999999998E-2" table:style-name="ce7">
            <text:p>0.069381</text:p>
          </table:table-cell>
          <table:table-cell table:style-name="ce3"/>
          <table:table-cell table:number-columns-repeated="10" table:style-name="ce1"/>
          <table:table-cell table:number-columns-repeated="16369" table:style-name="ce3"/>
        </table:table-row>
        <table:table-row table:style-name="ro3">
          <table:table-cell office:value-type="float" office:value="3.18" table:style-name="ce1">
            <text:p>3.18</text:p>
          </table:table-cell>
          <table:table-cell office:value-type="float" office:value="-1.5755999999999999E-2" table:style-name="ce1">
            <text:p>-0.015756</text:p>
          </table:table-cell>
          <table:table-cell office:value-type="float" office:value="-5.0077000000000003E-2" table:style-name="ce7">
            <text:p>-0.050077</text:p>
          </table:table-cell>
          <table:table-cell office:value-type="float" office:value="7.1987999999999996E-2" table:style-name="ce7">
            <text:p>0.071988</text:p>
          </table:table-cell>
          <table:table-cell table:style-name="ce3"/>
          <table:table-cell table:number-columns-repeated="10" table:style-name="ce1"/>
          <table:table-cell table:number-columns-repeated="16369" table:style-name="ce3"/>
        </table:table-row>
        <table:table-row table:style-name="ro3">
          <table:table-cell office:value-type="float" office:value="3.2" table:style-name="ce1">
            <text:p>3.2</text:p>
          </table:table-cell>
          <table:table-cell office:value-type="float" office:value="-1.3624000000000001E-2" table:style-name="ce1">
            <text:p>-0.013624</text:p>
          </table:table-cell>
          <table:table-cell office:value-type="float" office:value="-4.1406999999999999E-2" table:style-name="ce7">
            <text:p>-0.041407</text:p>
          </table:table-cell>
          <table:table-cell office:value-type="float" office:value="7.4498999999999996E-2" table:style-name="ce7">
            <text:p>0.074499</text:p>
          </table:table-cell>
          <table:table-cell table:style-name="ce3"/>
          <table:table-cell table:number-columns-repeated="10" table:style-name="ce1"/>
          <table:table-cell table:number-columns-repeated="16369" table:style-name="ce3"/>
        </table:table-row>
        <table:table-row table:style-name="ro3">
          <table:table-cell office:value-type="float" office:value="3.22" table:style-name="ce1">
            <text:p>3.22</text:p>
          </table:table-cell>
          <table:table-cell office:value-type="float" office:value="-1.1388000000000001E-2" table:style-name="ce1">
            <text:p>-0.011388</text:p>
          </table:table-cell>
          <table:table-cell office:value-type="float" office:value="-3.245E-2" table:style-name="ce7">
            <text:p>-0.03245</text:p>
          </table:table-cell>
          <table:table-cell office:value-type="float" office:value="7.6891000000000001E-2" table:style-name="ce7">
            <text:p>0.076891</text:p>
          </table:table-cell>
          <table:table-cell table:style-name="ce3"/>
          <table:table-cell table:number-columns-repeated="10" table:style-name="ce1"/>
          <table:table-cell table:number-columns-repeated="16369" table:style-name="ce3"/>
        </table:table-row>
        <table:table-row table:style-name="ro3">
          <table:table-cell office:value-type="float" office:value="3.24" table:style-name="ce1">
            <text:p>3.24</text:p>
          </table:table-cell>
          <table:table-cell office:value-type="float" office:value="-9.0430000000000007E-3" table:style-name="ce1">
            <text:p>-0.009043</text:p>
          </table:table-cell>
          <table:table-cell office:value-type="float" office:value="-2.3217999999999999E-2" table:style-name="ce7">
            <text:p>-0.023218</text:p>
          </table:table-cell>
          <table:table-cell office:value-type="float" office:value="7.9139000000000001E-2" table:style-name="ce7">
            <text:p>0.079139</text:p>
          </table:table-cell>
          <table:table-cell table:style-name="ce3"/>
          <table:table-cell table:number-columns-repeated="10" table:style-name="ce1"/>
          <table:table-cell table:number-columns-repeated="16369" table:style-name="ce3"/>
        </table:table-row>
        <table:table-row table:style-name="ro3">
          <table:table-cell office:value-type="float" office:value="3.26" table:style-name="ce1">
            <text:p>3.26</text:p>
          </table:table-cell>
          <table:table-cell office:value-type="float" office:value="-6.587E-3" table:style-name="ce1">
            <text:p>-0.006587</text:p>
          </table:table-cell>
          <table:table-cell office:value-type="float" office:value="-1.3723000000000001E-2" table:style-name="ce7">
            <text:p>-0.013723</text:p>
          </table:table-cell>
          <table:table-cell office:value-type="float" office:value="8.1215999999999997E-2" table:style-name="ce7">
            <text:p>0.081216</text:p>
          </table:table-cell>
          <table:table-cell table:style-name="ce3"/>
          <table:table-cell table:number-columns-repeated="10" table:style-name="ce1"/>
          <table:table-cell table:number-columns-repeated="16369" table:style-name="ce3"/>
        </table:table-row>
        <table:table-row table:style-name="ro3">
          <table:table-cell office:value-type="float" office:value="3.28" table:style-name="ce1">
            <text:p>3.28</text:p>
          </table:table-cell>
          <table:table-cell office:value-type="float" office:value="-4.0200000000000001E-3" table:style-name="ce1">
            <text:p>-0.00402</text:p>
          </table:table-cell>
          <table:table-cell office:value-type="float" office:value="-3.9849999999999998E-3" table:style-name="ce7">
            <text:p>-0.003985</text:p>
          </table:table-cell>
          <table:table-cell office:value-type="float" office:value="8.3094000000000001E-2" table:style-name="ce7">
            <text:p>0.083094</text:p>
          </table:table-cell>
          <table:table-cell table:style-name="ce3"/>
          <table:table-cell table:number-columns-repeated="10" table:style-name="ce1"/>
          <table:table-cell table:number-columns-repeated="16369" table:style-name="ce3"/>
        </table:table-row>
        <table:table-row table:style-name="ro3">
          <table:table-cell office:value-type="float" office:value="3.3" table:style-name="ce1">
            <text:p>3.3</text:p>
          </table:table-cell>
          <table:table-cell office:value-type="float" office:value="-1.341E-3" table:style-name="ce1">
            <text:p>-0.001341</text:p>
          </table:table-cell>
          <table:table-cell office:value-type="float" office:value="5.9760000000000004E-3" table:style-name="ce7">
            <text:p>0.005976</text:p>
          </table:table-cell>
          <table:table-cell office:value-type="float" office:value="8.4740999999999997E-2" table:style-name="ce7">
            <text:p>0.084741</text:p>
          </table:table-cell>
          <table:table-cell table:style-name="ce3"/>
          <table:table-cell table:number-columns-repeated="10" table:style-name="ce1"/>
          <table:table-cell table:number-columns-repeated="16369" table:style-name="ce3"/>
        </table:table-row>
        <table:table-row table:style-name="ro3">
          <table:table-cell office:value-type="float" office:value="3.32" table:style-name="ce1">
            <text:p>3.32</text:p>
          </table:table-cell>
          <table:table-cell office:value-type="float" office:value="1.4469999999999999E-3" table:style-name="ce1">
            <text:p>0.001447</text:p>
          </table:table-cell>
          <table:table-cell office:value-type="float" office:value="1.6133000000000002E-2" table:style-name="ce7">
            <text:p>0.016133</text:p>
          </table:table-cell>
          <table:table-cell office:value-type="float" office:value="8.6124999999999993E-2" table:style-name="ce7">
            <text:p>0.086125</text:p>
          </table:table-cell>
          <table:table-cell table:style-name="ce3"/>
          <table:table-cell table:number-columns-repeated="10" table:style-name="ce1"/>
          <table:table-cell table:number-columns-repeated="16369" table:style-name="ce3"/>
        </table:table-row>
        <table:table-row table:style-name="ro3">
          <table:table-cell office:value-type="float" office:value="3.34" table:style-name="ce1">
            <text:p>3.34</text:p>
          </table:table-cell>
          <table:table-cell office:value-type="float" office:value="4.3369999999999997E-3" table:style-name="ce1">
            <text:p>0.004337</text:p>
          </table:table-cell>
          <table:table-cell office:value-type="float" office:value="2.6456E-2" table:style-name="ce7">
            <text:p>0.026456</text:p>
          </table:table-cell>
          <table:table-cell office:value-type="float" office:value="8.7214E-2" table:style-name="ce7">
            <text:p>0.087214</text:p>
          </table:table-cell>
          <table:table-cell table:style-name="ce3"/>
          <table:table-cell table:number-columns-repeated="10" table:style-name="ce1"/>
          <table:table-cell table:number-columns-repeated="16369" table:style-name="ce3"/>
        </table:table-row>
        <table:table-row table:style-name="ro3">
          <table:table-cell office:value-type="float" office:value="3.36" table:style-name="ce1">
            <text:p>3.36</text:p>
          </table:table-cell>
          <table:table-cell office:value-type="float" office:value="7.3229999999999996E-3" table:style-name="ce1">
            <text:p>0.007323</text:p>
          </table:table-cell>
          <table:table-cell office:value-type="float" office:value="3.6910999999999999E-2" table:style-name="ce7">
            <text:p>0.036911</text:p>
          </table:table-cell>
          <table:table-cell office:value-type="float" office:value="8.7973999999999997E-2" table:style-name="ce7">
            <text:p>0.087974</text:p>
          </table:table-cell>
          <table:table-cell table:style-name="ce3"/>
          <table:table-cell table:number-columns-repeated="10" table:style-name="ce1"/>
          <table:table-cell table:number-columns-repeated="16369" table:style-name="ce3"/>
        </table:table-row>
        <table:table-row table:style-name="ro3">
          <table:table-cell office:value-type="float" office:value="3.38" table:style-name="ce1">
            <text:p>3.38</text:p>
          </table:table-cell>
          <table:table-cell office:value-type="float" office:value="1.0396000000000001E-2" table:style-name="ce1">
            <text:p>0.010396</text:p>
          </table:table-cell>
          <table:table-cell office:value-type="float" office:value="4.7458E-2" table:style-name="ce7">
            <text:p>0.047458</text:p>
          </table:table-cell>
          <table:table-cell office:value-type="float" office:value="8.8374999999999995E-2" table:style-name="ce7">
            <text:p>0.088375</text:p>
          </table:table-cell>
          <table:table-cell table:style-name="ce3"/>
          <table:table-cell table:number-columns-repeated="10" table:style-name="ce1"/>
          <table:table-cell table:number-columns-repeated="16369" table:style-name="ce3"/>
        </table:table-row>
        <table:table-row table:style-name="ro3">
          <table:table-cell office:value-type="float" office:value="3.4" table:style-name="ce1">
            <text:p>3.4</text:p>
          </table:table-cell>
          <table:table-cell office:value-type="float" office:value="1.3542E-2" table:style-name="ce1">
            <text:p>0.013542</text:p>
          </table:table-cell>
          <table:table-cell office:value-type="float" office:value="5.8054000000000001E-2" table:style-name="ce7">
            <text:p>0.058054</text:p>
          </table:table-cell>
          <table:table-cell office:value-type="float" office:value="8.8385000000000005E-2" table:style-name="ce7">
            <text:p>0.088385</text:p>
          </table:table-cell>
          <table:table-cell table:style-name="ce3"/>
          <table:table-cell table:number-columns-repeated="10" table:style-name="ce1"/>
          <table:table-cell table:number-columns-repeated="16369" table:style-name="ce3"/>
        </table:table-row>
        <table:table-row table:style-name="ro3">
          <table:table-cell office:value-type="float" office:value="3.42" table:style-name="ce1">
            <text:p>3.42</text:p>
          </table:table-cell>
          <table:table-cell office:value-type="float" office:value="1.6746E-2" table:style-name="ce1">
            <text:p>0.016746</text:p>
          </table:table-cell>
          <table:table-cell office:value-type="float" office:value="6.8650000000000003E-2" table:style-name="ce7">
            <text:p>0.06865</text:p>
          </table:table-cell>
          <table:table-cell office:value-type="float" office:value="8.7974999999999998E-2" table:style-name="ce7">
            <text:p>0.087975</text:p>
          </table:table-cell>
          <table:table-cell table:style-name="ce3"/>
          <table:table-cell table:number-columns-repeated="10" table:style-name="ce1"/>
          <table:table-cell table:number-columns-repeated="16369" table:style-name="ce3"/>
        </table:table-row>
        <table:table-row table:style-name="ro3">
          <table:table-cell office:value-type="float" office:value="3.44" table:style-name="ce1">
            <text:p>3.44</text:p>
          </table:table-cell>
          <table:table-cell office:value-type="float" office:value="1.9993E-2" table:style-name="ce1">
            <text:p>0.019993</text:p>
          </table:table-cell>
          <table:table-cell office:value-type="float" office:value="7.9195000000000002E-2" table:style-name="ce7">
            <text:p>0.079195</text:p>
          </table:table-cell>
          <table:table-cell office:value-type="float" office:value="8.7119000000000002E-2" table:style-name="ce7">
            <text:p>0.087119</text:p>
          </table:table-cell>
          <table:table-cell table:style-name="ce3"/>
          <table:table-cell table:number-columns-repeated="10" table:style-name="ce1"/>
          <table:table-cell table:number-columns-repeated="16369" table:style-name="ce3"/>
        </table:table-row>
        <table:table-row table:style-name="ro3">
          <table:table-cell office:value-type="float" office:value="3.46" table:style-name="ce1">
            <text:p>3.46</text:p>
          </table:table-cell>
          <table:table-cell office:value-type="float" office:value="2.3262999999999999E-2" table:style-name="ce1">
            <text:p>0.023263</text:p>
          </table:table-cell>
          <table:table-cell office:value-type="float" office:value="8.9633000000000004E-2" table:style-name="ce7">
            <text:p>0.089633</text:p>
          </table:table-cell>
          <table:table-cell office:value-type="float" office:value="8.5794999999999996E-2" table:style-name="ce7">
            <text:p>0.085795</text:p>
          </table:table-cell>
          <table:table-cell table:style-name="ce3"/>
          <table:table-cell table:number-columns-repeated="10" table:style-name="ce1"/>
          <table:table-cell table:number-columns-repeated="16369" table:style-name="ce3"/>
        </table:table-row>
        <table:table-row table:style-name="ro3">
          <table:table-cell office:value-type="float" office:value="3.48" table:style-name="ce1">
            <text:p>3.48</text:p>
          </table:table-cell>
          <table:table-cell office:value-type="float" office:value="2.6533999999999999E-2" table:style-name="ce1">
            <text:p>0.026534</text:p>
          </table:table-cell>
          <table:table-cell office:value-type="float" office:value="9.9905999999999995E-2" table:style-name="ce7">
            <text:p>0.099906</text:p>
          </table:table-cell>
          <table:table-cell office:value-type="float" office:value="8.3982000000000001E-2" table:style-name="ce7">
            <text:p>0.083982</text:p>
          </table:table-cell>
          <table:table-cell table:style-name="ce3"/>
          <table:table-cell table:number-columns-repeated="10" table:style-name="ce1"/>
          <table:table-cell table:number-columns-repeated="16369" table:style-name="ce3"/>
        </table:table-row>
        <table:table-row table:style-name="ro3">
          <table:table-cell office:value-type="float" office:value="3.5" table:style-name="ce1">
            <text:p>3.5</text:p>
          </table:table-cell>
          <table:table-cell office:value-type="float" office:value="2.9784000000000001E-2" table:style-name="ce1">
            <text:p>0.029784</text:p>
          </table:table-cell>
          <table:table-cell office:value-type="float" office:value="0.10995199999999999" table:style-name="ce7">
            <text:p>0.109952</text:p>
          </table:table-cell>
          <table:table-cell office:value-type="float" office:value="8.1667000000000003E-2" table:style-name="ce7">
            <text:p>0.081667</text:p>
          </table:table-cell>
          <table:table-cell table:style-name="ce3"/>
          <table:table-cell table:number-columns-repeated="10" table:style-name="ce1"/>
          <table:table-cell table:number-columns-repeated="16369" table:style-name="ce3"/>
        </table:table-row>
        <table:table-row table:style-name="ro3">
          <table:table-cell office:value-type="float" office:value="3.52" table:style-name="ce1">
            <text:p>3.52</text:p>
          </table:table-cell>
          <table:table-cell office:value-type="float" office:value="3.2988999999999997E-2" table:style-name="ce1">
            <text:p>0.032989</text:p>
          </table:table-cell>
          <table:table-cell office:value-type="float" office:value="0.11970699999999999" table:style-name="ce7">
            <text:p>0.119707</text:p>
          </table:table-cell>
          <table:table-cell office:value-type="float" office:value="7.8838000000000005E-2" table:style-name="ce7">
            <text:p>0.078838</text:p>
          </table:table-cell>
          <table:table-cell table:style-name="ce3"/>
          <table:table-cell table:number-columns-repeated="10" table:style-name="ce1"/>
          <table:table-cell table:number-columns-repeated="16369" table:style-name="ce3"/>
        </table:table-row>
        <table:table-row table:style-name="ro3">
          <table:table-cell office:value-type="float" office:value="3.54" table:style-name="ce1">
            <text:p>3.54</text:p>
          </table:table-cell>
          <table:table-cell office:value-type="float" office:value="3.6121E-2" table:style-name="ce1">
            <text:p>0.036121</text:p>
          </table:table-cell>
          <table:table-cell office:value-type="float" office:value="0.129107" table:style-name="ce7">
            <text:p>0.129107</text:p>
          </table:table-cell>
          <table:table-cell office:value-type="float" office:value="7.5491000000000003E-2" table:style-name="ce7">
            <text:p>0.075491</text:p>
          </table:table-cell>
          <table:table-cell table:style-name="ce3"/>
          <table:table-cell table:number-columns-repeated="10" table:style-name="ce1"/>
          <table:table-cell table:number-columns-repeated="16369" table:style-name="ce3"/>
        </table:table-row>
        <table:table-row table:style-name="ro3">
          <table:table-cell office:value-type="float" office:value="3.56" table:style-name="ce1">
            <text:p>3.56</text:p>
          </table:table-cell>
          <table:table-cell office:value-type="float" office:value="3.9156000000000003E-2" table:style-name="ce1">
            <text:p>0.039156</text:p>
          </table:table-cell>
          <table:table-cell office:value-type="float" office:value="0.13808599999999999" table:style-name="ce7">
            <text:p>0.138086</text:p>
          </table:table-cell>
          <table:table-cell office:value-type="float" office:value="7.1626999999999996E-2" table:style-name="ce7">
            <text:p>0.071627</text:p>
          </table:table-cell>
          <table:table-cell table:style-name="ce3"/>
          <table:table-cell table:number-columns-repeated="10" table:style-name="ce1"/>
          <table:table-cell table:number-columns-repeated="16369" table:style-name="ce3"/>
        </table:table-row>
        <table:table-row table:style-name="ro3">
          <table:table-cell office:value-type="float" office:value="3.58" table:style-name="ce1">
            <text:p>3.58</text:p>
          </table:table-cell>
          <table:table-cell office:value-type="float" office:value="4.2065999999999999E-2" table:style-name="ce1">
            <text:p>0.042066</text:p>
          </table:table-cell>
          <table:table-cell office:value-type="float" office:value="0.14657800000000001" table:style-name="ce7">
            <text:p>0.146578</text:p>
          </table:table-cell>
          <table:table-cell office:value-type="float" office:value="6.7252000000000006E-2" table:style-name="ce7">
            <text:p>0.067252</text:p>
          </table:table-cell>
          <table:table-cell table:style-name="ce3"/>
          <table:table-cell table:number-columns-repeated="10" table:style-name="ce1"/>
          <table:table-cell table:number-columns-repeated="16369" table:style-name="ce3"/>
        </table:table-row>
        <table:table-row table:style-name="ro3">
          <table:table-cell office:value-type="float" office:value="3.6" table:style-name="ce1">
            <text:p>3.6</text:p>
          </table:table-cell>
          <table:table-cell office:value-type="float" office:value="4.4824000000000003E-2" table:style-name="ce1">
            <text:p>0.044824</text:p>
          </table:table-cell>
          <table:table-cell office:value-type="float" office:value="0.15451899999999999" table:style-name="ce7">
            <text:p>0.154519</text:p>
          </table:table-cell>
          <table:table-cell office:value-type="float" office:value="6.2378000000000003E-2" table:style-name="ce7">
            <text:p>0.062378</text:p>
          </table:table-cell>
          <table:table-cell table:style-name="ce3"/>
          <table:table-cell table:number-columns-repeated="10" table:style-name="ce1"/>
          <table:table-cell table:number-columns-repeated="16369" table:style-name="ce3"/>
        </table:table-row>
        <table:table-row table:style-name="ro3">
          <table:table-cell office:value-type="float" office:value="3.62" table:style-name="ce1">
            <text:p>3.62</text:p>
          </table:table-cell>
          <table:table-cell office:value-type="float" office:value="4.7403000000000001E-2" table:style-name="ce1">
            <text:p>0.047403</text:p>
          </table:table-cell>
          <table:table-cell office:value-type="float" office:value="0.16184599999999999" table:style-name="ce7">
            <text:p>0.161846</text:p>
          </table:table-cell>
          <table:table-cell office:value-type="float" office:value="5.7024999999999999E-2" table:style-name="ce7">
            <text:p>0.057025</text:p>
          </table:table-cell>
          <table:table-cell table:style-name="ce3"/>
          <table:table-cell table:number-columns-repeated="10" table:style-name="ce1"/>
          <table:table-cell table:number-columns-repeated="16369" table:style-name="ce3"/>
        </table:table-row>
        <table:table-row table:style-name="ro3">
          <table:table-cell office:value-type="float" office:value="3.64" table:style-name="ce1">
            <text:p>3.64</text:p>
          </table:table-cell>
          <table:table-cell office:value-type="float" office:value="4.9777000000000002E-2" table:style-name="ce1">
            <text:p>0.049777</text:p>
          </table:table-cell>
          <table:table-cell office:value-type="float" office:value="0.16849800000000001" table:style-name="ce7">
            <text:p>0.168498</text:p>
          </table:table-cell>
          <table:table-cell office:value-type="float" office:value="5.1214999999999997E-2" table:style-name="ce7">
            <text:p>0.051215</text:p>
          </table:table-cell>
          <table:table-cell table:style-name="ce3"/>
          <table:table-cell table:number-columns-repeated="10" table:style-name="ce1"/>
          <table:table-cell table:number-columns-repeated="16369" table:style-name="ce3"/>
        </table:table-row>
        <table:table-row table:style-name="ro3">
          <table:table-cell office:value-type="float" office:value="3.66" table:style-name="ce1">
            <text:p>3.66</text:p>
          </table:table-cell>
          <table:table-cell office:value-type="float" office:value="5.1921000000000002E-2" table:style-name="ce1">
            <text:p>0.051921</text:p>
          </table:table-cell>
          <table:table-cell office:value-type="float" office:value="0.17441799999999999" table:style-name="ce7">
            <text:p>0.174418</text:p>
          </table:table-cell>
          <table:table-cell office:value-type="float" office:value="4.4979999999999999E-2" table:style-name="ce7">
            <text:p>0.04498</text:p>
          </table:table-cell>
          <table:table-cell table:style-name="ce3"/>
          <table:table-cell table:number-columns-repeated="10" table:style-name="ce1"/>
          <table:table-cell table:number-columns-repeated="16369" table:style-name="ce3"/>
        </table:table-row>
        <table:table-row table:style-name="ro3">
          <table:table-cell office:value-type="float" office:value="3.68" table:style-name="ce1">
            <text:p>3.68</text:p>
          </table:table-cell>
          <table:table-cell office:value-type="float" office:value="5.3811999999999999E-2" table:style-name="ce1">
            <text:p>0.053812</text:p>
          </table:table-cell>
          <table:table-cell office:value-type="float" office:value="0.17955299999999999" table:style-name="ce7">
            <text:p>0.179553</text:p>
          </table:table-cell>
          <table:table-cell office:value-type="float" office:value="3.8355E-2" table:style-name="ce7">
            <text:p>0.038355</text:p>
          </table:table-cell>
          <table:table-cell table:style-name="ce3"/>
          <table:table-cell table:number-columns-repeated="10" table:style-name="ce1"/>
          <table:table-cell table:number-columns-repeated="16369" table:style-name="ce3"/>
        </table:table-row>
        <table:table-row table:style-name="ro3">
          <table:table-cell office:value-type="float" office:value="3.7" table:style-name="ce1">
            <text:p>3.7</text:p>
          </table:table-cell>
          <table:table-cell office:value-type="float" office:value="5.5428999999999999E-2" table:style-name="ce1">
            <text:p>0.055429</text:p>
          </table:table-cell>
          <table:table-cell office:value-type="float" office:value="0.18385499999999999" table:style-name="ce7">
            <text:p>0.183855</text:p>
          </table:table-cell>
          <table:table-cell office:value-type="float" office:value="3.1382E-2" table:style-name="ce7">
            <text:p>0.031382</text:p>
          </table:table-cell>
          <table:table-cell table:style-name="ce3"/>
          <table:table-cell table:number-columns-repeated="10" table:style-name="ce1"/>
          <table:table-cell table:number-columns-repeated="16369" table:style-name="ce3"/>
        </table:table-row>
        <table:table-row table:style-name="ro3">
          <table:table-cell office:value-type="float" office:value="3.72" table:style-name="ce1">
            <text:p>3.72</text:p>
          </table:table-cell>
          <table:table-cell office:value-type="float" office:value="5.6751999999999997E-2" table:style-name="ce1">
            <text:p>0.056752</text:p>
          </table:table-cell>
          <table:table-cell office:value-type="float" office:value="0.187282" table:style-name="ce7">
            <text:p>0.187282</text:p>
          </table:table-cell>
          <table:table-cell office:value-type="float" office:value="2.4107E-2" table:style-name="ce7">
            <text:p>0.024107</text:p>
          </table:table-cell>
          <table:table-cell table:style-name="ce3"/>
          <table:table-cell table:number-columns-repeated="10" table:style-name="ce1"/>
          <table:table-cell table:number-columns-repeated="16369" table:style-name="ce3"/>
        </table:table-row>
        <table:table-row table:style-name="ro3">
          <table:table-cell office:value-type="float" office:value="3.74" table:style-name="ce1">
            <text:p>3.74</text:p>
          </table:table-cell>
          <table:table-cell office:value-type="float" office:value="5.7764000000000003E-2" table:style-name="ce1">
            <text:p>0.057764</text:p>
          </table:table-cell>
          <table:table-cell office:value-type="float" office:value="0.18979599999999999" table:style-name="ce7">
            <text:p>0.189796</text:p>
          </table:table-cell>
          <table:table-cell office:value-type="float" office:value="1.6580000000000001E-2" table:style-name="ce7">
            <text:p>0.01658</text:p>
          </table:table-cell>
          <table:table-cell table:style-name="ce3"/>
          <table:table-cell table:number-columns-repeated="10" table:style-name="ce1"/>
          <table:table-cell table:number-columns-repeated="16369" table:style-name="ce3"/>
        </table:table-row>
        <table:table-row table:style-name="ro3">
          <table:table-cell office:value-type="float" office:value="3.76" table:style-name="ce1">
            <text:p>3.76</text:p>
          </table:table-cell>
          <table:table-cell office:value-type="float" office:value="5.8451999999999997E-2" table:style-name="ce1">
            <text:p>0.058452</text:p>
          </table:table-cell>
          <table:table-cell office:value-type="float" office:value="0.19136900000000001" table:style-name="ce7">
            <text:p>0.191369</text:p>
          </table:table-cell>
          <table:table-cell office:value-type="float" office:value="8.8570000000000003E-3" table:style-name="ce7">
            <text:p>0.008857</text:p>
          </table:table-cell>
          <table:table-cell table:style-name="ce3"/>
          <table:table-cell table:number-columns-repeated="10" table:style-name="ce1"/>
          <table:table-cell table:number-columns-repeated="16369" table:style-name="ce3"/>
        </table:table-row>
        <table:table-row table:style-name="ro3">
          <table:table-cell office:value-type="float" office:value="3.78" table:style-name="ce1">
            <text:p>3.78</text:p>
          </table:table-cell>
          <table:table-cell office:value-type="float" office:value="5.8805000000000003E-2" table:style-name="ce1">
            <text:p>0.058805</text:p>
          </table:table-cell>
          <table:table-cell office:value-type="float" office:value="0.19197900000000001" table:style-name="ce7">
            <text:p>0.191979</text:p>
          </table:table-cell>
          <table:table-cell office:value-type="float" office:value="9.9400000000000009E-4" table:style-name="ce7">
            <text:p>0.000994</text:p>
          </table:table-cell>
          <table:table-cell table:style-name="ce3"/>
          <table:table-cell table:number-columns-repeated="10" table:style-name="ce1"/>
          <table:table-cell table:number-columns-repeated="16369" table:style-name="ce3"/>
        </table:table-row>
        <table:table-row table:style-name="ro3">
          <table:table-cell office:value-type="float" office:value="3.8" table:style-name="ce1">
            <text:p>3.8</text:p>
          </table:table-cell>
          <table:table-cell office:value-type="float" office:value="5.8816E-2" table:style-name="ce1">
            <text:p>0.058816</text:p>
          </table:table-cell>
          <table:table-cell office:value-type="float" office:value="0.19161" table:style-name="ce7">
            <text:p>0.19161</text:p>
          </table:table-cell>
          <table:table-cell office:value-type="float" office:value="-6.9490000000000003E-3" table:style-name="ce7">
            <text:p>-0.006949</text:p>
          </table:table-cell>
          <table:table-cell table:style-name="ce3"/>
          <table:table-cell table:number-columns-repeated="10" table:style-name="ce1"/>
          <table:table-cell table:number-columns-repeated="16369" table:style-name="ce3"/>
        </table:table-row>
        <table:table-row table:style-name="ro3">
          <table:table-cell office:value-type="float" office:value="3.82" table:style-name="ce1">
            <text:p>3.82</text:p>
          </table:table-cell>
          <table:table-cell office:value-type="float" office:value="5.8479999999999997E-2" table:style-name="ce1">
            <text:p>0.05848</text:p>
          </table:table-cell>
          <table:table-cell office:value-type="float" office:value="0.19025600000000001" table:style-name="ce7">
            <text:p>0.190256</text:p>
          </table:table-cell>
          <table:table-cell office:value-type="float" office:value="-1.4907999999999999E-2" table:style-name="ce7">
            <text:p>-0.014908</text:p>
          </table:table-cell>
          <table:table-cell table:style-name="ce3"/>
          <table:table-cell table:number-columns-repeated="10" table:style-name="ce1"/>
          <table:table-cell table:number-columns-repeated="16369" table:style-name="ce3"/>
        </table:table-row>
        <table:table-row table:style-name="ro3">
          <table:table-cell office:value-type="float" office:value="3.84" table:style-name="ce1">
            <text:p>3.84</text:p>
          </table:table-cell>
          <table:table-cell office:value-type="float" office:value="5.7798000000000002E-2" table:style-name="ce1">
            <text:p>0.057798</text:p>
          </table:table-cell>
          <table:table-cell office:value-type="float" office:value="0.187919" table:style-name="ce7">
            <text:p>0.187919</text:p>
          </table:table-cell>
          <table:table-cell office:value-type="float" office:value="-2.2823E-2" table:style-name="ce7">
            <text:p>-0.022823</text:p>
          </table:table-cell>
          <table:table-cell table:style-name="ce3"/>
          <table:table-cell table:number-columns-repeated="10" table:style-name="ce1"/>
          <table:table-cell table:number-columns-repeated="16369" table:style-name="ce3"/>
        </table:table-row>
        <table:table-row table:style-name="ro3">
          <table:table-cell office:value-type="float" office:value="3.86" table:style-name="ce1">
            <text:p>3.86</text:p>
          </table:table-cell>
          <table:table-cell office:value-type="float" office:value="5.6772999999999997E-2" table:style-name="ce1">
            <text:p>0.056773</text:p>
          </table:table-cell>
          <table:table-cell office:value-type="float" office:value="0.18460799999999999" table:style-name="ce7">
            <text:p>0.184608</text:p>
          </table:table-cell>
          <table:table-cell office:value-type="float" office:value="-3.0627999999999999E-2" table:style-name="ce7">
            <text:p>-0.030628</text:p>
          </table:table-cell>
          <table:table-cell table:style-name="ce3"/>
          <table:table-cell table:number-columns-repeated="10" table:style-name="ce1"/>
          <table:table-cell table:number-columns-repeated="16369" table:style-name="ce3"/>
        </table:table-row>
        <table:table-row table:style-name="ro3">
          <table:table-cell office:value-type="float" office:value="3.88" table:style-name="ce1">
            <text:p>3.88</text:p>
          </table:table-cell>
          <table:table-cell office:value-type="float" office:value="5.5410000000000001E-2" table:style-name="ce1">
            <text:p>0.05541</text:p>
          </table:table-cell>
          <table:table-cell office:value-type="float" office:value="0.180342" table:style-name="ce7">
            <text:p>0.180342</text:p>
          </table:table-cell>
          <table:table-cell office:value-type="float" office:value="-3.8261999999999997E-2" table:style-name="ce7">
            <text:p>-0.038262</text:p>
          </table:table-cell>
          <table:table-cell table:style-name="ce3"/>
          <table:table-cell table:number-columns-repeated="10" table:style-name="ce1"/>
          <table:table-cell table:number-columns-repeated="16369" table:style-name="ce3"/>
        </table:table-row>
        <table:table-row table:style-name="ro3">
          <table:table-cell office:value-type="float" office:value="3.9" table:style-name="ce1">
            <text:p>3.9</text:p>
          </table:table-cell>
          <table:table-cell office:value-type="float" office:value="5.3720999999999998E-2" table:style-name="ce1">
            <text:p>0.053721</text:p>
          </table:table-cell>
          <table:table-cell office:value-type="float" office:value="0.175146" table:style-name="ce7">
            <text:p>0.175146</text:p>
          </table:table-cell>
          <table:table-cell office:value-type="float" office:value="-4.5664000000000003E-2" table:style-name="ce7">
            <text:p>-0.045664</text:p>
          </table:table-cell>
          <table:table-cell table:style-name="ce3"/>
          <table:table-cell table:number-columns-repeated="10" table:style-name="ce1"/>
          <table:table-cell table:number-columns-repeated="16369" table:style-name="ce3"/>
        </table:table-row>
        <table:table-row table:style-name="ro3">
          <table:table-cell office:value-type="float" office:value="3.92" table:style-name="ce1">
            <text:p>3.92</text:p>
          </table:table-cell>
          <table:table-cell office:value-type="float" office:value="5.1719000000000001E-2" table:style-name="ce1">
            <text:p>0.051719</text:p>
          </table:table-cell>
          <table:table-cell office:value-type="float" office:value="0.16905400000000001" table:style-name="ce7">
            <text:p>0.169054</text:p>
          </table:table-cell>
          <table:table-cell office:value-type="float" office:value="-5.2774000000000001E-2" table:style-name="ce7">
            <text:p>-0.052774</text:p>
          </table:table-cell>
          <table:table-cell table:style-name="ce3"/>
          <table:table-cell table:number-columns-repeated="10" table:style-name="ce1"/>
          <table:table-cell table:number-columns-repeated="16369" table:style-name="ce3"/>
        </table:table-row>
        <table:table-row table:style-name="ro3">
          <table:table-cell office:value-type="float" office:value="3.94" table:style-name="ce1">
            <text:p>3.94</text:p>
          </table:table-cell>
          <table:table-cell office:value-type="float" office:value="4.9418999999999998E-2" table:style-name="ce1">
            <text:p>0.049419</text:p>
          </table:table-cell>
          <table:table-cell office:value-type="float" office:value="0.162107" table:style-name="ce7">
            <text:p>0.162107</text:p>
          </table:table-cell>
          <table:table-cell office:value-type="float" office:value="-5.9537E-2" table:style-name="ce7">
            <text:p>-0.059537</text:p>
          </table:table-cell>
          <table:table-cell table:style-name="ce3"/>
          <table:table-cell table:number-columns-repeated="10" table:style-name="ce1"/>
          <table:table-cell table:number-columns-repeated="16369" table:style-name="ce3"/>
        </table:table-row>
        <table:table-row table:style-name="ro3">
          <table:table-cell office:value-type="float" office:value="3.96" table:style-name="ce1">
            <text:p>3.96</text:p>
          </table:table-cell>
          <table:table-cell office:value-type="float" office:value="4.6843000000000003E-2" table:style-name="ce1">
            <text:p>0.046843</text:p>
          </table:table-cell>
          <table:table-cell office:value-type="float" office:value="0.15435399999999999" table:style-name="ce7">
            <text:p>0.154354</text:p>
          </table:table-cell>
          <table:table-cell office:value-type="float" office:value="-6.5898999999999999E-2" table:style-name="ce7">
            <text:p>-0.065899</text:p>
          </table:table-cell>
          <table:table-cell table:style-name="ce3"/>
          <table:table-cell table:number-columns-repeated="10" table:style-name="ce1"/>
          <table:table-cell table:number-columns-repeated="16369" table:style-name="ce3"/>
        </table:table-row>
        <table:table-row table:style-name="ro3">
          <table:table-cell office:value-type="float" office:value="3.98" table:style-name="ce1">
            <text:p>3.98</text:p>
          </table:table-cell>
          <table:table-cell office:value-type="float" office:value="4.4010000000000001E-2" table:style-name="ce1">
            <text:p>0.04401</text:p>
          </table:table-cell>
          <table:table-cell office:value-type="float" office:value="0.14584900000000001" table:style-name="ce7">
            <text:p>0.145849</text:p>
          </table:table-cell>
          <table:table-cell office:value-type="float" office:value="-7.1811E-2" table:style-name="ce7">
            <text:p>-0.071811</text:p>
          </table:table-cell>
          <table:table-cell table:style-name="ce3"/>
          <table:table-cell table:number-columns-repeated="10" table:style-name="ce1"/>
          <table:table-cell table:number-columns-repeated="16369" table:style-name="ce3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float" office:value="4.0946999999999997E-2" table:style-name="ce1">
            <text:p>0.040947</text:p>
          </table:table-cell>
          <table:table-cell office:value-type="float" office:value="0.136653" table:style-name="ce7">
            <text:p>0.136653</text:p>
          </table:table-cell>
          <table:table-cell office:value-type="float" office:value="-7.7230999999999994E-2" table:style-name="ce7">
            <text:p>-0.077231</text:p>
          </table:table-cell>
          <table:table-cell table:style-name="ce3"/>
          <table:table-cell table:number-columns-repeated="10" table:style-name="ce1"/>
          <table:table-cell table:number-columns-repeated="16369" table:style-name="ce3"/>
        </table:table-row>
        <table:table-row table:style-name="ro3">
          <table:table-cell office:value-type="float" office:value="4.0199999999999996" table:style-name="ce1">
            <text:p>4.02</text:p>
          </table:table-cell>
          <table:table-cell office:value-type="float" office:value="3.7678000000000003E-2" table:style-name="ce1">
            <text:p>0.037678</text:p>
          </table:table-cell>
          <table:table-cell office:value-type="float" office:value="0.126831" table:style-name="ce7">
            <text:p>0.126831</text:p>
          </table:table-cell>
          <table:table-cell office:value-type="float" office:value="-8.2118999999999998E-2" table:style-name="ce7">
            <text:p>-0.082119</text:p>
          </table:table-cell>
          <table:table-cell table:style-name="ce3"/>
          <table:table-cell table:number-columns-repeated="10" table:style-name="ce1"/>
          <table:table-cell table:number-columns-repeated="16369" table:style-name="ce3"/>
        </table:table-row>
        <table:table-row table:style-name="ro3">
          <table:table-cell office:value-type="float" office:value="4.04" table:style-name="ce1">
            <text:p>4.04</text:p>
          </table:table-cell>
          <table:table-cell office:value-type="float" office:value="3.4233E-2" table:style-name="ce1">
            <text:p>0.034233</text:p>
          </table:table-cell>
          <table:table-cell office:value-type="float" office:value="0.116454" table:style-name="ce7">
            <text:p>0.116454</text:p>
          </table:table-cell>
          <table:table-cell office:value-type="float" office:value="-8.6443000000000006E-2" table:style-name="ce7">
            <text:p>-0.086443</text:p>
          </table:table-cell>
          <table:table-cell table:style-name="ce3"/>
          <table:table-cell table:number-columns-repeated="10" table:style-name="ce1"/>
          <table:table-cell table:number-columns-repeated="16369" table:style-name="ce3"/>
        </table:table-row>
        <table:table-row table:style-name="ro3">
          <table:table-cell office:value-type="float" office:value="4.0599999999999996" table:style-name="ce1">
            <text:p>4.06</text:p>
          </table:table-cell>
          <table:table-cell office:value-type="float" office:value="3.0639E-2" table:style-name="ce1">
            <text:p>0.030639</text:p>
          </table:table-cell>
          <table:table-cell office:value-type="float" office:value="0.10559499999999999" table:style-name="ce7">
            <text:p>0.105595</text:p>
          </table:table-cell>
          <table:table-cell office:value-type="float" office:value="-9.0174000000000004E-2" table:style-name="ce7">
            <text:p>-0.090174</text:p>
          </table:table-cell>
          <table:table-cell table:style-name="ce3"/>
          <table:table-cell table:number-columns-repeated="10" table:style-name="ce1"/>
          <table:table-cell table:number-columns-repeated="16369" table:style-name="ce3"/>
        </table:table-row>
        <table:table-row table:style-name="ro3">
          <table:table-cell office:value-type="float" office:value="4.08" table:style-name="ce1">
            <text:p>4.08</text:p>
          </table:table-cell>
          <table:table-cell office:value-type="float" office:value="2.6928000000000001E-2" table:style-name="ce1">
            <text:p>0.026928</text:p>
          </table:table-cell>
          <table:table-cell office:value-type="float" office:value="9.4330999999999998E-2" table:style-name="ce7">
            <text:p>0.094331</text:p>
          </table:table-cell>
          <table:table-cell office:value-type="float" office:value="-9.3292E-2" table:style-name="ce7">
            <text:p>-0.093292</text:p>
          </table:table-cell>
          <table:table-cell table:style-name="ce3"/>
          <table:table-cell table:number-columns-repeated="10" table:style-name="ce1"/>
          <table:table-cell table:number-columns-repeated="16369" table:style-name="ce3"/>
        </table:table-row>
        <table:table-row table:style-name="ro3">
          <table:table-cell office:value-type="float" office:value="4.0999999999999996" table:style-name="ce1">
            <text:p>4.1</text:p>
          </table:table-cell>
          <table:table-cell office:value-type="float" office:value="2.3127999999999999E-2" table:style-name="ce1">
            <text:p>0.023128</text:p>
          </table:table-cell>
          <table:table-cell office:value-type="float" office:value="8.2740999999999995E-2" table:style-name="ce7">
            <text:p>0.082741</text:p>
          </table:table-cell>
          <table:table-cell office:value-type="float" office:value="-9.5782999999999993E-2" table:style-name="ce7">
            <text:p>-0.095783</text:p>
          </table:table-cell>
          <table:table-cell table:style-name="ce3"/>
          <table:table-cell table:number-columns-repeated="10" table:style-name="ce1"/>
          <table:table-cell table:number-columns-repeated="16369" table:style-name="ce3"/>
        </table:table-row>
        <table:table-row table:style-name="ro3">
          <table:table-cell office:value-type="float" office:value="4.12" table:style-name="ce1">
            <text:p>4.12</text:p>
          </table:table-cell>
          <table:table-cell office:value-type="float" office:value="1.9271E-2" table:style-name="ce1">
            <text:p>0.019271</text:p>
          </table:table-cell>
          <table:table-cell office:value-type="float" office:value="7.0903999999999995E-2" table:style-name="ce7">
            <text:p>0.070904</text:p>
          </table:table-cell>
          <table:table-cell office:value-type="float" office:value="-9.7638000000000003E-2" table:style-name="ce7">
            <text:p>-0.097638</text:p>
          </table:table-cell>
          <table:table-cell table:style-name="ce3"/>
          <table:table-cell table:number-columns-repeated="10" table:style-name="ce1"/>
          <table:table-cell table:number-columns-repeated="16369" table:style-name="ce3"/>
        </table:table-row>
        <table:table-row table:style-name="ro3">
          <table:table-cell office:value-type="float" office:value="4.1399999999999997" table:style-name="ce1">
            <text:p>4.14</text:p>
          </table:table-cell>
          <table:table-cell office:value-type="float" office:value="1.5387E-2" table:style-name="ce1">
            <text:p>0.015387</text:p>
          </table:table-cell>
          <table:table-cell office:value-type="float" office:value="5.8900000000000001E-2" table:style-name="ce7">
            <text:p>0.0589</text:p>
          </table:table-cell>
          <table:table-cell office:value-type="float" office:value="-9.8853999999999997E-2" table:style-name="ce7">
            <text:p>-0.098854</text:p>
          </table:table-cell>
          <table:table-cell table:style-name="ce3"/>
          <table:table-cell table:number-columns-repeated="10" table:style-name="ce1"/>
          <table:table-cell table:number-columns-repeated="16369" table:style-name="ce3"/>
        </table:table-row>
        <table:table-row table:style-name="ro3">
          <table:table-cell office:value-type="float" office:value="4.16" table:style-name="ce1">
            <text:p>4.16</text:p>
          </table:table-cell>
          <table:table-cell office:value-type="float" office:value="1.1504E-2" table:style-name="ce1">
            <text:p>0.011504</text:p>
          </table:table-cell>
          <table:table-cell office:value-type="float" office:value="4.6809000000000003E-2" table:style-name="ce7">
            <text:p>0.046809</text:p>
          </table:table-cell>
          <table:table-cell office:value-type="float" office:value="-9.9436999999999998E-2" table:style-name="ce7">
            <text:p>-0.099437</text:p>
          </table:table-cell>
          <table:table-cell table:style-name="ce3"/>
          <table:table-cell table:number-columns-repeated="10" table:style-name="ce1"/>
          <table:table-cell table:number-columns-repeated="16369" table:style-name="ce3"/>
        </table:table-row>
        <table:table-row table:style-name="ro3">
          <table:table-cell office:value-type="float" office:value="4.18" table:style-name="ce1">
            <text:p>4.18</text:p>
          </table:table-cell>
          <table:table-cell office:value-type="float" office:value="7.6519999999999999E-3" table:style-name="ce1">
            <text:p>0.007652</text:p>
          </table:table-cell>
          <table:table-cell office:value-type="float" office:value="3.4708999999999997E-2" table:style-name="ce7">
            <text:p>0.034709</text:p>
          </table:table-cell>
          <table:table-cell office:value-type="float" office:value="-9.9395999999999998E-2" table:style-name="ce7">
            <text:p>-0.099396</text:p>
          </table:table-cell>
          <table:table-cell table:style-name="ce3"/>
          <table:table-cell table:number-columns-repeated="10" table:style-name="ce1"/>
          <table:table-cell table:number-columns-repeated="16369" table:style-name="ce3"/>
        </table:table-row>
        <table:table-row table:style-name="ro3">
          <table:table-cell office:value-type="float" office:value="4.2" table:style-name="ce1">
            <text:p>4.2</text:p>
          </table:table-cell>
          <table:table-cell office:value-type="float" office:value="3.8560000000000001E-3" table:style-name="ce1">
            <text:p>0.003856</text:p>
          </table:table-cell>
          <table:table-cell office:value-type="float" office:value="2.2676000000000002E-2" table:style-name="ce7">
            <text:p>0.022676</text:p>
          </table:table-cell>
          <table:table-cell office:value-type="float" office:value="-9.8747000000000001E-2" table:style-name="ce7">
            <text:p>-0.098747</text:p>
          </table:table-cell>
          <table:table-cell table:style-name="ce3"/>
          <table:table-cell table:number-columns-repeated="10" table:style-name="ce1"/>
          <table:table-cell table:number-columns-repeated="16369" table:style-name="ce3"/>
        </table:table-row>
        <table:table-row table:style-name="ro3">
          <table:table-cell office:value-type="float" office:value="4.22" table:style-name="ce1">
            <text:p>4.22</text:p>
          </table:table-cell>
          <table:table-cell office:value-type="float" office:value="1.4300000000000001E-4" table:style-name="ce1">
            <text:p>0.000143</text:p>
          </table:table-cell>
          <table:table-cell office:value-type="float" office:value="1.0784E-2" table:style-name="ce7">
            <text:p>0.010784</text:p>
          </table:table-cell>
          <table:table-cell office:value-type="float" office:value="-9.7511E-2" table:style-name="ce7">
            <text:p>-0.097511</text:p>
          </table:table-cell>
          <table:table-cell table:style-name="ce3"/>
          <table:table-cell table:number-columns-repeated="10" table:style-name="ce1"/>
          <table:table-cell table:number-columns-repeated="16369" table:style-name="ce3"/>
        </table:table-row>
        <table:table-row table:style-name="ro3">
          <table:table-cell office:value-type="float" office:value="4.24" table:style-name="ce1">
            <text:p>4.24</text:p>
          </table:table-cell>
          <table:table-cell office:value-type="float" office:value="-3.4640000000000001E-3" table:style-name="ce1">
            <text:p>-0.003464</text:p>
          </table:table-cell>
          <table:table-cell office:value-type="float" office:value="-8.9700000000000001E-4" table:style-name="ce7">
            <text:p>-0.000897</text:p>
          </table:table-cell>
          <table:table-cell office:value-type="float" office:value="-9.5713999999999994E-2" table:style-name="ce7">
            <text:p>-0.095714</text:p>
          </table:table-cell>
          <table:table-cell table:style-name="ce3"/>
          <table:table-cell table:number-columns-repeated="10" table:style-name="ce1"/>
          <table:table-cell table:number-columns-repeated="16369" table:style-name="ce3"/>
        </table:table-row>
        <table:table-row table:style-name="ro3">
          <table:table-cell office:value-type="float" office:value="4.26" table:style-name="ce1">
            <text:p>4.26</text:p>
          </table:table-cell>
          <table:table-cell office:value-type="float" office:value="-6.9439999999999997E-3" table:style-name="ce1">
            <text:p>-0.006944</text:p>
          </table:table-cell>
          <table:table-cell office:value-type="float" office:value="-1.2300999999999999E-2" table:style-name="ce7">
            <text:p>-0.012301</text:p>
          </table:table-cell>
          <table:table-cell office:value-type="float" office:value="-9.3387999999999999E-2" table:style-name="ce7">
            <text:p>-0.093388</text:p>
          </table:table-cell>
          <table:table-cell table:style-name="ce3"/>
          <table:table-cell table:number-columns-repeated="10" table:style-name="ce1"/>
          <table:table-cell table:number-columns-repeated="16369" table:style-name="ce3"/>
        </table:table-row>
        <table:table-row table:style-name="ro3">
          <table:table-cell office:value-type="float" office:value="4.28" table:style-name="ce1">
            <text:p>4.28</text:p>
          </table:table-cell>
          <table:table-cell office:value-type="float" office:value="-1.0277E-2" table:style-name="ce1">
            <text:p>-0.010277</text:p>
          </table:table-cell>
          <table:table-cell office:value-type="float" office:value="-2.3366999999999999E-2" table:style-name="ce7">
            <text:p>-0.023367</text:p>
          </table:table-cell>
          <table:table-cell office:value-type="float" office:value="-9.0565999999999994E-2" table:style-name="ce7">
            <text:p>-0.090566</text:p>
          </table:table-cell>
          <table:table-cell table:style-name="ce3"/>
          <table:table-cell table:number-columns-repeated="10" table:style-name="ce1"/>
          <table:table-cell table:number-columns-repeated="16369" table:style-name="ce3"/>
        </table:table-row>
        <table:table-row table:style-name="ro3">
          <table:table-cell office:value-type="float" office:value="4.3" table:style-name="ce1">
            <text:p>4.3</text:p>
          </table:table-cell>
          <table:table-cell office:value-type="float" office:value="-1.3448E-2" table:style-name="ce1">
            <text:p>-0.013448</text:p>
          </table:table-cell>
          <table:table-cell office:value-type="float" office:value="-3.4036999999999998E-2" table:style-name="ce7">
            <text:p>-0.034037</text:p>
          </table:table-cell>
          <table:table-cell office:value-type="float" office:value="-8.7288000000000004E-2" table:style-name="ce7">
            <text:p>-0.087288</text:p>
          </table:table-cell>
          <table:table-cell table:style-name="ce3"/>
          <table:table-cell table:number-columns-repeated="10" table:style-name="ce1"/>
          <table:table-cell table:number-columns-repeated="16369" table:style-name="ce3"/>
        </table:table-row>
        <table:table-row table:style-name="ro3">
          <table:table-cell office:value-type="float" office:value="4.32" table:style-name="ce1">
            <text:p>4.32</text:p>
          </table:table-cell>
          <table:table-cell office:value-type="float" office:value="-1.644E-2" table:style-name="ce1">
            <text:p>-0.01644</text:p>
          </table:table-cell>
          <table:table-cell office:value-type="float" office:value="-4.4260000000000001E-2" table:style-name="ce7">
            <text:p>-0.04426</text:p>
          </table:table-cell>
          <table:table-cell office:value-type="float" office:value="-8.3595000000000003E-2" table:style-name="ce7">
            <text:p>-0.083595</text:p>
          </table:table-cell>
          <table:table-cell table:style-name="ce3"/>
          <table:table-cell table:number-columns-repeated="10" table:style-name="ce1"/>
          <table:table-cell table:number-columns-repeated="16369" table:style-name="ce3"/>
        </table:table-row>
        <table:table-row table:style-name="ro3">
          <table:table-cell office:value-type="float" office:value="4.34" table:style-name="ce1">
            <text:p>4.34</text:p>
          </table:table-cell>
          <table:table-cell office:value-type="float" office:value="-1.9241999999999999E-2" table:style-name="ce1">
            <text:p>-0.019242</text:p>
          </table:table-cell>
          <table:table-cell office:value-type="float" office:value="-5.3990000000000003E-2" table:style-name="ce7">
            <text:p>-0.05399</text:p>
          </table:table-cell>
          <table:table-cell office:value-type="float" office:value="-7.9529000000000002E-2" table:style-name="ce7">
            <text:p>-0.079529</text:p>
          </table:table-cell>
          <table:table-cell table:style-name="ce3"/>
          <table:table-cell table:number-columns-repeated="10" table:style-name="ce1"/>
          <table:table-cell table:number-columns-repeated="16369" table:style-name="ce3"/>
        </table:table-row>
        <table:table-row table:style-name="ro3">
          <table:table-cell office:value-type="float" office:value="4.3600000000000003" table:style-name="ce1">
            <text:p>4.36</text:p>
          </table:table-cell>
          <table:table-cell office:value-type="float" office:value="-2.1843999999999999E-2" table:style-name="ce1">
            <text:p>-0.021844</text:p>
          </table:table-cell>
          <table:table-cell office:value-type="float" office:value="-6.3186999999999993E-2" table:style-name="ce7">
            <text:p>-0.063187</text:p>
          </table:table-cell>
          <table:table-cell office:value-type="float" office:value="-7.5136999999999995E-2" table:style-name="ce7">
            <text:p>-0.075137</text:p>
          </table:table-cell>
          <table:table-cell table:style-name="ce3"/>
          <table:table-cell table:number-columns-repeated="10" table:style-name="ce1"/>
          <table:table-cell table:number-columns-repeated="16369" table:style-name="ce3"/>
        </table:table-row>
        <table:table-row table:style-name="ro3">
          <table:table-cell office:value-type="float" office:value="4.38" table:style-name="ce1">
            <text:p>4.38</text:p>
          </table:table-cell>
          <table:table-cell office:value-type="float" office:value="-2.4239E-2" table:style-name="ce1">
            <text:p>-0.024239</text:p>
          </table:table-cell>
          <table:table-cell office:value-type="float" office:value="-7.1815000000000004E-2" table:style-name="ce7">
            <text:p>-0.071815</text:p>
          </table:table-cell>
          <table:table-cell office:value-type="float" office:value="-7.0466000000000001E-2" table:style-name="ce7">
            <text:p>-0.070466</text:p>
          </table:table-cell>
          <table:table-cell table:style-name="ce3"/>
          <table:table-cell table:number-columns-repeated="10" table:style-name="ce1"/>
          <table:table-cell table:number-columns-repeated="16369" table:style-name="ce3"/>
        </table:table-row>
        <table:table-row table:style-name="ro3">
          <table:table-cell office:value-type="float" office:value="4.4000000000000004" table:style-name="ce1">
            <text:p>4.4</text:p>
          </table:table-cell>
          <table:table-cell office:value-type="float" office:value="-2.6422000000000001E-2" table:style-name="ce1">
            <text:p>-0.026422</text:p>
          </table:table-cell>
          <table:table-cell office:value-type="float" office:value="-7.9848000000000002E-2" table:style-name="ce7">
            <text:p>-0.079848</text:p>
          </table:table-cell>
          <table:table-cell office:value-type="float" office:value="-6.5562999999999996E-2" table:style-name="ce7">
            <text:p>-0.065563</text:p>
          </table:table-cell>
          <table:table-cell table:style-name="ce3"/>
          <table:table-cell table:number-columns-repeated="10" table:style-name="ce1"/>
          <table:table-cell table:number-columns-repeated="16369" table:style-name="ce3"/>
        </table:table-row>
        <table:table-row table:style-name="ro3">
          <table:table-cell office:value-type="float" office:value="4.42" table:style-name="ce1">
            <text:p>4.42</text:p>
          </table:table-cell>
          <table:table-cell office:value-type="float" office:value="-2.8389000000000001E-2" table:style-name="ce1">
            <text:p>-0.028389</text:p>
          </table:table-cell>
          <table:table-cell office:value-type="float" office:value="-8.7261000000000005E-2" table:style-name="ce7">
            <text:p>-0.087261</text:p>
          </table:table-cell>
          <table:table-cell office:value-type="float" office:value="-6.0477000000000003E-2" table:style-name="ce7">
            <text:p>-0.060477</text:p>
          </table:table-cell>
          <table:table-cell table:style-name="ce3"/>
          <table:table-cell table:number-columns-repeated="10" table:style-name="ce1"/>
          <table:table-cell table:number-columns-repeated="16369" table:style-name="ce3"/>
        </table:table-row>
        <table:table-row table:style-name="ro3">
          <table:table-cell office:value-type="float" office:value="4.4400000000000004" table:style-name="ce1">
            <text:p>4.44</text:p>
          </table:table-cell>
          <table:table-cell office:value-type="float" office:value="-3.0141000000000001E-2" table:style-name="ce1">
            <text:p>-0.030141</text:p>
          </table:table-cell>
          <table:table-cell office:value-type="float" office:value="-9.4037999999999997E-2" table:style-name="ce7">
            <text:p>-0.094038</text:p>
          </table:table-cell>
          <table:table-cell office:value-type="float" office:value="-5.5253999999999998E-2" table:style-name="ce7">
            <text:p>-0.055254</text:p>
          </table:table-cell>
          <table:table-cell table:style-name="ce3"/>
          <table:table-cell table:number-columns-repeated="10" table:style-name="ce1"/>
          <table:table-cell table:number-columns-repeated="16369" table:style-name="ce3"/>
        </table:table-row>
        <table:table-row table:style-name="ro3">
          <table:table-cell office:value-type="float" office:value="4.46" table:style-name="ce1">
            <text:p>4.46</text:p>
          </table:table-cell>
          <table:table-cell office:value-type="float" office:value="-3.1676999999999997E-2" table:style-name="ce1">
            <text:p>-0.031677</text:p>
          </table:table-cell>
          <table:table-cell office:value-type="float" office:value="-0.10016799999999999" table:style-name="ce7">
            <text:p>-0.100168</text:p>
          </table:table-cell>
          <table:table-cell office:value-type="float" office:value="-4.9940999999999999E-2" table:style-name="ce7">
            <text:p>-0.049941</text:p>
          </table:table-cell>
          <table:table-cell table:style-name="ce3"/>
          <table:table-cell table:number-columns-repeated="10" table:style-name="ce1"/>
          <table:table-cell table:number-columns-repeated="16369" table:style-name="ce3"/>
        </table:table-row>
        <table:table-row table:style-name="ro3">
          <table:table-cell office:value-type="float" office:value="4.4800000000000004" table:style-name="ce1">
            <text:p>4.48</text:p>
          </table:table-cell>
          <table:table-cell office:value-type="float" office:value="-3.3001000000000003E-2" table:style-name="ce1">
            <text:p>-0.033001</text:p>
          </table:table-cell>
          <table:table-cell office:value-type="float" office:value="-0.105646" table:style-name="ce7">
            <text:p>-0.105646</text:p>
          </table:table-cell>
          <table:table-cell office:value-type="float" office:value="-4.4586000000000001E-2" table:style-name="ce7">
            <text:p>-0.044586</text:p>
          </table:table-cell>
          <table:table-cell table:style-name="ce3"/>
          <table:table-cell table:number-columns-repeated="10" table:style-name="ce1"/>
          <table:table-cell table:number-columns-repeated="16369" table:style-name="ce3"/>
        </table:table-row>
        <table:table-row table:style-name="ro3">
          <table:table-cell office:value-type="float" office:value="4.5" table:style-name="ce1">
            <text:p>4.5</text:p>
          </table:table-cell>
          <table:table-cell office:value-type="float" office:value="-3.4117000000000001E-2" table:style-name="ce1">
            <text:p>-0.034117</text:p>
          </table:table-cell>
          <table:table-cell office:value-type="float" office:value="-0.110469" table:style-name="ce7">
            <text:p>-0.110469</text:p>
          </table:table-cell>
          <table:table-cell office:value-type="float" office:value="-3.9231000000000002E-2" table:style-name="ce7">
            <text:p>-0.039231</text:p>
          </table:table-cell>
          <table:table-cell table:style-name="ce3"/>
          <table:table-cell table:number-columns-repeated="10" table:style-name="ce1"/>
          <table:table-cell table:number-columns-repeated="16369" table:style-name="ce3"/>
        </table:table-row>
        <table:table-row table:style-name="ro3">
          <table:table-cell office:value-type="float" office:value="4.5199999999999996" table:style-name="ce1">
            <text:p>4.52</text:p>
          </table:table-cell>
          <table:table-cell office:value-type="float" office:value="-3.5029999999999999E-2" table:style-name="ce1">
            <text:p>-0.03503</text:p>
          </table:table-cell>
          <table:table-cell office:value-type="float" office:value="-0.114645" table:style-name="ce7">
            <text:p>-0.114645</text:p>
          </table:table-cell>
          <table:table-cell office:value-type="float" office:value="-3.3919999999999999E-2" table:style-name="ce7">
            <text:p>-0.03392</text:p>
          </table:table-cell>
          <table:table-cell table:style-name="ce3"/>
          <table:table-cell table:number-columns-repeated="10" table:style-name="ce1"/>
          <table:table-cell table:number-columns-repeated="16369" table:style-name="ce3"/>
        </table:table-row>
        <table:table-row table:style-name="ro3">
          <table:table-cell office:value-type="float" office:value="4.54" table:style-name="ce1">
            <text:p>4.54</text:p>
          </table:table-cell>
          <table:table-cell office:value-type="float" office:value="-3.5747000000000001E-2" table:style-name="ce1">
            <text:p>-0.035747</text:p>
          </table:table-cell>
          <table:table-cell office:value-type="float" office:value="-0.11818099999999999" table:style-name="ce7">
            <text:p>-0.118181</text:p>
          </table:table-cell>
          <table:table-cell office:value-type="float" office:value="-2.8693E-2" table:style-name="ce7">
            <text:p>-0.028693</text:p>
          </table:table-cell>
          <table:table-cell table:style-name="ce3"/>
          <table:table-cell table:number-columns-repeated="10" table:style-name="ce1"/>
          <table:table-cell table:number-columns-repeated="16369" table:style-name="ce3"/>
        </table:table-row>
        <table:table-row table:style-name="ro3">
          <table:table-cell office:value-type="float" office:value="4.5599999999999996" table:style-name="ce1">
            <text:p>4.56</text:p>
          </table:table-cell>
          <table:table-cell office:value-type="float" office:value="-3.6276999999999997E-2" table:style-name="ce1">
            <text:p>-0.036277</text:p>
          </table:table-cell>
          <table:table-cell office:value-type="float" office:value="-0.121091" table:style-name="ce7">
            <text:p>-0.121091</text:p>
          </table:table-cell>
          <table:table-cell office:value-type="float" office:value="-2.3587E-2" table:style-name="ce7">
            <text:p>-0.023587</text:p>
          </table:table-cell>
          <table:table-cell table:style-name="ce3"/>
          <table:table-cell table:number-columns-repeated="10" table:style-name="ce1"/>
          <table:table-cell table:number-columns-repeated="16369" table:style-name="ce3"/>
        </table:table-row>
        <table:table-row table:style-name="ro3">
          <table:table-cell office:value-type="float" office:value="4.58" table:style-name="ce1">
            <text:p>4.58</text:p>
          </table:table-cell>
          <table:table-cell office:value-type="float" office:value="-3.6627E-2" table:style-name="ce1">
            <text:p>-0.036627</text:p>
          </table:table-cell>
          <table:table-cell office:value-type="float" office:value="-0.123393" table:style-name="ce7">
            <text:p>-0.123393</text:p>
          </table:table-cell>
          <table:table-cell office:value-type="float" office:value="-1.8638999999999999E-2" table:style-name="ce7">
            <text:p>-0.018639</text:p>
          </table:table-cell>
          <table:table-cell table:style-name="ce3"/>
          <table:table-cell table:number-columns-repeated="10" table:style-name="ce1"/>
          <table:table-cell table:number-columns-repeated="16369" table:style-name="ce3"/>
        </table:table-row>
        <table:table-row table:style-name="ro3">
          <table:table-cell office:value-type="float" office:value="4.5999999999999996" table:style-name="ce1">
            <text:p>4.6</text:p>
          </table:table-cell>
          <table:table-cell office:value-type="float" office:value="-3.6806999999999999E-2" table:style-name="ce1">
            <text:p>-0.036807</text:p>
          </table:table-cell>
          <table:table-cell office:value-type="float" office:value="-0.125109" table:style-name="ce7">
            <text:p>-0.125109</text:p>
          </table:table-cell>
          <table:table-cell office:value-type="float" office:value="-1.388E-2" table:style-name="ce7">
            <text:p>-0.01388</text:p>
          </table:table-cell>
          <table:table-cell table:style-name="ce3"/>
          <table:table-cell table:number-columns-repeated="10" table:style-name="ce1"/>
          <table:table-cell table:number-columns-repeated="16369" table:style-name="ce3"/>
        </table:table-row>
        <table:table-row table:style-name="ro3">
          <table:table-cell office:value-type="float" office:value="4.62" table:style-name="ce1">
            <text:p>4.62</text:p>
          </table:table-cell>
          <table:table-cell office:value-type="float" office:value="-3.6826999999999999E-2" table:style-name="ce1">
            <text:p>-0.036827</text:p>
          </table:table-cell>
          <table:table-cell office:value-type="float" office:value="-0.12626299999999999" table:style-name="ce7">
            <text:p>-0.126263</text:p>
          </table:table-cell>
          <table:table-cell office:value-type="float" office:value="-9.3410000000000003E-3" table:style-name="ce7">
            <text:p>-0.009341</text:p>
          </table:table-cell>
          <table:table-cell table:style-name="ce3"/>
          <table:table-cell table:number-columns-repeated="10" table:style-name="ce1"/>
          <table:table-cell table:number-columns-repeated="16369" table:style-name="ce3"/>
        </table:table-row>
        <table:table-row table:style-name="ro3">
          <table:table-cell office:value-type="float" office:value="4.6399999999999997" table:style-name="ce1">
            <text:p>4.64</text:p>
          </table:table-cell>
          <table:table-cell office:value-type="float" office:value="-3.6697E-2" table:style-name="ce1">
            <text:p>-0.036697</text:p>
          </table:table-cell>
          <table:table-cell office:value-type="float" office:value="-0.126884" table:style-name="ce7">
            <text:p>-0.126884</text:p>
          </table:table-cell>
          <table:table-cell office:value-type="float" office:value="-5.0470000000000003E-3" table:style-name="ce7">
            <text:p>-0.005047</text:p>
          </table:table-cell>
          <table:table-cell table:style-name="ce3"/>
          <table:table-cell table:number-columns-repeated="10" table:style-name="ce1"/>
          <table:table-cell table:number-columns-repeated="16369" table:style-name="ce3"/>
        </table:table-row>
        <table:table-row table:style-name="ro3">
          <table:table-cell office:value-type="float" office:value="4.66" table:style-name="ce1">
            <text:p>4.66</text:p>
          </table:table-cell>
          <table:table-cell office:value-type="float" office:value="-3.6427000000000001E-2" table:style-name="ce1">
            <text:p>-0.036427</text:p>
          </table:table-cell>
          <table:table-cell office:value-type="float" office:value="-0.127002" table:style-name="ce7">
            <text:p>-0.127002</text:p>
          </table:table-cell>
          <table:table-cell office:value-type="float" office:value="-1.023E-3" table:style-name="ce7">
            <text:p>-0.001023</text:p>
          </table:table-cell>
          <table:table-cell table:style-name="ce3"/>
          <table:table-cell table:number-columns-repeated="10" table:style-name="ce1"/>
          <table:table-cell table:number-columns-repeated="16369" table:style-name="ce3"/>
        </table:table-row>
        <table:table-row table:style-name="ro3">
          <table:table-cell office:value-type="float" office:value="4.68" table:style-name="ce1">
            <text:p>4.68</text:p>
          </table:table-cell>
          <table:table-cell office:value-type="float" office:value="-3.6028999999999999E-2" table:style-name="ce1">
            <text:p>-0.036029</text:p>
          </table:table-cell>
          <table:table-cell office:value-type="float" office:value="-0.12664900000000001" table:style-name="ce7">
            <text:p>-0.126649</text:p>
          </table:table-cell>
          <table:table-cell office:value-type="float" office:value="2.7130000000000001E-3" table:style-name="ce7">
            <text:p>0.002713</text:p>
          </table:table-cell>
          <table:table-cell table:style-name="ce3"/>
          <table:table-cell table:number-columns-repeated="10" table:style-name="ce1"/>
          <table:table-cell table:number-columns-repeated="16369" table:style-name="ce3"/>
        </table:table-row>
        <table:table-row table:style-name="ro3">
          <table:table-cell office:value-type="float" office:value="4.7" table:style-name="ce1">
            <text:p>4.7</text:p>
          </table:table-cell>
          <table:table-cell office:value-type="float" office:value="-3.5513000000000003E-2" table:style-name="ce1">
            <text:p>-0.035513</text:p>
          </table:table-cell>
          <table:table-cell office:value-type="float" office:value="-0.125861" table:style-name="ce7">
            <text:p>-0.125861</text:p>
          </table:table-cell>
          <table:table-cell office:value-type="float" office:value="6.143E-3" table:style-name="ce7">
            <text:p>0.006143</text:p>
          </table:table-cell>
          <table:table-cell table:style-name="ce3"/>
          <table:table-cell table:number-columns-repeated="10" table:style-name="ce1"/>
          <table:table-cell table:number-columns-repeated="16369" table:style-name="ce3"/>
        </table:table-row>
        <table:table-row table:style-name="ro3">
          <table:table-cell office:value-type="float" office:value="4.72" table:style-name="ce1">
            <text:p>4.72</text:p>
          </table:table-cell>
          <table:table-cell office:value-type="float" office:value="-3.4889999999999997E-2" table:style-name="ce1">
            <text:p>-0.03489</text:p>
          </table:table-cell>
          <table:table-cell office:value-type="float" office:value="-0.12467300000000001" table:style-name="ce7">
            <text:p>-0.124673</text:p>
          </table:table-cell>
          <table:table-cell office:value-type="float" office:value="9.2530000000000008E-3" table:style-name="ce7">
            <text:p>0.009253</text:p>
          </table:table-cell>
          <table:table-cell table:style-name="ce3"/>
          <table:table-cell table:number-columns-repeated="10" table:style-name="ce1"/>
          <table:table-cell table:number-columns-repeated="16369" table:style-name="ce3"/>
        </table:table-row>
        <table:table-row table:style-name="ro3">
          <table:table-cell office:value-type="float" office:value="4.74" table:style-name="ce1">
            <text:p>4.74</text:p>
          </table:table-cell>
          <table:table-cell office:value-type="float" office:value="-3.4172000000000001E-2" table:style-name="ce1">
            <text:p>-0.034172</text:p>
          </table:table-cell>
          <table:table-cell office:value-type="float" office:value="-0.123124" table:style-name="ce7">
            <text:p>-0.123124</text:p>
          </table:table-cell>
          <table:table-cell office:value-type="float" office:value="1.2034E-2" table:style-name="ce7">
            <text:p>0.012034</text:p>
          </table:table-cell>
          <table:table-cell table:style-name="ce3"/>
          <table:table-cell table:number-columns-repeated="10" table:style-name="ce1"/>
          <table:table-cell table:number-columns-repeated="16369" table:style-name="ce3"/>
        </table:table-row>
        <table:table-row table:style-name="ro3">
          <table:table-cell office:value-type="float" office:value="4.76" table:style-name="ce1">
            <text:p>4.76</text:p>
          </table:table-cell>
          <table:table-cell office:value-type="float" office:value="-3.3368000000000002E-2" table:style-name="ce1">
            <text:p>-0.033368</text:p>
          </table:table-cell>
          <table:table-cell office:value-type="float" office:value="-0.121252" table:style-name="ce7">
            <text:p>-0.121252</text:p>
          </table:table-cell>
          <table:table-cell office:value-type="float" office:value="1.448E-2" table:style-name="ce7">
            <text:p>0.01448</text:p>
          </table:table-cell>
          <table:table-cell table:style-name="ce3"/>
          <table:table-cell table:number-columns-repeated="10" table:style-name="ce1"/>
          <table:table-cell table:number-columns-repeated="16369" table:style-name="ce3"/>
        </table:table-row>
        <table:table-row table:style-name="ro3">
          <table:table-cell office:value-type="float" office:value="4.78" table:style-name="ce1">
            <text:p>4.78</text:p>
          </table:table-cell>
          <table:table-cell office:value-type="float" office:value="-3.2490999999999999E-2" table:style-name="ce1">
            <text:p>-0.032491</text:p>
          </table:table-cell>
          <table:table-cell office:value-type="float" office:value="-0.11909500000000001" table:style-name="ce7">
            <text:p>-0.119095</text:p>
          </table:table-cell>
          <table:table-cell office:value-type="float" office:value="1.6584999999999999E-2" table:style-name="ce7">
            <text:p>0.016585</text:p>
          </table:table-cell>
          <table:table-cell table:style-name="ce3"/>
          <table:table-cell table:number-columns-repeated="10" table:style-name="ce1"/>
          <table:table-cell table:number-columns-repeated="16369" table:style-name="ce3"/>
        </table:table-row>
        <table:table-row table:style-name="ro3">
          <table:table-cell office:value-type="float" office:value="4.8" table:style-name="ce1">
            <text:p>4.8</text:p>
          </table:table-cell>
          <table:table-cell office:value-type="float" office:value="-3.1551000000000003E-2" table:style-name="ce1">
            <text:p>-0.031551</text:p>
          </table:table-cell>
          <table:table-cell office:value-type="float" office:value="-0.11669400000000001" table:style-name="ce7">
            <text:p>-0.116694</text:p>
          </table:table-cell>
          <table:table-cell office:value-type="float" office:value="1.8352E-2" table:style-name="ce7">
            <text:p>0.018352</text:p>
          </table:table-cell>
          <table:table-cell table:style-name="ce3"/>
          <table:table-cell table:number-columns-repeated="10" table:style-name="ce1"/>
          <table:table-cell table:number-columns-repeated="16369" table:style-name="ce3"/>
        </table:table-row>
        <table:table-row table:style-name="ro3">
          <table:table-cell office:value-type="float" office:value="4.82" table:style-name="ce1">
            <text:p>4.82</text:p>
          </table:table-cell>
          <table:table-cell office:value-type="float" office:value="-3.056E-2" table:style-name="ce1">
            <text:p>-0.03056</text:p>
          </table:table-cell>
          <table:table-cell office:value-type="float" office:value="-0.11408699999999999" table:style-name="ce7">
            <text:p>-0.114087</text:p>
          </table:table-cell>
          <table:table-cell office:value-type="float" office:value="1.9782999999999999E-2" table:style-name="ce7">
            <text:p>0.019783</text:p>
          </table:table-cell>
          <table:table-cell table:style-name="ce3"/>
          <table:table-cell table:number-columns-repeated="10" table:style-name="ce1"/>
          <table:table-cell table:number-columns-repeated="16369" table:style-name="ce3"/>
        </table:table-row>
        <table:table-row table:style-name="ro3">
          <table:table-cell office:value-type="float" office:value="4.84" table:style-name="ce1">
            <text:p>4.84</text:p>
          </table:table-cell>
          <table:table-cell office:value-type="float" office:value="-2.9527000000000001E-2" table:style-name="ce1">
            <text:p>-0.029527</text:p>
          </table:table-cell>
          <table:table-cell office:value-type="float" office:value="-0.111314" table:style-name="ce7">
            <text:p>-0.111314</text:p>
          </table:table-cell>
          <table:table-cell office:value-type="float" office:value="2.0884E-2" table:style-name="ce7">
            <text:p>0.020884</text:p>
          </table:table-cell>
          <table:table-cell table:style-name="ce3"/>
          <table:table-cell table:number-columns-repeated="10" table:style-name="ce1"/>
          <table:table-cell table:number-columns-repeated="16369" table:style-name="ce3"/>
        </table:table-row>
        <table:table-row table:style-name="ro3">
          <table:table-cell office:value-type="float" office:value="4.8600000000000003" table:style-name="ce1">
            <text:p>4.86</text:p>
          </table:table-cell>
          <table:table-cell office:value-type="float" office:value="-2.8465000000000001E-2" table:style-name="ce1">
            <text:p>-0.028465</text:p>
          </table:table-cell>
          <table:table-cell office:value-type="float" office:value="-0.108413" table:style-name="ce7">
            <text:p>-0.108413</text:p>
          </table:table-cell>
          <table:table-cell office:value-type="float" office:value="2.1666000000000001E-2" table:style-name="ce7">
            <text:p>0.021666</text:p>
          </table:table-cell>
          <table:table-cell table:style-name="ce3"/>
          <table:table-cell table:number-columns-repeated="10" table:style-name="ce1"/>
          <table:table-cell table:number-columns-repeated="16369" table:style-name="ce3"/>
        </table:table-row>
        <table:table-row table:style-name="ro3">
          <table:table-cell office:value-type="float" office:value="4.88" table:style-name="ce1">
            <text:p>4.88</text:p>
          </table:table-cell>
          <table:table-cell office:value-type="float" office:value="-2.7383000000000001E-2" table:style-name="ce1">
            <text:p>-0.027383</text:p>
          </table:table-cell>
          <table:table-cell office:value-type="float" office:value="-0.10542" table:style-name="ce7">
            <text:p>-0.10542</text:p>
          </table:table-cell>
          <table:table-cell office:value-type="float" office:value="2.2141999999999998E-2" table:style-name="ce7">
            <text:p>0.022142</text:p>
          </table:table-cell>
          <table:table-cell table:style-name="ce3"/>
          <table:table-cell table:number-columns-repeated="10" table:style-name="ce1"/>
          <table:table-cell table:number-columns-repeated="16369" table:style-name="ce3"/>
        </table:table-row>
        <table:table-row table:style-name="ro3">
          <table:table-cell office:value-type="float" office:value="4.9000000000000004" table:style-name="ce1">
            <text:p>4.9</text:p>
          </table:table-cell>
          <table:table-cell office:value-type="float" office:value="-2.6293E-2" table:style-name="ce1">
            <text:p>-0.026293</text:p>
          </table:table-cell>
          <table:table-cell office:value-type="float" office:value="-0.10237300000000001" table:style-name="ce7">
            <text:p>-0.102373</text:p>
          </table:table-cell>
          <table:table-cell office:value-type="float" office:value="2.2328000000000001E-2" table:style-name="ce7">
            <text:p>0.022328</text:p>
          </table:table-cell>
          <table:table-cell table:style-name="ce3"/>
          <table:table-cell table:number-columns-repeated="10" table:style-name="ce1"/>
          <table:table-cell table:number-columns-repeated="16369" table:style-name="ce3"/>
        </table:table-row>
        <table:table-row table:style-name="ro3">
          <table:table-cell office:value-type="float" office:value="4.92" table:style-name="ce1">
            <text:p>4.92</text:p>
          </table:table-cell>
          <table:table-cell office:value-type="float" office:value="-2.5205999999999999E-2" table:style-name="ce1">
            <text:p>-0.025206</text:p>
          </table:table-cell>
          <table:table-cell office:value-type="float" office:value="-9.9304000000000003E-2" table:style-name="ce7">
            <text:p>-0.099304</text:p>
          </table:table-cell>
          <table:table-cell office:value-type="float" office:value="2.2244E-2" table:style-name="ce7">
            <text:p>0.022244</text:p>
          </table:table-cell>
          <table:table-cell table:style-name="ce3"/>
          <table:table-cell table:number-columns-repeated="10" table:style-name="ce1"/>
          <table:table-cell table:number-columns-repeated="16369" table:style-name="ce3"/>
        </table:table-row>
        <table:table-row table:style-name="ro3">
          <table:table-cell office:value-type="float" office:value="4.9400000000000004" table:style-name="ce1">
            <text:p>4.94</text:p>
          </table:table-cell>
          <table:table-cell office:value-type="float" office:value="-2.4131E-2" table:style-name="ce1">
            <text:p>-0.024131</text:p>
          </table:table-cell>
          <table:table-cell office:value-type="float" office:value="-9.6246999999999999E-2" table:style-name="ce7">
            <text:p>-0.096247</text:p>
          </table:table-cell>
          <table:table-cell office:value-type="float" office:value="2.1913999999999999E-2" table:style-name="ce7">
            <text:p>0.021914</text:p>
          </table:table-cell>
          <table:table-cell table:style-name="ce3"/>
          <table:table-cell table:number-columns-repeated="10" table:style-name="ce1"/>
          <table:table-cell table:number-columns-repeated="16369" table:style-name="ce3"/>
        </table:table-row>
        <table:table-row table:style-name="ro3">
          <table:table-cell office:value-type="float" office:value="4.96" table:style-name="ce1">
            <text:p>4.96</text:p>
          </table:table-cell>
          <table:table-cell office:value-type="float" office:value="-2.308E-2" table:style-name="ce1">
            <text:p>-0.02308</text:p>
          </table:table-cell>
          <table:table-cell office:value-type="float" office:value="-9.3230999999999994E-2" table:style-name="ce7">
            <text:p>-0.093231</text:p>
          </table:table-cell>
          <table:table-cell office:value-type="float" office:value="2.1361000000000002E-2" table:style-name="ce7">
            <text:p>0.021361</text:p>
          </table:table-cell>
          <table:table-cell table:style-name="ce3"/>
          <table:table-cell table:number-columns-repeated="10" table:style-name="ce1"/>
          <table:table-cell table:number-columns-repeated="16369" table:style-name="ce3"/>
        </table:table-row>
        <table:table-row table:style-name="ro3">
          <table:table-cell office:value-type="float" office:value="4.9800000000000004" table:style-name="ce1">
            <text:p>4.98</text:p>
          </table:table-cell>
          <table:table-cell office:value-type="float" office:value="-2.2061999999999998E-2" table:style-name="ce1">
            <text:p>-0.022062</text:p>
          </table:table-cell>
          <table:table-cell office:value-type="float" office:value="-9.0283000000000002E-2" table:style-name="ce7">
            <text:p>-0.090283</text:p>
          </table:table-cell>
          <table:table-cell office:value-type="float" office:value="2.0615000000000001E-2" table:style-name="ce7">
            <text:p>0.020615</text:p>
          </table:table-cell>
          <table:table-cell table:style-name="ce3"/>
          <table:table-cell table:number-columns-repeated="10" table:style-name="ce1"/>
          <table:table-cell table:number-columns-repeated="16369" table:style-name="ce3"/>
        </table:table-row>
        <table:table-row table:style-name="ro3">
          <table:table-cell office:value-type="float" office:value="5" table:style-name="ce1">
            <text:p>5</text:p>
          </table:table-cell>
          <table:table-cell office:value-type="float" office:value="-2.1087000000000002E-2" table:style-name="ce1">
            <text:p>-0.021087</text:p>
          </table:table-cell>
          <table:table-cell office:value-type="float" office:value="-8.7428000000000006E-2" table:style-name="ce7">
            <text:p>-0.087428</text:p>
          </table:table-cell>
          <table:table-cell office:value-type="float" office:value="1.9708E-2" table:style-name="ce7">
            <text:p>0.019708</text:p>
          </table:table-cell>
          <table:table-cell table:style-name="ce3"/>
          <table:table-cell table:number-columns-repeated="10" table:style-name="ce1"/>
          <table:table-cell table:number-columns-repeated="16369" table:style-name="ce3"/>
        </table:table-row>
        <table:table-row table:style-name="ro3">
          <table:table-cell office:value-type="float" office:value="5.0199999999999996" table:style-name="ce1">
            <text:p>5.02</text:p>
          </table:table-cell>
          <table:table-cell office:value-type="float" office:value="-2.0164000000000001E-2" table:style-name="ce1">
            <text:p>-0.020164</text:p>
          </table:table-cell>
          <table:table-cell office:value-type="float" office:value="-8.4684999999999996E-2" table:style-name="ce7">
            <text:p>-0.084685</text:p>
          </table:table-cell>
          <table:table-cell office:value-type="float" office:value="1.8672000000000001E-2" table:style-name="ce7">
            <text:p>0.018672</text:p>
          </table:table-cell>
          <table:table-cell table:style-name="ce3"/>
          <table:table-cell table:number-columns-repeated="10" table:style-name="ce1"/>
          <table:table-cell table:number-columns-repeated="16369" table:style-name="ce3"/>
        </table:table-row>
        <table:table-row table:style-name="ro3">
          <table:table-cell office:value-type="float" office:value="5.04" table:style-name="ce1">
            <text:p>5.04</text:p>
          </table:table-cell>
          <table:table-cell office:value-type="float" office:value="-1.9302E-2" table:style-name="ce1">
            <text:p>-0.019302</text:p>
          </table:table-cell>
          <table:table-cell office:value-type="float" office:value="-8.2072999999999993E-2" table:style-name="ce7">
            <text:p>-0.082073</text:p>
          </table:table-cell>
          <table:table-cell office:value-type="float" office:value="1.7544000000000001E-2" table:style-name="ce7">
            <text:p>0.017544</text:p>
          </table:table-cell>
          <table:table-cell table:style-name="ce3"/>
          <table:table-cell table:number-columns-repeated="10" table:style-name="ce1"/>
          <table:table-cell table:number-columns-repeated="16369" table:style-name="ce3"/>
        </table:table-row>
        <table:table-row table:style-name="ro3">
          <table:table-cell office:value-type="float" office:value="5.0599999999999996" table:style-name="ce1">
            <text:p>5.06</text:p>
          </table:table-cell>
          <table:table-cell office:value-type="float" office:value="-1.8508E-2" table:style-name="ce1">
            <text:p>-0.018508</text:p>
          </table:table-cell>
          <table:table-cell office:value-type="float" office:value="-7.9604999999999995E-2" table:style-name="ce7">
            <text:p>-0.079605</text:p>
          </table:table-cell>
          <table:table-cell office:value-type="float" office:value="1.6361000000000001E-2" table:style-name="ce7">
            <text:p>0.016361</text:p>
          </table:table-cell>
          <table:table-cell table:style-name="ce3"/>
          <table:table-cell table:number-columns-repeated="10" table:style-name="ce1"/>
          <table:table-cell table:number-columns-repeated="16369" table:style-name="ce3"/>
        </table:table-row>
        <table:table-row table:style-name="ro3">
          <table:table-cell office:value-type="float" office:value="5.08" table:style-name="ce1">
            <text:p>5.08</text:p>
          </table:table-cell>
          <table:table-cell office:value-type="float" office:value="-1.7788999999999999E-2" table:style-name="ce1">
            <text:p>-0.017789</text:p>
          </table:table-cell>
          <table:table-cell office:value-type="float" office:value="-7.7288999999999997E-2" table:style-name="ce7">
            <text:p>-0.077289</text:p>
          </table:table-cell>
          <table:table-cell office:value-type="float" office:value="1.5162999999999999E-2" table:style-name="ce7">
            <text:p>0.015163</text:p>
          </table:table-cell>
          <table:table-cell table:style-name="ce3"/>
          <table:table-cell table:number-columns-repeated="10" table:style-name="ce1"/>
          <table:table-cell table:number-columns-repeated="16369" table:style-name="ce3"/>
        </table:table-row>
        <table:table-row table:style-name="ro3">
          <table:table-cell office:value-type="float" office:value="5.0999999999999996" table:style-name="ce1">
            <text:p>5.1</text:p>
          </table:table-cell>
          <table:table-cell office:value-type="float" office:value="-1.7149999999999999E-2" table:style-name="ce1">
            <text:p>-0.01715</text:p>
          </table:table-cell>
          <table:table-cell office:value-type="float" office:value="-7.5129000000000001E-2" table:style-name="ce7">
            <text:p>-0.075129</text:p>
          </table:table-cell>
          <table:table-cell office:value-type="float" office:value="1.3991999999999999E-2" table:style-name="ce7">
            <text:p>0.013992</text:p>
          </table:table-cell>
          <table:table-cell table:style-name="ce3"/>
          <table:table-cell table:number-columns-repeated="10" table:style-name="ce1"/>
          <table:table-cell table:number-columns-repeated="16369" table:style-name="ce3"/>
        </table:table-row>
        <table:table-row table:style-name="ro3">
          <table:table-cell office:value-type="float" office:value="5.12" table:style-name="ce1">
            <text:p>5.12</text:p>
          </table:table-cell>
          <table:table-cell office:value-type="float" office:value="-1.6594999999999999E-2" table:style-name="ce1">
            <text:p>-0.016595</text:p>
          </table:table-cell>
          <table:table-cell office:value-type="float" office:value="-7.3125999999999997E-2" table:style-name="ce7">
            <text:p>-0.073126</text:p>
          </table:table-cell>
          <table:table-cell office:value-type="float" office:value="1.2886999999999999E-2" table:style-name="ce7">
            <text:p>0.012887</text:p>
          </table:table-cell>
          <table:table-cell table:style-name="ce3"/>
          <table:table-cell table:number-columns-repeated="10" table:style-name="ce1"/>
          <table:table-cell table:number-columns-repeated="16369" table:style-name="ce3"/>
        </table:table-row>
        <table:table-row table:style-name="ro3">
          <table:table-cell office:value-type="float" office:value="5.14" table:style-name="ce1">
            <text:p>5.14</text:p>
          </table:table-cell>
          <table:table-cell office:value-type="float" office:value="-1.6126999999999999E-2" table:style-name="ce1">
            <text:p>-0.016127</text:p>
          </table:table-cell>
          <table:table-cell office:value-type="float" office:value="-7.1274000000000004E-2" table:style-name="ce7">
            <text:p>-0.071274</text:p>
          </table:table-cell>
          <table:table-cell office:value-type="float" office:value="1.1892E-2" table:style-name="ce7">
            <text:p>0.011892</text:p>
          </table:table-cell>
          <table:table-cell table:style-name="ce3"/>
          <table:table-cell table:number-columns-repeated="10" table:style-name="ce1"/>
          <table:table-cell table:number-columns-repeated="16369" table:style-name="ce3"/>
        </table:table-row>
        <table:table-row table:style-name="ro3">
          <table:table-cell office:value-type="float" office:value="5.16" table:style-name="ce1">
            <text:p>5.16</text:p>
          </table:table-cell>
          <table:table-cell office:value-type="float" office:value="-1.5747000000000001E-2" table:style-name="ce1">
            <text:p>-0.015747</text:p>
          </table:table-cell>
          <table:table-cell office:value-type="float" office:value="-6.9563E-2" table:style-name="ce7">
            <text:p>-0.069563</text:p>
          </table:table-cell>
          <table:table-cell office:value-type="float" office:value="1.1048000000000001E-2" table:style-name="ce7">
            <text:p>0.011048</text:p>
          </table:table-cell>
          <table:table-cell table:style-name="ce3"/>
          <table:table-cell table:number-columns-repeated="10" table:style-name="ce1"/>
          <table:table-cell table:number-columns-repeated="16369" table:style-name="ce3"/>
        </table:table-row>
        <table:table-row table:style-name="ro3">
          <table:table-cell office:value-type="float" office:value="5.18" table:style-name="ce1">
            <text:p>5.18</text:p>
          </table:table-cell>
          <table:table-cell office:value-type="float" office:value="-1.5455E-2" table:style-name="ce1">
            <text:p>-0.015455</text:p>
          </table:table-cell>
          <table:table-cell office:value-type="float" office:value="-6.7976999999999996E-2" table:style-name="ce7">
            <text:p>-0.067977</text:p>
          </table:table-cell>
          <table:table-cell office:value-type="float" office:value="1.0397E-2" table:style-name="ce7">
            <text:p>0.010397</text:p>
          </table:table-cell>
          <table:table-cell table:style-name="ce3"/>
          <table:table-cell table:number-columns-repeated="10" table:style-name="ce1"/>
          <table:table-cell table:number-columns-repeated="16369" table:style-name="ce3"/>
        </table:table-row>
        <table:table-row table:style-name="ro3">
          <table:table-cell office:value-type="float" office:value="5.2" table:style-name="ce1">
            <text:p>5.2</text:p>
          </table:table-cell>
          <table:table-cell office:value-type="float" office:value="-1.5245999999999999E-2" table:style-name="ce1">
            <text:p>-0.015246</text:p>
          </table:table-cell>
          <table:table-cell office:value-type="float" office:value="-6.6496E-2" table:style-name="ce7">
            <text:p>-0.066496</text:p>
          </table:table-cell>
          <table:table-cell office:value-type="float" office:value="9.9780000000000008E-3" table:style-name="ce7">
            <text:p>0.009978</text:p>
          </table:table-cell>
          <table:table-cell table:style-name="ce3"/>
          <table:table-cell table:number-columns-repeated="10" table:style-name="ce1"/>
          <table:table-cell table:number-columns-repeated="16369" table:style-name="ce3"/>
        </table:table-row>
        <table:table-row table:style-name="ro3">
          <table:table-cell office:value-type="float" office:value="5.22" table:style-name="ce1">
            <text:p>5.22</text:p>
          </table:table-cell>
          <table:table-cell office:value-type="float" office:value="-1.5117E-2" table:style-name="ce1">
            <text:p>-0.015117</text:p>
          </table:table-cell>
          <table:table-cell office:value-type="float" office:value="-6.5095E-2" table:style-name="ce7">
            <text:p>-0.065095</text:p>
          </table:table-cell>
          <table:table-cell office:value-type="float" office:value="9.8289999999999992E-3" table:style-name="ce7">
            <text:p>0.009829</text:p>
          </table:table-cell>
          <table:table-cell table:style-name="ce3"/>
          <table:table-cell table:number-columns-repeated="10" table:style-name="ce1"/>
          <table:table-cell table:number-columns-repeated="16369" table:style-name="ce3"/>
        </table:table-row>
        <table:table-row table:style-name="ro3">
          <table:table-cell office:value-type="float" office:value="5.24" table:style-name="ce1">
            <text:p>5.24</text:p>
          </table:table-cell>
          <table:table-cell office:value-type="float" office:value="-1.5058999999999999E-2" table:style-name="ce1">
            <text:p>-0.015059</text:p>
          </table:table-cell>
          <table:table-cell office:value-type="float" office:value="-6.3741999999999993E-2" table:style-name="ce7">
            <text:p>-0.063742</text:p>
          </table:table-cell>
          <table:table-cell office:value-type="float" office:value="9.9860000000000001E-3" table:style-name="ce7">
            <text:p>0.009986</text:p>
          </table:table-cell>
          <table:table-cell table:style-name="ce3"/>
          <table:table-cell table:number-columns-repeated="10" table:style-name="ce1"/>
          <table:table-cell table:number-columns-repeated="16369" table:style-name="ce3"/>
        </table:table-row>
        <table:table-row table:style-name="ro3">
          <table:table-cell office:value-type="float" office:value="5.26" table:style-name="ce1">
            <text:p>5.26</text:p>
          </table:table-cell>
          <table:table-cell office:value-type="float" office:value="-1.5063999999999999E-2" table:style-name="ce1">
            <text:p>-0.015064</text:p>
          </table:table-cell>
          <table:table-cell office:value-type="float" office:value="-6.2404000000000001E-2" table:style-name="ce7">
            <text:p>-0.062404</text:p>
          </table:table-cell>
          <table:table-cell office:value-type="float" office:value="1.048E-2" table:style-name="ce7">
            <text:p>0.01048</text:p>
          </table:table-cell>
          <table:table-cell table:style-name="ce3"/>
          <table:table-cell table:number-columns-repeated="10" table:style-name="ce1"/>
          <table:table-cell table:number-columns-repeated="16369" table:style-name="ce3"/>
        </table:table-row>
        <table:table-row table:style-name="ro3">
          <table:table-cell office:value-type="float" office:value="5.28" table:style-name="ce1">
            <text:p>5.28</text:p>
          </table:table-cell>
          <table:table-cell office:value-type="float" office:value="-1.512E-2" table:style-name="ce1">
            <text:p>-0.01512</text:p>
          </table:table-cell>
          <table:table-cell office:value-type="float" office:value="-6.1039999999999997E-2" table:style-name="ce7">
            <text:p>-0.06104</text:p>
          </table:table-cell>
          <table:table-cell office:value-type="float" office:value="1.1341E-2" table:style-name="ce7">
            <text:p>0.011341</text:p>
          </table:table-cell>
          <table:table-cell table:style-name="ce3"/>
          <table:table-cell table:number-columns-repeated="10" table:style-name="ce1"/>
          <table:table-cell table:number-columns-repeated="16369" table:style-name="ce3"/>
        </table:table-row>
        <table:table-row table:style-name="ro3">
          <table:table-cell office:value-type="float" office:value="5.3" table:style-name="ce1">
            <text:p>5.3</text:p>
          </table:table-cell>
          <table:table-cell office:value-type="float" office:value="-1.5213000000000001E-2" table:style-name="ce1">
            <text:p>-0.015213</text:p>
          </table:table-cell>
          <table:table-cell office:value-type="float" office:value="-5.9608000000000001E-2" table:style-name="ce7">
            <text:p>-0.059608</text:p>
          </table:table-cell>
          <table:table-cell office:value-type="float" office:value="1.2591E-2" table:style-name="ce7">
            <text:p>0.012591</text:p>
          </table:table-cell>
          <table:table-cell table:style-name="ce3"/>
          <table:table-cell table:number-columns-repeated="10" table:style-name="ce1"/>
          <table:table-cell table:number-columns-repeated="16369" table:style-name="ce3"/>
        </table:table-row>
        <table:table-row table:style-name="ro3">
          <table:table-cell office:value-type="float" office:value="5.32" table:style-name="ce1">
            <text:p>5.32</text:p>
          </table:table-cell>
          <table:table-cell office:value-type="float" office:value="-1.5325999999999999E-2" table:style-name="ce1">
            <text:p>-0.015326</text:p>
          </table:table-cell>
          <table:table-cell office:value-type="float" office:value="-5.8061000000000001E-2" table:style-name="ce7">
            <text:p>-0.058061</text:p>
          </table:table-cell>
          <table:table-cell office:value-type="float" office:value="1.4250000000000001E-2" table:style-name="ce7">
            <text:p>0.01425</text:p>
          </table:table-cell>
          <table:table-cell table:style-name="ce3"/>
          <table:table-cell table:number-columns-repeated="10" table:style-name="ce1"/>
          <table:table-cell table:number-columns-repeated="16369" table:style-name="ce3"/>
        </table:table-row>
        <table:table-row table:style-name="ro3">
          <table:table-cell office:value-type="float" office:value="5.34" table:style-name="ce1">
            <text:p>5.34</text:p>
          </table:table-cell>
          <table:table-cell office:value-type="float" office:value="-1.5442000000000001E-2" table:style-name="ce1">
            <text:p>-0.015442</text:p>
          </table:table-cell>
          <table:table-cell office:value-type="float" office:value="-5.6349000000000003E-2" table:style-name="ce7">
            <text:p>-0.056349</text:p>
          </table:table-cell>
          <table:table-cell office:value-type="float" office:value="1.6330000000000001E-2" table:style-name="ce7">
            <text:p>0.01633</text:p>
          </table:table-cell>
          <table:table-cell table:style-name="ce3"/>
          <table:table-cell table:number-columns-repeated="10" table:style-name="ce1"/>
          <table:table-cell table:number-columns-repeated="16369" table:style-name="ce3"/>
        </table:table-row>
        <table:table-row table:style-name="ro3">
          <table:table-cell office:value-type="float" office:value="5.36" table:style-name="ce1">
            <text:p>5.36</text:p>
          </table:table-cell>
          <table:table-cell office:value-type="float" office:value="-1.5540999999999999E-2" table:style-name="ce1">
            <text:p>-0.015541</text:p>
          </table:table-cell>
          <table:table-cell office:value-type="float" office:value="-5.4422999999999999E-2" table:style-name="ce7">
            <text:p>-0.054423</text:p>
          </table:table-cell>
          <table:table-cell office:value-type="float" office:value="1.8837E-2" table:style-name="ce7">
            <text:p>0.018837</text:p>
          </table:table-cell>
          <table:table-cell table:style-name="ce3"/>
          <table:table-cell table:number-columns-repeated="10" table:style-name="ce1"/>
          <table:table-cell table:number-columns-repeated="16369" table:style-name="ce3"/>
        </table:table-row>
        <table:table-row table:style-name="ro3">
          <table:table-cell office:value-type="float" office:value="5.38" table:style-name="ce1">
            <text:p>5.38</text:p>
          </table:table-cell>
          <table:table-cell office:value-type="float" office:value="-1.5599999999999999E-2" table:style-name="ce1">
            <text:p>-0.0156</text:p>
          </table:table-cell>
          <table:table-cell office:value-type="float" office:value="-5.2227999999999997E-2" table:style-name="ce7">
            <text:p>-0.052228</text:p>
          </table:table-cell>
          <table:table-cell office:value-type="float" office:value="2.1770999999999999E-2" table:style-name="ce7">
            <text:p>0.021771</text:p>
          </table:table-cell>
          <table:table-cell table:style-name="ce3"/>
          <table:table-cell table:number-columns-repeated="10" table:style-name="ce1"/>
          <table:table-cell table:number-columns-repeated="16369" table:style-name="ce3"/>
        </table:table-row>
        <table:table-row table:style-name="ro3">
          <table:table-cell office:value-type="float" office:value="5.4" table:style-name="ce1">
            <text:p>5.4</text:p>
          </table:table-cell>
          <table:table-cell office:value-type="float" office:value="-1.5597E-2" table:style-name="ce1">
            <text:p>-0.015597</text:p>
          </table:table-cell>
          <table:table-cell office:value-type="float" office:value="-4.9711999999999999E-2" table:style-name="ce7">
            <text:p>-0.049712</text:p>
          </table:table-cell>
          <table:table-cell office:value-type="float" office:value="2.5124E-2" table:style-name="ce7">
            <text:p>0.025124</text:p>
          </table:table-cell>
          <table:table-cell table:style-name="ce3"/>
          <table:table-cell table:number-columns-repeated="10" table:style-name="ce1"/>
          <table:table-cell table:number-columns-repeated="16369" table:style-name="ce3"/>
        </table:table-row>
        <table:table-row table:style-name="ro3">
          <table:table-cell office:value-type="float" office:value="5.42" table:style-name="ce1">
            <text:p>5.42</text:p>
          </table:table-cell>
          <table:table-cell office:value-type="float" office:value="-1.5509E-2" table:style-name="ce1">
            <text:p>-0.015509</text:p>
          </table:table-cell>
          <table:table-cell office:value-type="float" office:value="-4.6822000000000003E-2" table:style-name="ce7">
            <text:p>-0.046822</text:p>
          </table:table-cell>
          <table:table-cell office:value-type="float" office:value="2.8881E-2" table:style-name="ce7">
            <text:p>0.028881</text:p>
          </table:table-cell>
          <table:table-cell table:style-name="ce3"/>
          <table:table-cell table:number-columns-repeated="10" table:style-name="ce1"/>
          <table:table-cell table:number-columns-repeated="16369" table:style-name="ce3"/>
        </table:table-row>
        <table:table-row table:style-name="ro3">
          <table:table-cell office:value-type="float" office:value="5.44" table:style-name="ce1">
            <text:p>5.44</text:p>
          </table:table-cell>
          <table:table-cell office:value-type="float" office:value="-1.5310000000000001E-2" table:style-name="ce1">
            <text:p>-0.01531</text:p>
          </table:table-cell>
          <table:table-cell office:value-type="float" office:value="-4.3506999999999997E-2" table:style-name="ce7">
            <text:p>-0.043507</text:p>
          </table:table-cell>
          <table:table-cell office:value-type="float" office:value="3.3019E-2" table:style-name="ce7">
            <text:p>0.033019</text:p>
          </table:table-cell>
          <table:table-cell table:style-name="ce3"/>
          <table:table-cell table:number-columns-repeated="10" table:style-name="ce1"/>
          <table:table-cell table:number-columns-repeated="16369" table:style-name="ce3"/>
        </table:table-row>
        <table:table-row table:style-name="ro3">
          <table:table-cell office:value-type="float" office:value="5.46" table:style-name="ce1">
            <text:p>5.46</text:p>
          </table:table-cell>
          <table:table-cell office:value-type="float" office:value="-1.4976E-2" table:style-name="ce1">
            <text:p>-0.014976</text:p>
          </table:table-cell>
          <table:table-cell office:value-type="float" office:value="-3.9718000000000003E-2" table:style-name="ce7">
            <text:p>-0.039718</text:p>
          </table:table-cell>
          <table:table-cell office:value-type="float" office:value="3.7506999999999999E-2" table:style-name="ce7">
            <text:p>0.037507</text:p>
          </table:table-cell>
          <table:table-cell table:style-name="ce3"/>
          <table:table-cell table:number-columns-repeated="10" table:style-name="ce1"/>
          <table:table-cell table:number-columns-repeated="16369" table:style-name="ce3"/>
        </table:table-row>
        <table:table-row table:style-name="ro3">
          <table:table-cell office:value-type="float" office:value="5.48" table:style-name="ce1">
            <text:p>5.48</text:p>
          </table:table-cell>
          <table:table-cell office:value-type="float" office:value="-1.4482E-2" table:style-name="ce1">
            <text:p>-0.014482</text:p>
          </table:table-cell>
          <table:table-cell office:value-type="float" office:value="-3.5410999999999998E-2" table:style-name="ce7">
            <text:p>-0.035411</text:p>
          </table:table-cell>
          <table:table-cell office:value-type="float" office:value="4.2305000000000002E-2" table:style-name="ce7">
            <text:p>0.042305</text:p>
          </table:table-cell>
          <table:table-cell table:style-name="ce3"/>
          <table:table-cell table:number-columns-repeated="10" table:style-name="ce1"/>
          <table:table-cell table:number-columns-repeated="16369" table:style-name="ce3"/>
        </table:table-row>
        <table:table-row table:style-name="ro3">
          <table:table-cell office:value-type="float" office:value="5.5" table:style-name="ce1">
            <text:p>5.5</text:p>
          </table:table-cell>
          <table:table-cell office:value-type="float" office:value="-1.3804E-2" table:style-name="ce1">
            <text:p>-0.013804</text:p>
          </table:table-cell>
          <table:table-cell office:value-type="float" office:value="-3.0544999999999999E-2" table:style-name="ce7">
            <text:p>-0.030545</text:p>
          </table:table-cell>
          <table:table-cell office:value-type="float" office:value="4.7366999999999999E-2" table:style-name="ce7">
            <text:p>0.047367</text:p>
          </table:table-cell>
          <table:table-cell table:style-name="ce3"/>
          <table:table-cell table:number-columns-repeated="10" table:style-name="ce1"/>
          <table:table-cell table:number-columns-repeated="16369" table:style-name="ce3"/>
        </table:table-row>
        <table:table-row table:style-name="ro3">
          <table:table-cell office:value-type="float" office:value="5.52" table:style-name="ce1">
            <text:p>5.52</text:p>
          </table:table-cell>
          <table:table-cell office:value-type="float" office:value="-1.2921E-2" table:style-name="ce1">
            <text:p>-0.012921</text:p>
          </table:table-cell>
          <table:table-cell office:value-type="float" office:value="-2.5085E-2" table:style-name="ce7">
            <text:p>-0.025085</text:p>
          </table:table-cell>
          <table:table-cell office:value-type="float" office:value="5.2638999999999998E-2" table:style-name="ce7">
            <text:p>0.052639</text:p>
          </table:table-cell>
          <table:table-cell table:style-name="ce3"/>
          <table:table-cell table:number-columns-repeated="10" table:style-name="ce1"/>
          <table:table-cell table:number-columns-repeated="16369" table:style-name="ce3"/>
        </table:table-row>
        <table:table-row table:style-name="ro3">
          <table:table-cell office:value-type="float" office:value="5.54" table:style-name="ce1">
            <text:p>5.54</text:p>
          </table:table-cell>
          <table:table-cell office:value-type="float" office:value="-1.1811E-2" table:style-name="ce1">
            <text:p>-0.011811</text:p>
          </table:table-cell>
          <table:table-cell office:value-type="float" office:value="-1.9002999999999999E-2" table:style-name="ce7">
            <text:p>-0.019003</text:p>
          </table:table-cell>
          <table:table-cell office:value-type="float" office:value="5.8058999999999999E-2" table:style-name="ce7">
            <text:p>0.058059</text:p>
          </table:table-cell>
          <table:table-cell table:style-name="ce3"/>
          <table:table-cell table:number-columns-repeated="10" table:style-name="ce1"/>
          <table:table-cell table:number-columns-repeated="16369" table:style-name="ce3"/>
        </table:table-row>
        <table:table-row table:style-name="ro3">
          <table:table-cell office:value-type="float" office:value="5.56" table:style-name="ce1">
            <text:p>5.56</text:p>
          </table:table-cell>
          <table:table-cell office:value-type="float" office:value="-1.0456E-2" table:style-name="ce1">
            <text:p>-0.010456</text:p>
          </table:table-cell>
          <table:table-cell office:value-type="float" office:value="-1.2278000000000001E-2" table:style-name="ce7">
            <text:p>-0.012278</text:p>
          </table:table-cell>
          <table:table-cell office:value-type="float" office:value="6.3559000000000004E-2" table:style-name="ce7">
            <text:p>0.063559</text:p>
          </table:table-cell>
          <table:table-cell table:style-name="ce3"/>
          <table:table-cell table:number-columns-repeated="10" table:style-name="ce1"/>
          <table:table-cell table:number-columns-repeated="16369" table:style-name="ce3"/>
        </table:table-row>
        <table:table-row table:style-name="ro3">
          <table:table-cell office:value-type="float" office:value="5.58" table:style-name="ce1">
            <text:p>5.58</text:p>
          </table:table-cell>
          <table:table-cell office:value-type="float" office:value="-8.8400000000000006E-3" table:style-name="ce1">
            <text:p>-0.00884</text:p>
          </table:table-cell>
          <table:table-cell office:value-type="float" office:value="-4.8970000000000003E-3" table:style-name="ce7">
            <text:p>-0.004897</text:p>
          </table:table-cell>
          <table:table-cell office:value-type="float" office:value="6.9066000000000002E-2" table:style-name="ce7">
            <text:p>0.069066</text:p>
          </table:table-cell>
          <table:table-cell table:style-name="ce3"/>
          <table:table-cell table:number-columns-repeated="10" table:style-name="ce1"/>
          <table:table-cell table:number-columns-repeated="16369" table:style-name="ce3"/>
        </table:table-row>
        <table:table-row table:style-name="ro3">
          <table:table-cell office:value-type="float" office:value="5.6" table:style-name="ce1">
            <text:p>5.6</text:p>
          </table:table-cell>
          <table:table-cell office:value-type="float" office:value="-6.9519999999999998E-3" table:style-name="ce1">
            <text:p>-0.006952</text:p>
          </table:table-cell>
          <table:table-cell office:value-type="float" office:value="3.1410000000000001E-3" table:style-name="ce7">
            <text:p>0.003141</text:p>
          </table:table-cell>
          <table:table-cell office:value-type="float" office:value="7.4499999999999997E-2" table:style-name="ce7">
            <text:p>0.0745</text:p>
          </table:table-cell>
          <table:table-cell table:style-name="ce3"/>
          <table:table-cell table:number-columns-repeated="10" table:style-name="ce1"/>
          <table:table-cell table:number-columns-repeated="16369" table:style-name="ce3"/>
        </table:table-row>
        <table:table-row table:style-name="ro3">
          <table:table-cell office:value-type="float" office:value="5.62" table:style-name="ce1">
            <text:p>5.62</text:p>
          </table:table-cell>
          <table:table-cell office:value-type="float" office:value="-4.7819999999999998E-3" table:style-name="ce1">
            <text:p>-0.004782</text:p>
          </table:table-cell>
          <table:table-cell office:value-type="float" office:value="1.183E-2" table:style-name="ce7">
            <text:p>0.01183</text:p>
          </table:table-cell>
          <table:table-cell office:value-type="float" office:value="7.9779000000000003E-2" table:style-name="ce7">
            <text:p>0.079779</text:p>
          </table:table-cell>
          <table:table-cell table:style-name="ce3"/>
          <table:table-cell table:number-columns-repeated="10" table:style-name="ce1"/>
          <table:table-cell table:number-columns-repeated="16369" table:style-name="ce3"/>
        </table:table-row>
        <table:table-row table:style-name="ro3">
          <table:table-cell office:value-type="float" office:value="5.64" table:style-name="ce1">
            <text:p>5.64</text:p>
          </table:table-cell>
          <table:table-cell office:value-type="float" office:value="-2.3259999999999999E-3" table:style-name="ce1">
            <text:p>-0.002326</text:p>
          </table:table-cell>
          <table:table-cell office:value-type="float" office:value="2.1152000000000001E-2" table:style-name="ce7">
            <text:p>0.021152</text:p>
          </table:table-cell>
          <table:table-cell office:value-type="float" office:value="8.4816000000000003E-2" table:style-name="ce7">
            <text:p>0.084816</text:p>
          </table:table-cell>
          <table:table-cell table:style-name="ce3"/>
          <table:table-cell table:number-columns-repeated="10" table:style-name="ce1"/>
          <table:table-cell table:number-columns-repeated="16369" table:style-name="ce3"/>
        </table:table-row>
        <table:table-row table:style-name="ro3">
          <table:table-cell office:value-type="float" office:value="5.66" table:style-name="ce1">
            <text:p>5.66</text:p>
          </table:table-cell>
          <table:table-cell office:value-type="float" office:value="4.15E-4" table:style-name="ce1">
            <text:p>0.000415</text:p>
          </table:table-cell>
          <table:table-cell office:value-type="float" office:value="3.1077E-2" table:style-name="ce7">
            <text:p>0.031077</text:p>
          </table:table-cell>
          <table:table-cell office:value-type="float" office:value="8.9524000000000006E-2" table:style-name="ce7">
            <text:p>0.089524</text:p>
          </table:table-cell>
          <table:table-cell table:style-name="ce3"/>
          <table:table-cell table:number-columns-repeated="10" table:style-name="ce1"/>
          <table:table-cell table:number-columns-repeated="16369" table:style-name="ce3"/>
        </table:table-row>
        <table:table-row table:style-name="ro3">
          <table:table-cell office:value-type="float" office:value="5.68" table:style-name="ce1">
            <text:p>5.68</text:p>
          </table:table-cell>
          <table:table-cell office:value-type="float" office:value="3.4359999999999998E-3" table:style-name="ce1">
            <text:p>0.003436</text:p>
          </table:table-cell>
          <table:table-cell office:value-type="float" office:value="4.1565999999999999E-2" table:style-name="ce7">
            <text:p>0.041566</text:p>
          </table:table-cell>
          <table:table-cell office:value-type="float" office:value="9.3813999999999995E-2" table:style-name="ce7">
            <text:p>0.093814</text:p>
          </table:table-cell>
          <table:table-cell table:style-name="ce3"/>
          <table:table-cell table:number-columns-repeated="10" table:style-name="ce1"/>
          <table:table-cell table:number-columns-repeated="16369" table:style-name="ce3"/>
        </table:table-row>
        <table:table-row table:style-name="ro3">
          <table:table-cell office:value-type="float" office:value="5.7" table:style-name="ce1">
            <text:p>5.7</text:p>
          </table:table-cell>
          <table:table-cell office:value-type="float" office:value="6.7270000000000003E-3" table:style-name="ce1">
            <text:p>0.006727</text:p>
          </table:table-cell>
          <table:table-cell office:value-type="float" office:value="5.2567000000000003E-2" table:style-name="ce7">
            <text:p>0.052567</text:p>
          </table:table-cell>
          <table:table-cell office:value-type="float" office:value="9.7598000000000004E-2" table:style-name="ce7">
            <text:p>0.097598</text:p>
          </table:table-cell>
          <table:table-cell table:style-name="ce3"/>
          <table:table-cell table:number-columns-repeated="10" table:style-name="ce1"/>
          <table:table-cell table:number-columns-repeated="16369" table:style-name="ce3"/>
        </table:table-row>
        <table:table-row table:style-name="ro3">
          <table:table-cell office:value-type="float" office:value="5.72" table:style-name="ce1">
            <text:p>5.72</text:p>
          </table:table-cell>
          <table:table-cell office:value-type="float" office:value="1.0274E-2" table:style-name="ce1">
            <text:p>0.010274</text:p>
          </table:table-cell>
          <table:table-cell office:value-type="float" office:value="6.4016000000000003E-2" table:style-name="ce7">
            <text:p>0.064016</text:p>
          </table:table-cell>
          <table:table-cell office:value-type="float" office:value="0.10079200000000001" table:style-name="ce7">
            <text:p>0.100792</text:p>
          </table:table-cell>
          <table:table-cell table:style-name="ce3"/>
          <table:table-cell table:number-columns-repeated="10" table:style-name="ce1"/>
          <table:table-cell table:number-columns-repeated="16369" table:style-name="ce3"/>
        </table:table-row>
        <table:table-row table:style-name="ro3">
          <table:table-cell office:value-type="float" office:value="5.74" table:style-name="ce1">
            <text:p>5.74</text:p>
          </table:table-cell>
          <table:table-cell office:value-type="float" office:value="1.4054000000000001E-2" table:style-name="ce1">
            <text:p>0.014054</text:p>
          </table:table-cell>
          <table:table-cell office:value-type="float" office:value="7.5839000000000004E-2" table:style-name="ce7">
            <text:p>0.075839</text:p>
          </table:table-cell>
          <table:table-cell office:value-type="float" office:value="0.103313" table:style-name="ce7">
            <text:p>0.103313</text:p>
          </table:table-cell>
          <table:table-cell table:style-name="ce3"/>
          <table:table-cell table:number-columns-repeated="10" table:style-name="ce1"/>
          <table:table-cell table:number-columns-repeated="16369" table:style-name="ce3"/>
        </table:table-row>
        <table:table-row table:style-name="ro3">
          <table:table-cell office:value-type="float" office:value="5.76" table:style-name="ce1">
            <text:p>5.76</text:p>
          </table:table-cell>
          <table:table-cell office:value-type="float" office:value="1.8041999999999999E-2" table:style-name="ce1">
            <text:p>0.018042</text:p>
          </table:table-cell>
          <table:table-cell office:value-type="float" office:value="8.7952000000000002E-2" table:style-name="ce7">
            <text:p>0.087952</text:p>
          </table:table-cell>
          <table:table-cell office:value-type="float" office:value="0.105084" table:style-name="ce7">
            <text:p>0.105084</text:p>
          </table:table-cell>
          <table:table-cell table:style-name="ce3"/>
          <table:table-cell table:number-columns-repeated="10" table:style-name="ce1"/>
          <table:table-cell table:number-columns-repeated="16369" table:style-name="ce3"/>
        </table:table-row>
        <table:table-row table:style-name="ro3">
          <table:table-cell office:value-type="float" office:value="5.78" table:style-name="ce1">
            <text:p>5.78</text:p>
          </table:table-cell>
          <table:table-cell office:value-type="float" office:value="2.2207999999999999E-2" table:style-name="ce1">
            <text:p>0.022208</text:p>
          </table:table-cell>
          <table:table-cell office:value-type="float" office:value="0.100258" table:style-name="ce7">
            <text:p>0.100258</text:p>
          </table:table-cell>
          <table:table-cell office:value-type="float" office:value="0.106034" table:style-name="ce7">
            <text:p>0.106034</text:p>
          </table:table-cell>
          <table:table-cell table:style-name="ce3"/>
          <table:table-cell table:number-columns-repeated="10" table:style-name="ce1"/>
          <table:table-cell table:number-columns-repeated="16369" table:style-name="ce3"/>
        </table:table-row>
        <table:table-row table:style-name="ro3">
          <table:table-cell office:value-type="float" office:value="5.8" table:style-name="ce1">
            <text:p>5.8</text:p>
          </table:table-cell>
          <table:table-cell office:value-type="float" office:value="2.6515E-2" table:style-name="ce1">
            <text:p>0.026515</text:p>
          </table:table-cell>
          <table:table-cell office:value-type="float" office:value="0.112654" table:style-name="ce7">
            <text:p>0.112654</text:p>
          </table:table-cell>
          <table:table-cell office:value-type="float" office:value="0.106101" table:style-name="ce7">
            <text:p>0.106101</text:p>
          </table:table-cell>
          <table:table-cell table:style-name="ce3"/>
          <table:table-cell table:number-columns-repeated="10" table:style-name="ce1"/>
          <table:table-cell table:number-columns-repeated="16369" table:style-name="ce3"/>
        </table:table-row>
        <table:table-row table:style-name="ro3">
          <table:table-cell office:value-type="float" office:value="5.82" table:style-name="ce1">
            <text:p>5.82</text:p>
          </table:table-cell>
          <table:table-cell office:value-type="float" office:value="3.0922000000000002E-2" table:style-name="ce1">
            <text:p>0.030922</text:p>
          </table:table-cell>
          <table:table-cell office:value-type="float" office:value="0.125027" table:style-name="ce7">
            <text:p>0.125027</text:p>
          </table:table-cell>
          <table:table-cell office:value-type="float" office:value="0.10523" table:style-name="ce7">
            <text:p>0.10523</text:p>
          </table:table-cell>
          <table:table-cell table:style-name="ce3"/>
          <table:table-cell table:number-columns-repeated="10" table:style-name="ce1"/>
          <table:table-cell table:number-columns-repeated="16369" table:style-name="ce3"/>
        </table:table-row>
        <table:table-row table:style-name="ro3">
          <table:table-cell office:value-type="float" office:value="5.84" table:style-name="ce1">
            <text:p>5.84</text:p>
          </table:table-cell>
          <table:table-cell office:value-type="float" office:value="3.5385E-2" table:style-name="ce1">
            <text:p>0.035385</text:p>
          </table:table-cell>
          <table:table-cell office:value-type="float" office:value="0.13725799999999999" table:style-name="ce7">
            <text:p>0.137258</text:p>
          </table:table-cell>
          <table:table-cell office:value-type="float" office:value="0.103379" table:style-name="ce7">
            <text:p>0.103379</text:p>
          </table:table-cell>
          <table:table-cell table:style-name="ce3"/>
          <table:table-cell table:number-columns-repeated="10" table:style-name="ce1"/>
          <table:table-cell table:number-columns-repeated="16369" table:style-name="ce3"/>
        </table:table-row>
        <table:table-row table:style-name="ro3">
          <table:table-cell office:value-type="float" office:value="5.86" table:style-name="ce1">
            <text:p>5.86</text:p>
          </table:table-cell>
          <table:table-cell office:value-type="float" office:value="3.9855000000000002E-2" table:style-name="ce1">
            <text:p>0.039855</text:p>
          </table:table-cell>
          <table:table-cell office:value-type="float" office:value="0.14922199999999999" table:style-name="ce7">
            <text:p>0.149222</text:p>
          </table:table-cell>
          <table:table-cell office:value-type="float" office:value="0.10051400000000001" table:style-name="ce7">
            <text:p>0.100514</text:p>
          </table:table-cell>
          <table:table-cell table:style-name="ce3"/>
          <table:table-cell table:number-columns-repeated="10" table:style-name="ce1"/>
          <table:table-cell table:number-columns-repeated="16369" table:style-name="ce3"/>
        </table:table-row>
        <table:table-row table:style-name="ro3">
          <table:table-cell office:value-type="float" office:value="5.88" table:style-name="ce1">
            <text:p>5.88</text:p>
          </table:table-cell>
          <table:table-cell office:value-type="float" office:value="4.4282000000000002E-2" table:style-name="ce1">
            <text:p>0.044282</text:p>
          </table:table-cell>
          <table:table-cell office:value-type="float" office:value="0.16078799999999999" table:style-name="ce7">
            <text:p>0.160788</text:p>
          </table:table-cell>
          <table:table-cell office:value-type="float" office:value="9.6615999999999994E-2" table:style-name="ce7">
            <text:p>0.096616</text:p>
          </table:table-cell>
          <table:table-cell table:style-name="ce3"/>
          <table:table-cell table:number-columns-repeated="10" table:style-name="ce1"/>
          <table:table-cell table:number-columns-repeated="16369" table:style-name="ce3"/>
        </table:table-row>
        <table:table-row table:style-name="ro3">
          <table:table-cell office:value-type="float" office:value="5.9" table:style-name="ce1">
            <text:p>5.9</text:p>
          </table:table-cell>
          <table:table-cell office:value-type="float" office:value="4.8611000000000001E-2" table:style-name="ce1">
            <text:p>0.048611</text:p>
          </table:table-cell>
          <table:table-cell office:value-type="float" office:value="0.17182700000000001" table:style-name="ce7">
            <text:p>0.171827</text:p>
          </table:table-cell>
          <table:table-cell office:value-type="float" office:value="9.1676999999999995E-2" table:style-name="ce7">
            <text:p>0.091677</text:p>
          </table:table-cell>
          <table:table-cell table:style-name="ce3"/>
          <table:table-cell table:number-columns-repeated="10" table:style-name="ce1"/>
          <table:table-cell table:number-columns-repeated="16369" table:style-name="ce3"/>
        </table:table-row>
        <table:table-row table:style-name="ro3">
          <table:table-cell office:value-type="float" office:value="5.92" table:style-name="ce1">
            <text:p>5.92</text:p>
          </table:table-cell>
          <table:table-cell office:value-type="float" office:value="5.2787000000000001E-2" table:style-name="ce1">
            <text:p>0.052787</text:p>
          </table:table-cell>
          <table:table-cell office:value-type="float" office:value="0.182204" table:style-name="ce7">
            <text:p>0.182204</text:p>
          </table:table-cell>
          <table:table-cell office:value-type="float" office:value="8.5704000000000002E-2" table:style-name="ce7">
            <text:p>0.085704</text:p>
          </table:table-cell>
          <table:table-cell table:style-name="ce3"/>
          <table:table-cell table:number-columns-repeated="10" table:style-name="ce1"/>
          <table:table-cell table:number-columns-repeated="16369" table:style-name="ce3"/>
        </table:table-row>
        <table:table-row table:style-name="ro3">
          <table:table-cell office:value-type="float" office:value="5.94" table:style-name="ce1">
            <text:p>5.94</text:p>
          </table:table-cell>
          <table:table-cell office:value-type="float" office:value="5.6755E-2" table:style-name="ce1">
            <text:p>0.056755</text:p>
          </table:table-cell>
          <table:table-cell office:value-type="float" office:value="0.19178899999999999" table:style-name="ce7">
            <text:p>0.191789</text:p>
          </table:table-cell>
          <table:table-cell office:value-type="float" office:value="7.8716999999999995E-2" table:style-name="ce7">
            <text:p>0.078717</text:p>
          </table:table-cell>
          <table:table-cell table:style-name="ce3"/>
          <table:table-cell table:number-columns-repeated="10" table:style-name="ce1"/>
          <table:table-cell table:number-columns-repeated="16369" table:style-name="ce3"/>
        </table:table-row>
        <table:table-row table:style-name="ro3">
          <table:table-cell office:value-type="float" office:value="5.96" table:style-name="ce1">
            <text:p>5.96</text:p>
          </table:table-cell>
          <table:table-cell office:value-type="float" office:value="6.0456999999999997E-2" table:style-name="ce1">
            <text:p>0.060457</text:p>
          </table:table-cell>
          <table:table-cell office:value-type="float" office:value="0.20045399999999999" table:style-name="ce7">
            <text:p>0.200454</text:p>
          </table:table-cell>
          <table:table-cell office:value-type="float" office:value="7.0750999999999994E-2" table:style-name="ce7">
            <text:p>0.070751</text:p>
          </table:table-cell>
          <table:table-cell table:style-name="ce3"/>
          <table:table-cell table:number-columns-repeated="10" table:style-name="ce1"/>
          <table:table-cell table:number-columns-repeated="16369" table:style-name="ce3"/>
        </table:table-row>
        <table:table-row table:style-name="ro3">
          <table:table-cell office:value-type="float" office:value="5.98" table:style-name="ce1">
            <text:p>5.98</text:p>
          </table:table-cell>
          <table:table-cell office:value-type="float" office:value="6.3839000000000007E-2" table:style-name="ce1">
            <text:p>0.063839</text:p>
          </table:table-cell>
          <table:table-cell office:value-type="float" office:value="0.20807600000000001" table:style-name="ce7">
            <text:p>0.208076</text:p>
          </table:table-cell>
          <table:table-cell office:value-type="float" office:value="6.1852999999999998E-2" table:style-name="ce7">
            <text:p>0.061853</text:p>
          </table:table-cell>
          <table:table-cell table:style-name="ce3"/>
          <table:table-cell table:number-columns-repeated="10" table:style-name="ce1"/>
          <table:table-cell table:number-columns-repeated="16369" table:style-name="ce3"/>
        </table:table-row>
        <table:table-row table:style-name="ro3">
          <table:table-cell office:value-type="float" office:value="6" table:style-name="ce1">
            <text:p>6</text:p>
          </table:table-cell>
          <table:table-cell office:value-type="float" office:value="6.6847000000000004E-2" table:style-name="ce1">
            <text:p>0.066847</text:p>
          </table:table-cell>
          <table:table-cell office:value-type="float" office:value="0.21453800000000001" table:style-name="ce7">
            <text:p>0.214538</text:p>
          </table:table-cell>
          <table:table-cell office:value-type="float" office:value="5.2088000000000002E-2" table:style-name="ce7">
            <text:p>0.052088</text:p>
          </table:table-cell>
          <table:table-cell table:style-name="ce3"/>
          <table:table-cell table:number-columns-repeated="10" table:style-name="ce1"/>
          <table:table-cell table:number-columns-repeated="16369" table:style-name="ce3"/>
        </table:table-row>
        <table:table-row table:style-name="ro3">
          <table:table-cell office:value-type="float" office:value="6.02" table:style-name="ce1">
            <text:p>6.02</text:p>
          </table:table-cell>
          <table:table-cell office:value-type="float" office:value="6.9431999999999994E-2" table:style-name="ce1">
            <text:p>0.069432</text:p>
          </table:table-cell>
          <table:table-cell office:value-type="float" office:value="0.21973100000000001" table:style-name="ce7">
            <text:p>0.219731</text:p>
          </table:table-cell>
          <table:table-cell office:value-type="float" office:value="4.1529000000000003E-2" table:style-name="ce7">
            <text:p>0.041529</text:p>
          </table:table-cell>
          <table:table-cell table:style-name="ce3"/>
          <table:table-cell table:number-columns-repeated="10" table:style-name="ce1"/>
          <table:table-cell table:number-columns-repeated="16369" table:style-name="ce3"/>
        </table:table-row>
        <table:table-row table:style-name="ro3">
          <table:table-cell office:value-type="float" office:value="6.04" table:style-name="ce1">
            <text:p>6.04</text:p>
          </table:table-cell>
          <table:table-cell office:value-type="float" office:value="7.1544999999999997E-2" table:style-name="ce1">
            <text:p>0.071545</text:p>
          </table:table-cell>
          <table:table-cell office:value-type="float" office:value="0.22356000000000001" table:style-name="ce7">
            <text:p>0.22356</text:p>
          </table:table-cell>
          <table:table-cell office:value-type="float" office:value="3.0266000000000001E-2" table:style-name="ce7">
            <text:p>0.030266</text:p>
          </table:table-cell>
          <table:table-cell table:style-name="ce3"/>
          <table:table-cell table:number-columns-repeated="10" table:style-name="ce1"/>
          <table:table-cell table:number-columns-repeated="16369" table:style-name="ce3"/>
        </table:table-row>
        <table:table-row table:style-name="ro3">
          <table:table-cell office:value-type="float" office:value="6.06" table:style-name="ce1">
            <text:p>6.06</text:p>
          </table:table-cell>
          <table:table-cell office:value-type="float" office:value="7.3145000000000002E-2" table:style-name="ce1">
            <text:p>0.073145</text:p>
          </table:table-cell>
          <table:table-cell office:value-type="float" office:value="0.225938" table:style-name="ce7">
            <text:p>0.225938</text:p>
          </table:table-cell>
          <table:table-cell office:value-type="float" office:value="1.8398000000000001E-2" table:style-name="ce7">
            <text:p>0.018398</text:p>
          </table:table-cell>
          <table:table-cell table:style-name="ce3"/>
          <table:table-cell table:number-columns-repeated="10" table:style-name="ce1"/>
          <table:table-cell table:number-columns-repeated="16369" table:style-name="ce3"/>
        </table:table-row>
        <table:table-row table:style-name="ro3">
          <table:table-cell office:value-type="float" office:value="6.08" table:style-name="ce1">
            <text:p>6.08</text:p>
          </table:table-cell>
          <table:table-cell office:value-type="float" office:value="7.4193999999999996E-2" table:style-name="ce1">
            <text:p>0.074194</text:p>
          </table:table-cell>
          <table:table-cell office:value-type="float" office:value="0.226795" table:style-name="ce7">
            <text:p>0.226795</text:p>
          </table:table-cell>
          <table:table-cell office:value-type="float" office:value="6.0359999999999997E-3" table:style-name="ce7">
            <text:p>0.006036</text:p>
          </table:table-cell>
          <table:table-cell table:style-name="ce3"/>
          <table:table-cell table:number-columns-repeated="10" table:style-name="ce1"/>
          <table:table-cell table:number-columns-repeated="16369" table:style-name="ce3"/>
        </table:table-row>
        <table:table-row table:style-name="ro3">
          <table:table-cell office:value-type="float" office:value="6.1" table:style-name="ce1">
            <text:p>6.1</text:p>
          </table:table-cell>
          <table:table-cell office:value-type="float" office:value="7.4661000000000005E-2" table:style-name="ce1">
            <text:p>0.074661</text:p>
          </table:table-cell>
          <table:table-cell office:value-type="float" office:value="0.226073" table:style-name="ce7">
            <text:p>0.226073</text:p>
          </table:table-cell>
          <table:table-cell office:value-type="float" office:value="-6.7000000000000002E-3" table:style-name="ce7">
            <text:p>-0.0067</text:p>
          </table:table-cell>
          <table:table-cell table:style-name="ce3"/>
          <table:table-cell table:number-columns-repeated="10" table:style-name="ce1"/>
          <table:table-cell table:number-columns-repeated="16369" table:style-name="ce3"/>
        </table:table-row>
        <table:table-row table:style-name="ro3">
          <table:table-cell office:value-type="float" office:value="6.12" table:style-name="ce1">
            <text:p>6.12</text:p>
          </table:table-cell>
          <table:table-cell office:value-type="float" office:value="7.4522000000000005E-2" table:style-name="ce1">
            <text:p>0.074522</text:p>
          </table:table-cell>
          <table:table-cell office:value-type="float" office:value="0.22373299999999999" table:style-name="ce7">
            <text:p>0.223733</text:p>
          </table:table-cell>
          <table:table-cell office:value-type="float" office:value="-1.9682999999999999E-2" table:style-name="ce7">
            <text:p>-0.019683</text:p>
          </table:table-cell>
          <table:table-cell table:style-name="ce3"/>
          <table:table-cell table:number-columns-repeated="10" table:style-name="ce1"/>
          <table:table-cell table:number-columns-repeated="16369" table:style-name="ce3"/>
        </table:table-row>
        <table:table-row table:style-name="ro3">
          <table:table-cell office:value-type="float" office:value="6.14" table:style-name="ce1">
            <text:p>6.14</text:p>
          </table:table-cell>
          <table:table-cell office:value-type="float" office:value="7.3759000000000005E-2" table:style-name="ce1">
            <text:p>0.073759</text:p>
          </table:table-cell>
          <table:table-cell office:value-type="float" office:value="0.219752" table:style-name="ce7">
            <text:p>0.219752</text:p>
          </table:table-cell>
          <table:table-cell office:value-type="float" office:value="-3.2780999999999998E-2" table:style-name="ce7">
            <text:p>-0.032781</text:p>
          </table:table-cell>
          <table:table-cell table:style-name="ce3"/>
          <table:table-cell table:number-columns-repeated="10" table:style-name="ce1"/>
          <table:table-cell table:number-columns-repeated="16369" table:style-name="ce3"/>
        </table:table-row>
        <table:table-row table:style-name="ro3">
          <table:table-cell office:value-type="float" office:value="6.16" table:style-name="ce1">
            <text:p>6.16</text:p>
          </table:table-cell>
          <table:table-cell office:value-type="float" office:value="7.2361999999999996E-2" table:style-name="ce1">
            <text:p>0.072362</text:p>
          </table:table-cell>
          <table:table-cell office:value-type="float" office:value="0.21412400000000001" table:style-name="ce7">
            <text:p>0.214124</text:p>
          </table:table-cell>
          <table:table-cell office:value-type="float" office:value="-4.5855E-2" table:style-name="ce7">
            <text:p>-0.045855</text:p>
          </table:table-cell>
          <table:table-cell table:style-name="ce3"/>
          <table:table-cell table:number-columns-repeated="10" table:style-name="ce1"/>
          <table:table-cell table:number-columns-repeated="16369" table:style-name="ce3"/>
        </table:table-row>
        <table:table-row table:style-name="ro3">
          <table:table-cell office:value-type="float" office:value="6.18" table:style-name="ce1">
            <text:p>6.18</text:p>
          </table:table-cell>
          <table:table-cell office:value-type="float" office:value="7.0329000000000003E-2" table:style-name="ce1">
            <text:p>0.070329</text:p>
          </table:table-cell>
          <table:table-cell office:value-type="float" office:value="0.20686299999999999" table:style-name="ce7">
            <text:p>0.206863</text:p>
          </table:table-cell>
          <table:table-cell office:value-type="float" office:value="-5.8767E-2" table:style-name="ce7">
            <text:p>-0.058767</text:p>
          </table:table-cell>
          <table:table-cell table:style-name="ce3"/>
          <table:table-cell table:number-columns-repeated="10" table:style-name="ce1"/>
          <table:table-cell table:number-columns-repeated="16369" table:style-name="ce3"/>
        </table:table-row>
        <table:table-row table:style-name="ro3">
          <table:table-cell office:value-type="float" office:value="6.2" table:style-name="ce1">
            <text:p>6.2</text:p>
          </table:table-cell>
          <table:table-cell office:value-type="float" office:value="6.7668000000000006E-2" table:style-name="ce1">
            <text:p>0.067668</text:p>
          </table:table-cell>
          <table:table-cell office:value-type="float" office:value="0.19800100000000001" table:style-name="ce7">
            <text:p>0.198001</text:p>
          </table:table-cell>
          <table:table-cell office:value-type="float" office:value="-7.1374999999999994E-2" table:style-name="ce7">
            <text:p>-0.071375</text:p>
          </table:table-cell>
          <table:table-cell table:style-name="ce3"/>
          <table:table-cell table:number-columns-repeated="10" table:style-name="ce1"/>
          <table:table-cell table:number-columns-repeated="16369" table:style-name="ce3"/>
        </table:table-row>
        <table:table-row table:style-name="ro3">
          <table:table-cell office:value-type="float" office:value="6.22" table:style-name="ce1">
            <text:p>6.22</text:p>
          </table:table-cell>
          <table:table-cell office:value-type="float" office:value="6.4392000000000005E-2" table:style-name="ce1">
            <text:p>0.064392</text:p>
          </table:table-cell>
          <table:table-cell office:value-type="float" office:value="0.187588" table:style-name="ce7">
            <text:p>0.187588</text:p>
          </table:table-cell>
          <table:table-cell office:value-type="float" office:value="-8.3543000000000006E-2" table:style-name="ce7">
            <text:p>-0.083543</text:p>
          </table:table-cell>
          <table:table-cell table:style-name="ce3"/>
          <table:table-cell table:number-columns-repeated="10" table:style-name="ce1"/>
          <table:table-cell table:number-columns-repeated="16369" table:style-name="ce3"/>
        </table:table-row>
        <table:table-row table:style-name="ro3">
          <table:table-cell office:value-type="float" office:value="6.24" table:style-name="ce1">
            <text:p>6.24</text:p>
          </table:table-cell>
          <table:table-cell office:value-type="float" office:value="6.0524000000000001E-2" table:style-name="ce1">
            <text:p>0.060524</text:p>
          </table:table-cell>
          <table:table-cell office:value-type="float" office:value="0.17569399999999999" table:style-name="ce7">
            <text:p>0.175694</text:p>
          </table:table-cell>
          <table:table-cell office:value-type="float" office:value="-9.5135999999999998E-2" table:style-name="ce7">
            <text:p>-0.095136</text:p>
          </table:table-cell>
          <table:table-cell table:style-name="ce3"/>
          <table:table-cell table:number-columns-repeated="10" table:style-name="ce1"/>
          <table:table-cell table:number-columns-repeated="16369" table:style-name="ce3"/>
        </table:table-row>
        <table:table-row table:style-name="ro3">
          <table:table-cell office:value-type="float" office:value="6.26" table:style-name="ce1">
            <text:p>6.26</text:p>
          </table:table-cell>
          <table:table-cell office:value-type="float" office:value="5.6097000000000001E-2" table:style-name="ce1">
            <text:p>0.056097</text:p>
          </table:table-cell>
          <table:table-cell office:value-type="float" office:value="0.16240499999999999" table:style-name="ce7">
            <text:p>0.162405</text:p>
          </table:table-cell>
          <table:table-cell office:value-type="float" office:value="-0.10602499999999999" table:style-name="ce7">
            <text:p>-0.106025</text:p>
          </table:table-cell>
          <table:table-cell table:style-name="ce3"/>
          <table:table-cell table:number-columns-repeated="10" table:style-name="ce1"/>
          <table:table-cell table:number-columns-repeated="16369" table:style-name="ce3"/>
        </table:table-row>
        <table:table-row table:style-name="ro3">
          <table:table-cell office:value-type="float" office:value="6.28" table:style-name="ce1">
            <text:p>6.28</text:p>
          </table:table-cell>
          <table:table-cell office:value-type="float" office:value="5.1146999999999998E-2" table:style-name="ce1">
            <text:p>0.051147</text:p>
          </table:table-cell>
          <table:table-cell office:value-type="float" office:value="0.14782300000000001" table:style-name="ce7">
            <text:p>0.147823</text:p>
          </table:table-cell>
          <table:table-cell office:value-type="float" office:value="-0.116089" table:style-name="ce7">
            <text:p>-0.116089</text:p>
          </table:table-cell>
          <table:table-cell table:style-name="ce3"/>
          <table:table-cell table:number-columns-repeated="10" table:style-name="ce1"/>
          <table:table-cell table:number-columns-repeated="16369" table:style-name="ce3"/>
        </table:table-row>
        <table:table-row table:style-name="ro3">
          <table:table-cell office:value-type="float" office:value="6.3" table:style-name="ce1">
            <text:p>6.3</text:p>
          </table:table-cell>
          <table:table-cell office:value-type="float" office:value="4.5720999999999998E-2" table:style-name="ce1">
            <text:p>0.045721</text:p>
          </table:table-cell>
          <table:table-cell office:value-type="float" office:value="0.13206799999999999" table:style-name="ce7">
            <text:p>0.132068</text:p>
          </table:table-cell>
          <table:table-cell office:value-type="float" office:value="-0.12521599999999999" table:style-name="ce7">
            <text:p>-0.125216</text:p>
          </table:table-cell>
          <table:table-cell table:style-name="ce3"/>
          <table:table-cell table:number-columns-repeated="10" table:style-name="ce1"/>
          <table:table-cell table:number-columns-repeated="16369" table:style-name="ce3"/>
        </table:table-row>
        <table:table-row table:style-name="ro3">
          <table:table-cell office:value-type="float" office:value="6.32" table:style-name="ce1">
            <text:p>6.32</text:p>
          </table:table-cell>
          <table:table-cell office:value-type="float" office:value="3.9871999999999998E-2" table:style-name="ce1">
            <text:p>0.039872</text:p>
          </table:table-cell>
          <table:table-cell office:value-type="float" office:value="0.115272" table:style-name="ce7">
            <text:p>0.115272</text:p>
          </table:table-cell>
          <table:table-cell office:value-type="float" office:value="-0.13330700000000001" table:style-name="ce7">
            <text:p>-0.133307</text:p>
          </table:table-cell>
          <table:table-cell table:style-name="ce3"/>
          <table:table-cell table:number-columns-repeated="10" table:style-name="ce1"/>
          <table:table-cell table:number-columns-repeated="16369" table:style-name="ce3"/>
        </table:table-row>
        <table:table-row table:style-name="ro3">
          <table:table-cell office:value-type="float" office:value="6.34" table:style-name="ce1">
            <text:p>6.34</text:p>
          </table:table-cell>
          <table:table-cell office:value-type="float" office:value="3.3656999999999999E-2" table:style-name="ce1">
            <text:p>0.033657</text:p>
          </table:table-cell>
          <table:table-cell office:value-type="float" office:value="9.7581000000000001E-2" table:style-name="ce7">
            <text:p>0.097581</text:p>
          </table:table-cell>
          <table:table-cell office:value-type="float" office:value="-0.14027300000000001" table:style-name="ce7">
            <text:p>-0.140273</text:p>
          </table:table-cell>
          <table:table-cell table:style-name="ce3"/>
          <table:table-cell table:number-columns-repeated="16379" table:style-name="ce1"/>
        </table:table-row>
        <table:table-row table:style-name="ro3">
          <table:table-cell office:value-type="float" office:value="6.36" table:style-name="ce1">
            <text:p>6.36</text:p>
          </table:table-cell>
          <table:table-cell office:value-type="float" office:value="2.7140999999999998E-2" table:style-name="ce1">
            <text:p>0.027141</text:p>
          </table:table-cell>
          <table:table-cell office:value-type="float" office:value="7.9149999999999998E-2" table:style-name="ce7">
            <text:p>0.07915</text:p>
          </table:table-cell>
          <table:table-cell office:value-type="float" office:value="-0.14604" table:style-name="ce7">
            <text:p>-0.14604</text:p>
          </table:table-cell>
          <table:table-cell table:style-name="ce3"/>
          <table:table-cell table:number-columns-repeated="16379" table:style-name="ce1"/>
        </table:table-row>
        <table:table-row table:style-name="ro3">
          <table:table-cell office:value-type="float" office:value="6.38" table:style-name="ce1">
            <text:p>6.38</text:p>
          </table:table-cell>
          <table:table-cell office:value-type="float" office:value="2.0390999999999999E-2" table:style-name="ce1">
            <text:p>0.020391</text:p>
          </table:table-cell>
          <table:table-cell office:value-type="float" office:value="6.0144000000000003E-2" table:style-name="ce7">
            <text:p>0.060144</text:p>
          </table:table-cell>
          <table:table-cell office:value-type="float" office:value="-0.15054999999999999" table:style-name="ce7">
            <text:p>-0.15055</text:p>
          </table:table-cell>
          <table:table-cell table:style-name="ce3"/>
          <table:table-cell table:number-columns-repeated="16379" table:style-name="ce1"/>
        </table:table-row>
        <table:table-row table:style-name="ro3">
          <table:table-cell office:value-type="float" office:value="6.4" table:style-name="ce1">
            <text:p>6.4</text:p>
          </table:table-cell>
          <table:table-cell office:value-type="float" office:value="1.3476999999999999E-2" table:style-name="ce1">
            <text:p>0.013477</text:p>
          </table:table-cell>
          <table:table-cell office:value-type="float" office:value="4.0733999999999999E-2" table:style-name="ce7">
            <text:p>0.040734</text:p>
          </table:table-cell>
          <table:table-cell office:value-type="float" office:value="-0.15376100000000001" table:style-name="ce7">
            <text:p>-0.153761</text:p>
          </table:table-cell>
          <table:table-cell table:style-name="ce3"/>
          <table:table-cell table:number-columns-repeated="16379" table:style-name="ce1"/>
        </table:table-row>
        <table:table-row table:style-name="ro3">
          <table:table-cell office:value-type="float" office:value="6.42" table:style-name="ce1">
            <text:p>6.42</text:p>
          </table:table-cell>
          <table:table-cell office:value-type="float" office:value="6.4739999999999997E-3" table:style-name="ce1">
            <text:p>0.006474</text:p>
          </table:table-cell>
          <table:table-cell office:value-type="float" office:value="2.1094000000000002E-2" table:style-name="ce7">
            <text:p>0.021094</text:p>
          </table:table-cell>
          <table:table-cell office:value-type="float" office:value="-0.15564600000000001" table:style-name="ce7">
            <text:p>-0.155646</text:p>
          </table:table-cell>
          <table:table-cell table:style-name="ce3"/>
          <table:table-cell table:number-columns-repeated="16379" table:style-name="ce1"/>
        </table:table-row>
        <table:table-row table:style-name="ro3">
          <table:table-cell office:value-type="float" office:value="6.44" table:style-name="ce1">
            <text:p>6.44</text:p>
          </table:table-cell>
          <table:table-cell office:value-type="float" office:value="-5.4500000000000002E-4" table:style-name="ce1">
            <text:p>-0.000545</text:p>
          </table:table-cell>
          <table:table-cell office:value-type="float" office:value="1.403E-3" table:style-name="ce7">
            <text:p>0.001403</text:p>
          </table:table-cell>
          <table:table-cell office:value-type="float" office:value="-0.156197" table:style-name="ce7">
            <text:p>-0.156197</text:p>
          </table:table-cell>
          <table:table-cell table:style-name="ce3"/>
          <table:table-cell table:number-columns-repeated="16379" table:style-name="ce1"/>
        </table:table-row>
        <table:table-row table:style-name="ro3">
          <table:table-cell office:value-type="float" office:value="6.46" table:style-name="ce1">
            <text:p>6.46</text:p>
          </table:table-cell>
          <table:table-cell office:value-type="float" office:value="-7.5050000000000004E-3" table:style-name="ce1">
            <text:p>-0.007505</text:p>
          </table:table-cell>
          <table:table-cell office:value-type="float" office:value="-1.8162999999999999E-2" table:style-name="ce7">
            <text:p>-0.018163</text:p>
          </table:table-cell>
          <table:table-cell office:value-type="float" office:value="-0.155421" table:style-name="ce7">
            <text:p>-0.155421</text:p>
          </table:table-cell>
          <table:table-cell table:style-name="ce3"/>
          <table:table-cell table:number-columns-repeated="16379" table:style-name="ce1"/>
        </table:table-row>
        <table:table-row table:style-name="ro3">
          <table:table-cell office:value-type="float" office:value="6.48" table:style-name="ce1">
            <text:p>6.48</text:p>
          </table:table-cell>
          <table:table-cell office:value-type="float" office:value="-1.4334E-2" table:style-name="ce1">
            <text:p>-0.014334</text:p>
          </table:table-cell>
          <table:table-cell office:value-type="float" office:value="-3.7429999999999998E-2" table:style-name="ce7">
            <text:p>-0.03743</text:p>
          </table:table-cell>
          <table:table-cell office:value-type="float" office:value="-0.15334500000000001" table:style-name="ce7">
            <text:p>-0.153345</text:p>
          </table:table-cell>
          <table:table-cell table:style-name="ce3"/>
          <table:table-cell table:number-columns-repeated="16379" table:style-name="ce1"/>
        </table:table-row>
        <table:table-row table:style-name="ro3">
          <table:table-cell office:value-type="float" office:value="6.5" table:style-name="ce1">
            <text:p>6.5</text:p>
          </table:table-cell>
          <table:table-cell office:value-type="float" office:value="-2.0959999999999999E-2" table:style-name="ce1">
            <text:p>-0.02096</text:p>
          </table:table-cell>
          <table:table-cell office:value-type="float" office:value="-5.6230000000000002E-2" table:style-name="ce7">
            <text:p>-0.05623</text:p>
          </table:table-cell>
          <table:table-cell office:value-type="float" office:value="-0.150008" table:style-name="ce7">
            <text:p>-0.150008</text:p>
          </table:table-cell>
          <table:table-cell table:style-name="ce3"/>
          <table:table-cell table:number-columns-repeated="16379" table:style-name="ce1"/>
        </table:table-row>
        <table:table-row table:style-name="ro3">
          <table:table-cell office:value-type="float" office:value="6.52" table:style-name="ce1">
            <text:p>6.52</text:p>
          </table:table-cell>
          <table:table-cell office:value-type="float" office:value="-2.7316E-2" table:style-name="ce1">
            <text:p>-0.027316</text:p>
          </table:table-cell>
          <table:table-cell office:value-type="float" office:value="-7.4401999999999996E-2" table:style-name="ce7">
            <text:p>-0.074402</text:p>
          </table:table-cell>
          <table:table-cell office:value-type="float" office:value="-0.14546999999999999" table:style-name="ce7">
            <text:p>-0.14547</text:p>
          </table:table-cell>
          <table:table-cell table:style-name="ce3"/>
          <table:table-cell table:number-columns-repeated="16379" table:style-name="ce1"/>
        </table:table-row>
        <table:table-row table:style-name="ro3">
          <table:table-cell office:value-type="float" office:value="6.54" table:style-name="ce1">
            <text:p>6.54</text:p>
          </table:table-cell>
          <table:table-cell office:value-type="float" office:value="-3.3339000000000001E-2" table:style-name="ce1">
            <text:p>-0.033339</text:p>
          </table:table-cell>
          <table:table-cell office:value-type="float" office:value="-9.1794000000000001E-2" table:style-name="ce7">
            <text:p>-0.091794</text:p>
          </table:table-cell>
          <table:table-cell office:value-type="float" office:value="-0.13980100000000001" table:style-name="ce7">
            <text:p>-0.139801</text:p>
          </table:table-cell>
          <table:table-cell table:style-name="ce3"/>
          <table:table-cell table:number-columns-repeated="16379" table:style-name="ce1"/>
        </table:table-row>
        <table:table-row table:style-name="ro3">
          <table:table-cell office:value-type="float" office:value="6.56" table:style-name="ce1">
            <text:p>6.56</text:p>
          </table:table-cell>
          <table:table-cell office:value-type="float" office:value="-3.8970999999999999E-2" table:style-name="ce1">
            <text:p>-0.038971</text:p>
          </table:table-cell>
          <table:table-cell office:value-type="float" office:value="-0.108265" table:style-name="ce7">
            <text:p>-0.108265</text:p>
          </table:table-cell>
          <table:table-cell office:value-type="float" office:value="-0.13308900000000001" table:style-name="ce7">
            <text:p>-0.133089</text:p>
          </table:table-cell>
          <table:table-cell table:style-name="ce3"/>
          <table:table-cell table:number-columns-repeated="2" table:style-name="ce1"/>
          <table:table-cell table:style-name="ce9"/>
          <table:table-cell table:number-columns-repeated="16376" table:style-name="ce1"/>
        </table:table-row>
        <table:table-row table:style-name="ro3">
          <table:table-cell office:value-type="float" office:value="6.58" table:style-name="ce1">
            <text:p>6.58</text:p>
          </table:table-cell>
          <table:table-cell office:value-type="float" office:value="-4.4159999999999998E-2" table:style-name="ce1">
            <text:p>-0.04416</text:p>
          </table:table-cell>
          <table:table-cell office:value-type="float" office:value="-0.12368899999999999" table:style-name="ce7">
            <text:p>-0.123689</text:p>
          </table:table-cell>
          <table:table-cell office:value-type="float" office:value="-0.12543000000000001" table:style-name="ce7">
            <text:p>-0.12543</text:p>
          </table:table-cell>
          <table:table-cell table:style-name="ce3"/>
          <table:table-cell table:number-columns-repeated="16379" table:style-name="ce1"/>
        </table:table-row>
        <table:table-row table:style-name="ro3">
          <table:table-cell office:value-type="float" office:value="6.6" table:style-name="ce1">
            <text:p>6.6</text:p>
          </table:table-cell>
          <table:table-cell office:value-type="float" office:value="-4.8860000000000001E-2" table:style-name="ce1">
            <text:p>-0.04886</text:p>
          </table:table-cell>
          <table:table-cell office:value-type="float" office:value="-0.13795299999999999" table:style-name="ce7">
            <text:p>-0.137953</text:p>
          </table:table-cell>
          <table:table-cell office:value-type="float" office:value="-0.116934" table:style-name="ce7">
            <text:p>-0.116934</text:p>
          </table:table-cell>
          <table:table-cell table:style-name="ce3"/>
          <table:table-cell table:number-columns-repeated="16379" table:style-name="ce1"/>
        </table:table-row>
        <table:table-row table:style-name="ro3">
          <table:table-cell office:value-type="float" office:value="6.62" table:style-name="ce1">
            <text:p>6.62</text:p>
          </table:table-cell>
          <table:table-cell office:value-type="float" office:value="-5.3033999999999998E-2" table:style-name="ce1">
            <text:p>-0.053034</text:p>
          </table:table-cell>
          <table:table-cell office:value-type="float" office:value="-0.15096200000000001" table:style-name="ce7">
            <text:p>-0.150962</text:p>
          </table:table-cell>
          <table:table-cell office:value-type="float" office:value="-0.10771799999999999" table:style-name="ce7">
            <text:p>-0.107718</text:p>
          </table:table-cell>
          <table:table-cell table:style-name="ce3"/>
          <table:table-cell table:number-columns-repeated="16379" table:style-name="ce1"/>
        </table:table-row>
        <table:table-row table:style-name="ro3">
          <table:table-cell office:value-type="float" office:value="6.64" table:style-name="ce1">
            <text:p>6.64</text:p>
          </table:table-cell>
          <table:table-cell office:value-type="float" office:value="-5.6653000000000002E-2" table:style-name="ce1">
            <text:p>-0.056653</text:p>
          </table:table-cell>
          <table:table-cell office:value-type="float" office:value="-0.162636" table:style-name="ce7">
            <text:p>-0.162636</text:p>
          </table:table-cell>
          <table:table-cell office:value-type="float" office:value="-9.7906000000000007E-2" table:style-name="ce7">
            <text:p>-0.097906</text:p>
          </table:table-cell>
          <table:table-cell table:style-name="ce3"/>
          <table:table-cell table:number-columns-repeated="16379" table:style-name="ce1"/>
        </table:table-row>
        <table:table-row table:style-name="ro3">
          <table:table-cell office:value-type="float" office:value="6.66" table:style-name="ce1">
            <text:p>6.66</text:p>
          </table:table-cell>
          <table:table-cell office:value-type="float" office:value="-5.9694999999999998E-2" table:style-name="ce1">
            <text:p>-0.059695</text:p>
          </table:table-cell>
          <table:table-cell office:value-type="float" office:value="-0.17291400000000001" table:style-name="ce7">
            <text:p>-0.172914</text:p>
          </table:table-cell>
          <table:table-cell office:value-type="float" office:value="-8.7627999999999998E-2" table:style-name="ce7">
            <text:p>-0.087628</text:p>
          </table:table-cell>
          <table:table-cell table:style-name="ce3"/>
          <table:table-cell table:number-columns-repeated="10" table:style-name="ce1"/>
          <table:table-cell table:number-columns-repeated="16369" table:style-name="ce3"/>
        </table:table-row>
        <table:table-row table:style-name="ro3">
          <table:table-cell office:value-type="float" office:value="6.68" table:style-name="ce1">
            <text:p>6.68</text:p>
          </table:table-cell>
          <table:table-cell office:value-type="float" office:value="-6.2148000000000002E-2" table:style-name="ce1">
            <text:p>-0.062148</text:p>
          </table:table-cell>
          <table:table-cell office:value-type="float" office:value="-0.181754" table:style-name="ce7">
            <text:p>-0.181754</text:p>
          </table:table-cell>
          <table:table-cell office:value-type="float" office:value="-7.7015E-2" table:style-name="ce7">
            <text:p>-0.077015</text:p>
          </table:table-cell>
          <table:table-cell table:style-name="ce3"/>
          <table:table-cell table:number-columns-repeated="10" table:style-name="ce1"/>
          <table:table-cell table:number-columns-repeated="16369" table:style-name="ce3"/>
        </table:table-row>
        <table:table-row table:style-name="ro3">
          <table:table-cell office:value-type="float" office:value="6.7" table:style-name="ce1">
            <text:p>6.7</text:p>
          </table:table-cell>
          <table:table-cell office:value-type="float" office:value="-6.4005999999999993E-2" table:style-name="ce1">
            <text:p>-0.064006</text:p>
          </table:table-cell>
          <table:table-cell office:value-type="float" office:value="-0.18913199999999999" table:style-name="ce7">
            <text:p>-0.189132</text:p>
          </table:table-cell>
          <table:table-cell office:value-type="float" office:value="-6.6198999999999994E-2" table:style-name="ce7">
            <text:p>-0.066199</text:p>
          </table:table-cell>
          <table:table-cell table:style-name="ce3"/>
          <table:table-cell table:number-columns-repeated="10" table:style-name="ce1"/>
          <table:table-cell table:number-columns-repeated="16369" table:style-name="ce3"/>
        </table:table-row>
        <table:table-row table:style-name="ro3">
          <table:table-cell office:value-type="float" office:value="6.72" table:style-name="ce1">
            <text:p>6.72</text:p>
          </table:table-cell>
          <table:table-cell office:value-type="float" office:value="-6.5273999999999999E-2" table:style-name="ce1">
            <text:p>-0.065274</text:p>
          </table:table-cell>
          <table:table-cell office:value-type="float" office:value="-0.19504199999999999" table:style-name="ce7">
            <text:p>-0.195042</text:p>
          </table:table-cell>
          <table:table-cell office:value-type="float" office:value="-5.5313000000000001E-2" table:style-name="ce7">
            <text:p>-0.055313</text:p>
          </table:table-cell>
          <table:table-cell table:style-name="ce3"/>
          <table:table-cell table:number-columns-repeated="10" table:style-name="ce1"/>
          <table:table-cell table:number-columns-repeated="16369" table:style-name="ce3"/>
        </table:table-row>
        <table:table-row table:style-name="ro3">
          <table:table-cell office:value-type="float" office:value="6.74" table:style-name="ce1">
            <text:p>6.74</text:p>
          </table:table-cell>
          <table:table-cell office:value-type="float" office:value="-6.5964999999999996E-2" table:style-name="ce1">
            <text:p>-0.065965</text:p>
          </table:table-cell>
          <table:table-cell office:value-type="float" office:value="-0.19949500000000001" table:style-name="ce7">
            <text:p>-0.199495</text:p>
          </table:table-cell>
          <table:table-cell office:value-type="float" office:value="-4.4484000000000003E-2" table:style-name="ce7">
            <text:p>-0.044484</text:p>
          </table:table-cell>
          <table:table-cell table:style-name="ce3"/>
          <table:table-cell table:number-columns-repeated="10" table:style-name="ce1"/>
          <table:table-cell table:number-columns-repeated="16369" table:style-name="ce3"/>
        </table:table-row>
        <table:table-row table:style-name="ro3">
          <table:table-cell office:value-type="float" office:value="6.76" table:style-name="ce1">
            <text:p>6.76</text:p>
          </table:table-cell>
          <table:table-cell office:value-type="float" office:value="-6.6099000000000005E-2" table:style-name="ce1">
            <text:p>-0.066099</text:p>
          </table:table-cell>
          <table:table-cell office:value-type="float" office:value="-0.20252300000000001" table:style-name="ce7">
            <text:p>-0.202523</text:p>
          </table:table-cell>
          <table:table-cell office:value-type="float" office:value="-3.3833000000000002E-2" table:style-name="ce7">
            <text:p>-0.033833</text:p>
          </table:table-cell>
          <table:table-cell table:style-name="ce3"/>
          <table:table-cell table:number-columns-repeated="10" table:style-name="ce1"/>
          <table:table-cell table:number-columns-repeated="16369" table:style-name="ce3"/>
        </table:table-row>
        <table:table-row table:style-name="ro3">
          <table:table-cell office:value-type="float" office:value="6.78" table:style-name="ce1">
            <text:p>6.78</text:p>
          </table:table-cell>
          <table:table-cell office:value-type="float" office:value="-6.5702999999999998E-2" table:style-name="ce1">
            <text:p>-0.065703</text:p>
          </table:table-cell>
          <table:table-cell office:value-type="float" office:value="-0.20417099999999999" table:style-name="ce7">
            <text:p>-0.204171</text:p>
          </table:table-cell>
          <table:table-cell office:value-type="float" office:value="-2.3477999999999999E-2" table:style-name="ce7">
            <text:p>-0.023478</text:p>
          </table:table-cell>
          <table:table-cell table:style-name="ce3"/>
          <table:table-cell table:number-columns-repeated="10" table:style-name="ce1"/>
          <table:table-cell table:number-columns-repeated="16369" table:style-name="ce3"/>
        </table:table-row>
        <table:table-row table:style-name="ro3">
          <table:table-cell office:value-type="float" office:value="6.8" table:style-name="ce1">
            <text:p>6.8</text:p>
          </table:table-cell>
          <table:table-cell office:value-type="float" office:value="-6.4812999999999996E-2" table:style-name="ce1">
            <text:p>-0.064813</text:p>
          </table:table-cell>
          <table:table-cell office:value-type="float" office:value="-0.20449899999999999" table:style-name="ce7">
            <text:p>-0.204499</text:p>
          </table:table-cell>
          <table:table-cell office:value-type="float" office:value="-1.3521999999999999E-2" table:style-name="ce7">
            <text:p>-0.013522</text:p>
          </table:table-cell>
          <table:table-cell table:style-name="ce3"/>
          <table:table-cell table:number-columns-repeated="10" table:style-name="ce1"/>
          <table:table-cell table:number-columns-repeated="16369" table:style-name="ce3"/>
        </table:table-row>
        <table:table-row table:style-name="ro3">
          <table:table-cell office:value-type="float" office:value="6.82" table:style-name="ce1">
            <text:p>6.82</text:p>
          </table:table-cell>
          <table:table-cell office:value-type="float" office:value="-6.3466999999999996E-2" table:style-name="ce1">
            <text:p>-0.063467</text:p>
          </table:table-cell>
          <table:table-cell office:value-type="float" office:value="-0.20358200000000001" table:style-name="ce7">
            <text:p>-0.203582</text:p>
          </table:table-cell>
          <table:table-cell office:value-type="float" office:value="-4.0629999999999998E-3" table:style-name="ce7">
            <text:p>-0.004063</text:p>
          </table:table-cell>
          <table:table-cell table:style-name="ce3"/>
          <table:table-cell table:number-columns-repeated="10" table:style-name="ce1"/>
          <table:table-cell table:number-columns-repeated="16369" table:style-name="ce3"/>
        </table:table-row>
        <table:table-row table:style-name="ro3">
          <table:table-cell office:value-type="float" office:value="6.84" table:style-name="ce1">
            <text:p>6.84</text:p>
          </table:table-cell>
          <table:table-cell office:value-type="float" office:value="-6.1712999999999997E-2" table:style-name="ce1">
            <text:p>-0.061713</text:p>
          </table:table-cell>
          <table:table-cell office:value-type="float" office:value="-0.20150799999999999" table:style-name="ce7">
            <text:p>-0.201508</text:p>
          </table:table-cell>
          <table:table-cell office:value-type="float" office:value="4.816E-3" table:style-name="ce7">
            <text:p>0.004816</text:p>
          </table:table-cell>
          <table:table-cell table:style-name="ce3"/>
          <table:table-cell table:number-columns-repeated="10" table:style-name="ce1"/>
          <table:table-cell table:number-columns-repeated="16369" table:style-name="ce3"/>
        </table:table-row>
        <table:table-row table:style-name="ro3">
          <table:table-cell office:value-type="float" office:value="6.86" table:style-name="ce1">
            <text:p>6.86</text:p>
          </table:table-cell>
          <table:table-cell office:value-type="float" office:value="-5.9598999999999999E-2" table:style-name="ce1">
            <text:p>-0.059599</text:p>
          </table:table-cell>
          <table:table-cell office:value-type="float" office:value="-0.19837199999999999" table:style-name="ce7">
            <text:p>-0.198372</text:p>
          </table:table-cell>
          <table:table-cell office:value-type="float" office:value="1.3042E-2" table:style-name="ce7">
            <text:p>0.013042</text:p>
          </table:table-cell>
          <table:table-cell table:style-name="ce3"/>
          <table:table-cell table:number-columns-repeated="10" table:style-name="ce1"/>
          <table:table-cell table:number-columns-repeated="16369" table:style-name="ce3"/>
        </table:table-row>
        <table:table-row table:style-name="ro3">
          <table:table-cell office:value-type="float" office:value="6.88" table:style-name="ce1">
            <text:p>6.88</text:p>
          </table:table-cell>
          <table:table-cell office:value-type="float" office:value="-5.7178E-2" table:style-name="ce1">
            <text:p>-0.057178</text:p>
          </table:table-cell>
          <table:table-cell office:value-type="float" office:value="-0.19427900000000001" table:style-name="ce7">
            <text:p>-0.194279</text:p>
          </table:table-cell>
          <table:table-cell office:value-type="float" office:value="2.0559999999999998E-2" table:style-name="ce7">
            <text:p>0.02056</text:p>
          </table:table-cell>
          <table:table-cell table:style-name="ce3"/>
          <table:table-cell table:number-columns-repeated="10" table:style-name="ce1"/>
          <table:table-cell table:number-columns-repeated="16369" table:style-name="ce3"/>
        </table:table-row>
        <table:table-row table:style-name="ro3">
          <table:table-cell office:value-type="float" office:value="6.9" table:style-name="ce1">
            <text:p>6.9</text:p>
          </table:table-cell>
          <table:table-cell office:value-type="float" office:value="-5.4505999999999999E-2" table:style-name="ce1">
            <text:p>-0.054506</text:p>
          </table:table-cell>
          <table:table-cell office:value-type="float" office:value="-0.18934100000000001" table:style-name="ce7">
            <text:p>-0.189341</text:p>
          </table:table-cell>
          <table:table-cell office:value-type="float" office:value="2.7324000000000001E-2" table:style-name="ce7">
            <text:p>0.027324</text:p>
          </table:table-cell>
          <table:table-cell table:style-name="ce3"/>
          <table:table-cell table:number-columns-repeated="10" table:style-name="ce1"/>
          <table:table-cell table:number-columns-repeated="16369" table:style-name="ce3"/>
        </table:table-row>
        <table:table-row table:style-name="ro3">
          <table:table-cell office:value-type="float" office:value="6.92" table:style-name="ce1">
            <text:p>6.92</text:p>
          </table:table-cell>
          <table:table-cell office:value-type="float" office:value="-5.1638999999999997E-2" table:style-name="ce1">
            <text:p>-0.051639</text:p>
          </table:table-cell>
          <table:table-cell office:value-type="float" office:value="-0.183673" table:style-name="ce7">
            <text:p>-0.183673</text:p>
          </table:table-cell>
          <table:table-cell office:value-type="float" office:value="3.3306000000000002E-2" table:style-name="ce7">
            <text:p>0.033306</text:p>
          </table:table-cell>
          <table:table-cell table:style-name="ce3"/>
          <table:table-cell table:number-columns-repeated="10" table:style-name="ce1"/>
          <table:table-cell table:number-columns-repeated="16369" table:style-name="ce3"/>
        </table:table-row>
        <table:table-row table:style-name="ro3">
          <table:table-cell office:value-type="float" office:value="6.94" table:style-name="ce1">
            <text:p>6.94</text:p>
          </table:table-cell>
          <table:table-cell office:value-type="float" office:value="-4.8633000000000003E-2" table:style-name="ce1">
            <text:p>-0.048633</text:p>
          </table:table-cell>
          <table:table-cell office:value-type="float" office:value="-0.17739199999999999" table:style-name="ce7">
            <text:p>-0.177392</text:p>
          </table:table-cell>
          <table:table-cell office:value-type="float" office:value="3.8490999999999997E-2" table:style-name="ce7">
            <text:p>0.038491</text:p>
          </table:table-cell>
          <table:table-cell table:style-name="ce3"/>
          <table:table-cell table:number-columns-repeated="10" table:style-name="ce1"/>
          <table:table-cell table:number-columns-repeated="16369" table:style-name="ce3"/>
        </table:table-row>
        <table:table-row table:style-name="ro3">
          <table:table-cell office:value-type="float" office:value="6.96" table:style-name="ce1">
            <text:p>6.96</text:p>
          </table:table-cell>
          <table:table-cell office:value-type="float" office:value="-4.5544000000000001E-2" table:style-name="ce1">
            <text:p>-0.045544</text:p>
          </table:table-cell>
          <table:table-cell office:value-type="float" office:value="-0.17061499999999999" table:style-name="ce7">
            <text:p>-0.170615</text:p>
          </table:table-cell>
          <table:table-cell office:value-type="float" office:value="4.2879E-2" table:style-name="ce7">
            <text:p>0.042879</text:p>
          </table:table-cell>
          <table:table-cell table:style-name="ce3"/>
          <table:table-cell table:number-columns-repeated="10" table:style-name="ce1"/>
          <table:table-cell table:number-columns-repeated="16369" table:style-name="ce3"/>
        </table:table-row>
        <table:table-row table:style-name="ro3">
          <table:table-cell office:value-type="float" office:value="6.98" table:style-name="ce1">
            <text:p>6.98</text:p>
          </table:table-cell>
          <table:table-cell office:value-type="float" office:value="-4.2424000000000003E-2" table:style-name="ce1">
            <text:p>-0.042424</text:p>
          </table:table-cell>
          <table:table-cell office:value-type="float" office:value="-0.16345699999999999" table:style-name="ce7">
            <text:p>-0.163457</text:p>
          </table:table-cell>
          <table:table-cell office:value-type="float" office:value="4.6482999999999997E-2" table:style-name="ce7">
            <text:p>0.046483</text:p>
          </table:table-cell>
          <table:table-cell table:style-name="ce3"/>
          <table:table-cell table:number-columns-repeated="10" table:style-name="ce1"/>
          <table:table-cell table:number-columns-repeated="16369" table:style-name="ce3"/>
        </table:table-row>
        <table:table-row table:style-name="ro3">
          <table:table-cell office:value-type="float" office:value="7" table:style-name="ce1">
            <text:p>7</text:p>
          </table:table-cell>
          <table:table-cell office:value-type="float" office:value="-3.9324999999999999E-2" table:style-name="ce1">
            <text:p>-0.039325</text:p>
          </table:table-cell>
          <table:table-cell office:value-type="float" office:value="-0.156029" table:style-name="ce7">
            <text:p>-0.156029</text:p>
          </table:table-cell>
          <table:table-cell office:value-type="float" office:value="4.9329999999999999E-2" table:style-name="ce7">
            <text:p>0.04933</text:p>
          </table:table-cell>
          <table:table-cell table:style-name="ce3"/>
          <table:table-cell table:number-columns-repeated="10" table:style-name="ce1"/>
          <table:table-cell table:number-columns-repeated="16369" table:style-name="ce3"/>
        </table:table-row>
        <table:table-row table:style-name="ro3">
          <table:table-cell office:value-type="float" office:value="7.02" table:style-name="ce1">
            <text:p>7.02</text:p>
          </table:table-cell>
          <table:table-cell office:value-type="float" office:value="-3.6294E-2" table:style-name="ce1">
            <text:p>-0.036294</text:p>
          </table:table-cell>
          <table:table-cell office:value-type="float" office:value="-0.14843600000000001" table:style-name="ce7">
            <text:p>-0.148436</text:p>
          </table:table-cell>
          <table:table-cell office:value-type="float" office:value="5.1457999999999997E-2" table:style-name="ce7">
            <text:p>0.051458</text:p>
          </table:table-cell>
          <table:table-cell table:style-name="ce3"/>
          <table:table-cell table:number-columns-repeated="10" table:style-name="ce1"/>
          <table:table-cell table:number-columns-repeated="16369" table:style-name="ce3"/>
        </table:table-row>
        <table:table-row table:style-name="ro3">
          <table:table-cell office:value-type="float" office:value="7.04" table:style-name="ce1">
            <text:p>7.04</text:p>
          </table:table-cell>
          <table:table-cell office:value-type="float" office:value="-3.3371999999999999E-2" table:style-name="ce1">
            <text:p>-0.033372</text:p>
          </table:table-cell>
          <table:table-cell office:value-type="float" office:value="-0.14077500000000001" table:style-name="ce7">
            <text:p>-0.140775</text:p>
          </table:table-cell>
          <table:table-cell office:value-type="float" office:value="5.2915999999999998E-2" table:style-name="ce7">
            <text:p>0.052916</text:p>
          </table:table-cell>
          <table:table-cell table:style-name="ce3"/>
          <table:table-cell table:number-columns-repeated="10" table:style-name="ce1"/>
          <table:table-cell table:number-columns-repeated="16369" table:style-name="ce3"/>
        </table:table-row>
        <table:table-row table:style-name="ro3">
          <table:table-cell office:value-type="float" office:value="7.06" table:style-name="ce1">
            <text:p>7.06</text:p>
          </table:table-cell>
          <table:table-cell office:value-type="float" office:value="-3.0598E-2" table:style-name="ce1">
            <text:p>-0.030598</text:p>
          </table:table-cell>
          <table:table-cell office:value-type="float" office:value="-0.133135" table:style-name="ce7">
            <text:p>-0.133135</text:p>
          </table:table-cell>
          <table:table-cell office:value-type="float" office:value="5.3765E-2" table:style-name="ce7">
            <text:p>0.053765</text:p>
          </table:table-cell>
          <table:table-cell table:style-name="ce3"/>
          <table:table-cell table:number-columns-repeated="10" table:style-name="ce1"/>
          <table:table-cell table:number-columns-repeated="16369" table:style-name="ce3"/>
        </table:table-row>
        <table:table-row table:style-name="ro3">
          <table:table-cell office:value-type="float" office:value="7.08" table:style-name="ce1">
            <text:p>7.08</text:p>
          </table:table-cell>
          <table:table-cell office:value-type="float" office:value="-2.8001000000000002E-2" table:style-name="ce1">
            <text:p>-0.028001</text:p>
          </table:table-cell>
          <table:table-cell office:value-type="float" office:value="-0.12559400000000001" table:style-name="ce7">
            <text:p>-0.125594</text:p>
          </table:table-cell>
          <table:table-cell office:value-type="float" office:value="5.4068999999999999E-2" table:style-name="ce7">
            <text:p>0.054069</text:p>
          </table:table-cell>
          <table:table-cell table:style-name="ce3"/>
          <table:table-cell table:number-columns-repeated="10" table:style-name="ce1"/>
          <table:table-cell table:number-columns-repeated="16369" table:style-name="ce3"/>
        </table:table-row>
        <table:table-row table:style-name="ro3">
          <table:table-cell office:value-type="float" office:value="7.1" table:style-name="ce1">
            <text:p>7.1</text:p>
          </table:table-cell>
          <table:table-cell office:value-type="float" office:value="-2.5607999999999999E-2" table:style-name="ce1">
            <text:p>-0.025608</text:p>
          </table:table-cell>
          <table:table-cell office:value-type="float" office:value="-0.11822100000000001" table:style-name="ce7">
            <text:p>-0.118221</text:p>
          </table:table-cell>
          <table:table-cell office:value-type="float" office:value="5.3904000000000001E-2" table:style-name="ce7">
            <text:p>0.053904</text:p>
          </table:table-cell>
          <table:table-cell table:style-name="ce3"/>
          <table:table-cell table:number-columns-repeated="10" table:style-name="ce1"/>
          <table:table-cell table:number-columns-repeated="16369" table:style-name="ce3"/>
        </table:table-row>
        <table:table-row table:style-name="ro3">
          <table:table-cell office:value-type="float" office:value="7.12" table:style-name="ce1">
            <text:p>7.12</text:p>
          </table:table-cell>
          <table:table-cell office:value-type="float" office:value="-2.3436999999999999E-2" table:style-name="ce1">
            <text:p>-0.023437</text:p>
          </table:table-cell>
          <table:table-cell office:value-type="float" office:value="-0.111069" table:style-name="ce7">
            <text:p>-0.111069</text:p>
          </table:table-cell>
          <table:table-cell office:value-type="float" office:value="5.3346999999999999E-2" table:style-name="ce7">
            <text:p>0.053347</text:p>
          </table:table-cell>
          <table:table-cell table:style-name="ce3"/>
          <table:table-cell table:number-columns-repeated="10" table:style-name="ce1"/>
          <table:table-cell table:number-columns-repeated="16369" table:style-name="ce3"/>
        </table:table-row>
        <table:table-row table:style-name="ro3">
          <table:table-cell office:value-type="float" office:value="7.14" table:style-name="ce1">
            <text:p>7.14</text:p>
          </table:table-cell>
          <table:table-cell office:value-type="float" office:value="-2.1499999999999998E-2" table:style-name="ce1">
            <text:p>-0.0215</text:p>
          </table:table-cell>
          <table:table-cell office:value-type="float" office:value="-0.104183" table:style-name="ce7">
            <text:p>-0.104183</text:p>
          </table:table-cell>
          <table:table-cell office:value-type="float" office:value="5.2478999999999998E-2" table:style-name="ce7">
            <text:p>0.052479</text:p>
          </table:table-cell>
          <table:table-cell table:style-name="ce3"/>
          <table:table-cell table:number-columns-repeated="10" table:style-name="ce1"/>
          <table:table-cell table:number-columns-repeated="16369" table:style-name="ce3"/>
        </table:table-row>
        <table:table-row table:style-name="ro3">
          <table:table-cell office:value-type="float" office:value="7.16" table:style-name="ce1">
            <text:p>7.16</text:p>
          </table:table-cell>
          <table:table-cell office:value-type="float" office:value="-1.9803000000000001E-2" table:style-name="ce1">
            <text:p>-0.019803</text:p>
          </table:table-cell>
          <table:table-cell office:value-type="float" office:value="-9.7591999999999998E-2" table:style-name="ce7">
            <text:p>-0.097592</text:p>
          </table:table-cell>
          <table:table-cell office:value-type="float" office:value="5.1382999999999998E-2" table:style-name="ce7">
            <text:p>0.051383</text:p>
          </table:table-cell>
          <table:table-cell table:style-name="ce3"/>
          <table:table-cell table:number-columns-repeated="10" table:style-name="ce1"/>
          <table:table-cell table:number-columns-repeated="16369" table:style-name="ce3"/>
        </table:table-row>
        <table:table-row table:style-name="ro3">
          <table:table-cell office:value-type="float" office:value="7.18" table:style-name="ce1">
            <text:p>7.18</text:p>
          </table:table-cell>
          <table:table-cell office:value-type="float" office:value="-1.8343000000000002E-2" table:style-name="ce1">
            <text:p>-0.018343</text:p>
          </table:table-cell>
          <table:table-cell office:value-type="float" office:value="-9.1315999999999994E-2" table:style-name="ce7">
            <text:p>-0.091316</text:p>
          </table:table-cell>
          <table:table-cell office:value-type="float" office:value="5.0139999999999997E-2" table:style-name="ce7">
            <text:p>0.05014</text:p>
          </table:table-cell>
          <table:table-cell table:style-name="ce3"/>
          <table:table-cell table:number-columns-repeated="10" table:style-name="ce1"/>
          <table:table-cell table:number-columns-repeated="16369" table:style-name="ce3"/>
        </table:table-row>
        <table:table-row table:style-name="ro3">
          <table:table-cell office:value-type="float" office:value="7.2" table:style-name="ce1">
            <text:p>7.2</text:p>
          </table:table-cell>
          <table:table-cell office:value-type="float" office:value="-1.7114000000000001E-2" table:style-name="ce1">
            <text:p>-0.017114</text:p>
          </table:table-cell>
          <table:table-cell office:value-type="float" office:value="-8.5358000000000003E-2" table:style-name="ce7">
            <text:p>-0.085358</text:p>
          </table:table-cell>
          <table:table-cell office:value-type="float" office:value="4.8828999999999997E-2" table:style-name="ce7">
            <text:p>0.048829</text:p>
          </table:table-cell>
          <table:table-cell table:style-name="ce3"/>
          <table:table-cell table:number-columns-repeated="10" table:style-name="ce1"/>
          <table:table-cell table:number-columns-repeated="16369" table:style-name="ce3"/>
        </table:table-row>
        <table:table-row table:style-name="ro3">
          <table:table-cell office:value-type="float" office:value="7.22" table:style-name="ce1">
            <text:p>7.22</text:p>
          </table:table-cell>
          <table:table-cell office:value-type="float" office:value="-1.6102999999999999E-2" table:style-name="ce1">
            <text:p>-0.016103</text:p>
          </table:table-cell>
          <table:table-cell office:value-type="float" office:value="-7.9713999999999993E-2" table:style-name="ce7">
            <text:p>-0.079714</text:p>
          </table:table-cell>
          <table:table-cell office:value-type="float" office:value="4.7527E-2" table:style-name="ce7">
            <text:p>0.047527</text:p>
          </table:table-cell>
          <table:table-cell table:style-name="ce3"/>
          <table:table-cell table:number-columns-repeated="10" table:style-name="ce1"/>
          <table:table-cell table:number-columns-repeated="16369" table:style-name="ce3"/>
        </table:table-row>
        <table:table-row table:style-name="ro3">
          <table:table-cell office:value-type="float" office:value="7.24" table:style-name="ce1">
            <text:p>7.24</text:p>
          </table:table-cell>
          <table:table-cell office:value-type="float" office:value="-1.5289000000000001E-2" table:style-name="ce1">
            <text:p>-0.015289</text:p>
          </table:table-cell>
          <table:table-cell office:value-type="float" office:value="-7.4367000000000003E-2" table:style-name="ce7">
            <text:p>-0.074367</text:p>
          </table:table-cell>
          <table:table-cell office:value-type="float" office:value="4.6301000000000002E-2" table:style-name="ce7">
            <text:p>0.046301</text:p>
          </table:table-cell>
          <table:table-cell table:style-name="ce3"/>
          <table:table-cell table:number-columns-repeated="10" table:style-name="ce1"/>
          <table:table-cell table:number-columns-repeated="16369" table:style-name="ce3"/>
        </table:table-row>
        <table:table-row table:style-name="ro3">
          <table:table-cell office:value-type="float" office:value="7.26" table:style-name="ce1">
            <text:p>7.26</text:p>
          </table:table-cell>
          <table:table-cell office:value-type="float" office:value="-1.4649000000000001E-2" table:style-name="ce1">
            <text:p>-0.014649</text:p>
          </table:table-cell>
          <table:table-cell office:value-type="float" office:value="-6.9289000000000003E-2" table:style-name="ce7">
            <text:p>-0.069289</text:p>
          </table:table-cell>
          <table:table-cell office:value-type="float" office:value="4.5217E-2" table:style-name="ce7">
            <text:p>0.045217</text:p>
          </table:table-cell>
          <table:table-cell table:style-name="ce3"/>
          <table:table-cell table:number-columns-repeated="10" table:style-name="ce1"/>
          <table:table-cell table:number-columns-repeated="16369" table:style-name="ce3"/>
        </table:table-row>
        <table:table-row table:style-name="ro3">
          <table:table-cell office:value-type="float" office:value="7.28" table:style-name="ce1">
            <text:p>7.28</text:p>
          </table:table-cell>
          <table:table-cell office:value-type="float" office:value="-1.4156E-2" table:style-name="ce1">
            <text:p>-0.014156</text:p>
          </table:table-cell>
          <table:table-cell office:value-type="float" office:value="-6.4446000000000003E-2" table:style-name="ce7">
            <text:p>-0.064446</text:p>
          </table:table-cell>
          <table:table-cell office:value-type="float" office:value="4.4327999999999999E-2" table:style-name="ce7">
            <text:p>0.044328</text:p>
          </table:table-cell>
          <table:table-cell table:style-name="ce3"/>
          <table:table-cell table:number-columns-repeated="10" table:style-name="ce1"/>
          <table:table-cell table:number-columns-repeated="16369" table:style-name="ce3"/>
        </table:table-row>
        <table:table-row table:style-name="ro3">
          <table:table-cell office:value-type="float" office:value="7.3" table:style-name="ce1">
            <text:p>7.3</text:p>
          </table:table-cell>
          <table:table-cell office:value-type="float" office:value="-1.3776999999999999E-2" table:style-name="ce1">
            <text:p>-0.013777</text:p>
          </table:table-cell>
          <table:table-cell office:value-type="float" office:value="-5.9794E-2" table:style-name="ce7">
            <text:p>-0.059794</text:p>
          </table:table-cell>
          <table:table-cell office:value-type="float" office:value="4.3680999999999998E-2" table:style-name="ce7">
            <text:p>0.043681</text:p>
          </table:table-cell>
          <table:table-cell table:style-name="ce3"/>
          <table:table-cell table:number-columns-repeated="10" table:style-name="ce1"/>
          <table:table-cell table:number-columns-repeated="16369" table:style-name="ce3"/>
        </table:table-row>
        <table:table-row table:style-name="ro3">
          <table:table-cell office:value-type="float" office:value="7.32" table:style-name="ce1">
            <text:p>7.32</text:p>
          </table:table-cell>
          <table:table-cell office:value-type="float" office:value="-1.3478E-2" table:style-name="ce1">
            <text:p>-0.013478</text:p>
          </table:table-cell>
          <table:table-cell office:value-type="float" office:value="-5.5282999999999999E-2" table:style-name="ce7">
            <text:p>-0.055283</text:p>
          </table:table-cell>
          <table:table-cell office:value-type="float" office:value="4.3311000000000002E-2" table:style-name="ce7">
            <text:p>0.043311</text:p>
          </table:table-cell>
          <table:table-cell table:style-name="ce3"/>
          <table:table-cell table:number-columns-repeated="10" table:style-name="ce1"/>
          <table:table-cell table:number-columns-repeated="16369" table:style-name="ce3"/>
        </table:table-row>
        <table:table-row table:style-name="ro3">
          <table:table-cell office:value-type="float" office:value="7.34" table:style-name="ce1">
            <text:p>7.34</text:p>
          </table:table-cell>
          <table:table-cell office:value-type="float" office:value="-1.3225000000000001E-2" table:style-name="ce1">
            <text:p>-0.013225</text:p>
          </table:table-cell>
          <table:table-cell office:value-type="float" office:value="-5.0861999999999997E-2" table:style-name="ce7">
            <text:p>-0.050862</text:p>
          </table:table-cell>
          <table:table-cell office:value-type="float" office:value="4.3244999999999999E-2" table:style-name="ce7">
            <text:p>0.043245</text:p>
          </table:table-cell>
          <table:table-cell table:style-name="ce3"/>
          <table:table-cell table:number-columns-repeated="10" table:style-name="ce1"/>
          <table:table-cell table:number-columns-repeated="16369" table:style-name="ce3"/>
        </table:table-row>
        <table:table-row table:style-name="ro3">
          <table:table-cell office:value-type="float" office:value="7.36" table:style-name="ce1">
            <text:p>7.36</text:p>
          </table:table-cell>
          <table:table-cell office:value-type="float" office:value="-1.2978999999999999E-2" table:style-name="ce1">
            <text:p>-0.012979</text:p>
          </table:table-cell>
          <table:table-cell office:value-type="float" office:value="-4.6473E-2" table:style-name="ce7">
            <text:p>-0.046473</text:p>
          </table:table-cell>
          <table:table-cell office:value-type="float" office:value="4.3496E-2" table:style-name="ce7">
            <text:p>0.043496</text:p>
          </table:table-cell>
          <table:table-cell table:style-name="ce3"/>
          <table:table-cell table:number-columns-repeated="10" table:style-name="ce1"/>
          <table:table-cell table:number-columns-repeated="16369" table:style-name="ce3"/>
        </table:table-row>
        <table:table-row table:style-name="ro3">
          <table:table-cell office:value-type="float" office:value="7.38" table:style-name="ce1">
            <text:p>7.38</text:p>
          </table:table-cell>
          <table:table-cell office:value-type="float" office:value="-1.2704E-2" table:style-name="ce1">
            <text:p>-0.012704</text:p>
          </table:table-cell>
          <table:table-cell office:value-type="float" office:value="-4.2058999999999999E-2" table:style-name="ce7">
            <text:p>-0.042059</text:p>
          </table:table-cell>
          <table:table-cell office:value-type="float" office:value="4.4068999999999997E-2" table:style-name="ce7">
            <text:p>0.044069</text:p>
          </table:table-cell>
          <table:table-cell table:style-name="ce3"/>
          <table:table-cell table:number-columns-repeated="10" table:style-name="ce1"/>
          <table:table-cell table:number-columns-repeated="16369" table:style-name="ce3"/>
        </table:table-row>
        <table:table-row table:style-name="ro3">
          <table:table-cell office:value-type="float" office:value="7.4" table:style-name="ce1">
            <text:p>7.4</text:p>
          </table:table-cell>
          <table:table-cell office:value-type="float" office:value="-1.2364999999999999E-2" table:style-name="ce1">
            <text:p>-0.012365</text:p>
          </table:table-cell>
          <table:table-cell office:value-type="float" office:value="-3.7564E-2" table:style-name="ce7">
            <text:p>-0.037564</text:p>
          </table:table-cell>
          <table:table-cell office:value-type="float" office:value="4.4955000000000002E-2" table:style-name="ce7">
            <text:p>0.044955</text:p>
          </table:table-cell>
          <table:table-cell table:style-name="ce3"/>
          <table:table-cell table:number-columns-repeated="10" table:style-name="ce1"/>
          <table:table-cell table:number-columns-repeated="16369" table:style-name="ce3"/>
        </table:table-row>
        <table:table-row table:style-name="ro3">
          <table:table-cell office:value-type="float" office:value="7.42" table:style-name="ce1">
            <text:p>7.42</text:p>
          </table:table-cell>
          <table:table-cell office:value-type="float" office:value="-1.1927E-2" table:style-name="ce1">
            <text:p>-0.011927</text:p>
          </table:table-cell>
          <table:table-cell office:value-type="float" office:value="-3.2932999999999997E-2" table:style-name="ce7">
            <text:p>-0.032933</text:p>
          </table:table-cell>
          <table:table-cell office:value-type="float" office:value="4.6138999999999999E-2" table:style-name="ce7">
            <text:p>0.046139</text:p>
          </table:table-cell>
          <table:table-cell table:style-name="ce3"/>
          <table:table-cell table:number-columns-repeated="10" table:style-name="ce1"/>
          <table:table-cell table:number-columns-repeated="16369" table:style-name="ce3"/>
        </table:table-row>
        <table:table-row table:style-name="ro3">
          <table:table-cell office:value-type="float" office:value="7.44" table:style-name="ce1">
            <text:p>7.44</text:p>
          </table:table-cell>
          <table:table-cell office:value-type="float" office:value="-1.1358999999999999E-2" table:style-name="ce1">
            <text:p>-0.011359</text:p>
          </table:table-cell>
          <table:table-cell office:value-type="float" office:value="-2.8114E-2" table:style-name="ce7">
            <text:p>-0.028114</text:p>
          </table:table-cell>
          <table:table-cell office:value-type="float" office:value="4.7592000000000002E-2" table:style-name="ce7">
            <text:p>0.047592</text:p>
          </table:table-cell>
          <table:table-cell table:style-name="ce3"/>
          <table:table-cell table:number-columns-repeated="10" table:style-name="ce1"/>
          <table:table-cell table:number-columns-repeated="16369" table:style-name="ce3"/>
        </table:table-row>
        <table:table-row table:style-name="ro3">
          <table:table-cell office:value-type="float" office:value="7.46" table:style-name="ce1">
            <text:p>7.46</text:p>
          </table:table-cell>
          <table:table-cell office:value-type="float" office:value="-1.0633E-2" table:style-name="ce1">
            <text:p>-0.010633</text:p>
          </table:table-cell>
          <table:table-cell office:value-type="float" office:value="-2.3061999999999999E-2" table:style-name="ce7">
            <text:p>-0.023062</text:p>
          </table:table-cell>
          <table:table-cell office:value-type="float" office:value="4.9276E-2" table:style-name="ce7">
            <text:p>0.049276</text:p>
          </table:table-cell>
          <table:table-cell table:style-name="ce3"/>
          <table:table-cell table:number-columns-repeated="10" table:style-name="ce1"/>
          <table:table-cell table:number-columns-repeated="16369" table:style-name="ce3"/>
        </table:table-row>
        <table:table-row table:style-name="ro3">
          <table:table-cell office:value-type="float" office:value="7.48" table:style-name="ce1">
            <text:p>7.48</text:p>
          </table:table-cell>
          <table:table-cell office:value-type="float" office:value="-9.724E-3" table:style-name="ce1">
            <text:p>-0.009724</text:p>
          </table:table-cell>
          <table:table-cell office:value-type="float" office:value="-1.7736999999999999E-2" table:style-name="ce7">
            <text:p>-0.017737</text:p>
          </table:table-cell>
          <table:table-cell office:value-type="float" office:value="5.1147999999999999E-2" table:style-name="ce7">
            <text:p>0.051148</text:p>
          </table:table-cell>
          <table:table-cell table:style-name="ce3"/>
          <table:table-cell table:number-columns-repeated="10" table:style-name="ce1"/>
          <table:table-cell table:number-columns-repeated="16369" table:style-name="ce3"/>
        </table:table-row>
        <table:table-row table:style-name="ro3">
          <table:table-cell office:value-type="float" office:value="7.5" table:style-name="ce1">
            <text:p>7.5</text:p>
          </table:table-cell>
          <table:table-cell office:value-type="float" office:value="-8.6119999999999999E-3" table:style-name="ce1">
            <text:p>-0.008612</text:p>
          </table:table-cell>
          <table:table-cell office:value-type="float" office:value="-1.2108000000000001E-2" table:style-name="ce7">
            <text:p>-0.012108</text:p>
          </table:table-cell>
          <table:table-cell office:value-type="float" office:value="5.3154E-2" table:style-name="ce7">
            <text:p>0.053154</text:p>
          </table:table-cell>
          <table:table-cell table:style-name="ce3"/>
          <table:table-cell table:number-columns-repeated="10" table:style-name="ce1"/>
          <table:table-cell table:number-columns-repeated="16369" table:style-name="ce3"/>
        </table:table-row>
        <table:table-row table:style-name="ro3">
          <table:table-cell office:value-type="float" office:value="7.52" table:style-name="ce1">
            <text:p>7.52</text:p>
          </table:table-cell>
          <table:table-cell office:value-type="float" office:value="-7.2830000000000004E-3" table:style-name="ce1">
            <text:p>-0.007283</text:p>
          </table:table-cell>
          <table:table-cell office:value-type="float" office:value="-6.1500000000000001E-3" table:style-name="ce7">
            <text:p>-0.00615</text:p>
          </table:table-cell>
          <table:table-cell office:value-type="float" office:value="5.5237000000000001E-2" table:style-name="ce7">
            <text:p>0.055237</text:p>
          </table:table-cell>
          <table:table-cell table:style-name="ce3"/>
          <table:table-cell table:number-columns-repeated="10" table:style-name="ce1"/>
          <table:table-cell table:number-columns-repeated="16369" table:style-name="ce3"/>
        </table:table-row>
        <table:table-row table:style-name="ro3">
          <table:table-cell office:value-type="float" office:value="7.54" table:style-name="ce1">
            <text:p>7.54</text:p>
          </table:table-cell>
          <table:table-cell office:value-type="float" office:value="-5.7270000000000003E-3" table:style-name="ce1">
            <text:p>-0.005727</text:p>
          </table:table-cell>
          <table:table-cell office:value-type="float" office:value="1.5100000000000001E-4" table:style-name="ce7">
            <text:p>0.000151</text:p>
          </table:table-cell>
          <table:table-cell office:value-type="float" office:value="5.7334000000000003E-2" table:style-name="ce7">
            <text:p>0.057334</text:p>
          </table:table-cell>
          <table:table-cell table:style-name="ce3"/>
          <table:table-cell table:number-columns-repeated="10" table:style-name="ce1"/>
          <table:table-cell table:number-columns-repeated="16369" table:style-name="ce3"/>
        </table:table-row>
        <table:table-row table:style-name="ro3">
          <table:table-cell office:value-type="float" office:value="7.56" table:style-name="ce1">
            <text:p>7.56</text:p>
          </table:table-cell>
          <table:table-cell office:value-type="float" office:value="-3.9389999999999998E-3" table:style-name="ce1">
            <text:p>-0.003939</text:p>
          </table:table-cell>
          <table:table-cell office:value-type="float" office:value="6.7980000000000002E-3" table:style-name="ce7">
            <text:p>0.006798</text:p>
          </table:table-cell>
          <table:table-cell office:value-type="float" office:value="5.9376999999999999E-2" table:style-name="ce7">
            <text:p>0.059377</text:p>
          </table:table-cell>
          <table:table-cell table:style-name="ce3"/>
          <table:table-cell table:number-columns-repeated="10" table:style-name="ce1"/>
          <table:table-cell table:number-columns-repeated="16369" table:style-name="ce3"/>
        </table:table-row>
        <table:table-row table:style-name="ro3">
          <table:table-cell office:value-type="float" office:value="7.58" table:style-name="ce1">
            <text:p>7.58</text:p>
          </table:table-cell>
          <table:table-cell office:value-type="float" office:value="-1.923E-3" table:style-name="ce1">
            <text:p>-0.001923</text:p>
          </table:table-cell>
          <table:table-cell office:value-type="float" office:value="1.3787000000000001E-2" table:style-name="ce7">
            <text:p>0.013787</text:p>
          </table:table-cell>
          <table:table-cell office:value-type="float" office:value="6.1301000000000001E-2" table:style-name="ce7">
            <text:p>0.061301</text:p>
          </table:table-cell>
          <table:table-cell table:style-name="ce3"/>
          <table:table-cell table:number-columns-repeated="10" table:style-name="ce1"/>
          <table:table-cell table:number-columns-repeated="16369" table:style-name="ce3"/>
        </table:table-row>
        <table:table-row table:style-name="ro3">
          <table:table-cell office:value-type="float" office:value="7.6" table:style-name="ce1">
            <text:p>7.6</text:p>
          </table:table-cell>
          <table:table-cell office:value-type="float" office:value="3.1599999999999998E-4" table:style-name="ce1">
            <text:p>0.000316</text:p>
          </table:table-cell>
          <table:table-cell office:value-type="float" office:value="2.1101000000000002E-2" table:style-name="ce7">
            <text:p>0.021101</text:p>
          </table:table-cell>
          <table:table-cell office:value-type="float" office:value="6.3034999999999994E-2" table:style-name="ce7">
            <text:p>0.063035</text:p>
          </table:table-cell>
          <table:table-cell table:style-name="ce3"/>
          <table:table-cell table:number-columns-repeated="10" table:style-name="ce1"/>
          <table:table-cell table:number-columns-repeated="16369" table:style-name="ce3"/>
        </table:table-row>
        <table:table-row table:style-name="ro3">
          <table:table-cell office:value-type="float" office:value="7.62" table:style-name="ce1">
            <text:p>7.62</text:p>
          </table:table-cell>
          <table:table-cell office:value-type="float" office:value="2.7650000000000001E-3" table:style-name="ce1">
            <text:p>0.002765</text:p>
          </table:table-cell>
          <table:table-cell office:value-type="float" office:value="2.8714E-2" table:style-name="ce7">
            <text:p>0.028714</text:p>
          </table:table-cell>
          <table:table-cell office:value-type="float" office:value="6.4515000000000003E-2" table:style-name="ce7">
            <text:p>0.064515</text:p>
          </table:table-cell>
          <table:table-cell table:style-name="ce3"/>
          <table:table-cell table:number-columns-repeated="10" table:style-name="ce1"/>
          <table:table-cell table:number-columns-repeated="16369" table:style-name="ce3"/>
        </table:table-row>
        <table:table-row table:style-name="ro3">
          <table:table-cell office:value-type="float" office:value="7.64" table:style-name="ce1">
            <text:p>7.64</text:p>
          </table:table-cell>
          <table:table-cell office:value-type="float" office:value="5.4050000000000001E-3" table:style-name="ce1">
            <text:p>0.005405</text:p>
          </table:table-cell>
          <table:table-cell office:value-type="float" office:value="3.6589999999999998E-2" table:style-name="ce7">
            <text:p>0.03659</text:p>
          </table:table-cell>
          <table:table-cell office:value-type="float" office:value="6.5674999999999997E-2" table:style-name="ce7">
            <text:p>0.065675</text:p>
          </table:table-cell>
          <table:table-cell table:style-name="ce3"/>
          <table:table-cell table:number-columns-repeated="10" table:style-name="ce1"/>
          <table:table-cell table:number-columns-repeated="16369" table:style-name="ce3"/>
        </table:table-row>
        <table:table-row table:style-name="ro3">
          <table:table-cell office:value-type="float" office:value="7.66" table:style-name="ce1">
            <text:p>7.66</text:p>
          </table:table-cell>
          <table:table-cell office:value-type="float" office:value="8.2129999999999998E-3" table:style-name="ce1">
            <text:p>0.008213</text:p>
          </table:table-cell>
          <table:table-cell office:value-type="float" office:value="4.4683E-2" table:style-name="ce7">
            <text:p>0.044683</text:p>
          </table:table-cell>
          <table:table-cell office:value-type="float" office:value="6.6457000000000002E-2" table:style-name="ce7">
            <text:p>0.066457</text:p>
          </table:table-cell>
          <table:table-cell table:style-name="ce3"/>
          <table:table-cell table:number-columns-repeated="10" table:style-name="ce1"/>
          <table:table-cell table:number-columns-repeated="16369" table:style-name="ce3"/>
        </table:table-row>
        <table:table-row table:style-name="ro3">
          <table:table-cell office:value-type="float" office:value="7.68" table:style-name="ce1">
            <text:p>7.68</text:p>
          </table:table-cell>
          <table:table-cell office:value-type="float" office:value="1.1162E-2" table:style-name="ce1">
            <text:p>0.011162</text:p>
          </table:table-cell>
          <table:table-cell office:value-type="float" office:value="5.2939E-2" table:style-name="ce7">
            <text:p>0.052939</text:p>
          </table:table-cell>
          <table:table-cell office:value-type="float" office:value="6.6805000000000003E-2" table:style-name="ce7">
            <text:p>0.066805</text:p>
          </table:table-cell>
          <table:table-cell table:style-name="ce3"/>
          <table:table-cell table:number-columns-repeated="10" table:style-name="ce1"/>
          <table:table-cell table:number-columns-repeated="16369" table:style-name="ce3"/>
        </table:table-row>
        <table:table-row table:style-name="ro3">
          <table:table-cell office:value-type="float" office:value="7.7" table:style-name="ce1">
            <text:p>7.7</text:p>
          </table:table-cell>
          <table:table-cell office:value-type="float" office:value="1.422E-2" table:style-name="ce1">
            <text:p>0.01422</text:p>
          </table:table-cell>
          <table:table-cell office:value-type="float" office:value="6.1296000000000003E-2" table:style-name="ce7">
            <text:p>0.061296</text:p>
          </table:table-cell>
          <table:table-cell office:value-type="float" office:value="6.6670999999999994E-2" table:style-name="ce7">
            <text:p>0.066671</text:p>
          </table:table-cell>
          <table:table-cell table:style-name="ce3"/>
          <table:table-cell table:number-columns-repeated="10" table:style-name="ce1"/>
          <table:table-cell table:number-columns-repeated="16369" table:style-name="ce3"/>
        </table:table-row>
        <table:table-row table:style-name="ro3">
          <table:table-cell office:value-type="float" office:value="7.72" table:style-name="ce1">
            <text:p>7.72</text:p>
          </table:table-cell>
          <table:table-cell office:value-type="float" office:value="1.7354000000000001E-2" table:style-name="ce1">
            <text:p>0.017354</text:p>
          </table:table-cell>
          <table:table-cell office:value-type="float" office:value="6.9685999999999998E-2" table:style-name="ce7">
            <text:p>0.069686</text:p>
          </table:table-cell>
          <table:table-cell office:value-type="float" office:value="6.6016000000000005E-2" table:style-name="ce7">
            <text:p>0.066016</text:p>
          </table:table-cell>
          <table:table-cell table:style-name="ce3"/>
          <table:table-cell table:number-columns-repeated="10" table:style-name="ce1"/>
          <table:table-cell table:number-columns-repeated="16369" table:style-name="ce3"/>
        </table:table-row>
        <table:table-row table:style-name="ro3">
          <table:table-cell office:value-type="float" office:value="7.74" table:style-name="ce1">
            <text:p>7.74</text:p>
          </table:table-cell>
          <table:table-cell office:value-type="float" office:value="2.0524000000000001E-2" table:style-name="ce1">
            <text:p>0.020524</text:p>
          </table:table-cell>
          <table:table-cell office:value-type="float" office:value="7.8033000000000005E-2" table:style-name="ce7">
            <text:p>0.078033</text:p>
          </table:table-cell>
          <table:table-cell office:value-type="float" office:value="6.4807000000000003E-2" table:style-name="ce7">
            <text:p>0.064807</text:p>
          </table:table-cell>
          <table:table-cell table:style-name="ce3"/>
          <table:table-cell table:number-columns-repeated="10" table:style-name="ce1"/>
          <table:table-cell table:number-columns-repeated="16369" table:style-name="ce3"/>
        </table:table-row>
        <table:table-row table:style-name="ro3">
          <table:table-cell office:value-type="float" office:value="7.76" table:style-name="ce1">
            <text:p>7.76</text:p>
          </table:table-cell>
          <table:table-cell office:value-type="float" office:value="2.3692999999999999E-2" table:style-name="ce1">
            <text:p>0.023693</text:p>
          </table:table-cell>
          <table:table-cell office:value-type="float" office:value="8.6261000000000004E-2" table:style-name="ce7">
            <text:p>0.086261</text:p>
          </table:table-cell>
          <table:table-cell office:value-type="float" office:value="6.3021999999999995E-2" table:style-name="ce7">
            <text:p>0.063022</text:p>
          </table:table-cell>
          <table:table-cell table:style-name="ce3"/>
          <table:table-cell table:number-columns-repeated="10" table:style-name="ce1"/>
          <table:table-cell table:number-columns-repeated="16369" table:style-name="ce3"/>
        </table:table-row>
        <table:table-row table:style-name="ro3">
          <table:table-cell office:value-type="float" office:value="7.78" table:style-name="ce1">
            <text:p>7.78</text:p>
          </table:table-cell>
          <table:table-cell office:value-type="float" office:value="2.6818999999999999E-2" table:style-name="ce1">
            <text:p>0.026819</text:p>
          </table:table-cell>
          <table:table-cell office:value-type="float" office:value="9.4286999999999996E-2" table:style-name="ce7">
            <text:p>0.094287</text:p>
          </table:table-cell>
          <table:table-cell office:value-type="float" office:value="6.0648000000000001E-2" table:style-name="ce7">
            <text:p>0.060648</text:p>
          </table:table-cell>
          <table:table-cell table:style-name="ce3"/>
          <table:table-cell table:number-columns-repeated="10" table:style-name="ce1"/>
          <table:table-cell table:number-columns-repeated="16369" table:style-name="ce3"/>
        </table:table-row>
        <table:table-row table:style-name="ro3">
          <table:table-cell office:value-type="float" office:value="7.8" table:style-name="ce1">
            <text:p>7.8</text:p>
          </table:table-cell>
          <table:table-cell office:value-type="float" office:value="2.9860999999999999E-2" table:style-name="ce1">
            <text:p>0.029861</text:p>
          </table:table-cell>
          <table:table-cell office:value-type="float" office:value="0.10202899999999999" table:style-name="ce7">
            <text:p>0.102029</text:p>
          </table:table-cell>
          <table:table-cell office:value-type="float" office:value="5.7681000000000003E-2" table:style-name="ce7">
            <text:p>0.057681</text:p>
          </table:table-cell>
          <table:table-cell table:style-name="ce3"/>
          <table:table-cell table:number-columns-repeated="10" table:style-name="ce1"/>
          <table:table-cell table:number-columns-repeated="16369" table:style-name="ce3"/>
        </table:table-row>
        <table:table-row table:style-name="ro3">
          <table:table-cell office:value-type="float" office:value="7.82" table:style-name="ce1">
            <text:p>7.82</text:p>
          </table:table-cell>
          <table:table-cell office:value-type="float" office:value="3.2779000000000003E-2" table:style-name="ce1">
            <text:p>0.032779</text:p>
          </table:table-cell>
          <table:table-cell office:value-type="float" office:value="0.109405" table:style-name="ce7">
            <text:p>0.109405</text:p>
          </table:table-cell>
          <table:table-cell office:value-type="float" office:value="5.4128999999999997E-2" table:style-name="ce7">
            <text:p>0.054129</text:p>
          </table:table-cell>
          <table:table-cell table:style-name="ce3"/>
          <table:table-cell table:number-columns-repeated="10" table:style-name="ce1"/>
          <table:table-cell table:number-columns-repeated="16369" table:style-name="ce3"/>
        </table:table-row>
        <table:table-row table:style-name="ro3">
          <table:table-cell office:value-type="float" office:value="7.84" table:style-name="ce1">
            <text:p>7.84</text:p>
          </table:table-cell>
          <table:table-cell office:value-type="float" office:value="3.5534000000000003E-2" table:style-name="ce1">
            <text:p>0.035534</text:p>
          </table:table-cell>
          <table:table-cell office:value-type="float" office:value="0.11633300000000001" table:style-name="ce7">
            <text:p>0.116333</text:p>
          </table:table-cell>
          <table:table-cell office:value-type="float" office:value="5.0007999999999997E-2" table:style-name="ce7">
            <text:p>0.050008</text:p>
          </table:table-cell>
          <table:table-cell table:style-name="ce3"/>
          <table:table-cell table:number-columns-repeated="10" table:style-name="ce1"/>
          <table:table-cell table:number-columns-repeated="16369" table:style-name="ce3"/>
        </table:table-row>
        <table:table-row table:style-name="ro3">
          <table:table-cell office:value-type="float" office:value="7.86" table:style-name="ce1">
            <text:p>7.86</text:p>
          </table:table-cell>
          <table:table-cell office:value-type="float" office:value="3.8087999999999997E-2" table:style-name="ce1">
            <text:p>0.038088</text:p>
          </table:table-cell>
          <table:table-cell office:value-type="float" office:value="0.122735" table:style-name="ce7">
            <text:p>0.122735</text:p>
          </table:table-cell>
          <table:table-cell office:value-type="float" office:value="4.5345000000000003E-2" table:style-name="ce7">
            <text:p>0.045345</text:p>
          </table:table-cell>
          <table:table-cell table:style-name="ce3"/>
          <table:table-cell table:number-columns-repeated="10" table:style-name="ce1"/>
          <table:table-cell table:number-columns-repeated="16369" table:style-name="ce3"/>
        </table:table-row>
        <table:table-row table:style-name="ro3">
          <table:table-cell office:value-type="float" office:value="7.88" table:style-name="ce1">
            <text:p>7.88</text:p>
          </table:table-cell>
          <table:table-cell office:value-type="float" office:value="4.0405999999999997E-2" table:style-name="ce1">
            <text:p>0.040406</text:p>
          </table:table-cell>
          <table:table-cell office:value-type="float" office:value="0.12853800000000001" table:style-name="ce7">
            <text:p>0.128538</text:p>
          </table:table-cell>
          <table:table-cell office:value-type="float" office:value="4.0176999999999997E-2" table:style-name="ce7">
            <text:p>0.040177</text:p>
          </table:table-cell>
          <table:table-cell table:style-name="ce3"/>
          <table:table-cell table:number-columns-repeated="10" table:style-name="ce1"/>
          <table:table-cell table:number-columns-repeated="16369" table:style-name="ce3"/>
        </table:table-row>
        <table:table-row table:style-name="ro3">
          <table:table-cell office:value-type="float" office:value="7.9" table:style-name="ce1">
            <text:p>7.9</text:p>
          </table:table-cell>
          <table:table-cell office:value-type="float" office:value="4.2455E-2" table:style-name="ce1">
            <text:p>0.042455</text:p>
          </table:table-cell>
          <table:table-cell office:value-type="float" office:value="0.13367299999999999" table:style-name="ce7">
            <text:p>0.133673</text:p>
          </table:table-cell>
          <table:table-cell office:value-type="float" office:value="3.4547000000000001E-2" table:style-name="ce7">
            <text:p>0.034547</text:p>
          </table:table-cell>
          <table:table-cell table:style-name="ce3"/>
          <table:table-cell table:number-columns-repeated="10" table:style-name="ce1"/>
          <table:table-cell table:number-columns-repeated="16369" table:style-name="ce3"/>
        </table:table-row>
        <table:table-row table:style-name="ro3">
          <table:table-cell office:value-type="float" office:value="7.92" table:style-name="ce1">
            <text:p>7.92</text:p>
          </table:table-cell>
          <table:table-cell office:value-type="float" office:value="4.4208999999999998E-2" table:style-name="ce1">
            <text:p>0.044209</text:p>
          </table:table-cell>
          <table:table-cell office:value-type="float" office:value="0.13807900000000001" table:style-name="ce7">
            <text:p>0.138079</text:p>
          </table:table-cell>
          <table:table-cell office:value-type="float" office:value="2.8509E-2" table:style-name="ce7">
            <text:p>0.028509</text:p>
          </table:table-cell>
          <table:table-cell table:style-name="ce3"/>
          <table:table-cell table:number-columns-repeated="10" table:style-name="ce1"/>
          <table:table-cell table:number-columns-repeated="16369" table:style-name="ce3"/>
        </table:table-row>
        <table:table-row table:style-name="ro3">
          <table:table-cell office:value-type="float" office:value="7.94" table:style-name="ce1">
            <text:p>7.94</text:p>
          </table:table-cell>
          <table:table-cell office:value-type="float" office:value="4.5642000000000002E-2" table:style-name="ce1">
            <text:p>0.045642</text:p>
          </table:table-cell>
          <table:table-cell office:value-type="float" office:value="0.14170199999999999" table:style-name="ce7">
            <text:p>0.141702</text:p>
          </table:table-cell>
          <table:table-cell office:value-type="float" office:value="2.2121999999999999E-2" table:style-name="ce7">
            <text:p>0.022122</text:p>
          </table:table-cell>
          <table:table-cell table:style-name="ce3"/>
          <table:table-cell table:number-columns-repeated="10" table:style-name="ce1"/>
          <table:table-cell table:number-columns-repeated="16369" table:style-name="ce3"/>
        </table:table-row>
        <table:table-row table:style-name="ro3">
          <table:table-cell office:value-type="float" office:value="7.96" table:style-name="ce1">
            <text:p>7.96</text:p>
          </table:table-cell>
          <table:table-cell office:value-type="float" office:value="4.6736E-2" table:style-name="ce1">
            <text:p>0.046736</text:p>
          </table:table-cell>
          <table:table-cell office:value-type="float" office:value="0.14449899999999999" table:style-name="ce7">
            <text:p>0.144499</text:p>
          </table:table-cell>
          <table:table-cell office:value-type="float" office:value="1.5452E-2" table:style-name="ce7">
            <text:p>0.015452</text:p>
          </table:table-cell>
          <table:table-cell table:style-name="ce3"/>
          <table:table-cell table:number-columns-repeated="10" table:style-name="ce1"/>
          <table:table-cell table:number-columns-repeated="16369" table:style-name="ce3"/>
        </table:table-row>
        <table:table-row table:style-name="ro3">
          <table:table-cell office:value-type="float" office:value="7.98" table:style-name="ce1">
            <text:p>7.98</text:p>
          </table:table-cell>
          <table:table-cell office:value-type="float" office:value="4.7476999999999998E-2" table:style-name="ce1">
            <text:p>0.047477</text:p>
          </table:table-cell>
          <table:table-cell office:value-type="float" office:value="0.14643200000000001" table:style-name="ce7">
            <text:p>0.146432</text:p>
          </table:table-cell>
          <table:table-cell office:value-type="float" office:value="8.567E-3" table:style-name="ce7">
            <text:p>0.008567</text:p>
          </table:table-cell>
          <table:table-cell table:style-name="ce3"/>
          <table:table-cell table:number-columns-repeated="10" table:style-name="ce1"/>
          <table:table-cell table:number-columns-repeated="16369" table:style-name="ce3"/>
        </table:table-row>
        <table:table-row table:style-name="ro3">
          <table:table-cell office:value-type="float" office:value="8" table:style-name="ce1">
            <text:p>8</text:p>
          </table:table-cell>
          <table:table-cell office:value-type="float" office:value="4.7854000000000001E-2" table:style-name="ce1">
            <text:p>0.047854</text:p>
          </table:table-cell>
          <table:table-cell office:value-type="float" office:value="0.147477" table:style-name="ce7">
            <text:p>0.147477</text:p>
          </table:table-cell>
          <table:table-cell office:value-type="float" office:value="1.544E-3" table:style-name="ce7">
            <text:p>0.001544</text:p>
          </table:table-cell>
          <table:table-cell table:style-name="ce3"/>
          <table:table-cell table:number-columns-repeated="10" table:style-name="ce1"/>
          <table:table-cell table:number-columns-repeated="16369" table:style-name="ce3"/>
        </table:table-row>
        <table:table-row table:style-name="ro3">
          <table:table-cell office:value-type="float" office:value="8.02" table:style-name="ce1">
            <text:p>8.02</text:p>
          </table:table-cell>
          <table:table-cell office:value-type="float" office:value="4.7863999999999997E-2" table:style-name="ce1">
            <text:p>0.047864</text:p>
          </table:table-cell>
          <table:table-cell office:value-type="float" office:value="0.147619" table:style-name="ce7">
            <text:p>0.147619</text:p>
          </table:table-cell>
          <table:table-cell office:value-type="float" office:value="-5.5440000000000003E-3" table:style-name="ce7">
            <text:p>-0.005544</text:p>
          </table:table-cell>
          <table:table-cell table:style-name="ce3"/>
          <table:table-cell table:number-columns-repeated="16379" table:style-name="ce1"/>
        </table:table-row>
        <table:table-row table:style-name="ro3">
          <table:table-cell office:value-type="float" office:value="8.0399999999999991" table:style-name="ce1">
            <text:p>8.04</text:p>
          </table:table-cell>
          <table:table-cell office:value-type="float" office:value="4.7509000000000003E-2" table:style-name="ce1">
            <text:p>0.047509</text:p>
          </table:table-cell>
          <table:table-cell office:value-type="float" office:value="0.14685400000000001" table:style-name="ce7">
            <text:p>0.146854</text:p>
          </table:table-cell>
          <table:table-cell office:value-type="float" office:value="-1.2617E-2" table:style-name="ce7">
            <text:p>-0.012617</text:p>
          </table:table-cell>
          <table:table-cell table:style-name="ce3"/>
          <table:table-cell table:number-columns-repeated="16379" table:style-name="ce1"/>
        </table:table-row>
        <table:table-row table:style-name="ro3">
          <table:table-cell office:value-type="float" office:value="8.06" table:style-name="ce1">
            <text:p>8.06</text:p>
          </table:table-cell>
          <table:table-cell office:value-type="float" office:value="4.6793000000000001E-2" table:style-name="ce1">
            <text:p>0.046793</text:p>
          </table:table-cell>
          <table:table-cell office:value-type="float" office:value="0.14518800000000001" table:style-name="ce7">
            <text:p>0.145188</text:p>
          </table:table-cell>
          <table:table-cell office:value-type="float" office:value="-1.9599999999999999E-2" table:style-name="ce7">
            <text:p>-0.0196</text:p>
          </table:table-cell>
          <table:table-cell table:style-name="ce3"/>
          <table:table-cell table:number-columns-repeated="16379" table:style-name="ce1"/>
        </table:table-row>
        <table:table-row table:style-name="ro3">
          <table:table-cell office:value-type="float" office:value="8.08" table:style-name="ce1">
            <text:p>8.08</text:p>
          </table:table-cell>
          <table:table-cell office:value-type="float" office:value="4.5728999999999999E-2" table:style-name="ce1">
            <text:p>0.045729</text:p>
          </table:table-cell>
          <table:table-cell office:value-type="float" office:value="0.14263799999999999" table:style-name="ce7">
            <text:p>0.142638</text:p>
          </table:table-cell>
          <table:table-cell office:value-type="float" office:value="-2.6415000000000001E-2" table:style-name="ce7">
            <text:p>-0.026415</text:p>
          </table:table-cell>
          <table:table-cell table:style-name="ce3"/>
          <table:table-cell table:number-columns-repeated="16379" table:style-name="ce1"/>
        </table:table-row>
        <table:table-row table:style-name="ro3">
          <table:table-cell office:value-type="float" office:value="8.1" table:style-name="ce1">
            <text:p>8.1</text:p>
          </table:table-cell>
          <table:table-cell office:value-type="float" office:value="4.4332000000000003E-2" table:style-name="ce1">
            <text:p>0.044332</text:p>
          </table:table-cell>
          <table:table-cell office:value-type="float" office:value="0.13922999999999999" table:style-name="ce7">
            <text:p>0.13923</text:p>
          </table:table-cell>
          <table:table-cell office:value-type="float" office:value="-3.2990999999999999E-2" table:style-name="ce7">
            <text:p>-0.032991</text:p>
          </table:table-cell>
          <table:table-cell table:style-name="ce3"/>
          <table:table-cell table:number-columns-repeated="16379" table:style-name="ce1"/>
        </table:table-row>
        <table:table-row table:style-name="ro3">
          <table:table-cell office:value-type="float" office:value="8.1199999999999992" table:style-name="ce1">
            <text:p>8.12</text:p>
          </table:table-cell>
          <table:table-cell office:value-type="float" office:value="4.2623000000000001E-2" table:style-name="ce1">
            <text:p>0.042623</text:p>
          </table:table-cell>
          <table:table-cell office:value-type="float" office:value="0.13500200000000001" table:style-name="ce7">
            <text:p>0.135002</text:p>
          </table:table-cell>
          <table:table-cell office:value-type="float" office:value="-3.9255999999999999E-2" table:style-name="ce7">
            <text:p>-0.039256</text:p>
          </table:table-cell>
          <table:table-cell table:style-name="ce3"/>
          <table:table-cell table:number-columns-repeated="16379" table:style-name="ce1"/>
        </table:table-row>
        <table:table-row table:style-name="ro3">
          <table:table-cell office:value-type="float" office:value="8.14" table:style-name="ce1">
            <text:p>8.14</text:p>
          </table:table-cell>
          <table:table-cell office:value-type="float" office:value="4.0624E-2" table:style-name="ce1">
            <text:p>0.040624</text:p>
          </table:table-cell>
          <table:table-cell office:value-type="float" office:value="0.129999" table:style-name="ce7">
            <text:p>0.129999</text:p>
          </table:table-cell>
          <table:table-cell office:value-type="float" office:value="-4.5147E-2" table:style-name="ce7">
            <text:p>-0.045147</text:p>
          </table:table-cell>
          <table:table-cell table:style-name="ce3"/>
          <table:table-cell table:number-columns-repeated="16379" table:style-name="ce1"/>
        </table:table-row>
        <table:table-row table:style-name="ro3">
          <table:table-cell office:value-type="float" office:value="8.16" table:style-name="ce1">
            <text:p>8.16</text:p>
          </table:table-cell>
          <table:table-cell office:value-type="float" office:value="3.8364000000000002E-2" table:style-name="ce1">
            <text:p>0.038364</text:p>
          </table:table-cell>
          <table:table-cell office:value-type="float" office:value="0.124275" table:style-name="ce7">
            <text:p>0.124275</text:p>
          </table:table-cell>
          <table:table-cell office:value-type="float" office:value="-5.0604000000000003E-2" table:style-name="ce7">
            <text:p>-0.050604</text:p>
          </table:table-cell>
          <table:table-cell table:style-name="ce3"/>
          <table:table-cell table:number-columns-repeated="16379" table:style-name="ce1"/>
        </table:table-row>
        <table:table-row table:style-name="ro3">
          <table:table-cell office:value-type="float" office:value="8.18" table:style-name="ce1">
            <text:p>8.18</text:p>
          </table:table-cell>
          <table:table-cell office:value-type="float" office:value="3.5872000000000001E-2" table:style-name="ce1">
            <text:p>0.035872</text:p>
          </table:table-cell>
          <table:table-cell office:value-type="float" office:value="0.117892" table:style-name="ce7">
            <text:p>0.117892</text:p>
          </table:table-cell>
          <table:table-cell office:value-type="float" office:value="-5.5573999999999998E-2" table:style-name="ce7">
            <text:p>-0.055574</text:p>
          </table:table-cell>
          <table:table-cell table:style-name="ce3"/>
          <table:table-cell table:number-columns-repeated="16379" table:style-name="ce1"/>
        </table:table-row>
        <table:table-row table:style-name="ro3">
          <table:table-cell office:value-type="float" office:value="8.1999999999999993" table:style-name="ce1">
            <text:p>8.2</text:p>
          </table:table-cell>
          <table:table-cell office:value-type="float" office:value="3.3181000000000002E-2" table:style-name="ce1">
            <text:p>0.033181</text:p>
          </table:table-cell>
          <table:table-cell office:value-type="float" office:value="0.110916" table:style-name="ce7">
            <text:p>0.110916</text:p>
          </table:table-cell>
          <table:table-cell office:value-type="float" office:value="-6.0011000000000002E-2" table:style-name="ce7">
            <text:p>-0.060011</text:p>
          </table:table-cell>
          <table:table-cell table:style-name="ce3"/>
          <table:table-cell table:number-columns-repeated="16379" table:style-name="ce1"/>
        </table:table-row>
        <table:table-row table:style-name="ro3">
          <table:table-cell office:value-type="float" office:value="8.2200000000000006" table:style-name="ce1">
            <text:p>8.22</text:p>
          </table:table-cell>
          <table:table-cell office:value-type="float" office:value="3.0325000000000001E-2" table:style-name="ce1">
            <text:p>0.030325</text:p>
          </table:table-cell>
          <table:table-cell office:value-type="float" office:value="0.103422" table:style-name="ce7">
            <text:p>0.103422</text:p>
          </table:table-cell>
          <table:table-cell office:value-type="float" office:value="-6.3877000000000003E-2" table:style-name="ce7">
            <text:p>-0.063877</text:p>
          </table:table-cell>
          <table:table-cell table:style-name="ce3"/>
          <table:table-cell table:number-columns-repeated="16379" table:style-name="ce1"/>
        </table:table-row>
        <table:table-row table:style-name="ro3">
          <table:table-cell office:value-type="float" office:value="8.24" table:style-name="ce1">
            <text:p>8.24</text:p>
          </table:table-cell>
          <table:table-cell office:value-type="float" office:value="2.734E-2" table:style-name="ce1">
            <text:p>0.02734</text:p>
          </table:table-cell>
          <table:table-cell office:value-type="float" office:value="9.5486000000000001E-2" table:style-name="ce7">
            <text:p>0.095486</text:p>
          </table:table-cell>
          <table:table-cell office:value-type="float" office:value="-6.7140000000000005E-2" table:style-name="ce7">
            <text:p>-0.06714</text:p>
          </table:table-cell>
          <table:table-cell table:number-columns-repeated="16380"/>
        </table:table-row>
        <table:table-row table:style-name="ro3">
          <table:table-cell office:value-type="float" office:value="8.26" table:style-name="ce1">
            <text:p>8.26</text:p>
          </table:table-cell>
          <table:table-cell office:value-type="float" office:value="2.426E-2" table:style-name="ce1">
            <text:p>0.02426</text:p>
          </table:table-cell>
          <table:table-cell office:value-type="float" office:value="8.7189000000000003E-2" table:style-name="ce7">
            <text:p>0.087189</text:p>
          </table:table-cell>
          <table:table-cell office:value-type="float" office:value="-6.9778999999999994E-2" table:style-name="ce7">
            <text:p>-0.069779</text:p>
          </table:table-cell>
          <table:table-cell table:number-columns-repeated="16380"/>
        </table:table-row>
        <table:table-row table:style-name="ro3">
          <table:table-cell office:value-type="float" office:value="8.2799999999999994" table:style-name="ce1">
            <text:p>8.28</text:p>
          </table:table-cell>
          <table:table-cell office:value-type="float" office:value="2.1121999999999998E-2" table:style-name="ce1">
            <text:p>0.021122</text:p>
          </table:table-cell>
          <table:table-cell office:value-type="float" office:value="7.8614000000000003E-2" table:style-name="ce7">
            <text:p>0.078614</text:p>
          </table:table-cell>
          <table:table-cell office:value-type="float" office:value="-7.1778999999999996E-2" table:style-name="ce7">
            <text:p>-0.071779</text:p>
          </table:table-cell>
          <table:table-cell table:number-columns-repeated="16380"/>
        </table:table-row>
        <table:table-row table:style-name="ro3">
          <table:table-cell office:value-type="float" office:value="8.3000000000000007" table:style-name="ce1">
            <text:p>8.3</text:p>
          </table:table-cell>
          <table:table-cell office:value-type="float" office:value="1.7961000000000001E-2" table:style-name="ce1">
            <text:p>0.017961</text:p>
          </table:table-cell>
          <table:table-cell office:value-type="float" office:value="6.9843000000000002E-2" table:style-name="ce7">
            <text:p>0.069843</text:p>
          </table:table-cell>
          <table:table-cell office:value-type="float" office:value="-7.3134000000000005E-2" table:style-name="ce7">
            <text:p>-0.073134</text:p>
          </table:table-cell>
          <table:table-cell table:number-columns-repeated="16380"/>
        </table:table-row>
        <table:table-row table:style-name="ro3">
          <table:table-cell office:value-type="float" office:value="8.32" table:style-name="ce1">
            <text:p>8.32</text:p>
          </table:table-cell>
          <table:table-cell office:value-type="float" office:value="1.481E-2" table:style-name="ce1">
            <text:p>0.01481</text:p>
          </table:table-cell>
          <table:table-cell office:value-type="float" office:value="6.096E-2" table:style-name="ce7">
            <text:p>0.06096</text:p>
          </table:table-cell>
          <table:table-cell office:value-type="float" office:value="-7.3845999999999995E-2" table:style-name="ce7">
            <text:p>-0.073846</text:p>
          </table:table-cell>
          <table:table-cell table:number-columns-repeated="16380"/>
        </table:table-row>
        <table:table-row table:style-name="ro3">
          <table:table-cell office:value-type="float" office:value="8.34" table:style-name="ce1">
            <text:p>8.34</text:p>
          </table:table-cell>
          <table:table-cell office:value-type="float" office:value="1.1701E-2" table:style-name="ce1">
            <text:p>0.011701</text:p>
          </table:table-cell>
          <table:table-cell office:value-type="float" office:value="5.2046000000000002E-2" table:style-name="ce7">
            <text:p>0.052046</text:p>
          </table:table-cell>
          <table:table-cell office:value-type="float" office:value="-7.3924000000000004E-2" table:style-name="ce7">
            <text:p>-0.073924</text:p>
          </table:table-cell>
          <table:table-cell table:number-columns-repeated="16380"/>
        </table:table-row>
        <table:table-row table:style-name="ro3">
          <table:table-cell office:value-type="float" office:value="8.36" table:style-name="ce1">
            <text:p>8.36</text:p>
          </table:table-cell>
          <table:table-cell office:value-type="float" office:value="8.6650000000000008E-3" table:style-name="ce1">
            <text:p>0.008665</text:p>
          </table:table-cell>
          <table:table-cell office:value-type="float" office:value="4.3180999999999997E-2" table:style-name="ce7">
            <text:p>0.043181</text:p>
          </table:table-cell>
          <table:table-cell office:value-type="float" office:value="-7.3384000000000005E-2" table:style-name="ce7">
            <text:p>-0.073384</text:p>
          </table:table-cell>
          <table:table-cell table:number-columns-repeated="16380"/>
        </table:table-row>
        <table:table-row table:style-name="ro3">
          <table:table-cell office:value-type="float" office:value="8.3800000000000008" table:style-name="ce1">
            <text:p>8.38</text:p>
          </table:table-cell>
          <table:table-cell office:value-type="float" office:value="5.7289999999999997E-3" table:style-name="ce1">
            <text:p>0.005729</text:p>
          </table:table-cell>
          <table:table-cell office:value-type="float" office:value="3.4439999999999998E-2" table:style-name="ce7">
            <text:p>0.03444</text:p>
          </table:table-cell>
          <table:table-cell office:value-type="float" office:value="-7.2250999999999996E-2" table:style-name="ce7">
            <text:p>-0.072251</text:p>
          </table:table-cell>
          <table:table-cell table:number-columns-repeated="16380"/>
        </table:table-row>
        <table:table-row table:style-name="ro3">
          <table:table-cell office:value-type="float" office:value="8.4" table:style-name="ce1">
            <text:p>8.4</text:p>
          </table:table-cell>
          <table:table-cell office:value-type="float" office:value="2.918E-3" table:style-name="ce1">
            <text:p>0.002918</text:p>
          </table:table-cell>
          <table:table-cell office:value-type="float" office:value="2.5897E-2" table:style-name="ce7">
            <text:p>0.025897</text:p>
          </table:table-cell>
          <table:table-cell office:value-type="float" office:value="-7.0553000000000005E-2" table:style-name="ce7">
            <text:p>-0.070553</text:p>
          </table:table-cell>
          <table:table-cell table:number-columns-repeated="16380"/>
        </table:table-row>
        <table:table-row table:style-name="ro3">
          <table:table-cell office:value-type="float" office:value="8.42" table:style-name="ce1">
            <text:p>8.42</text:p>
          </table:table-cell>
          <table:table-cell office:value-type="float" office:value="2.5500000000000002E-4" table:style-name="ce1">
            <text:p>0.000255</text:p>
          </table:table-cell>
          <table:table-cell office:value-type="float" office:value="1.7618000000000002E-2" table:style-name="ce7">
            <text:p>0.017618</text:p>
          </table:table-cell>
          <table:table-cell office:value-type="float" office:value="-6.8324999999999997E-2" table:style-name="ce7">
            <text:p>-0.068325</text:p>
          </table:table-cell>
          <table:table-cell table:number-columns-repeated="16380"/>
        </table:table-row>
        <table:table-row table:style-name="ro3">
          <table:table-cell office:value-type="float" office:value="8.44" table:style-name="ce1">
            <text:p>8.44</text:p>
          </table:table-cell>
          <table:table-cell office:value-type="float" office:value="-2.2420000000000001E-3" table:style-name="ce1">
            <text:p>-0.002242</text:p>
          </table:table-cell>
          <table:table-cell office:value-type="float" office:value="9.665E-3" table:style-name="ce7">
            <text:p>0.009665</text:p>
          </table:table-cell>
          <table:table-cell office:value-type="float" office:value="-6.5604999999999997E-2" table:style-name="ce7">
            <text:p>-0.065605</text:p>
          </table:table-cell>
          <table:table-cell table:number-columns-repeated="16380"/>
        </table:table-row>
        <table:table-row table:style-name="ro3">
          <table:table-cell office:value-type="float" office:value="8.4600000000000009" table:style-name="ce1">
            <text:p>8.46</text:p>
          </table:table-cell>
          <table:table-cell office:value-type="float" office:value="-4.5580000000000004E-3" table:style-name="ce1">
            <text:p>-0.004558</text:p>
          </table:table-cell>
          <table:table-cell office:value-type="float" office:value="2.0960000000000002E-3" table:style-name="ce7">
            <text:p>0.002096</text:p>
          </table:table-cell>
          <table:table-cell office:value-type="float" office:value="-6.2436999999999999E-2" table:style-name="ce7">
            <text:p>-0.062437</text:p>
          </table:table-cell>
          <table:table-cell table:number-columns-repeated="16380"/>
        </table:table-row>
        <table:table-row table:style-name="ro3">
          <table:table-cell office:value-type="float" office:value="8.48" table:style-name="ce1">
            <text:p>8.48</text:p>
          </table:table-cell>
          <table:table-cell office:value-type="float" office:value="-6.679E-3" table:style-name="ce1">
            <text:p>-0.006679</text:p>
          </table:table-cell>
          <table:table-cell office:value-type="float" office:value="-5.0400000000000002E-3" table:style-name="ce7">
            <text:p>-0.00504</text:p>
          </table:table-cell>
          <table:table-cell office:value-type="float" office:value="-5.8867000000000003E-2" table:style-name="ce7">
            <text:p>-0.058867</text:p>
          </table:table-cell>
          <table:table-cell table:number-columns-repeated="16380"/>
        </table:table-row>
        <table:table-row table:style-name="ro3">
          <table:table-cell office:value-type="float" office:value="8.5" table:style-name="ce1">
            <text:p>8.5</text:p>
          </table:table-cell>
          <table:table-cell office:value-type="float" office:value="-8.5970000000000005E-3" table:style-name="ce1">
            <text:p>-0.008597</text:p>
          </table:table-cell>
          <table:table-cell office:value-type="float" office:value="-1.1698999999999999E-2" table:style-name="ce7">
            <text:p>-0.011699</text:p>
          </table:table-cell>
          <table:table-cell office:value-type="float" office:value="-5.4942999999999999E-2" table:style-name="ce7">
            <text:p>-0.054943</text:p>
          </table:table-cell>
          <table:table-cell table:number-columns-repeated="16380"/>
        </table:table-row>
        <table:table-row table:style-name="ro3">
          <table:table-cell office:value-type="float" office:value="8.52" table:style-name="ce1">
            <text:p>8.52</text:p>
          </table:table-cell>
          <table:table-cell office:value-type="float" office:value="-1.0305E-2" table:style-name="ce1">
            <text:p>-0.010305</text:p>
          </table:table-cell>
          <table:table-cell office:value-type="float" office:value="-1.7843000000000001E-2" table:style-name="ce7">
            <text:p>-0.017843</text:p>
          </table:table-cell>
          <table:table-cell office:value-type="float" office:value="-5.0715000000000003E-2" table:style-name="ce7">
            <text:p>-0.050715</text:p>
          </table:table-cell>
          <table:table-cell table:number-columns-repeated="16380"/>
        </table:table-row>
        <table:table-row table:style-name="ro3">
          <table:table-cell office:value-type="float" office:value="8.5399999999999991" table:style-name="ce1">
            <text:p>8.54</text:p>
          </table:table-cell>
          <table:table-cell office:value-type="float" office:value="-1.18E-2" table:style-name="ce1">
            <text:p>-0.0118</text:p>
          </table:table-cell>
          <table:table-cell office:value-type="float" office:value="-2.3442999999999999E-2" table:style-name="ce7">
            <text:p>-0.023443</text:p>
          </table:table-cell>
          <table:table-cell office:value-type="float" office:value="-4.6233000000000003E-2" table:style-name="ce7">
            <text:p>-0.046233</text:p>
          </table:table-cell>
          <table:table-cell table:number-columns-repeated="16380"/>
        </table:table-row>
        <table:table-row table:style-name="ro3">
          <table:table-cell office:value-type="float" office:value="8.56" table:style-name="ce1">
            <text:p>8.56</text:p>
          </table:table-cell>
          <table:table-cell office:value-type="float" office:value="-1.3082E-2" table:style-name="ce1">
            <text:p>-0.013082</text:p>
          </table:table-cell>
          <table:table-cell office:value-type="float" office:value="-2.8473999999999999E-2" table:style-name="ce7">
            <text:p>-0.028474</text:p>
          </table:table-cell>
          <table:table-cell office:value-type="float" office:value="-4.1548000000000002E-2" table:style-name="ce7">
            <text:p>-0.041548</text:p>
          </table:table-cell>
          <table:table-cell table:number-columns-repeated="16380"/>
        </table:table-row>
        <table:table-row table:style-name="ro3">
          <table:table-cell office:value-type="float" office:value="8.58" table:style-name="ce1">
            <text:p>8.58</text:p>
          </table:table-cell>
          <table:table-cell office:value-type="float" office:value="-1.4151E-2" table:style-name="ce1">
            <text:p>-0.014151</text:p>
          </table:table-cell>
          <table:table-cell office:value-type="float" office:value="-3.2918000000000003E-2" table:style-name="ce7">
            <text:p>-0.032918</text:p>
          </table:table-cell>
          <table:table-cell office:value-type="float" office:value="-3.671E-2" table:style-name="ce7">
            <text:p>-0.03671</text:p>
          </table:table-cell>
          <table:table-cell table:number-columns-repeated="16380"/>
        </table:table-row>
        <table:table-row table:style-name="ro3">
          <table:table-cell office:value-type="float" office:value="8.6" table:style-name="ce1">
            <text:p>8.6</text:p>
          </table:table-cell>
          <table:table-cell office:value-type="float" office:value="-1.5013E-2" table:style-name="ce1">
            <text:p>-0.015013</text:p>
          </table:table-cell>
          <table:table-cell office:value-type="float" office:value="-3.6762999999999997E-2" table:style-name="ce7">
            <text:p>-0.036763</text:p>
          </table:table-cell>
          <table:table-cell office:value-type="float" office:value="-3.1766999999999997E-2" table:style-name="ce7">
            <text:p>-0.031767</text:p>
          </table:table-cell>
          <table:table-cell table:number-columns-repeated="16380"/>
        </table:table-row>
        <table:table-row table:style-name="ro3">
          <table:table-cell office:value-type="float" office:value="8.6199999999999992" table:style-name="ce1">
            <text:p>8.62</text:p>
          </table:table-cell>
          <table:table-cell office:value-type="float" office:value="-1.5674E-2" table:style-name="ce1">
            <text:p>-0.015674</text:p>
          </table:table-cell>
          <table:table-cell office:value-type="float" office:value="-4.0004999999999999E-2" table:style-name="ce7">
            <text:p>-0.040005</text:p>
          </table:table-cell>
          <table:table-cell office:value-type="float" office:value="-2.6766999999999999E-2" table:style-name="ce7">
            <text:p>-0.026767</text:p>
          </table:table-cell>
          <table:table-cell table:number-columns-repeated="16380"/>
        </table:table-row>
        <table:table-row table:style-name="ro3">
          <table:table-cell office:value-type="float" office:value="8.64" table:style-name="ce1">
            <text:p>8.64</text:p>
          </table:table-cell>
          <table:table-cell office:value-type="float" office:value="-1.6140000000000002E-2" table:style-name="ce1">
            <text:p>-0.01614</text:p>
          </table:table-cell>
          <table:table-cell office:value-type="float" office:value="-4.2641999999999999E-2" table:style-name="ce7">
            <text:p>-0.042642</text:p>
          </table:table-cell>
          <table:table-cell office:value-type="float" office:value="-2.1756000000000001E-2" table:style-name="ce7">
            <text:p>-0.021756</text:p>
          </table:table-cell>
          <table:table-cell table:number-columns-repeated="16380"/>
        </table:table-row>
        <table:table-row table:style-name="ro3">
          <table:table-cell office:value-type="float" office:value="8.66" table:style-name="ce1">
            <text:p>8.66</text:p>
          </table:table-cell>
          <table:table-cell office:value-type="float" office:value="-1.6421000000000002E-2" table:style-name="ce1">
            <text:p>-0.016421</text:p>
          </table:table-cell>
          <table:table-cell office:value-type="float" office:value="-4.4679999999999997E-2" table:style-name="ce7">
            <text:p>-0.04468</text:p>
          </table:table-cell>
          <table:table-cell office:value-type="float" office:value="-1.6774000000000001E-2" table:style-name="ce7">
            <text:p>-0.016774</text:p>
          </table:table-cell>
          <table:table-cell table:number-columns-repeated="16380"/>
        </table:table-row>
        <table:table-row table:style-name="ro3">
          <table:table-cell office:value-type="float" office:value="8.68" table:style-name="ce1">
            <text:p>8.68</text:p>
          </table:table-cell>
          <table:table-cell office:value-type="float" office:value="-1.6527E-2" table:style-name="ce1">
            <text:p>-0.016527</text:p>
          </table:table-cell>
          <table:table-cell office:value-type="float" office:value="-4.6129000000000003E-2" table:style-name="ce7">
            <text:p>-0.046129</text:p>
          </table:table-cell>
          <table:table-cell office:value-type="float" office:value="-1.1863E-2" table:style-name="ce7">
            <text:p>-0.011863</text:p>
          </table:table-cell>
          <table:table-cell table:number-columns-repeated="16380"/>
        </table:table-row>
        <table:table-row table:style-name="ro3">
          <table:table-cell office:value-type="float" office:value="8.6999999999999993" table:style-name="ce1">
            <text:p>8.7</text:p>
          </table:table-cell>
          <table:table-cell office:value-type="float" office:value="-1.6469000000000001E-2" table:style-name="ce1">
            <text:p>-0.016469</text:p>
          </table:table-cell>
          <table:table-cell office:value-type="float" office:value="-4.7002000000000002E-2" table:style-name="ce7">
            <text:p>-0.047002</text:p>
          </table:table-cell>
          <table:table-cell office:value-type="float" office:value="-7.0590000000000002E-3" table:style-name="ce7">
            <text:p>-0.007059</text:p>
          </table:table-cell>
          <table:table-cell table:number-columns-repeated="16380"/>
        </table:table-row>
        <table:table-row table:style-name="ro3">
          <table:table-cell office:value-type="float" office:value="8.7200000000000006" table:style-name="ce1">
            <text:p>8.72</text:p>
          </table:table-cell>
          <table:table-cell office:value-type="float" office:value="-1.6257000000000001E-2" table:style-name="ce1">
            <text:p>-0.016257</text:p>
          </table:table-cell>
          <table:table-cell office:value-type="float" office:value="-4.7316999999999998E-2" table:style-name="ce7">
            <text:p>-0.047317</text:p>
          </table:table-cell>
          <table:table-cell office:value-type="float" office:value="-2.3960000000000001E-3" table:style-name="ce7">
            <text:p>-0.002396</text:p>
          </table:table-cell>
          <table:table-cell table:number-columns-repeated="16380"/>
        </table:table-row>
        <table:table-row table:style-name="ro3">
          <table:table-cell office:value-type="float" office:value="8.74" table:style-name="ce1">
            <text:p>8.74</text:p>
          </table:table-cell>
          <table:table-cell office:value-type="float" office:value="-1.5901999999999999E-2" table:style-name="ce1">
            <text:p>-0.015902</text:p>
          </table:table-cell>
          <table:table-cell office:value-type="float" office:value="-4.7094999999999998E-2" table:style-name="ce7">
            <text:p>-0.047095</text:p>
          </table:table-cell>
          <table:table-cell office:value-type="float" office:value="2.0960000000000002E-3" table:style-name="ce7">
            <text:p>0.002096</text:p>
          </table:table-cell>
          <table:table-cell table:number-columns-repeated="16380"/>
        </table:table-row>
        <table:table-row table:style-name="ro3">
          <table:table-cell office:value-type="float" office:value="8.76" table:style-name="ce1">
            <text:p>8.76</text:p>
          </table:table-cell>
          <table:table-cell office:value-type="float" office:value="-1.5415999999999999E-2" table:style-name="ce1">
            <text:p>-0.015416</text:p>
          </table:table-cell>
          <table:table-cell office:value-type="float" office:value="-4.6360999999999999E-2" table:style-name="ce7">
            <text:p>-0.046361</text:p>
          </table:table-cell>
          <table:table-cell office:value-type="float" office:value="6.3879999999999996E-3" table:style-name="ce7">
            <text:p>0.006388</text:p>
          </table:table-cell>
          <table:table-cell table:number-columns-repeated="16380"/>
        </table:table-row>
        <table:table-row table:style-name="ro3">
          <table:table-cell office:value-type="float" office:value="8.7799999999999994" table:style-name="ce1">
            <text:p>8.78</text:p>
          </table:table-cell>
          <table:table-cell office:value-type="float" office:value="-1.481E-2" table:style-name="ce1">
            <text:p>-0.01481</text:p>
          </table:table-cell>
          <table:table-cell office:value-type="float" office:value="-4.5141000000000001E-2" table:style-name="ce7">
            <text:p>-0.045141</text:p>
          </table:table-cell>
          <table:table-cell office:value-type="float" office:value="1.0456E-2" table:style-name="ce7">
            <text:p>0.010456</text:p>
          </table:table-cell>
          <table:table-cell table:number-columns-repeated="16380"/>
        </table:table-row>
        <table:table-row table:style-name="ro3">
          <table:table-cell office:value-type="float" office:value="8.8000000000000007" table:style-name="ce1">
            <text:p>8.8</text:p>
          </table:table-cell>
          <table:table-cell office:value-type="float" office:value="-1.4094000000000001E-2" table:style-name="ce1">
            <text:p>-0.014094</text:p>
          </table:table-cell>
          <table:table-cell office:value-type="float" office:value="-4.3463000000000002E-2" table:style-name="ce7">
            <text:p>-0.043463</text:p>
          </table:table-cell>
          <table:table-cell office:value-type="float" office:value="1.4278000000000001E-2" table:style-name="ce7">
            <text:p>0.014278</text:p>
          </table:table-cell>
          <table:table-cell table:number-columns-repeated="16380"/>
        </table:table-row>
        <table:table-row table:style-name="ro3">
          <table:table-cell office:value-type="float" office:value="8.82" table:style-name="ce1">
            <text:p>8.82</text:p>
          </table:table-cell>
          <table:table-cell office:value-type="float" office:value="-1.3277000000000001E-2" table:style-name="ce1">
            <text:p>-0.013277</text:p>
          </table:table-cell>
          <table:table-cell office:value-type="float" office:value="-4.1359E-2" table:style-name="ce7">
            <text:p>-0.041359</text:p>
          </table:table-cell>
          <table:table-cell office:value-type="float" office:value="1.7836999999999999E-2" table:style-name="ce7">
            <text:p>0.017837</text:p>
          </table:table-cell>
          <table:table-cell table:number-columns-repeated="16380"/>
        </table:table-row>
        <table:table-row table:style-name="ro3">
          <table:table-cell office:value-type="float" office:value="8.84" table:style-name="ce1">
            <text:p>8.84</text:p>
          </table:table-cell>
          <table:table-cell office:value-type="float" office:value="-1.2371E-2" table:style-name="ce1">
            <text:p>-0.012371</text:p>
          </table:table-cell>
          <table:table-cell office:value-type="float" office:value="-3.8861E-2" table:style-name="ce7">
            <text:p>-0.038861</text:p>
          </table:table-cell>
          <table:table-cell office:value-type="float" office:value="2.1114000000000001E-2" table:style-name="ce7">
            <text:p>0.021114</text:p>
          </table:table-cell>
          <table:table-cell table:number-columns-repeated="16380"/>
        </table:table-row>
        <table:table-row table:style-name="ro3">
          <table:table-cell office:value-type="float" office:value="8.86" table:style-name="ce1">
            <text:p>8.86</text:p>
          </table:table-cell>
          <table:table-cell office:value-type="float" office:value="-1.1383000000000001E-2" table:style-name="ce1">
            <text:p>-0.011383</text:p>
          </table:table-cell>
          <table:table-cell office:value-type="float" office:value="-3.6001999999999999E-2" table:style-name="ce7">
            <text:p>-0.036002</text:p>
          </table:table-cell>
          <table:table-cell office:value-type="float" office:value="2.4098000000000001E-2" table:style-name="ce7">
            <text:p>0.024098</text:p>
          </table:table-cell>
          <table:table-cell table:number-columns-repeated="16380"/>
        </table:table-row>
        <table:table-row table:style-name="ro3">
          <table:table-cell office:value-type="float" office:value="8.8800000000000008" table:style-name="ce1">
            <text:p>8.88</text:p>
          </table:table-cell>
          <table:table-cell office:value-type="float" office:value="-1.0322E-2" table:style-name="ce1">
            <text:p>-0.010322</text:p>
          </table:table-cell>
          <table:table-cell office:value-type="float" office:value="-3.2815999999999998E-2" table:style-name="ce7">
            <text:p>-0.032816</text:p>
          </table:table-cell>
          <table:table-cell office:value-type="float" office:value="2.6776000000000001E-2" table:style-name="ce7">
            <text:p>0.026776</text:p>
          </table:table-cell>
          <table:table-cell table:number-columns-repeated="16380"/>
        </table:table-row>
        <table:table-row table:style-name="ro3">
          <table:table-cell office:value-type="float" office:value="8.9" table:style-name="ce1">
            <text:p>8.9</text:p>
          </table:table-cell>
          <table:table-cell office:value-type="float" office:value="-9.195E-3" table:style-name="ce1">
            <text:p>-0.009195</text:p>
          </table:table-cell>
          <table:table-cell office:value-type="float" office:value="-2.9340000000000001E-2" table:style-name="ce7">
            <text:p>-0.02934</text:p>
          </table:table-cell>
          <table:table-cell office:value-type="float" office:value="2.9139000000000002E-2" table:style-name="ce7">
            <text:p>0.029139</text:p>
          </table:table-cell>
          <table:table-cell table:number-columns-repeated="16380"/>
        </table:table-row>
        <table:table-row table:style-name="ro3">
          <table:table-cell office:value-type="float" office:value="8.92" table:style-name="ce1">
            <text:p>8.92</text:p>
          </table:table-cell>
          <table:table-cell office:value-type="float" office:value="-8.0110000000000008E-3" table:style-name="ce1">
            <text:p>-0.008011</text:p>
          </table:table-cell>
          <table:table-cell office:value-type="float" office:value="-2.5610000000000001E-2" table:style-name="ce7">
            <text:p>-0.02561</text:p>
          </table:table-cell>
          <table:table-cell office:value-type="float" office:value="3.1179999999999999E-2" table:style-name="ce7">
            <text:p>0.03118</text:p>
          </table:table-cell>
          <table:table-cell table:number-columns-repeated="16380"/>
        </table:table-row>
        <table:table-row table:style-name="ro3">
          <table:table-cell office:value-type="float" office:value="8.94" table:style-name="ce1">
            <text:p>8.94</text:p>
          </table:table-cell>
          <table:table-cell office:value-type="float" office:value="-6.7759999999999999E-3" table:style-name="ce1">
            <text:p>-0.006776</text:p>
          </table:table-cell>
          <table:table-cell office:value-type="float" office:value="-2.1661E-2" table:style-name="ce7">
            <text:p>-0.021661</text:p>
          </table:table-cell>
          <table:table-cell office:value-type="float" office:value="3.2891999999999998E-2" table:style-name="ce7">
            <text:p>0.032892</text:p>
          </table:table-cell>
          <table:table-cell table:number-columns-repeated="16380"/>
        </table:table-row>
        <table:table-row table:style-name="ro3">
          <table:table-cell office:value-type="float" office:value="8.9600000000000009" table:style-name="ce1">
            <text:p>8.96</text:p>
          </table:table-cell>
          <table:table-cell office:value-type="float" office:value="-5.4970000000000001E-3" table:style-name="ce1">
            <text:p>-0.005497</text:p>
          </table:table-cell>
          <table:table-cell office:value-type="float" office:value="-1.7531999999999999E-2" table:style-name="ce7">
            <text:p>-0.017532</text:p>
          </table:table-cell>
          <table:table-cell office:value-type="float" office:value="3.4271999999999997E-2" table:style-name="ce7">
            <text:p>0.034272</text:p>
          </table:table-cell>
          <table:table-cell table:number-columns-repeated="16380"/>
        </table:table-row>
        <table:table-row table:style-name="ro3">
          <table:table-cell office:value-type="float" office:value="8.98" table:style-name="ce1">
            <text:p>8.98</text:p>
          </table:table-cell>
          <table:table-cell office:value-type="float" office:value="-4.1809999999999998E-3" table:style-name="ce1">
            <text:p>-0.004181</text:p>
          </table:table-cell>
          <table:table-cell office:value-type="float" office:value="-1.3259999999999999E-2" table:style-name="ce7">
            <text:p>-0.01326</text:p>
          </table:table-cell>
          <table:table-cell office:value-type="float" office:value="3.5317000000000001E-2" table:style-name="ce7">
            <text:p>0.035317</text:p>
          </table:table-cell>
          <table:table-cell table:number-columns-repeated="16380"/>
        </table:table-row>
        <table:table-row table:style-name="ro3">
          <table:table-cell office:value-type="float" office:value="9" table:style-name="ce1">
            <text:p>9</text:p>
          </table:table-cell>
          <table:table-cell office:value-type="float" office:value="-2.8349999999999998E-3" table:style-name="ce1">
            <text:p>-0.002835</text:p>
          </table:table-cell>
          <table:table-cell office:value-type="float" office:value="-8.8839999999999995E-3" table:style-name="ce7">
            <text:p>-0.008884</text:p>
          </table:table-cell>
          <table:table-cell office:value-type="float" office:value="3.6026000000000002E-2" table:style-name="ce7">
            <text:p>0.036026</text:p>
          </table:table-cell>
          <table:table-cell table:number-columns-repeated="16380"/>
        </table:table-row>
        <table:table-row table:style-name="ro3">
          <table:table-cell office:value-type="float" office:value="9.02" table:style-name="ce1">
            <text:p>9.02</text:p>
          </table:table-cell>
          <table:table-cell office:value-type="float" office:value="-1.4649999999999999E-3" table:style-name="ce1">
            <text:p>-0.001465</text:p>
          </table:table-cell>
          <table:table-cell office:value-type="float" office:value="-4.4409999999999996E-3" table:style-name="ce7">
            <text:p>-0.004441</text:p>
          </table:table-cell>
          <table:table-cell office:value-type="float" office:value="3.6400000000000002E-2" table:style-name="ce7">
            <text:p>0.0364</text:p>
          </table:table-cell>
          <table:table-cell table:number-columns-repeated="16380"/>
        </table:table-row>
        <table:table-row table:style-name="ro3">
          <table:table-cell office:value-type="float" office:value="9.0399999999999991" table:style-name="ce1">
            <text:p>9.04</text:p>
          </table:table-cell>
          <table:table-cell office:value-type="float" office:value="-8.0000000000000007E-5" table:style-name="ce1">
            <text:p>-0.00008</text:p>
          </table:table-cell>
          <table:table-cell office:value-type="float" office:value="3.1000000000000001E-5" table:style-name="ce7">
            <text:p>0.000031</text:p>
          </table:table-cell>
          <table:table-cell office:value-type="float" office:value="3.6437999999999998E-2" table:style-name="ce7">
            <text:p>0.036438</text:p>
          </table:table-cell>
          <table:table-cell table:number-columns-repeated="16380"/>
        </table:table-row>
        <table:table-row table:style-name="ro3">
          <table:table-cell office:value-type="float" office:value="9.06" table:style-name="ce1">
            <text:p>9.06</text:p>
          </table:table-cell>
          <table:table-cell office:value-type="float" office:value="1.312E-3" table:style-name="ce1">
            <text:p>0.001312</text:p>
          </table:table-cell>
          <table:table-cell office:value-type="float" office:value="4.4920000000000003E-3" table:style-name="ce7">
            <text:p>0.004492</text:p>
          </table:table-cell>
          <table:table-cell office:value-type="float" office:value="3.6145999999999998E-2" table:style-name="ce7">
            <text:p>0.036146</text:p>
          </table:table-cell>
          <table:table-cell table:number-columns-repeated="16380"/>
        </table:table-row>
        <table:table-row table:style-name="ro3">
          <table:table-cell office:value-type="float" office:value="9.08" table:style-name="ce1">
            <text:p>9.08</text:p>
          </table:table-cell>
          <table:table-cell office:value-type="float" office:value="2.7049999999999999E-3" table:style-name="ce1">
            <text:p>0.002705</text:p>
          </table:table-cell>
          <table:table-cell office:value-type="float" office:value="8.9029999999999995E-3" table:style-name="ce7">
            <text:p>0.008903</text:p>
          </table:table-cell>
          <table:table-cell office:value-type="float" office:value="3.5527000000000003E-2" table:style-name="ce7">
            <text:p>0.035527</text:p>
          </table:table-cell>
          <table:table-cell table:number-columns-repeated="16380"/>
        </table:table-row>
        <table:table-row table:style-name="ro3">
          <table:table-cell office:value-type="float" office:value="9.1" table:style-name="ce1">
            <text:p>9.1</text:p>
          </table:table-cell>
          <table:table-cell office:value-type="float" office:value="4.0870000000000004E-3" table:style-name="ce1">
            <text:p>0.004087</text:p>
          </table:table-cell>
          <table:table-cell office:value-type="float" office:value="1.3226999999999999E-2" table:style-name="ce7">
            <text:p>0.013227</text:p>
          </table:table-cell>
          <table:table-cell office:value-type="float" office:value="3.4587E-2" table:style-name="ce7">
            <text:p>0.034587</text:p>
          </table:table-cell>
          <table:table-cell table:number-columns-repeated="16380"/>
        </table:table-row>
        <table:table-row table:style-name="ro3">
          <table:table-cell office:value-type="float" office:value="9.1199999999999992" table:style-name="ce1">
            <text:p>9.12</text:p>
          </table:table-cell>
          <table:table-cell office:value-type="float" office:value="5.45E-3" table:style-name="ce1">
            <text:p>0.00545</text:p>
          </table:table-cell>
          <table:table-cell office:value-type="float" office:value="1.7426000000000001E-2" table:style-name="ce7">
            <text:p>0.017426</text:p>
          </table:table-cell>
          <table:table-cell office:value-type="float" office:value="3.3334000000000003E-2" table:style-name="ce7">
            <text:p>0.033334</text:p>
          </table:table-cell>
          <table:table-cell table:number-columns-repeated="16380"/>
        </table:table-row>
        <table:table-row table:style-name="ro3">
          <table:table-cell office:value-type="float" office:value="9.14" table:style-name="ce1">
            <text:p>9.14</text:p>
          </table:table-cell>
          <table:table-cell office:value-type="float" office:value="6.783E-3" table:style-name="ce1">
            <text:p>0.006783</text:p>
          </table:table-cell>
          <table:table-cell office:value-type="float" office:value="2.146E-2" table:style-name="ce7">
            <text:p>0.02146</text:p>
          </table:table-cell>
          <table:table-cell office:value-type="float" office:value="3.1777E-2" table:style-name="ce7">
            <text:p>0.031777</text:p>
          </table:table-cell>
          <table:table-cell table:number-columns-repeated="16380"/>
        </table:table-row>
        <table:table-row table:style-name="ro3">
          <table:table-cell office:value-type="float" office:value="9.16" table:style-name="ce1">
            <text:p>9.16</text:p>
          </table:table-cell>
          <table:table-cell office:value-type="float" office:value="8.0750000000000006E-3" table:style-name="ce1">
            <text:p>0.008075</text:p>
          </table:table-cell>
          <table:table-cell office:value-type="float" office:value="2.5293E-2" table:style-name="ce7">
            <text:p>0.025293</text:p>
          </table:table-cell>
          <table:table-cell office:value-type="float" office:value="2.9928E-2" table:style-name="ce7">
            <text:p>0.029928</text:p>
          </table:table-cell>
          <table:table-cell table:number-columns-repeated="16380"/>
        </table:table-row>
        <table:table-row table:style-name="ro3">
          <table:table-cell office:value-type="float" office:value="9.18" table:style-name="ce1">
            <text:p>9.18</text:p>
          </table:table-cell>
          <table:table-cell office:value-type="float" office:value="9.3139999999999994E-3" table:style-name="ce1">
            <text:p>0.009314</text:p>
          </table:table-cell>
          <table:table-cell office:value-type="float" office:value="2.8889000000000001E-2" table:style-name="ce7">
            <text:p>0.028889</text:p>
          </table:table-cell>
          <table:table-cell office:value-type="float" office:value="2.7799000000000001E-2" table:style-name="ce7">
            <text:p>0.027799</text:p>
          </table:table-cell>
          <table:table-cell table:number-columns-repeated="16380"/>
        </table:table-row>
        <table:table-row table:style-name="ro3">
          <table:table-cell office:value-type="float" office:value="9.1999999999999993" table:style-name="ce1">
            <text:p>9.2</text:p>
          </table:table-cell>
          <table:table-cell office:value-type="float" office:value="1.0489E-2" table:style-name="ce1">
            <text:p>0.010489</text:p>
          </table:table-cell>
          <table:table-cell office:value-type="float" office:value="3.2211999999999998E-2" table:style-name="ce7">
            <text:p>0.032212</text:p>
          </table:table-cell>
          <table:table-cell office:value-type="float" office:value="2.5406000000000001E-2" table:style-name="ce7">
            <text:p>0.025406</text:p>
          </table:table-cell>
          <table:table-cell table:number-columns-repeated="16380"/>
        </table:table-row>
        <table:table-row table:style-name="ro3">
          <table:table-cell office:value-type="float" office:value="9.2200000000000006" table:style-name="ce1">
            <text:p>9.22</text:p>
          </table:table-cell>
          <table:table-cell office:value-type="float" office:value="1.1585E-2" table:style-name="ce1">
            <text:p>0.011585</text:p>
          </table:table-cell>
          <table:table-cell office:value-type="float" office:value="3.5229000000000003E-2" table:style-name="ce7">
            <text:p>0.035229</text:p>
          </table:table-cell>
          <table:table-cell office:value-type="float" office:value="2.2766000000000002E-2" table:style-name="ce7">
            <text:p>0.022766</text:p>
          </table:table-cell>
          <table:table-cell table:number-columns-repeated="16380"/>
        </table:table-row>
        <table:table-row table:style-name="ro3">
          <table:table-cell office:value-type="float" office:value="9.24" table:style-name="ce1">
            <text:p>9.24</text:p>
          </table:table-cell>
          <table:table-cell office:value-type="float" office:value="1.2591E-2" table:style-name="ce1">
            <text:p>0.012591</text:p>
          </table:table-cell>
          <table:table-cell office:value-type="float" office:value="3.7907000000000003E-2" table:style-name="ce7">
            <text:p>0.037907</text:p>
          </table:table-cell>
          <table:table-cell office:value-type="float" office:value="1.9899E-2" table:style-name="ce7">
            <text:p>0.019899</text:p>
          </table:table-cell>
          <table:table-cell table:number-columns-repeated="16380"/>
        </table:table-row>
        <table:table-row table:style-name="ro3">
          <table:table-cell office:value-type="float" office:value="9.26" table:style-name="ce1">
            <text:p>9.26</text:p>
          </table:table-cell>
          <table:table-cell office:value-type="float" office:value="1.3494000000000001E-2" table:style-name="ce1">
            <text:p>0.013494</text:p>
          </table:table-cell>
          <table:table-cell office:value-type="float" office:value="4.0217000000000003E-2" table:style-name="ce7">
            <text:p>0.040217</text:p>
          </table:table-cell>
          <table:table-cell office:value-type="float" office:value="1.6826000000000001E-2" table:style-name="ce7">
            <text:p>0.016826</text:p>
          </table:table-cell>
          <table:table-cell table:number-columns-repeated="16380"/>
        </table:table-row>
        <table:table-row table:style-name="ro3">
          <table:table-cell office:value-type="float" office:value="9.2799999999999994" table:style-name="ce1">
            <text:p>9.28</text:p>
          </table:table-cell>
          <table:table-cell office:value-type="float" office:value="1.4281E-2" table:style-name="ce1">
            <text:p>0.014281</text:p>
          </table:table-cell>
          <table:table-cell office:value-type="float" office:value="4.2130000000000001E-2" table:style-name="ce7">
            <text:p>0.04213</text:p>
          </table:table-cell>
          <table:table-cell office:value-type="float" office:value="1.3572000000000001E-2" table:style-name="ce7">
            <text:p>0.013572</text:p>
          </table:table-cell>
          <table:table-cell table:number-columns-repeated="16380"/>
        </table:table-row>
        <table:table-row table:style-name="ro3">
          <table:table-cell office:value-type="float" office:value="9.3000000000000007" table:style-name="ce1">
            <text:p>9.3</text:p>
          </table:table-cell>
          <table:table-cell office:value-type="float" office:value="1.494E-2" table:style-name="ce1">
            <text:p>0.01494</text:p>
          </table:table-cell>
          <table:table-cell office:value-type="float" office:value="4.3624000000000003E-2" table:style-name="ce7">
            <text:p>0.043624</text:p>
          </table:table-cell>
          <table:table-cell office:value-type="float" office:value="1.0163E-2" table:style-name="ce7">
            <text:p>0.010163</text:p>
          </table:table-cell>
          <table:table-cell table:number-columns-repeated="16380"/>
        </table:table-row>
        <table:table-row table:style-name="ro3">
          <table:table-cell office:value-type="float" office:value="9.32" table:style-name="ce1">
            <text:p>9.32</text:p>
          </table:table-cell>
          <table:table-cell office:value-type="float" office:value="1.5458E-2" table:style-name="ce1">
            <text:p>0.015458</text:p>
          </table:table-cell>
          <table:table-cell office:value-type="float" office:value="4.4676E-2" table:style-name="ce7">
            <text:p>0.044676</text:p>
          </table:table-cell>
          <table:table-cell office:value-type="float" office:value="6.6259999999999999E-3" table:style-name="ce7">
            <text:p>0.006626</text:p>
          </table:table-cell>
          <table:table-cell table:number-columns-repeated="16380"/>
        </table:table-row>
        <table:table-row table:style-name="ro3">
          <table:table-cell office:value-type="float" office:value="9.34" table:style-name="ce1">
            <text:p>9.34</text:p>
          </table:table-cell>
          <table:table-cell office:value-type="float" office:value="1.5826E-2" table:style-name="ce1">
            <text:p>0.015826</text:p>
          </table:table-cell>
          <table:table-cell office:value-type="float" office:value="4.5267000000000002E-2" table:style-name="ce7">
            <text:p>0.045267</text:p>
          </table:table-cell>
          <table:table-cell office:value-type="float" office:value="2.993E-3" table:style-name="ce7">
            <text:p>0.002993</text:p>
          </table:table-cell>
          <table:table-cell table:number-columns-repeated="16380"/>
        </table:table-row>
        <table:table-row table:style-name="ro3">
          <table:table-cell office:value-type="float" office:value="9.36" table:style-name="ce1">
            <text:p>9.36</text:p>
          </table:table-cell>
          <table:table-cell office:value-type="float" office:value="1.6034E-2" table:style-name="ce1">
            <text:p>0.016034</text:p>
          </table:table-cell>
          <table:table-cell office:value-type="float" office:value="4.5386000000000003E-2" table:style-name="ce7">
            <text:p>0.045386</text:p>
          </table:table-cell>
          <table:table-cell office:value-type="float" office:value="-7.0699999999999995E-4" table:style-name="ce7">
            <text:p>-0.000707</text:p>
          </table:table-cell>
          <table:table-cell table:number-columns-repeated="16380"/>
        </table:table-row>
        <table:table-row table:style-name="ro3">
          <table:table-cell office:value-type="float" office:value="9.3800000000000008" table:style-name="ce1">
            <text:p>9.38</text:p>
          </table:table-cell>
          <table:table-cell office:value-type="float" office:value="1.6074000000000001E-2" table:style-name="ce1">
            <text:p>0.016074</text:p>
          </table:table-cell>
          <table:table-cell office:value-type="float" office:value="4.5020999999999999E-2" table:style-name="ce7">
            <text:p>0.045021</text:p>
          </table:table-cell>
          <table:table-cell office:value-type="float" office:value="-4.4390000000000002E-3" table:style-name="ce7">
            <text:p>-0.004439</text:p>
          </table:table-cell>
          <table:table-cell table:number-columns-repeated="16380"/>
        </table:table-row>
        <table:table-row table:style-name="ro3">
          <table:table-cell office:value-type="float" office:value="9.4" table:style-name="ce1">
            <text:p>9.4</text:p>
          </table:table-cell>
          <table:table-cell office:value-type="float" office:value="1.5939999999999999E-2" table:style-name="ce1">
            <text:p>0.01594</text:p>
          </table:table-cell>
          <table:table-cell office:value-type="float" office:value="4.4167999999999999E-2" table:style-name="ce7">
            <text:p>0.044168</text:p>
          </table:table-cell>
          <table:table-cell office:value-type="float" office:value="-8.1689999999999992E-3" table:style-name="ce7">
            <text:p>-0.008169</text:p>
          </table:table-cell>
          <table:table-cell table:number-columns-repeated="16380"/>
        </table:table-row>
        <table:table-row table:style-name="ro3">
          <table:table-cell office:value-type="float" office:value="9.42" table:style-name="ce1">
            <text:p>9.42</text:p>
          </table:table-cell>
          <table:table-cell office:value-type="float" office:value="1.5626999999999999E-2" table:style-name="ce1">
            <text:p>0.015627</text:p>
          </table:table-cell>
          <table:table-cell office:value-type="float" office:value="4.2826000000000003E-2" table:style-name="ce7">
            <text:p>0.042826</text:p>
          </table:table-cell>
          <table:table-cell office:value-type="float" office:value="-1.1863E-2" table:style-name="ce7">
            <text:p>-0.011863</text:p>
          </table:table-cell>
          <table:table-cell table:number-columns-repeated="16380"/>
        </table:table-row>
        <table:table-row table:style-name="ro3">
          <table:table-cell office:value-type="float" office:value="9.44" table:style-name="ce1">
            <text:p>9.44</text:p>
          </table:table-cell>
          <table:table-cell office:value-type="float" office:value="1.5134E-2" table:style-name="ce1">
            <text:p>0.015134</text:p>
          </table:table-cell>
          <table:table-cell office:value-type="float" office:value="4.0999000000000001E-2" table:style-name="ce7">
            <text:p>0.040999</text:p>
          </table:table-cell>
          <table:table-cell office:value-type="float" office:value="-1.5486E-2" table:style-name="ce7">
            <text:p>-0.015486</text:p>
          </table:table-cell>
          <table:table-cell table:number-columns-repeated="16380"/>
        </table:table-row>
        <table:table-row table:style-name="ro3">
          <table:table-cell office:value-type="float" office:value="9.4600000000000009" table:style-name="ce1">
            <text:p>9.46</text:p>
          </table:table-cell>
          <table:table-cell office:value-type="float" office:value="1.4459E-2" table:style-name="ce1">
            <text:p>0.014459</text:p>
          </table:table-cell>
          <table:table-cell office:value-type="float" office:value="3.8697000000000002E-2" table:style-name="ce7">
            <text:p>0.038697</text:p>
          </table:table-cell>
          <table:table-cell office:value-type="float" office:value="-1.9002999999999999E-2" table:style-name="ce7">
            <text:p>-0.019003</text:p>
          </table:table-cell>
          <table:table-cell table:number-columns-repeated="16380"/>
        </table:table-row>
        <table:table-row table:style-name="ro3">
          <table:table-cell office:value-type="float" office:value="9.48" table:style-name="ce1">
            <text:p>9.48</text:p>
          </table:table-cell>
          <table:table-cell office:value-type="float" office:value="1.3606E-2" table:style-name="ce1">
            <text:p>0.013606</text:p>
          </table:table-cell>
          <table:table-cell office:value-type="float" office:value="3.5934000000000001E-2" table:style-name="ce7">
            <text:p>0.035934</text:p>
          </table:table-cell>
          <table:table-cell office:value-type="float" office:value="-2.2380000000000001E-2" table:style-name="ce7">
            <text:p>-0.02238</text:p>
          </table:table-cell>
          <table:table-cell table:number-columns-repeated="16380"/>
        </table:table-row>
        <table:table-row table:style-name="ro3">
          <table:table-cell office:value-type="float" office:value="9.5" table:style-name="ce1">
            <text:p>9.5</text:p>
          </table:table-cell>
          <table:table-cell office:value-type="float" office:value="1.2579E-2" table:style-name="ce1">
            <text:p>0.012579</text:p>
          </table:table-cell>
          <table:table-cell office:value-type="float" office:value="3.2729000000000001E-2" table:style-name="ce7">
            <text:p>0.032729</text:p>
          </table:table-cell>
          <table:table-cell office:value-type="float" office:value="-2.5582000000000001E-2" table:style-name="ce7">
            <text:p>-0.025582</text:p>
          </table:table-cell>
          <table:table-cell table:number-columns-repeated="16380"/>
        </table:table-row>
        <table:table-row table:style-name="ro3">
          <table:table-cell office:value-type="float" office:value="9.52" table:style-name="ce1">
            <text:p>9.52</text:p>
          </table:table-cell>
          <table:table-cell office:value-type="float" office:value="1.1384999999999999E-2" table:style-name="ce1">
            <text:p>0.011385</text:p>
          </table:table-cell>
          <table:table-cell office:value-type="float" office:value="2.9107000000000001E-2" table:style-name="ce7">
            <text:p>0.029107</text:p>
          </table:table-cell>
          <table:table-cell office:value-type="float" office:value="-2.8580000000000001E-2" table:style-name="ce7">
            <text:p>-0.02858</text:p>
          </table:table-cell>
          <table:table-cell table:number-columns-repeated="16380"/>
        </table:table-row>
        <table:table-row table:style-name="ro3">
          <table:table-cell office:value-type="float" office:value="9.5399999999999991" table:style-name="ce1">
            <text:p>9.54</text:p>
          </table:table-cell>
          <table:table-cell office:value-type="float" office:value="1.0035000000000001E-2" table:style-name="ce1">
            <text:p>0.010035</text:p>
          </table:table-cell>
          <table:table-cell office:value-type="float" office:value="2.5096E-2" table:style-name="ce7">
            <text:p>0.025096</text:p>
          </table:table-cell>
          <table:table-cell office:value-type="float" office:value="-3.1343000000000003E-2" table:style-name="ce7">
            <text:p>-0.031343</text:p>
          </table:table-cell>
          <table:table-cell table:number-columns-repeated="16380"/>
        </table:table-row>
        <table:table-row table:style-name="ro3">
          <table:table-cell office:value-type="float" office:value="9.56" table:style-name="ce1">
            <text:p>9.56</text:p>
          </table:table-cell>
          <table:table-cell office:value-type="float" office:value="8.5400000000000007E-3" table:style-name="ce1">
            <text:p>0.00854</text:p>
          </table:table-cell>
          <table:table-cell office:value-type="float" office:value="2.0729000000000001E-2" table:style-name="ce7">
            <text:p>0.020729</text:p>
          </table:table-cell>
          <table:table-cell office:value-type="float" office:value="-3.3845E-2" table:style-name="ce7">
            <text:p>-0.033845</text:p>
          </table:table-cell>
          <table:table-cell table:number-columns-repeated="16380"/>
        </table:table-row>
        <table:table-row table:style-name="ro3">
          <table:table-cell office:value-type="float" office:value="9.58" table:style-name="ce1">
            <text:p>9.58</text:p>
          </table:table-cell>
          <table:table-cell office:value-type="float" office:value="6.9150000000000001E-3" table:style-name="ce1">
            <text:p>0.006915</text:p>
          </table:table-cell>
          <table:table-cell office:value-type="float" office:value="1.6043000000000002E-2" table:style-name="ce7">
            <text:p>0.016043</text:p>
          </table:table-cell>
          <table:table-cell office:value-type="float" office:value="-3.6061000000000003E-2" table:style-name="ce7">
            <text:p>-0.036061</text:p>
          </table:table-cell>
          <table:table-cell table:number-columns-repeated="16380"/>
        </table:table-row>
        <table:table-row table:style-name="ro3">
          <table:table-cell office:value-type="float" office:value="9.6" table:style-name="ce1">
            <text:p>9.6</text:p>
          </table:table-cell>
          <table:table-cell office:value-type="float" office:value="5.176E-3" table:style-name="ce1">
            <text:p>0.005176</text:p>
          </table:table-cell>
          <table:table-cell office:value-type="float" office:value="1.1079E-2" table:style-name="ce7">
            <text:p>0.011079</text:p>
          </table:table-cell>
          <table:table-cell office:value-type="float" office:value="-3.7969999999999997E-2" table:style-name="ce7">
            <text:p>-0.03797</text:p>
          </table:table-cell>
          <table:table-cell table:number-columns-repeated="16380"/>
        </table:table-row>
        <table:table-row table:style-name="ro3">
          <table:table-cell office:value-type="float" office:value="9.6199999999999992" table:style-name="ce1">
            <text:p>9.62</text:p>
          </table:table-cell>
          <table:table-cell office:value-type="float" office:value="3.3400000000000001E-3" table:style-name="ce1">
            <text:p>0.00334</text:p>
          </table:table-cell>
          <table:table-cell office:value-type="float" office:value="5.8799999999999998E-3" table:style-name="ce7">
            <text:p>0.00588</text:p>
          </table:table-cell>
          <table:table-cell office:value-type="float" office:value="-3.9555E-2" table:style-name="ce7">
            <text:p>-0.039555</text:p>
          </table:table-cell>
          <table:table-cell table:number-columns-repeated="16380"/>
        </table:table-row>
        <table:table-row table:style-name="ro3">
          <table:table-cell office:value-type="float" office:value="9.64" table:style-name="ce1">
            <text:p>9.64</text:p>
          </table:table-cell>
          <table:table-cell office:value-type="float" office:value="1.4289999999999999E-3" table:style-name="ce1">
            <text:p>0.001429</text:p>
          </table:table-cell>
          <table:table-cell office:value-type="float" office:value="4.9200000000000003E-4" table:style-name="ce7">
            <text:p>0.000492</text:p>
          </table:table-cell>
          <table:table-cell office:value-type="float" office:value="-4.0804E-2" table:style-name="ce7">
            <text:p>-0.040804</text:p>
          </table:table-cell>
          <table:table-cell table:number-columns-repeated="16380"/>
        </table:table-row>
        <table:table-row table:style-name="ro3">
          <table:table-cell office:value-type="float" office:value="9.66" table:style-name="ce1">
            <text:p>9.66</text:p>
          </table:table-cell>
          <table:table-cell office:value-type="float" office:value="-5.3799999999999996E-4" table:style-name="ce1">
            <text:p>-0.000538</text:p>
          </table:table-cell>
          <table:table-cell office:value-type="float" office:value="-5.0359999999999997E-3" table:style-name="ce7">
            <text:p>-0.005036</text:p>
          </table:table-cell>
          <table:table-cell office:value-type="float" office:value="-4.1706E-2" table:style-name="ce7">
            <text:p>-0.041706</text:p>
          </table:table-cell>
          <table:table-cell table:number-columns-repeated="16380"/>
        </table:table-row>
        <table:table-row table:style-name="ro3">
          <table:table-cell office:value-type="float" office:value="9.68" table:style-name="ce1">
            <text:p>9.68</text:p>
          </table:table-cell>
          <table:table-cell office:value-type="float" office:value="-2.539E-3" table:style-name="ce1">
            <text:p>-0.002539</text:p>
          </table:table-cell>
          <table:table-cell office:value-type="float" office:value="-1.0656000000000001E-2" table:style-name="ce7">
            <text:p>-0.010656</text:p>
          </table:table-cell>
          <table:table-cell office:value-type="float" office:value="-4.2258999999999998E-2" table:style-name="ce7">
            <text:p>-0.042259</text:p>
          </table:table-cell>
          <table:table-cell table:number-columns-repeated="16380"/>
        </table:table-row>
        <table:table-row table:style-name="ro3">
          <table:table-cell office:value-type="float" office:value="9.6999999999999993" table:style-name="ce1">
            <text:p>9.7</text:p>
          </table:table-cell>
          <table:table-cell office:value-type="float" office:value="-4.5510000000000004E-3" table:style-name="ce1">
            <text:p>-0.004551</text:p>
          </table:table-cell>
          <table:table-cell office:value-type="float" office:value="-1.6317000000000002E-2" table:style-name="ce7">
            <text:p>-0.016317</text:p>
          </table:table-cell>
          <table:table-cell office:value-type="float" office:value="-4.2459999999999998E-2" table:style-name="ce7">
            <text:p>-0.04246</text:p>
          </table:table-cell>
          <table:table-cell table:number-columns-repeated="16380"/>
        </table:table-row>
        <table:table-row table:style-name="ro3">
          <table:table-cell office:value-type="float" office:value="9.7200000000000006" table:style-name="ce1">
            <text:p>9.72</text:p>
          </table:table-cell>
          <table:table-cell office:value-type="float" office:value="-6.5529999999999998E-3" table:style-name="ce1">
            <text:p>-0.006553</text:p>
          </table:table-cell>
          <table:table-cell office:value-type="float" office:value="-2.197E-2" table:style-name="ce7">
            <text:p>-0.02197</text:p>
          </table:table-cell>
          <table:table-cell office:value-type="float" office:value="-4.2313999999999997E-2" table:style-name="ce7">
            <text:p>-0.042314</text:p>
          </table:table-cell>
          <table:table-cell table:number-columns-repeated="16380"/>
        </table:table-row>
        <table:table-row table:style-name="ro3">
          <table:table-cell office:value-type="float" office:value="9.74" table:style-name="ce1">
            <text:p>9.74</text:p>
          </table:table-cell>
          <table:table-cell office:value-type="float" office:value="-8.5210000000000008E-3" table:style-name="ce1">
            <text:p>-0.008521</text:p>
          </table:table-cell>
          <table:table-cell office:value-type="float" office:value="-2.7564999999999999E-2" table:style-name="ce7">
            <text:p>-0.027565</text:p>
          </table:table-cell>
          <table:table-cell office:value-type="float" office:value="-4.1829999999999999E-2" table:style-name="ce7">
            <text:p>-0.04183</text:p>
          </table:table-cell>
          <table:table-cell table:number-columns-repeated="16380"/>
        </table:table-row>
        <table:table-row table:style-name="ro3">
          <table:table-cell office:value-type="float" office:value="9.76" table:style-name="ce1">
            <text:p>9.76</text:p>
          </table:table-cell>
          <table:table-cell office:value-type="float" office:value="-1.0435E-2" table:style-name="ce1">
            <text:p>-0.010435</text:p>
          </table:table-cell>
          <table:table-cell office:value-type="float" office:value="-3.3056000000000002E-2" table:style-name="ce7">
            <text:p>-0.033056</text:p>
          </table:table-cell>
          <table:table-cell office:value-type="float" office:value="-4.1017999999999999E-2" table:style-name="ce7">
            <text:p>-0.041018</text:p>
          </table:table-cell>
          <table:table-cell table:number-columns-repeated="16380"/>
        </table:table-row>
        <table:table-row table:style-name="ro3">
          <table:table-cell office:value-type="float" office:value="9.7799999999999994" table:style-name="ce1">
            <text:p>9.78</text:p>
          </table:table-cell>
          <table:table-cell office:value-type="float" office:value="-1.2274E-2" table:style-name="ce1">
            <text:p>-0.012274</text:p>
          </table:table-cell>
          <table:table-cell office:value-type="float" office:value="-3.8396E-2" table:style-name="ce7">
            <text:p>-0.038396</text:p>
          </table:table-cell>
          <table:table-cell office:value-type="float" office:value="-3.9897000000000002E-2" table:style-name="ce7">
            <text:p>-0.039897</text:p>
          </table:table-cell>
          <table:table-cell table:number-columns-repeated="16380"/>
        </table:table-row>
        <table:table-row table:style-name="ro3">
          <table:table-cell office:value-type="float" office:value="9.8000000000000007" table:style-name="ce1">
            <text:p>9.8</text:p>
          </table:table-cell>
          <table:table-cell office:value-type="float" office:value="-1.4019E-2" table:style-name="ce1">
            <text:p>-0.014019</text:p>
          </table:table-cell>
          <table:table-cell office:value-type="float" office:value="-4.3543999999999999E-2" table:style-name="ce7">
            <text:p>-0.043544</text:p>
          </table:table-cell>
          <table:table-cell office:value-type="float" office:value="-3.8483000000000003E-2" table:style-name="ce7">
            <text:p>-0.038483</text:p>
          </table:table-cell>
          <table:table-cell table:number-columns-repeated="16380"/>
        </table:table-row>
        <table:table-row table:style-name="ro3">
          <table:table-cell office:value-type="float" office:value="9.82" table:style-name="ce1">
            <text:p>9.82</text:p>
          </table:table-cell>
          <table:table-cell office:value-type="float" office:value="-1.5653E-2" table:style-name="ce1">
            <text:p>-0.015653</text:p>
          </table:table-cell>
          <table:table-cell office:value-type="float" office:value="-4.8458000000000001E-2" table:style-name="ce7">
            <text:p>-0.048458</text:p>
          </table:table-cell>
          <table:table-cell office:value-type="float" office:value="-3.6801E-2" table:style-name="ce7">
            <text:p>-0.036801</text:p>
          </table:table-cell>
          <table:table-cell table:number-columns-repeated="16380"/>
        </table:table-row>
        <table:table-row table:style-name="ro3">
          <table:table-cell office:value-type="float" office:value="9.84" table:style-name="ce1">
            <text:p>9.84</text:p>
          </table:table-cell>
          <table:table-cell office:value-type="float" office:value="-1.7160999999999999E-2" table:style-name="ce1">
            <text:p>-0.017161</text:p>
          </table:table-cell>
          <table:table-cell office:value-type="float" office:value="-5.3102000000000003E-2" table:style-name="ce7">
            <text:p>-0.053102</text:p>
          </table:table-cell>
          <table:table-cell office:value-type="float" office:value="-3.4874000000000002E-2" table:style-name="ce7">
            <text:p>-0.034874</text:p>
          </table:table-cell>
          <table:table-cell table:number-columns-repeated="16380"/>
        </table:table-row>
        <table:table-row table:style-name="ro3">
          <table:table-cell office:value-type="float" office:value="9.86" table:style-name="ce1">
            <text:p>9.86</text:p>
          </table:table-cell>
          <table:table-cell office:value-type="float" office:value="-1.8530000000000001E-2" table:style-name="ce1">
            <text:p>-0.01853</text:p>
          </table:table-cell>
          <table:table-cell office:value-type="float" office:value="-5.7445999999999997E-2" table:style-name="ce7">
            <text:p>-0.057446</text:p>
          </table:table-cell>
          <table:table-cell office:value-type="float" office:value="-3.2728E-2" table:style-name="ce7">
            <text:p>-0.032728</text:p>
          </table:table-cell>
          <table:table-cell table:number-columns-repeated="16380"/>
        </table:table-row>
        <table:table-row table:style-name="ro3">
          <table:table-cell office:value-type="float" office:value="9.8800000000000008" table:style-name="ce1">
            <text:p>9.88</text:p>
          </table:table-cell>
          <table:table-cell office:value-type="float" office:value="-1.9748999999999999E-2" table:style-name="ce1">
            <text:p>-0.019749</text:p>
          </table:table-cell>
          <table:table-cell office:value-type="float" office:value="-6.1460000000000001E-2" table:style-name="ce7">
            <text:p>-0.06146</text:p>
          </table:table-cell>
          <table:table-cell office:value-type="float" office:value="-3.0393E-2" table:style-name="ce7">
            <text:p>-0.030393</text:p>
          </table:table-cell>
          <table:table-cell table:number-columns-repeated="16380"/>
        </table:table-row>
        <table:table-row table:style-name="ro3">
          <table:table-cell office:value-type="float" office:value="9.9" table:style-name="ce1">
            <text:p>9.9</text:p>
          </table:table-cell>
          <table:table-cell office:value-type="float" office:value="-2.0811E-2" table:style-name="ce1">
            <text:p>-0.020811</text:p>
          </table:table-cell>
          <table:table-cell office:value-type="float" office:value="-6.5121999999999999E-2" table:style-name="ce7">
            <text:p>-0.065122</text:p>
          </table:table-cell>
          <table:table-cell office:value-type="float" office:value="-2.7895E-2" table:style-name="ce7">
            <text:p>-0.027895</text:p>
          </table:table-cell>
          <table:table-cell table:number-columns-repeated="16380"/>
        </table:table-row>
        <table:table-row table:style-name="ro3">
          <table:table-cell office:value-type="float" office:value="9.92" table:style-name="ce1">
            <text:p>9.92</text:p>
          </table:table-cell>
          <table:table-cell office:value-type="float" office:value="-2.171E-2" table:style-name="ce1">
            <text:p>-0.02171</text:p>
          </table:table-cell>
          <table:table-cell office:value-type="float" office:value="-6.8412000000000001E-2" table:style-name="ce7">
            <text:p>-0.068412</text:p>
          </table:table-cell>
          <table:table-cell office:value-type="float" office:value="-2.5264999999999999E-2" table:style-name="ce7">
            <text:p>-0.025265</text:p>
          </table:table-cell>
          <table:table-cell table:number-columns-repeated="16380"/>
        </table:table-row>
        <table:table-row table:style-name="ro3">
          <table:table-cell office:value-type="float" office:value="9.94" table:style-name="ce1">
            <text:p>9.94</text:p>
          </table:table-cell>
          <table:table-cell office:value-type="float" office:value="-2.2445E-2" table:style-name="ce1">
            <text:p>-0.022445</text:p>
          </table:table-cell>
          <table:table-cell office:value-type="float" office:value="-7.1317000000000005E-2" table:style-name="ce7">
            <text:p>-0.071317</text:p>
          </table:table-cell>
          <table:table-cell office:value-type="float" office:value="-2.2529E-2" table:style-name="ce7">
            <text:p>-0.022529</text:p>
          </table:table-cell>
          <table:table-cell table:number-columns-repeated="16380"/>
        </table:table-row>
        <table:table-row table:style-name="ro3">
          <table:table-cell office:value-type="float" office:value="9.9600000000000009" table:style-name="ce1">
            <text:p>9.96</text:p>
          </table:table-cell>
          <table:table-cell office:value-type="float" office:value="-2.3016000000000002E-2" table:style-name="ce1">
            <text:p>-0.023016</text:p>
          </table:table-cell>
          <table:table-cell office:value-type="float" office:value="-7.3827000000000004E-2" table:style-name="ce7">
            <text:p>-0.073827</text:p>
          </table:table-cell>
          <table:table-cell office:value-type="float" office:value="-1.9715E-2" table:style-name="ce7">
            <text:p>-0.019715</text:p>
          </table:table-cell>
          <table:table-cell table:number-columns-repeated="16380"/>
        </table:table-row>
        <table:table-row table:style-name="ro3">
          <table:table-cell office:value-type="float" office:value="9.98" table:style-name="ce1">
            <text:p>9.98</text:p>
          </table:table-cell>
          <table:table-cell office:value-type="float" office:value="-2.3425000000000001E-2" table:style-name="ce1">
            <text:p>-0.023425</text:p>
          </table:table-cell>
          <table:table-cell office:value-type="float" office:value="-7.5936000000000003E-2" table:style-name="ce7">
            <text:p>-0.075936</text:p>
          </table:table-cell>
          <table:table-cell office:value-type="float" office:value="-1.6847999999999998E-2" table:style-name="ce7">
            <text:p>-0.016848</text:p>
          </table:table-cell>
          <table:table-cell table:number-columns-repeated="16380"/>
        </table:table-row>
        <table:table-row table:style-name="ro3">
          <table:table-cell office:value-type="float" office:value="10" table:style-name="ce1">
            <text:p>10</text:p>
          </table:table-cell>
          <table:table-cell office:value-type="float" office:value="-2.3678999999999999E-2" table:style-name="ce1">
            <text:p>-0.023679</text:p>
          </table:table-cell>
          <table:table-cell office:value-type="float" office:value="-7.7643000000000004E-2" table:style-name="ce7">
            <text:p>-0.077643</text:p>
          </table:table-cell>
          <table:table-cell office:value-type="float" office:value="-1.3950000000000001E-2" table:style-name="ce7">
            <text:p>-0.01395</text:p>
          </table:table-cell>
          <table:table-cell table:number-columns-repeated="16380"/>
        </table:table-row>
        <table:table-row table:style-name="ro3">
          <table:table-cell office:value-type="float" office:value="10.02" table:style-name="ce1">
            <text:p>10.02</text:p>
          </table:table-cell>
          <table:table-cell office:value-type="float" office:value="-2.3785000000000001E-2" table:style-name="ce1">
            <text:p>-0.023785</text:p>
          </table:table-cell>
          <table:table-cell office:value-type="float" office:value="-7.8950999999999993E-2" table:style-name="ce7">
            <text:p>-0.078951</text:p>
          </table:table-cell>
          <table:table-cell office:value-type="float" office:value="-1.1041E-2" table:style-name="ce7">
            <text:p>-0.011041</text:p>
          </table:table-cell>
          <table:table-cell table:number-columns-repeated="16380"/>
        </table:table-row>
        <table:table-row table:style-name="ro3">
          <table:table-cell office:value-type="float" office:value="10.039999999999999" table:style-name="ce1">
            <text:p>10.04</text:p>
          </table:table-cell>
          <table:table-cell office:value-type="float" office:value="-2.3751999999999999E-2" table:style-name="ce1">
            <text:p>-0.023752</text:p>
          </table:table-cell>
          <table:table-cell office:value-type="float" office:value="-7.9864000000000004E-2" table:style-name="ce7">
            <text:p>-0.079864</text:p>
          </table:table-cell>
          <table:table-cell office:value-type="float" office:value="-8.1390000000000004E-3" table:style-name="ce7">
            <text:p>-0.008139</text:p>
          </table:table-cell>
          <table:table-cell table:number-columns-repeated="16380"/>
        </table:table-row>
        <table:table-row table:style-name="ro3">
          <table:table-cell office:value-type="float" office:value="10.06" table:style-name="ce1">
            <text:p>10.06</text:p>
          </table:table-cell>
          <table:table-cell office:value-type="float" office:value="-2.3591999999999998E-2" table:style-name="ce1">
            <text:p>-0.023592</text:p>
          </table:table-cell>
          <table:table-cell office:value-type="float" office:value="-8.0392000000000005E-2" table:style-name="ce7">
            <text:p>-0.080392</text:p>
          </table:table-cell>
          <table:table-cell office:value-type="float" office:value="-5.2570000000000004E-3" table:style-name="ce7">
            <text:p>-0.005257</text:p>
          </table:table-cell>
          <table:table-cell table:number-columns-repeated="16380"/>
        </table:table-row>
        <table:table-row table:style-name="ro3">
          <table:table-cell office:value-type="float" office:value="10.08" table:style-name="ce1">
            <text:p>10.08</text:p>
          </table:table-cell>
          <table:table-cell office:value-type="float" office:value="-2.3317000000000001E-2" table:style-name="ce1">
            <text:p>-0.023317</text:p>
          </table:table-cell>
          <table:table-cell office:value-type="float" office:value="-8.0544000000000004E-2" table:style-name="ce7">
            <text:p>-0.080544</text:p>
          </table:table-cell>
          <table:table-cell office:value-type="float" office:value="-2.4039999999999999E-3" table:style-name="ce7">
            <text:p>-0.002404</text:p>
          </table:table-cell>
          <table:table-cell table:number-columns-repeated="16380"/>
        </table:table-row>
        <table:table-row table:style-name="ro3">
          <table:table-cell office:value-type="float" office:value="10.1" table:style-name="ce1">
            <text:p>10.1</text:p>
          </table:table-cell>
          <table:table-cell office:value-type="float" office:value="-2.2941E-2" table:style-name="ce1">
            <text:p>-0.022941</text:p>
          </table:table-cell>
          <table:table-cell office:value-type="float" office:value="-8.0333000000000002E-2" table:style-name="ce7">
            <text:p>-0.080333</text:p>
          </table:table-cell>
          <table:table-cell office:value-type="float" office:value="4.1199999999999999E-4" table:style-name="ce7">
            <text:p>0.000412</text:p>
          </table:table-cell>
          <table:table-cell table:number-columns-repeated="16380"/>
        </table:table-row>
        <table:table-row table:style-name="ro3">
          <table:table-cell office:value-type="float" office:value="10.119999999999999" table:style-name="ce1">
            <text:p>10.12</text:p>
          </table:table-cell>
          <table:table-cell office:value-type="float" office:value="-2.2477E-2" table:style-name="ce1">
            <text:p>-0.022477</text:p>
          </table:table-cell>
          <table:table-cell office:value-type="float" office:value="-7.9769999999999994E-2" table:style-name="ce7">
            <text:p>-0.07977</text:p>
          </table:table-cell>
          <table:table-cell office:value-type="float" office:value="3.1909999999999998E-3" table:style-name="ce7">
            <text:p>0.003191</text:p>
          </table:table-cell>
          <table:table-cell table:number-columns-repeated="16380"/>
        </table:table-row>
        <table:table-row table:style-name="ro3">
          <table:table-cell office:value-type="float" office:value="10.14" table:style-name="ce1">
            <text:p>10.14</text:p>
          </table:table-cell>
          <table:table-cell office:value-type="float" office:value="-2.1939E-2" table:style-name="ce1">
            <text:p>-0.021939</text:p>
          </table:table-cell>
          <table:table-cell office:value-type="float" office:value="-7.8869999999999996E-2" table:style-name="ce7">
            <text:p>-0.07887</text:p>
          </table:table-cell>
          <table:table-cell office:value-type="float" office:value="5.934E-3" table:style-name="ce7">
            <text:p>0.005934</text:p>
          </table:table-cell>
          <table:table-cell table:number-columns-repeated="16380"/>
        </table:table-row>
        <table:table-row table:style-name="ro3">
          <table:table-cell office:value-type="float" office:value="10.16" table:style-name="ce1">
            <text:p>10.16</text:p>
          </table:table-cell>
          <table:table-cell office:value-type="float" office:value="-2.1340999999999999E-2" table:style-name="ce1">
            <text:p>-0.021341</text:p>
          </table:table-cell>
          <table:table-cell office:value-type="float" office:value="-7.7644000000000005E-2" table:style-name="ce7">
            <text:p>-0.077644</text:p>
          </table:table-cell>
          <table:table-cell office:value-type="float" office:value="8.6449999999999999E-3" table:style-name="ce7">
            <text:p>0.008645</text:p>
          </table:table-cell>
          <table:table-cell table:number-columns-repeated="16380"/>
        </table:table-row>
        <table:table-row table:style-name="ro3">
          <table:table-cell office:value-type="float" office:value="10.18" table:style-name="ce1">
            <text:p>10.18</text:p>
          </table:table-cell>
          <table:table-cell office:value-type="float" office:value="-2.0694000000000001E-2" table:style-name="ce1">
            <text:p>-0.020694</text:p>
          </table:table-cell>
          <table:table-cell office:value-type="float" office:value="-7.6104000000000005E-2" table:style-name="ce7">
            <text:p>-0.076104</text:p>
          </table:table-cell>
          <table:table-cell office:value-type="float" office:value="1.1332E-2" table:style-name="ce7">
            <text:p>0.011332</text:p>
          </table:table-cell>
          <table:table-cell table:number-columns-repeated="16380"/>
        </table:table-row>
        <table:table-row table:style-name="ro3">
          <table:table-cell office:value-type="float" office:value="10.199999999999999" table:style-name="ce1">
            <text:p>10.2</text:p>
          </table:table-cell>
          <table:table-cell office:value-type="float" office:value="-2.0011000000000001E-2" table:style-name="ce1">
            <text:p>-0.020011</text:p>
          </table:table-cell>
          <table:table-cell office:value-type="float" office:value="-7.4261999999999995E-2" table:style-name="ce7">
            <text:p>-0.074262</text:p>
          </table:table-cell>
          <table:table-cell office:value-type="float" office:value="1.4005999999999999E-2" table:style-name="ce7">
            <text:p>0.014006</text:p>
          </table:table-cell>
          <table:table-cell table:number-columns-repeated="16380"/>
        </table:table-row>
        <table:table-row table:style-name="ro3">
          <table:table-cell office:value-type="float" office:value="10.220000000000001" table:style-name="ce1">
            <text:p>10.22</text:p>
          </table:table-cell>
          <table:table-cell office:value-type="float" office:value="-1.9300000000000001E-2" table:style-name="ce1">
            <text:p>-0.0193</text:p>
          </table:table-cell>
          <table:table-cell office:value-type="float" office:value="-7.2123999999999994E-2" table:style-name="ce7">
            <text:p>-0.072124</text:p>
          </table:table-cell>
          <table:table-cell office:value-type="float" office:value="1.6681000000000001E-2" table:style-name="ce7">
            <text:p>0.016681</text:p>
          </table:table-cell>
          <table:table-cell table:number-columns-repeated="16380"/>
        </table:table-row>
        <table:table-row table:style-name="ro3">
          <table:table-cell office:value-type="float" office:value="10.24" table:style-name="ce1">
            <text:p>10.24</text:p>
          </table:table-cell>
          <table:table-cell office:value-type="float" office:value="-1.857E-2" table:style-name="ce1">
            <text:p>-0.01857</text:p>
          </table:table-cell>
          <table:table-cell office:value-type="float" office:value="-6.9697999999999996E-2" table:style-name="ce7">
            <text:p>-0.069698</text:p>
          </table:table-cell>
          <table:table-cell office:value-type="float" office:value="1.9369999999999998E-2" table:style-name="ce7">
            <text:p>0.01937</text:p>
          </table:table-cell>
          <table:table-cell table:number-columns-repeated="16380"/>
        </table:table-row>
        <table:table-row table:style-name="ro3">
          <table:table-cell office:value-type="float" office:value="10.26" table:style-name="ce1">
            <text:p>10.26</text:p>
          </table:table-cell>
          <table:table-cell office:value-type="float" office:value="-1.7825000000000001E-2" table:style-name="ce1">
            <text:p>-0.017825</text:p>
          </table:table-cell>
          <table:table-cell office:value-type="float" office:value="-6.6987000000000005E-2" table:style-name="ce7">
            <text:p>-0.066987</text:p>
          </table:table-cell>
          <table:table-cell office:value-type="float" office:value="2.2089000000000001E-2" table:style-name="ce7">
            <text:p>0.022089</text:p>
          </table:table-cell>
          <table:table-cell table:number-columns-repeated="16380"/>
        </table:table-row>
        <table:table-row table:style-name="ro3">
          <table:table-cell office:value-type="float" office:value="10.28" table:style-name="ce1">
            <text:p>10.28</text:p>
          </table:table-cell>
          <table:table-cell office:value-type="float" office:value="-1.7070999999999999E-2" table:style-name="ce1">
            <text:p>-0.017071</text:p>
          </table:table-cell>
          <table:table-cell office:value-type="float" office:value="-6.3991999999999993E-2" table:style-name="ce7">
            <text:p>-0.063992</text:p>
          </table:table-cell>
          <table:table-cell office:value-type="float" office:value="2.4854000000000001E-2" table:style-name="ce7">
            <text:p>0.024854</text:p>
          </table:table-cell>
          <table:table-cell table:number-columns-repeated="16380"/>
        </table:table-row>
        <table:table-row table:style-name="ro3">
          <table:table-cell office:value-type="float" office:value="10.3" table:style-name="ce1">
            <text:p>10.3</text:p>
          </table:table-cell>
          <table:table-cell office:value-type="float" office:value="-1.6306000000000001E-2" table:style-name="ce1">
            <text:p>-0.016306</text:p>
          </table:table-cell>
          <table:table-cell office:value-type="float" office:value="-6.071E-2" table:style-name="ce7">
            <text:p>-0.06071</text:p>
          </table:table-cell>
          <table:table-cell office:value-type="float" office:value="2.768E-2" table:style-name="ce7">
            <text:p>0.02768</text:p>
          </table:table-cell>
          <table:table-cell table:number-columns-repeated="16380"/>
        </table:table-row>
        <table:table-row table:style-name="ro3">
          <table:table-cell office:value-type="float" office:value="10.32" table:style-name="ce1">
            <text:p>10.32</text:p>
          </table:table-cell>
          <table:table-cell office:value-type="float" office:value="-1.5528999999999999E-2" table:style-name="ce1">
            <text:p>-0.015529</text:p>
          </table:table-cell>
          <table:table-cell office:value-type="float" office:value="-5.7137E-2" table:style-name="ce7">
            <text:p>-0.057137</text:p>
          </table:table-cell>
          <table:table-cell office:value-type="float" office:value="3.0582000000000002E-2" table:style-name="ce7">
            <text:p>0.030582</text:p>
          </table:table-cell>
          <table:table-cell table:number-columns-repeated="16380"/>
        </table:table-row>
        <table:table-row table:style-name="ro3">
          <table:table-cell office:value-type="float" office:value="10.34" table:style-name="ce1">
            <text:p>10.34</text:p>
          </table:table-cell>
          <table:table-cell office:value-type="float" office:value="-1.4736000000000001E-2" table:style-name="ce1">
            <text:p>-0.014736</text:p>
          </table:table-cell>
          <table:table-cell office:value-type="float" office:value="-5.3265E-2" table:style-name="ce7">
            <text:p>-0.053265</text:p>
          </table:table-cell>
          <table:table-cell office:value-type="float" office:value="3.3570000000000003E-2" table:style-name="ce7">
            <text:p>0.03357</text:p>
          </table:table-cell>
          <table:table-cell table:number-columns-repeated="16380"/>
        </table:table-row>
        <table:table-row table:style-name="ro3">
          <table:table-cell office:value-type="float" office:value="10.36" table:style-name="ce1">
            <text:p>10.36</text:p>
          </table:table-cell>
          <table:table-cell office:value-type="float" office:value="-1.392E-2" table:style-name="ce1">
            <text:p>-0.01392</text:p>
          </table:table-cell>
          <table:table-cell office:value-type="float" office:value="-4.9083000000000002E-2" table:style-name="ce7">
            <text:p>-0.049083</text:p>
          </table:table-cell>
          <table:table-cell office:value-type="float" office:value="3.6653999999999999E-2" table:style-name="ce7">
            <text:p>0.036654</text:p>
          </table:table-cell>
          <table:table-cell table:number-columns-repeated="16380"/>
        </table:table-row>
        <table:table-row table:style-name="ro3">
          <table:table-cell office:value-type="float" office:value="10.38" table:style-name="ce1">
            <text:p>10.38</text:p>
          </table:table-cell>
          <table:table-cell office:value-type="float" office:value="-1.3070999999999999E-2" table:style-name="ce1">
            <text:p>-0.013071</text:p>
          </table:table-cell>
          <table:table-cell office:value-type="float" office:value="-4.4580000000000002E-2" table:style-name="ce7">
            <text:p>-0.04458</text:p>
          </table:table-cell>
          <table:table-cell office:value-type="float" office:value="3.984E-2" table:style-name="ce7">
            <text:p>0.03984</text:p>
          </table:table-cell>
          <table:table-cell table:number-columns-repeated="16380"/>
        </table:table-row>
        <table:table-row table:style-name="ro3">
          <table:table-cell office:value-type="float" office:value="10.4" table:style-name="ce1">
            <text:p>10.4</text:p>
          </table:table-cell>
          <table:table-cell office:value-type="float" office:value="-1.2178E-2" table:style-name="ce1">
            <text:p>-0.012178</text:p>
          </table:table-cell>
          <table:table-cell office:value-type="float" office:value="-3.9743000000000001E-2" table:style-name="ce7">
            <text:p>-0.039743</text:p>
          </table:table-cell>
          <table:table-cell office:value-type="float" office:value="4.3130000000000002E-2" table:style-name="ce7">
            <text:p>0.04313</text:p>
          </table:table-cell>
          <table:table-cell table:number-columns-repeated="16380"/>
        </table:table-row>
        <table:table-row table:style-name="ro3">
          <table:table-cell office:value-type="float" office:value="10.42" table:style-name="ce1">
            <text:p>10.42</text:p>
          </table:table-cell>
          <table:table-cell office:value-type="float" office:value="-1.1227000000000001E-2" table:style-name="ce1">
            <text:p>-0.011227</text:p>
          </table:table-cell>
          <table:table-cell office:value-type="float" office:value="-3.4555000000000002E-2" table:style-name="ce7">
            <text:p>-0.034555</text:p>
          </table:table-cell>
          <table:table-cell office:value-type="float" office:value="4.6518999999999998E-2" table:style-name="ce7">
            <text:p>0.046519</text:p>
          </table:table-cell>
          <table:table-cell table:number-columns-repeated="16380"/>
        </table:table-row>
        <table:table-row table:style-name="ro3">
          <table:table-cell office:value-type="float" office:value="10.44" table:style-name="ce1">
            <text:p>10.44</text:p>
          </table:table-cell>
          <table:table-cell office:value-type="float" office:value="-1.0203E-2" table:style-name="ce1">
            <text:p>-0.010203</text:p>
          </table:table-cell>
          <table:table-cell office:value-type="float" office:value="-2.9003000000000001E-2" table:style-name="ce7">
            <text:p>-0.029003</text:p>
          </table:table-cell>
          <table:table-cell office:value-type="float" office:value="4.9999000000000002E-2" table:style-name="ce7">
            <text:p>0.049999</text:p>
          </table:table-cell>
          <table:table-cell table:number-columns-repeated="16380"/>
        </table:table-row>
        <table:table-row table:style-name="ro3">
          <table:table-cell office:value-type="float" office:value="10.46" table:style-name="ce1">
            <text:p>10.46</text:p>
          </table:table-cell>
          <table:table-cell office:value-type="float" office:value="-9.0919999999999994E-3" table:style-name="ce1">
            <text:p>-0.009092</text:p>
          </table:table-cell>
          <table:table-cell office:value-type="float" office:value="-2.3071000000000001E-2" table:style-name="ce7">
            <text:p>-0.023071</text:p>
          </table:table-cell>
          <table:table-cell office:value-type="float" office:value="5.3555999999999999E-2" table:style-name="ce7">
            <text:p>0.053556</text:p>
          </table:table-cell>
          <table:table-cell table:number-columns-repeated="16380"/>
        </table:table-row>
        <table:table-row table:style-name="ro3">
          <table:table-cell office:value-type="float" office:value="10.48" table:style-name="ce1">
            <text:p>10.48</text:p>
          </table:table-cell>
          <table:table-cell office:value-type="float" office:value="-7.8759999999999993E-3" table:style-name="ce1">
            <text:p>-0.007876</text:p>
          </table:table-cell>
          <table:table-cell office:value-type="float" office:value="-1.6747000000000001E-2" table:style-name="ce7">
            <text:p>-0.016747</text:p>
          </table:table-cell>
          <table:table-cell office:value-type="float" office:value="5.7171E-2" table:style-name="ce7">
            <text:p>0.057171</text:p>
          </table:table-cell>
          <table:table-cell table:number-columns-repeated="16380"/>
        </table:table-row>
        <table:table-row table:style-name="ro3">
          <table:table-cell office:value-type="float" office:value="10.5" table:style-name="ce1">
            <text:p>10.5</text:p>
          </table:table-cell>
          <table:table-cell office:value-type="float" office:value="-6.5380000000000004E-3" table:style-name="ce1">
            <text:p>-0.006538</text:p>
          </table:table-cell>
          <table:table-cell office:value-type="float" office:value="-1.0019999999999999E-2" table:style-name="ce7">
            <text:p>-0.01002</text:p>
          </table:table-cell>
          <table:table-cell office:value-type="float" office:value="6.0817000000000003E-2" table:style-name="ce7">
            <text:p>0.060817</text:p>
          </table:table-cell>
          <table:table-cell table:number-columns-repeated="16380"/>
        </table:table-row>
        <table:table-row table:style-name="ro3">
          <table:table-cell office:value-type="float" office:value="10.52" table:style-name="ce1">
            <text:p>10.52</text:p>
          </table:table-cell>
          <table:table-cell office:value-type="float" office:value="-5.0639999999999999E-3" table:style-name="ce1">
            <text:p>-0.005064</text:p>
          </table:table-cell>
          <table:table-cell office:value-type="float" office:value="-2.8809999999999999E-3" table:style-name="ce7">
            <text:p>-0.002881</text:p>
          </table:table-cell>
          <table:table-cell office:value-type="float" office:value="6.4463000000000006E-2" table:style-name="ce7">
            <text:p>0.064463</text:p>
          </table:table-cell>
          <table:table-cell table:number-columns-repeated="16380"/>
        </table:table-row>
        <table:table-row table:style-name="ro3">
          <table:table-cell office:value-type="float" office:value="10.54" table:style-name="ce1">
            <text:p>10.54</text:p>
          </table:table-cell>
          <table:table-cell office:value-type="float" office:value="-3.4380000000000001E-3" table:style-name="ce1">
            <text:p>-0.003438</text:p>
          </table:table-cell>
          <table:table-cell office:value-type="float" office:value="4.6730000000000001E-3" table:style-name="ce7">
            <text:p>0.004673</text:p>
          </table:table-cell>
          <table:table-cell office:value-type="float" office:value="6.8071000000000007E-2" table:style-name="ce7">
            <text:p>0.068071</text:p>
          </table:table-cell>
          <table:table-cell table:number-columns-repeated="16380"/>
        </table:table-row>
        <table:table-row table:style-name="ro3">
          <table:table-cell office:value-type="float" office:value="10.56" table:style-name="ce1">
            <text:p>10.56</text:p>
          </table:table-cell>
          <table:table-cell office:value-type="float" office:value="-1.6459999999999999E-3" table:style-name="ce1">
            <text:p>-0.001646</text:p>
          </table:table-cell>
          <table:table-cell office:value-type="float" office:value="1.2642E-2" table:style-name="ce7">
            <text:p>0.012642</text:p>
          </table:table-cell>
          <table:table-cell office:value-type="float" office:value="7.1597999999999995E-2" table:style-name="ce7">
            <text:p>0.071598</text:p>
          </table:table-cell>
          <table:table-cell table:number-columns-repeated="16380"/>
        </table:table-row>
        <table:table-row table:style-name="ro3">
          <table:table-cell office:value-type="float" office:value="10.58" table:style-name="ce1">
            <text:p>10.58</text:p>
          </table:table-cell>
          <table:table-cell office:value-type="float" office:value="3.2200000000000002E-4" table:style-name="ce1">
            <text:p>0.000322</text:p>
          </table:table-cell>
          <table:table-cell office:value-type="float" office:value="2.1018999999999999E-2" table:style-name="ce7">
            <text:p>0.021019</text:p>
          </table:table-cell>
          <table:table-cell office:value-type="float" office:value="7.4995999999999993E-2" table:style-name="ce7">
            <text:p>0.074996</text:p>
          </table:table-cell>
          <table:table-cell table:number-columns-repeated="16380"/>
        </table:table-row>
        <table:table-row table:style-name="ro3">
          <table:table-cell office:value-type="float" office:value="10.6" table:style-name="ce1">
            <text:p>10.6</text:p>
          </table:table-cell>
          <table:table-cell office:value-type="float" office:value="2.4759999999999999E-3" table:style-name="ce1">
            <text:p>0.002476</text:p>
          </table:table-cell>
          <table:table-cell office:value-type="float" office:value="2.9793E-2" table:style-name="ce7">
            <text:p>0.029793</text:p>
          </table:table-cell>
          <table:table-cell office:value-type="float" office:value="7.8214000000000006E-2" table:style-name="ce7">
            <text:p>0.078214</text:p>
          </table:table-cell>
          <table:table-cell table:number-columns-repeated="16380"/>
        </table:table-row>
        <table:table-row table:style-name="ro3">
          <table:table-cell office:value-type="float" office:value="10.62" table:style-name="ce1">
            <text:p>10.62</text:p>
          </table:table-cell>
          <table:table-cell office:value-type="float" office:value="4.8209999999999998E-3" table:style-name="ce1">
            <text:p>0.004821</text:p>
          </table:table-cell>
          <table:table-cell office:value-type="float" office:value="3.8942999999999998E-2" table:style-name="ce7">
            <text:p>0.038943</text:p>
          </table:table-cell>
          <table:table-cell office:value-type="float" office:value="8.1196000000000004E-2" table:style-name="ce7">
            <text:p>0.081196</text:p>
          </table:table-cell>
          <table:table-cell table:number-columns-repeated="16380"/>
        </table:table-row>
        <table:table-row table:style-name="ro3">
          <table:table-cell office:value-type="float" office:value="10.64" table:style-name="ce1">
            <text:p>10.64</text:p>
          </table:table-cell>
          <table:table-cell office:value-type="float" office:value="7.358E-3" table:style-name="ce1">
            <text:p>0.007358</text:p>
          </table:table-cell>
          <table:table-cell office:value-type="float" office:value="4.8443E-2" table:style-name="ce7">
            <text:p>0.048443</text:p>
          </table:table-cell>
          <table:table-cell office:value-type="float" office:value="8.3882999999999999E-2" table:style-name="ce7">
            <text:p>0.083883</text:p>
          </table:table-cell>
          <table:table-cell table:number-columns-repeated="16380"/>
        </table:table-row>
        <table:table-row table:style-name="ro3">
          <table:table-cell office:value-type="float" office:value="10.66" table:style-name="ce1">
            <text:p>10.66</text:p>
          </table:table-cell>
          <table:table-cell office:value-type="float" office:value="1.0085999999999999E-2" table:style-name="ce1">
            <text:p>0.010086</text:p>
          </table:table-cell>
          <table:table-cell office:value-type="float" office:value="5.8257000000000003E-2" table:style-name="ce7">
            <text:p>0.058257</text:p>
          </table:table-cell>
          <table:table-cell office:value-type="float" office:value="8.6215E-2" table:style-name="ce7">
            <text:p>0.086215</text:p>
          </table:table-cell>
          <table:table-cell table:number-columns-repeated="16380"/>
        </table:table-row>
        <table:table-row table:style-name="ro3">
          <table:table-cell office:value-type="float" office:value="10.68" table:style-name="ce1">
            <text:p>10.68</text:p>
          </table:table-cell>
          <table:table-cell office:value-type="float" office:value="1.2999E-2" table:style-name="ce1">
            <text:p>0.012999</text:p>
          </table:table-cell>
          <table:table-cell office:value-type="float" office:value="6.8343000000000001E-2" table:style-name="ce7">
            <text:p>0.068343</text:p>
          </table:table-cell>
          <table:table-cell office:value-type="float" office:value="8.8131000000000001E-2" table:style-name="ce7">
            <text:p>0.088131</text:p>
          </table:table-cell>
          <table:table-cell table:number-columns-repeated="16380"/>
        </table:table-row>
        <table:table-row table:style-name="ro3">
          <table:table-cell office:value-type="float" office:value="10.7" table:style-name="ce1">
            <text:p>10.7</text:p>
          </table:table-cell>
          <table:table-cell office:value-type="float" office:value="1.6086E-2" table:style-name="ce1">
            <text:p>0.016086</text:p>
          </table:table-cell>
          <table:table-cell office:value-type="float" office:value="7.8648999999999997E-2" table:style-name="ce7">
            <text:p>0.078649</text:p>
          </table:table-cell>
          <table:table-cell office:value-type="float" office:value="8.9570999999999998E-2" table:style-name="ce7">
            <text:p>0.089571</text:p>
          </table:table-cell>
          <table:table-cell table:number-columns-repeated="16380"/>
        </table:table-row>
        <table:table-row table:style-name="ro3">
          <table:table-cell office:value-type="float" office:value="10.72" table:style-name="ce1">
            <text:p>10.72</text:p>
          </table:table-cell>
          <table:table-cell office:value-type="float" office:value="1.9332999999999999E-2" table:style-name="ce1">
            <text:p>0.019333</text:p>
          </table:table-cell>
          <table:table-cell office:value-type="float" office:value="8.9116000000000001E-2" table:style-name="ce7">
            <text:p>0.089116</text:p>
          </table:table-cell>
          <table:table-cell office:value-type="float" office:value="9.0477000000000002E-2" table:style-name="ce7">
            <text:p>0.090477</text:p>
          </table:table-cell>
          <table:table-cell table:number-columns-repeated="16380"/>
        </table:table-row>
        <table:table-row table:style-name="ro3">
          <table:table-cell office:value-type="float" office:value="10.74" table:style-name="ce1">
            <text:p>10.74</text:p>
          </table:table-cell>
          <table:table-cell office:value-type="float" office:value="2.2717999999999999E-2" table:style-name="ce1">
            <text:p>0.022718</text:p>
          </table:table-cell>
          <table:table-cell office:value-type="float" office:value="9.9676000000000001E-2" table:style-name="ce7">
            <text:p>0.099676</text:p>
          </table:table-cell>
          <table:table-cell office:value-type="float" office:value="9.0792999999999999E-2" table:style-name="ce7">
            <text:p>0.090793</text:p>
          </table:table-cell>
          <table:table-cell table:number-columns-repeated="16380"/>
        </table:table-row>
        <table:table-row table:style-name="ro3">
          <table:table-cell office:value-type="float" office:value="10.76" table:style-name="ce1">
            <text:p>10.76</text:p>
          </table:table-cell>
          <table:table-cell office:value-type="float" office:value="2.6218999999999999E-2" table:style-name="ce1">
            <text:p>0.026219</text:p>
          </table:table-cell>
          <table:table-cell office:value-type="float" office:value="0.110253" table:style-name="ce7">
            <text:p>0.110253</text:p>
          </table:table-cell>
          <table:table-cell office:value-type="float" office:value="9.0467000000000006E-2" table:style-name="ce7">
            <text:p>0.090467</text:p>
          </table:table-cell>
          <table:table-cell table:number-columns-repeated="16380"/>
        </table:table-row>
        <table:table-row table:style-name="ro3">
          <table:table-cell office:value-type="float" office:value="10.78" table:style-name="ce1">
            <text:p>10.78</text:p>
          </table:table-cell>
          <table:table-cell office:value-type="float" office:value="2.9807E-2" table:style-name="ce1">
            <text:p>0.029807</text:p>
          </table:table-cell>
          <table:table-cell office:value-type="float" office:value="0.120766" table:style-name="ce7">
            <text:p>0.120766</text:p>
          </table:table-cell>
          <table:table-cell office:value-type="float" office:value="8.9454000000000006E-2" table:style-name="ce7">
            <text:p>0.089454</text:p>
          </table:table-cell>
          <table:table-cell table:number-columns-repeated="16380"/>
        </table:table-row>
        <table:table-row table:style-name="ro3">
          <table:table-cell office:value-type="float" office:value="10.8" table:style-name="ce1">
            <text:p>10.8</text:p>
          </table:table-cell>
          <table:table-cell office:value-type="float" office:value="3.3449E-2" table:style-name="ce1">
            <text:p>0.033449</text:p>
          </table:table-cell>
          <table:table-cell office:value-type="float" office:value="0.13112599999999999" table:style-name="ce7">
            <text:p>0.131126</text:p>
          </table:table-cell>
          <table:table-cell office:value-type="float" office:value="8.7711999999999998E-2" table:style-name="ce7">
            <text:p>0.087712</text:p>
          </table:table-cell>
          <table:table-cell table:number-columns-repeated="16380"/>
        </table:table-row>
        <table:table-row table:style-name="ro3">
          <table:table-cell office:value-type="float" office:value="10.82" table:style-name="ce1">
            <text:p>10.82</text:p>
          </table:table-cell>
          <table:table-cell office:value-type="float" office:value="3.7109000000000003E-2" table:style-name="ce1">
            <text:p>0.037109</text:p>
          </table:table-cell>
          <table:table-cell office:value-type="float" office:value="0.141239" table:style-name="ce7">
            <text:p>0.141239</text:p>
          </table:table-cell>
          <table:table-cell office:value-type="float" office:value="8.5210999999999995E-2" table:style-name="ce7">
            <text:p>0.085211</text:p>
          </table:table-cell>
          <table:table-cell table:number-columns-repeated="16380"/>
        </table:table-row>
        <table:table-row table:style-name="ro3">
          <table:table-cell office:value-type="float" office:value="10.84" table:style-name="ce1">
            <text:p>10.84</text:p>
          </table:table-cell>
          <table:table-cell office:value-type="float" office:value="4.0747999999999999E-2" table:style-name="ce1">
            <text:p>0.040748</text:p>
          </table:table-cell>
          <table:table-cell office:value-type="float" office:value="0.151006" table:style-name="ce7">
            <text:p>0.151006</text:p>
          </table:table-cell>
          <table:table-cell office:value-type="float" office:value="8.1925999999999999E-2" table:style-name="ce7">
            <text:p>0.081926</text:p>
          </table:table-cell>
          <table:table-cell table:number-columns-repeated="16380"/>
        </table:table-row>
        <table:table-row table:style-name="ro3">
          <table:table-cell office:value-type="float" office:value="10.86" table:style-name="ce1">
            <text:p>10.86</text:p>
          </table:table-cell>
          <table:table-cell office:value-type="float" office:value="4.4323000000000001E-2" table:style-name="ce1">
            <text:p>0.044323</text:p>
          </table:table-cell>
          <table:table-cell office:value-type="float" office:value="0.160326" table:style-name="ce7">
            <text:p>0.160326</text:p>
          </table:table-cell>
          <table:table-cell office:value-type="float" office:value="7.7842999999999996E-2" table:style-name="ce7">
            <text:p>0.077843</text:p>
          </table:table-cell>
          <table:table-cell table:number-columns-repeated="16380"/>
        </table:table-row>
        <table:table-row table:style-name="ro3">
          <table:table-cell office:value-type="float" office:value="10.88" table:style-name="ce1">
            <text:p>10.88</text:p>
          </table:table-cell>
          <table:table-cell office:value-type="float" office:value="4.7789999999999999E-2" table:style-name="ce1">
            <text:p>0.04779</text:p>
          </table:table-cell>
          <table:table-cell office:value-type="float" office:value="0.169096" table:style-name="ce7">
            <text:p>0.169096</text:p>
          </table:table-cell>
          <table:table-cell office:value-type="float" office:value="7.2956999999999994E-2" table:style-name="ce7">
            <text:p>0.072957</text:p>
          </table:table-cell>
          <table:table-cell table:number-columns-repeated="16380"/>
        </table:table-row>
        <table:table-row table:style-name="ro3">
          <table:table-cell office:value-type="float" office:value="10.9" table:style-name="ce1">
            <text:p>10.9</text:p>
          </table:table-cell>
          <table:table-cell office:value-type="float" office:value="5.1103999999999997E-2" table:style-name="ce1">
            <text:p>0.051104</text:p>
          </table:table-cell>
          <table:table-cell office:value-type="float" office:value="0.17721100000000001" table:style-name="ce7">
            <text:p>0.177211</text:p>
          </table:table-cell>
          <table:table-cell office:value-type="float" office:value="6.7274E-2" table:style-name="ce7">
            <text:p>0.067274</text:p>
          </table:table-cell>
          <table:table-cell table:number-columns-repeated="16380"/>
        </table:table-row>
        <table:table-row table:style-name="ro3">
          <table:table-cell office:value-type="float" office:value="10.92" table:style-name="ce1">
            <text:p>10.92</text:p>
          </table:table-cell>
          <table:table-cell office:value-type="float" office:value="5.4218000000000002E-2" table:style-name="ce1">
            <text:p>0.054218</text:p>
          </table:table-cell>
          <table:table-cell office:value-type="float" office:value="0.18457100000000001" table:style-name="ce7">
            <text:p>0.184571</text:p>
          </table:table-cell>
          <table:table-cell office:value-type="float" office:value="6.0811999999999998E-2" table:style-name="ce7">
            <text:p>0.060812</text:p>
          </table:table-cell>
          <table:table-cell table:number-columns-repeated="16380"/>
        </table:table-row>
        <table:table-row table:style-name="ro3">
          <table:table-cell office:value-type="float" office:value="10.94" table:style-name="ce1">
            <text:p>10.94</text:p>
          </table:table-cell>
          <table:table-cell office:value-type="float" office:value="5.7085999999999998E-2" table:style-name="ce1">
            <text:p>0.057086</text:p>
          </table:table-cell>
          <table:table-cell office:value-type="float" office:value="0.19107399999999999" table:style-name="ce7">
            <text:p>0.191074</text:p>
          </table:table-cell>
          <table:table-cell office:value-type="float" office:value="5.3598E-2" table:style-name="ce7">
            <text:p>0.053598</text:p>
          </table:table-cell>
          <table:table-cell table:number-columns-repeated="16380"/>
        </table:table-row>
        <table:table-row table:style-name="ro3">
          <table:table-cell office:value-type="float" office:value="10.96" table:style-name="ce1">
            <text:p>10.96</text:p>
          </table:table-cell>
          <table:table-cell office:value-type="float" office:value="5.9664000000000002E-2" table:style-name="ce1">
            <text:p>0.059664</text:p>
          </table:table-cell>
          <table:table-cell office:value-type="float" office:value="0.19662399999999999" table:style-name="ce7">
            <text:p>0.196624</text:p>
          </table:table-cell>
          <table:table-cell office:value-type="float" office:value="4.5671999999999997E-2" table:style-name="ce7">
            <text:p>0.045672</text:p>
          </table:table-cell>
          <table:table-cell table:number-columns-repeated="16380"/>
        </table:table-row>
        <table:table-row table:style-name="ro3">
          <table:table-cell office:value-type="float" office:value="10.98" table:style-name="ce1">
            <text:p>10.98</text:p>
          </table:table-cell>
          <table:table-cell office:value-type="float" office:value="6.1906000000000003E-2" table:style-name="ce1">
            <text:p>0.061906</text:p>
          </table:table-cell>
          <table:table-cell office:value-type="float" office:value="0.20113200000000001" table:style-name="ce7">
            <text:p>0.201132</text:p>
          </table:table-cell>
          <table:table-cell office:value-type="float" office:value="3.7083999999999999E-2" table:style-name="ce7">
            <text:p>0.037084</text:p>
          </table:table-cell>
          <table:table-cell table:number-columns-repeated="16380"/>
        </table:table-row>
        <table:table-row table:style-name="ro3">
          <table:table-cell office:value-type="float" office:value="11" table:style-name="ce1">
            <text:p>11</text:p>
          </table:table-cell>
          <table:table-cell office:value-type="float" office:value="6.3772999999999996E-2" table:style-name="ce1">
            <text:p>0.063773</text:p>
          </table:table-cell>
          <table:table-cell office:value-type="float" office:value="0.204515" table:style-name="ce7">
            <text:p>0.204515</text:p>
          </table:table-cell>
          <table:table-cell office:value-type="float" office:value="2.7895E-2" table:style-name="ce7">
            <text:p>0.027895</text:p>
          </table:table-cell>
          <table:table-cell table:number-columns-repeated="16380"/>
        </table:table-row>
        <table:table-row table:style-name="ro3">
          <table:table-cell office:value-type="float" office:value="11.02" table:style-name="ce1">
            <text:p>11.02</text:p>
          </table:table-cell>
          <table:table-cell office:value-type="float" office:value="6.5226999999999993E-2" table:style-name="ce1">
            <text:p>0.065227</text:p>
          </table:table-cell>
          <table:table-cell office:value-type="float" office:value="0.20669899999999999" table:style-name="ce7">
            <text:p>0.206699</text:p>
          </table:table-cell>
          <table:table-cell office:value-type="float" office:value="1.8175E-2" table:style-name="ce7">
            <text:p>0.018175</text:p>
          </table:table-cell>
          <table:table-cell table:number-columns-repeated="16380"/>
        </table:table-row>
        <table:table-row table:style-name="ro3">
          <table:table-cell office:value-type="float" office:value="11.04" table:style-name="ce1">
            <text:p>11.04</text:p>
          </table:table-cell>
          <table:table-cell office:value-type="float" office:value="6.6233E-2" table:style-name="ce1">
            <text:p>0.066233</text:p>
          </table:table-cell>
          <table:table-cell office:value-type="float" office:value="0.207619" table:style-name="ce7">
            <text:p>0.207619</text:p>
          </table:table-cell>
          <table:table-cell office:value-type="float" office:value="8.0040000000000007E-3" table:style-name="ce7">
            <text:p>0.008004</text:p>
          </table:table-cell>
          <table:table-cell table:number-columns-repeated="16380"/>
        </table:table-row>
        <table:table-row table:style-name="ro3">
          <table:table-cell office:value-type="float" office:value="11.06" table:style-name="ce1">
            <text:p>11.06</text:p>
          </table:table-cell>
          <table:table-cell office:value-type="float" office:value="6.6763000000000003E-2" table:style-name="ce1">
            <text:p>0.066763</text:p>
          </table:table-cell>
          <table:table-cell office:value-type="float" office:value="0.20722199999999999" table:style-name="ce7">
            <text:p>0.207222</text:p>
          </table:table-cell>
          <table:table-cell office:value-type="float" office:value="-2.5300000000000001E-3" table:style-name="ce7">
            <text:p>-0.00253</text:p>
          </table:table-cell>
          <table:table-cell table:number-columns-repeated="16380"/>
        </table:table-row>
        <table:table-row table:style-name="ro3">
          <table:table-cell office:value-type="float" office:value="11.08" table:style-name="ce1">
            <text:p>11.08</text:p>
          </table:table-cell>
          <table:table-cell office:value-type="float" office:value="6.6792000000000004E-2" table:style-name="ce1">
            <text:p>0.066792</text:p>
          </table:table-cell>
          <table:table-cell office:value-type="float" office:value="0.20546900000000001" table:style-name="ce7">
            <text:p>0.205469</text:p>
          </table:table-cell>
          <table:table-cell office:value-type="float" office:value="-1.3332999999999999E-2" table:style-name="ce7">
            <text:p>-0.013333</text:p>
          </table:table-cell>
          <table:table-cell table:number-columns-repeated="16380"/>
        </table:table-row>
        <table:table-row table:style-name="ro3">
          <table:table-cell office:value-type="float" office:value="11.1" table:style-name="ce1">
            <text:p>11.1</text:p>
          </table:table-cell>
          <table:table-cell office:value-type="float" office:value="6.6304000000000002E-2" table:style-name="ce1">
            <text:p>0.066304</text:p>
          </table:table-cell>
          <table:table-cell office:value-type="float" office:value="0.20233000000000001" table:style-name="ce7">
            <text:p>0.20233</text:p>
          </table:table-cell>
          <table:table-cell office:value-type="float" office:value="-2.4303999999999999E-2" table:style-name="ce7">
            <text:p>-0.024304</text:p>
          </table:table-cell>
          <table:table-cell table:number-columns-repeated="16380"/>
        </table:table-row>
        <table:table-row table:style-name="ro3">
          <table:table-cell office:value-type="float" office:value="11.12" table:style-name="ce1">
            <text:p>11.12</text:p>
          </table:table-cell>
          <table:table-cell office:value-type="float" office:value="6.5284999999999996E-2" table:style-name="ce1">
            <text:p>0.065285</text:p>
          </table:table-cell>
          <table:table-cell office:value-type="float" office:value="0.197794" table:style-name="ce7">
            <text:p>0.197794</text:p>
          </table:table-cell>
          <table:table-cell office:value-type="float" office:value="-3.5338000000000001E-2" table:style-name="ce7">
            <text:p>-0.035338</text:p>
          </table:table-cell>
          <table:table-cell table:number-columns-repeated="16380"/>
        </table:table-row>
        <table:table-row table:style-name="ro3">
          <table:table-cell office:value-type="float" office:value="11.14" table:style-name="ce1">
            <text:p>11.14</text:p>
          </table:table-cell>
          <table:table-cell office:value-type="float" office:value="6.3731999999999997E-2" table:style-name="ce1">
            <text:p>0.063732</text:p>
          </table:table-cell>
          <table:table-cell office:value-type="float" office:value="0.19186" table:style-name="ce7">
            <text:p>0.19186</text:p>
          </table:table-cell>
          <table:table-cell office:value-type="float" office:value="-4.6325999999999999E-2" table:style-name="ce7">
            <text:p>-0.046326</text:p>
          </table:table-cell>
          <table:table-cell table:number-columns-repeated="16380"/>
        </table:table-row>
        <table:table-row table:style-name="ro3">
          <table:table-cell office:value-type="float" office:value="11.16" table:style-name="ce1">
            <text:p>11.16</text:p>
          </table:table-cell>
          <table:table-cell office:value-type="float" office:value="6.1644999999999998E-2" table:style-name="ce1">
            <text:p>0.061645</text:p>
          </table:table-cell>
          <table:table-cell office:value-type="float" office:value="0.18454499999999999" table:style-name="ce7">
            <text:p>0.184545</text:p>
          </table:table-cell>
          <table:table-cell office:value-type="float" office:value="-5.7160999999999997E-2" table:style-name="ce7">
            <text:p>-0.057161</text:p>
          </table:table-cell>
          <table:table-cell table:number-columns-repeated="16380"/>
        </table:table-row>
        <table:table-row table:style-name="ro3">
          <table:table-cell office:value-type="float" office:value="11.18" table:style-name="ce1">
            <text:p>11.18</text:p>
          </table:table-cell>
          <table:table-cell office:value-type="float" office:value="5.9032000000000001E-2" table:style-name="ce1">
            <text:p>0.059032</text:p>
          </table:table-cell>
          <table:table-cell office:value-type="float" office:value="0.17587900000000001" table:style-name="ce7">
            <text:p>0.175879</text:p>
          </table:table-cell>
          <table:table-cell office:value-type="float" office:value="-6.7733000000000002E-2" table:style-name="ce7">
            <text:p>-0.067733</text:p>
          </table:table-cell>
          <table:table-cell table:number-columns-repeated="16380"/>
        </table:table-row>
        <table:table-row table:style-name="ro3">
          <table:table-cell office:value-type="float" office:value="11.2" table:style-name="ce1">
            <text:p>11.2</text:p>
          </table:table-cell>
          <table:table-cell office:value-type="float" office:value="5.5910000000000001E-2" table:style-name="ce1">
            <text:p>0.05591</text:p>
          </table:table-cell>
          <table:table-cell office:value-type="float" office:value="0.165907" table:style-name="ce7">
            <text:p>0.165907</text:p>
          </table:table-cell>
          <table:table-cell office:value-type="float" office:value="-7.7934000000000003E-2" table:style-name="ce7">
            <text:p>-0.077934</text:p>
          </table:table-cell>
          <table:table-cell table:number-columns-repeated="16380"/>
        </table:table-row>
        <table:table-row table:style-name="ro3">
          <table:table-cell office:value-type="float" office:value="11.22" table:style-name="ce1">
            <text:p>11.22</text:p>
          </table:table-cell>
          <table:table-cell office:value-type="float" office:value="5.2298999999999998E-2" table:style-name="ce1">
            <text:p>0.052299</text:p>
          </table:table-cell>
          <table:table-cell office:value-type="float" office:value="0.15468799999999999" table:style-name="ce7">
            <text:p>0.154688</text:p>
          </table:table-cell>
          <table:table-cell office:value-type="float" office:value="-8.7662000000000004E-2" table:style-name="ce7">
            <text:p>-0.087662</text:p>
          </table:table-cell>
          <table:table-cell table:number-columns-repeated="16380"/>
        </table:table-row>
        <table:table-row table:style-name="ro3">
          <table:table-cell office:value-type="float" office:value="11.24" table:style-name="ce1">
            <text:p>11.24</text:p>
          </table:table-cell>
          <table:table-cell office:value-type="float" office:value="4.8229000000000001E-2" table:style-name="ce1">
            <text:p>0.048229</text:p>
          </table:table-cell>
          <table:table-cell office:value-type="float" office:value="0.14229600000000001" table:style-name="ce7">
            <text:p>0.142296</text:p>
          </table:table-cell>
          <table:table-cell office:value-type="float" office:value="-9.6819000000000002E-2" table:style-name="ce7">
            <text:p>-0.096819</text:p>
          </table:table-cell>
          <table:table-cell table:number-columns-repeated="16380"/>
        </table:table-row>
        <table:table-row table:style-name="ro3">
          <table:table-cell office:value-type="float" office:value="11.26" table:style-name="ce1">
            <text:p>11.26</text:p>
          </table:table-cell>
          <table:table-cell office:value-type="float" office:value="4.3733000000000001E-2" table:style-name="ce1">
            <text:p>0.043733</text:p>
          </table:table-cell>
          <table:table-cell office:value-type="float" office:value="0.12881600000000001" table:style-name="ce7">
            <text:p>0.128816</text:p>
          </table:table-cell>
          <table:table-cell office:value-type="float" office:value="-0.105311" table:style-name="ce7">
            <text:p>-0.105311</text:p>
          </table:table-cell>
          <table:table-cell table:number-columns-repeated="16380"/>
        </table:table-row>
        <table:table-row table:style-name="ro3">
          <table:table-cell office:value-type="float" office:value="11.28" table:style-name="ce1">
            <text:p>11.28</text:p>
          </table:table-cell>
          <table:table-cell office:value-type="float" office:value="3.8851999999999998E-2" table:style-name="ce1">
            <text:p>0.038852</text:p>
          </table:table-cell>
          <table:table-cell office:value-type="float" office:value="0.114346" table:style-name="ce7">
            <text:p>0.114346</text:p>
          </table:table-cell>
          <table:table-cell office:value-type="float" office:value="-0.113054" table:style-name="ce7">
            <text:p>-0.113054</text:p>
          </table:table-cell>
          <table:table-cell table:number-columns-repeated="16380"/>
        </table:table-row>
        <table:table-row table:style-name="ro3">
          <table:table-cell office:value-type="float" office:value="11.3" table:style-name="ce1">
            <text:p>11.3</text:p>
          </table:table-cell>
          <table:table-cell office:value-type="float" office:value="3.363E-2" table:style-name="ce1">
            <text:p>0.03363</text:p>
          </table:table-cell>
          <table:table-cell office:value-type="float" office:value="9.8992999999999998E-2" table:style-name="ce7">
            <text:p>0.098993</text:p>
          </table:table-cell>
          <table:table-cell office:value-type="float" office:value="-0.119974" table:style-name="ce7">
            <text:p>-0.119974</text:p>
          </table:table-cell>
          <table:table-cell table:number-columns-repeated="16380"/>
        </table:table-row>
        <table:table-row table:style-name="ro3">
          <table:table-cell office:value-type="float" office:value="11.32" table:style-name="ce1">
            <text:p>11.32</text:p>
          </table:table-cell>
          <table:table-cell office:value-type="float" office:value="2.8118000000000001E-2" table:style-name="ce1">
            <text:p>0.028118</text:p>
          </table:table-cell>
          <table:table-cell office:value-type="float" office:value="8.2877000000000006E-2" table:style-name="ce7">
            <text:p>0.082877</text:p>
          </table:table-cell>
          <table:table-cell office:value-type="float" office:value="-0.12600500000000001" table:style-name="ce7">
            <text:p>-0.126005</text:p>
          </table:table-cell>
          <table:table-cell table:number-columns-repeated="16380"/>
        </table:table-row>
        <table:table-row table:style-name="ro3">
          <table:table-cell office:value-type="float" office:value="11.34" table:style-name="ce1">
            <text:p>11.34</text:p>
          </table:table-cell>
          <table:table-cell office:value-type="float" office:value="2.2366E-2" table:style-name="ce1">
            <text:p>0.022366</text:p>
          </table:table-cell>
          <table:table-cell office:value-type="float" office:value="6.6119999999999998E-2" table:style-name="ce7">
            <text:p>0.06612</text:p>
          </table:table-cell>
          <table:table-cell office:value-type="float" office:value="-0.13109299999999999" table:style-name="ce7">
            <text:p>-0.131093</text:p>
          </table:table-cell>
          <table:table-cell table:number-columns-repeated="16380"/>
        </table:table-row>
        <table:table-row table:style-name="ro3">
          <table:table-cell office:value-type="float" office:value="11.36" table:style-name="ce1">
            <text:p>11.36</text:p>
          </table:table-cell>
          <table:table-cell office:value-type="float" office:value="1.6431999999999999E-2" table:style-name="ce1">
            <text:p>0.016432</text:p>
          </table:table-cell>
          <table:table-cell office:value-type="float" office:value="4.8855000000000003E-2" table:style-name="ce7">
            <text:p>0.048855</text:p>
          </table:table-cell>
          <table:table-cell office:value-type="float" office:value="-0.13519700000000001" table:style-name="ce7">
            <text:p>-0.135197</text:p>
          </table:table-cell>
          <table:table-cell table:number-columns-repeated="16380"/>
        </table:table-row>
        <table:table-row table:style-name="ro3">
          <table:table-cell office:value-type="float" office:value="11.38" table:style-name="ce1">
            <text:p>11.38</text:p>
          </table:table-cell>
          <table:table-cell office:value-type="float" office:value="1.0373E-2" table:style-name="ce1">
            <text:p>0.010373</text:p>
          </table:table-cell>
          <table:table-cell office:value-type="float" office:value="3.1216000000000001E-2" table:style-name="ce7">
            <text:p>0.031216</text:p>
          </table:table-cell>
          <table:table-cell office:value-type="float" office:value="-0.13828499999999999" table:style-name="ce7">
            <text:p>-0.138285</text:p>
          </table:table-cell>
          <table:table-cell table:number-columns-repeated="16380"/>
        </table:table-row>
        <table:table-row table:style-name="ro3">
          <table:table-cell office:value-type="float" office:value="11.4" table:style-name="ce1">
            <text:p>11.4</text:p>
          </table:table-cell>
          <table:table-cell office:value-type="float" office:value="4.2459999999999998E-3" table:style-name="ce1">
            <text:p>0.004246</text:p>
          </table:table-cell>
          <table:table-cell office:value-type="float" office:value="1.3343000000000001E-2" table:style-name="ce7">
            <text:p>0.013343</text:p>
          </table:table-cell>
          <table:table-cell office:value-type="float" office:value="-0.14034199999999999" table:style-name="ce7">
            <text:p>-0.140342</text:p>
          </table:table-cell>
          <table:table-cell table:number-columns-repeated="16380"/>
        </table:table-row>
        <table:table-row table:style-name="ro3">
          <table:table-cell office:value-type="float" office:value="11.42" table:style-name="ce1">
            <text:p>11.42</text:p>
          </table:table-cell>
          <table:table-cell office:value-type="float" office:value="-1.89E-3" table:style-name="ce1">
            <text:p>-0.00189</text:p>
          </table:table-cell>
          <table:table-cell office:value-type="float" office:value="-4.6280000000000002E-3" table:style-name="ce7">
            <text:p>-0.004628</text:p>
          </table:table-cell>
          <table:table-cell office:value-type="float" office:value="-0.14136099999999999" table:style-name="ce7">
            <text:p>-0.141361</text:p>
          </table:table-cell>
          <table:table-cell table:number-columns-repeated="16380"/>
        </table:table-row>
        <table:table-row table:style-name="ro3">
          <table:table-cell office:value-type="float" office:value="11.44" table:style-name="ce1">
            <text:p>11.44</text:p>
          </table:table-cell>
          <table:table-cell office:value-type="float" office:value="-7.9769999999999997E-3" table:style-name="ce1">
            <text:p>-0.007977</text:p>
          </table:table-cell>
          <table:table-cell office:value-type="float" office:value="-2.2558000000000002E-2" table:style-name="ce7">
            <text:p>-0.022558</text:p>
          </table:table-cell>
          <table:table-cell office:value-type="float" office:value="-0.14135200000000001" table:style-name="ce7">
            <text:p>-0.141352</text:p>
          </table:table-cell>
          <table:table-cell table:number-columns-repeated="16380"/>
        </table:table-row>
        <table:table-row table:style-name="ro3">
          <table:table-cell office:value-type="float" office:value="11.46" table:style-name="ce1">
            <text:p>11.46</text:p>
          </table:table-cell>
          <table:table-cell office:value-type="float" office:value="-1.3958E-2" table:style-name="ce1">
            <text:p>-0.013958</text:p>
          </table:table-cell>
          <table:table-cell office:value-type="float" office:value="-4.0313000000000002E-2" table:style-name="ce7">
            <text:p>-0.040313</text:p>
          </table:table-cell>
          <table:table-cell office:value-type="float" office:value="-0.14033399999999999" table:style-name="ce7">
            <text:p>-0.140334</text:p>
          </table:table-cell>
          <table:table-cell table:number-columns-repeated="16380"/>
        </table:table-row>
        <table:table-row table:style-name="ro3">
          <table:table-cell office:value-type="float" office:value="11.48" table:style-name="ce1">
            <text:p>11.48</text:p>
          </table:table-cell>
          <table:table-cell office:value-type="float" office:value="-1.9781E-2" table:style-name="ce1">
            <text:p>-0.019781</text:p>
          </table:table-cell>
          <table:table-cell office:value-type="float" office:value="-5.7763000000000002E-2" table:style-name="ce7">
            <text:p>-0.057763</text:p>
          </table:table-cell>
          <table:table-cell office:value-type="float" office:value="-0.13833999999999999" table:style-name="ce7">
            <text:p>-0.13834</text:p>
          </table:table-cell>
          <table:table-cell table:number-columns-repeated="16380"/>
        </table:table-row>
        <table:table-row table:style-name="ro3">
          <table:table-cell office:value-type="float" office:value="11.5" table:style-name="ce1">
            <text:p>11.5</text:p>
          </table:table-cell>
          <table:table-cell office:value-type="float" office:value="-2.5395999999999998E-2" table:style-name="ce1">
            <text:p>-0.025396</text:p>
          </table:table-cell>
          <table:table-cell office:value-type="float" office:value="-7.4784000000000003E-2" table:style-name="ce7">
            <text:p>-0.074784</text:p>
          </table:table-cell>
          <table:table-cell office:value-type="float" office:value="-0.135411" table:style-name="ce7">
            <text:p>-0.135411</text:p>
          </table:table-cell>
          <table:table-cell table:number-columns-repeated="16380"/>
        </table:table-row>
        <table:table-row table:style-name="ro3">
          <table:table-cell office:value-type="float" office:value="11.52" table:style-name="ce1">
            <text:p>11.52</text:p>
          </table:table-cell>
          <table:table-cell office:value-type="float" office:value="-3.0755999999999999E-2" table:style-name="ce1">
            <text:p>-0.030756</text:p>
          </table:table-cell>
          <table:table-cell office:value-type="float" office:value="-9.1258000000000006E-2" table:style-name="ce7">
            <text:p>-0.091258</text:p>
          </table:table-cell>
          <table:table-cell office:value-type="float" office:value="-0.131603" table:style-name="ce7">
            <text:p>-0.131603</text:p>
          </table:table-cell>
          <table:table-cell table:number-columns-repeated="16380"/>
        </table:table-row>
        <table:table-row table:style-name="ro3">
          <table:table-cell office:value-type="float" office:value="11.54" table:style-name="ce1">
            <text:p>11.54</text:p>
          </table:table-cell>
          <table:table-cell office:value-type="float" office:value="-3.5818999999999997E-2" table:style-name="ce1">
            <text:p>-0.035819</text:p>
          </table:table-cell>
          <table:table-cell office:value-type="float" office:value="-0.10707999999999999" table:style-name="ce7">
            <text:p>-0.10708</text:p>
          </table:table-cell>
          <table:table-cell office:value-type="float" office:value="-0.126975" table:style-name="ce7">
            <text:p>-0.126975</text:p>
          </table:table-cell>
          <table:table-cell table:number-columns-repeated="16380"/>
        </table:table-row>
        <table:table-row table:style-name="ro3">
          <table:table-cell office:value-type="float" office:value="11.56" table:style-name="ce1">
            <text:p>11.56</text:p>
          </table:table-cell>
          <table:table-cell office:value-type="float" office:value="-4.0550000000000003E-2" table:style-name="ce1">
            <text:p>-0.04055</text:p>
          </table:table-cell>
          <table:table-cell office:value-type="float" office:value="-0.122151" table:style-name="ce7">
            <text:p>-0.122151</text:p>
          </table:table-cell>
          <table:table-cell office:value-type="float" office:value="-0.121599" table:style-name="ce7">
            <text:p>-0.121599</text:p>
          </table:table-cell>
          <table:table-cell table:number-columns-repeated="16380"/>
        </table:table-row>
        <table:table-row table:style-name="ro3">
          <table:table-cell office:value-type="float" office:value="11.58" table:style-name="ce1">
            <text:p>11.58</text:p>
          </table:table-cell>
          <table:table-cell office:value-type="float" office:value="-4.4916999999999999E-2" table:style-name="ce1">
            <text:p>-0.044917</text:p>
          </table:table-cell>
          <table:table-cell office:value-type="float" office:value="-0.13638400000000001" table:style-name="ce7">
            <text:p>-0.136384</text:p>
          </table:table-cell>
          <table:table-cell office:value-type="float" office:value="-0.115551" table:style-name="ce7">
            <text:p>-0.115551</text:p>
          </table:table-cell>
          <table:table-cell table:number-columns-repeated="16380"/>
        </table:table-row>
        <table:table-row table:style-name="ro3">
          <table:table-cell office:value-type="float" office:value="11.6" table:style-name="ce1">
            <text:p>11.6</text:p>
          </table:table-cell>
          <table:table-cell office:value-type="float" office:value="-4.8896000000000002E-2" table:style-name="ce1">
            <text:p>-0.048896</text:p>
          </table:table-cell>
          <table:table-cell office:value-type="float" office:value="-0.14970600000000001" table:style-name="ce7">
            <text:p>-0.149706</text:p>
          </table:table-cell>
          <table:table-cell office:value-type="float" office:value="-0.10891199999999999" table:style-name="ce7">
            <text:p>-0.108912</text:p>
          </table:table-cell>
          <table:table-cell table:number-columns-repeated="16380"/>
        </table:table-row>
        <table:table-row table:style-name="ro3">
          <table:table-cell office:value-type="float" office:value="11.62" table:style-name="ce1">
            <text:p>11.62</text:p>
          </table:table-cell>
          <table:table-cell office:value-type="float" office:value="-5.2468000000000001E-2" table:style-name="ce1">
            <text:p>-0.052468</text:p>
          </table:table-cell>
          <table:table-cell office:value-type="float" office:value="-0.162053" table:style-name="ce7">
            <text:p>-0.162053</text:p>
          </table:table-cell>
          <table:table-cell office:value-type="float" office:value="-0.101766" table:style-name="ce7">
            <text:p>-0.101766</text:p>
          </table:table-cell>
          <table:table-cell table:number-columns-repeated="16380"/>
        </table:table-row>
        <table:table-row table:style-name="ro3">
          <table:table-cell office:value-type="float" office:value="11.64" table:style-name="ce1">
            <text:p>11.64</text:p>
          </table:table-cell>
          <table:table-cell office:value-type="float" office:value="-5.5619000000000002E-2" table:style-name="ce1">
            <text:p>-0.055619</text:p>
          </table:table-cell>
          <table:table-cell office:value-type="float" office:value="-0.173375" table:style-name="ce7">
            <text:p>-0.173375</text:p>
          </table:table-cell>
          <table:table-cell office:value-type="float" office:value="-9.4202999999999995E-2" table:style-name="ce7">
            <text:p>-0.094203</text:p>
          </table:table-cell>
          <table:table-cell table:number-columns-repeated="16380"/>
        </table:table-row>
        <table:table-row table:style-name="ro3">
          <table:table-cell office:value-type="float" office:value="11.66" table:style-name="ce1">
            <text:p>11.66</text:p>
          </table:table-cell>
          <table:table-cell office:value-type="float" office:value="-5.8345000000000001E-2" table:style-name="ce1">
            <text:p>-0.058345</text:p>
          </table:table-cell>
          <table:table-cell office:value-type="float" office:value="-0.18363399999999999" table:style-name="ce7">
            <text:p>-0.183634</text:p>
          </table:table-cell>
          <table:table-cell office:value-type="float" office:value="-8.6307999999999996E-2" table:style-name="ce7">
            <text:p>-0.086308</text:p>
          </table:table-cell>
          <table:table-cell table:number-columns-repeated="16380"/>
        </table:table-row>
        <table:table-row table:style-name="ro3">
          <table:table-cell office:value-type="float" office:value="11.68" table:style-name="ce1">
            <text:p>11.68</text:p>
          </table:table-cell>
          <table:table-cell office:value-type="float" office:value="-6.0644000000000003E-2" table:style-name="ce1">
            <text:p>-0.060644</text:p>
          </table:table-cell>
          <table:table-cell office:value-type="float" office:value="-0.19280700000000001" table:style-name="ce7">
            <text:p>-0.192807</text:p>
          </table:table-cell>
          <table:table-cell office:value-type="float" office:value="-7.8171000000000004E-2" table:style-name="ce7">
            <text:p>-0.078171</text:p>
          </table:table-cell>
          <table:table-cell table:number-columns-repeated="16380"/>
        </table:table-row>
        <table:table-row table:style-name="ro3">
          <table:table-cell office:value-type="float" office:value="11.7" table:style-name="ce1">
            <text:p>11.7</text:p>
          </table:table-cell>
          <table:table-cell office:value-type="float" office:value="-6.2522999999999995E-2" table:style-name="ce1">
            <text:p>-0.062523</text:p>
          </table:table-cell>
          <table:table-cell office:value-type="float" office:value="-0.20088" table:style-name="ce7">
            <text:p>-0.20088</text:p>
          </table:table-cell>
          <table:table-cell office:value-type="float" office:value="-6.9874000000000006E-2" table:style-name="ce7">
            <text:p>-0.069874</text:p>
          </table:table-cell>
          <table:table-cell table:number-columns-repeated="16380"/>
        </table:table-row>
        <table:table-row table:style-name="ro3">
          <table:table-cell office:value-type="float" office:value="11.72" table:style-name="ce1">
            <text:p>11.72</text:p>
          </table:table-cell>
          <table:table-cell office:value-type="float" office:value="-6.3991000000000006E-2" table:style-name="ce1">
            <text:p>-0.063991</text:p>
          </table:table-cell>
          <table:table-cell office:value-type="float" office:value="-0.20785100000000001" table:style-name="ce7">
            <text:p>-0.207851</text:p>
          </table:table-cell>
          <table:table-cell office:value-type="float" office:value="-6.1501E-2" table:style-name="ce7">
            <text:p>-0.061501</text:p>
          </table:table-cell>
          <table:table-cell table:number-columns-repeated="16380"/>
        </table:table-row>
        <table:table-row table:style-name="ro3">
          <table:table-cell office:value-type="float" office:value="11.74" table:style-name="ce1">
            <text:p>11.74</text:p>
          </table:table-cell>
          <table:table-cell office:value-type="float" office:value="-6.5063999999999997E-2" table:style-name="ce1">
            <text:p>-0.065064</text:p>
          </table:table-cell>
          <table:table-cell office:value-type="float" office:value="-0.21373200000000001" table:style-name="ce7">
            <text:p>-0.213732</text:p>
          </table:table-cell>
          <table:table-cell office:value-type="float" office:value="-5.3127000000000001E-2" table:style-name="ce7">
            <text:p>-0.053127</text:p>
          </table:table-cell>
          <table:table-cell table:number-columns-repeated="16380"/>
        </table:table-row>
        <table:table-row table:style-name="ro3">
          <table:table-cell office:value-type="float" office:value="11.76" table:style-name="ce1">
            <text:p>11.76</text:p>
          </table:table-cell>
          <table:table-cell office:value-type="float" office:value="-6.5763000000000002E-2" table:style-name="ce1">
            <text:p>-0.065763</text:p>
          </table:table-cell>
          <table:table-cell office:value-type="float" office:value="-0.21854199999999999" table:style-name="ce7">
            <text:p>-0.218542</text:p>
          </table:table-cell>
          <table:table-cell office:value-type="float" office:value="-4.4824000000000003E-2" table:style-name="ce7">
            <text:p>-0.044824</text:p>
          </table:table-cell>
          <table:table-cell table:number-columns-repeated="16380"/>
        </table:table-row>
        <table:table-row table:style-name="ro3">
          <table:table-cell office:value-type="float" office:value="11.78" table:style-name="ce1">
            <text:p>11.78</text:p>
          </table:table-cell>
          <table:table-cell office:value-type="float" office:value="-6.6112000000000004E-2" table:style-name="ce1">
            <text:p>-0.066112</text:p>
          </table:table-cell>
          <table:table-cell office:value-type="float" office:value="-0.22230900000000001" table:style-name="ce7">
            <text:p>-0.222309</text:p>
          </table:table-cell>
          <table:table-cell office:value-type="float" office:value="-3.6656000000000001E-2" table:style-name="ce7">
            <text:p>-0.036656</text:p>
          </table:table-cell>
          <table:table-cell table:number-columns-repeated="16380"/>
        </table:table-row>
        <table:table-row table:style-name="ro3">
          <table:table-cell office:value-type="float" office:value="11.8" table:style-name="ce1">
            <text:p>11.8</text:p>
          </table:table-cell>
          <table:table-cell office:value-type="float" office:value="-6.6136E-2" table:style-name="ce1">
            <text:p>-0.066136</text:p>
          </table:table-cell>
          <table:table-cell office:value-type="float" office:value="-0.22506999999999999" table:style-name="ce7">
            <text:p>-0.22507</text:p>
          </table:table-cell>
          <table:table-cell office:value-type="float" office:value="-2.8680000000000001E-2" table:style-name="ce7">
            <text:p>-0.02868</text:p>
          </table:table-cell>
          <table:table-cell table:number-columns-repeated="16380"/>
        </table:table-row>
        <table:table-row table:style-name="ro3">
          <table:table-cell office:value-type="float" office:value="11.82" table:style-name="ce1">
            <text:p>11.82</text:p>
          </table:table-cell>
          <table:table-cell office:value-type="float" office:value="-6.5866999999999995E-2" table:style-name="ce1">
            <text:p>-0.065867</text:p>
          </table:table-cell>
          <table:table-cell office:value-type="float" office:value="-0.22686899999999999" table:style-name="ce7">
            <text:p>-0.226869</text:p>
          </table:table-cell>
          <table:table-cell office:value-type="float" office:value="-2.0944000000000001E-2" table:style-name="ce7">
            <text:p>-0.020944</text:p>
          </table:table-cell>
          <table:table-cell table:number-columns-repeated="16380"/>
        </table:table-row>
        <table:table-row table:style-name="ro3">
          <table:table-cell office:value-type="float" office:value="11.84" table:style-name="ce1">
            <text:p>11.84</text:p>
          </table:table-cell>
          <table:table-cell office:value-type="float" office:value="-6.5335000000000004E-2" table:style-name="ce1">
            <text:p>-0.065335</text:p>
          </table:table-cell>
          <table:table-cell office:value-type="float" office:value="-0.22775500000000001" table:style-name="ce7">
            <text:p>-0.227755</text:p>
          </table:table-cell>
          <table:table-cell office:value-type="float" office:value="-1.3488999999999999E-2" table:style-name="ce7">
            <text:p>-0.013489</text:p>
          </table:table-cell>
          <table:table-cell table:number-columns-repeated="16380"/>
        </table:table-row>
        <table:table-row table:style-name="ro3">
          <table:table-cell office:value-type="float" office:value="11.86" table:style-name="ce1">
            <text:p>11.86</text:p>
          </table:table-cell>
          <table:table-cell office:value-type="float" office:value="-6.4571000000000003E-2" table:style-name="ce1">
            <text:p>-0.064571</text:p>
          </table:table-cell>
          <table:table-cell office:value-type="float" office:value="-0.22777900000000001" table:style-name="ce7">
            <text:p>-0.227779</text:p>
          </table:table-cell>
          <table:table-cell office:value-type="float" office:value="-6.3470000000000002E-3" table:style-name="ce7">
            <text:p>-0.006347</text:p>
          </table:table-cell>
          <table:table-cell table:number-columns-repeated="16380"/>
        </table:table-row>
        <table:table-row table:style-name="ro3">
          <table:table-cell office:value-type="float" office:value="11.88" table:style-name="ce1">
            <text:p>11.88</text:p>
          </table:table-cell>
          <table:table-cell office:value-type="float" office:value="-6.3607999999999998E-2" table:style-name="ce1">
            <text:p>-0.063608</text:p>
          </table:table-cell>
          <table:table-cell office:value-type="float" office:value="-0.22699800000000001" table:style-name="ce7">
            <text:p>-0.226998</text:p>
          </table:table-cell>
          <table:table-cell office:value-type="float" office:value="4.5899999999999999E-4" table:style-name="ce7">
            <text:p>0.000459</text:p>
          </table:table-cell>
          <table:table-cell table:number-columns-repeated="16380"/>
        </table:table-row>
        <table:table-row table:style-name="ro3">
          <table:table-cell office:value-type="float" office:value="11.9" table:style-name="ce1">
            <text:p>11.9</text:p>
          </table:table-cell>
          <table:table-cell office:value-type="float" office:value="-6.2477999999999999E-2" table:style-name="ce1">
            <text:p>-0.062478</text:p>
          </table:table-cell>
          <table:table-cell office:value-type="float" office:value="-0.225469" table:style-name="ce7">
            <text:p>-0.225469</text:p>
          </table:table-cell>
          <table:table-cell office:value-type="float" office:value="6.9150000000000001E-3" table:style-name="ce7">
            <text:p>0.006915</text:p>
          </table:table-cell>
          <table:table-cell table:number-columns-repeated="16380"/>
        </table:table-row>
        <table:table-row table:style-name="ro3">
          <table:table-cell office:value-type="float" office:value="11.92" table:style-name="ce1">
            <text:p>11.92</text:p>
          </table:table-cell>
          <table:table-cell office:value-type="float" office:value="-6.1210000000000001E-2" table:style-name="ce1">
            <text:p>-0.06121</text:p>
          </table:table-cell>
          <table:table-cell office:value-type="float" office:value="-0.223247" table:style-name="ce7">
            <text:p>-0.223247</text:p>
          </table:table-cell>
          <table:table-cell office:value-type="float" office:value="1.3014E-2" table:style-name="ce7">
            <text:p>0.013014</text:p>
          </table:table-cell>
          <table:table-cell table:number-columns-repeated="16380"/>
        </table:table-row>
        <table:table-row table:style-name="ro3">
          <table:table-cell office:value-type="float" office:value="11.94" table:style-name="ce1">
            <text:p>11.94</text:p>
          </table:table-cell>
          <table:table-cell office:value-type="float" office:value="-5.9833999999999998E-2" table:style-name="ce1">
            <text:p>-0.059834</text:p>
          </table:table-cell>
          <table:table-cell office:value-type="float" office:value="-0.22039" table:style-name="ce7">
            <text:p>-0.22039</text:p>
          </table:table-cell>
          <table:table-cell office:value-type="float" office:value="1.8756999999999999E-2" table:style-name="ce7">
            <text:p>0.018757</text:p>
          </table:table-cell>
          <table:table-cell table:number-columns-repeated="16380"/>
        </table:table-row>
        <table:table-row table:style-name="ro3">
          <table:table-cell office:value-type="float" office:value="11.96" table:style-name="ce1">
            <text:p>11.96</text:p>
          </table:table-cell>
          <table:table-cell office:value-type="float" office:value="-5.8375000000000003E-2" table:style-name="ce1">
            <text:p>-0.058375</text:p>
          </table:table-cell>
          <table:table-cell office:value-type="float" office:value="-0.216949" table:style-name="ce7">
            <text:p>-0.216949</text:p>
          </table:table-cell>
          <table:table-cell office:value-type="float" office:value="2.4153000000000001E-2" table:style-name="ce7">
            <text:p>0.024153</text:p>
          </table:table-cell>
          <table:table-cell table:number-columns-repeated="16380"/>
        </table:table-row>
        <table:table-row table:style-name="ro3">
          <table:table-cell office:value-type="float" office:value="11.98" table:style-name="ce1">
            <text:p>11.98</text:p>
          </table:table-cell>
          <table:table-cell office:value-type="float" office:value="-5.6855999999999997E-2" table:style-name="ce1">
            <text:p>-0.056856</text:p>
          </table:table-cell>
          <table:table-cell office:value-type="float" office:value="-0.212977" table:style-name="ce7">
            <text:p>-0.212977</text:p>
          </table:table-cell>
          <table:table-cell office:value-type="float" office:value="2.9215999999999999E-2" table:style-name="ce7">
            <text:p>0.029216</text:p>
          </table:table-cell>
          <table:table-cell table:number-columns-repeated="16380"/>
        </table:table-row>
        <table:table-row table:style-name="ro3">
          <table:table-cell office:value-type="float" office:value="12" table:style-name="ce1">
            <text:p>12</text:p>
          </table:table-cell>
          <table:table-cell office:value-type="float" office:value="-5.5296999999999999E-2" table:style-name="ce1">
            <text:p>-0.055297</text:p>
          </table:table-cell>
          <table:table-cell office:value-type="float" office:value="-0.20852000000000001" table:style-name="ce7">
            <text:p>-0.20852</text:p>
          </table:table-cell>
          <table:table-cell office:value-type="float" office:value="3.3966000000000003E-2" table:style-name="ce7">
            <text:p>0.033966</text:p>
          </table:table-cell>
          <table:table-cell table:number-columns-repeated="16380"/>
        </table:table-row>
        <table:table-row table:style-name="ro3">
          <table:table-cell office:value-type="float" office:value="12.02" table:style-name="ce1">
            <text:p>12.02</text:p>
          </table:table-cell>
          <table:table-cell office:value-type="float" office:value="-5.3713999999999998E-2" table:style-name="ce1">
            <text:p>-0.053714</text:p>
          </table:table-cell>
          <table:table-cell office:value-type="float" office:value="-0.20361799999999999" table:style-name="ce7">
            <text:p>-0.203618</text:p>
          </table:table-cell>
          <table:table-cell office:value-type="float" office:value="3.8427000000000003E-2" table:style-name="ce7">
            <text:p>0.038427</text:p>
          </table:table-cell>
          <table:table-cell table:number-columns-repeated="16380"/>
        </table:table-row>
        <table:table-row table:style-name="ro3">
          <table:table-cell office:value-type="float" office:value="12.04" table:style-name="ce1">
            <text:p>12.04</text:p>
          </table:table-cell>
          <table:table-cell office:value-type="float" office:value="-5.212E-2" table:style-name="ce1">
            <text:p>-0.05212</text:p>
          </table:table-cell>
          <table:table-cell office:value-type="float" office:value="-0.19830900000000001" table:style-name="ce7">
            <text:p>-0.198309</text:p>
          </table:table-cell>
          <table:table-cell office:value-type="float" office:value="4.2625000000000003E-2" table:style-name="ce7">
            <text:p>0.042625</text:p>
          </table:table-cell>
          <table:table-cell table:number-columns-repeated="16380"/>
        </table:table-row>
        <table:table-row table:style-name="ro3">
          <table:table-cell office:value-type="float" office:value="12.06" table:style-name="ce1">
            <text:p>12.06</text:p>
          </table:table-cell>
          <table:table-cell office:value-type="float" office:value="-5.0521999999999997E-2" table:style-name="ce1">
            <text:p>-0.050522</text:p>
          </table:table-cell>
          <table:table-cell office:value-type="float" office:value="-0.19262399999999999" table:style-name="ce7">
            <text:p>-0.192624</text:p>
          </table:table-cell>
          <table:table-cell office:value-type="float" office:value="4.6592000000000001E-2" table:style-name="ce7">
            <text:p>0.046592</text:p>
          </table:table-cell>
          <table:table-cell table:number-columns-repeated="16380"/>
        </table:table-row>
        <table:table-row table:style-name="ro3">
          <table:table-cell office:value-type="float" office:value="12.08" table:style-name="ce1">
            <text:p>12.08</text:p>
          </table:table-cell>
          <table:table-cell office:value-type="float" office:value="-4.8925999999999997E-2" table:style-name="ce1">
            <text:p>-0.048926</text:p>
          </table:table-cell>
          <table:table-cell office:value-type="float" office:value="-0.186588" table:style-name="ce7">
            <text:p>-0.186588</text:p>
          </table:table-cell>
          <table:table-cell office:value-type="float" office:value="5.0355999999999998E-2" table:style-name="ce7">
            <text:p>0.050356</text:p>
          </table:table-cell>
          <table:table-cell table:number-columns-repeated="16380"/>
        </table:table-row>
        <table:table-row table:style-name="ro3">
          <table:table-cell office:value-type="float" office:value="12.1" table:style-name="ce1">
            <text:p>12.1</text:p>
          </table:table-cell>
          <table:table-cell office:value-type="float" office:value="-4.7330999999999998E-2" table:style-name="ce1">
            <text:p>-0.047331</text:p>
          </table:table-cell>
          <table:table-cell office:value-type="float" office:value="-0.18022199999999999" table:style-name="ce7">
            <text:p>-0.180222</text:p>
          </table:table-cell>
          <table:table-cell office:value-type="float" office:value="5.3948999999999997E-2" table:style-name="ce7">
            <text:p>0.053949</text:p>
          </table:table-cell>
          <table:table-cell table:number-columns-repeated="16380"/>
        </table:table-row>
        <table:table-row table:style-name="ro3">
          <table:table-cell office:value-type="float" office:value="12.12" table:style-name="ce1">
            <text:p>12.12</text:p>
          </table:table-cell>
          <table:table-cell office:value-type="float" office:value="-4.5735999999999999E-2" table:style-name="ce1">
            <text:p>-0.045736</text:p>
          </table:table-cell>
          <table:table-cell office:value-type="float" office:value="-0.173538" table:style-name="ce7">
            <text:p>-0.173538</text:p>
          </table:table-cell>
          <table:table-cell office:value-type="float" office:value="5.7401000000000001E-2" table:style-name="ce7">
            <text:p>0.057401</text:p>
          </table:table-cell>
          <table:table-cell table:number-columns-repeated="16380"/>
        </table:table-row>
        <table:table-row table:style-name="ro3">
          <table:table-cell office:value-type="float" office:value="12.14" table:style-name="ce1">
            <text:p>12.14</text:p>
          </table:table-cell>
          <table:table-cell office:value-type="float" office:value="-4.4131999999999998E-2" table:style-name="ce1">
            <text:p>-0.044132</text:p>
          </table:table-cell>
          <table:table-cell office:value-type="float" office:value="-0.166547" table:style-name="ce7">
            <text:p>-0.166547</text:p>
          </table:table-cell>
          <table:table-cell office:value-type="float" office:value="6.0738E-2" table:style-name="ce7">
            <text:p>0.060738</text:p>
          </table:table-cell>
          <table:table-cell table:number-columns-repeated="16380"/>
        </table:table-row>
        <table:table-row table:style-name="ro3">
          <table:table-cell office:value-type="float" office:value="12.16" table:style-name="ce1">
            <text:p>12.16</text:p>
          </table:table-cell>
          <table:table-cell office:value-type="float" office:value="-4.2512000000000001E-2" table:style-name="ce1">
            <text:p>-0.042512</text:p>
          </table:table-cell>
          <table:table-cell office:value-type="float" office:value="-0.159252" table:style-name="ce7">
            <text:p>-0.159252</text:p>
          </table:table-cell>
          <table:table-cell office:value-type="float" office:value="6.3986000000000001E-2" table:style-name="ce7">
            <text:p>0.063986</text:p>
          </table:table-cell>
          <table:table-cell table:number-columns-repeated="16380"/>
        </table:table-row>
        <table:table-row table:style-name="ro3">
          <table:table-cell office:value-type="float" office:value="12.18" table:style-name="ce1">
            <text:p>12.18</text:p>
          </table:table-cell>
          <table:table-cell office:value-type="float" office:value="-4.0862000000000002E-2" table:style-name="ce1">
            <text:p>-0.040862</text:p>
          </table:table-cell>
          <table:table-cell office:value-type="float" office:value="-0.15165300000000001" table:style-name="ce7">
            <text:p>-0.151653</text:p>
          </table:table-cell>
          <table:table-cell office:value-type="float" office:value="6.7165000000000002E-2" table:style-name="ce7">
            <text:p>0.067165</text:p>
          </table:table-cell>
          <table:table-cell table:number-columns-repeated="16380"/>
        </table:table-row>
        <table:table-row table:style-name="ro3">
          <table:table-cell office:value-type="float" office:value="12.2" table:style-name="ce1">
            <text:p>12.2</text:p>
          </table:table-cell>
          <table:table-cell office:value-type="float" office:value="-3.9168000000000001E-2" table:style-name="ce1">
            <text:p>-0.039168</text:p>
          </table:table-cell>
          <table:table-cell office:value-type="float" office:value="-0.14374700000000001" table:style-name="ce7">
            <text:p>-0.143747</text:p>
          </table:table-cell>
          <table:table-cell office:value-type="float" office:value="7.0291000000000006E-2" table:style-name="ce7">
            <text:p>0.070291</text:p>
          </table:table-cell>
          <table:table-cell table:number-columns-repeated="16380"/>
        </table:table-row>
        <table:table-row table:style-name="ro3">
          <table:table-cell office:value-type="float" office:value="12.22" table:style-name="ce1">
            <text:p>12.22</text:p>
          </table:table-cell>
          <table:table-cell office:value-type="float" office:value="-3.7414999999999997E-2" table:style-name="ce1">
            <text:p>-0.037415</text:p>
          </table:table-cell>
          <table:table-cell office:value-type="float" office:value="-0.13552900000000001" table:style-name="ce7">
            <text:p>-0.135529</text:p>
          </table:table-cell>
          <table:table-cell office:value-type="float" office:value="7.3376999999999998E-2" table:style-name="ce7">
            <text:p>0.073377</text:p>
          </table:table-cell>
          <table:table-cell table:number-columns-repeated="16380"/>
        </table:table-row>
        <table:table-row table:style-name="ro3">
          <table:table-cell office:value-type="float" office:value="12.24" table:style-name="ce1">
            <text:p>12.24</text:p>
          </table:table-cell>
          <table:table-cell office:value-type="float" office:value="-3.5587000000000001E-2" table:style-name="ce1">
            <text:p>-0.035587</text:p>
          </table:table-cell>
          <table:table-cell office:value-type="float" office:value="-0.12698899999999999" table:style-name="ce7">
            <text:p>-0.126989</text:p>
          </table:table-cell>
          <table:table-cell office:value-type="float" office:value="7.6426999999999995E-2" table:style-name="ce7">
            <text:p>0.076427</text:p>
          </table:table-cell>
          <table:table-cell table:number-columns-repeated="16380"/>
        </table:table-row>
        <table:table-row table:style-name="ro3">
          <table:table-cell office:value-type="float" office:value="12.26" table:style-name="ce1">
            <text:p>12.26</text:p>
          </table:table-cell>
          <table:table-cell office:value-type="float" office:value="-3.3665E-2" table:style-name="ce1">
            <text:p>-0.033665</text:p>
          </table:table-cell>
          <table:table-cell office:value-type="float" office:value="-0.118121" table:style-name="ce7">
            <text:p>-0.118121</text:p>
          </table:table-cell>
          <table:table-cell office:value-type="float" office:value="7.9443E-2" table:style-name="ce7">
            <text:p>0.079443</text:p>
          </table:table-cell>
          <table:table-cell table:number-columns-repeated="16380"/>
        </table:table-row>
        <table:table-row table:style-name="ro3">
          <table:table-cell office:value-type="float" office:value="12.28" table:style-name="ce1">
            <text:p>12.28</text:p>
          </table:table-cell>
          <table:table-cell office:value-type="float" office:value="-3.1635000000000003E-2" table:style-name="ce1">
            <text:p>-0.031635</text:p>
          </table:table-cell>
          <table:table-cell office:value-type="float" office:value="-0.108915" table:style-name="ce7">
            <text:p>-0.108915</text:p>
          </table:table-cell>
          <table:table-cell office:value-type="float" office:value="8.2419999999999993E-2" table:style-name="ce7">
            <text:p>0.08242</text:p>
          </table:table-cell>
          <table:table-cell table:number-columns-repeated="16380"/>
        </table:table-row>
        <table:table-row table:style-name="ro3">
          <table:table-cell office:value-type="float" office:value="12.3" table:style-name="ce1">
            <text:p>12.3</text:p>
          </table:table-cell>
          <table:table-cell office:value-type="float" office:value="-2.9478000000000001E-2" table:style-name="ce1">
            <text:p>-0.029478</text:p>
          </table:table-cell>
          <table:table-cell office:value-type="float" office:value="-9.9364999999999995E-2" table:style-name="ce7">
            <text:p>-0.099365</text:p>
          </table:table-cell>
          <table:table-cell office:value-type="float" office:value="8.5346000000000005E-2" table:style-name="ce7">
            <text:p>0.085346</text:p>
          </table:table-cell>
          <table:table-cell table:number-columns-repeated="16380"/>
        </table:table-row>
        <table:table-row table:style-name="ro3">
          <table:table-cell office:value-type="float" office:value="12.32" table:style-name="ce1">
            <text:p>12.32</text:p>
          </table:table-cell>
          <table:table-cell office:value-type="float" office:value="-2.7182000000000001E-2" table:style-name="ce1">
            <text:p>-0.027182</text:p>
          </table:table-cell>
          <table:table-cell office:value-type="float" office:value="-8.9464000000000002E-2" table:style-name="ce7">
            <text:p>-0.089464</text:p>
          </table:table-cell>
          <table:table-cell office:value-type="float" office:value="8.8206000000000007E-2" table:style-name="ce7">
            <text:p>0.088206</text:p>
          </table:table-cell>
          <table:table-cell table:number-columns-repeated="16380"/>
        </table:table-row>
        <table:table-row table:style-name="ro3">
          <table:table-cell office:value-type="float" office:value="12.34" table:style-name="ce1">
            <text:p>12.34</text:p>
          </table:table-cell>
          <table:table-cell office:value-type="float" office:value="-2.4733000000000002E-2" table:style-name="ce1">
            <text:p>-0.024733</text:p>
          </table:table-cell>
          <table:table-cell office:value-type="float" office:value="-7.9211000000000004E-2" table:style-name="ce7">
            <text:p>-0.079211</text:p>
          </table:table-cell>
          <table:table-cell office:value-type="float" office:value="9.0977000000000002E-2" table:style-name="ce7">
            <text:p>0.090977</text:p>
          </table:table-cell>
          <table:table-cell table:number-columns-repeated="16380"/>
        </table:table-row>
        <table:table-row table:style-name="ro3">
          <table:table-cell office:value-type="float" office:value="12.36" table:style-name="ce1">
            <text:p>12.36</text:p>
          </table:table-cell>
          <table:table-cell office:value-type="float" office:value="-2.2121999999999999E-2" table:style-name="ce1">
            <text:p>-0.022122</text:p>
          </table:table-cell>
          <table:table-cell office:value-type="float" office:value="-6.8606E-2" table:style-name="ce7">
            <text:p>-0.068606</text:p>
          </table:table-cell>
          <table:table-cell office:value-type="float" office:value="9.3634999999999996E-2" table:style-name="ce7">
            <text:p>0.093635</text:p>
          </table:table-cell>
          <table:table-cell table:number-columns-repeated="16380"/>
        </table:table-row>
        <table:table-row table:style-name="ro3">
          <table:table-cell office:value-type="float" office:value="12.38" table:style-name="ce1">
            <text:p>12.38</text:p>
          </table:table-cell>
          <table:table-cell office:value-type="float" office:value="-1.9341000000000001E-2" table:style-name="ce1">
            <text:p>-0.019341</text:p>
          </table:table-cell>
          <table:table-cell office:value-type="float" office:value="-5.7655999999999999E-2" table:style-name="ce7">
            <text:p>-0.057656</text:p>
          </table:table-cell>
          <table:table-cell office:value-type="float" office:value="9.6149999999999999E-2" table:style-name="ce7">
            <text:p>0.09615</text:p>
          </table:table-cell>
          <table:table-cell table:number-columns-repeated="16380"/>
        </table:table-row>
        <table:table-row table:style-name="ro3">
          <table:table-cell office:value-type="float" office:value="12.4" table:style-name="ce1">
            <text:p>12.4</text:p>
          </table:table-cell>
          <table:table-cell office:value-type="float" office:value="-1.6386999999999999E-2" table:style-name="ce1">
            <text:p>-0.016387</text:p>
          </table:table-cell>
          <table:table-cell office:value-type="float" office:value="-4.6370000000000001E-2" table:style-name="ce7">
            <text:p>-0.04637</text:p>
          </table:table-cell>
          <table:table-cell office:value-type="float" office:value="9.8487000000000005E-2" table:style-name="ce7">
            <text:p>0.098487</text:p>
          </table:table-cell>
          <table:table-cell table:number-columns-repeated="16380"/>
        </table:table-row>
        <table:table-row table:style-name="ro3">
          <table:table-cell office:value-type="float" office:value="12.42" table:style-name="ce1">
            <text:p>12.42</text:p>
          </table:table-cell>
          <table:table-cell office:value-type="float" office:value="-1.3259E-2" table:style-name="ce1">
            <text:p>-0.013259</text:p>
          </table:table-cell>
          <table:table-cell office:value-type="float" office:value="-3.4765999999999998E-2" table:style-name="ce7">
            <text:p>-0.034766</text:p>
          </table:table-cell>
          <table:table-cell office:value-type="float" office:value="0.10061199999999999" table:style-name="ce7">
            <text:p>0.100612</text:p>
          </table:table-cell>
          <table:table-cell table:number-columns-repeated="16380"/>
        </table:table-row>
        <table:table-row table:style-name="ro3">
          <table:table-cell office:value-type="float" office:value="12.44" table:style-name="ce1">
            <text:p>12.44</text:p>
          </table:table-cell>
          <table:table-cell office:value-type="float" office:value="-9.9600000000000001E-3" table:style-name="ce1">
            <text:p>-0.00996</text:p>
          </table:table-cell>
          <table:table-cell office:value-type="float" office:value="-2.2863999999999999E-2" table:style-name="ce7">
            <text:p>-0.022864</text:p>
          </table:table-cell>
          <table:table-cell office:value-type="float" office:value="0.102488" table:style-name="ce7">
            <text:p>0.102488</text:p>
          </table:table-cell>
          <table:table-cell table:number-columns-repeated="16380"/>
        </table:table-row>
        <table:table-row table:style-name="ro3">
          <table:table-cell office:value-type="float" office:value="12.46" table:style-name="ce1">
            <text:p>12.46</text:p>
          </table:table-cell>
          <table:table-cell office:value-type="float" office:value="-6.4970000000000002E-3" table:style-name="ce1">
            <text:p>-0.006497</text:p>
          </table:table-cell>
          <table:table-cell office:value-type="float" office:value="-1.0692999999999999E-2" table:style-name="ce7">
            <text:p>-0.010693</text:p>
          </table:table-cell>
          <table:table-cell office:value-type="float" office:value="0.104077" table:style-name="ce7">
            <text:p>0.104077</text:p>
          </table:table-cell>
          <table:table-cell table:number-columns-repeated="16380"/>
        </table:table-row>
        <table:table-row table:style-name="ro3">
          <table:table-cell office:value-type="float" office:value="12.48" table:style-name="ce1">
            <text:p>12.48</text:p>
          </table:table-cell>
          <table:table-cell office:value-type="float" office:value="-2.882E-3" table:style-name="ce1">
            <text:p>-0.002882</text:p>
          </table:table-cell>
          <table:table-cell office:value-type="float" office:value="1.7129999999999999E-3" table:style-name="ce7">
            <text:p>0.001713</text:p>
          </table:table-cell>
          <table:table-cell office:value-type="float" office:value="0.10534200000000001" table:style-name="ce7">
            <text:p>0.105342</text:p>
          </table:table-cell>
          <table:table-cell table:number-columns-repeated="16380"/>
        </table:table-row>
        <table:table-row table:style-name="ro3">
          <table:table-cell office:value-type="float" office:value="12.5" table:style-name="ce1">
            <text:p>12.5</text:p>
          </table:table-cell>
          <table:table-cell office:value-type="float" office:value="8.7100000000000003E-4" table:style-name="ce1">
            <text:p>0.000871</text:p>
          </table:table-cell>
          <table:table-cell office:value-type="float" office:value="1.4315E-2" table:style-name="ce7">
            <text:p>0.014315</text:p>
          </table:table-cell>
          <table:table-cell office:value-type="float" office:value="0.10624500000000001" table:style-name="ce7">
            <text:p>0.106245</text:p>
          </table:table-cell>
          <table:table-cell table:number-columns-repeated="16380"/>
        </table:table-row>
        <table:table-row table:style-name="ro3">
          <table:table-cell office:value-type="float" office:value="12.52" table:style-name="ce1">
            <text:p>12.52</text:p>
          </table:table-cell>
          <table:table-cell office:value-type="float" office:value="4.744E-3" table:style-name="ce1">
            <text:p>0.004744</text:p>
          </table:table-cell>
          <table:table-cell office:value-type="float" office:value="2.7066E-2" table:style-name="ce7">
            <text:p>0.027066</text:p>
          </table:table-cell>
          <table:table-cell office:value-type="float" office:value="0.106754" table:style-name="ce7">
            <text:p>0.106754</text:p>
          </table:table-cell>
          <table:table-cell table:number-columns-repeated="16380"/>
        </table:table-row>
        <table:table-row table:style-name="ro3">
          <table:table-cell office:value-type="float" office:value="12.54" table:style-name="ce1">
            <text:p>12.54</text:p>
          </table:table-cell>
          <table:table-cell office:value-type="float" office:value="8.7150000000000005E-3" table:style-name="ce1">
            <text:p>0.008715</text:p>
          </table:table-cell>
          <table:table-cell office:value-type="float" office:value="3.9914999999999999E-2" table:style-name="ce7">
            <text:p>0.039915</text:p>
          </table:table-cell>
          <table:table-cell office:value-type="float" office:value="0.106836" table:style-name="ce7">
            <text:p>0.106836</text:p>
          </table:table-cell>
          <table:table-cell table:number-columns-repeated="16380"/>
        </table:table-row>
        <table:table-row table:style-name="ro3">
          <table:table-cell office:value-type="float" office:value="12.56" table:style-name="ce1">
            <text:p>12.56</text:p>
          </table:table-cell>
          <table:table-cell office:value-type="float" office:value="1.2760000000000001E-2" table:style-name="ce1">
            <text:p>0.01276</text:p>
          </table:table-cell>
          <table:table-cell office:value-type="float" office:value="5.2807E-2" table:style-name="ce7">
            <text:p>0.052807</text:p>
          </table:table-cell>
          <table:table-cell office:value-type="float" office:value="0.106464" table:style-name="ce7">
            <text:p>0.106464</text:p>
          </table:table-cell>
          <table:table-cell table:number-columns-repeated="16380"/>
        </table:table-row>
        <table:table-row table:style-name="ro3">
          <table:table-cell office:value-type="float" office:value="12.58" table:style-name="ce1">
            <text:p>12.58</text:p>
          </table:table-cell>
          <table:table-cell office:value-type="float" office:value="1.6851000000000001E-2" table:style-name="ce1">
            <text:p>0.016851</text:p>
          </table:table-cell>
          <table:table-cell office:value-type="float" office:value="6.5681000000000003E-2" table:style-name="ce7">
            <text:p>0.065681</text:p>
          </table:table-cell>
          <table:table-cell office:value-type="float" office:value="0.105616" table:style-name="ce7">
            <text:p>0.105616</text:p>
          </table:table-cell>
          <table:table-cell table:number-columns-repeated="16380"/>
        </table:table-row>
        <table:table-row table:style-name="ro3">
          <table:table-cell office:value-type="float" office:value="12.6" table:style-name="ce1">
            <text:p>12.6</text:p>
          </table:table-cell>
          <table:table-cell office:value-type="float" office:value="2.0958999999999998E-2" table:style-name="ce1">
            <text:p>0.020959</text:p>
          </table:table-cell>
          <table:table-cell office:value-type="float" office:value="7.8474000000000002E-2" table:style-name="ce7">
            <text:p>0.078474</text:p>
          </table:table-cell>
          <table:table-cell office:value-type="float" office:value="0.104272" table:style-name="ce7">
            <text:p>0.104272</text:p>
          </table:table-cell>
          <table:table-cell table:number-columns-repeated="16380"/>
        </table:table-row>
        <table:table-row table:style-name="ro3">
          <table:table-cell office:value-type="float" office:value="12.62" table:style-name="ce1">
            <text:p>12.62</text:p>
          </table:table-cell>
          <table:table-cell office:value-type="float" office:value="2.5054E-2" table:style-name="ce1">
            <text:p>0.025054</text:p>
          </table:table-cell>
          <table:table-cell office:value-type="float" office:value="9.1117000000000004E-2" table:style-name="ce7">
            <text:p>0.091117</text:p>
          </table:table-cell>
          <table:table-cell office:value-type="float" office:value="0.10242" table:style-name="ce7">
            <text:p>0.10242</text:p>
          </table:table-cell>
          <table:table-cell table:number-columns-repeated="16380"/>
        </table:table-row>
        <table:table-row table:style-name="ro3">
          <table:table-cell office:value-type="float" office:value="12.64" table:style-name="ce1">
            <text:p>12.64</text:p>
          </table:table-cell>
          <table:table-cell office:value-type="float" office:value="2.9103E-2" table:style-name="ce1">
            <text:p>0.029103</text:p>
          </table:table-cell>
          <table:table-cell office:value-type="float" office:value="0.103544" table:style-name="ce7">
            <text:p>0.103544</text:p>
          </table:table-cell>
          <table:table-cell office:value-type="float" office:value="0.100054" table:style-name="ce7">
            <text:p>0.100054</text:p>
          </table:table-cell>
          <table:table-cell table:number-columns-repeated="16380"/>
        </table:table-row>
        <table:table-row table:style-name="ro3">
          <table:table-cell office:value-type="float" office:value="12.66" table:style-name="ce1">
            <text:p>12.66</text:p>
          </table:table-cell>
          <table:table-cell office:value-type="float" office:value="3.3072999999999998E-2" table:style-name="ce1">
            <text:p>0.033073</text:p>
          </table:table-cell>
          <table:table-cell office:value-type="float" office:value="0.115685" table:style-name="ce7">
            <text:p>0.115685</text:p>
          </table:table-cell>
          <table:table-cell office:value-type="float" office:value="9.7171999999999994E-2" table:style-name="ce7">
            <text:p>0.097172</text:p>
          </table:table-cell>
          <table:table-cell table:number-columns-repeated="16380"/>
        </table:table-row>
        <table:table-row table:style-name="ro3">
          <table:table-cell office:value-type="float" office:value="12.68" table:style-name="ce1">
            <text:p>12.68</text:p>
          </table:table-cell>
          <table:table-cell office:value-type="float" office:value="3.6934000000000002E-2" table:style-name="ce1">
            <text:p>0.036934</text:p>
          </table:table-cell>
          <table:table-cell office:value-type="float" office:value="0.127469" table:style-name="ce7">
            <text:p>0.127469</text:p>
          </table:table-cell>
          <table:table-cell office:value-type="float" office:value="9.3781000000000003E-2" table:style-name="ce7">
            <text:p>0.093781</text:p>
          </table:table-cell>
          <table:table-cell table:number-columns-repeated="16380"/>
        </table:table-row>
        <table:table-row table:style-name="ro3">
          <table:table-cell office:value-type="float" office:value="12.7" table:style-name="ce1">
            <text:p>12.7</text:p>
          </table:table-cell>
          <table:table-cell office:value-type="float" office:value="4.0651E-2" table:style-name="ce1">
            <text:p>0.040651</text:p>
          </table:table-cell>
          <table:table-cell office:value-type="float" office:value="0.13882900000000001" table:style-name="ce7">
            <text:p>0.138829</text:p>
          </table:table-cell>
          <table:table-cell office:value-type="float" office:value="8.9892E-2" table:style-name="ce7">
            <text:p>0.089892</text:p>
          </table:table-cell>
          <table:table-cell table:number-columns-repeated="16380"/>
        </table:table-row>
        <table:table-row table:style-name="ro3">
          <table:table-cell office:value-type="float" office:value="12.72" table:style-name="ce1">
            <text:p>12.72</text:p>
          </table:table-cell>
          <table:table-cell office:value-type="float" office:value="4.4195999999999999E-2" table:style-name="ce1">
            <text:p>0.044196</text:p>
          </table:table-cell>
          <table:table-cell office:value-type="float" office:value="0.149698" table:style-name="ce7">
            <text:p>0.149698</text:p>
          </table:table-cell>
          <table:table-cell office:value-type="float" office:value="8.5522000000000001E-2" table:style-name="ce7">
            <text:p>0.085522</text:p>
          </table:table-cell>
          <table:table-cell table:number-columns-repeated="16380"/>
        </table:table-row>
        <table:table-row table:style-name="ro3">
          <table:table-cell office:value-type="float" office:value="12.74" table:style-name="ce1">
            <text:p>12.74</text:p>
          </table:table-cell>
          <table:table-cell office:value-type="float" office:value="4.7538999999999998E-2" table:style-name="ce1">
            <text:p>0.047539</text:p>
          </table:table-cell>
          <table:table-cell office:value-type="float" office:value="0.16001099999999999" table:style-name="ce7">
            <text:p>0.160011</text:p>
          </table:table-cell>
          <table:table-cell office:value-type="float" office:value="8.0695000000000003E-2" table:style-name="ce7">
            <text:p>0.080695</text:p>
          </table:table-cell>
          <table:table-cell table:number-columns-repeated="16380"/>
        </table:table-row>
        <table:table-row table:style-name="ro3">
          <table:table-cell office:value-type="float" office:value="12.76" table:style-name="ce1">
            <text:p>12.76</text:p>
          </table:table-cell>
          <table:table-cell office:value-type="float" office:value="5.0653999999999998E-2" table:style-name="ce1">
            <text:p>0.050654</text:p>
          </table:table-cell>
          <table:table-cell office:value-type="float" office:value="0.169709" table:style-name="ce7">
            <text:p>0.169709</text:p>
          </table:table-cell>
          <table:table-cell office:value-type="float" office:value="7.5439000000000006E-2" table:style-name="ce7">
            <text:p>0.075439</text:p>
          </table:table-cell>
          <table:table-cell table:number-columns-repeated="16380"/>
        </table:table-row>
        <table:table-row table:style-name="ro3">
          <table:table-cell office:value-type="float" office:value="12.78" table:style-name="ce1">
            <text:p>12.78</text:p>
          </table:table-cell>
          <table:table-cell office:value-type="float" office:value="5.3517000000000002E-2" table:style-name="ce1">
            <text:p>0.053517</text:p>
          </table:table-cell>
          <table:table-cell office:value-type="float" office:value="0.178734" table:style-name="ce7">
            <text:p>0.178734</text:p>
          </table:table-cell>
          <table:table-cell office:value-type="float" office:value="6.9787000000000002E-2" table:style-name="ce7">
            <text:p>0.069787</text:p>
          </table:table-cell>
          <table:table-cell table:number-columns-repeated="16380"/>
        </table:table-row>
        <table:table-row table:style-name="ro3">
          <table:table-cell office:value-type="float" office:value="12.8" table:style-name="ce1">
            <text:p>12.8</text:p>
          </table:table-cell>
          <table:table-cell office:value-type="float" office:value="5.6106000000000003E-2" table:style-name="ce1">
            <text:p>0.056106</text:p>
          </table:table-cell>
          <table:table-cell office:value-type="float" office:value="0.18703600000000001" table:style-name="ce7">
            <text:p>0.187036</text:p>
          </table:table-cell>
          <table:table-cell office:value-type="float" office:value="6.3777E-2" table:style-name="ce7">
            <text:p>0.063777</text:p>
          </table:table-cell>
          <table:table-cell table:number-columns-repeated="16380"/>
        </table:table-row>
        <table:table-row table:style-name="ro3">
          <table:table-cell office:value-type="float" office:value="12.82" table:style-name="ce1">
            <text:p>12.82</text:p>
          </table:table-cell>
          <table:table-cell office:value-type="float" office:value="5.8406E-2" table:style-name="ce1">
            <text:p>0.058406</text:p>
          </table:table-cell>
          <table:table-cell office:value-type="float" office:value="0.19456999999999999" table:style-name="ce7">
            <text:p>0.19457</text:p>
          </table:table-cell>
          <table:table-cell office:value-type="float" office:value="5.7446999999999998E-2" table:style-name="ce7">
            <text:p>0.057447</text:p>
          </table:table-cell>
          <table:table-cell table:number-columns-repeated="16380"/>
        </table:table-row>
        <table:table-row table:style-name="ro3">
          <table:table-cell office:value-type="float" office:value="12.84" table:style-name="ce1">
            <text:p>12.84</text:p>
          </table:table-cell>
          <table:table-cell office:value-type="float" office:value="6.0401000000000003E-2" table:style-name="ce1">
            <text:p>0.060401</text:p>
          </table:table-cell>
          <table:table-cell office:value-type="float" office:value="0.201295" table:style-name="ce7">
            <text:p>0.201295</text:p>
          </table:table-cell>
          <table:table-cell office:value-type="float" office:value="5.0840999999999997E-2" table:style-name="ce7">
            <text:p>0.050841</text:p>
          </table:table-cell>
          <table:table-cell table:number-columns-repeated="16380"/>
        </table:table-row>
        <table:table-row table:style-name="ro3">
          <table:table-cell office:value-type="float" office:value="12.86" table:style-name="ce1">
            <text:p>12.86</text:p>
          </table:table-cell>
          <table:table-cell office:value-type="float" office:value="6.2080999999999997E-2" table:style-name="ce1">
            <text:p>0.062081</text:p>
          </table:table-cell>
          <table:table-cell office:value-type="float" office:value="0.207178" table:style-name="ce7">
            <text:p>0.207178</text:p>
          </table:table-cell>
          <table:table-cell office:value-type="float" office:value="4.4004000000000001E-2" table:style-name="ce7">
            <text:p>0.044004</text:p>
          </table:table-cell>
          <table:table-cell table:number-columns-repeated="16380"/>
        </table:table-row>
        <table:table-row table:style-name="ro3">
          <table:table-cell office:value-type="float" office:value="12.88" table:style-name="ce1">
            <text:p>12.88</text:p>
          </table:table-cell>
          <table:table-cell office:value-type="float" office:value="6.3440999999999997E-2" table:style-name="ce1">
            <text:p>0.063441</text:p>
          </table:table-cell>
          <table:table-cell office:value-type="float" office:value="0.21219199999999999" table:style-name="ce7">
            <text:p>0.212192</text:p>
          </table:table-cell>
          <table:table-cell office:value-type="float" office:value="3.6978999999999998E-2" table:style-name="ce7">
            <text:p>0.036979</text:p>
          </table:table-cell>
          <table:table-cell table:number-columns-repeated="16380"/>
        </table:table-row>
        <table:table-row table:style-name="ro3">
          <table:table-cell office:value-type="float" office:value="12.9" table:style-name="ce1">
            <text:p>12.9</text:p>
          </table:table-cell>
          <table:table-cell office:value-type="float" office:value="6.4477000000000007E-2" table:style-name="ce1">
            <text:p>0.064477</text:p>
          </table:table-cell>
          <table:table-cell office:value-type="float" office:value="0.21631700000000001" table:style-name="ce7">
            <text:p>0.216317</text:p>
          </table:table-cell>
          <table:table-cell office:value-type="float" office:value="2.9812999999999999E-2" table:style-name="ce7">
            <text:p>0.029813</text:p>
          </table:table-cell>
          <table:table-cell table:number-columns-repeated="16380"/>
        </table:table-row>
        <table:table-row table:style-name="ro3">
          <table:table-cell office:value-type="float" office:value="12.92" table:style-name="ce1">
            <text:p>12.92</text:p>
          </table:table-cell>
          <table:table-cell office:value-type="float" office:value="6.5189999999999998E-2" table:style-name="ce1">
            <text:p>0.06519</text:p>
          </table:table-cell>
          <table:table-cell office:value-type="float" office:value="0.21953700000000001" table:style-name="ce7">
            <text:p>0.219537</text:p>
          </table:table-cell>
          <table:table-cell office:value-type="float" office:value="2.2549E-2" table:style-name="ce7">
            <text:p>0.022549</text:p>
          </table:table-cell>
          <table:table-cell table:number-columns-repeated="16380"/>
        </table:table-row>
        <table:table-row table:style-name="ro3">
          <table:table-cell office:value-type="float" office:value="12.94" table:style-name="ce1">
            <text:p>12.94</text:p>
          </table:table-cell>
          <table:table-cell office:value-type="float" office:value="6.5586000000000005E-2" table:style-name="ce1">
            <text:p>0.065586</text:p>
          </table:table-cell>
          <table:table-cell office:value-type="float" office:value="0.22184599999999999" table:style-name="ce7">
            <text:p>0.221846</text:p>
          </table:table-cell>
          <table:table-cell office:value-type="float" office:value="1.5228999999999999E-2" table:style-name="ce7">
            <text:p>0.015229</text:p>
          </table:table-cell>
          <table:table-cell table:number-columns-repeated="16380"/>
        </table:table-row>
        <table:table-row table:style-name="ro3">
          <table:table-cell office:value-type="float" office:value="12.96" table:style-name="ce1">
            <text:p>12.96</text:p>
          </table:table-cell>
          <table:table-cell office:value-type="float" office:value="6.5671999999999994E-2" table:style-name="ce1">
            <text:p>0.065672</text:p>
          </table:table-cell>
          <table:table-cell office:value-type="float" office:value="0.22323999999999999" table:style-name="ce7">
            <text:p>0.22324</text:p>
          </table:table-cell>
          <table:table-cell office:value-type="float" office:value="7.8949999999999992E-3" table:style-name="ce7">
            <text:p>0.007895</text:p>
          </table:table-cell>
          <table:table-cell table:number-columns-repeated="16380"/>
        </table:table-row>
        <table:table-row table:style-name="ro3">
          <table:table-cell office:value-type="float" office:value="12.98" table:style-name="ce1">
            <text:p>12.98</text:p>
          </table:table-cell>
          <table:table-cell office:value-type="float" office:value="6.5458000000000002E-2" table:style-name="ce1">
            <text:p>0.065458</text:p>
          </table:table-cell>
          <table:table-cell office:value-type="float" office:value="0.22372400000000001" table:style-name="ce7">
            <text:p>0.223724</text:p>
          </table:table-cell>
          <table:table-cell office:value-type="float" office:value="5.8200000000000005E-4" table:style-name="ce7">
            <text:p>0.000582</text:p>
          </table:table-cell>
          <table:table-cell table:number-columns-repeated="16380"/>
        </table:table-row>
        <table:table-row table:style-name="ro3">
          <table:table-cell office:value-type="float" office:value="13" table:style-name="ce1">
            <text:p>13</text:p>
          </table:table-cell>
          <table:table-cell office:value-type="float" office:value="6.4958000000000002E-2" table:style-name="ce1">
            <text:p>0.064958</text:p>
          </table:table-cell>
          <table:table-cell office:value-type="float" office:value="0.223304" table:style-name="ce7">
            <text:p>0.223304</text:p>
          </table:table-cell>
          <table:table-cell office:value-type="float" office:value="-6.6769999999999998E-3" table:style-name="ce7">
            <text:p>-0.006677</text:p>
          </table:table-cell>
          <table:table-cell table:number-columns-repeated="16380"/>
        </table:table-row>
        <table:table-row table:style-name="ro3">
          <table:table-cell office:value-type="float" office:value="13.02" table:style-name="ce1">
            <text:p>13.02</text:p>
          </table:table-cell>
          <table:table-cell office:value-type="float" office:value="6.4186999999999994E-2" table:style-name="ce1">
            <text:p>0.064187</text:p>
          </table:table-cell>
          <table:table-cell office:value-type="float" office:value="0.221993" table:style-name="ce7">
            <text:p>0.221993</text:p>
          </table:table-cell>
          <table:table-cell office:value-type="float" office:value="-1.3849999999999999E-2" table:style-name="ce7">
            <text:p>-0.01385</text:p>
          </table:table-cell>
          <table:table-cell table:number-columns-repeated="16380"/>
        </table:table-row>
        <table:table-row table:style-name="ro3">
          <table:table-cell office:value-type="float" office:value="13.04" table:style-name="ce1">
            <text:p>13.04</text:p>
          </table:table-cell>
          <table:table-cell office:value-type="float" office:value="6.3159999999999994E-2" table:style-name="ce1">
            <text:p>0.06316</text:p>
          </table:table-cell>
          <table:table-cell office:value-type="float" office:value="0.219807" table:style-name="ce7">
            <text:p>0.219807</text:p>
          </table:table-cell>
          <table:table-cell office:value-type="float" office:value="-2.0915E-2" table:style-name="ce7">
            <text:p>-0.020915</text:p>
          </table:table-cell>
          <table:table-cell table:number-columns-repeated="16380"/>
        </table:table-row>
        <table:table-row table:style-name="ro3">
          <table:table-cell office:value-type="float" office:value="13.06" table:style-name="ce1">
            <text:p>13.06</text:p>
          </table:table-cell>
          <table:table-cell office:value-type="float" office:value="6.1897000000000001E-2" table:style-name="ce1">
            <text:p>0.061897</text:p>
          </table:table-cell>
          <table:table-cell office:value-type="float" office:value="0.21676400000000001" table:style-name="ce7">
            <text:p>0.216764</text:p>
          </table:table-cell>
          <table:table-cell office:value-type="float" office:value="-2.7848999999999999E-2" table:style-name="ce7">
            <text:p>-0.027849</text:p>
          </table:table-cell>
          <table:table-cell table:number-columns-repeated="16380"/>
        </table:table-row>
        <table:table-row table:style-name="ro3">
          <table:table-cell office:value-type="float" office:value="13.08" table:style-name="ce1">
            <text:p>13.08</text:p>
          </table:table-cell>
          <table:table-cell office:value-type="float" office:value="6.0415000000000003E-2" table:style-name="ce1">
            <text:p>0.060415</text:p>
          </table:table-cell>
          <table:table-cell office:value-type="float" office:value="0.21288499999999999" table:style-name="ce7">
            <text:p>0.212885</text:p>
          </table:table-cell>
          <table:table-cell office:value-type="float" office:value="-3.4638000000000002E-2" table:style-name="ce7">
            <text:p>-0.034638</text:p>
          </table:table-cell>
          <table:table-cell table:number-columns-repeated="16380"/>
        </table:table-row>
        <table:table-row table:style-name="ro3">
          <table:table-cell office:value-type="float" office:value="13.1" table:style-name="ce1">
            <text:p>13.1</text:p>
          </table:table-cell>
          <table:table-cell office:value-type="float" office:value="5.8733E-2" table:style-name="ce1">
            <text:p>0.058733</text:p>
          </table:table-cell>
          <table:table-cell office:value-type="float" office:value="0.20819299999999999" table:style-name="ce7">
            <text:p>0.208193</text:p>
          </table:table-cell>
          <table:table-cell office:value-type="float" office:value="-4.1269E-2" table:style-name="ce7">
            <text:p>-0.041269</text:p>
          </table:table-cell>
          <table:table-cell table:number-columns-repeated="16380"/>
        </table:table-row>
        <table:table-row table:style-name="ro3">
          <table:table-cell office:value-type="float" office:value="13.12" table:style-name="ce1">
            <text:p>13.12</text:p>
          </table:table-cell>
          <table:table-cell office:value-type="float" office:value="5.6868000000000002E-2" table:style-name="ce1">
            <text:p>0.056868</text:p>
          </table:table-cell>
          <table:table-cell office:value-type="float" office:value="0.202709" table:style-name="ce7">
            <text:p>0.202709</text:p>
          </table:table-cell>
          <table:table-cell office:value-type="float" office:value="-4.7735E-2" table:style-name="ce7">
            <text:p>-0.047735</text:p>
          </table:table-cell>
          <table:table-cell table:number-columns-repeated="16380"/>
        </table:table-row>
        <table:table-row table:style-name="ro3">
          <table:table-cell office:value-type="float" office:value="13.14" table:style-name="ce1">
            <text:p>13.14</text:p>
          </table:table-cell>
          <table:table-cell office:value-type="float" office:value="5.4837999999999998E-2" table:style-name="ce1">
            <text:p>0.054838</text:p>
          </table:table-cell>
          <table:table-cell office:value-type="float" office:value="0.19645799999999999" table:style-name="ce7">
            <text:p>0.196458</text:p>
          </table:table-cell>
          <table:table-cell office:value-type="float" office:value="-5.4032999999999998E-2" table:style-name="ce7">
            <text:p>-0.054033</text:p>
          </table:table-cell>
          <table:table-cell table:number-columns-repeated="16380"/>
        </table:table-row>
        <table:table-row table:style-name="ro3">
          <table:table-cell office:value-type="float" office:value="13.16" table:style-name="ce1">
            <text:p>13.16</text:p>
          </table:table-cell>
          <table:table-cell office:value-type="float" office:value="5.2657000000000002E-2" table:style-name="ce1">
            <text:p>0.052657</text:p>
          </table:table-cell>
          <table:table-cell office:value-type="float" office:value="0.18945999999999999" table:style-name="ce7">
            <text:p>0.18946</text:p>
          </table:table-cell>
          <table:table-cell office:value-type="float" office:value="-6.0163000000000001E-2" table:style-name="ce7">
            <text:p>-0.060163</text:p>
          </table:table-cell>
          <table:table-cell table:number-columns-repeated="16380"/>
        </table:table-row>
        <table:table-row table:style-name="ro3">
          <table:table-cell office:value-type="float" office:value="13.18" table:style-name="ce1">
            <text:p>13.18</text:p>
          </table:table-cell>
          <table:table-cell office:value-type="float" office:value="5.0340000000000003E-2" table:style-name="ce1">
            <text:p>0.05034</text:p>
          </table:table-cell>
          <table:table-cell office:value-type="float" office:value="0.18173800000000001" table:style-name="ce7">
            <text:p>0.181738</text:p>
          </table:table-cell>
          <table:table-cell office:value-type="float" office:value="-6.6128999999999993E-2" table:style-name="ce7">
            <text:p>-0.066129</text:p>
          </table:table-cell>
          <table:table-cell table:number-columns-repeated="16380"/>
        </table:table-row>
        <table:table-row table:style-name="ro3">
          <table:table-cell office:value-type="float" office:value="13.2" table:style-name="ce1">
            <text:p>13.2</text:p>
          </table:table-cell>
          <table:table-cell office:value-type="float" office:value="4.7898999999999997E-2" table:style-name="ce1">
            <text:p>0.047899</text:p>
          </table:table-cell>
          <table:table-cell office:value-type="float" office:value="0.17331099999999999" table:style-name="ce7">
            <text:p>0.173311</text:p>
          </table:table-cell>
          <table:table-cell office:value-type="float" office:value="-7.1934999999999999E-2" table:style-name="ce7">
            <text:p>-0.071935</text:p>
          </table:table-cell>
          <table:table-cell table:number-columns-repeated="16380"/>
        </table:table-row>
        <table:table-row table:style-name="ro3">
          <table:table-cell office:value-type="float" office:value="13.22" table:style-name="ce1">
            <text:p>13.22</text:p>
          </table:table-cell>
          <table:table-cell office:value-type="float" office:value="4.5340999999999999E-2" table:style-name="ce1">
            <text:p>0.045341</text:p>
          </table:table-cell>
          <table:table-cell office:value-type="float" office:value="0.16419800000000001" table:style-name="ce7">
            <text:p>0.164198</text:p>
          </table:table-cell>
          <table:table-cell office:value-type="float" office:value="-7.7588000000000004E-2" table:style-name="ce7">
            <text:p>-0.077588</text:p>
          </table:table-cell>
          <table:table-cell table:number-columns-repeated="16380"/>
        </table:table-row>
        <table:table-row table:style-name="ro3">
          <table:table-cell office:value-type="float" office:value="13.24" table:style-name="ce1">
            <text:p>13.24</text:p>
          </table:table-cell>
          <table:table-cell office:value-type="float" office:value="4.2674999999999998E-2" table:style-name="ce1">
            <text:p>0.042675</text:p>
          </table:table-cell>
          <table:table-cell office:value-type="float" office:value="0.15441299999999999" table:style-name="ce7">
            <text:p>0.154413</text:p>
          </table:table-cell>
          <table:table-cell office:value-type="float" office:value="-8.3095000000000002E-2" table:style-name="ce7">
            <text:p>-0.083095</text:p>
          </table:table-cell>
          <table:table-cell table:number-columns-repeated="16380"/>
        </table:table-row>
        <table:table-row table:style-name="ro3">
          <table:table-cell office:value-type="float" office:value="13.26" table:style-name="ce1">
            <text:p>13.26</text:p>
          </table:table-cell>
          <table:table-cell office:value-type="float" office:value="3.9904000000000002E-2" table:style-name="ce1">
            <text:p>0.039904</text:p>
          </table:table-cell>
          <table:table-cell office:value-type="float" office:value="0.14397199999999999" table:style-name="ce7">
            <text:p>0.143972</text:p>
          </table:table-cell>
          <table:table-cell office:value-type="float" office:value="-8.8465000000000002E-2" table:style-name="ce7">
            <text:p>-0.088465</text:p>
          </table:table-cell>
          <table:table-cell table:number-columns-repeated="16380"/>
        </table:table-row>
        <table:table-row table:style-name="ro3">
          <table:table-cell office:value-type="float" office:value="13.28" table:style-name="ce1">
            <text:p>13.28</text:p>
          </table:table-cell>
          <table:table-cell office:value-type="float" office:value="3.7028999999999999E-2" table:style-name="ce1">
            <text:p>0.037029</text:p>
          </table:table-cell>
          <table:table-cell office:value-type="float" office:value="0.132885" table:style-name="ce7">
            <text:p>0.132885</text:p>
          </table:table-cell>
          <table:table-cell office:value-type="float" office:value="-9.3701999999999994E-2" table:style-name="ce7">
            <text:p>-0.093702</text:p>
          </table:table-cell>
          <table:table-cell table:number-columns-repeated="16380"/>
        </table:table-row>
        <table:table-row table:style-name="ro3">
          <table:table-cell office:value-type="float" office:value="13.3" table:style-name="ce1">
            <text:p>13.3</text:p>
          </table:table-cell>
          <table:table-cell office:value-type="float" office:value="3.4049999999999997E-2" table:style-name="ce1">
            <text:p>0.03405</text:p>
          </table:table-cell>
          <table:table-cell office:value-type="float" office:value="0.12116399999999999" table:style-name="ce7">
            <text:p>0.121164</text:p>
          </table:table-cell>
          <table:table-cell office:value-type="float" office:value="-9.8812999999999998E-2" table:style-name="ce7">
            <text:p>-0.098813</text:p>
          </table:table-cell>
          <table:table-cell table:number-columns-repeated="16380"/>
        </table:table-row>
        <table:table-row table:style-name="ro3">
          <table:table-cell office:value-type="float" office:value="13.32" table:style-name="ce1">
            <text:p>13.32</text:p>
          </table:table-cell>
          <table:table-cell office:value-type="float" office:value="3.0963999999999998E-2" table:style-name="ce1">
            <text:p>0.030964</text:p>
          </table:table-cell>
          <table:table-cell office:value-type="float" office:value="0.108816" table:style-name="ce7">
            <text:p>0.108816</text:p>
          </table:table-cell>
          <table:table-cell office:value-type="float" office:value="-0.103799" table:style-name="ce7">
            <text:p>-0.103799</text:p>
          </table:table-cell>
          <table:table-cell table:number-columns-repeated="16380"/>
        </table:table-row>
        <table:table-row table:style-name="ro3">
          <table:table-cell office:value-type="float" office:value="13.34" table:style-name="ce1">
            <text:p>13.34</text:p>
          </table:table-cell>
          <table:table-cell office:value-type="float" office:value="2.7762999999999999E-2" table:style-name="ce1">
            <text:p>0.027763</text:p>
          </table:table-cell>
          <table:table-cell office:value-type="float" office:value="9.5850000000000005E-2" table:style-name="ce7">
            <text:p>0.09585</text:p>
          </table:table-cell>
          <table:table-cell office:value-type="float" office:value="-0.108658" table:style-name="ce7">
            <text:p>-0.108658</text:p>
          </table:table-cell>
          <table:table-cell table:number-columns-repeated="16380"/>
        </table:table-row>
        <table:table-row table:style-name="ro3">
          <table:table-cell office:value-type="float" office:value="13.36" table:style-name="ce1">
            <text:p>13.36</text:p>
          </table:table-cell>
          <table:table-cell office:value-type="float" office:value="2.4441000000000001E-2" table:style-name="ce1">
            <text:p>0.024441</text:p>
          </table:table-cell>
          <table:table-cell office:value-type="float" office:value="8.2272999999999999E-2" table:style-name="ce7">
            <text:p>0.082273</text:p>
          </table:table-cell>
          <table:table-cell office:value-type="float" office:value="-0.113386" table:style-name="ce7">
            <text:p>-0.113386</text:p>
          </table:table-cell>
          <table:table-cell table:number-columns-repeated="16380"/>
        </table:table-row>
        <table:table-row table:style-name="ro3">
          <table:table-cell office:value-type="float" office:value="13.38" table:style-name="ce1">
            <text:p>13.38</text:p>
          </table:table-cell>
          <table:table-cell office:value-type="float" office:value="2.0989000000000001E-2" table:style-name="ce1">
            <text:p>0.020989</text:p>
          </table:table-cell>
          <table:table-cell office:value-type="float" office:value="6.8092E-2" table:style-name="ce7">
            <text:p>0.068092</text:p>
          </table:table-cell>
          <table:table-cell office:value-type="float" office:value="-0.11797199999999999" table:style-name="ce7">
            <text:p>-0.117972</text:p>
          </table:table-cell>
          <table:table-cell table:number-columns-repeated="16380"/>
        </table:table-row>
        <table:table-row table:style-name="ro3">
          <table:table-cell office:value-type="float" office:value="13.4" table:style-name="ce1">
            <text:p>13.4</text:p>
          </table:table-cell>
          <table:table-cell office:value-type="float" office:value="1.7395999999999998E-2" table:style-name="ce1">
            <text:p>0.017396</text:p>
          </table:table-cell>
          <table:table-cell office:value-type="float" office:value="5.3315000000000001E-2" table:style-name="ce7">
            <text:p>0.053315</text:p>
          </table:table-cell>
          <table:table-cell office:value-type="float" office:value="-0.122402" table:style-name="ce7">
            <text:p>-0.122402</text:p>
          </table:table-cell>
          <table:table-cell table:number-columns-repeated="16380"/>
        </table:table-row>
        <table:table-row table:style-name="ro3">
          <table:table-cell office:value-type="float" office:value="13.42" table:style-name="ce1">
            <text:p>13.42</text:p>
          </table:table-cell>
          <table:table-cell office:value-type="float" office:value="1.3653E-2" table:style-name="ce1">
            <text:p>0.013653</text:p>
          </table:table-cell>
          <table:table-cell office:value-type="float" office:value="3.7954000000000002E-2" table:style-name="ce7">
            <text:p>0.037954</text:p>
          </table:table-cell>
          <table:table-cell office:value-type="float" office:value="-0.12665499999999999" table:style-name="ce7">
            <text:p>-0.126655</text:p>
          </table:table-cell>
          <table:table-cell table:number-columns-repeated="16380"/>
        </table:table-row>
        <table:table-row table:style-name="ro3">
          <table:table-cell office:value-type="float" office:value="13.44" table:style-name="ce1">
            <text:p>13.44</text:p>
          </table:table-cell>
          <table:table-cell office:value-type="float" office:value="9.7470000000000005E-3" table:style-name="ce1">
            <text:p>0.009747</text:p>
          </table:table-cell>
          <table:table-cell office:value-type="float" office:value="2.2020000000000001E-2" table:style-name="ce7">
            <text:p>0.02202</text:p>
          </table:table-cell>
          <table:table-cell office:value-type="float" office:value="-0.13070499999999999" table:style-name="ce7">
            <text:p>-0.130705</text:p>
          </table:table-cell>
          <table:table-cell table:number-columns-repeated="16380"/>
        </table:table-row>
        <table:table-row table:style-name="ro3">
          <table:table-cell office:value-type="float" office:value="13.46" table:style-name="ce1">
            <text:p>13.46</text:p>
          </table:table-cell>
          <table:table-cell office:value-type="float" office:value="5.6699999999999997E-3" table:style-name="ce1">
            <text:p>0.00567</text:p>
          </table:table-cell>
          <table:table-cell office:value-type="float" office:value="5.5310000000000003E-3" table:style-name="ce7">
            <text:p>0.005531</text:p>
          </table:table-cell>
          <table:table-cell office:value-type="float" office:value="-0.13452" table:style-name="ce7">
            <text:p>-0.13452</text:p>
          </table:table-cell>
          <table:table-cell table:number-columns-repeated="16380"/>
        </table:table-row>
        <table:table-row table:style-name="ro3">
          <table:table-cell office:value-type="float" office:value="13.48" table:style-name="ce1">
            <text:p>13.48</text:p>
          </table:table-cell>
          <table:table-cell office:value-type="float" office:value="1.4120000000000001E-3" table:style-name="ce1">
            <text:p>0.001412</text:p>
          </table:table-cell>
          <table:table-cell office:value-type="float" office:value="-1.1492E-2" table:style-name="ce7">
            <text:p>-0.011492</text:p>
          </table:table-cell>
          <table:table-cell office:value-type="float" office:value="-0.13806499999999999" table:style-name="ce7">
            <text:p>-0.138065</text:p>
          </table:table-cell>
          <table:table-cell table:number-columns-repeated="16380"/>
        </table:table-row>
        <table:table-row table:style-name="ro3">
          <table:table-cell office:value-type="float" office:value="13.5" table:style-name="ce1">
            <text:p>13.5</text:p>
          </table:table-cell>
          <table:table-cell office:value-type="float" office:value="-3.0339999999999998E-3" table:style-name="ce1">
            <text:p>-0.003034</text:p>
          </table:table-cell>
          <table:table-cell office:value-type="float" office:value="-2.9024000000000001E-2" table:style-name="ce7">
            <text:p>-0.029024</text:p>
          </table:table-cell>
          <table:table-cell office:value-type="float" office:value="-0.141295" table:style-name="ce7">
            <text:p>-0.141295</text:p>
          </table:table-cell>
          <table:table-cell table:number-columns-repeated="16380"/>
        </table:table-row>
        <table:table-row table:style-name="ro3">
          <table:table-cell office:value-type="float" office:value="13.52" table:style-name="ce1">
            <text:p>13.52</text:p>
          </table:table-cell>
          <table:table-cell office:value-type="float" office:value="-7.672E-3" table:style-name="ce1">
            <text:p>-0.007672</text:p>
          </table:table-cell>
          <table:table-cell office:value-type="float" office:value="-4.7030000000000002E-2" table:style-name="ce7">
            <text:p>-0.04703</text:p>
          </table:table-cell>
          <table:table-cell office:value-type="float" office:value="-0.14416399999999999" table:style-name="ce7">
            <text:p>-0.144164</text:p>
          </table:table-cell>
          <table:table-cell table:number-columns-repeated="16380"/>
        </table:table-row>
        <table:table-row table:style-name="ro3">
          <table:table-cell office:value-type="float" office:value="13.54" table:style-name="ce1">
            <text:p>13.54</text:p>
          </table:table-cell>
          <table:table-cell office:value-type="float" office:value="-1.2505E-2" table:style-name="ce1">
            <text:p>-0.012505</text:p>
          </table:table-cell>
          <table:table-cell office:value-type="float" office:value="-6.5472000000000002E-2" table:style-name="ce7">
            <text:p>-0.065472</text:p>
          </table:table-cell>
          <table:table-cell office:value-type="float" office:value="-0.14662" table:style-name="ce7">
            <text:p>-0.14662</text:p>
          </table:table-cell>
          <table:table-cell table:number-columns-repeated="16380"/>
        </table:table-row>
        <table:table-row table:style-name="ro3">
          <table:table-cell office:value-type="float" office:value="13.56" table:style-name="ce1">
            <text:p>13.56</text:p>
          </table:table-cell>
          <table:table-cell office:value-type="float" office:value="-1.7531999999999999E-2" table:style-name="ce1">
            <text:p>-0.017532</text:p>
          </table:table-cell>
          <table:table-cell office:value-type="float" office:value="-8.4303000000000003E-2" table:style-name="ce7">
            <text:p>-0.084303</text:p>
          </table:table-cell>
          <table:table-cell office:value-type="float" office:value="-0.14860899999999999" table:style-name="ce7">
            <text:p>-0.148609</text:p>
          </table:table-cell>
          <table:table-cell table:number-columns-repeated="16380"/>
        </table:table-row>
        <table:table-row table:style-name="ro3">
          <table:table-cell office:value-type="float" office:value="13.58" table:style-name="ce1">
            <text:p>13.58</text:p>
          </table:table-cell>
          <table:table-cell office:value-type="float" office:value="-2.2747E-2" table:style-name="ce1">
            <text:p>-0.022747</text:p>
          </table:table-cell>
          <table:table-cell office:value-type="float" office:value="-0.103466" table:style-name="ce7">
            <text:p>-0.103466</text:p>
          </table:table-cell>
          <table:table-cell office:value-type="float" office:value="-0.15007100000000001" table:style-name="ce7">
            <text:p>-0.150071</text:p>
          </table:table-cell>
          <table:table-cell table:number-columns-repeated="16380"/>
        </table:table-row>
        <table:table-row table:style-name="ro3">
          <table:table-cell office:value-type="float" office:value="13.6" table:style-name="ce1">
            <text:p>13.6</text:p>
          </table:table-cell>
          <table:table-cell office:value-type="float" office:value="-2.8139999999999998E-2" table:style-name="ce1">
            <text:p>-0.02814</text:p>
          </table:table-cell>
          <table:table-cell office:value-type="float" office:value="-0.12289700000000001" table:style-name="ce7">
            <text:p>-0.122897</text:p>
          </table:table-cell>
          <table:table-cell office:value-type="float" office:value="-0.150948" table:style-name="ce7">
            <text:p>-0.150948</text:p>
          </table:table-cell>
          <table:table-cell table:number-columns-repeated="16380"/>
        </table:table-row>
        <table:table-row table:style-name="ro3">
          <table:table-cell office:value-type="float" office:value="13.62" table:style-name="ce1">
            <text:p>13.62</text:p>
          </table:table-cell>
          <table:table-cell office:value-type="float" office:value="-3.3700000000000001E-2" table:style-name="ce1">
            <text:p>-0.0337</text:p>
          </table:table-cell>
          <table:table-cell office:value-type="float" office:value="-0.14252400000000001" table:style-name="ce7">
            <text:p>-0.142524</text:p>
          </table:table-cell>
          <table:table-cell office:value-type="float" office:value="-0.15118000000000001" table:style-name="ce7">
            <text:p>-0.15118</text:p>
          </table:table-cell>
          <table:table-cell table:number-columns-repeated="16380"/>
        </table:table-row>
        <table:table-row table:style-name="ro3">
          <table:table-cell office:value-type="float" office:value="13.64" table:style-name="ce1">
            <text:p>13.64</text:p>
          </table:table-cell>
          <table:table-cell office:value-type="float" office:value="-3.9405999999999997E-2" table:style-name="ce1">
            <text:p>-0.039406</text:p>
          </table:table-cell>
          <table:table-cell office:value-type="float" office:value="-0.16226399999999999" table:style-name="ce7">
            <text:p>-0.162264</text:p>
          </table:table-cell>
          <table:table-cell office:value-type="float" office:value="-0.15070500000000001" table:style-name="ce7">
            <text:p>-0.150705</text:p>
          </table:table-cell>
          <table:table-cell table:number-columns-repeated="16380"/>
        </table:table-row>
        <table:table-row table:style-name="ro3">
          <table:table-cell office:value-type="float" office:value="13.66" table:style-name="ce1">
            <text:p>13.66</text:p>
          </table:table-cell>
          <table:table-cell office:value-type="float" office:value="-4.5235999999999998E-2" table:style-name="ce1">
            <text:p>-0.045236</text:p>
          </table:table-cell>
          <table:table-cell office:value-type="float" office:value="-0.18202599999999999" table:style-name="ce7">
            <text:p>-0.182026</text:p>
          </table:table-cell>
          <table:table-cell office:value-type="float" office:value="-0.14946799999999999" table:style-name="ce7">
            <text:p>-0.149468</text:p>
          </table:table-cell>
          <table:table-cell table:number-columns-repeated="16380"/>
        </table:table-row>
        <table:table-row table:style-name="ro3">
          <table:table-cell office:value-type="float" office:value="13.68" table:style-name="ce1">
            <text:p>13.68</text:p>
          </table:table-cell>
          <table:table-cell office:value-type="float" office:value="-5.1161999999999999E-2" table:style-name="ce1">
            <text:p>-0.051162</text:p>
          </table:table-cell>
          <table:table-cell office:value-type="float" office:value="-0.20171" table:style-name="ce7">
            <text:p>-0.20171</text:p>
          </table:table-cell>
          <table:table-cell office:value-type="float" office:value="-0.14741199999999999" table:style-name="ce7">
            <text:p>-0.147412</text:p>
          </table:table-cell>
          <table:table-cell table:number-columns-repeated="16380"/>
        </table:table-row>
        <table:table-row table:style-name="ro3">
          <table:table-cell office:value-type="float" office:value="13.7" table:style-name="ce1">
            <text:p>13.7</text:p>
          </table:table-cell>
          <table:table-cell office:value-type="float" office:value="-5.7152000000000001E-2" table:style-name="ce1">
            <text:p>-0.057152</text:p>
          </table:table-cell>
          <table:table-cell office:value-type="float" office:value="-0.22120699999999999" table:style-name="ce7">
            <text:p>-0.221207</text:p>
          </table:table-cell>
          <table:table-cell office:value-type="float" office:value="-0.144486" table:style-name="ce7">
            <text:p>-0.144486</text:p>
          </table:table-cell>
          <table:table-cell table:number-columns-repeated="16380"/>
        </table:table-row>
        <table:table-row table:style-name="ro3">
          <table:table-cell office:value-type="float" office:value="13.72" table:style-name="ce1">
            <text:p>13.72</text:p>
          </table:table-cell>
          <table:table-cell office:value-type="float" office:value="-6.3167000000000001E-2" table:style-name="ce1">
            <text:p>-0.063167</text:p>
          </table:table-cell>
          <table:table-cell office:value-type="float" office:value="-0.240401" table:style-name="ce7">
            <text:p>-0.240401</text:p>
          </table:table-cell>
          <table:table-cell office:value-type="float" office:value="-0.14064599999999999" table:style-name="ce7">
            <text:p>-0.140646</text:p>
          </table:table-cell>
          <table:table-cell table:number-columns-repeated="16380"/>
        </table:table-row>
        <table:table-row table:style-name="ro3">
          <table:table-cell office:value-type="float" office:value="13.74" table:style-name="ce1">
            <text:p>13.74</text:p>
          </table:table-cell>
          <table:table-cell office:value-type="float" office:value="-6.9167000000000006E-2" table:style-name="ce1">
            <text:p>-0.069167</text:p>
          </table:table-cell>
          <table:table-cell office:value-type="float" office:value="-0.25917000000000001" table:style-name="ce7">
            <text:p>-0.25917</text:p>
          </table:table-cell>
          <table:table-cell office:value-type="float" office:value="-0.135854" table:style-name="ce7">
            <text:p>-0.135854</text:p>
          </table:table-cell>
          <table:table-cell table:number-columns-repeated="16380"/>
        </table:table-row>
        <table:table-row table:style-name="ro3">
          <table:table-cell office:value-type="float" office:value="13.76" table:style-name="ce1">
            <text:p>13.76</text:p>
          </table:table-cell>
          <table:table-cell office:value-type="float" office:value="-7.5106999999999993E-2" table:style-name="ce1">
            <text:p>-0.075107</text:p>
          </table:table-cell>
          <table:table-cell office:value-type="float" office:value="-0.27738499999999999" table:style-name="ce7">
            <text:p>-0.277385</text:p>
          </table:table-cell>
          <table:table-cell office:value-type="float" office:value="-0.130078" table:style-name="ce7">
            <text:p>-0.130078</text:p>
          </table:table-cell>
          <table:table-cell table:number-columns-repeated="16380"/>
        </table:table-row>
        <table:table-row table:style-name="ro3">
          <table:table-cell office:value-type="float" office:value="13.78" table:style-name="ce1">
            <text:p>13.78</text:p>
          </table:table-cell>
          <table:table-cell office:value-type="float" office:value="-8.0936999999999995E-2" table:style-name="ce1">
            <text:p>-0.080937</text:p>
          </table:table-cell>
          <table:table-cell office:value-type="float" office:value="-0.29491099999999998" table:style-name="ce7">
            <text:p>-0.294911</text:p>
          </table:table-cell>
          <table:table-cell office:value-type="float" office:value="-0.12329900000000001" table:style-name="ce7">
            <text:p>-0.123299</text:p>
          </table:table-cell>
          <table:table-cell table:number-columns-repeated="16380"/>
        </table:table-row>
        <table:table-row table:style-name="ro3">
          <table:table-cell office:value-type="float" office:value="13.8" table:style-name="ce1">
            <text:p>13.8</text:p>
          </table:table-cell>
          <table:table-cell office:value-type="float" office:value="-8.6606000000000002E-2" table:style-name="ce1">
            <text:p>-0.086606</text:p>
          </table:table-cell>
          <table:table-cell office:value-type="float" office:value="-0.31161299999999997" table:style-name="ce7">
            <text:p>-0.311613</text:p>
          </table:table-cell>
          <table:table-cell office:value-type="float" office:value="-0.11550299999999999" table:style-name="ce7">
            <text:p>-0.115503</text:p>
          </table:table-cell>
          <table:table-cell table:number-columns-repeated="16380"/>
        </table:table-row>
        <table:table-row table:style-name="ro3">
          <table:table-cell office:value-type="float" office:value="13.82" table:style-name="ce1">
            <text:p>13.82</text:p>
          </table:table-cell>
          <table:table-cell office:value-type="float" office:value="-9.2060000000000003E-2" table:style-name="ce1">
            <text:p>-0.09206</text:p>
          </table:table-cell>
          <table:table-cell office:value-type="float" office:value="-0.32735199999999998" table:style-name="ce7">
            <text:p>-0.327352</text:p>
          </table:table-cell>
          <table:table-cell office:value-type="float" office:value="-0.10669099999999999" table:style-name="ce7">
            <text:p>-0.106691</text:p>
          </table:table-cell>
          <table:table-cell table:number-columns-repeated="16380"/>
        </table:table-row>
        <table:table-row table:style-name="ro3">
          <table:table-cell office:value-type="float" office:value="13.84" table:style-name="ce1">
            <text:p>13.84</text:p>
          </table:table-cell>
          <table:table-cell office:value-type="float" office:value="-9.7243999999999997E-2" table:style-name="ce1">
            <text:p>-0.097244</text:p>
          </table:table-cell>
          <table:table-cell office:value-type="float" office:value="-0.34198699999999999" table:style-name="ce7">
            <text:p>-0.341987</text:p>
          </table:table-cell>
          <table:table-cell office:value-type="float" office:value="-9.6875000000000003E-2" table:style-name="ce7">
            <text:p>-0.096875</text:p>
          </table:table-cell>
          <table:table-cell table:number-columns-repeated="16380"/>
        </table:table-row>
        <table:table-row table:style-name="ro3">
          <table:table-cell office:value-type="float" office:value="13.86" table:style-name="ce1">
            <text:p>13.86</text:p>
          </table:table-cell>
          <table:table-cell office:value-type="float" office:value="-0.102103" table:style-name="ce1">
            <text:p>-0.102103</text:p>
          </table:table-cell>
          <table:table-cell office:value-type="float" office:value="-0.355381" table:style-name="ce7">
            <text:p>-0.355381</text:p>
          </table:table-cell>
          <table:table-cell office:value-type="float" office:value="-8.6076E-2" table:style-name="ce7">
            <text:p>-0.086076</text:p>
          </table:table-cell>
          <table:table-cell table:number-columns-repeated="16380"/>
        </table:table-row>
        <table:table-row table:style-name="ro3">
          <table:table-cell office:value-type="float" office:value="13.88" table:style-name="ce1">
            <text:p>13.88</text:p>
          </table:table-cell>
          <table:table-cell office:value-type="float" office:value="-0.10657899999999999" table:style-name="ce1">
            <text:p>-0.106579</text:p>
          </table:table-cell>
          <table:table-cell office:value-type="float" office:value="-0.3674" table:style-name="ce7">
            <text:p>-0.3674</text:p>
          </table:table-cell>
          <table:table-cell office:value-type="float" office:value="-7.4330999999999994E-2" table:style-name="ce7">
            <text:p>-0.074331</text:p>
          </table:table-cell>
          <table:table-cell table:number-columns-repeated="16380"/>
        </table:table-row>
        <table:table-row table:style-name="ro3">
          <table:table-cell office:value-type="float" office:value="13.9" table:style-name="ce1">
            <text:p>13.9</text:p>
          </table:table-cell>
          <table:table-cell office:value-type="float" office:value="-0.11062" table:style-name="ce1">
            <text:p>-0.11062</text:p>
          </table:table-cell>
          <table:table-cell office:value-type="float" office:value="-0.37791200000000003" table:style-name="ce7">
            <text:p>-0.377912</text:p>
          </table:table-cell>
          <table:table-cell office:value-type="float" office:value="-6.1688E-2" table:style-name="ce7">
            <text:p>-0.061688</text:p>
          </table:table-cell>
          <table:table-cell table:number-columns-repeated="16380"/>
        </table:table-row>
        <table:table-row table:style-name="ro3">
          <table:table-cell office:value-type="float" office:value="13.92" table:style-name="ce1">
            <text:p>13.92</text:p>
          </table:table-cell>
          <table:table-cell office:value-type="float" office:value="-0.11416999999999999" table:style-name="ce1">
            <text:p>-0.11417</text:p>
          </table:table-cell>
          <table:table-cell office:value-type="float" office:value="-0.38679400000000003" table:style-name="ce7">
            <text:p>-0.386794</text:p>
          </table:table-cell>
          <table:table-cell office:value-type="float" office:value="-4.8207E-2" table:style-name="ce7">
            <text:p>-0.048207</text:p>
          </table:table-cell>
          <table:table-cell table:number-columns-repeated="16380"/>
        </table:table-row>
        <table:table-row table:style-name="ro3">
          <table:table-cell office:value-type="float" office:value="13.94" table:style-name="ce1">
            <text:p>13.94</text:p>
          </table:table-cell>
          <table:table-cell office:value-type="float" office:value="-0.11718099999999999" table:style-name="ce1">
            <text:p>-0.117181</text:p>
          </table:table-cell>
          <table:table-cell office:value-type="float" office:value="-0.39393099999999998" table:style-name="ce7">
            <text:p>-0.393931</text:p>
          </table:table-cell>
          <table:table-cell office:value-type="float" office:value="-3.3961999999999999E-2" table:style-name="ce7">
            <text:p>-0.033962</text:p>
          </table:table-cell>
          <table:table-cell table:number-columns-repeated="16380"/>
        </table:table-row>
        <table:table-row table:style-name="ro3">
          <table:table-cell office:value-type="float" office:value="13.96" table:style-name="ce1">
            <text:p>13.96</text:p>
          </table:table-cell>
          <table:table-cell office:value-type="float" office:value="-0.119604" table:style-name="ce1">
            <text:p>-0.119604</text:p>
          </table:table-cell>
          <table:table-cell office:value-type="float" office:value="-0.39921699999999999" table:style-name="ce7">
            <text:p>-0.399217</text:p>
          </table:table-cell>
          <table:table-cell office:value-type="float" office:value="-1.9036000000000001E-2" table:style-name="ce7">
            <text:p>-0.019036</text:p>
          </table:table-cell>
          <table:table-cell table:number-columns-repeated="16380"/>
        </table:table-row>
        <table:table-row table:style-name="ro3">
          <table:table-cell office:value-type="float" office:value="13.98" table:style-name="ce1">
            <text:p>13.98</text:p>
          </table:table-cell>
          <table:table-cell office:value-type="float" office:value="-0.12139800000000001" table:style-name="ce1">
            <text:p>-0.121398</text:p>
          </table:table-cell>
          <table:table-cell office:value-type="float" office:value="-0.402559" table:style-name="ce7">
            <text:p>-0.402559</text:p>
          </table:table-cell>
          <table:table-cell office:value-type="float" office:value="-3.5249999999999999E-3" table:style-name="ce7">
            <text:p>-0.003525</text:p>
          </table:table-cell>
          <table:table-cell table:number-columns-repeated="16380"/>
        </table:table-row>
        <table:table-row table:style-name="ro3">
          <table:table-cell office:value-type="float" office:value="14" table:style-name="ce1">
            <text:p>14</text:p>
          </table:table-cell>
          <table:table-cell office:value-type="float" office:value="-0.12252300000000001" table:style-name="ce1">
            <text:p>-0.122523</text:p>
          </table:table-cell>
          <table:table-cell office:value-type="float" office:value="-0.40387699999999999" table:style-name="ce7">
            <text:p>-0.403877</text:p>
          </table:table-cell>
          <table:table-cell office:value-type="float" office:value="1.2463999999999999E-2" table:style-name="ce7">
            <text:p>0.012464</text:p>
          </table:table-cell>
          <table:table-cell table:number-columns-repeated="16380"/>
        </table:table-row>
        <table:table-row table:style-name="ro3">
          <table:table-cell office:value-type="float" office:value="14.02" table:style-name="ce1">
            <text:p>14.02</text:p>
          </table:table-cell>
          <table:table-cell office:value-type="float" office:value="-0.122949" table:style-name="ce1">
            <text:p>-0.122949</text:p>
          </table:table-cell>
          <table:table-cell office:value-type="float" office:value="-0.40310499999999999" table:style-name="ce7">
            <text:p>-0.403105</text:p>
          </table:table-cell>
          <table:table-cell office:value-type="float" office:value="2.8818E-2" table:style-name="ce7">
            <text:p>0.028818</text:p>
          </table:table-cell>
          <table:table-cell table:number-columns-repeated="16380"/>
        </table:table-row>
        <table:table-row table:style-name="ro3">
          <table:table-cell office:value-type="float" office:value="14.04" table:style-name="ce1">
            <text:p>14.04</text:p>
          </table:table-cell>
          <table:table-cell office:value-type="float" office:value="-0.12264899999999999" table:style-name="ce1">
            <text:p>-0.122649</text:p>
          </table:table-cell>
          <table:table-cell office:value-type="float" office:value="-0.40019300000000002" table:style-name="ce7">
            <text:p>-0.400193</text:p>
          </table:table-cell>
          <table:table-cell office:value-type="float" office:value="4.5412000000000001E-2" table:style-name="ce7">
            <text:p>0.045412</text:p>
          </table:table-cell>
          <table:table-cell table:number-columns-repeated="16380"/>
        </table:table-row>
        <table:table-row table:style-name="ro3">
          <table:table-cell office:value-type="float" office:value="14.06" table:style-name="ce1">
            <text:p>14.06</text:p>
          </table:table-cell>
          <table:table-cell office:value-type="float" office:value="-0.121604" table:style-name="ce1">
            <text:p>-0.121604</text:p>
          </table:table-cell>
          <table:table-cell office:value-type="float" office:value="-0.39510800000000001" table:style-name="ce7">
            <text:p>-0.395108</text:p>
          </table:table-cell>
          <table:table-cell office:value-type="float" office:value="6.2116999999999999E-2" table:style-name="ce7">
            <text:p>0.062117</text:p>
          </table:table-cell>
          <table:table-cell table:number-columns-repeated="16380"/>
        </table:table-row>
        <table:table-row table:style-name="ro3">
          <table:table-cell office:value-type="float" office:value="14.08" table:style-name="ce1">
            <text:p>14.08</text:p>
          </table:table-cell>
          <table:table-cell office:value-type="float" office:value="-0.11980200000000001" table:style-name="ce1">
            <text:p>-0.119802</text:p>
          </table:table-cell>
          <table:table-cell office:value-type="float" office:value="-0.38783499999999999" table:style-name="ce7">
            <text:p>-0.387835</text:p>
          </table:table-cell>
          <table:table-cell office:value-type="float" office:value="7.8798000000000007E-2" table:style-name="ce7">
            <text:p>0.078798</text:p>
          </table:table-cell>
          <table:table-cell table:number-columns-repeated="16380"/>
        </table:table-row>
        <table:table-row table:style-name="ro3">
          <table:table-cell office:value-type="float" office:value="14.1" table:style-name="ce1">
            <text:p>14.1</text:p>
          </table:table-cell>
          <table:table-cell office:value-type="float" office:value="-0.117239" table:style-name="ce1">
            <text:p>-0.117239</text:p>
          </table:table-cell>
          <table:table-cell office:value-type="float" office:value="-0.37837799999999999" table:style-name="ce7">
            <text:p>-0.378378</text:p>
          </table:table-cell>
          <table:table-cell office:value-type="float" office:value="9.5316999999999999E-2" table:style-name="ce7">
            <text:p>0.095317</text:p>
          </table:table-cell>
          <table:table-cell table:number-columns-repeated="16380"/>
        </table:table-row>
        <table:table-row table:style-name="ro3">
          <table:table-cell office:value-type="float" office:value="14.12" table:style-name="ce1">
            <text:p>14.12</text:p>
          </table:table-cell>
          <table:table-cell office:value-type="float" office:value="-0.113917" table:style-name="ce1">
            <text:p>-0.113917</text:p>
          </table:table-cell>
          <table:table-cell office:value-type="float" office:value="-0.36675799999999997" table:style-name="ce7">
            <text:p>-0.366758</text:p>
          </table:table-cell>
          <table:table-cell office:value-type="float" office:value="0.11153200000000001" table:style-name="ce7">
            <text:p>0.111532</text:p>
          </table:table-cell>
          <table:table-cell table:number-columns-repeated="16380"/>
        </table:table-row>
        <table:table-row table:style-name="ro3">
          <table:table-cell office:value-type="float" office:value="14.14" table:style-name="ce1">
            <text:p>14.14</text:p>
          </table:table-cell>
          <table:table-cell office:value-type="float" office:value="-0.109849" table:style-name="ce1">
            <text:p>-0.109849</text:p>
          </table:table-cell>
          <table:table-cell office:value-type="float" office:value="-0.35301900000000003" table:style-name="ce7">
            <text:p>-0.353019</text:p>
          </table:table-cell>
          <table:table-cell office:value-type="float" office:value="0.127302" table:style-name="ce7">
            <text:p>0.127302</text:p>
          </table:table-cell>
          <table:table-cell table:number-columns-repeated="16380"/>
        </table:table-row>
        <table:table-row table:style-name="ro3">
          <table:table-cell office:value-type="float" office:value="14.16" table:style-name="ce1">
            <text:p>14.16</text:p>
          </table:table-cell>
          <table:table-cell office:value-type="float" office:value="-0.10505200000000001" table:style-name="ce1">
            <text:p>-0.105052</text:p>
          </table:table-cell>
          <table:table-cell office:value-type="float" office:value="-0.33721899999999999" table:style-name="ce7">
            <text:p>-0.337219</text:p>
          </table:table-cell>
          <table:table-cell office:value-type="float" office:value="0.142488" table:style-name="ce7">
            <text:p>0.142488</text:p>
          </table:table-cell>
          <table:table-cell table:number-columns-repeated="16380"/>
        </table:table-row>
        <table:table-row table:style-name="ro3">
          <table:table-cell office:value-type="float" office:value="14.18" table:style-name="ce1">
            <text:p>14.18</text:p>
          </table:table-cell>
          <table:table-cell office:value-type="float" office:value="-9.9554000000000004E-2" table:style-name="ce1">
            <text:p>-0.099554</text:p>
          </table:table-cell>
          <table:table-cell office:value-type="float" office:value="-0.31943899999999997" table:style-name="ce7">
            <text:p>-0.319439</text:p>
          </table:table-cell>
          <table:table-cell office:value-type="float" office:value="0.15695300000000001" table:style-name="ce7">
            <text:p>0.156953</text:p>
          </table:table-cell>
          <table:table-cell table:number-columns-repeated="16380"/>
        </table:table-row>
        <table:table-row table:style-name="ro3">
          <table:table-cell office:value-type="float" office:value="14.2" table:style-name="ce1">
            <text:p>14.2</text:p>
          </table:table-cell>
          <table:table-cell office:value-type="float" office:value="-9.3387999999999999E-2" table:style-name="ce1">
            <text:p>-0.093388</text:p>
          </table:table-cell>
          <table:table-cell office:value-type="float" office:value="-0.29977599999999999" table:style-name="ce7">
            <text:p>-0.299776</text:p>
          </table:table-cell>
          <table:table-cell office:value-type="float" office:value="0.170566" table:style-name="ce7">
            <text:p>0.170566</text:p>
          </table:table-cell>
          <table:table-cell table:number-columns-repeated="16380"/>
        </table:table-row>
        <table:table-row table:style-name="ro3">
          <table:table-cell office:value-type="float" office:value="14.22" table:style-name="ce1">
            <text:p>14.22</text:p>
          </table:table-cell>
          <table:table-cell office:value-type="float" office:value="-8.6596999999999993E-2" table:style-name="ce1">
            <text:p>-0.086597</text:p>
          </table:table-cell>
          <table:table-cell office:value-type="float" office:value="-0.27834599999999998" table:style-name="ce7">
            <text:p>-0.278346</text:p>
          </table:table-cell>
          <table:table-cell office:value-type="float" office:value="0.1832" table:style-name="ce7">
            <text:p>0.1832</text:p>
          </table:table-cell>
          <table:table-cell table:number-columns-repeated="16380"/>
        </table:table-row>
        <table:table-row table:style-name="ro3">
          <table:table-cell office:value-type="float" office:value="14.24" table:style-name="ce1">
            <text:p>14.24</text:p>
          </table:table-cell>
          <table:table-cell office:value-type="float" office:value="-7.9227000000000006E-2" table:style-name="ce1">
            <text:p>-0.079227</text:p>
          </table:table-cell>
          <table:table-cell office:value-type="float" office:value="-0.25528000000000001" table:style-name="ce7">
            <text:p>-0.25528</text:p>
          </table:table-cell>
          <table:table-cell office:value-type="float" office:value="0.19473699999999999" table:style-name="ce7">
            <text:p>0.194737</text:p>
          </table:table-cell>
          <table:table-cell table:number-columns-repeated="16380"/>
        </table:table-row>
        <table:table-row table:style-name="ro3">
          <table:table-cell office:value-type="float" office:value="14.26" table:style-name="ce1">
            <text:p>14.26</text:p>
          </table:table-cell>
          <table:table-cell office:value-type="float" office:value="-7.1332000000000007E-2" table:style-name="ce1">
            <text:p>-0.071332</text:p>
          </table:table-cell>
          <table:table-cell office:value-type="float" office:value="-0.23072599999999999" table:style-name="ce7">
            <text:p>-0.230726</text:p>
          </table:table-cell>
          <table:table-cell office:value-type="float" office:value="0.20507" table:style-name="ce7">
            <text:p>0.20507</text:p>
          </table:table-cell>
          <table:table-cell table:number-columns-repeated="16380"/>
        </table:table-row>
        <table:table-row table:style-name="ro3">
          <table:table-cell office:value-type="float" office:value="14.28" table:style-name="ce1">
            <text:p>14.28</text:p>
          </table:table-cell>
          <table:table-cell office:value-type="float" office:value="-6.2972E-2" table:style-name="ce1">
            <text:p>-0.062972</text:p>
          </table:table-cell>
          <table:table-cell office:value-type="float" office:value="-0.204844" table:style-name="ce7">
            <text:p>-0.204844</text:p>
          </table:table-cell>
          <table:table-cell office:value-type="float" office:value="0.21410100000000001" table:style-name="ce7">
            <text:p>0.214101</text:p>
          </table:table-cell>
          <table:table-cell table:number-columns-repeated="16380"/>
        </table:table-row>
        <table:table-row table:style-name="ro3">
          <table:table-cell office:value-type="float" office:value="14.3" table:style-name="ce1">
            <text:p>14.3</text:p>
          </table:table-cell>
          <table:table-cell office:value-type="float" office:value="-5.4212000000000003E-2" table:style-name="ce1">
            <text:p>-0.054212</text:p>
          </table:table-cell>
          <table:table-cell office:value-type="float" office:value="-0.17780799999999999" table:style-name="ce7">
            <text:p>-0.177808</text:p>
          </table:table-cell>
          <table:table-cell office:value-type="float" office:value="0.221743" table:style-name="ce7">
            <text:p>0.221743</text:p>
          </table:table-cell>
          <table:table-cell table:number-columns-repeated="16380"/>
        </table:table-row>
        <table:table-row table:style-name="ro3">
          <table:table-cell office:value-type="float" office:value="14.32" table:style-name="ce1">
            <text:p>14.32</text:p>
          </table:table-cell>
          <table:table-cell office:value-type="float" office:value="-4.5117999999999998E-2" table:style-name="ce1">
            <text:p>-0.045118</text:p>
          </table:table-cell>
          <table:table-cell office:value-type="float" office:value="-0.14980299999999999" table:style-name="ce7">
            <text:p>-0.149803</text:p>
          </table:table-cell>
          <table:table-cell office:value-type="float" office:value="0.22792399999999999" table:style-name="ce7">
            <text:p>0.227924</text:p>
          </table:table-cell>
          <table:table-cell table:number-columns-repeated="16380"/>
        </table:table-row>
        <table:table-row table:style-name="ro3">
          <table:table-cell office:value-type="float" office:value="14.34" table:style-name="ce1">
            <text:p>14.34</text:p>
          </table:table-cell>
          <table:table-cell office:value-type="float" office:value="-3.5763000000000003E-2" table:style-name="ce1">
            <text:p>-0.035763</text:p>
          </table:table-cell>
          <table:table-cell office:value-type="float" office:value="-0.121022" table:style-name="ce7">
            <text:p>-0.121022</text:p>
          </table:table-cell>
          <table:table-cell office:value-type="float" office:value="0.23258300000000001" table:style-name="ce7">
            <text:p>0.232583</text:p>
          </table:table-cell>
          <table:table-cell table:number-columns-repeated="16380"/>
        </table:table-row>
        <table:table-row table:style-name="ro3">
          <table:table-cell office:value-type="float" office:value="14.36" table:style-name="ce1">
            <text:p>14.36</text:p>
          </table:table-cell>
          <table:table-cell office:value-type="float" office:value="-2.6221000000000001E-2" table:style-name="ce1">
            <text:p>-0.026221</text:p>
          </table:table-cell>
          <table:table-cell office:value-type="float" office:value="-9.1665999999999997E-2" table:style-name="ce7">
            <text:p>-0.091666</text:p>
          </table:table-cell>
          <table:table-cell office:value-type="float" office:value="0.235675" table:style-name="ce7">
            <text:p>0.235675</text:p>
          </table:table-cell>
          <table:table-cell table:number-columns-repeated="16380"/>
        </table:table-row>
        <table:table-row table:style-name="ro3">
          <table:table-cell office:value-type="float" office:value="14.38" table:style-name="ce1">
            <text:p>14.38</text:p>
          </table:table-cell>
          <table:table-cell office:value-type="float" office:value="-1.6566000000000001E-2" table:style-name="ce1">
            <text:p>-0.016566</text:p>
          </table:table-cell>
          <table:table-cell office:value-type="float" office:value="-6.1941000000000003E-2" table:style-name="ce7">
            <text:p>-0.061941</text:p>
          </table:table-cell>
          <table:table-cell office:value-type="float" office:value="0.23717099999999999" table:style-name="ce7">
            <text:p>0.237171</text:p>
          </table:table-cell>
          <table:table-cell table:number-columns-repeated="16380"/>
        </table:table-row>
        <table:table-row table:style-name="ro3">
          <table:table-cell office:value-type="float" office:value="14.4" table:style-name="ce1">
            <text:p>14.4</text:p>
          </table:table-cell>
          <table:table-cell office:value-type="float" office:value="-6.875E-3" table:style-name="ce1">
            <text:p>-0.006875</text:p>
          </table:table-cell>
          <table:table-cell office:value-type="float" office:value="-3.2053999999999999E-2" table:style-name="ce7">
            <text:p>-0.032054</text:p>
          </table:table-cell>
          <table:table-cell office:value-type="float" office:value="0.23705300000000001" table:style-name="ce7">
            <text:p>0.237053</text:p>
          </table:table-cell>
          <table:table-cell table:number-columns-repeated="16380"/>
        </table:table-row>
        <table:table-row table:style-name="ro3">
          <table:table-cell office:value-type="float" office:value="14.42" table:style-name="ce1">
            <text:p>14.42</text:p>
          </table:table-cell>
          <table:table-cell office:value-type="float" office:value="2.777E-3" table:style-name="ce1">
            <text:p>0.002777</text:p>
          </table:table-cell>
          <table:table-cell office:value-type="float" office:value="-2.2169999999999998E-3" table:style-name="ce7">
            <text:p>-0.002217</text:p>
          </table:table-cell>
          <table:table-cell office:value-type="float" office:value="0.235321" table:style-name="ce7">
            <text:p>0.235321</text:p>
          </table:table-cell>
          <table:table-cell table:number-columns-repeated="16380"/>
        </table:table-row>
        <table:table-row table:style-name="ro3">
          <table:table-cell office:value-type="float" office:value="14.44" table:style-name="ce1">
            <text:p>14.44</text:p>
          </table:table-cell>
          <table:table-cell office:value-type="float" office:value="1.2315E-2" table:style-name="ce1">
            <text:p>0.012315</text:p>
          </table:table-cell>
          <table:table-cell office:value-type="float" office:value="2.7362999999999998E-2" table:style-name="ce7">
            <text:p>0.027363</text:p>
          </table:table-cell>
          <table:table-cell office:value-type="float" office:value="0.23199" table:style-name="ce7">
            <text:p>0.23199</text:p>
          </table:table-cell>
          <table:table-cell table:number-columns-repeated="16380"/>
        </table:table-row>
        <table:table-row table:style-name="ro3">
          <table:table-cell office:value-type="float" office:value="14.46" table:style-name="ce1">
            <text:p>14.46</text:p>
          </table:table-cell>
          <table:table-cell office:value-type="float" office:value="2.1666000000000001E-2" table:style-name="ce1">
            <text:p>0.021666</text:p>
          </table:table-cell>
          <table:table-cell office:value-type="float" office:value="5.6479000000000001E-2" table:style-name="ce7">
            <text:p>0.056479</text:p>
          </table:table-cell>
          <table:table-cell office:value-type="float" office:value="0.22708800000000001" table:style-name="ce7">
            <text:p>0.227088</text:p>
          </table:table-cell>
          <table:table-cell table:number-columns-repeated="16380"/>
        </table:table-row>
        <table:table-row table:style-name="ro3">
          <table:table-cell office:value-type="float" office:value="14.48" table:style-name="ce1">
            <text:p>14.48</text:p>
          </table:table-cell>
          <table:table-cell office:value-type="float" office:value="3.0759999999999999E-2" table:style-name="ce1">
            <text:p>0.03076</text:p>
          </table:table-cell>
          <table:table-cell office:value-type="float" office:value="8.4931000000000006E-2" table:style-name="ce7">
            <text:p>0.084931</text:p>
          </table:table-cell>
          <table:table-cell office:value-type="float" office:value="0.22065799999999999" table:style-name="ce7">
            <text:p>0.220658</text:p>
          </table:table-cell>
          <table:table-cell table:number-columns-repeated="16380"/>
        </table:table-row>
        <table:table-row table:style-name="ro3">
          <table:table-cell office:value-type="float" office:value="14.5" table:style-name="ce1">
            <text:p>14.5</text:p>
          </table:table-cell>
          <table:table-cell office:value-type="float" office:value="3.9530000000000003E-2" table:style-name="ce1">
            <text:p>0.03953</text:p>
          </table:table-cell>
          <table:table-cell office:value-type="float" office:value="0.112524" table:style-name="ce7">
            <text:p>0.112524</text:p>
          </table:table-cell>
          <table:table-cell office:value-type="float" office:value="0.212756" table:style-name="ce7">
            <text:p>0.212756</text:p>
          </table:table-cell>
          <table:table-cell table:number-columns-repeated="16380"/>
        </table:table-row>
        <table:table-row table:style-name="ro3">
          <table:table-cell office:value-type="float" office:value="14.52" table:style-name="ce1">
            <text:p>14.52</text:p>
          </table:table-cell>
          <table:table-cell office:value-type="float" office:value="4.7912999999999997E-2" table:style-name="ce1">
            <text:p>0.047913</text:p>
          </table:table-cell>
          <table:table-cell office:value-type="float" office:value="0.139073" table:style-name="ce7">
            <text:p>0.139073</text:p>
          </table:table-cell>
          <table:table-cell office:value-type="float" office:value="0.20345099999999999" table:style-name="ce7">
            <text:p>0.203451</text:p>
          </table:table-cell>
          <table:table-cell table:number-columns-repeated="16380"/>
        </table:table-row>
        <table:table-row table:style-name="ro3">
          <table:table-cell office:value-type="float" office:value="14.54" table:style-name="ce1">
            <text:p>14.54</text:p>
          </table:table-cell>
          <table:table-cell office:value-type="float" office:value="5.5850999999999998E-2" table:style-name="ce1">
            <text:p>0.055851</text:p>
          </table:table-cell>
          <table:table-cell office:value-type="float" office:value="0.16439999999999999" table:style-name="ce7">
            <text:p>0.1644</text:p>
          </table:table-cell>
          <table:table-cell office:value-type="float" office:value="0.19282299999999999" table:style-name="ce7">
            <text:p>0.192823</text:p>
          </table:table-cell>
          <table:table-cell table:number-columns-repeated="16380"/>
        </table:table-row>
        <table:table-row table:style-name="ro3">
          <table:table-cell office:value-type="float" office:value="14.56" table:style-name="ce1">
            <text:p>14.56</text:p>
          </table:table-cell>
          <table:table-cell office:value-type="float" office:value="6.3289999999999999E-2" table:style-name="ce1">
            <text:p>0.06329</text:p>
          </table:table-cell>
          <table:table-cell office:value-type="float" office:value="0.18834300000000001" table:style-name="ce7">
            <text:p>0.188343</text:p>
          </table:table-cell>
          <table:table-cell office:value-type="float" office:value="0.18096400000000001" table:style-name="ce7">
            <text:p>0.180964</text:p>
          </table:table-cell>
          <table:table-cell table:number-columns-repeated="16380"/>
        </table:table-row>
        <table:table-row table:style-name="ro3">
          <table:table-cell office:value-type="float" office:value="14.58" table:style-name="ce1">
            <text:p>14.58</text:p>
          </table:table-cell>
          <table:table-cell office:value-type="float" office:value="7.0182999999999995E-2" table:style-name="ce1">
            <text:p>0.070183</text:p>
          </table:table-cell>
          <table:table-cell office:value-type="float" office:value="0.21074899999999999" table:style-name="ce7">
            <text:p>0.210749</text:p>
          </table:table-cell>
          <table:table-cell office:value-type="float" office:value="0.16797300000000001" table:style-name="ce7">
            <text:p>0.167973</text:p>
          </table:table-cell>
          <table:table-cell table:number-columns-repeated="16380"/>
        </table:table-row>
        <table:table-row table:style-name="ro3">
          <table:table-cell office:value-type="float" office:value="14.6" table:style-name="ce1">
            <text:p>14.6</text:p>
          </table:table-cell>
          <table:table-cell office:value-type="float" office:value="7.6485999999999998E-2" table:style-name="ce1">
            <text:p>0.076486</text:p>
          </table:table-cell>
          <table:table-cell office:value-type="float" office:value="0.23147999999999999" table:style-name="ce7">
            <text:p>0.23148</text:p>
          </table:table-cell>
          <table:table-cell office:value-type="float" office:value="0.15396000000000001" table:style-name="ce7">
            <text:p>0.15396</text:p>
          </table:table-cell>
          <table:table-cell table:number-columns-repeated="16380"/>
        </table:table-row>
        <table:table-row table:style-name="ro3">
          <table:table-cell office:value-type="float" office:value="14.62" table:style-name="ce1">
            <text:p>14.62</text:p>
          </table:table-cell>
          <table:table-cell office:value-type="float" office:value="8.2166000000000003E-2" table:style-name="ce1">
            <text:p>0.082166</text:p>
          </table:table-cell>
          <table:table-cell office:value-type="float" office:value="0.250413" table:style-name="ce7">
            <text:p>0.250413</text:p>
          </table:table-cell>
          <table:table-cell office:value-type="float" office:value="0.139041" table:style-name="ce7">
            <text:p>0.139041</text:p>
          </table:table-cell>
          <table:table-cell table:number-columns-repeated="16380"/>
        </table:table-row>
        <table:table-row table:style-name="ro3">
          <table:table-cell office:value-type="float" office:value="14.64" table:style-name="ce1">
            <text:p>14.64</text:p>
          </table:table-cell>
          <table:table-cell office:value-type="float" office:value="8.7190000000000004E-2" table:style-name="ce1">
            <text:p>0.08719</text:p>
          </table:table-cell>
          <table:table-cell office:value-type="float" office:value="0.26744200000000001" table:style-name="ce7">
            <text:p>0.267442</text:p>
          </table:table-cell>
          <table:table-cell office:value-type="float" office:value="0.123335" table:style-name="ce7">
            <text:p>0.123335</text:p>
          </table:table-cell>
          <table:table-cell table:number-columns-repeated="16380"/>
        </table:table-row>
        <table:table-row table:style-name="ro3">
          <table:table-cell office:value-type="float" office:value="14.66" table:style-name="ce1">
            <text:p>14.66</text:p>
          </table:table-cell>
          <table:table-cell office:value-type="float" office:value="9.1535000000000005E-2" table:style-name="ce1">
            <text:p>0.091535</text:p>
          </table:table-cell>
          <table:table-cell office:value-type="float" office:value="0.28247299999999997" table:style-name="ce7">
            <text:p>0.282473</text:p>
          </table:table-cell>
          <table:table-cell office:value-type="float" office:value="0.10696899999999999" table:style-name="ce7">
            <text:p>0.106969</text:p>
          </table:table-cell>
          <table:table-cell table:number-columns-repeated="16380"/>
        </table:table-row>
        <table:table-row table:style-name="ro3">
          <table:table-cell office:value-type="float" office:value="14.68" table:style-name="ce1">
            <text:p>14.68</text:p>
          </table:table-cell>
          <table:table-cell office:value-type="float" office:value="9.5185000000000006E-2" table:style-name="ce1">
            <text:p>0.095185</text:p>
          </table:table-cell>
          <table:table-cell office:value-type="float" office:value="0.295433" table:style-name="ce7">
            <text:p>0.295433</text:p>
          </table:table-cell>
          <table:table-cell office:value-type="float" office:value="9.0071999999999999E-2" table:style-name="ce7">
            <text:p>0.090072</text:p>
          </table:table-cell>
          <table:table-cell table:number-columns-repeated="16380"/>
        </table:table-row>
        <table:table-row table:style-name="ro3">
          <table:table-cell office:value-type="float" office:value="14.7" table:style-name="ce1">
            <text:p>14.7</text:p>
          </table:table-cell>
          <table:table-cell office:value-type="float" office:value="9.8127000000000006E-2" table:style-name="ce1">
            <text:p>0.098127</text:p>
          </table:table-cell>
          <table:table-cell office:value-type="float" office:value="0.30626300000000001" table:style-name="ce7">
            <text:p>0.306263</text:p>
          </table:table-cell>
          <table:table-cell office:value-type="float" office:value="7.2772000000000003E-2" table:style-name="ce7">
            <text:p>0.072772</text:p>
          </table:table-cell>
          <table:table-cell table:number-columns-repeated="16380"/>
        </table:table-row>
        <table:table-row table:style-name="ro3">
          <table:table-cell office:value-type="float" office:value="14.72" table:style-name="ce1">
            <text:p>14.72</text:p>
          </table:table-cell>
          <table:table-cell office:value-type="float" office:value="0.100356" table:style-name="ce1">
            <text:p>0.100356</text:p>
          </table:table-cell>
          <table:table-cell office:value-type="float" office:value="0.31492199999999998" table:style-name="ce7">
            <text:p>0.314922</text:p>
          </table:table-cell>
          <table:table-cell office:value-type="float" office:value="5.5199999999999999E-2" table:style-name="ce7">
            <text:p>0.0552</text:p>
          </table:table-cell>
          <table:table-cell table:number-columns-repeated="16380"/>
        </table:table-row>
        <table:table-row table:style-name="ro3">
          <table:table-cell office:value-type="float" office:value="14.74" table:style-name="ce1">
            <text:p>14.74</text:p>
          </table:table-cell>
          <table:table-cell office:value-type="float" office:value="0.10187300000000001" table:style-name="ce1">
            <text:p>0.101873</text:p>
          </table:table-cell>
          <table:table-cell office:value-type="float" office:value="0.321384" table:style-name="ce7">
            <text:p>0.321384</text:p>
          </table:table-cell>
          <table:table-cell office:value-type="float" office:value="3.7484999999999997E-2" table:style-name="ce7">
            <text:p>0.037485</text:p>
          </table:table-cell>
          <table:table-cell table:number-columns-repeated="16380"/>
        </table:table-row>
        <table:table-row table:style-name="ro3">
          <table:table-cell office:value-type="float" office:value="14.76" table:style-name="ce1">
            <text:p>14.76</text:p>
          </table:table-cell>
          <table:table-cell office:value-type="float" office:value="0.102684" table:style-name="ce1">
            <text:p>0.102684</text:p>
          </table:table-cell>
          <table:table-cell office:value-type="float" office:value="0.32564199999999999" table:style-name="ce7">
            <text:p>0.325642</text:p>
          </table:table-cell>
          <table:table-cell office:value-type="float" office:value="1.9755000000000002E-2" table:style-name="ce7">
            <text:p>0.019755</text:p>
          </table:table-cell>
          <table:table-cell table:number-columns-repeated="16380"/>
        </table:table-row>
        <table:table-row table:style-name="ro3">
          <table:table-cell office:value-type="float" office:value="14.78" table:style-name="ce1">
            <text:p>14.78</text:p>
          </table:table-cell>
          <table:table-cell office:value-type="float" office:value="0.102798" table:style-name="ce1">
            <text:p>0.102798</text:p>
          </table:table-cell>
          <table:table-cell office:value-type="float" office:value="0.32770199999999999" table:style-name="ce7">
            <text:p>0.327702</text:p>
          </table:table-cell>
          <table:table-cell office:value-type="float" office:value="2.1320000000000002E-3" table:style-name="ce7">
            <text:p>0.002132</text:p>
          </table:table-cell>
          <table:table-cell table:number-columns-repeated="16380"/>
        </table:table-row>
        <table:table-row table:style-name="ro3">
          <table:table-cell office:value-type="float" office:value="14.8" table:style-name="ce1">
            <text:p>14.8</text:p>
          </table:table-cell>
          <table:table-cell office:value-type="float" office:value="0.102233" table:style-name="ce1">
            <text:p>0.102233</text:p>
          </table:table-cell>
          <table:table-cell office:value-type="float" office:value="0.32758799999999999" table:style-name="ce7">
            <text:p>0.327588</text:p>
          </table:table-cell>
          <table:table-cell office:value-type="float" office:value="-1.5262E-2" table:style-name="ce7">
            <text:p>-0.015262</text:p>
          </table:table-cell>
          <table:table-cell table:number-columns-repeated="16380"/>
        </table:table-row>
        <table:table-row table:style-name="ro3">
          <table:table-cell office:value-type="float" office:value="14.82" table:style-name="ce1">
            <text:p>14.82</text:p>
          </table:table-cell>
          <table:table-cell office:value-type="float" office:value="0.101008" table:style-name="ce1">
            <text:p>0.101008</text:p>
          </table:table-cell>
          <table:table-cell office:value-type="float" office:value="0.32533600000000001" table:style-name="ce7">
            <text:p>0.325336</text:p>
          </table:table-cell>
          <table:table-cell office:value-type="float" office:value="-3.2314000000000002E-2" table:style-name="ce7">
            <text:p>-0.032314</text:p>
          </table:table-cell>
          <table:table-cell table:number-columns-repeated="16380"/>
        </table:table-row>
        <table:table-row table:style-name="ro3">
          <table:table-cell office:value-type="float" office:value="14.84" table:style-name="ce1">
            <text:p>14.84</text:p>
          </table:table-cell>
          <table:table-cell office:value-type="float" office:value="9.9149000000000001E-2" table:style-name="ce1">
            <text:p>0.099149</text:p>
          </table:table-cell>
          <table:table-cell office:value-type="float" office:value="0.32099800000000001" table:style-name="ce7">
            <text:p>0.320998</text:p>
          </table:table-cell>
          <table:table-cell office:value-type="float" office:value="-4.8915E-2" table:style-name="ce7">
            <text:p>-0.048915</text:p>
          </table:table-cell>
          <table:table-cell table:number-columns-repeated="16380"/>
        </table:table-row>
        <table:table-row table:style-name="ro3">
          <table:table-cell office:value-type="float" office:value="14.86" table:style-name="ce1">
            <text:p>14.86</text:p>
          </table:table-cell>
          <table:table-cell office:value-type="float" office:value="9.6681000000000003E-2" table:style-name="ce1">
            <text:p>0.096681</text:p>
          </table:table-cell>
          <table:table-cell office:value-type="float" office:value="0.31463799999999997" table:style-name="ce7">
            <text:p>0.314638</text:p>
          </table:table-cell>
          <table:table-cell office:value-type="float" office:value="-6.4961000000000005E-2" table:style-name="ce7">
            <text:p>-0.064961</text:p>
          </table:table-cell>
          <table:table-cell table:number-columns-repeated="16380"/>
        </table:table-row>
        <table:table-row table:style-name="ro3">
          <table:table-cell office:value-type="float" office:value="14.88" table:style-name="ce1">
            <text:p>14.88</text:p>
          </table:table-cell>
          <table:table-cell office:value-type="float" office:value="9.3636999999999998E-2" table:style-name="ce1">
            <text:p>0.093637</text:p>
          </table:table-cell>
          <table:table-cell office:value-type="float" office:value="0.30633300000000002" table:style-name="ce7">
            <text:p>0.306333</text:p>
          </table:table-cell>
          <table:table-cell office:value-type="float" office:value="-8.0359E-2" table:style-name="ce7">
            <text:p>-0.080359</text:p>
          </table:table-cell>
          <table:table-cell table:number-columns-repeated="16380"/>
        </table:table-row>
        <table:table-row table:style-name="ro3">
          <table:table-cell office:value-type="float" office:value="14.9" table:style-name="ce1">
            <text:p>14.9</text:p>
          </table:table-cell>
          <table:table-cell office:value-type="float" office:value="9.0051000000000006E-2" table:style-name="ce1">
            <text:p>0.090051</text:p>
          </table:table-cell>
          <table:table-cell office:value-type="float" office:value="0.29616999999999999" table:style-name="ce7">
            <text:p>0.29617</text:p>
          </table:table-cell>
          <table:table-cell office:value-type="float" office:value="-9.5019999999999993E-2" table:style-name="ce7">
            <text:p>-0.09502</text:p>
          </table:table-cell>
          <table:table-cell table:number-columns-repeated="16380"/>
        </table:table-row>
        <table:table-row table:style-name="ro3">
          <table:table-cell office:value-type="float" office:value="14.92" table:style-name="ce1">
            <text:p>14.92</text:p>
          </table:table-cell>
          <table:table-cell office:value-type="float" office:value="8.5957000000000006E-2" table:style-name="ce1">
            <text:p>0.085957</text:p>
          </table:table-cell>
          <table:table-cell office:value-type="float" office:value="0.28424700000000003" table:style-name="ce7">
            <text:p>0.284247</text:p>
          </table:table-cell>
          <table:table-cell office:value-type="float" office:value="-0.108864" table:style-name="ce7">
            <text:p>-0.108864</text:p>
          </table:table-cell>
          <table:table-cell table:number-columns-repeated="16380"/>
        </table:table-row>
        <table:table-row table:style-name="ro3">
          <table:table-cell office:value-type="float" office:value="14.94" table:style-name="ce1">
            <text:p>14.94</text:p>
          </table:table-cell>
          <table:table-cell office:value-type="float" office:value="8.1393999999999994E-2" table:style-name="ce1">
            <text:p>0.081394</text:p>
          </table:table-cell>
          <table:table-cell office:value-type="float" office:value="0.27067000000000002" table:style-name="ce7">
            <text:p>0.27067</text:p>
          </table:table-cell>
          <table:table-cell office:value-type="float" office:value="-0.12182" table:style-name="ce7">
            <text:p>-0.12182</text:p>
          </table:table-cell>
          <table:table-cell table:number-columns-repeated="16380"/>
        </table:table-row>
        <table:table-row table:style-name="ro3">
          <table:table-cell office:value-type="float" office:value="14.96" table:style-name="ce1">
            <text:p>14.96</text:p>
          </table:table-cell>
          <table:table-cell office:value-type="float" office:value="7.6401999999999998E-2" table:style-name="ce1">
            <text:p>0.076402</text:p>
          </table:table-cell>
          <table:table-cell office:value-type="float" office:value="0.25555499999999998" table:style-name="ce7">
            <text:p>0.255555</text:p>
          </table:table-cell>
          <table:table-cell office:value-type="float" office:value="-0.133824" table:style-name="ce7">
            <text:p>-0.133824</text:p>
          </table:table-cell>
          <table:table-cell table:number-columns-repeated="16380"/>
        </table:table-row>
        <table:table-row table:style-name="ro3">
          <table:table-cell office:value-type="float" office:value="14.98" table:style-name="ce1">
            <text:p>14.98</text:p>
          </table:table-cell>
          <table:table-cell office:value-type="float" office:value="7.102E-2" table:style-name="ce1">
            <text:p>0.07102</text:p>
          </table:table-cell>
          <table:table-cell office:value-type="float" office:value="0.23902300000000001" table:style-name="ce7">
            <text:p>0.239023</text:p>
          </table:table-cell>
          <table:table-cell office:value-type="float" office:value="-0.14482100000000001" table:style-name="ce7">
            <text:p>-0.144821</text:p>
          </table:table-cell>
          <table:table-cell table:number-columns-repeated="16380"/>
        </table:table-row>
        <table:table-row table:style-name="ro3">
          <table:table-cell office:value-type="float" office:value="15" table:style-name="ce1">
            <text:p>15</text:p>
          </table:table-cell>
          <table:table-cell office:value-type="float" office:value="6.5291000000000002E-2" table:style-name="ce1">
            <text:p>0.065291</text:p>
          </table:table-cell>
          <table:table-cell office:value-type="float" office:value="0.22120100000000001" table:style-name="ce7">
            <text:p>0.221201</text:p>
          </table:table-cell>
          <table:table-cell office:value-type="float" office:value="-0.15476599999999999" table:style-name="ce7">
            <text:p>-0.154766</text:p>
          </table:table-cell>
          <table:table-cell table:number-columns-repeated="16380"/>
        </table:table-row>
        <table:table-row table:number-rows-repeated="13" table:style-name="ro3">
          <table:table-cell table:style-name="ce1"/>
          <table:table-cell table:style-name="ce9"/>
          <table:table-cell table:number-columns-repeated="2" table:style-name="ce1"/>
          <table:table-cell table:number-columns-repeated="16380"/>
        </table:table-row>
        <table:table-row table:number-rows-repeated="112" table:style-name="ro3">
          <table:table-cell/>
          <table:table-cell table:style-name="ce9"/>
          <table:table-cell table:number-columns-repeated="16382"/>
        </table:table-row>
        <table:table-row table:number-rows-repeated="8" table:style-name="ro3">
          <table:table-cell/>
          <table:table-cell table:style-name="ce9"/>
          <table:table-cell table:number-columns-repeated="2" table:style-name="ce1"/>
          <table:table-cell table:style-name="ce3"/>
          <table:table-cell table:number-columns-repeated="16379" table:style-name="ce1"/>
        </table:table-row>
        <table:table-row table:style-name="ro3">
          <table:table-cell/>
          <table:table-cell table:style-name="ce9"/>
          <table:table-cell table:number-columns-repeated="2" table:style-name="ce1"/>
          <table:table-cell table:style-name="ce3"/>
          <table:table-cell table:number-columns-repeated="3" table:style-name="ce1"/>
          <table:table-cell table:style-name="ce9"/>
          <table:table-cell table:number-columns-repeated="16375"/>
        </table:table-row>
        <table:table-row table:number-rows-repeated="7" table:style-name="ro3">
          <table:table-cell/>
          <table:table-cell table:style-name="ce9"/>
          <table:table-cell table:number-columns-repeated="2" table:style-name="ce1"/>
          <table:table-cell table:style-name="ce3"/>
          <table:table-cell table:number-columns-repeated="16379" table:style-name="ce1"/>
        </table:table-row>
        <table:table-row table:number-rows-repeated="432" table:style-name="ro3">
          <table:table-cell/>
          <table:table-cell table:style-name="ce9"/>
          <table:table-cell table:number-columns-repeated="16382"/>
        </table:table-row>
        <table:table-row table:number-rows-repeated="13" table:style-name="ro3">
          <table:table-cell/>
          <table:table-cell table:style-name="ce9"/>
          <table:table-cell table:number-columns-repeated="2" table:style-name="ce1"/>
          <table:table-cell table:style-name="ce3"/>
          <table:table-cell table:number-columns-repeated="16379" table:style-name="ce1"/>
        </table:table-row>
        <table:table-row table:style-name="ro3">
          <table:table-cell/>
          <table:table-cell table:style-name="ce9"/>
          <table:table-cell table:number-columns-repeated="2" table:style-name="ce1"/>
          <table:table-cell table:style-name="ce3"/>
          <table:table-cell table:number-columns-repeated="3" table:style-name="ce1"/>
          <table:table-cell table:style-name="ce9"/>
          <table:table-cell table:number-columns-repeated="16375"/>
        </table:table-row>
        <table:table-row table:number-rows-repeated="2" table:style-name="ro3">
          <table:table-cell/>
          <table:table-cell table:style-name="ce9"/>
          <table:table-cell table:number-columns-repeated="2" table:style-name="ce1"/>
          <table:table-cell table:style-name="ce3"/>
          <table:table-cell table:number-columns-repeated="16379" table:style-name="ce1"/>
        </table:table-row>
        <table:table-row table:number-rows-repeated="640" table:style-name="ro3">
          <table:table-cell/>
          <table:table-cell table:style-name="ce9"/>
          <table:table-cell table:number-columns-repeated="16382"/>
        </table:table-row>
        <table:table-row table:number-rows-repeated="9" table:style-name="ro3">
          <table:table-cell/>
          <table:table-cell table:style-name="ce9"/>
          <table:table-cell table:number-columns-repeated="2" table:style-name="ce1"/>
          <table:table-cell table:style-name="ce3"/>
          <table:table-cell table:number-columns-repeated="16379" table:style-name="ce1"/>
        </table:table-row>
        <table:table-row table:style-name="ro3">
          <table:table-cell/>
          <table:table-cell table:style-name="ce9"/>
          <table:table-cell table:number-columns-repeated="2" table:style-name="ce1"/>
          <table:table-cell table:style-name="ce3"/>
          <table:table-cell table:number-columns-repeated="3" table:style-name="ce1"/>
          <table:table-cell table:style-name="ce9"/>
          <table:table-cell table:number-columns-repeated="16375"/>
        </table:table-row>
        <table:table-row table:number-rows-repeated="6" table:style-name="ro3">
          <table:table-cell/>
          <table:table-cell table:style-name="ce9"/>
          <table:table-cell table:number-columns-repeated="2" table:style-name="ce1"/>
          <table:table-cell table:style-name="ce3"/>
          <table:table-cell table:number-columns-repeated="16379" table:style-name="ce1"/>
        </table:table-row>
        <table:table-row table:number-rows-repeated="3504" table:style-name="ro3">
          <table:table-cell/>
          <table:table-cell table:style-name="ce9"/>
          <table:table-cell table:number-columns-repeated="16382"/>
        </table:table-row>
        <table:table-row table:number-rows-repeated="1043072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number:number-style style:name="N15">
      <number:scientific-number number:decimal-places="2" number:min-integer-digits="1" number:min-exponent-digits="2"/>
    </number:number-style>
    <style:style style:name="_50_0_37__32_-_32__201_nfasis1" style:display-name="20% - Énfasis1" style:family="table-cell" style:data-style-name="N0">
      <style:table-cell-properties fo:background-color="#DDEBF7"/>
    </style:style>
    <style:style style:name="_50_0_37__32_-_32__201_nfasis2" style:display-name="20% - Énfasis2" style:family="table-cell" style:data-style-name="N0">
      <style:table-cell-properties fo:background-color="#FCE4D6"/>
    </style:style>
    <style:style style:name="_50_0_37__32_-_32__201_nfasis3" style:display-name="20% - Énfasis3" style:family="table-cell" style:data-style-name="N0">
      <style:table-cell-properties fo:background-color="#EDEDED"/>
    </style:style>
    <style:style style:name="_50_0_37__32_-_32__201_nfasis4" style:display-name="20% - Énfasis4" style:family="table-cell" style:data-style-name="N0">
      <style:table-cell-properties fo:background-color="#FFF2CC"/>
    </style:style>
    <style:style style:name="_50_0_37__32_-_32__201_nfasis5" style:display-name="20% - Énfasis5" style:family="table-cell" style:data-style-name="N0">
      <style:table-cell-properties fo:background-color="#D9E1F2"/>
    </style:style>
    <style:style style:name="_50_0_37__32_-_32__201_nfasis6" style:display-name="20% - Énfasis6" style:family="table-cell" style:data-style-name="N0">
      <style:table-cell-properties fo:background-color="#E2EFDA"/>
    </style:style>
    <style:style style:name="_52_0_37__32_-_32__201_nfasis1" style:display-name="40% - Énfasis1" style:family="table-cell" style:data-style-name="N0">
      <style:table-cell-properties fo:background-color="#BDD7EE"/>
    </style:style>
    <style:style style:name="_52_0_37__32_-_32__201_nfasis2" style:display-name="40% - Énfasis2" style:family="table-cell" style:data-style-name="N0">
      <style:table-cell-properties fo:background-color="#F8CBAD"/>
    </style:style>
    <style:style style:name="_52_0_37__32_-_32__201_nfasis3" style:display-name="40% - Énfasis3" style:family="table-cell" style:data-style-name="N0">
      <style:table-cell-properties fo:background-color="#DBDBDB"/>
    </style:style>
    <style:style style:name="_52_0_37__32_-_32__201_nfasis4" style:display-name="40% - Énfasis4" style:family="table-cell" style:data-style-name="N0">
      <style:table-cell-properties fo:background-color="#FFE699"/>
    </style:style>
    <style:style style:name="_52_0_37__32_-_32__201_nfasis5" style:display-name="40% - Énfasis5" style:family="table-cell" style:data-style-name="N0">
      <style:table-cell-properties fo:background-color="#B4C6E7"/>
    </style:style>
    <style:style style:name="_52_0_37__32_-_32__201_nfasis6" style:display-name="40% - Énfasis6" style:family="table-cell" style:data-style-name="N0">
      <style:table-cell-properties fo:background-color="#C6E0B4"/>
    </style:style>
    <style:style style:name="_54_0_37__32_-_32__201_nfasis1" style:display-name="60% - Énfasis1" style:family="table-cell" style:data-style-name="N0">
      <style:table-cell-properties fo:background-color="#9BC2E6"/>
      <style:text-properties fo:color="#FFFFFF"/>
    </style:style>
    <style:style style:name="_54_0_37__32_-_32__201_nfasis2" style:display-name="60% - Énfasis2" style:family="table-cell" style:data-style-name="N0">
      <style:table-cell-properties fo:background-color="#F4B084"/>
      <style:text-properties fo:color="#FFFFFF"/>
    </style:style>
    <style:style style:name="_54_0_37__32_-_32__201_nfasis3" style:display-name="60% - Énfasis3" style:family="table-cell" style:data-style-name="N0">
      <style:table-cell-properties fo:background-color="#C9C9C9"/>
      <style:text-properties fo:color="#FFFFFF"/>
    </style:style>
    <style:style style:name="_54_0_37__32_-_32__201_nfasis4" style:display-name="60% - Énfasis4" style:family="table-cell" style:data-style-name="N0">
      <style:table-cell-properties fo:background-color="#FFD966"/>
      <style:text-properties fo:color="#FFFFFF"/>
    </style:style>
    <style:style style:name="_54_0_37__32_-_32__201_nfasis5" style:display-name="60% - Énfasis5" style:family="table-cell" style:data-style-name="N0">
      <style:table-cell-properties fo:background-color="#8EA9DB"/>
      <style:text-properties fo:color="#FFFFFF"/>
    </style:style>
    <style:style style:name="_54_0_37__32_-_32__201_nfasis6" style:display-name="60% - Énfasis6" style:family="table-cell" style:data-style-name="N0">
      <style:table-cell-properties fo:background-color="#A9D08E"/>
      <style:text-properties fo:color="#FFFFFF"/>
    </style:style>
    <style:style style:name="Buena" style:family="table-cell" style:data-style-name="N0">
      <style:table-cell-properties fo:background-color="#C6EFCE"/>
      <style:text-properties fo:color="#006100"/>
    </style:style>
    <style:style style:name="C_225_lculo" style:display-name="Cálculo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elda_32_de_32_comprobaci_243_n" style:display-name="Celda de comprobación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elda_32_vinculada" style:display-name="Celda vinculada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Encabezado_32_1" style:display-name="Encabezado 1" style:family="table-cell" style:data-style-name="N0">
      <style:table-cell-properties fo:border-top="none" fo:border-bottom="thick solid #5B9BD5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Encabezado_32_4" style:display-name="Encabezado 4" style:family="table-cell" style:data-style-name="N0">
      <style:text-properties fo:color="#44546A" fo:font-weight="bold" style:font-weight-asian="bold" style:font-weight-complex="bold"/>
    </style:style>
    <style:style style:name="_201_nfasis1" style:display-name="Énfasis1" style:family="table-cell" style:data-style-name="N0">
      <style:table-cell-properties fo:background-color="#5B9BD5"/>
      <style:text-properties fo:color="#FFFFFF"/>
    </style:style>
    <style:style style:name="_201_nfasis2" style:display-name="Énfasis2" style:family="table-cell" style:data-style-name="N0">
      <style:table-cell-properties fo:background-color="#ED7D31"/>
      <style:text-properties fo:color="#FFFFFF"/>
    </style:style>
    <style:style style:name="_201_nfasis3" style:display-name="Énfasis3" style:family="table-cell" style:data-style-name="N0">
      <style:table-cell-properties fo:background-color="#A5A5A5"/>
      <style:text-properties fo:color="#FFFFFF"/>
    </style:style>
    <style:style style:name="_201_nfasis4" style:display-name="Énfasis4" style:family="table-cell" style:data-style-name="N0">
      <style:table-cell-properties fo:background-color="#FFC000"/>
      <style:text-properties fo:color="#FFFFFF"/>
    </style:style>
    <style:style style:name="_201_nfasis5" style:display-name="Énfasis5" style:family="table-cell" style:data-style-name="N0">
      <style:table-cell-properties fo:background-color="#4472C4"/>
      <style:text-properties fo:color="#FFFFFF"/>
    </style:style>
    <style:style style:name="_201_nfasis6" style:display-name="Énfasis6" style:family="table-cell" style:data-style-name="N0">
      <style:table-cell-properties fo:background-color="#70AD47"/>
      <style:text-properties fo:color="#FFFFFF"/>
    </style:style>
    <style:style style:name="Entrada" style:family="table-cell" style:data-style-name="N0">
      <style:table-cell-properties fo:border="thin solid #7F7F7F" fo:background-color="#FFCC99"/>
      <style:text-properties fo:color="#3F3F76"/>
    </style:style>
    <style:style style:name="Incorrecto" style:family="table-cell" style:data-style-name="N0">
      <style:table-cell-properties fo:background-color="#FFC7CE"/>
      <style:text-properties fo:color="#9C0006"/>
    </style:style>
    <style:style style:name="Neutral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as" style:family="table-cell" style:data-style-name="N0">
      <style:table-cell-properties fo:border="thin solid #B2B2B2" fo:background-color="#FFFFCC"/>
    </style:style>
    <style:style style:name="Salida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exto_32_de_32_advertencia" style:display-name="Texto de advertencia" style:family="table-cell" style:data-style-name="N0">
      <style:text-properties fo:color="#FF0000"/>
    </style:style>
    <style:style style:name="Texto_32_explicativo" style:display-name="Texto explicativo" style:family="table-cell" style:data-style-name="N0">
      <style:text-properties fo:color="#7F7F7F" fo:font-style="italic" style:font-style-asian="italic" style:font-style-complex="italic"/>
    </style:style>
    <style:style style:name="T_237_tulo" style:display-name="Título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_237_tulo_32_2" style:display-name="Título 2" style:family="table-cell" style:data-style-name="N0">
      <style:table-cell-properties fo:border-top="none" fo:border-bottom="thick solid #ACCCEA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T_237_tulo_32_3" style:display-name="Título 3" style:family="table-cell" style:data-style-name="N0">
      <style:table-cell-properties fo:border-top="none" fo:border-bottom="2pt solid #9BC2E6" fo:border-left="none" fo:border-right="none"/>
      <style:text-properties fo:color="#44546A" fo:font-weight="bold" style:font-weight-asian="bold" style:font-weight-complex="bold"/>
    </style:style>
    <style:style style:name="Total" style:family="table-cell" style:data-style-name="N0">
      <style:table-cell-properties fo:border-top="thin solid #5B9BD5" fo:border-bottom="thin double #5B9BD5" fo:border-left="none" fo:border-right="none"/>
      <style:text-properties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alex</meta:initial-creator>
    <dc:creator>ephyslab</dc:creator>
    <meta:creation-date>2015-11-24T13:05:28Z</meta:creation-date>
    <dc:date>2020-03-11T15:38:12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solid" svg:stroke-width="0.01042in" svg:stroke-color="#000000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-0.08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maximum="15" chart:minimum="0" chart:tick-marks-major-inner="false" chart:tick-marks-major-outer="false" chart:tick-marks-minor-inner="false" chart:tick-marks-minor-outer="false" chart:display-label="true" chart:axis-label-position="near-axis" chart:axis-position="-0.08" chart:reverse-direction="false"/>
      <style:graphic-properties draw:fill="none" draw:stroke="solid" svg:stroke-width="0.01042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interpolation="cubic-spline" chart:solid-type="cuboid"/>
      <style:graphic-properties draw:fill="none" draw:stroke="solid" svg:stroke-width="0.02083in" svg:stroke-color="#ff0000" svg:stroke-opacity="100%" draw:stroke-linejoin="round" svg:stroke-linecap="round"/>
    </style:style>
    <style:style style:family="chart" style:name="G0S1">
      <style:chart-properties chart:symbol-type="none" chart:connect-bars="false" chart:interpolation="cubic-splin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0694in" svg:stroke-color="#ffffff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interpolation="cubic-spline" chart:auto-position="false"/>
      <style:graphic-properties draw:fill="solid" draw:fill-color="#ffffff" draw:opacity="100%" draw:stroke="solid" svg:stroke-width="0.01042in" svg:stroke-color="#000000" svg:stroke-opacity="100%"/>
    </style:style>
  </office:automatic-styles>
  <office:body>
    <office:chart>
      <chart:chart chart:class="chart:scatter" svg:height="216.0pt" svg:width="684.6429133858268pt" chart:style-name="Crt0">
        <chart:legend chart:legend-position="end" chart:legend-align="center" chart:style-name="Lgnd"/>
        <chart:plot-area svg:x="29.18795275590551pt" svg:y="4.89748031496063pt" svg:width="532.899842519685pt" svg:height="186.7508661417323pt" chart:style-name="Plt0">
          <chart:axis chart:dimension="y" chart:name="primary-y" chart:style-name="Axs0">
            <chart:title chart:style-name="AT00">
              <text:p text:style-name="a0" text:class-names="" text:cond-style-name="">eta (m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1" text:class-names="" text:cond-style-name="">time (s)</text:p>
            </chart:title>
          </chart:axis>
          <chart:series chart:label-cell-address="REGULAR_BEACH.$B$4" chart:values-cell-range-address="REGULAR_BEACH.$B$5:.$B$405" chart:class="chart:scatter" chart:attached-axis="primary-y" chart:style-name="G0S0">
            <chart:domain table:cell-range-address="REGULAR_BEACH.$A$5:.$A$405"/>
            <chart:data-point chart:repeated="401"/>
          </chart:series>
          <chart:series chart:label-cell-address="REGULAR_BEACH.$K$4" chart:values-cell-range-address="REGULAR_BEACH.$K$5:.$K$155" chart:class="chart:scatter" chart:attached-axis="primary-y" chart:style-name="G0S1">
            <chart:domain table:cell-range-address="REGULAR_BEACH.$F$5:.$F$155"/>
            <chart:data-point chart:repeated="151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solid" svg:stroke-width="0.01042in" svg:stroke-color="#000000" svg:stroke-opacity="100%"/>
    </style:style>
    <style:style style:family="chart" style:name="A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-0.3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maximum="15" chart:minimum="0" chart:tick-marks-major-inner="false" chart:tick-marks-major-outer="false" chart:tick-marks-minor-inner="false" chart:tick-marks-minor-outer="false" chart:display-label="true" chart:axis-label-position="near-axis" chart:axis-position="-0.3" chart:reverse-direction="false"/>
      <style:graphic-properties draw:fill="none" draw:stroke="solid" svg:stroke-width="0.01042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interpolation="cubic-spline" chart:solid-type="cuboid"/>
      <style:graphic-properties draw:fill="none" draw:stroke="solid" svg:stroke-width="0.02083in" svg:stroke-color="#ff0000" svg:stroke-opacity="100%" draw:stroke-linejoin="round" svg:stroke-linecap="round"/>
    </style:style>
    <style:style style:family="chart" style:name="G0S1">
      <style:chart-properties chart:symbol-type="none" chart:connect-bars="false" chart:interpolation="cubic-spline" chart:solid-type="cuboid"/>
      <style:graphic-properties draw:fill="none" draw:stroke="dash" draw:stroke-dash="a2" svg:stroke-width="0.02083in" svg:stroke-color="#ff0000" svg:stroke-opacity="100%" draw:stroke-linejoin="round" svg:stroke-linecap="round"/>
    </style:style>
    <style:style style:family="chart" style:name="G0S2">
      <style:chart-properties chart:symbol-type="none" chart:connect-bars="false" chart:interpolation="cubic-spline" chart:solid-type="cuboid"/>
      <style:graphic-properties draw:fill="none" draw:stroke="solid" svg:stroke-width="0.02083in" svg:stroke-color="#5b9bd5" svg:stroke-opacity="100%" draw:stroke-linejoin="round" svg:stroke-linecap="round"/>
    </style:style>
    <style:style style:family="chart" style:name="G0S3">
      <style:chart-properties chart:symbol-type="none" chart:connect-bars="false" chart:interpolation="cubic-spline" chart:solid-type="cuboid"/>
      <style:graphic-properties draw:fill="none" draw:stroke="dash" draw:stroke-dash="a3" svg:stroke-width="0.02083in" svg:stroke-color="#0070c0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interpolation="cubic-spline" chart:auto-position="false"/>
      <style:graphic-properties draw:fill="solid" draw:fill-color="#ffffff" draw:opacity="100%" draw:stroke="solid" svg:stroke-width="0.01042in" svg:stroke-color="#000000" svg:stroke-opacity="100%"/>
    </style:style>
  </office:automatic-styles>
  <office:body>
    <office:chart>
      <chart:chart chart:class="chart:scatter" svg:height="216.0pt" svg:width="721.8215748031496pt" chart:style-name="Crt0">
        <chart:legend svg:x="560.4961417322835pt" svg:y="69.24976377952755pt" chart:style-name="Lgnd"/>
        <chart:plot-area svg:x="32.74110236220472pt" svg:y="7.89748031496063pt" svg:width="527.9485826771654pt" svg:height="186.7508661417323pt" chart:style-name="Plt0">
          <chart:axis chart:dimension="y" chart:name="primary-y" chart:style-name="Axs0">
            <chart:title svg:x="13.29023622047244pt" svg:y="72.73330708661418pt" chart:style-name="AT00">
              <text:p text:style-name="a0" text:class-names="" text:cond-style-name="">vel (m/s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1" text:class-names="" text:cond-style-name="">time (s)</text:p>
            </chart:title>
          </chart:axis>
          <chart:series chart:label-cell-address="REGULAR_BEACH.$C$4" chart:values-cell-range-address="REGULAR_BEACH.$C$5:.$C$405" chart:class="chart:scatter" chart:attached-axis="primary-y" chart:style-name="G0S0">
            <chart:domain table:cell-range-address="REGULAR_BEACH.$A$5:.$A$405"/>
            <chart:data-point chart:repeated="401"/>
          </chart:series>
          <chart:series chart:label-cell-address="REGULAR_BEACH.$D$4" chart:values-cell-range-address="REGULAR_BEACH.$D$5:.$D$405" chart:class="chart:scatter" chart:attached-axis="primary-y" chart:style-name="G0S1">
            <chart:domain table:cell-range-address="REGULAR_BEACH.$A$5:.$A$405"/>
            <chart:data-point chart:repeated="401"/>
          </chart:series>
          <chart:series chart:label-cell-address="REGULAR_BEACH.$N$4" chart:values-cell-range-address="REGULAR_BEACH.$N$5:.$N$155" chart:class="chart:scatter" chart:attached-axis="primary-y" chart:style-name="G0S2">
            <chart:domain table:cell-range-address="REGULAR_BEACH.$M$5:.$M$155"/>
            <chart:data-point chart:repeated="151"/>
          </chart:series>
          <chart:series chart:label-cell-address="REGULAR_BEACH.$O$4" chart:values-cell-range-address="REGULAR_BEACH.$O$5:.$O$155" chart:class="chart:scatter" chart:attached-axis="primary-y" chart:style-name="G0S3">
            <chart:domain table:cell-range-address="REGULAR_BEACH.$M$5:.$M$155"/>
            <chart:data-point chart:repeated="151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stroke-dash draw:name="a2" draw:style="rect" draw:dots1="1" draw:dots1-length="0.0625in" draw:distance="0.0625in"/>
    <draw:stroke-dash draw:name="a3" draw:style="rect" draw:dots1="1" draw:dots1-length="0.0625in" draw:distance="0.0625in"/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solid" svg:stroke-width="0.01042in" svg:stroke-color="#000000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-0.08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maximum="15" chart:minimum="0" chart:tick-marks-major-inner="false" chart:tick-marks-major-outer="false" chart:tick-marks-minor-inner="false" chart:tick-marks-minor-outer="false" chart:display-label="true" chart:axis-label-position="near-axis" chart:axis-position="-0.08" chart:reverse-direction="false"/>
      <style:graphic-properties draw:fill="none" draw:stroke="solid" svg:stroke-width="0.01042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interpolation="cubic-spline" chart:solid-type="cuboid"/>
      <style:graphic-properties draw:fill="none" draw:stroke="solid" svg:stroke-width="0.02083in" svg:stroke-color="#ffc000" svg:stroke-opacity="100%" draw:stroke-linejoin="round" svg:stroke-linecap="round"/>
    </style:style>
    <style:style style:family="chart" style:name="G0S1">
      <style:chart-properties chart:symbol-type="none" chart:connect-bars="false" chart:interpolation="cubic-splin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G0S2">
      <style:chart-properties chart:symbol-type="none" chart:connect-bars="false" chart:interpolation="cubic-spline" chart:solid-type="cuboid"/>
      <style:graphic-properties draw:fill="none" draw:stroke="solid" svg:stroke-width="0.02083in" svg:stroke-color="#70ad47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0694in" svg:stroke-color="#ffffff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interpolation="cubic-spline" chart:auto-position="true"/>
      <style:graphic-properties draw:fill="solid" draw:fill-color="#ffffff" draw:opacity="100%" draw:stroke="solid" svg:stroke-width="0.01042in" svg:stroke-color="#000000" svg:stroke-opacity="100%"/>
    </style:style>
  </office:automatic-styles>
  <office:body>
    <office:chart>
      <chart:chart chart:class="chart:scatter" svg:height="216.0pt" svg:width="661.3926771653544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0" text:class-names="" text:cond-style-name="">eta (m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1" text:class-names="" text:cond-style-name="">time (s)</text:p>
            </chart:title>
          </chart:axis>
          <chart:series chart:label-cell-address="REGULAR_BEACH.$J$4" chart:values-cell-range-address="REGULAR_BEACH.$J$5:.$J$155" chart:class="chart:scatter" chart:attached-axis="primary-y" chart:style-name="G0S0">
            <chart:domain table:cell-range-address="REGULAR_BEACH.$F$5:.$F$155"/>
            <chart:data-point chart:repeated="151"/>
          </chart:series>
          <chart:series chart:label-cell-address="REGULAR_BEACH.$K$4" chart:values-cell-range-address="REGULAR_BEACH.$K$5:.$K$155" chart:class="chart:scatter" chart:attached-axis="primary-y" chart:style-name="G0S1">
            <chart:domain table:cell-range-address="REGULAR_BEACH.$F$5:.$F$155"/>
            <chart:data-point chart:repeated="151"/>
          </chart:series>
          <chart:series chart:label-cell-address="REGULAR_BEACH.$L$4" chart:values-cell-range-address="REGULAR_BEACH.$L$5:.$L$155" chart:class="chart:scatter" chart:attached-axis="primary-y" chart:style-name="G0S2">
            <chart:domain table:cell-range-address="REGULAR_BEACH.$F$5:.$F$155"/>
            <chart:data-point chart:repeated="151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solid" svg:stroke-width="0.01042in" svg:stroke-color="#000000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-0.15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maximum="15" chart:minimum="0" chart:tick-marks-major-inner="false" chart:tick-marks-major-outer="false" chart:tick-marks-minor-inner="false" chart:tick-marks-minor-outer="false" chart:display-label="true" chart:axis-label-position="near-axis" chart:axis-position="-0.15" chart:reverse-direction="false"/>
      <style:graphic-properties draw:fill="none" draw:stroke="solid" svg:stroke-width="0.01042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interpolation="cubic-spline" chart:solid-type="cuboid"/>
      <style:graphic-properties draw:fill="none" draw:stroke="solid" svg:stroke-width="0.02083in" svg:stroke-color="#ff0000" svg:stroke-opacity="100%" draw:stroke-linejoin="round" svg:stroke-linecap="round"/>
    </style:style>
    <style:style style:family="chart" style:name="G0S1">
      <style:chart-properties chart:symbol-type="none" chart:connect-bars="false" chart:interpolation="cubic-splin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0694in" svg:stroke-color="#ffffff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interpolation="cubic-spline" chart:auto-position="true"/>
      <style:graphic-properties draw:fill="solid" draw:fill-color="#ffffff" draw:opacity="100%" draw:stroke="solid" svg:stroke-width="0.01042in" svg:stroke-color="#000000" svg:stroke-opacity="100%"/>
    </style:style>
  </office:automatic-styles>
  <office:body>
    <office:chart>
      <chart:chart chart:class="chart:scatter" svg:height="216.0pt" svg:width="684.6429133858268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0" text:class-names="" text:cond-style-name="">eta (m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1" text:class-names="" text:cond-style-name="">time (s)</text:p>
            </chart:title>
          </chart:axis>
          <chart:series chart:label-cell-address="IRREGULAR_BEACH.$B$4" chart:values-cell-range-address="IRREGULAR_BEACH.$B$5:.$B$755" chart:class="chart:scatter" chart:attached-axis="primary-y" chart:style-name="G0S0">
            <chart:domain table:cell-range-address="IRREGULAR_BEACH.$A$5:.$A$755"/>
            <chart:data-point chart:repeated="751"/>
          </chart:series>
          <chart:series chart:label-cell-address="IRREGULAR_BEACH.$K$4" chart:values-cell-range-address="IRREGULAR_BEACH.$K$5:.$K$155" chart:class="chart:scatter" chart:attached-axis="primary-y" chart:style-name="G0S1">
            <chart:domain table:cell-range-address="IRREGULAR_BEACH.$F$5:.$F$155"/>
            <chart:data-point chart:repeated="151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solid" svg:stroke-width="0.01042in" svg:stroke-color="#000000" svg:stroke-opacity="100%"/>
    </style:style>
    <style:style style:family="chart" style:name="A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-0.4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maximum="15" chart:minimum="0" chart:tick-marks-major-inner="false" chart:tick-marks-major-outer="false" chart:tick-marks-minor-inner="false" chart:tick-marks-minor-outer="false" chart:display-label="true" chart:axis-label-position="near-axis" chart:axis-position="-0.4" chart:reverse-direction="false"/>
      <style:graphic-properties draw:fill="none" draw:stroke="solid" svg:stroke-width="0.01042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interpolation="cubic-spline" chart:solid-type="cuboid"/>
      <style:graphic-properties draw:fill="none" draw:stroke="solid" svg:stroke-width="0.02083in" svg:stroke-color="#ff0000" svg:stroke-opacity="100%" draw:stroke-linejoin="round" svg:stroke-linecap="round"/>
    </style:style>
    <style:style style:family="chart" style:name="G0S1">
      <style:chart-properties chart:symbol-type="none" chart:connect-bars="false" chart:interpolation="cubic-spline" chart:solid-type="cuboid"/>
      <style:graphic-properties draw:fill="none" draw:stroke="dash" draw:stroke-dash="a2" svg:stroke-width="0.02083in" svg:stroke-color="#ff0000" svg:stroke-opacity="100%" draw:stroke-linejoin="round" svg:stroke-linecap="round"/>
    </style:style>
    <style:style style:family="chart" style:name="G0S2">
      <style:chart-properties chart:symbol-type="none" chart:connect-bars="false" chart:interpolation="cubic-spline" chart:solid-type="cuboid"/>
      <style:graphic-properties draw:fill="none" draw:stroke="solid" svg:stroke-width="0.02083in" svg:stroke-color="#5b9bd5" svg:stroke-opacity="100%" draw:stroke-linejoin="round" svg:stroke-linecap="round"/>
    </style:style>
    <style:style style:family="chart" style:name="G0S3">
      <style:chart-properties chart:symbol-type="none" chart:connect-bars="false" chart:interpolation="cubic-spline" chart:solid-type="cuboid"/>
      <style:graphic-properties draw:fill="none" draw:stroke="dash" draw:stroke-dash="a3" svg:stroke-width="0.02083in" svg:stroke-color="#0070c0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interpolation="cubic-spline" chart:auto-position="false"/>
      <style:graphic-properties draw:fill="solid" draw:fill-color="#ffffff" draw:opacity="100%" draw:stroke="solid" svg:stroke-width="0.01042in" svg:stroke-color="#000000" svg:stroke-opacity="100%"/>
    </style:style>
  </office:automatic-styles>
  <office:body>
    <office:chart>
      <chart:chart chart:class="chart:scatter" svg:height="216.0pt" svg:width="718.071811023622pt" chart:style-name="Crt0">
        <chart:legend chart:legend-position="end" chart:legend-align="center" chart:style-name="Lgnd"/>
        <chart:plot-area svg:x="0.0pt" svg:y="0.0pt" svg:width="532.388346456693pt" svg:height="186.7508661417323pt" chart:style-name="Plt0">
          <chart:axis chart:dimension="y" chart:name="primary-y" chart:style-name="Axs0">
            <chart:title svg:x="14.0pt" svg:y="69.73330708661418pt" chart:style-name="AT00">
              <text:p text:style-name="a0" text:class-names="" text:cond-style-name="">vel (m/s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1" text:class-names="" text:cond-style-name="">time (s)</text:p>
            </chart:title>
          </chart:axis>
          <chart:series chart:label-cell-address="IRREGULAR_BEACH.$C$4" chart:values-cell-range-address="IRREGULAR_BEACH.$C$5:.$C$755" chart:class="chart:scatter" chart:attached-axis="primary-y" chart:style-name="G0S0">
            <chart:domain table:cell-range-address="IRREGULAR_BEACH.$A$5:.$A$755"/>
            <chart:data-point chart:repeated="751"/>
          </chart:series>
          <chart:series chart:label-cell-address="IRREGULAR_BEACH.$D$4" chart:values-cell-range-address="IRREGULAR_BEACH.$D$5:.$D$755" chart:class="chart:scatter" chart:attached-axis="primary-y" chart:style-name="G0S1">
            <chart:domain table:cell-range-address="IRREGULAR_BEACH.$A$5:.$A$755"/>
            <chart:data-point chart:repeated="751"/>
          </chart:series>
          <chart:series chart:label-cell-address="IRREGULAR_BEACH.$N$4" chart:values-cell-range-address="IRREGULAR_BEACH.$N$5:.$N$155" chart:class="chart:scatter" chart:attached-axis="primary-y" chart:style-name="G0S2">
            <chart:domain table:cell-range-address="IRREGULAR_BEACH.$M$5:.$M$155"/>
            <chart:data-point chart:repeated="151"/>
          </chart:series>
          <chart:series chart:label-cell-address="IRREGULAR_BEACH.$O$4" chart:values-cell-range-address="IRREGULAR_BEACH.$O$5:.$O$155" chart:class="chart:scatter" chart:attached-axis="primary-y" chart:style-name="G0S3">
            <chart:domain table:cell-range-address="IRREGULAR_BEACH.$M$5:.$M$155"/>
            <chart:data-point chart:repeated="151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stroke-dash draw:name="a2" draw:style="rect" draw:dots1="1" draw:dots1-length="0.0625in" draw:distance="0.0625in"/>
    <draw:stroke-dash draw:name="a3" draw:style="rect" draw:dots1="1" draw:dots1-length="0.0625in" draw:distance="0.0625in"/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solid" svg:stroke-width="0.01042in" svg:stroke-color="#000000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minimum="-0.15" chart:origin="-0.15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maximum="15" chart:minimum="0" chart:tick-marks-major-inner="false" chart:tick-marks-major-outer="false" chart:tick-marks-minor-inner="false" chart:tick-marks-minor-outer="false" chart:display-label="true" chart:axis-label-position="near-axis" chart:axis-position="-0.15" chart:reverse-direction="false"/>
      <style:graphic-properties draw:fill="none" draw:stroke="solid" svg:stroke-width="0.01042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interpolation="cubic-spline" chart:solid-type="cuboid"/>
      <style:graphic-properties draw:fill="none" draw:stroke="solid" svg:stroke-width="0.02083in" svg:stroke-color="#ffc000" svg:stroke-opacity="100%" draw:stroke-linejoin="round" svg:stroke-linecap="round"/>
    </style:style>
    <style:style style:family="chart" style:name="G0S1">
      <style:chart-properties chart:symbol-type="none" chart:connect-bars="false" chart:interpolation="cubic-splin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G0S2">
      <style:chart-properties chart:symbol-type="none" chart:connect-bars="false" chart:interpolation="cubic-spline" chart:solid-type="cuboid"/>
      <style:graphic-properties draw:fill="none" draw:stroke="solid" svg:stroke-width="0.02083in" svg:stroke-color="#70ad47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0694in" svg:stroke-color="#ffffff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interpolation="cubic-spline" chart:auto-position="true"/>
      <style:graphic-properties draw:fill="solid" draw:fill-color="#ffffff" draw:opacity="100%" draw:stroke="solid" svg:stroke-width="0.01042in" svg:stroke-color="#000000" svg:stroke-opacity="100%"/>
    </style:style>
  </office:automatic-styles>
  <office:body>
    <office:chart>
      <chart:chart chart:class="chart:scatter" svg:height="216.0pt" svg:width="644.1429133858268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0" text:class-names="" text:cond-style-name="">eta (m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1" text:class-names="" text:cond-style-name="">time (s)</text:p>
            </chart:title>
          </chart:axis>
          <chart:series chart:label-cell-address="IRREGULAR_BEACH.$J$4" chart:values-cell-range-address="IRREGULAR_BEACH.$J$5:.$J$155" chart:class="chart:scatter" chart:attached-axis="primary-y" chart:style-name="G0S0">
            <chart:domain table:cell-range-address="IRREGULAR_BEACH.$F$5:.$F$155"/>
            <chart:data-point chart:repeated="151"/>
          </chart:series>
          <chart:series chart:label-cell-address="IRREGULAR_BEACH.$K$4" chart:values-cell-range-address="IRREGULAR_BEACH.$K$5:.$K$155" chart:class="chart:scatter" chart:attached-axis="primary-y" chart:style-name="G0S1">
            <chart:domain table:cell-range-address="IRREGULAR_BEACH.$F$5:.$F$155"/>
            <chart:data-point chart:repeated="151"/>
          </chart:series>
          <chart:series chart:label-cell-address="IRREGULAR_BEACH.$L$4" chart:values-cell-range-address="IRREGULAR_BEACH.$L$5:.$L$155" chart:class="chart:scatter" chart:attached-axis="primary-y" chart:style-name="G0S2">
            <chart:domain table:cell-range-address="IRREGULAR_BEACH.$F$5:.$F$155"/>
            <chart:data-point chart:repeated="151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